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9pt"/>
    </style:style>
    <style:style style:name="co2" style:family="table-column">
      <style:table-column-properties fo:break-before="auto" style:column-width="119.71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50.29pt"/>
    </style:style>
    <style:style style:name="co5" style:family="table-column">
      <style:table-column-properties fo:break-before="auto" style:column-width="51.56pt"/>
    </style:style>
    <style:style style:name="co6" style:family="table-column">
      <style:table-column-properties fo:break-before="auto" style:column-width="39.66pt"/>
    </style:style>
    <style:style style:name="co7" style:family="table-column">
      <style:table-column-properties fo:break-before="auto" style:column-width="21.15pt"/>
    </style:style>
    <style:style style:name="co8" style:family="table-column">
      <style:table-column-properties fo:break-before="auto" style:column-width="111.34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54.11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49.41pt"/>
    </style:style>
    <style:style style:name="co13" style:family="table-column">
      <style:table-column-properties fo:break-before="auto" style:column-width="97.26pt"/>
    </style:style>
    <style:style style:name="co14" style:family="table-column">
      <style:table-column-properties fo:break-before="auto" style:column-width="91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ro4" style:family="table-row">
      <style:table-row-properties style:row-height="12.36pt" fo:break-before="auto" style:use-optimal-row-height="true"/>
    </style:style>
    <style:style style:name="ta1" style:family="table" style:master-page-name="PageStyle_5f_scores">
      <style:table-properties table:display="true" style:writing-mode="lr-tb"/>
    </style:style>
    <style:style style:name="ta2" style:family="table" style:master-page-name="PageStyle_5f_final_20_scores">
      <style:table-properties table:display="true" style:writing-mode="lr-tb"/>
    </style:style>
    <style:style style:name="ta3" style:family="table" style:master-page-name="PageStyle_5f_info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number:boolean-style style:name="N10099" number:language="en" number:country="US">
      <number:boolean/>
    </number:boolean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47"/>
    <style:style style:name="ce5" style:family="table-cell" style:parent-style-name="Default" style:data-style-name="N10"/>
    <style:style style:name="ce6" style:family="table-cell" style:parent-style-name="Default" style:data-style-name="N10011">
      <style:text-properties fo:font-size="8.5pt" fo:language="en" fo:country="US" style:font-size-asian="8.5pt" style:language-asian="en" style:country-asian="US" style:font-size-complex="8.5pt" style:language-complex="en" style:country-complex="US"/>
    </style:style>
    <style:style style:name="ce7" style:family="table-cell" style:parent-style-name="Default" style:data-style-name="N10"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 style:data-style-name="N147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99"/>
    <style:style style:name="ce13" style:family="table-cell" style:parent-style-name="Default" style:data-style-name="N11"/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pt" style:writing-mode="pag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scor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4" table:number-columns-repeated="1008" table:default-cell-style-name="Default"/>
        <table:table-row table:style-name="ro1">
          <table:table-cell/>
          <table:table-cell office:value-type="string" calcext:value-type="string">
            <text:p>Stud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IS User ID</text:p>
          </table:table-cell>
          <table:table-cell office:value-type="string" calcext:value-type="string">
            <text:p>HW0 (3772593)</text:p>
          </table:table-cell>
          <table:table-cell office:value-type="string" calcext:value-type="string">
            <text:p>HW1A (3780150)</text:p>
          </table:table-cell>
          <table:table-cell office:value-type="string" calcext:value-type="string">
            <text:p>HW1B (3782939)</text:p>
          </table:table-cell>
          <table:table-cell office:value-type="string" calcext:value-type="string">
            <text:p>HW7 (3812864)</text:p>
          </table:table-cell>
          <table:table-cell office:value-type="string" calcext:value-type="string">
            <text:p>HW2 (3782941)</text:p>
          </table:table-cell>
          <table:table-cell office:value-type="string" calcext:value-type="string">
            <text:p>HW8 (3816225)</text:p>
          </table:table-cell>
          <table:table-cell office:value-type="string" calcext:value-type="string">
            <text:p>HW3 (3790842)</text:p>
          </table:table-cell>
          <table:table-cell office:value-type="string" calcext:value-type="string">
            <text:p>HW4 (3794973)</text:p>
          </table:table-cell>
          <table:table-cell office:value-type="string" calcext:value-type="string">
            <text:p>HW5 (3798624)</text:p>
          </table:table-cell>
          <table:table-cell office:value-type="string" calcext:value-type="string">
            <text:p>HW6 (3807700)</text:p>
          </table:table-cell>
          <table:table-cell office:value-type="string" calcext:value-type="string">
            <text:p>Quiz 1 (3798441)</text:p>
          </table:table-cell>
          <table:table-cell office:value-type="string" calcext:value-type="string">
            <text:p>Quiz 2 (3804753)</text:p>
          </table:table-cell>
          <table:table-cell office:value-type="string" calcext:value-type="string">
            <text:p>Quiz3 (3827429)</text:p>
          </table:table-cell>
          <table:table-cell office:value-type="string" calcext:value-type="string">
            <text:p>Midtern (3807898)</text:p>
          </table:table-cell>
          <table:table-cell office:value-type="string" calcext:value-type="string">
            <text:p>Final (3830858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 text:c="4"/>Points Possible</text:p>
          </table:table-cell>
          <table:table-cell table:number-columns-repeated="2"/>
          <table:table-cell table:number-columns-repeated="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GARWAL, YASH</text:p>
          </table:table-cell>
          <table:table-cell office:value-type="string" calcext:value-type="string">
            <text:p>ya38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ZCUA, MAURICIO</text:p>
          </table:table-cell>
          <table:table-cell office:value-type="string" calcext:value-type="string">
            <text:p>mfa4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jarano, Edwin</text:p>
          </table:table-cell>
          <table:table-cell office:value-type="string" calcext:value-type="string">
            <text:p>eab3777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SLIMI, EGZON</text:p>
          </table:table-cell>
          <table:table-cell office:value-type="string" calcext:value-type="string">
            <text:p>eb2474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WER, OTIS</text:p>
          </table:table-cell>
          <table:table-cell office:value-type="string" calcext:value-type="string">
            <text:p>odb23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RGOS, CLINTON</text:p>
          </table:table-cell>
          <table:table-cell office:value-type="string" calcext:value-type="string">
            <text:p>crb33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LY, CEDRIC</text:p>
          </table:table-cell>
          <table:table-cell office:value-type="string" calcext:value-type="string">
            <text:p>cgc83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YTON, CLARK</text:p>
          </table:table-cell>
          <table:table-cell office:value-type="string" calcext:value-type="string">
            <text:p>cc476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AN, THOMAS</text:p>
          </table:table-cell>
          <table:table-cell office:value-type="string" calcext:value-type="string">
            <text:p>tjd8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RAN, AMANDA</text:p>
          </table:table-cell>
          <table:table-cell office:value-type="string" calcext:value-type="string">
            <text:p>amd365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G, SHAWN</text:p>
          </table:table-cell>
          <table:table-cell office:value-type="string" calcext:value-type="string">
            <text:p>lqf6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EMAN, RYAN</text:p>
          </table:table-cell>
          <table:table-cell office:value-type="string" calcext:value-type="string">
            <text:p>rdf59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, KEVIN</text:p>
          </table:table-cell>
          <table:table-cell office:value-type="string" calcext:value-type="string">
            <text:p>ktg3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SMITH, CONAN</text:p>
          </table:table-cell>
          <table:table-cell office:value-type="string" calcext:value-type="string">
            <text:p>csg783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NSOULIN, JOHN</text:p>
          </table:table-cell>
          <table:table-cell office:value-type="string" calcext:value-type="string">
            <text:p>jrg484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OVES, JOHN</text:p>
          </table:table-cell>
          <table:table-cell office:value-type="string" calcext:value-type="string">
            <text:p>jhg6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ZMAN, GUALBERTO</text:p>
          </table:table-cell>
          <table:table-cell office:value-type="string" calcext:value-type="string">
            <text:p>gag2224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wes-Domingue, Kathleen</text:p>
          </table:table-cell>
          <table:table-cell office:value-type="string" calcext:value-type="string">
            <text:p>kh549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YNES, ELIZABETH</text:p>
          </table:table-cell>
          <table:table-cell office:value-type="string" calcext:value-type="string">
            <text:p>ejh2369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, JOSHUA</text:p>
          </table:table-cell>
          <table:table-cell office:value-type="string" calcext:value-type="string">
            <text:p>jlh65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TSON, MILES</text:p>
          </table:table-cell>
          <table:table-cell office:value-type="string" calcext:value-type="string">
            <text:p>mrh29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YN, JOOJAY</text:p>
          </table:table-cell>
          <table:table-cell office:value-type="string" calcext:value-type="string">
            <text:p>jh54287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inard, Ronald</text:p>
          </table:table-cell>
          <table:table-cell office:value-type="string" calcext:value-type="string">
            <text:p>rbk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CY, AMANDA</text:p>
          </table:table-cell>
          <table:table-cell office:value-type="string" calcext:value-type="string">
            <text:p>akl77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e, Sangwon</text:p>
          </table:table-cell>
          <table:table-cell office:value-type="string" calcext:value-type="string">
            <text:p>sl34645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U, NANCY</text:p>
          </table:table-cell>
          <table:table-cell office:value-type="string" calcext:value-type="string">
            <text:p>nl638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yon, Eliot</text:p>
          </table:table-cell>
          <table:table-cell office:value-type="string" calcext:value-type="string">
            <text:p>efl55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DARI, SHISHIR</text:p>
          </table:table-cell>
          <table:table-cell office:value-type="string" calcext:value-type="string">
            <text:p>sm54643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XWELL, CATHERINE</text:p>
          </table:table-cell>
          <table:table-cell office:value-type="string" calcext:value-type="string">
            <text:p>cmm52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, JI WON</text:p>
          </table:table-cell>
          <table:table-cell office:value-type="string" calcext:value-type="string">
            <text:p>jm68874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N, JIYOUNG</text:p>
          </table:table-cell>
          <table:table-cell office:value-type="string" calcext:value-type="string">
            <text:p>jm68529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GUSSE, NOEL</text:p>
          </table:table-cell>
          <table:table-cell office:value-type="string" calcext:value-type="string">
            <text:p>ntn4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MINTUAN, EMMANUEL</text:p>
          </table:table-cell>
          <table:table-cell office:value-type="string" calcext:value-type="string">
            <text:p>emp3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EL, RADHA</text:p>
          </table:table-cell>
          <table:table-cell office:value-type="string" calcext:value-type="string">
            <text:p>rp28236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ANAIK, ROHIT</text:p>
          </table:table-cell>
          <table:table-cell office:value-type="string" calcext:value-type="string">
            <text:p>rsp835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AG, NATHAN</text:p>
          </table:table-cell>
          <table:table-cell office:value-type="string" calcext:value-type="string">
            <text:p>nzp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ADEEP, NISHANTH</text:p>
          </table:table-cell>
          <table:table-cell office:value-type="string" calcext:value-type="string">
            <text:p>np69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ITCHETT, SAMUEL</text:p>
          </table:table-cell>
          <table:table-cell office:value-type="string" calcext:value-type="string">
            <text:p>sbp6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ID-ALAOUI, ABDERRAHMAN</text:p>
          </table:table-cell>
          <table:table-cell office:value-type="string" calcext:value-type="string">
            <text:p>as67659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rgent, Luke</text:p>
          </table:table-cell>
          <table:table-cell office:value-type="string" calcext:value-type="string">
            <text:p>lcs223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LLECK, WESTON</text:p>
          </table:table-cell>
          <table:table-cell office:value-type="string" calcext:value-type="string">
            <text:p>ws6735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I, DAVID</text:p>
          </table:table-cell>
          <table:table-cell office:value-type="string" calcext:value-type="string">
            <text:p>ds383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style-name="ce12"/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HIAU, GRACE</text:p>
          </table:table-cell>
          <table:table-cell office:value-type="string" calcext:value-type="string">
            <text:p>gs23752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style-name="ce12"/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EGELMAN, RYAN</text:p>
          </table:table-cell>
          <table:table-cell office:value-type="string" calcext:value-type="string">
            <text:p>rs47796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be, Jeffrey</text:p>
          </table:table-cell>
          <table:table-cell office:value-type="string" calcext:value-type="string">
            <text:p>jmt3855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3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KKAR, SHUBHAM</text:p>
          </table:table-cell>
          <table:table-cell office:value-type="string" calcext:value-type="string">
            <text:p>st2572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UONG, WILLIAM</text:p>
          </table:table-cell>
          <table:table-cell office:value-type="string" calcext:value-type="string">
            <text:p>wat425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RNINO, CHRISTOPHER</text:p>
          </table:table-cell>
          <table:table-cell office:value-type="string" calcext:value-type="string">
            <text:p>ckv244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ALSH, JACOB</text:p>
          </table:table-cell>
          <table:table-cell office:value-type="string" calcext:value-type="string">
            <text:p>jdw385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string" calcext:value-type="string">
            <text:p>WANG, BRIAN</text:p>
          </table:table-cell>
          <table:table-cell office:value-type="string" calcext:value-type="string">
            <text:p>bw2248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string" calcext:value-type="string">
            <text:p>WANG, ROSARY</text:p>
          </table:table-cell>
          <table:table-cell office:value-type="string" calcext:value-type="string">
            <text:p>ryw86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string" calcext:value-type="string">
            <text:p>WILLIAMS, GRAYSON</text:p>
          </table:table-cell>
          <table:table-cell office:value-type="string" calcext:value-type="string">
            <text:p>gdw5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string" calcext:value-type="string">
            <text:p>WILLIAMSON, TYLER</text:p>
          </table:table-cell>
          <table:table-cell office:value-type="string" calcext:value-type="string">
            <text:p>tdw69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string" calcext:value-type="string">
            <text:p>WILSON, CLAUDIO</text:p>
          </table:table-cell>
          <table:table-cell office:value-type="string" calcext:value-type="string">
            <text:p>cw29423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string" calcext:value-type="string">
            <text:p>WU, XINGRONG</text:p>
          </table:table-cell>
          <table:table-cell office:value-type="string" calcext:value-type="string">
            <text:p>xw3246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string" calcext:value-type="string">
            <text:p>YOU, DONG HYEON</text:p>
          </table:table-cell>
          <table:table-cell office:value-type="string" calcext:value-type="string">
            <text:p>dy3629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string" calcext:value-type="string">
            <text:p>ZAPATA, EDUARDO</text:p>
          </table:table-cell>
          <table:table-cell office:value-type="string" calcext:value-type="string">
            <text:p>ez2753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string" calcext:value-type="string">
            <text:p>ZENG, XUMING</text:p>
          </table:table-cell>
          <table:table-cell office:value-type="string" calcext:value-type="string">
            <text:p>xz4493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string" calcext:value-type="string">
            <text:p>ZHU, SHIRLEY</text:p>
          </table:table-cell>
          <table:table-cell office:value-type="string" calcext:value-type="string">
            <text:p>sxz64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style-name="ce12"/>
          <table:table-cell table:number-columns-repeated="1004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style-name="ce1" office:value-type="string" calcext:value-type="string">
            <text:p>TEST</text:p>
          </table:table-cell>
          <table:table-cell office:value-type="string" calcext:value-type="string">
            <text:p>FOO</text:p>
          </table:table-cell>
          <table:table-cell/>
          <table:table-cell table:number-columns-repeated="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style-name="ce12"/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[.E1]" office:value-type="string" office:string-value="HW0 (3772593)" calcext:value-type="string">
            <text:p>HW0 (3772593)</text:p>
          </table:table-cell>
          <table:table-cell table:formula="of:=[.F1]" office:value-type="string" office:string-value="HW1A (3780150)" calcext:value-type="string">
            <text:p>HW1A (3780150)</text:p>
          </table:table-cell>
          <table:table-cell table:formula="of:=[.G1]" office:value-type="string" office:string-value="HW1B (3782939)" calcext:value-type="string">
            <text:p>HW1B (3782939)</text:p>
          </table:table-cell>
          <table:table-cell table:formula="of:=[.H1]" office:value-type="string" office:string-value="HW7 (3812864)" calcext:value-type="string">
            <text:p>HW7 (3812864)</text:p>
          </table:table-cell>
          <table:table-cell table:formula="of:=[.I1]" office:value-type="string" office:string-value="HW2 (3782941)" calcext:value-type="string">
            <text:p>HW2 (3782941)</text:p>
          </table:table-cell>
          <table:table-cell table:formula="of:=[.J1]" office:value-type="string" office:string-value="HW8 (3816225)" calcext:value-type="string">
            <text:p>HW8 (3816225)</text:p>
          </table:table-cell>
          <table:table-cell table:formula="of:=[.K1]" office:value-type="string" office:string-value="HW3 (3790842)" calcext:value-type="string">
            <text:p>HW3 (3790842)</text:p>
          </table:table-cell>
          <table:table-cell table:formula="of:=[.L1]" office:value-type="string" office:string-value="HW4 (3794973)" calcext:value-type="string">
            <text:p>HW4 (3794973)</text:p>
          </table:table-cell>
          <table:table-cell table:formula="of:=[.M1]" office:value-type="string" office:string-value="HW5 (3798624)" calcext:value-type="string">
            <text:p>HW5 (3798624)</text:p>
          </table:table-cell>
          <table:table-cell table:formula="of:=[.N1]" office:value-type="string" office:string-value="HW6 (3807700)" calcext:value-type="string">
            <text:p>HW6 (3807700)</text:p>
          </table:table-cell>
          <table:table-cell table:formula="of:=[.O1]" office:value-type="string" office:string-value="Quiz 1 (3798441)" calcext:value-type="string">
            <text:p>Quiz 1 (3798441)</text:p>
          </table:table-cell>
          <table:table-cell table:formula="of:=[.P1]" office:value-type="string" office:string-value="Quiz 2 (3804753)" calcext:value-type="string">
            <text:p>Quiz 2 (3804753)</text:p>
          </table:table-cell>
          <table:table-cell table:formula="of:=[.Q1]" office:value-type="string" office:string-value="Quiz3 (3827429)" calcext:value-type="string">
            <text:p>Quiz3 (3827429)</text:p>
          </table:table-cell>
          <table:table-cell table:formula="of:=[.R1]" office:value-type="string" office:string-value="Midtern (3807898)" calcext:value-type="string">
            <text:p>Midtern (3807898)</text:p>
          </table:table-cell>
          <table:table-cell table:formula="of:=[.S1]" office:value-type="string" office:string-value="Final (3830858)" calcext:value-type="string">
            <text:p>Final (3830858)</text:p>
          </table:table-cell>
          <table:table-cell table:number-columns-repeated="1005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string" office:string-value="AGGARWAL, YASH" calcext:value-type="string">
            <text:p>AGGARWAL, YASH</text:p>
          </table:table-cell>
          <table:table-cell table:formula="of:=[.C4]" office:value-type="string" office:string-value="ya3823" calcext:value-type="string">
            <text:p>ya3823</text:p>
          </table:table-cell>
          <table:table-cell/>
          <table:table-cell table:style-name="ce5" table:formula="of:=IF([.E4]=&quot;&quot;;&quot;&quot;;[.E4]/[.E$2])" office:value-type="percentage" office:value="0.8" calcext:value-type="percentage">
            <text:p>80%</text:p>
          </table:table-cell>
          <table:table-cell table:style-name="ce5" table:formula="of:=IF([.F4]=&quot;&quot;;&quot;&quot;;[.F4]/[.F$2])" office:value-type="percentage" office:value="1" calcext:value-type="percentage">
            <text:p>100%</text:p>
          </table:table-cell>
          <table:table-cell table:style-name="ce5" table:formula="of:=IF([.G4]=&quot;&quot;;&quot;&quot;;[.G4]/[.G$2])">
            <text:p/>
          </table:table-cell>
          <table:table-cell table:style-name="ce5" table:formula="of:=IF([.H4]=&quot;&quot;;&quot;&quot;;[.H4]/[.H$2])" office:value-type="percentage" office:value="1" calcext:value-type="percentage">
            <text:p>100%</text:p>
          </table:table-cell>
          <table:table-cell table:style-name="ce5" table:formula="of:=IF([.I4]=&quot;&quot;;&quot;&quot;;[.I4]/[.I$2])" office:value-type="percentage" office:value="1" calcext:value-type="percentage">
            <text:p>100%</text:p>
          </table:table-cell>
          <table:table-cell table:style-name="ce5" table:formula="of:=IF([.J4]=&quot;&quot;;&quot;&quot;;[.J4]/[.J$2])" office:value-type="percentage" office:value="1.2" calcext:value-type="percentage">
            <text:p>120%</text:p>
          </table:table-cell>
          <table:table-cell table:style-name="ce5" table:formula="of:=IF([.K4]=&quot;&quot;;&quot;&quot;;[.K4]/[.K$2])" office:value-type="percentage" office:value="0.8" calcext:value-type="percentage">
            <text:p>80%</text:p>
          </table:table-cell>
          <table:table-cell table:style-name="ce5" table:formula="of:=IF([.L4]=&quot;&quot;;&quot;&quot;;[.L4]/[.L$2])" office:value-type="percentage" office:value="0.7" calcext:value-type="percentage">
            <text:p>70%</text:p>
          </table:table-cell>
          <table:table-cell table:style-name="ce5" table:formula="of:=IF([.M4]=&quot;&quot;;&quot;&quot;;[.M4]/[.M$2])" office:value-type="percentage" office:value="0.9" calcext:value-type="percentage">
            <text:p>90%</text:p>
          </table:table-cell>
          <table:table-cell table:style-name="ce5" table:formula="of:=IF([.N4]=&quot;&quot;;&quot;&quot;;[.N4]/[.N$2])" office:value-type="percentage" office:value="1" calcext:value-type="percentage">
            <text:p>100%</text:p>
          </table:table-cell>
          <table:table-cell table:style-name="ce5" table:formula="of:=IF([.O4]=&quot;&quot;;&quot;&quot;;[.O4]/[.O$2])" office:value-type="percentage" office:value="0.85" calcext:value-type="percentage">
            <text:p>85%</text:p>
          </table:table-cell>
          <table:table-cell table:style-name="ce5" table:formula="of:=IF([.P4]=&quot;&quot;;&quot;&quot;;[.P4]/[.P$2])">
            <text:p/>
          </table:table-cell>
          <table:table-cell table:style-name="ce5" table:formula="of:=IF([.Q4]=&quot;&quot;;&quot;&quot;;[.Q4]/[.Q$2])" office:value-type="percentage" office:value="0.7" calcext:value-type="percentage">
            <text:p>70%</text:p>
          </table:table-cell>
          <table:table-cell table:style-name="ce5" table:formula="of:=IF([.R4]=&quot;&quot;;&quot;&quot;;[.R4]/[.R$2])" office:value-type="percentage" office:value="0.7375" calcext:value-type="percentage">
            <text:p>74%</text:p>
          </table:table-cell>
          <table:table-cell table:style-name="ce5" table:formula="of:=IF([.S4]=&quot;&quot;;&quot;&quot;;[.S4]/[.S$2])" office:value-type="percentage" office:value="0.972727272727273" calcext:value-type="percentage">
            <text:p>97%</text:p>
          </table:table-cell>
          <table:table-cell table:number-columns-repeated="1005"/>
        </table:table-row>
        <table:table-row table:style-name="ro1">
          <table:table-cell table:formula="of:=[.A5]" office:value-type="float" office:value="2" calcext:value-type="float">
            <text:p>2</text:p>
          </table:table-cell>
          <table:table-cell table:formula="of:=[.B5]" office:value-type="string" office:string-value="AMEZCUA, MAURICIO" calcext:value-type="string">
            <text:p>AMEZCUA, MAURICIO</text:p>
          </table:table-cell>
          <table:table-cell table:formula="of:=[.C5]" office:value-type="string" office:string-value="mfa476" calcext:value-type="string">
            <text:p>mfa476</text:p>
          </table:table-cell>
          <table:table-cell/>
          <table:table-cell table:style-name="ce5" table:formula="of:=IF([.E5]=&quot;&quot;;&quot;&quot;;[.E5]/[.E$2])" office:value-type="percentage" office:value="0.8" calcext:value-type="percentage">
            <text:p>80%</text:p>
          </table:table-cell>
          <table:table-cell table:style-name="ce5" table:formula="of:=IF([.F5]=&quot;&quot;;&quot;&quot;;[.F5]/[.F$2])" office:value-type="percentage" office:value="1" calcext:value-type="percentage">
            <text:p>100%</text:p>
          </table:table-cell>
          <table:table-cell table:style-name="ce5" table:formula="of:=IF([.G5]=&quot;&quot;;&quot;&quot;;[.G5]/[.G$2])" office:value-type="percentage" office:value="0.9" calcext:value-type="percentage">
            <text:p>90%</text:p>
          </table:table-cell>
          <table:table-cell table:style-name="ce5" table:formula="of:=IF([.H5]=&quot;&quot;;&quot;&quot;;[.H5]/[.H$2])" office:value-type="percentage" office:value="0.6" calcext:value-type="percentage">
            <text:p>60%</text:p>
          </table:table-cell>
          <table:table-cell table:style-name="ce5" table:formula="of:=IF([.I5]=&quot;&quot;;&quot;&quot;;[.I5]/[.I$2])" office:value-type="percentage" office:value="0.6" calcext:value-type="percentage">
            <text:p>60%</text:p>
          </table:table-cell>
          <table:table-cell table:style-name="ce5" table:formula="of:=IF([.J5]=&quot;&quot;;&quot;&quot;;[.J5]/[.J$2])" office:value-type="percentage" office:value="1.3" calcext:value-type="percentage">
            <text:p>130%</text:p>
          </table:table-cell>
          <table:table-cell table:style-name="ce5" table:formula="of:=IF([.K5]=&quot;&quot;;&quot;&quot;;[.K5]/[.K$2])" office:value-type="percentage" office:value="0.85" calcext:value-type="percentage">
            <text:p>85%</text:p>
          </table:table-cell>
          <table:table-cell table:style-name="ce5" table:formula="of:=IF([.L5]=&quot;&quot;;&quot;&quot;;[.L5]/[.L$2])" office:value-type="percentage" office:value="0.9" calcext:value-type="percentage">
            <text:p>90%</text:p>
          </table:table-cell>
          <table:table-cell table:style-name="ce5" table:formula="of:=IF([.M5]=&quot;&quot;;&quot;&quot;;[.M5]/[.M$2])" office:value-type="percentage" office:value="0.85" calcext:value-type="percentage">
            <text:p>85%</text:p>
          </table:table-cell>
          <table:table-cell table:style-name="ce5" table:formula="of:=IF([.N5]=&quot;&quot;;&quot;&quot;;[.N5]/[.N$2])" office:value-type="percentage" office:value="1" calcext:value-type="percentage">
            <text:p>100%</text:p>
          </table:table-cell>
          <table:table-cell table:style-name="ce5" table:formula="of:=IF([.O5]=&quot;&quot;;&quot;&quot;;[.O5]/[.O$2])" office:value-type="percentage" office:value="0.2" calcext:value-type="percentage">
            <text:p>20%</text:p>
          </table:table-cell>
          <table:table-cell table:style-name="ce5" table:formula="of:=IF([.P5]=&quot;&quot;;&quot;&quot;;[.P5]/[.P$2])" office:value-type="percentage" office:value="0.875" calcext:value-type="percentage">
            <text:p>88%</text:p>
          </table:table-cell>
          <table:table-cell table:style-name="ce5" table:formula="of:=IF([.Q5]=&quot;&quot;;&quot;&quot;;[.Q5]/[.Q$2])" office:value-type="percentage" office:value="0.6" calcext:value-type="percentage">
            <text:p>60%</text:p>
          </table:table-cell>
          <table:table-cell table:style-name="ce5" table:formula="of:=IF([.R5]=&quot;&quot;;&quot;&quot;;[.R5]/[.R$2])" office:value-type="percentage" office:value="0.65" calcext:value-type="percentage">
            <text:p>65%</text:p>
          </table:table-cell>
          <table:table-cell table:style-name="ce5" table:formula="of:=IF([.S5]=&quot;&quot;;&quot;&quot;;[.S5]/[.S$2])" office:value-type="percentage" office:value="0.690909090909091" calcext:value-type="percentage">
            <text:p>69%</text:p>
          </table:table-cell>
          <table:table-cell table:number-columns-repeated="1005"/>
        </table:table-row>
        <table:table-row table:style-name="ro1">
          <table:table-cell table:formula="of:=[.A6]" office:value-type="float" office:value="3" calcext:value-type="float">
            <text:p>3</text:p>
          </table:table-cell>
          <table:table-cell table:formula="of:=[.B6]" office:value-type="string" office:string-value="Bejarano, Edwin" calcext:value-type="string">
            <text:p>Bejarano, Edwin</text:p>
          </table:table-cell>
          <table:table-cell table:formula="of:=[.C6]" office:value-type="string" office:string-value="eab3777" calcext:value-type="string">
            <text:p>eab3777</text:p>
          </table:table-cell>
          <table:table-cell/>
          <table:table-cell table:style-name="ce5" table:formula="of:=IF([.E6]=&quot;&quot;;&quot;&quot;;[.E6]/[.E$2])" office:value-type="percentage" office:value="1" calcext:value-type="percentage">
            <text:p>100%</text:p>
          </table:table-cell>
          <table:table-cell table:style-name="ce5" table:formula="of:=IF([.F6]=&quot;&quot;;&quot;&quot;;[.F6]/[.F$2])" office:value-type="percentage" office:value="1" calcext:value-type="percentage">
            <text:p>100%</text:p>
          </table:table-cell>
          <table:table-cell table:style-name="ce5" table:formula="of:=IF([.G6]=&quot;&quot;;&quot;&quot;;[.G6]/[.G$2])" office:value-type="percentage" office:value="1" calcext:value-type="percentage">
            <text:p>100%</text:p>
          </table:table-cell>
          <table:table-cell table:style-name="ce5" table:formula="of:=IF([.H6]=&quot;&quot;;&quot;&quot;;[.H6]/[.H$2])" office:value-type="percentage" office:value="0.7" calcext:value-type="percentage">
            <text:p>70%</text:p>
          </table:table-cell>
          <table:table-cell table:style-name="ce5" table:formula="of:=IF([.I6]=&quot;&quot;;&quot;&quot;;[.I6]/[.I$2])" office:value-type="percentage" office:value="1" calcext:value-type="percentage">
            <text:p>100%</text:p>
          </table:table-cell>
          <table:table-cell table:style-name="ce5" table:formula="of:=IF([.J6]=&quot;&quot;;&quot;&quot;;[.J6]/[.J$2])" office:value-type="percentage" office:value="0.8" calcext:value-type="percentage">
            <text:p>80%</text:p>
          </table:table-cell>
          <table:table-cell table:style-name="ce5" table:formula="of:=IF([.K6]=&quot;&quot;;&quot;&quot;;[.K6]/[.K$2])" office:value-type="percentage" office:value="0.9" calcext:value-type="percentage">
            <text:p>90%</text:p>
          </table:table-cell>
          <table:table-cell table:style-name="ce5" table:formula="of:=IF([.L6]=&quot;&quot;;&quot;&quot;;[.L6]/[.L$2])" office:value-type="percentage" office:value="0.9" calcext:value-type="percentage">
            <text:p>90%</text:p>
          </table:table-cell>
          <table:table-cell table:style-name="ce5" table:formula="of:=IF([.M6]=&quot;&quot;;&quot;&quot;;[.M6]/[.M$2])" office:value-type="percentage" office:value="0.95" calcext:value-type="percentage">
            <text:p>95%</text:p>
          </table:table-cell>
          <table:table-cell table:style-name="ce5" table:formula="of:=IF([.N6]=&quot;&quot;;&quot;&quot;;[.N6]/[.N$2])" office:value-type="percentage" office:value="0.9" calcext:value-type="percentage">
            <text:p>90%</text:p>
          </table:table-cell>
          <table:table-cell table:style-name="ce5" table:formula="of:=IF([.O6]=&quot;&quot;;&quot;&quot;;[.O6]/[.O$2])" office:value-type="percentage" office:value="0.8" calcext:value-type="percentage">
            <text:p>80%</text:p>
          </table:table-cell>
          <table:table-cell table:style-name="ce5" table:formula="of:=IF([.P6]=&quot;&quot;;&quot;&quot;;[.P6]/[.P$2])" office:value-type="percentage" office:value="0.825" calcext:value-type="percentage">
            <text:p>83%</text:p>
          </table:table-cell>
          <table:table-cell table:style-name="ce5" table:formula="of:=IF([.Q6]=&quot;&quot;;&quot;&quot;;[.Q6]/[.Q$2])" office:value-type="percentage" office:value="0.6" calcext:value-type="percentage">
            <text:p>60%</text:p>
          </table:table-cell>
          <table:table-cell table:style-name="ce5" table:formula="of:=IF([.R6]=&quot;&quot;;&quot;&quot;;[.R6]/[.R$2])" office:value-type="percentage" office:value="0.7125" calcext:value-type="percentage">
            <text:p>71%</text:p>
          </table:table-cell>
          <table:table-cell table:style-name="ce5" table:formula="of:=IF([.S6]=&quot;&quot;;&quot;&quot;;[.S6]/[.S$2])" office:value-type="percentage" office:value="0.645454545454546" calcext:value-type="percentage">
            <text:p>65%</text:p>
          </table:table-cell>
          <table:table-cell table:number-columns-repeated="1005"/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formula="of:=[.B7]" office:value-type="string" office:string-value="BISLIMI, EGZON" calcext:value-type="string">
            <text:p>BISLIMI, EGZON</text:p>
          </table:table-cell>
          <table:table-cell table:formula="of:=[.C7]" office:value-type="string" office:string-value="eb24748" calcext:value-type="string">
            <text:p>eb24748</text:p>
          </table:table-cell>
          <table:table-cell/>
          <table:table-cell table:style-name="ce5" table:formula="of:=IF([.E7]=&quot;&quot;;&quot;&quot;;[.E7]/[.E$2])" office:value-type="percentage" office:value="1" calcext:value-type="percentage">
            <text:p>100%</text:p>
          </table:table-cell>
          <table:table-cell table:style-name="ce5" table:formula="of:=IF([.F7]=&quot;&quot;;&quot;&quot;;[.F7]/[.F$2])" office:value-type="percentage" office:value="1" calcext:value-type="percentage">
            <text:p>100%</text:p>
          </table:table-cell>
          <table:table-cell table:style-name="ce5" table:formula="of:=IF([.G7]=&quot;&quot;;&quot;&quot;;[.G7]/[.G$2])" office:value-type="percentage" office:value="0.9" calcext:value-type="percentage">
            <text:p>90%</text:p>
          </table:table-cell>
          <table:table-cell table:style-name="ce5" table:formula="of:=IF([.H7]=&quot;&quot;;&quot;&quot;;[.H7]/[.H$2])" office:value-type="percentage" office:value="0.75" calcext:value-type="percentage">
            <text:p>75%</text:p>
          </table:table-cell>
          <table:table-cell table:style-name="ce5" table:formula="of:=IF([.I7]=&quot;&quot;;&quot;&quot;;[.I7]/[.I$2])" office:value-type="percentage" office:value="1" calcext:value-type="percentage">
            <text:p>100%</text:p>
          </table:table-cell>
          <table:table-cell table:style-name="ce5" table:formula="of:=IF([.J7]=&quot;&quot;;&quot;&quot;;[.J7]/[.J$2])" office:value-type="percentage" office:value="1.3" calcext:value-type="percentage">
            <text:p>130%</text:p>
          </table:table-cell>
          <table:table-cell table:style-name="ce5" table:formula="of:=IF([.K7]=&quot;&quot;;&quot;&quot;;[.K7]/[.K$2])" office:value-type="percentage" office:value="0.3" calcext:value-type="percentage">
            <text:p>30%</text:p>
          </table:table-cell>
          <table:table-cell table:style-name="ce5" table:formula="of:=IF([.L7]=&quot;&quot;;&quot;&quot;;[.L7]/[.L$2])" office:value-type="percentage" office:value="0.85" calcext:value-type="percentage">
            <text:p>85%</text:p>
          </table:table-cell>
          <table:table-cell table:style-name="ce5" table:formula="of:=IF([.M7]=&quot;&quot;;&quot;&quot;;[.M7]/[.M$2])" office:value-type="percentage" office:value="1" calcext:value-type="percentage">
            <text:p>100%</text:p>
          </table:table-cell>
          <table:table-cell table:style-name="ce5" table:formula="of:=IF([.N7]=&quot;&quot;;&quot;&quot;;[.N7]/[.N$2])" office:value-type="percentage" office:value="1" calcext:value-type="percentage">
            <text:p>100%</text:p>
          </table:table-cell>
          <table:table-cell table:style-name="ce5" table:formula="of:=IF([.O7]=&quot;&quot;;&quot;&quot;;[.O7]/[.O$2])" office:value-type="percentage" office:value="0.95" calcext:value-type="percentage">
            <text:p>95%</text:p>
          </table:table-cell>
          <table:table-cell table:style-name="ce5" table:formula="of:=IF([.P7]=&quot;&quot;;&quot;&quot;;[.P7]/[.P$2])" office:value-type="percentage" office:value="0.95" calcext:value-type="percentage">
            <text:p>95%</text:p>
          </table:table-cell>
          <table:table-cell table:style-name="ce5" table:formula="of:=IF([.Q7]=&quot;&quot;;&quot;&quot;;[.Q7]/[.Q$2])" office:value-type="percentage" office:value="1" calcext:value-type="percentage">
            <text:p>100%</text:p>
          </table:table-cell>
          <table:table-cell table:style-name="ce5" table:formula="of:=IF([.R7]=&quot;&quot;;&quot;&quot;;[.R7]/[.R$2])" office:value-type="percentage" office:value="1" calcext:value-type="percentage">
            <text:p>100%</text:p>
          </table:table-cell>
          <table:table-cell table:style-name="ce5" table:formula="of:=IF([.S7]=&quot;&quot;;&quot;&quot;;[.S7]/[.S$2])" office:value-type="percentage" office:value="0.809090909090909" calcext:value-type="percentage">
            <text:p>81%</text:p>
          </table:table-cell>
          <table:table-cell table:number-columns-repeated="1005"/>
        </table:table-row>
        <table:table-row table:style-name="ro1">
          <table:table-cell table:formula="of:=[.A8]" office:value-type="float" office:value="5" calcext:value-type="float">
            <text:p>5</text:p>
          </table:table-cell>
          <table:table-cell table:formula="of:=[.B8]" office:value-type="string" office:string-value="BROWER, OTIS" calcext:value-type="string">
            <text:p>BROWER, OTIS</text:p>
          </table:table-cell>
          <table:table-cell table:formula="of:=[.C8]" office:value-type="string" office:string-value="odb234" calcext:value-type="string">
            <text:p>odb234</text:p>
          </table:table-cell>
          <table:table-cell/>
          <table:table-cell table:style-name="ce5" table:formula="of:=IF([.E8]=&quot;&quot;;&quot;&quot;;[.E8]/[.E$2])" office:value-type="percentage" office:value="1" calcext:value-type="percentage">
            <text:p>100%</text:p>
          </table:table-cell>
          <table:table-cell table:style-name="ce5" table:formula="of:=IF([.F8]=&quot;&quot;;&quot;&quot;;[.F8]/[.F$2])" office:value-type="percentage" office:value="1" calcext:value-type="percentage">
            <text:p>100%</text:p>
          </table:table-cell>
          <table:table-cell table:style-name="ce5" table:formula="of:=IF([.G8]=&quot;&quot;;&quot;&quot;;[.G8]/[.G$2])" office:value-type="percentage" office:value="0.9" calcext:value-type="percentage">
            <text:p>90%</text:p>
          </table:table-cell>
          <table:table-cell table:style-name="ce5" table:formula="of:=IF([.H8]=&quot;&quot;;&quot;&quot;;[.H8]/[.H$2])" office:value-type="percentage" office:value="1" calcext:value-type="percentage">
            <text:p>100%</text:p>
          </table:table-cell>
          <table:table-cell table:style-name="ce5" table:formula="of:=IF([.I8]=&quot;&quot;;&quot;&quot;;[.I8]/[.I$2])" office:value-type="percentage" office:value="1" calcext:value-type="percentage">
            <text:p>100%</text:p>
          </table:table-cell>
          <table:table-cell table:style-name="ce5" table:formula="of:=IF([.J8]=&quot;&quot;;&quot;&quot;;[.J8]/[.J$2])" office:value-type="percentage" office:value="0.9" calcext:value-type="percentage">
            <text:p>90%</text:p>
          </table:table-cell>
          <table:table-cell table:style-name="ce5" table:formula="of:=IF([.K8]=&quot;&quot;;&quot;&quot;;[.K8]/[.K$2])" office:value-type="percentage" office:value="0.35" calcext:value-type="percentage">
            <text:p>35%</text:p>
          </table:table-cell>
          <table:table-cell table:style-name="ce5" table:formula="of:=IF([.L8]=&quot;&quot;;&quot;&quot;;[.L8]/[.L$2])" office:value-type="percentage" office:value="0.75" calcext:value-type="percentage">
            <text:p>75%</text:p>
          </table:table-cell>
          <table:table-cell table:style-name="ce5" table:formula="of:=IF([.M8]=&quot;&quot;;&quot;&quot;;[.M8]/[.M$2])" office:value-type="percentage" office:value="0.85" calcext:value-type="percentage">
            <text:p>85%</text:p>
          </table:table-cell>
          <table:table-cell table:style-name="ce5" table:formula="of:=IF([.N8]=&quot;&quot;;&quot;&quot;;[.N8]/[.N$2])" office:value-type="percentage" office:value="0.85" calcext:value-type="percentage">
            <text:p>85%</text:p>
          </table:table-cell>
          <table:table-cell table:style-name="ce5" table:formula="of:=IF([.O8]=&quot;&quot;;&quot;&quot;;[.O8]/[.O$2])" office:value-type="percentage" office:value="0.5" calcext:value-type="percentage">
            <text:p>50%</text:p>
          </table:table-cell>
          <table:table-cell table:style-name="ce5" table:formula="of:=IF([.P8]=&quot;&quot;;&quot;&quot;;[.P8]/[.P$2])">
            <text:p/>
          </table:table-cell>
          <table:table-cell table:style-name="ce5" table:formula="of:=IF([.Q8]=&quot;&quot;;&quot;&quot;;[.Q8]/[.Q$2])" office:value-type="percentage" office:value="0.833333333333333" calcext:value-type="percentage">
            <text:p>83%</text:p>
          </table:table-cell>
          <table:table-cell table:style-name="ce5" table:formula="of:=IF([.R8]=&quot;&quot;;&quot;&quot;;[.R8]/[.R$2])" office:value-type="percentage" office:value="0.575" calcext:value-type="percentage">
            <text:p>58%</text:p>
          </table:table-cell>
          <table:table-cell table:style-name="ce5" table:formula="of:=IF([.S8]=&quot;&quot;;&quot;&quot;;[.S8]/[.S$2])" office:value-type="percentage" office:value="0.481818181818182" calcext:value-type="percentage">
            <text:p>48%</text:p>
          </table:table-cell>
          <table:table-cell table:number-columns-repeated="1005"/>
        </table:table-row>
        <table:table-row table:style-name="ro1">
          <table:table-cell table:formula="of:=[.A9]" office:value-type="float" office:value="6" calcext:value-type="float">
            <text:p>6</text:p>
          </table:table-cell>
          <table:table-cell table:formula="of:=[.B9]" office:value-type="string" office:string-value="BURGOS, CLINTON" calcext:value-type="string">
            <text:p>BURGOS, CLINTON</text:p>
          </table:table-cell>
          <table:table-cell table:formula="of:=[.C9]" office:value-type="string" office:string-value="crb3385" calcext:value-type="string">
            <text:p>crb3385</text:p>
          </table:table-cell>
          <table:table-cell/>
          <table:table-cell table:style-name="ce5" table:formula="of:=IF([.E9]=&quot;&quot;;&quot;&quot;;[.E9]/[.E$2])" office:value-type="percentage" office:value="0.8" calcext:value-type="percentage">
            <text:p>80%</text:p>
          </table:table-cell>
          <table:table-cell table:style-name="ce5" table:formula="of:=IF([.F9]=&quot;&quot;;&quot;&quot;;[.F9]/[.F$2])" office:value-type="percentage" office:value="1" calcext:value-type="percentage">
            <text:p>100%</text:p>
          </table:table-cell>
          <table:table-cell table:style-name="ce5" table:formula="of:=IF([.G9]=&quot;&quot;;&quot;&quot;;[.G9]/[.G$2])" office:value-type="percentage" office:value="0.7" calcext:value-type="percentage">
            <text:p>70%</text:p>
          </table:table-cell>
          <table:table-cell table:style-name="ce5" table:formula="of:=IF([.H9]=&quot;&quot;;&quot;&quot;;[.H9]/[.H$2])" office:value-type="percentage" office:value="1" calcext:value-type="percentage">
            <text:p>100%</text:p>
          </table:table-cell>
          <table:table-cell table:style-name="ce5" table:formula="of:=IF([.I9]=&quot;&quot;;&quot;&quot;;[.I9]/[.I$2])" office:value-type="percentage" office:value="1" calcext:value-type="percentage">
            <text:p>100%</text:p>
          </table:table-cell>
          <table:table-cell table:style-name="ce5" table:formula="of:=IF([.J9]=&quot;&quot;;&quot;&quot;;[.J9]/[.J$2])" office:value-type="percentage" office:value="1.05" calcext:value-type="percentage">
            <text:p>105%</text:p>
          </table:table-cell>
          <table:table-cell table:style-name="ce5" table:formula="of:=IF([.K9]=&quot;&quot;;&quot;&quot;;[.K9]/[.K$2])" office:value-type="percentage" office:value="0.85" calcext:value-type="percentage">
            <text:p>85%</text:p>
          </table:table-cell>
          <table:table-cell table:style-name="ce5" table:formula="of:=IF([.L9]=&quot;&quot;;&quot;&quot;;[.L9]/[.L$2])" office:value-type="percentage" office:value="0.95" calcext:value-type="percentage">
            <text:p>95%</text:p>
          </table:table-cell>
          <table:table-cell table:style-name="ce5" table:formula="of:=IF([.M9]=&quot;&quot;;&quot;&quot;;[.M9]/[.M$2])" office:value-type="percentage" office:value="0.85" calcext:value-type="percentage">
            <text:p>85%</text:p>
          </table:table-cell>
          <table:table-cell table:style-name="ce5" table:formula="of:=IF([.N9]=&quot;&quot;;&quot;&quot;;[.N9]/[.N$2])" office:value-type="percentage" office:value="0.9" calcext:value-type="percentage">
            <text:p>90%</text:p>
          </table:table-cell>
          <table:table-cell table:style-name="ce5" table:formula="of:=IF([.O9]=&quot;&quot;;&quot;&quot;;[.O9]/[.O$2])" office:value-type="percentage" office:value="1" calcext:value-type="percentage">
            <text:p>100%</text:p>
          </table:table-cell>
          <table:table-cell table:style-name="ce5" table:formula="of:=IF([.P9]=&quot;&quot;;&quot;&quot;;[.P9]/[.P$2])" office:value-type="percentage" office:value="0.85" calcext:value-type="percentage">
            <text:p>85%</text:p>
          </table:table-cell>
          <table:table-cell table:style-name="ce5" table:formula="of:=IF([.Q9]=&quot;&quot;;&quot;&quot;;[.Q9]/[.Q$2])" office:value-type="percentage" office:value="0.733333333333333" calcext:value-type="percentage">
            <text:p>73%</text:p>
          </table:table-cell>
          <table:table-cell table:style-name="ce5" table:formula="of:=IF([.R9]=&quot;&quot;;&quot;&quot;;[.R9]/[.R$2])" office:value-type="percentage" office:value="0.7875" calcext:value-type="percentage">
            <text:p>79%</text:p>
          </table:table-cell>
          <table:table-cell table:style-name="ce5" table:formula="of:=IF([.S9]=&quot;&quot;;&quot;&quot;;[.S9]/[.S$2])" office:value-type="percentage" office:value="0.763636363636364" calcext:value-type="percentage">
            <text:p>76%</text:p>
          </table:table-cell>
          <table:table-cell table:number-columns-repeated="1005"/>
        </table:table-row>
        <table:table-row table:style-name="ro1">
          <table:table-cell table:formula="of:=[.A10]" office:value-type="float" office:value="7" calcext:value-type="float">
            <text:p>7</text:p>
          </table:table-cell>
          <table:table-cell table:formula="of:=[.B10]" office:value-type="string" office:string-value="CHARLY, CEDRIC" calcext:value-type="string">
            <text:p>CHARLY, CEDRIC</text:p>
          </table:table-cell>
          <table:table-cell table:formula="of:=[.C10]" office:value-type="string" office:string-value="cgc837" calcext:value-type="string">
            <text:p>cgc837</text:p>
          </table:table-cell>
          <table:table-cell/>
          <table:table-cell table:style-name="ce5" table:formula="of:=IF([.E10]=&quot;&quot;;&quot;&quot;;[.E10]/[.E$2])" office:value-type="percentage" office:value="1" calcext:value-type="percentage">
            <text:p>100%</text:p>
          </table:table-cell>
          <table:table-cell table:style-name="ce5" table:formula="of:=IF([.F10]=&quot;&quot;;&quot;&quot;;[.F10]/[.F$2])" office:value-type="percentage" office:value="1" calcext:value-type="percentage">
            <text:p>100%</text:p>
          </table:table-cell>
          <table:table-cell table:style-name="ce5" table:formula="of:=IF([.G10]=&quot;&quot;;&quot;&quot;;[.G10]/[.G$2])" office:value-type="percentage" office:value="0.9" calcext:value-type="percentage">
            <text:p>90%</text:p>
          </table:table-cell>
          <table:table-cell table:style-name="ce5" table:formula="of:=IF([.H10]=&quot;&quot;;&quot;&quot;;[.H10]/[.H$2])" office:value-type="percentage" office:value="0.8" calcext:value-type="percentage">
            <text:p>80%</text:p>
          </table:table-cell>
          <table:table-cell table:style-name="ce5" table:formula="of:=IF([.I10]=&quot;&quot;;&quot;&quot;;[.I10]/[.I$2])" office:value-type="percentage" office:value="1" calcext:value-type="percentage">
            <text:p>100%</text:p>
          </table:table-cell>
          <table:table-cell table:style-name="ce5" table:formula="of:=IF([.J10]=&quot;&quot;;&quot;&quot;;[.J10]/[.J$2])" office:value-type="percentage" office:value="0.95" calcext:value-type="percentage">
            <text:p>95%</text:p>
          </table:table-cell>
          <table:table-cell table:style-name="ce5" table:formula="of:=IF([.K10]=&quot;&quot;;&quot;&quot;;[.K10]/[.K$2])">
            <text:p/>
          </table:table-cell>
          <table:table-cell table:style-name="ce5" table:formula="of:=IF([.L10]=&quot;&quot;;&quot;&quot;;[.L10]/[.L$2])" office:value-type="percentage" office:value="0.3" calcext:value-type="percentage">
            <text:p>30%</text:p>
          </table:table-cell>
          <table:table-cell table:style-name="ce5" table:formula="of:=IF([.M10]=&quot;&quot;;&quot;&quot;;[.M10]/[.M$2])">
            <text:p/>
          </table:table-cell>
          <table:table-cell table:style-name="ce5" table:formula="of:=IF([.N10]=&quot;&quot;;&quot;&quot;;[.N10]/[.N$2])" office:value-type="percentage" office:value="0.55" calcext:value-type="percentage">
            <text:p>55%</text:p>
          </table:table-cell>
          <table:table-cell table:style-name="ce5" table:formula="of:=IF([.O10]=&quot;&quot;;&quot;&quot;;[.O10]/[.O$2])" office:value-type="percentage" office:value="0.2" calcext:value-type="percentage">
            <text:p>20%</text:p>
          </table:table-cell>
          <table:table-cell table:style-name="ce5" table:formula="of:=IF([.P10]=&quot;&quot;;&quot;&quot;;[.P10]/[.P$2])">
            <text:p/>
          </table:table-cell>
          <table:table-cell table:style-name="ce5" table:formula="of:=IF([.Q10]=&quot;&quot;;&quot;&quot;;[.Q10]/[.Q$2])" office:value-type="percentage" office:value="0.6" calcext:value-type="percentage">
            <text:p>60%</text:p>
          </table:table-cell>
          <table:table-cell table:style-name="ce5" table:formula="of:=IF([.R10]=&quot;&quot;;&quot;&quot;;[.R10]/[.R$2])" office:value-type="percentage" office:value="0.6375" calcext:value-type="percentage">
            <text:p>64%</text:p>
          </table:table-cell>
          <table:table-cell table:style-name="ce5" table:formula="of:=IF([.S10]=&quot;&quot;;&quot;&quot;;[.S10]/[.S$2])" office:value-type="percentage" office:value="0.818181818181818" calcext:value-type="percentage">
            <text:p>82%</text:p>
          </table:table-cell>
          <table:table-cell table:number-columns-repeated="1005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formula="of:=[.B11]" office:value-type="string" office:string-value="CLAYTON, CLARK" calcext:value-type="string">
            <text:p>CLAYTON, CLARK</text:p>
          </table:table-cell>
          <table:table-cell table:formula="of:=[.C11]" office:value-type="string" office:string-value="cc47624" calcext:value-type="string">
            <text:p>cc47624</text:p>
          </table:table-cell>
          <table:table-cell/>
          <table:table-cell table:style-name="ce5" table:formula="of:=IF([.E11]=&quot;&quot;;&quot;&quot;;[.E11]/[.E$2])" office:value-type="percentage" office:value="1" calcext:value-type="percentage">
            <text:p>100%</text:p>
          </table:table-cell>
          <table:table-cell table:style-name="ce5" table:formula="of:=IF([.F11]=&quot;&quot;;&quot;&quot;;[.F11]/[.F$2])" office:value-type="percentage" office:value="0.9" calcext:value-type="percentage">
            <text:p>90%</text:p>
          </table:table-cell>
          <table:table-cell table:style-name="ce5" table:formula="of:=IF([.G11]=&quot;&quot;;&quot;&quot;;[.G11]/[.G$2])" office:value-type="percentage" office:value="0.8" calcext:value-type="percentage">
            <text:p>80%</text:p>
          </table:table-cell>
          <table:table-cell table:style-name="ce5" table:formula="of:=IF([.H11]=&quot;&quot;;&quot;&quot;;[.H11]/[.H$2])" office:value-type="percentage" office:value="0.9" calcext:value-type="percentage">
            <text:p>90%</text:p>
          </table:table-cell>
          <table:table-cell table:style-name="ce5" table:formula="of:=IF([.I11]=&quot;&quot;;&quot;&quot;;[.I11]/[.I$2])" office:value-type="percentage" office:value="0.9" calcext:value-type="percentage">
            <text:p>90%</text:p>
          </table:table-cell>
          <table:table-cell table:style-name="ce5" table:formula="of:=IF([.J11]=&quot;&quot;;&quot;&quot;;[.J11]/[.J$2])" office:value-type="percentage" office:value="0.2" calcext:value-type="percentage">
            <text:p>20%</text:p>
          </table:table-cell>
          <table:table-cell table:style-name="ce5" table:formula="of:=IF([.K11]=&quot;&quot;;&quot;&quot;;[.K11]/[.K$2])" office:value-type="percentage" office:value="0.9" calcext:value-type="percentage">
            <text:p>90%</text:p>
          </table:table-cell>
          <table:table-cell table:style-name="ce5" table:formula="of:=IF([.L11]=&quot;&quot;;&quot;&quot;;[.L11]/[.L$2])" office:value-type="percentage" office:value="0.9" calcext:value-type="percentage">
            <text:p>90%</text:p>
          </table:table-cell>
          <table:table-cell table:style-name="ce5" table:formula="of:=IF([.M11]=&quot;&quot;;&quot;&quot;;[.M11]/[.M$2])">
            <text:p/>
          </table:table-cell>
          <table:table-cell table:style-name="ce5" table:formula="of:=IF([.N11]=&quot;&quot;;&quot;&quot;;[.N11]/[.N$2])" office:value-type="percentage" office:value="1" calcext:value-type="percentage">
            <text:p>100%</text:p>
          </table:table-cell>
          <table:table-cell table:style-name="ce5" table:formula="of:=IF([.O11]=&quot;&quot;;&quot;&quot;;[.O11]/[.O$2])" office:value-type="percentage" office:value="0.7" calcext:value-type="percentage">
            <text:p>70%</text:p>
          </table:table-cell>
          <table:table-cell table:style-name="ce5" table:formula="of:=IF([.P11]=&quot;&quot;;&quot;&quot;;[.P11]/[.P$2])" office:value-type="percentage" office:value="0.375" calcext:value-type="percentage">
            <text:p>38%</text:p>
          </table:table-cell>
          <table:table-cell table:style-name="ce5" table:formula="of:=IF([.Q11]=&quot;&quot;;&quot;&quot;;[.Q11]/[.Q$2])" office:value-type="percentage" office:value="0" calcext:value-type="percentage">
            <text:p>0%</text:p>
          </table:table-cell>
          <table:table-cell table:style-name="ce5" table:formula="of:=IF([.R11]=&quot;&quot;;&quot;&quot;;[.R11]/[.R$2])" office:value-type="percentage" office:value="0.55" calcext:value-type="percentage">
            <text:p>55%</text:p>
          </table:table-cell>
          <table:table-cell table:style-name="ce5" table:formula="of:=IF([.S11]=&quot;&quot;;&quot;&quot;;[.S11]/[.S$2])" office:value-type="percentage" office:value="0.581818181818182" calcext:value-type="percentage">
            <text:p>58%</text:p>
          </table:table-cell>
          <table:table-cell table:number-columns-repeated="1005"/>
        </table:table-row>
        <table:table-row table:style-name="ro1">
          <table:table-cell table:formula="of:=[.A12]" office:value-type="float" office:value="9" calcext:value-type="float">
            <text:p>9</text:p>
          </table:table-cell>
          <table:table-cell table:formula="of:=[.B12]" office:value-type="string" office:string-value="DOAN, THOMAS" calcext:value-type="string">
            <text:p>DOAN, THOMAS</text:p>
          </table:table-cell>
          <table:table-cell table:formula="of:=[.C12]" office:value-type="string" office:string-value="tjd882" calcext:value-type="string">
            <text:p>tjd882</text:p>
          </table:table-cell>
          <table:table-cell/>
          <table:table-cell table:style-name="ce5" table:formula="of:=IF([.E12]=&quot;&quot;;&quot;&quot;;[.E12]/[.E$2])" office:value-type="percentage" office:value="0.8" calcext:value-type="percentage">
            <text:p>80%</text:p>
          </table:table-cell>
          <table:table-cell table:style-name="ce5" table:formula="of:=IF([.F12]=&quot;&quot;;&quot;&quot;;[.F12]/[.F$2])" office:value-type="percentage" office:value="1" calcext:value-type="percentage">
            <text:p>100%</text:p>
          </table:table-cell>
          <table:table-cell table:style-name="ce5" table:formula="of:=IF([.G12]=&quot;&quot;;&quot;&quot;;[.G12]/[.G$2])" office:value-type="percentage" office:value="0.9" calcext:value-type="percentage">
            <text:p>90%</text:p>
          </table:table-cell>
          <table:table-cell table:style-name="ce5" table:formula="of:=IF([.H12]=&quot;&quot;;&quot;&quot;;[.H12]/[.H$2])" office:value-type="percentage" office:value="0.8" calcext:value-type="percentage">
            <text:p>80%</text:p>
          </table:table-cell>
          <table:table-cell table:style-name="ce5" table:formula="of:=IF([.I12]=&quot;&quot;;&quot;&quot;;[.I12]/[.I$2])" office:value-type="percentage" office:value="1" calcext:value-type="percentage">
            <text:p>100%</text:p>
          </table:table-cell>
          <table:table-cell table:style-name="ce5" table:formula="of:=IF([.J12]=&quot;&quot;;&quot;&quot;;[.J12]/[.J$2])" office:value-type="percentage" office:value="1.05" calcext:value-type="percentage">
            <text:p>105%</text:p>
          </table:table-cell>
          <table:table-cell table:style-name="ce5" table:formula="of:=IF([.K12]=&quot;&quot;;&quot;&quot;;[.K12]/[.K$2])" office:value-type="percentage" office:value="0.9" calcext:value-type="percentage">
            <text:p>90%</text:p>
          </table:table-cell>
          <table:table-cell table:style-name="ce5" table:formula="of:=IF([.L12]=&quot;&quot;;&quot;&quot;;[.L12]/[.L$2])" office:value-type="percentage" office:value="0.65" calcext:value-type="percentage">
            <text:p>65%</text:p>
          </table:table-cell>
          <table:table-cell table:style-name="ce5" table:formula="of:=IF([.M12]=&quot;&quot;;&quot;&quot;;[.M12]/[.M$2])" office:value-type="percentage" office:value="0.85" calcext:value-type="percentage">
            <text:p>85%</text:p>
          </table:table-cell>
          <table:table-cell table:style-name="ce5" table:formula="of:=IF([.N12]=&quot;&quot;;&quot;&quot;;[.N12]/[.N$2])" office:value-type="percentage" office:value="1" calcext:value-type="percentage">
            <text:p>100%</text:p>
          </table:table-cell>
          <table:table-cell table:style-name="ce5" table:formula="of:=IF([.O12]=&quot;&quot;;&quot;&quot;;[.O12]/[.O$2])" office:value-type="percentage" office:value="0.8" calcext:value-type="percentage">
            <text:p>80%</text:p>
          </table:table-cell>
          <table:table-cell table:style-name="ce5" table:formula="of:=IF([.P12]=&quot;&quot;;&quot;&quot;;[.P12]/[.P$2])" office:value-type="percentage" office:value="0.85" calcext:value-type="percentage">
            <text:p>85%</text:p>
          </table:table-cell>
          <table:table-cell table:style-name="ce5" table:formula="of:=IF([.Q12]=&quot;&quot;;&quot;&quot;;[.Q12]/[.Q$2])" office:value-type="percentage" office:value="0.666666666666667" calcext:value-type="percentage">
            <text:p>67%</text:p>
          </table:table-cell>
          <table:table-cell table:style-name="ce5" table:formula="of:=IF([.R12]=&quot;&quot;;&quot;&quot;;[.R12]/[.R$2])" office:value-type="percentage" office:value="0.8125" calcext:value-type="percentage">
            <text:p>81%</text:p>
          </table:table-cell>
          <table:table-cell table:style-name="ce5" table:formula="of:=IF([.S12]=&quot;&quot;;&quot;&quot;;[.S12]/[.S$2])" office:value-type="percentage" office:value="0.572727272727273" calcext:value-type="percentage">
            <text:p>57%</text:p>
          </table:table-cell>
          <table:table-cell table:number-columns-repeated="1005"/>
        </table:table-row>
        <table:table-row table:style-name="ro1">
          <table:table-cell table:formula="of:=[.A13]" office:value-type="float" office:value="10" calcext:value-type="float">
            <text:p>10</text:p>
          </table:table-cell>
          <table:table-cell table:formula="of:=[.B13]" office:value-type="string" office:string-value="DORAN, AMANDA" calcext:value-type="string">
            <text:p>DORAN, AMANDA</text:p>
          </table:table-cell>
          <table:table-cell table:formula="of:=[.C13]" office:value-type="string" office:string-value="amd3658" calcext:value-type="string">
            <text:p>amd3658</text:p>
          </table:table-cell>
          <table:table-cell/>
          <table:table-cell table:style-name="ce5" table:formula="of:=IF([.E13]=&quot;&quot;;&quot;&quot;;[.E13]/[.E$2])" office:value-type="percentage" office:value="1" calcext:value-type="percentage">
            <text:p>100%</text:p>
          </table:table-cell>
          <table:table-cell table:style-name="ce5" table:formula="of:=IF([.F13]=&quot;&quot;;&quot;&quot;;[.F13]/[.F$2])" office:value-type="percentage" office:value="1" calcext:value-type="percentage">
            <text:p>100%</text:p>
          </table:table-cell>
          <table:table-cell table:style-name="ce5" table:formula="of:=IF([.G13]=&quot;&quot;;&quot;&quot;;[.G13]/[.G$2])" office:value-type="percentage" office:value="0.9" calcext:value-type="percentage">
            <text:p>90%</text:p>
          </table:table-cell>
          <table:table-cell table:style-name="ce5" table:formula="of:=IF([.H13]=&quot;&quot;;&quot;&quot;;[.H13]/[.H$2])" office:value-type="percentage" office:value="0.8" calcext:value-type="percentage">
            <text:p>80%</text:p>
          </table:table-cell>
          <table:table-cell table:style-name="ce5" table:formula="of:=IF([.I13]=&quot;&quot;;&quot;&quot;;[.I13]/[.I$2])" office:value-type="percentage" office:value="0.2" calcext:value-type="percentage">
            <text:p>20%</text:p>
          </table:table-cell>
          <table:table-cell table:style-name="ce5" table:formula="of:=IF([.J13]=&quot;&quot;;&quot;&quot;;[.J13]/[.J$2])" office:value-type="percentage" office:value="0.5" calcext:value-type="percentage">
            <text:p>50%</text:p>
          </table:table-cell>
          <table:table-cell table:style-name="ce5" table:formula="of:=IF([.K13]=&quot;&quot;;&quot;&quot;;[.K13]/[.K$2])" office:value-type="percentage" office:value="0.85" calcext:value-type="percentage">
            <text:p>85%</text:p>
          </table:table-cell>
          <table:table-cell table:style-name="ce5" table:formula="of:=IF([.L13]=&quot;&quot;;&quot;&quot;;[.L13]/[.L$2])" office:value-type="percentage" office:value="0.75" calcext:value-type="percentage">
            <text:p>75%</text:p>
          </table:table-cell>
          <table:table-cell table:style-name="ce5" table:formula="of:=IF([.M13]=&quot;&quot;;&quot;&quot;;[.M13]/[.M$2])" office:value-type="percentage" office:value="0.95" calcext:value-type="percentage">
            <text:p>95%</text:p>
          </table:table-cell>
          <table:table-cell table:style-name="ce5" table:formula="of:=IF([.N13]=&quot;&quot;;&quot;&quot;;[.N13]/[.N$2])" office:value-type="percentage" office:value="1" calcext:value-type="percentage">
            <text:p>100%</text:p>
          </table:table-cell>
          <table:table-cell table:style-name="ce5" table:formula="of:=IF([.O13]=&quot;&quot;;&quot;&quot;;[.O13]/[.O$2])" office:value-type="percentage" office:value="0.8" calcext:value-type="percentage">
            <text:p>80%</text:p>
          </table:table-cell>
          <table:table-cell table:style-name="ce5" table:formula="of:=IF([.P13]=&quot;&quot;;&quot;&quot;;[.P13]/[.P$2])" office:value-type="percentage" office:value="0.575" calcext:value-type="percentage">
            <text:p>58%</text:p>
          </table:table-cell>
          <table:table-cell table:style-name="ce5" table:formula="of:=IF([.Q13]=&quot;&quot;;&quot;&quot;;[.Q13]/[.Q$2])" office:value-type="percentage" office:value="0.533333333333333" calcext:value-type="percentage">
            <text:p>53%</text:p>
          </table:table-cell>
          <table:table-cell table:style-name="ce5" table:formula="of:=IF([.R13]=&quot;&quot;;&quot;&quot;;[.R13]/[.R$2])" office:value-type="percentage" office:value="0.7625" calcext:value-type="percentage">
            <text:p>76%</text:p>
          </table:table-cell>
          <table:table-cell table:style-name="ce5" table:formula="of:=IF([.S13]=&quot;&quot;;&quot;&quot;;[.S13]/[.S$2])" office:value-type="percentage" office:value="0.627272727272727" calcext:value-type="percentage">
            <text:p>63%</text:p>
          </table:table-cell>
          <table:table-cell table:number-columns-repeated="1005"/>
        </table:table-row>
        <table:table-row table:style-name="ro1">
          <table:table-cell table:formula="of:=[.A14]" office:value-type="float" office:value="11" calcext:value-type="float">
            <text:p>11</text:p>
          </table:table-cell>
          <table:table-cell table:formula="of:=[.B14]" office:value-type="string" office:string-value="FANG, SHAWN" calcext:value-type="string">
            <text:p>FANG, SHAWN</text:p>
          </table:table-cell>
          <table:table-cell table:formula="of:=[.C14]" office:value-type="string" office:string-value="lqf62" calcext:value-type="string">
            <text:p>lqf62</text:p>
          </table:table-cell>
          <table:table-cell/>
          <table:table-cell table:style-name="ce5" table:formula="of:=IF([.E14]=&quot;&quot;;&quot;&quot;;[.E14]/[.E$2])" office:value-type="percentage" office:value="1" calcext:value-type="percentage">
            <text:p>100%</text:p>
          </table:table-cell>
          <table:table-cell table:style-name="ce5" table:formula="of:=IF([.F14]=&quot;&quot;;&quot;&quot;;[.F14]/[.F$2])" office:value-type="percentage" office:value="1" calcext:value-type="percentage">
            <text:p>100%</text:p>
          </table:table-cell>
          <table:table-cell table:style-name="ce5" table:formula="of:=IF([.G14]=&quot;&quot;;&quot;&quot;;[.G14]/[.G$2])" office:value-type="percentage" office:value="0.9" calcext:value-type="percentage">
            <text:p>90%</text:p>
          </table:table-cell>
          <table:table-cell table:style-name="ce5" table:formula="of:=IF([.H14]=&quot;&quot;;&quot;&quot;;[.H14]/[.H$2])" office:value-type="percentage" office:value="0.85" calcext:value-type="percentage">
            <text:p>85%</text:p>
          </table:table-cell>
          <table:table-cell table:style-name="ce5" table:formula="of:=IF([.I14]=&quot;&quot;;&quot;&quot;;[.I14]/[.I$2])" office:value-type="percentage" office:value="1" calcext:value-type="percentage">
            <text:p>100%</text:p>
          </table:table-cell>
          <table:table-cell table:style-name="ce5" table:formula="of:=IF([.J14]=&quot;&quot;;&quot;&quot;;[.J14]/[.J$2])" office:value-type="percentage" office:value="1.25" calcext:value-type="percentage">
            <text:p>125%</text:p>
          </table:table-cell>
          <table:table-cell table:style-name="ce5" table:formula="of:=IF([.K14]=&quot;&quot;;&quot;&quot;;[.K14]/[.K$2])" office:value-type="percentage" office:value="0.7" calcext:value-type="percentage">
            <text:p>70%</text:p>
          </table:table-cell>
          <table:table-cell table:style-name="ce5" table:formula="of:=IF([.L14]=&quot;&quot;;&quot;&quot;;[.L14]/[.L$2])" office:value-type="percentage" office:value="1" calcext:value-type="percentage">
            <text:p>100%</text:p>
          </table:table-cell>
          <table:table-cell table:style-name="ce5" table:formula="of:=IF([.M14]=&quot;&quot;;&quot;&quot;;[.M14]/[.M$2])" office:value-type="percentage" office:value="0.95" calcext:value-type="percentage">
            <text:p>95%</text:p>
          </table:table-cell>
          <table:table-cell table:style-name="ce5" table:formula="of:=IF([.N14]=&quot;&quot;;&quot;&quot;;[.N14]/[.N$2])" office:value-type="percentage" office:value="1" calcext:value-type="percentage">
            <text:p>100%</text:p>
          </table:table-cell>
          <table:table-cell table:style-name="ce5" table:formula="of:=IF([.O14]=&quot;&quot;;&quot;&quot;;[.O14]/[.O$2])" office:value-type="percentage" office:value="0.75" calcext:value-type="percentage">
            <text:p>75%</text:p>
          </table:table-cell>
          <table:table-cell table:style-name="ce5" table:formula="of:=IF([.P14]=&quot;&quot;;&quot;&quot;;[.P14]/[.P$2])" office:value-type="percentage" office:value="0.575" calcext:value-type="percentage">
            <text:p>58%</text:p>
          </table:table-cell>
          <table:table-cell table:style-name="ce5" table:formula="of:=IF([.Q14]=&quot;&quot;;&quot;&quot;;[.Q14]/[.Q$2])" office:value-type="percentage" office:value="0.3" calcext:value-type="percentage">
            <text:p>30%</text:p>
          </table:table-cell>
          <table:table-cell table:style-name="ce5" table:formula="of:=IF([.R14]=&quot;&quot;;&quot;&quot;;[.R14]/[.R$2])" office:value-type="percentage" office:value="0.5625" calcext:value-type="percentage">
            <text:p>56%</text:p>
          </table:table-cell>
          <table:table-cell table:style-name="ce5" table:formula="of:=IF([.S14]=&quot;&quot;;&quot;&quot;;[.S14]/[.S$2])" office:value-type="percentage" office:value="0.745454545454545" calcext:value-type="percentage">
            <text:p>75%</text:p>
          </table:table-cell>
          <table:table-cell table:number-columns-repeated="1005"/>
        </table:table-row>
        <table:table-row table:style-name="ro1">
          <table:table-cell table:formula="of:=[.A15]" office:value-type="float" office:value="12" calcext:value-type="float">
            <text:p>12</text:p>
          </table:table-cell>
          <table:table-cell table:formula="of:=[.B15]" office:value-type="string" office:string-value="FREEMAN, RYAN" calcext:value-type="string">
            <text:p>FREEMAN, RYAN</text:p>
          </table:table-cell>
          <table:table-cell table:formula="of:=[.C15]" office:value-type="string" office:string-value="rdf598" calcext:value-type="string">
            <text:p>rdf598</text:p>
          </table:table-cell>
          <table:table-cell/>
          <table:table-cell table:style-name="ce5" table:formula="of:=IF([.E15]=&quot;&quot;;&quot;&quot;;[.E15]/[.E$2])" office:value-type="percentage" office:value="0.8" calcext:value-type="percentage">
            <text:p>80%</text:p>
          </table:table-cell>
          <table:table-cell table:style-name="ce5" table:formula="of:=IF([.F15]=&quot;&quot;;&quot;&quot;;[.F15]/[.F$2])">
            <text:p/>
          </table:table-cell>
          <table:table-cell table:style-name="ce5" table:formula="of:=IF([.G15]=&quot;&quot;;&quot;&quot;;[.G15]/[.G$2])" office:value-type="percentage" office:value="0.45" calcext:value-type="percentage">
            <text:p>45%</text:p>
          </table:table-cell>
          <table:table-cell table:style-name="ce5" table:formula="of:=IF([.H15]=&quot;&quot;;&quot;&quot;;[.H15]/[.H$2])" office:value-type="percentage" office:value="1" calcext:value-type="percentage">
            <text:p>100%</text:p>
          </table:table-cell>
          <table:table-cell table:style-name="ce5" table:formula="of:=IF([.I15]=&quot;&quot;;&quot;&quot;;[.I15]/[.I$2])">
            <text:p/>
          </table:table-cell>
          <table:table-cell table:style-name="ce5" table:formula="of:=IF([.J15]=&quot;&quot;;&quot;&quot;;[.J15]/[.J$2])" office:value-type="percentage" office:value="0.9" calcext:value-type="percentage">
            <text:p>90%</text:p>
          </table:table-cell>
          <table:table-cell table:style-name="ce5" table:formula="of:=IF([.K15]=&quot;&quot;;&quot;&quot;;[.K15]/[.K$2])" office:value-type="percentage" office:value="0" calcext:value-type="percentage">
            <text:p>0%</text:p>
          </table:table-cell>
          <table:table-cell table:style-name="ce5" table:formula="of:=IF([.L15]=&quot;&quot;;&quot;&quot;;[.L15]/[.L$2])" office:value-type="percentage" office:value="0.5" calcext:value-type="percentage">
            <text:p>50%</text:p>
          </table:table-cell>
          <table:table-cell table:style-name="ce5" table:formula="of:=IF([.M15]=&quot;&quot;;&quot;&quot;;[.M15]/[.M$2])" office:value-type="percentage" office:value="0.85" calcext:value-type="percentage">
            <text:p>85%</text:p>
          </table:table-cell>
          <table:table-cell table:style-name="ce5" table:formula="of:=IF([.N15]=&quot;&quot;;&quot;&quot;;[.N15]/[.N$2])" office:value-type="percentage" office:value="0.45" calcext:value-type="percentage">
            <text:p>45%</text:p>
          </table:table-cell>
          <table:table-cell table:style-name="ce5" table:formula="of:=IF([.O15]=&quot;&quot;;&quot;&quot;;[.O15]/[.O$2])">
            <text:p/>
          </table:table-cell>
          <table:table-cell table:style-name="ce5" table:formula="of:=IF([.P15]=&quot;&quot;;&quot;&quot;;[.P15]/[.P$2])">
            <text:p/>
          </table:table-cell>
          <table:table-cell table:style-name="ce5" table:formula="of:=IF([.Q15]=&quot;&quot;;&quot;&quot;;[.Q15]/[.Q$2])" office:value-type="percentage" office:value="0.4" calcext:value-type="percentage">
            <text:p>40%</text:p>
          </table:table-cell>
          <table:table-cell table:style-name="ce5" table:formula="of:=IF([.R15]=&quot;&quot;;&quot;&quot;;[.R15]/[.R$2])" office:value-type="percentage" office:value="0.4875" calcext:value-type="percentage">
            <text:p>49%</text:p>
          </table:table-cell>
          <table:table-cell table:style-name="ce5" table:formula="of:=IF([.S15]=&quot;&quot;;&quot;&quot;;[.S15]/[.S$2])" office:value-type="percentage" office:value="0.354545454545455" calcext:value-type="percentage">
            <text:p>35%</text:p>
          </table:table-cell>
          <table:table-cell table:number-columns-repeated="1005"/>
        </table:table-row>
        <table:table-row table:style-name="ro1">
          <table:table-cell table:formula="of:=[.A16]" office:value-type="float" office:value="13" calcext:value-type="float">
            <text:p>13</text:p>
          </table:table-cell>
          <table:table-cell table:formula="of:=[.B16]" office:value-type="string" office:string-value="GEORGE, KEVIN" calcext:value-type="string">
            <text:p>GEORGE, KEVIN</text:p>
          </table:table-cell>
          <table:table-cell table:formula="of:=[.C16]" office:value-type="string" office:string-value="ktg336" calcext:value-type="string">
            <text:p>ktg336</text:p>
          </table:table-cell>
          <table:table-cell/>
          <table:table-cell table:style-name="ce5" table:formula="of:=IF([.E16]=&quot;&quot;;&quot;&quot;;[.E16]/[.E$2])" office:value-type="percentage" office:value="0.3" calcext:value-type="percentage">
            <text:p>30%</text:p>
          </table:table-cell>
          <table:table-cell table:style-name="ce5" table:formula="of:=IF([.F16]=&quot;&quot;;&quot;&quot;;[.F16]/[.F$2])" office:value-type="percentage" office:value="1" calcext:value-type="percentage">
            <text:p>100%</text:p>
          </table:table-cell>
          <table:table-cell table:style-name="ce5" table:formula="of:=IF([.G16]=&quot;&quot;;&quot;&quot;;[.G16]/[.G$2])" office:value-type="percentage" office:value="0.9" calcext:value-type="percentage">
            <text:p>90%</text:p>
          </table:table-cell>
          <table:table-cell table:style-name="ce5" table:formula="of:=IF([.H16]=&quot;&quot;;&quot;&quot;;[.H16]/[.H$2])" office:value-type="percentage" office:value="0.85" calcext:value-type="percentage">
            <text:p>85%</text:p>
          </table:table-cell>
          <table:table-cell table:style-name="ce5" table:formula="of:=IF([.I16]=&quot;&quot;;&quot;&quot;;[.I16]/[.I$2])" office:value-type="percentage" office:value="1" calcext:value-type="percentage">
            <text:p>100%</text:p>
          </table:table-cell>
          <table:table-cell table:style-name="ce5" table:formula="of:=IF([.J16]=&quot;&quot;;&quot;&quot;;[.J16]/[.J$2])" office:value-type="percentage" office:value="0.6" calcext:value-type="percentage">
            <text:p>60%</text:p>
          </table:table-cell>
          <table:table-cell table:style-name="ce5" table:formula="of:=IF([.K16]=&quot;&quot;;&quot;&quot;;[.K16]/[.K$2])" office:value-type="percentage" office:value="0.85" calcext:value-type="percentage">
            <text:p>85%</text:p>
          </table:table-cell>
          <table:table-cell table:style-name="ce5" table:formula="of:=IF([.L16]=&quot;&quot;;&quot;&quot;;[.L16]/[.L$2])" office:value-type="percentage" office:value="0.85" calcext:value-type="percentage">
            <text:p>85%</text:p>
          </table:table-cell>
          <table:table-cell table:style-name="ce5" table:formula="of:=IF([.M16]=&quot;&quot;;&quot;&quot;;[.M16]/[.M$2])" office:value-type="percentage" office:value="1" calcext:value-type="percentage">
            <text:p>100%</text:p>
          </table:table-cell>
          <table:table-cell table:style-name="ce5" table:formula="of:=IF([.N16]=&quot;&quot;;&quot;&quot;;[.N16]/[.N$2])" office:value-type="percentage" office:value="0.4" calcext:value-type="percentage">
            <text:p>40%</text:p>
          </table:table-cell>
          <table:table-cell table:style-name="ce5" table:formula="of:=IF([.O16]=&quot;&quot;;&quot;&quot;;[.O16]/[.O$2])">
            <text:p/>
          </table:table-cell>
          <table:table-cell table:style-name="ce5" table:formula="of:=IF([.P16]=&quot;&quot;;&quot;&quot;;[.P16]/[.P$2])">
            <text:p/>
          </table:table-cell>
          <table:table-cell table:style-name="ce5" table:formula="of:=IF([.Q16]=&quot;&quot;;&quot;&quot;;[.Q16]/[.Q$2])" office:value-type="percentage" office:value="1" calcext:value-type="percentage">
            <text:p>100%</text:p>
          </table:table-cell>
          <table:table-cell table:style-name="ce5" table:formula="of:=IF([.R16]=&quot;&quot;;&quot;&quot;;[.R16]/[.R$2])" office:value-type="percentage" office:value="0.8375" calcext:value-type="percentage">
            <text:p>84%</text:p>
          </table:table-cell>
          <table:table-cell table:style-name="ce5" table:formula="of:=IF([.S16]=&quot;&quot;;&quot;&quot;;[.S16]/[.S$2])" office:value-type="percentage" office:value="0.909090909090909" calcext:value-type="percentage">
            <text:p>91%</text:p>
          </table:table-cell>
          <table:table-cell table:number-columns-repeated="1005"/>
        </table:table-row>
        <table:table-row table:style-name="ro1">
          <table:table-cell table:formula="of:=[.A17]" office:value-type="float" office:value="14" calcext:value-type="float">
            <text:p>14</text:p>
          </table:table-cell>
          <table:table-cell table:formula="of:=[.B17]" office:value-type="string" office:string-value="GOLDSMITH, CONAN" calcext:value-type="string">
            <text:p>GOLDSMITH, CONAN</text:p>
          </table:table-cell>
          <table:table-cell table:formula="of:=[.C17]" office:value-type="string" office:string-value="csg783" calcext:value-type="string">
            <text:p>csg783</text:p>
          </table:table-cell>
          <table:table-cell/>
          <table:table-cell table:style-name="ce5" table:formula="of:=IF([.E17]=&quot;&quot;;&quot;&quot;;[.E17]/[.E$2])" office:value-type="percentage" office:value="1" calcext:value-type="percentage">
            <text:p>100%</text:p>
          </table:table-cell>
          <table:table-cell table:style-name="ce5" table:formula="of:=IF([.F17]=&quot;&quot;;&quot;&quot;;[.F17]/[.F$2])" office:value-type="percentage" office:value="1" calcext:value-type="percentage">
            <text:p>100%</text:p>
          </table:table-cell>
          <table:table-cell table:style-name="ce5" table:formula="of:=IF([.G17]=&quot;&quot;;&quot;&quot;;[.G17]/[.G$2])" office:value-type="percentage" office:value="0.9" calcext:value-type="percentage">
            <text:p>90%</text:p>
          </table:table-cell>
          <table:table-cell table:style-name="ce5" table:formula="of:=IF([.H17]=&quot;&quot;;&quot;&quot;;[.H17]/[.H$2])" office:value-type="percentage" office:value="0.9" calcext:value-type="percentage">
            <text:p>90%</text:p>
          </table:table-cell>
          <table:table-cell table:style-name="ce5" table:formula="of:=IF([.I17]=&quot;&quot;;&quot;&quot;;[.I17]/[.I$2])" office:value-type="percentage" office:value="1" calcext:value-type="percentage">
            <text:p>100%</text:p>
          </table:table-cell>
          <table:table-cell table:style-name="ce5" table:formula="of:=IF([.J17]=&quot;&quot;;&quot;&quot;;[.J17]/[.J$2])" office:value-type="percentage" office:value="0.4" calcext:value-type="percentage">
            <text:p>40%</text:p>
          </table:table-cell>
          <table:table-cell table:style-name="ce5" table:formula="of:=IF([.K17]=&quot;&quot;;&quot;&quot;;[.K17]/[.K$2])" office:value-type="percentage" office:value="0.7" calcext:value-type="percentage">
            <text:p>70%</text:p>
          </table:table-cell>
          <table:table-cell table:style-name="ce5" table:formula="of:=IF([.L17]=&quot;&quot;;&quot;&quot;;[.L17]/[.L$2])" office:value-type="percentage" office:value="0.85" calcext:value-type="percentage">
            <text:p>85%</text:p>
          </table:table-cell>
          <table:table-cell table:style-name="ce5" table:formula="of:=IF([.M17]=&quot;&quot;;&quot;&quot;;[.M17]/[.M$2])" office:value-type="percentage" office:value="0.85" calcext:value-type="percentage">
            <text:p>85%</text:p>
          </table:table-cell>
          <table:table-cell table:style-name="ce5" table:formula="of:=IF([.N17]=&quot;&quot;;&quot;&quot;;[.N17]/[.N$2])" office:value-type="percentage" office:value="1" calcext:value-type="percentage">
            <text:p>100%</text:p>
          </table:table-cell>
          <table:table-cell table:style-name="ce5" table:formula="of:=IF([.O17]=&quot;&quot;;&quot;&quot;;[.O17]/[.O$2])" office:value-type="percentage" office:value="0.95" calcext:value-type="percentage">
            <text:p>95%</text:p>
          </table:table-cell>
          <table:table-cell table:style-name="ce5" table:formula="of:=IF([.P17]=&quot;&quot;;&quot;&quot;;[.P17]/[.P$2])" office:value-type="percentage" office:value="0.925" calcext:value-type="percentage">
            <text:p>93%</text:p>
          </table:table-cell>
          <table:table-cell table:style-name="ce5" table:formula="of:=IF([.Q17]=&quot;&quot;;&quot;&quot;;[.Q17]/[.Q$2])" office:value-type="percentage" office:value="0.9" calcext:value-type="percentage">
            <text:p>90%</text:p>
          </table:table-cell>
          <table:table-cell table:style-name="ce5" table:formula="of:=IF([.R17]=&quot;&quot;;&quot;&quot;;[.R17]/[.R$2])" office:value-type="percentage" office:value="0.775" calcext:value-type="percentage">
            <text:p>78%</text:p>
          </table:table-cell>
          <table:table-cell table:style-name="ce5" table:formula="of:=IF([.S17]=&quot;&quot;;&quot;&quot;;[.S17]/[.S$2])" office:value-type="percentage" office:value="0.690909090909091" calcext:value-type="percentage">
            <text:p>69%</text:p>
          </table:table-cell>
          <table:table-cell table:number-columns-repeated="1005"/>
        </table:table-row>
        <table:table-row table:style-name="ro1">
          <table:table-cell table:formula="of:=[.A18]" office:value-type="float" office:value="15" calcext:value-type="float">
            <text:p>15</text:p>
          </table:table-cell>
          <table:table-cell table:formula="of:=[.B18]" office:value-type="string" office:string-value="GONSOULIN, JOHN" calcext:value-type="string">
            <text:p>GONSOULIN, JOHN</text:p>
          </table:table-cell>
          <table:table-cell table:formula="of:=[.C18]" office:value-type="string" office:string-value="jrg4847" calcext:value-type="string">
            <text:p>jrg4847</text:p>
          </table:table-cell>
          <table:table-cell/>
          <table:table-cell table:style-name="ce5" table:formula="of:=IF([.E18]=&quot;&quot;;&quot;&quot;;[.E18]/[.E$2])" office:value-type="percentage" office:value="1" calcext:value-type="percentage">
            <text:p>100%</text:p>
          </table:table-cell>
          <table:table-cell table:style-name="ce5" table:formula="of:=IF([.F18]=&quot;&quot;;&quot;&quot;;[.F18]/[.F$2])" office:value-type="percentage" office:value="1" calcext:value-type="percentage">
            <text:p>100%</text:p>
          </table:table-cell>
          <table:table-cell table:style-name="ce5" table:formula="of:=IF([.G18]=&quot;&quot;;&quot;&quot;;[.G18]/[.G$2])" office:value-type="percentage" office:value="0.7" calcext:value-type="percentage">
            <text:p>70%</text:p>
          </table:table-cell>
          <table:table-cell table:style-name="ce5" table:formula="of:=IF([.H18]=&quot;&quot;;&quot;&quot;;[.H18]/[.H$2])" office:value-type="percentage" office:value="0.45" calcext:value-type="percentage">
            <text:p>45%</text:p>
          </table:table-cell>
          <table:table-cell table:style-name="ce5" table:formula="of:=IF([.I18]=&quot;&quot;;&quot;&quot;;[.I18]/[.I$2])" office:value-type="percentage" office:value="1" calcext:value-type="percentage">
            <text:p>100%</text:p>
          </table:table-cell>
          <table:table-cell table:style-name="ce5" table:formula="of:=IF([.J18]=&quot;&quot;;&quot;&quot;;[.J18]/[.J$2])" office:value-type="percentage" office:value="0" calcext:value-type="percentage">
            <text:p>0%</text:p>
          </table:table-cell>
          <table:table-cell table:style-name="ce5" table:formula="of:=IF([.K18]=&quot;&quot;;&quot;&quot;;[.K18]/[.K$2])">
            <text:p/>
          </table:table-cell>
          <table:table-cell table:style-name="ce5" table:formula="of:=IF([.L18]=&quot;&quot;;&quot;&quot;;[.L18]/[.L$2])" office:value-type="percentage" office:value="1" calcext:value-type="percentage">
            <text:p>100%</text:p>
          </table:table-cell>
          <table:table-cell table:style-name="ce5" table:formula="of:=IF([.M18]=&quot;&quot;;&quot;&quot;;[.M18]/[.M$2])">
            <text:p/>
          </table:table-cell>
          <table:table-cell table:style-name="ce5" table:formula="of:=IF([.N18]=&quot;&quot;;&quot;&quot;;[.N18]/[.N$2])" office:value-type="percentage" office:value="0.3" calcext:value-type="percentage">
            <text:p>30%</text:p>
          </table:table-cell>
          <table:table-cell table:style-name="ce5" table:formula="of:=IF([.O18]=&quot;&quot;;&quot;&quot;;[.O18]/[.O$2])" office:value-type="percentage" office:value="0.95" calcext:value-type="percentage">
            <text:p>95%</text:p>
          </table:table-cell>
          <table:table-cell table:style-name="ce5" table:formula="of:=IF([.P18]=&quot;&quot;;&quot;&quot;;[.P18]/[.P$2])">
            <text:p/>
          </table:table-cell>
          <table:table-cell table:style-name="ce5" table:formula="of:=IF([.Q18]=&quot;&quot;;&quot;&quot;;[.Q18]/[.Q$2])" office:value-type="percentage" office:value="1" calcext:value-type="percentage">
            <text:p>100%</text:p>
          </table:table-cell>
          <table:table-cell table:style-name="ce5" table:formula="of:=IF([.R18]=&quot;&quot;;&quot;&quot;;[.R18]/[.R$2])" office:value-type="percentage" office:value="0.7875" calcext:value-type="percentage">
            <text:p>79%</text:p>
          </table:table-cell>
          <table:table-cell table:style-name="ce5" table:formula="of:=IF([.S18]=&quot;&quot;;&quot;&quot;;[.S18]/[.S$2])" office:value-type="percentage" office:value="0.890909090909091" calcext:value-type="percentage">
            <text:p>89%</text:p>
          </table:table-cell>
          <table:table-cell table:number-columns-repeated="1005"/>
        </table:table-row>
        <table:table-row table:style-name="ro1">
          <table:table-cell table:formula="of:=[.A19]" office:value-type="float" office:value="16" calcext:value-type="float">
            <text:p>16</text:p>
          </table:table-cell>
          <table:table-cell table:formula="of:=[.B19]" office:value-type="string" office:string-value="GROVES, JOHN" calcext:value-type="string">
            <text:p>GROVES, JOHN</text:p>
          </table:table-cell>
          <table:table-cell table:formula="of:=[.C19]" office:value-type="string" office:string-value="jhg698" calcext:value-type="string">
            <text:p>jhg698</text:p>
          </table:table-cell>
          <table:table-cell/>
          <table:table-cell table:style-name="ce5" table:formula="of:=IF([.E19]=&quot;&quot;;&quot;&quot;;[.E19]/[.E$2])" office:value-type="percentage" office:value="0.8" calcext:value-type="percentage">
            <text:p>80%</text:p>
          </table:table-cell>
          <table:table-cell table:style-name="ce5" table:formula="of:=IF([.F19]=&quot;&quot;;&quot;&quot;;[.F19]/[.F$2])" office:value-type="percentage" office:value="1" calcext:value-type="percentage">
            <text:p>100%</text:p>
          </table:table-cell>
          <table:table-cell table:style-name="ce5" table:formula="of:=IF([.G19]=&quot;&quot;;&quot;&quot;;[.G19]/[.G$2])" office:value-type="percentage" office:value="0.9" calcext:value-type="percentage">
            <text:p>90%</text:p>
          </table:table-cell>
          <table:table-cell table:style-name="ce5" table:formula="of:=IF([.H19]=&quot;&quot;;&quot;&quot;;[.H19]/[.H$2])" office:value-type="percentage" office:value="1" calcext:value-type="percentage">
            <text:p>100%</text:p>
          </table:table-cell>
          <table:table-cell table:style-name="ce5" table:formula="of:=IF([.I19]=&quot;&quot;;&quot;&quot;;[.I19]/[.I$2])" office:value-type="percentage" office:value="0.8" calcext:value-type="percentage">
            <text:p>80%</text:p>
          </table:table-cell>
          <table:table-cell table:style-name="ce5" table:formula="of:=IF([.J19]=&quot;&quot;;&quot;&quot;;[.J19]/[.J$2])" office:value-type="percentage" office:value="1.3" calcext:value-type="percentage">
            <text:p>130%</text:p>
          </table:table-cell>
          <table:table-cell table:style-name="ce5" table:formula="of:=IF([.K19]=&quot;&quot;;&quot;&quot;;[.K19]/[.K$2])" office:value-type="percentage" office:value="0.8" calcext:value-type="percentage">
            <text:p>80%</text:p>
          </table:table-cell>
          <table:table-cell table:style-name="ce5" table:formula="of:=IF([.L19]=&quot;&quot;;&quot;&quot;;[.L19]/[.L$2])" office:value-type="percentage" office:value="0.95" calcext:value-type="percentage">
            <text:p>95%</text:p>
          </table:table-cell>
          <table:table-cell table:style-name="ce5" table:formula="of:=IF([.M19]=&quot;&quot;;&quot;&quot;;[.M19]/[.M$2])" office:value-type="percentage" office:value="0.95" calcext:value-type="percentage">
            <text:p>95%</text:p>
          </table:table-cell>
          <table:table-cell table:style-name="ce5" table:formula="of:=IF([.N19]=&quot;&quot;;&quot;&quot;;[.N19]/[.N$2])" office:value-type="percentage" office:value="0.95" calcext:value-type="percentage">
            <text:p>95%</text:p>
          </table:table-cell>
          <table:table-cell table:style-name="ce5" table:formula="of:=IF([.O19]=&quot;&quot;;&quot;&quot;;[.O19]/[.O$2])" office:value-type="percentage" office:value="0.75" calcext:value-type="percentage">
            <text:p>75%</text:p>
          </table:table-cell>
          <table:table-cell table:style-name="ce5" table:formula="of:=IF([.P19]=&quot;&quot;;&quot;&quot;;[.P19]/[.P$2])">
            <text:p/>
          </table:table-cell>
          <table:table-cell table:style-name="ce5" table:formula="of:=IF([.Q19]=&quot;&quot;;&quot;&quot;;[.Q19]/[.Q$2])" office:value-type="percentage" office:value="0.633333333333333" calcext:value-type="percentage">
            <text:p>63%</text:p>
          </table:table-cell>
          <table:table-cell table:style-name="ce5" table:formula="of:=IF([.R19]=&quot;&quot;;&quot;&quot;;[.R19]/[.R$2])" office:value-type="percentage" office:value="0.95" calcext:value-type="percentage">
            <text:p>95%</text:p>
          </table:table-cell>
          <table:table-cell table:style-name="ce5" table:formula="of:=IF([.S19]=&quot;&quot;;&quot;&quot;;[.S19]/[.S$2])" office:value-type="percentage" office:value="0.790909090909091" calcext:value-type="percentage">
            <text:p>79%</text:p>
          </table:table-cell>
          <table:table-cell table:number-columns-repeated="1005"/>
        </table:table-row>
        <table:table-row table:style-name="ro1">
          <table:table-cell table:formula="of:=[.A20]" office:value-type="float" office:value="17" calcext:value-type="float">
            <text:p>17</text:p>
          </table:table-cell>
          <table:table-cell table:formula="of:=[.B20]" office:value-type="string" office:string-value="GUZMAN, GUALBERTO" calcext:value-type="string">
            <text:p>GUZMAN, GUALBERTO</text:p>
          </table:table-cell>
          <table:table-cell table:formula="of:=[.C20]" office:value-type="string" office:string-value="gag2224" calcext:value-type="string">
            <text:p>gag2224</text:p>
          </table:table-cell>
          <table:table-cell/>
          <table:table-cell table:style-name="ce5" table:formula="of:=IF([.E20]=&quot;&quot;;&quot;&quot;;[.E20]/[.E$2])" office:value-type="percentage" office:value="1" calcext:value-type="percentage">
            <text:p>100%</text:p>
          </table:table-cell>
          <table:table-cell table:style-name="ce5" table:formula="of:=IF([.F20]=&quot;&quot;;&quot;&quot;;[.F20]/[.F$2])" office:value-type="percentage" office:value="1" calcext:value-type="percentage">
            <text:p>100%</text:p>
          </table:table-cell>
          <table:table-cell table:style-name="ce5" table:formula="of:=IF([.G20]=&quot;&quot;;&quot;&quot;;[.G20]/[.G$2])" office:value-type="percentage" office:value="1" calcext:value-type="percentage">
            <text:p>100%</text:p>
          </table:table-cell>
          <table:table-cell table:style-name="ce5" table:formula="of:=IF([.H20]=&quot;&quot;;&quot;&quot;;[.H20]/[.H$2])" office:value-type="percentage" office:value="1" calcext:value-type="percentage">
            <text:p>100%</text:p>
          </table:table-cell>
          <table:table-cell table:style-name="ce5" table:formula="of:=IF([.I20]=&quot;&quot;;&quot;&quot;;[.I20]/[.I$2])" office:value-type="percentage" office:value="1" calcext:value-type="percentage">
            <text:p>100%</text:p>
          </table:table-cell>
          <table:table-cell table:style-name="ce5" table:formula="of:=IF([.J20]=&quot;&quot;;&quot;&quot;;[.J20]/[.J$2])" office:value-type="percentage" office:value="1.2" calcext:value-type="percentage">
            <text:p>120%</text:p>
          </table:table-cell>
          <table:table-cell table:style-name="ce5" table:formula="of:=IF([.K20]=&quot;&quot;;&quot;&quot;;[.K20]/[.K$2])" office:value-type="percentage" office:value="0.9" calcext:value-type="percentage">
            <text:p>90%</text:p>
          </table:table-cell>
          <table:table-cell table:style-name="ce5" table:formula="of:=IF([.L20]=&quot;&quot;;&quot;&quot;;[.L20]/[.L$2])" office:value-type="percentage" office:value="0.9" calcext:value-type="percentage">
            <text:p>90%</text:p>
          </table:table-cell>
          <table:table-cell table:style-name="ce5" table:formula="of:=IF([.M20]=&quot;&quot;;&quot;&quot;;[.M20]/[.M$2])" office:value-type="percentage" office:value="1.05" calcext:value-type="percentage">
            <text:p>105%</text:p>
          </table:table-cell>
          <table:table-cell table:style-name="ce5" table:formula="of:=IF([.N20]=&quot;&quot;;&quot;&quot;;[.N20]/[.N$2])" office:value-type="percentage" office:value="1" calcext:value-type="percentage">
            <text:p>100%</text:p>
          </table:table-cell>
          <table:table-cell table:style-name="ce5" table:formula="of:=IF([.O20]=&quot;&quot;;&quot;&quot;;[.O20]/[.O$2])" office:value-type="percentage" office:value="0.98" calcext:value-type="percentage">
            <text:p>98%</text:p>
          </table:table-cell>
          <table:table-cell table:style-name="ce5" table:formula="of:=IF([.P20]=&quot;&quot;;&quot;&quot;;[.P20]/[.P$2])" office:value-type="percentage" office:value="0.975" calcext:value-type="percentage">
            <text:p>98%</text:p>
          </table:table-cell>
          <table:table-cell table:style-name="ce5" table:formula="of:=IF([.Q20]=&quot;&quot;;&quot;&quot;;[.Q20]/[.Q$2])" office:value-type="percentage" office:value="1" calcext:value-type="percentage">
            <text:p>100%</text:p>
          </table:table-cell>
          <table:table-cell table:style-name="ce5" table:formula="of:=IF([.R20]=&quot;&quot;;&quot;&quot;;[.R20]/[.R$2])" office:value-type="percentage" office:value="0.75" calcext:value-type="percentage">
            <text:p>75%</text:p>
          </table:table-cell>
          <table:table-cell table:style-name="ce5" table:formula="of:=IF([.S20]=&quot;&quot;;&quot;&quot;;[.S20]/[.S$2])" office:value-type="percentage" office:value="0.836363636363636" calcext:value-type="percentage">
            <text:p>84%</text:p>
          </table:table-cell>
          <table:table-cell table:number-columns-repeated="1005"/>
        </table:table-row>
        <table:table-row table:style-name="ro1">
          <table:table-cell table:formula="of:=[.A21]" office:value-type="float" office:value="18" calcext:value-type="float">
            <text:p>18</text:p>
          </table:table-cell>
          <table:table-cell table:formula="of:=[.B21]" office:value-type="string" office:string-value="Hawes-Domingue, Kathleen" calcext:value-type="string">
            <text:p>Hawes-Domingue, Kathleen</text:p>
          </table:table-cell>
          <table:table-cell table:formula="of:=[.C21]" office:value-type="string" office:string-value="kh549" calcext:value-type="string">
            <text:p>kh549</text:p>
          </table:table-cell>
          <table:table-cell/>
          <table:table-cell table:style-name="ce5" table:formula="of:=IF([.E21]=&quot;&quot;;&quot;&quot;;[.E21]/[.E$2])" office:value-type="percentage" office:value="1" calcext:value-type="percentage">
            <text:p>100%</text:p>
          </table:table-cell>
          <table:table-cell table:style-name="ce5" table:formula="of:=IF([.F21]=&quot;&quot;;&quot;&quot;;[.F21]/[.F$2])" office:value-type="percentage" office:value="1" calcext:value-type="percentage">
            <text:p>100%</text:p>
          </table:table-cell>
          <table:table-cell table:style-name="ce5" table:formula="of:=IF([.G21]=&quot;&quot;;&quot;&quot;;[.G21]/[.G$2])" office:value-type="percentage" office:value="1" calcext:value-type="percentage">
            <text:p>100%</text:p>
          </table:table-cell>
          <table:table-cell table:style-name="ce5" table:formula="of:=IF([.H21]=&quot;&quot;;&quot;&quot;;[.H21]/[.H$2])" office:value-type="percentage" office:value="1" calcext:value-type="percentage">
            <text:p>100%</text:p>
          </table:table-cell>
          <table:table-cell table:style-name="ce5" table:formula="of:=IF([.I21]=&quot;&quot;;&quot;&quot;;[.I21]/[.I$2])" office:value-type="percentage" office:value="1" calcext:value-type="percentage">
            <text:p>100%</text:p>
          </table:table-cell>
          <table:table-cell table:style-name="ce5" table:formula="of:=IF([.J21]=&quot;&quot;;&quot;&quot;;[.J21]/[.J$2])" office:value-type="percentage" office:value="1.3" calcext:value-type="percentage">
            <text:p>130%</text:p>
          </table:table-cell>
          <table:table-cell table:style-name="ce5" table:formula="of:=IF([.K21]=&quot;&quot;;&quot;&quot;;[.K21]/[.K$2])" office:value-type="percentage" office:value="0.8" calcext:value-type="percentage">
            <text:p>80%</text:p>
          </table:table-cell>
          <table:table-cell table:style-name="ce5" table:formula="of:=IF([.L21]=&quot;&quot;;&quot;&quot;;[.L21]/[.L$2])" office:value-type="percentage" office:value="1" calcext:value-type="percentage">
            <text:p>100%</text:p>
          </table:table-cell>
          <table:table-cell table:style-name="ce5" table:formula="of:=IF([.M21]=&quot;&quot;;&quot;&quot;;[.M21]/[.M$2])" office:value-type="percentage" office:value="0.95" calcext:value-type="percentage">
            <text:p>95%</text:p>
          </table:table-cell>
          <table:table-cell table:style-name="ce5" table:formula="of:=IF([.N21]=&quot;&quot;;&quot;&quot;;[.N21]/[.N$2])" office:value-type="percentage" office:value="1" calcext:value-type="percentage">
            <text:p>100%</text:p>
          </table:table-cell>
          <table:table-cell table:style-name="ce5" table:formula="of:=IF([.O21]=&quot;&quot;;&quot;&quot;;[.O21]/[.O$2])" office:value-type="percentage" office:value="0.8" calcext:value-type="percentage">
            <text:p>80%</text:p>
          </table:table-cell>
          <table:table-cell table:style-name="ce5" table:formula="of:=IF([.P21]=&quot;&quot;;&quot;&quot;;[.P21]/[.P$2])" office:value-type="percentage" office:value="0.6" calcext:value-type="percentage">
            <text:p>60%</text:p>
          </table:table-cell>
          <table:table-cell table:style-name="ce5" table:formula="of:=IF([.Q21]=&quot;&quot;;&quot;&quot;;[.Q21]/[.Q$2])" office:value-type="percentage" office:value="0.966666666666667" calcext:value-type="percentage">
            <text:p>97%</text:p>
          </table:table-cell>
          <table:table-cell table:style-name="ce5" table:formula="of:=IF([.R21]=&quot;&quot;;&quot;&quot;;[.R21]/[.R$2])" office:value-type="percentage" office:value="0.7625" calcext:value-type="percentage">
            <text:p>76%</text:p>
          </table:table-cell>
          <table:table-cell table:style-name="ce5" table:formula="of:=IF([.S21]=&quot;&quot;;&quot;&quot;;[.S21]/[.S$2])" office:value-type="percentage" office:value="0.963636363636364" calcext:value-type="percentage">
            <text:p>96%</text:p>
          </table:table-cell>
          <table:table-cell table:number-columns-repeated="1005"/>
        </table:table-row>
        <table:table-row table:style-name="ro1">
          <table:table-cell table:formula="of:=[.A22]" office:value-type="float" office:value="19" calcext:value-type="float">
            <text:p>19</text:p>
          </table:table-cell>
          <table:table-cell table:formula="of:=[.B22]" office:value-type="string" office:string-value="HAYNES, ELIZABETH" calcext:value-type="string">
            <text:p>HAYNES, ELIZABETH</text:p>
          </table:table-cell>
          <table:table-cell table:formula="of:=[.C22]" office:value-type="string" office:string-value="ejh2369" calcext:value-type="string">
            <text:p>ejh2369</text:p>
          </table:table-cell>
          <table:table-cell/>
          <table:table-cell table:style-name="ce5" table:formula="of:=IF([.E22]=&quot;&quot;;&quot;&quot;;[.E22]/[.E$2])" office:value-type="percentage" office:value="1" calcext:value-type="percentage">
            <text:p>100%</text:p>
          </table:table-cell>
          <table:table-cell table:style-name="ce5" table:formula="of:=IF([.F22]=&quot;&quot;;&quot;&quot;;[.F22]/[.F$2])" office:value-type="percentage" office:value="1" calcext:value-type="percentage">
            <text:p>100%</text:p>
          </table:table-cell>
          <table:table-cell table:style-name="ce5" table:formula="of:=IF([.G22]=&quot;&quot;;&quot;&quot;;[.G22]/[.G$2])" office:value-type="percentage" office:value="1" calcext:value-type="percentage">
            <text:p>100%</text:p>
          </table:table-cell>
          <table:table-cell table:style-name="ce5" table:formula="of:=IF([.H22]=&quot;&quot;;&quot;&quot;;[.H22]/[.H$2])" office:value-type="percentage" office:value="0.85" calcext:value-type="percentage">
            <text:p>85%</text:p>
          </table:table-cell>
          <table:table-cell table:style-name="ce5" table:formula="of:=IF([.I22]=&quot;&quot;;&quot;&quot;;[.I22]/[.I$2])" office:value-type="percentage" office:value="0.05" calcext:value-type="percentage">
            <text:p>5%</text:p>
          </table:table-cell>
          <table:table-cell table:style-name="ce5" table:formula="of:=IF([.J22]=&quot;&quot;;&quot;&quot;;[.J22]/[.J$2])" office:value-type="percentage" office:value="1" calcext:value-type="percentage">
            <text:p>100%</text:p>
          </table:table-cell>
          <table:table-cell table:style-name="ce5" table:formula="of:=IF([.K22]=&quot;&quot;;&quot;&quot;;[.K22]/[.K$2])" office:value-type="percentage" office:value="0.6" calcext:value-type="percentage">
            <text:p>60%</text:p>
          </table:table-cell>
          <table:table-cell table:style-name="ce5" table:formula="of:=IF([.L22]=&quot;&quot;;&quot;&quot;;[.L22]/[.L$2])" office:value-type="percentage" office:value="1" calcext:value-type="percentage">
            <text:p>100%</text:p>
          </table:table-cell>
          <table:table-cell table:style-name="ce5" table:formula="of:=IF([.M22]=&quot;&quot;;&quot;&quot;;[.M22]/[.M$2])" office:value-type="percentage" office:value="1" calcext:value-type="percentage">
            <text:p>100%</text:p>
          </table:table-cell>
          <table:table-cell table:style-name="ce5" table:formula="of:=IF([.N22]=&quot;&quot;;&quot;&quot;;[.N22]/[.N$2])" office:value-type="percentage" office:value="0.8" calcext:value-type="percentage">
            <text:p>80%</text:p>
          </table:table-cell>
          <table:table-cell table:style-name="ce5" table:formula="of:=IF([.O22]=&quot;&quot;;&quot;&quot;;[.O22]/[.O$2])" office:value-type="percentage" office:value="0.9" calcext:value-type="percentage">
            <text:p>90%</text:p>
          </table:table-cell>
          <table:table-cell table:style-name="ce5" table:formula="of:=IF([.P22]=&quot;&quot;;&quot;&quot;;[.P22]/[.P$2])">
            <text:p/>
          </table:table-cell>
          <table:table-cell table:style-name="ce5" table:formula="of:=IF([.Q22]=&quot;&quot;;&quot;&quot;;[.Q22]/[.Q$2])" office:value-type="percentage" office:value="0.833333333333333" calcext:value-type="percentage">
            <text:p>83%</text:p>
          </table:table-cell>
          <table:table-cell table:style-name="ce5" table:formula="of:=IF([.R22]=&quot;&quot;;&quot;&quot;;[.R22]/[.R$2])" office:value-type="percentage" office:value="0.9" calcext:value-type="percentage">
            <text:p>90%</text:p>
          </table:table-cell>
          <table:table-cell table:style-name="ce5" table:formula="of:=IF([.S22]=&quot;&quot;;&quot;&quot;;[.S22]/[.S$2])" office:value-type="percentage" office:value="0.8" calcext:value-type="percentage">
            <text:p>80%</text:p>
          </table:table-cell>
          <table:table-cell table:number-columns-repeated="1005"/>
        </table:table-row>
        <table:table-row table:style-name="ro1">
          <table:table-cell table:formula="of:=[.A23]" office:value-type="float" office:value="20" calcext:value-type="float">
            <text:p>20</text:p>
          </table:table-cell>
          <table:table-cell table:formula="of:=[.B23]" office:value-type="string" office:string-value="HURT, JOSHUA" calcext:value-type="string">
            <text:p>HURT, JOSHUA</text:p>
          </table:table-cell>
          <table:table-cell table:formula="of:=[.C23]" office:value-type="string" office:string-value="jlh6542" calcext:value-type="string">
            <text:p>jlh6542</text:p>
          </table:table-cell>
          <table:table-cell/>
          <table:table-cell table:style-name="ce5" table:formula="of:=IF([.E23]=&quot;&quot;;&quot;&quot;;[.E23]/[.E$2])" office:value-type="percentage" office:value="0.8" calcext:value-type="percentage">
            <text:p>80%</text:p>
          </table:table-cell>
          <table:table-cell table:style-name="ce5" table:formula="of:=IF([.F23]=&quot;&quot;;&quot;&quot;;[.F23]/[.F$2])" office:value-type="percentage" office:value="1" calcext:value-type="percentage">
            <text:p>100%</text:p>
          </table:table-cell>
          <table:table-cell table:style-name="ce5" table:formula="of:=IF([.G23]=&quot;&quot;;&quot;&quot;;[.G23]/[.G$2])" office:value-type="percentage" office:value="0.9" calcext:value-type="percentage">
            <text:p>90%</text:p>
          </table:table-cell>
          <table:table-cell table:style-name="ce5" table:formula="of:=IF([.H23]=&quot;&quot;;&quot;&quot;;[.H23]/[.H$2])" office:value-type="percentage" office:value="0.95" calcext:value-type="percentage">
            <text:p>95%</text:p>
          </table:table-cell>
          <table:table-cell table:style-name="ce5" table:formula="of:=IF([.I23]=&quot;&quot;;&quot;&quot;;[.I23]/[.I$2])" office:value-type="percentage" office:value="1" calcext:value-type="percentage">
            <text:p>100%</text:p>
          </table:table-cell>
          <table:table-cell table:style-name="ce5" table:formula="of:=IF([.J23]=&quot;&quot;;&quot;&quot;;[.J23]/[.J$2])">
            <text:p/>
          </table:table-cell>
          <table:table-cell table:style-name="ce5" table:formula="of:=IF([.K23]=&quot;&quot;;&quot;&quot;;[.K23]/[.K$2])">
            <text:p/>
          </table:table-cell>
          <table:table-cell table:style-name="ce5" table:formula="of:=IF([.L23]=&quot;&quot;;&quot;&quot;;[.L23]/[.L$2])" office:value-type="percentage" office:value="1" calcext:value-type="percentage">
            <text:p>100%</text:p>
          </table:table-cell>
          <table:table-cell table:style-name="ce5" table:formula="of:=IF([.M23]=&quot;&quot;;&quot;&quot;;[.M23]/[.M$2])">
            <text:p/>
          </table:table-cell>
          <table:table-cell table:style-name="ce5" table:formula="of:=IF([.N23]=&quot;&quot;;&quot;&quot;;[.N23]/[.N$2])" office:value-type="percentage" office:value="0.55" calcext:value-type="percentage">
            <text:p>55%</text:p>
          </table:table-cell>
          <table:table-cell table:style-name="ce5" table:formula="of:=IF([.O23]=&quot;&quot;;&quot;&quot;;[.O23]/[.O$2])" office:value-type="percentage" office:value="0.8" calcext:value-type="percentage">
            <text:p>80%</text:p>
          </table:table-cell>
          <table:table-cell table:style-name="ce5" table:formula="of:=IF([.P23]=&quot;&quot;;&quot;&quot;;[.P23]/[.P$2])">
            <text:p/>
          </table:table-cell>
          <table:table-cell table:style-name="ce5" table:formula="of:=IF([.Q23]=&quot;&quot;;&quot;&quot;;[.Q23]/[.Q$2])" office:value-type="percentage" office:value="0.566666666666667" calcext:value-type="percentage">
            <text:p>57%</text:p>
          </table:table-cell>
          <table:table-cell table:style-name="ce5" table:formula="of:=IF([.R23]=&quot;&quot;;&quot;&quot;;[.R23]/[.R$2])" office:value-type="percentage" office:value="0.6625" calcext:value-type="percentage">
            <text:p>66%</text:p>
          </table:table-cell>
          <table:table-cell table:style-name="ce5" table:formula="of:=IF([.S23]=&quot;&quot;;&quot;&quot;;[.S23]/[.S$2])" office:value-type="percentage" office:value="0.7" calcext:value-type="percentage">
            <text:p>70%</text:p>
          </table:table-cell>
          <table:table-cell table:number-columns-repeated="1005"/>
        </table:table-row>
        <table:table-row table:style-name="ro1">
          <table:table-cell table:formula="of:=[.A24]" office:value-type="float" office:value="21" calcext:value-type="float">
            <text:p>21</text:p>
          </table:table-cell>
          <table:table-cell table:formula="of:=[.B24]" office:value-type="string" office:string-value="HUTSON, MILES" calcext:value-type="string">
            <text:p>HUTSON, MILES</text:p>
          </table:table-cell>
          <table:table-cell table:formula="of:=[.C24]" office:value-type="string" office:string-value="mrh2928" calcext:value-type="string">
            <text:p>mrh2928</text:p>
          </table:table-cell>
          <table:table-cell/>
          <table:table-cell table:style-name="ce5" table:formula="of:=IF([.E24]=&quot;&quot;;&quot;&quot;;[.E24]/[.E$2])" office:value-type="percentage" office:value="1" calcext:value-type="percentage">
            <text:p>100%</text:p>
          </table:table-cell>
          <table:table-cell table:style-name="ce5" table:formula="of:=IF([.F24]=&quot;&quot;;&quot;&quot;;[.F24]/[.F$2])" office:value-type="percentage" office:value="0.9" calcext:value-type="percentage">
            <text:p>90%</text:p>
          </table:table-cell>
          <table:table-cell table:style-name="ce5" table:formula="of:=IF([.G24]=&quot;&quot;;&quot;&quot;;[.G24]/[.G$2])" office:value-type="percentage" office:value="1" calcext:value-type="percentage">
            <text:p>100%</text:p>
          </table:table-cell>
          <table:table-cell table:style-name="ce5" table:formula="of:=IF([.H24]=&quot;&quot;;&quot;&quot;;[.H24]/[.H$2])" office:value-type="percentage" office:value="1" calcext:value-type="percentage">
            <text:p>100%</text:p>
          </table:table-cell>
          <table:table-cell table:style-name="ce5" table:formula="of:=IF([.I24]=&quot;&quot;;&quot;&quot;;[.I24]/[.I$2])" office:value-type="percentage" office:value="1" calcext:value-type="percentage">
            <text:p>100%</text:p>
          </table:table-cell>
          <table:table-cell table:style-name="ce5" table:formula="of:=IF([.J24]=&quot;&quot;;&quot;&quot;;[.J24]/[.J$2])" office:value-type="percentage" office:value="1.3" calcext:value-type="percentage">
            <text:p>130%</text:p>
          </table:table-cell>
          <table:table-cell table:style-name="ce5" table:formula="of:=IF([.K24]=&quot;&quot;;&quot;&quot;;[.K24]/[.K$2])" office:value-type="percentage" office:value="0.9" calcext:value-type="percentage">
            <text:p>90%</text:p>
          </table:table-cell>
          <table:table-cell table:style-name="ce5" table:formula="of:=IF([.L24]=&quot;&quot;;&quot;&quot;;[.L24]/[.L$2])" office:value-type="percentage" office:value="1" calcext:value-type="percentage">
            <text:p>100%</text:p>
          </table:table-cell>
          <table:table-cell table:style-name="ce5" table:formula="of:=IF([.M24]=&quot;&quot;;&quot;&quot;;[.M24]/[.M$2])" office:value-type="percentage" office:value="0.95" calcext:value-type="percentage">
            <text:p>95%</text:p>
          </table:table-cell>
          <table:table-cell table:style-name="ce5" table:formula="of:=IF([.N24]=&quot;&quot;;&quot;&quot;;[.N24]/[.N$2])" office:value-type="percentage" office:value="1" calcext:value-type="percentage">
            <text:p>100%</text:p>
          </table:table-cell>
          <table:table-cell table:style-name="ce5" table:formula="of:=IF([.O24]=&quot;&quot;;&quot;&quot;;[.O24]/[.O$2])">
            <text:p/>
          </table:table-cell>
          <table:table-cell table:style-name="ce5" table:formula="of:=IF([.P24]=&quot;&quot;;&quot;&quot;;[.P24]/[.P$2])" office:value-type="percentage" office:value="1" calcext:value-type="percentage">
            <text:p>100%</text:p>
          </table:table-cell>
          <table:table-cell table:style-name="ce5" table:formula="of:=IF([.Q24]=&quot;&quot;;&quot;&quot;;[.Q24]/[.Q$2])" office:value-type="percentage" office:value="0.933333333333333" calcext:value-type="percentage">
            <text:p>93%</text:p>
          </table:table-cell>
          <table:table-cell table:style-name="ce5" table:formula="of:=IF([.R24]=&quot;&quot;;&quot;&quot;;[.R24]/[.R$2])" office:value-type="percentage" office:value="0.9" calcext:value-type="percentage">
            <text:p>90%</text:p>
          </table:table-cell>
          <table:table-cell table:style-name="ce5" table:formula="of:=IF([.S24]=&quot;&quot;;&quot;&quot;;[.S24]/[.S$2])" office:value-type="percentage" office:value="0.890909090909091" calcext:value-type="percentage">
            <text:p>89%</text:p>
          </table:table-cell>
          <table:table-cell table:number-columns-repeated="1005"/>
        </table:table-row>
        <table:table-row table:style-name="ro1">
          <table:table-cell table:formula="of:=[.A25]" office:value-type="float" office:value="22" calcext:value-type="float">
            <text:p>22</text:p>
          </table:table-cell>
          <table:table-cell table:formula="of:=[.B25]" office:value-type="string" office:string-value="HUYN, JOOJAY" calcext:value-type="string">
            <text:p>HUYN, JOOJAY</text:p>
          </table:table-cell>
          <table:table-cell table:formula="of:=[.C25]" office:value-type="string" office:string-value="jh54287" calcext:value-type="string">
            <text:p>jh54287</text:p>
          </table:table-cell>
          <table:table-cell/>
          <table:table-cell table:style-name="ce5" table:formula="of:=IF([.E25]=&quot;&quot;;&quot;&quot;;[.E25]/[.E$2])" office:value-type="percentage" office:value="1" calcext:value-type="percentage">
            <text:p>100%</text:p>
          </table:table-cell>
          <table:table-cell table:style-name="ce5" table:formula="of:=IF([.F25]=&quot;&quot;;&quot;&quot;;[.F25]/[.F$2])" office:value-type="percentage" office:value="1" calcext:value-type="percentage">
            <text:p>100%</text:p>
          </table:table-cell>
          <table:table-cell table:style-name="ce5" table:formula="of:=IF([.G25]=&quot;&quot;;&quot;&quot;;[.G25]/[.G$2])" office:value-type="percentage" office:value="1" calcext:value-type="percentage">
            <text:p>100%</text:p>
          </table:table-cell>
          <table:table-cell table:style-name="ce5" table:formula="of:=IF([.H25]=&quot;&quot;;&quot;&quot;;[.H25]/[.H$2])" office:value-type="percentage" office:value="1" calcext:value-type="percentage">
            <text:p>100%</text:p>
          </table:table-cell>
          <table:table-cell table:style-name="ce5" table:formula="of:=IF([.I25]=&quot;&quot;;&quot;&quot;;[.I25]/[.I$2])" office:value-type="percentage" office:value="1" calcext:value-type="percentage">
            <text:p>100%</text:p>
          </table:table-cell>
          <table:table-cell table:style-name="ce5" table:formula="of:=IF([.J25]=&quot;&quot;;&quot;&quot;;[.J25]/[.J$2])" office:value-type="percentage" office:value="1.3" calcext:value-type="percentage">
            <text:p>130%</text:p>
          </table:table-cell>
          <table:table-cell table:style-name="ce5" table:formula="of:=IF([.K25]=&quot;&quot;;&quot;&quot;;[.K25]/[.K$2])" office:value-type="percentage" office:value="0.85" calcext:value-type="percentage">
            <text:p>85%</text:p>
          </table:table-cell>
          <table:table-cell table:style-name="ce5" table:formula="of:=IF([.L25]=&quot;&quot;;&quot;&quot;;[.L25]/[.L$2])" office:value-type="percentage" office:value="1" calcext:value-type="percentage">
            <text:p>100%</text:p>
          </table:table-cell>
          <table:table-cell table:style-name="ce5" table:formula="of:=IF([.M25]=&quot;&quot;;&quot;&quot;;[.M25]/[.M$2])" office:value-type="percentage" office:value="1" calcext:value-type="percentage">
            <text:p>100%</text:p>
          </table:table-cell>
          <table:table-cell table:style-name="ce5" table:formula="of:=IF([.N25]=&quot;&quot;;&quot;&quot;;[.N25]/[.N$2])" office:value-type="percentage" office:value="1" calcext:value-type="percentage">
            <text:p>100%</text:p>
          </table:table-cell>
          <table:table-cell table:style-name="ce5" table:formula="of:=IF([.O25]=&quot;&quot;;&quot;&quot;;[.O25]/[.O$2])" office:value-type="percentage" office:value="0.6" calcext:value-type="percentage">
            <text:p>60%</text:p>
          </table:table-cell>
          <table:table-cell table:style-name="ce5" table:formula="of:=IF([.P25]=&quot;&quot;;&quot;&quot;;[.P25]/[.P$2])" office:value-type="percentage" office:value="1.075" calcext:value-type="percentage">
            <text:p>108%</text:p>
          </table:table-cell>
          <table:table-cell table:style-name="ce5" table:formula="of:=IF([.Q25]=&quot;&quot;;&quot;&quot;;[.Q25]/[.Q$2])" office:value-type="percentage" office:value="0.933333333333333" calcext:value-type="percentage">
            <text:p>93%</text:p>
          </table:table-cell>
          <table:table-cell table:style-name="ce5" table:formula="of:=IF([.R25]=&quot;&quot;;&quot;&quot;;[.R25]/[.R$2])" office:value-type="percentage" office:value="0.8375" calcext:value-type="percentage">
            <text:p>84%</text:p>
          </table:table-cell>
          <table:table-cell table:style-name="ce5" table:formula="of:=IF([.S25]=&quot;&quot;;&quot;&quot;;[.S25]/[.S$2])" office:value-type="percentage" office:value="0.890909090909091" calcext:value-type="percentage">
            <text:p>89%</text:p>
          </table:table-cell>
          <table:table-cell table:number-columns-repeated="1005"/>
        </table:table-row>
        <table:table-row table:style-name="ro1">
          <table:table-cell table:formula="of:=[.A26]" office:value-type="float" office:value="23" calcext:value-type="float">
            <text:p>23</text:p>
          </table:table-cell>
          <table:table-cell table:formula="of:=[.B26]" office:value-type="string" office:string-value="Kinard, Ronald" calcext:value-type="string">
            <text:p>Kinard, Ronald</text:p>
          </table:table-cell>
          <table:table-cell table:formula="of:=[.C26]" office:value-type="string" office:string-value="rbk385" calcext:value-type="string">
            <text:p>rbk385</text:p>
          </table:table-cell>
          <table:table-cell/>
          <table:table-cell table:style-name="ce5" table:formula="of:=IF([.E26]=&quot;&quot;;&quot;&quot;;[.E26]/[.E$2])" office:value-type="percentage" office:value="0.3" calcext:value-type="percentage">
            <text:p>30%</text:p>
          </table:table-cell>
          <table:table-cell table:style-name="ce5" table:formula="of:=IF([.F26]=&quot;&quot;;&quot;&quot;;[.F26]/[.F$2])" office:value-type="percentage" office:value="1" calcext:value-type="percentage">
            <text:p>100%</text:p>
          </table:table-cell>
          <table:table-cell table:style-name="ce5" table:formula="of:=IF([.G26]=&quot;&quot;;&quot;&quot;;[.G26]/[.G$2])" office:value-type="percentage" office:value="0.9" calcext:value-type="percentage">
            <text:p>90%</text:p>
          </table:table-cell>
          <table:table-cell table:style-name="ce5" table:formula="of:=IF([.H26]=&quot;&quot;;&quot;&quot;;[.H26]/[.H$2])" office:value-type="percentage" office:value="1" calcext:value-type="percentage">
            <text:p>100%</text:p>
          </table:table-cell>
          <table:table-cell table:style-name="ce5" table:formula="of:=IF([.I26]=&quot;&quot;;&quot;&quot;;[.I26]/[.I$2])" office:value-type="percentage" office:value="1" calcext:value-type="percentage">
            <text:p>100%</text:p>
          </table:table-cell>
          <table:table-cell table:style-name="ce5" table:formula="of:=IF([.J26]=&quot;&quot;;&quot;&quot;;[.J26]/[.J$2])" office:value-type="percentage" office:value="0.85" calcext:value-type="percentage">
            <text:p>85%</text:p>
          </table:table-cell>
          <table:table-cell table:style-name="ce5" table:formula="of:=IF([.K26]=&quot;&quot;;&quot;&quot;;[.K26]/[.K$2])" office:value-type="percentage" office:value="0.9" calcext:value-type="percentage">
            <text:p>90%</text:p>
          </table:table-cell>
          <table:table-cell table:style-name="ce5" table:formula="of:=IF([.L26]=&quot;&quot;;&quot;&quot;;[.L26]/[.L$2])" office:value-type="percentage" office:value="0.7" calcext:value-type="percentage">
            <text:p>70%</text:p>
          </table:table-cell>
          <table:table-cell table:style-name="ce5" table:formula="of:=IF([.M26]=&quot;&quot;;&quot;&quot;;[.M26]/[.M$2])" office:value-type="percentage" office:value="1" calcext:value-type="percentage">
            <text:p>100%</text:p>
          </table:table-cell>
          <table:table-cell table:style-name="ce5" table:formula="of:=IF([.N26]=&quot;&quot;;&quot;&quot;;[.N26]/[.N$2])" office:value-type="percentage" office:value="1" calcext:value-type="percentage">
            <text:p>100%</text:p>
          </table:table-cell>
          <table:table-cell table:style-name="ce5" table:formula="of:=IF([.O26]=&quot;&quot;;&quot;&quot;;[.O26]/[.O$2])" office:value-type="percentage" office:value="0.95" calcext:value-type="percentage">
            <text:p>95%</text:p>
          </table:table-cell>
          <table:table-cell table:style-name="ce5" table:formula="of:=IF([.P26]=&quot;&quot;;&quot;&quot;;[.P26]/[.P$2])">
            <text:p/>
          </table:table-cell>
          <table:table-cell table:style-name="ce5" table:formula="of:=IF([.Q26]=&quot;&quot;;&quot;&quot;;[.Q26]/[.Q$2])" office:value-type="percentage" office:value="1" calcext:value-type="percentage">
            <text:p>100%</text:p>
          </table:table-cell>
          <table:table-cell table:style-name="ce5" table:formula="of:=IF([.R26]=&quot;&quot;;&quot;&quot;;[.R26]/[.R$2])" office:value-type="percentage" office:value="0.8375" calcext:value-type="percentage">
            <text:p>84%</text:p>
          </table:table-cell>
          <table:table-cell table:style-name="ce5" table:formula="of:=IF([.S26]=&quot;&quot;;&quot;&quot;;[.S26]/[.S$2])" office:value-type="percentage" office:value="0.854545454545455" calcext:value-type="percentage">
            <text:p>85%</text:p>
          </table:table-cell>
          <table:table-cell table:number-columns-repeated="1005"/>
        </table:table-row>
        <table:table-row table:style-name="ro1">
          <table:table-cell table:formula="of:=[.A27]" office:value-type="float" office:value="24" calcext:value-type="float">
            <text:p>24</text:p>
          </table:table-cell>
          <table:table-cell table:formula="of:=[.B27]" office:value-type="string" office:string-value="LACY, AMANDA" calcext:value-type="string">
            <text:p>LACY, AMANDA</text:p>
          </table:table-cell>
          <table:table-cell table:formula="of:=[.C27]" office:value-type="string" office:string-value="akl777" calcext:value-type="string">
            <text:p>akl777</text:p>
          </table:table-cell>
          <table:table-cell/>
          <table:table-cell table:style-name="ce5" table:formula="of:=IF([.E27]=&quot;&quot;;&quot;&quot;;[.E27]/[.E$2])" office:value-type="percentage" office:value="1" calcext:value-type="percentage">
            <text:p>100%</text:p>
          </table:table-cell>
          <table:table-cell table:style-name="ce5" table:formula="of:=IF([.F27]=&quot;&quot;;&quot;&quot;;[.F27]/[.F$2])" office:value-type="percentage" office:value="1" calcext:value-type="percentage">
            <text:p>100%</text:p>
          </table:table-cell>
          <table:table-cell table:style-name="ce5" table:formula="of:=IF([.G27]=&quot;&quot;;&quot;&quot;;[.G27]/[.G$2])" office:value-type="percentage" office:value="0.9" calcext:value-type="percentage">
            <text:p>90%</text:p>
          </table:table-cell>
          <table:table-cell table:style-name="ce5" table:formula="of:=IF([.H27]=&quot;&quot;;&quot;&quot;;[.H27]/[.H$2])" office:value-type="percentage" office:value="0.9" calcext:value-type="percentage">
            <text:p>90%</text:p>
          </table:table-cell>
          <table:table-cell table:style-name="ce5" table:formula="of:=IF([.I27]=&quot;&quot;;&quot;&quot;;[.I27]/[.I$2])" office:value-type="percentage" office:value="1" calcext:value-type="percentage">
            <text:p>100%</text:p>
          </table:table-cell>
          <table:table-cell table:style-name="ce5" table:formula="of:=IF([.J27]=&quot;&quot;;&quot;&quot;;[.J27]/[.J$2])" office:value-type="percentage" office:value="0.95" calcext:value-type="percentage">
            <text:p>95%</text:p>
          </table:table-cell>
          <table:table-cell table:style-name="ce5" table:formula="of:=IF([.K27]=&quot;&quot;;&quot;&quot;;[.K27]/[.K$2])" office:value-type="percentage" office:value="0.9" calcext:value-type="percentage">
            <text:p>90%</text:p>
          </table:table-cell>
          <table:table-cell table:style-name="ce5" table:formula="of:=IF([.L27]=&quot;&quot;;&quot;&quot;;[.L27]/[.L$2])">
            <text:p/>
          </table:table-cell>
          <table:table-cell table:style-name="ce5" table:formula="of:=IF([.M27]=&quot;&quot;;&quot;&quot;;[.M27]/[.M$2])" office:value-type="percentage" office:value="0.8" calcext:value-type="percentage">
            <text:p>80%</text:p>
          </table:table-cell>
          <table:table-cell table:style-name="ce5" table:formula="of:=IF([.N27]=&quot;&quot;;&quot;&quot;;[.N27]/[.N$2])" office:value-type="percentage" office:value="0.8" calcext:value-type="percentage">
            <text:p>80%</text:p>
          </table:table-cell>
          <table:table-cell table:style-name="ce5" table:formula="of:=IF([.O27]=&quot;&quot;;&quot;&quot;;[.O27]/[.O$2])" office:value-type="percentage" office:value="0.9" calcext:value-type="percentage">
            <text:p>90%</text:p>
          </table:table-cell>
          <table:table-cell table:style-name="ce5" table:formula="of:=IF([.P27]=&quot;&quot;;&quot;&quot;;[.P27]/[.P$2])" office:value-type="percentage" office:value="0.875" calcext:value-type="percentage">
            <text:p>88%</text:p>
          </table:table-cell>
          <table:table-cell table:style-name="ce5" table:formula="of:=IF([.Q27]=&quot;&quot;;&quot;&quot;;[.Q27]/[.Q$2])" office:value-type="percentage" office:value="0.933333333333333" calcext:value-type="percentage">
            <text:p>93%</text:p>
          </table:table-cell>
          <table:table-cell table:style-name="ce5" table:formula="of:=IF([.R27]=&quot;&quot;;&quot;&quot;;[.R27]/[.R$2])" office:value-type="percentage" office:value="0.775" calcext:value-type="percentage">
            <text:p>78%</text:p>
          </table:table-cell>
          <table:table-cell table:style-name="ce5" office:value-type="percentage" office:value="0.8" calcext:value-type="percentage">
            <text:p>80%</text:p>
          </table:table-cell>
          <table:table-cell table:number-columns-repeated="1005"/>
        </table:table-row>
        <table:table-row table:style-name="ro1">
          <table:table-cell table:formula="of:=[.A28]" office:value-type="float" office:value="25" calcext:value-type="float">
            <text:p>25</text:p>
          </table:table-cell>
          <table:table-cell table:formula="of:=[.B28]" office:value-type="string" office:string-value="Lee, Sangwon" calcext:value-type="string">
            <text:p>Lee, Sangwon</text:p>
          </table:table-cell>
          <table:table-cell table:formula="of:=[.C28]" office:value-type="string" office:string-value="sl34645" calcext:value-type="string">
            <text:p>sl34645</text:p>
          </table:table-cell>
          <table:table-cell/>
          <table:table-cell table:style-name="ce5" table:formula="of:=IF([.E28]=&quot;&quot;;&quot;&quot;;[.E28]/[.E$2])" office:value-type="percentage" office:value="1" calcext:value-type="percentage">
            <text:p>100%</text:p>
          </table:table-cell>
          <table:table-cell table:style-name="ce5" table:formula="of:=IF([.F28]=&quot;&quot;;&quot;&quot;;[.F28]/[.F$2])" office:value-type="percentage" office:value="1" calcext:value-type="percentage">
            <text:p>100%</text:p>
          </table:table-cell>
          <table:table-cell table:style-name="ce5" table:formula="of:=IF([.G28]=&quot;&quot;;&quot;&quot;;[.G28]/[.G$2])" office:value-type="percentage" office:value="1" calcext:value-type="percentage">
            <text:p>100%</text:p>
          </table:table-cell>
          <table:table-cell table:style-name="ce5" table:formula="of:=IF([.H28]=&quot;&quot;;&quot;&quot;;[.H28]/[.H$2])" office:value-type="percentage" office:value="0.75" calcext:value-type="percentage">
            <text:p>75%</text:p>
          </table:table-cell>
          <table:table-cell table:style-name="ce5" table:formula="of:=IF([.I28]=&quot;&quot;;&quot;&quot;;[.I28]/[.I$2])" office:value-type="percentage" office:value="0.9" calcext:value-type="percentage">
            <text:p>90%</text:p>
          </table:table-cell>
          <table:table-cell table:style-name="ce5" table:formula="of:=IF([.J28]=&quot;&quot;;&quot;&quot;;[.J28]/[.J$2])" office:value-type="percentage" office:value="0.95" calcext:value-type="percentage">
            <text:p>95%</text:p>
          </table:table-cell>
          <table:table-cell table:style-name="ce5" table:formula="of:=IF([.K28]=&quot;&quot;;&quot;&quot;;[.K28]/[.K$2])" office:value-type="percentage" office:value="0.85" calcext:value-type="percentage">
            <text:p>85%</text:p>
          </table:table-cell>
          <table:table-cell table:style-name="ce5" table:formula="of:=IF([.L28]=&quot;&quot;;&quot;&quot;;[.L28]/[.L$2])" office:value-type="percentage" office:value="1" calcext:value-type="percentage">
            <text:p>100%</text:p>
          </table:table-cell>
          <table:table-cell table:style-name="ce5" table:formula="of:=IF([.M28]=&quot;&quot;;&quot;&quot;;[.M28]/[.M$2])" office:value-type="percentage" office:value="0.85" calcext:value-type="percentage">
            <text:p>85%</text:p>
          </table:table-cell>
          <table:table-cell table:style-name="ce5" table:formula="of:=IF([.N28]=&quot;&quot;;&quot;&quot;;[.N28]/[.N$2])" office:value-type="percentage" office:value="1" calcext:value-type="percentage">
            <text:p>100%</text:p>
          </table:table-cell>
          <table:table-cell table:style-name="ce5" table:formula="of:=IF([.O28]=&quot;&quot;;&quot;&quot;;[.O28]/[.O$2])" office:value-type="percentage" office:value="0.9" calcext:value-type="percentage">
            <text:p>90%</text:p>
          </table:table-cell>
          <table:table-cell table:style-name="ce5" table:formula="of:=IF([.P28]=&quot;&quot;;&quot;&quot;;[.P28]/[.P$2])" office:value-type="percentage" office:value="0.85" calcext:value-type="percentage">
            <text:p>85%</text:p>
          </table:table-cell>
          <table:table-cell table:style-name="ce5" table:formula="of:=IF([.Q28]=&quot;&quot;;&quot;&quot;;[.Q28]/[.Q$2])" office:value-type="percentage" office:value="0.633333333333333" calcext:value-type="percentage">
            <text:p>63%</text:p>
          </table:table-cell>
          <table:table-cell table:style-name="ce5" table:formula="of:=IF([.R28]=&quot;&quot;;&quot;&quot;;[.R28]/[.R$2])" office:value-type="percentage" office:value="0.7625" calcext:value-type="percentage">
            <text:p>76%</text:p>
          </table:table-cell>
          <table:table-cell table:style-name="ce5" table:formula="of:=IF([.S28]=&quot;&quot;;&quot;&quot;;[.S28]/[.S$2])" office:value-type="percentage" office:value="0.763636363636364" calcext:value-type="percentage">
            <text:p>76%</text:p>
          </table:table-cell>
          <table:table-cell table:number-columns-repeated="1005"/>
        </table:table-row>
        <table:table-row table:style-name="ro1">
          <table:table-cell table:formula="of:=[.A29]" office:value-type="float" office:value="26" calcext:value-type="float">
            <text:p>26</text:p>
          </table:table-cell>
          <table:table-cell table:formula="of:=[.B29]" office:value-type="string" office:string-value="LIU, NANCY" calcext:value-type="string">
            <text:p>LIU, NANCY</text:p>
          </table:table-cell>
          <table:table-cell table:formula="of:=[.C29]" office:value-type="string" office:string-value="nl6382" calcext:value-type="string">
            <text:p>nl6382</text:p>
          </table:table-cell>
          <table:table-cell/>
          <table:table-cell table:style-name="ce5" table:formula="of:=IF([.E29]=&quot;&quot;;&quot;&quot;;[.E29]/[.E$2])" office:value-type="percentage" office:value="1" calcext:value-type="percentage">
            <text:p>100%</text:p>
          </table:table-cell>
          <table:table-cell table:style-name="ce5" table:formula="of:=IF([.F29]=&quot;&quot;;&quot;&quot;;[.F29]/[.F$2])" office:value-type="percentage" office:value="1" calcext:value-type="percentage">
            <text:p>100%</text:p>
          </table:table-cell>
          <table:table-cell table:style-name="ce5" table:formula="of:=IF([.G29]=&quot;&quot;;&quot;&quot;;[.G29]/[.G$2])" office:value-type="percentage" office:value="0.9" calcext:value-type="percentage">
            <text:p>90%</text:p>
          </table:table-cell>
          <table:table-cell table:style-name="ce5" table:formula="of:=IF([.H29]=&quot;&quot;;&quot;&quot;;[.H29]/[.H$2])" office:value-type="percentage" office:value="1" calcext:value-type="percentage">
            <text:p>100%</text:p>
          </table:table-cell>
          <table:table-cell table:style-name="ce5" table:formula="of:=IF([.I29]=&quot;&quot;;&quot;&quot;;[.I29]/[.I$2])">
            <text:p/>
          </table:table-cell>
          <table:table-cell table:style-name="ce5" table:formula="of:=IF([.J29]=&quot;&quot;;&quot;&quot;;[.J29]/[.J$2])" office:value-type="percentage" office:value="0.2" calcext:value-type="percentage">
            <text:p>20%</text:p>
          </table:table-cell>
          <table:table-cell table:style-name="ce5" table:formula="of:=IF([.K29]=&quot;&quot;;&quot;&quot;;[.K29]/[.K$2])" office:value-type="percentage" office:value="0.9" calcext:value-type="percentage">
            <text:p>90%</text:p>
          </table:table-cell>
          <table:table-cell table:style-name="ce5" table:formula="of:=IF([.L29]=&quot;&quot;;&quot;&quot;;[.L29]/[.L$2])" office:value-type="percentage" office:value="0.95" calcext:value-type="percentage">
            <text:p>95%</text:p>
          </table:table-cell>
          <table:table-cell table:style-name="ce5" table:formula="of:=IF([.M29]=&quot;&quot;;&quot;&quot;;[.M29]/[.M$2])" office:value-type="percentage" office:value="0.85" calcext:value-type="percentage">
            <text:p>85%</text:p>
          </table:table-cell>
          <table:table-cell table:style-name="ce5" table:formula="of:=IF([.N29]=&quot;&quot;;&quot;&quot;;[.N29]/[.N$2])" office:value-type="percentage" office:value="1" calcext:value-type="percentage">
            <text:p>100%</text:p>
          </table:table-cell>
          <table:table-cell table:style-name="ce5" table:formula="of:=IF([.O29]=&quot;&quot;;&quot;&quot;;[.O29]/[.O$2])" office:value-type="percentage" office:value="0.8" calcext:value-type="percentage">
            <text:p>80%</text:p>
          </table:table-cell>
          <table:table-cell table:style-name="ce5" table:formula="of:=IF([.P29]=&quot;&quot;;&quot;&quot;;[.P29]/[.P$2])">
            <text:p/>
          </table:table-cell>
          <table:table-cell table:style-name="ce5" table:formula="of:=IF([.Q29]=&quot;&quot;;&quot;&quot;;[.Q29]/[.Q$2])" office:value-type="percentage" office:value="0" calcext:value-type="percentage">
            <text:p>0%</text:p>
          </table:table-cell>
          <table:table-cell table:style-name="ce5" table:formula="of:=IF([.R29]=&quot;&quot;;&quot;&quot;;[.R29]/[.R$2])" office:value-type="percentage" office:value="0.8" calcext:value-type="percentage">
            <text:p>80%</text:p>
          </table:table-cell>
          <table:table-cell table:style-name="ce5" table:formula="of:=IF([.S29]=&quot;&quot;;&quot;&quot;;[.S29]/[.S$2])" office:value-type="percentage" office:value="0.672727272727273" calcext:value-type="percentage">
            <text:p>67%</text:p>
          </table:table-cell>
          <table:table-cell table:number-columns-repeated="1005"/>
        </table:table-row>
        <table:table-row table:style-name="ro1">
          <table:table-cell table:formula="of:=[.A30]" office:value-type="float" office:value="27" calcext:value-type="float">
            <text:p>27</text:p>
          </table:table-cell>
          <table:table-cell table:formula="of:=[.B30]" office:value-type="string" office:string-value="Lyon, Eliot" calcext:value-type="string">
            <text:p>Lyon, Eliot</text:p>
          </table:table-cell>
          <table:table-cell table:formula="of:=[.C30]" office:value-type="string" office:string-value="efl55" calcext:value-type="string">
            <text:p>efl55</text:p>
          </table:table-cell>
          <table:table-cell/>
          <table:table-cell table:style-name="ce5" table:formula="of:=IF([.E30]=&quot;&quot;;&quot;&quot;;[.E30]/[.E$2])" office:value-type="percentage" office:value="1" calcext:value-type="percentage">
            <text:p>100%</text:p>
          </table:table-cell>
          <table:table-cell table:style-name="ce5" table:formula="of:=IF([.F30]=&quot;&quot;;&quot;&quot;;[.F30]/[.F$2])" office:value-type="percentage" office:value="1" calcext:value-type="percentage">
            <text:p>100%</text:p>
          </table:table-cell>
          <table:table-cell table:style-name="ce5" table:formula="of:=IF([.G30]=&quot;&quot;;&quot;&quot;;[.G30]/[.G$2])" office:value-type="percentage" office:value="1" calcext:value-type="percentage">
            <text:p>100%</text:p>
          </table:table-cell>
          <table:table-cell table:style-name="ce5" table:formula="of:=IF([.H30]=&quot;&quot;;&quot;&quot;;[.H30]/[.H$2])" office:value-type="percentage" office:value="1" calcext:value-type="percentage">
            <text:p>100%</text:p>
          </table:table-cell>
          <table:table-cell table:style-name="ce5" table:formula="of:=IF([.I30]=&quot;&quot;;&quot;&quot;;[.I30]/[.I$2])" office:value-type="percentage" office:value="1" calcext:value-type="percentage">
            <text:p>100%</text:p>
          </table:table-cell>
          <table:table-cell table:style-name="ce5" table:formula="of:=IF([.J30]=&quot;&quot;;&quot;&quot;;[.J30]/[.J$2])" office:value-type="percentage" office:value="1.3" calcext:value-type="percentage">
            <text:p>130%</text:p>
          </table:table-cell>
          <table:table-cell table:style-name="ce5" table:formula="of:=IF([.K30]=&quot;&quot;;&quot;&quot;;[.K30]/[.K$2])" office:value-type="percentage" office:value="0.9" calcext:value-type="percentage">
            <text:p>90%</text:p>
          </table:table-cell>
          <table:table-cell table:style-name="ce5" table:formula="of:=IF([.L30]=&quot;&quot;;&quot;&quot;;[.L30]/[.L$2])" office:value-type="percentage" office:value="1" calcext:value-type="percentage">
            <text:p>100%</text:p>
          </table:table-cell>
          <table:table-cell table:style-name="ce5" table:formula="of:=IF([.M30]=&quot;&quot;;&quot;&quot;;[.M30]/[.M$2])" office:value-type="percentage" office:value="0.95" calcext:value-type="percentage">
            <text:p>95%</text:p>
          </table:table-cell>
          <table:table-cell table:style-name="ce5" table:formula="of:=IF([.N30]=&quot;&quot;;&quot;&quot;;[.N30]/[.N$2])" office:value-type="percentage" office:value="1" calcext:value-type="percentage">
            <text:p>100%</text:p>
          </table:table-cell>
          <table:table-cell table:style-name="ce5" table:formula="of:=IF([.O30]=&quot;&quot;;&quot;&quot;;[.O30]/[.O$2])" office:value-type="percentage" office:value="0.98" calcext:value-type="percentage">
            <text:p>98%</text:p>
          </table:table-cell>
          <table:table-cell table:style-name="ce5" table:formula="of:=IF([.P30]=&quot;&quot;;&quot;&quot;;[.P30]/[.P$2])" office:value-type="percentage" office:value="0.975" calcext:value-type="percentage">
            <text:p>98%</text:p>
          </table:table-cell>
          <table:table-cell table:style-name="ce5" table:formula="of:=IF([.Q30]=&quot;&quot;;&quot;&quot;;[.Q30]/[.Q$2])" office:value-type="percentage" office:value="1" calcext:value-type="percentage">
            <text:p>100%</text:p>
          </table:table-cell>
          <table:table-cell table:style-name="ce5" table:formula="of:=IF([.R30]=&quot;&quot;;&quot;&quot;;[.R30]/[.R$2])" office:value-type="percentage" office:value="0.9375" calcext:value-type="percentage">
            <text:p>94%</text:p>
          </table:table-cell>
          <table:table-cell table:style-name="ce5" table:formula="of:=IF([.S30]=&quot;&quot;;&quot;&quot;;[.S30]/[.S$2])" office:value-type="percentage" office:value="0.927272727272727" calcext:value-type="percentage">
            <text:p>93%</text:p>
          </table:table-cell>
          <table:table-cell table:number-columns-repeated="1005"/>
        </table:table-row>
        <table:table-row table:style-name="ro1">
          <table:table-cell table:formula="of:=[.A31]" office:value-type="float" office:value="28" calcext:value-type="float">
            <text:p>28</text:p>
          </table:table-cell>
          <table:table-cell table:formula="of:=[.B31]" office:value-type="string" office:string-value="MADARI, SHISHIR" calcext:value-type="string">
            <text:p>MADARI, SHISHIR</text:p>
          </table:table-cell>
          <table:table-cell table:formula="of:=[.C31]" office:value-type="string" office:string-value="sm54643" calcext:value-type="string">
            <text:p>sm54643</text:p>
          </table:table-cell>
          <table:table-cell/>
          <table:table-cell table:style-name="ce5" table:formula="of:=IF([.E31]=&quot;&quot;;&quot;&quot;;[.E31]/[.E$2])" office:value-type="percentage" office:value="1" calcext:value-type="percentage">
            <text:p>100%</text:p>
          </table:table-cell>
          <table:table-cell table:style-name="ce5" table:formula="of:=IF([.F31]=&quot;&quot;;&quot;&quot;;[.F31]/[.F$2])" office:value-type="percentage" office:value="1" calcext:value-type="percentage">
            <text:p>100%</text:p>
          </table:table-cell>
          <table:table-cell table:style-name="ce5" table:formula="of:=IF([.G31]=&quot;&quot;;&quot;&quot;;[.G31]/[.G$2])" office:value-type="percentage" office:value="1" calcext:value-type="percentage">
            <text:p>100%</text:p>
          </table:table-cell>
          <table:table-cell table:style-name="ce5" table:formula="of:=IF([.H31]=&quot;&quot;;&quot;&quot;;[.H31]/[.H$2])" office:value-type="percentage" office:value="1" calcext:value-type="percentage">
            <text:p>100%</text:p>
          </table:table-cell>
          <table:table-cell table:style-name="ce5" table:formula="of:=IF([.I31]=&quot;&quot;;&quot;&quot;;[.I31]/[.I$2])" office:value-type="percentage" office:value="1" calcext:value-type="percentage">
            <text:p>100%</text:p>
          </table:table-cell>
          <table:table-cell table:style-name="ce5" table:formula="of:=IF([.J31]=&quot;&quot;;&quot;&quot;;[.J31]/[.J$2])" office:value-type="percentage" office:value="0.95" calcext:value-type="percentage">
            <text:p>95%</text:p>
          </table:table-cell>
          <table:table-cell table:style-name="ce5" table:formula="of:=IF([.K31]=&quot;&quot;;&quot;&quot;;[.K31]/[.K$2])" office:value-type="percentage" office:value="0.45" calcext:value-type="percentage">
            <text:p>45%</text:p>
          </table:table-cell>
          <table:table-cell table:style-name="ce5" table:formula="of:=IF([.L31]=&quot;&quot;;&quot;&quot;;[.L31]/[.L$2])" office:value-type="percentage" office:value="0.95" calcext:value-type="percentage">
            <text:p>95%</text:p>
          </table:table-cell>
          <table:table-cell table:style-name="ce5" table:formula="of:=IF([.M31]=&quot;&quot;;&quot;&quot;;[.M31]/[.M$2])" office:value-type="percentage" office:value="0.85" calcext:value-type="percentage">
            <text:p>85%</text:p>
          </table:table-cell>
          <table:table-cell table:style-name="ce5" table:formula="of:=IF([.N31]=&quot;&quot;;&quot;&quot;;[.N31]/[.N$2])" office:value-type="percentage" office:value="1" calcext:value-type="percentage">
            <text:p>100%</text:p>
          </table:table-cell>
          <table:table-cell table:style-name="ce5" table:formula="of:=IF([.O31]=&quot;&quot;;&quot;&quot;;[.O31]/[.O$2])" office:value-type="percentage" office:value="0.7" calcext:value-type="percentage">
            <text:p>70%</text:p>
          </table:table-cell>
          <table:table-cell table:style-name="ce5" table:formula="of:=IF([.P31]=&quot;&quot;;&quot;&quot;;[.P31]/[.P$2])">
            <text:p/>
          </table:table-cell>
          <table:table-cell table:style-name="ce5" table:formula="of:=IF([.Q31]=&quot;&quot;;&quot;&quot;;[.Q31]/[.Q$2])" office:value-type="percentage" office:value="0.833333333333333" calcext:value-type="percentage">
            <text:p>83%</text:p>
          </table:table-cell>
          <table:table-cell table:style-name="ce5" table:formula="of:=IF([.R31]=&quot;&quot;;&quot;&quot;;[.R31]/[.R$2])" office:value-type="percentage" office:value="0.6875" calcext:value-type="percentage">
            <text:p>69%</text:p>
          </table:table-cell>
          <table:table-cell table:style-name="ce5" table:formula="of:=IF([.S31]=&quot;&quot;;&quot;&quot;;[.S31]/[.S$2])" office:value-type="percentage" office:value="0.690909090909091" calcext:value-type="percentage">
            <text:p>69%</text:p>
          </table:table-cell>
          <table:table-cell table:number-columns-repeated="1005"/>
        </table:table-row>
        <table:table-row table:style-name="ro1">
          <table:table-cell table:formula="of:=[.A32]" office:value-type="float" office:value="29" calcext:value-type="float">
            <text:p>29</text:p>
          </table:table-cell>
          <table:table-cell table:formula="of:=[.B32]" office:value-type="string" office:string-value="MAXWELL, CATHERINE" calcext:value-type="string">
            <text:p>MAXWELL, CATHERINE</text:p>
          </table:table-cell>
          <table:table-cell table:formula="of:=[.C32]" office:value-type="string" office:string-value="cmm5285" calcext:value-type="string">
            <text:p>cmm5285</text:p>
          </table:table-cell>
          <table:table-cell/>
          <table:table-cell table:style-name="ce5" table:formula="of:=IF([.E32]=&quot;&quot;;&quot;&quot;;[.E32]/[.E$2])" office:value-type="percentage" office:value="0.8" calcext:value-type="percentage">
            <text:p>80%</text:p>
          </table:table-cell>
          <table:table-cell table:style-name="ce5" table:formula="of:=IF([.F32]=&quot;&quot;;&quot;&quot;;[.F32]/[.F$2])" office:value-type="percentage" office:value="1" calcext:value-type="percentage">
            <text:p>100%</text:p>
          </table:table-cell>
          <table:table-cell table:style-name="ce5" table:formula="of:=IF([.G32]=&quot;&quot;;&quot;&quot;;[.G32]/[.G$2])" office:value-type="percentage" office:value="0.9" calcext:value-type="percentage">
            <text:p>90%</text:p>
          </table:table-cell>
          <table:table-cell table:style-name="ce5" table:formula="of:=IF([.H32]=&quot;&quot;;&quot;&quot;;[.H32]/[.H$2])" office:value-type="percentage" office:value="0.8" calcext:value-type="percentage">
            <text:p>80%</text:p>
          </table:table-cell>
          <table:table-cell table:style-name="ce5" table:formula="of:=IF([.I32]=&quot;&quot;;&quot;&quot;;[.I32]/[.I$2])" office:value-type="percentage" office:value="1" calcext:value-type="percentage">
            <text:p>100%</text:p>
          </table:table-cell>
          <table:table-cell table:style-name="ce5" table:formula="of:=IF([.J32]=&quot;&quot;;&quot;&quot;;[.J32]/[.J$2])" office:value-type="percentage" office:value="0.8" calcext:value-type="percentage">
            <text:p>80%</text:p>
          </table:table-cell>
          <table:table-cell table:style-name="ce5" table:formula="of:=IF([.K32]=&quot;&quot;;&quot;&quot;;[.K32]/[.K$2])" office:value-type="percentage" office:value="0.85" calcext:value-type="percentage">
            <text:p>85%</text:p>
          </table:table-cell>
          <table:table-cell table:style-name="ce5" table:formula="of:=IF([.L32]=&quot;&quot;;&quot;&quot;;[.L32]/[.L$2])" office:value-type="percentage" office:value="0.9" calcext:value-type="percentage">
            <text:p>90%</text:p>
          </table:table-cell>
          <table:table-cell table:style-name="ce5" table:formula="of:=IF([.M32]=&quot;&quot;;&quot;&quot;;[.M32]/[.M$2])" office:value-type="percentage" office:value="0.85" calcext:value-type="percentage">
            <text:p>85%</text:p>
          </table:table-cell>
          <table:table-cell table:style-name="ce5" table:formula="of:=IF([.N32]=&quot;&quot;;&quot;&quot;;[.N32]/[.N$2])" office:value-type="percentage" office:value="0.9" calcext:value-type="percentage">
            <text:p>90%</text:p>
          </table:table-cell>
          <table:table-cell table:style-name="ce5" table:formula="of:=IF([.O32]=&quot;&quot;;&quot;&quot;;[.O32]/[.O$2])" office:value-type="percentage" office:value="0.7" calcext:value-type="percentage">
            <text:p>70%</text:p>
          </table:table-cell>
          <table:table-cell table:style-name="ce5" table:formula="of:=IF([.P32]=&quot;&quot;;&quot;&quot;;[.P32]/[.P$2])" office:value-type="percentage" office:value="0.55" calcext:value-type="percentage">
            <text:p>55%</text:p>
          </table:table-cell>
          <table:table-cell table:style-name="ce5" table:formula="of:=IF([.Q32]=&quot;&quot;;&quot;&quot;;[.Q32]/[.Q$2])" office:value-type="percentage" office:value="0.6" calcext:value-type="percentage">
            <text:p>60%</text:p>
          </table:table-cell>
          <table:table-cell table:style-name="ce5" table:formula="of:=IF([.R32]=&quot;&quot;;&quot;&quot;;[.R32]/[.R$2])" office:value-type="percentage" office:value="0.6875" calcext:value-type="percentage">
            <text:p>69%</text:p>
          </table:table-cell>
          <table:table-cell table:style-name="ce5" table:formula="of:=IF([.S32]=&quot;&quot;;&quot;&quot;;[.S32]/[.S$2])" office:value-type="percentage" office:value="0.727272727272727" calcext:value-type="percentage">
            <text:p>73%</text:p>
          </table:table-cell>
          <table:table-cell table:number-columns-repeated="1005"/>
        </table:table-row>
        <table:table-row table:style-name="ro1">
          <table:table-cell table:formula="of:=[.A33]" office:value-type="float" office:value="30" calcext:value-type="float">
            <text:p>30</text:p>
          </table:table-cell>
          <table:table-cell table:formula="of:=[.B33]" office:value-type="string" office:string-value="MIN, JI WON" calcext:value-type="string">
            <text:p>MIN, JI WON</text:p>
          </table:table-cell>
          <table:table-cell table:formula="of:=[.C33]" office:value-type="string" office:string-value="jm68874" calcext:value-type="string">
            <text:p>jm68874</text:p>
          </table:table-cell>
          <table:table-cell/>
          <table:table-cell table:style-name="ce5" table:formula="of:=IF([.E33]=&quot;&quot;;&quot;&quot;;[.E33]/[.E$2])" office:value-type="percentage" office:value="1" calcext:value-type="percentage">
            <text:p>100%</text:p>
          </table:table-cell>
          <table:table-cell table:style-name="ce5" table:formula="of:=IF([.F33]=&quot;&quot;;&quot;&quot;;[.F33]/[.F$2])" office:value-type="percentage" office:value="1" calcext:value-type="percentage">
            <text:p>100%</text:p>
          </table:table-cell>
          <table:table-cell table:style-name="ce5" table:formula="of:=IF([.G33]=&quot;&quot;;&quot;&quot;;[.G33]/[.G$2])" office:value-type="percentage" office:value="1" calcext:value-type="percentage">
            <text:p>100%</text:p>
          </table:table-cell>
          <table:table-cell table:style-name="ce5" table:formula="of:=IF([.H33]=&quot;&quot;;&quot;&quot;;[.H33]/[.H$2])">
            <text:p/>
          </table:table-cell>
          <table:table-cell table:style-name="ce5" table:formula="of:=IF([.I33]=&quot;&quot;;&quot;&quot;;[.I33]/[.I$2])" office:value-type="percentage" office:value="1" calcext:value-type="percentage">
            <text:p>100%</text:p>
          </table:table-cell>
          <table:table-cell table:style-name="ce5" table:formula="of:=IF([.J33]=&quot;&quot;;&quot;&quot;;[.J33]/[.J$2])" office:value-type="percentage" office:value="0.6" calcext:value-type="percentage">
            <text:p>60%</text:p>
          </table:table-cell>
          <table:table-cell table:style-name="ce5" table:formula="of:=IF([.K33]=&quot;&quot;;&quot;&quot;;[.K33]/[.K$2])" office:value-type="percentage" office:value="0.75" calcext:value-type="percentage">
            <text:p>75%</text:p>
          </table:table-cell>
          <table:table-cell table:style-name="ce5" table:formula="of:=IF([.L33]=&quot;&quot;;&quot;&quot;;[.L33]/[.L$2])" office:value-type="percentage" office:value="1" calcext:value-type="percentage">
            <text:p>100%</text:p>
          </table:table-cell>
          <table:table-cell table:style-name="ce5" table:formula="of:=IF([.M33]=&quot;&quot;;&quot;&quot;;[.M33]/[.M$2])" office:value-type="percentage" office:value="0.95" calcext:value-type="percentage">
            <text:p>95%</text:p>
          </table:table-cell>
          <table:table-cell table:style-name="ce5" table:formula="of:=IF([.N33]=&quot;&quot;;&quot;&quot;;[.N33]/[.N$2])" office:value-type="percentage" office:value="0.9" calcext:value-type="percentage">
            <text:p>90%</text:p>
          </table:table-cell>
          <table:table-cell table:style-name="ce5" table:formula="of:=IF([.O33]=&quot;&quot;;&quot;&quot;;[.O33]/[.O$2])" office:value-type="percentage" office:value="0.9" calcext:value-type="percentage">
            <text:p>90%</text:p>
          </table:table-cell>
          <table:table-cell table:style-name="ce5" table:formula="of:=IF([.P33]=&quot;&quot;;&quot;&quot;;[.P33]/[.P$2])" office:value-type="percentage" office:value="1" calcext:value-type="percentage">
            <text:p>100%</text:p>
          </table:table-cell>
          <table:table-cell table:style-name="ce5" table:formula="of:=IF([.Q33]=&quot;&quot;;&quot;&quot;;[.Q33]/[.Q$2])" office:value-type="percentage" office:value="0.533333333333333" calcext:value-type="percentage">
            <text:p>53%</text:p>
          </table:table-cell>
          <table:table-cell table:style-name="ce5" table:formula="of:=IF([.R33]=&quot;&quot;;&quot;&quot;;[.R33]/[.R$2])" office:value-type="percentage" office:value="0.925" calcext:value-type="percentage">
            <text:p>93%</text:p>
          </table:table-cell>
          <table:table-cell table:style-name="ce5" table:formula="of:=IF([.S33]=&quot;&quot;;&quot;&quot;;[.S33]/[.S$2])">
            <text:p/>
          </table:table-cell>
          <table:table-cell table:number-columns-repeated="1005"/>
        </table:table-row>
        <table:table-row table:style-name="ro1">
          <table:table-cell table:formula="of:=[.A34]" office:value-type="float" office:value="31" calcext:value-type="float">
            <text:p>31</text:p>
          </table:table-cell>
          <table:table-cell table:formula="of:=[.B34]" office:value-type="string" office:string-value="MIN, JIYOUNG" calcext:value-type="string">
            <text:p>MIN, JIYOUNG</text:p>
          </table:table-cell>
          <table:table-cell table:formula="of:=[.C34]" office:value-type="string" office:string-value="jm68529" calcext:value-type="string">
            <text:p>jm68529</text:p>
          </table:table-cell>
          <table:table-cell/>
          <table:table-cell table:style-name="ce5" table:formula="of:=IF([.E34]=&quot;&quot;;&quot;&quot;;[.E34]/[.E$2])" office:value-type="percentage" office:value="1" calcext:value-type="percentage">
            <text:p>100%</text:p>
          </table:table-cell>
          <table:table-cell table:style-name="ce5" table:formula="of:=IF([.F34]=&quot;&quot;;&quot;&quot;;[.F34]/[.F$2])" office:value-type="percentage" office:value="1" calcext:value-type="percentage">
            <text:p>100%</text:p>
          </table:table-cell>
          <table:table-cell table:style-name="ce5" table:formula="of:=IF([.G34]=&quot;&quot;;&quot;&quot;;[.G34]/[.G$2])" office:value-type="percentage" office:value="1" calcext:value-type="percentage">
            <text:p>100%</text:p>
          </table:table-cell>
          <table:table-cell table:style-name="ce5" table:formula="of:=IF([.H34]=&quot;&quot;;&quot;&quot;;[.H34]/[.H$2])" office:value-type="percentage" office:value="1" calcext:value-type="percentage">
            <text:p>100%</text:p>
          </table:table-cell>
          <table:table-cell table:style-name="ce5" table:formula="of:=IF([.I34]=&quot;&quot;;&quot;&quot;;[.I34]/[.I$2])" office:value-type="percentage" office:value="1" calcext:value-type="percentage">
            <text:p>100%</text:p>
          </table:table-cell>
          <table:table-cell table:style-name="ce5" table:formula="of:=IF([.J34]=&quot;&quot;;&quot;&quot;;[.J34]/[.J$2])" office:value-type="percentage" office:value="1.25" calcext:value-type="percentage">
            <text:p>125%</text:p>
          </table:table-cell>
          <table:table-cell table:style-name="ce5" table:formula="of:=IF([.K34]=&quot;&quot;;&quot;&quot;;[.K34]/[.K$2])">
            <text:p/>
          </table:table-cell>
          <table:table-cell table:style-name="ce5" table:formula="of:=IF([.L34]=&quot;&quot;;&quot;&quot;;[.L34]/[.L$2])" office:value-type="percentage" office:value="1" calcext:value-type="percentage">
            <text:p>100%</text:p>
          </table:table-cell>
          <table:table-cell table:style-name="ce5" table:formula="of:=IF([.M34]=&quot;&quot;;&quot;&quot;;[.M34]/[.M$2])" office:value-type="percentage" office:value="1" calcext:value-type="percentage">
            <text:p>100%</text:p>
          </table:table-cell>
          <table:table-cell table:style-name="ce5" table:formula="of:=IF([.N34]=&quot;&quot;;&quot;&quot;;[.N34]/[.N$2])" office:value-type="percentage" office:value="0.8" calcext:value-type="percentage">
            <text:p>80%</text:p>
          </table:table-cell>
          <table:table-cell table:style-name="ce5" table:formula="of:=IF([.O34]=&quot;&quot;;&quot;&quot;;[.O34]/[.O$2])" office:value-type="percentage" office:value="0.9" calcext:value-type="percentage">
            <text:p>90%</text:p>
          </table:table-cell>
          <table:table-cell table:style-name="ce5" table:formula="of:=IF([.P34]=&quot;&quot;;&quot;&quot;;[.P34]/[.P$2])" office:value-type="percentage" office:value="0.95" calcext:value-type="percentage">
            <text:p>95%</text:p>
          </table:table-cell>
          <table:table-cell table:style-name="ce5" table:formula="of:=IF([.Q34]=&quot;&quot;;&quot;&quot;;[.Q34]/[.Q$2])" office:value-type="percentage" office:value="0.933333333333333" calcext:value-type="percentage">
            <text:p>93%</text:p>
          </table:table-cell>
          <table:table-cell table:style-name="ce5" table:formula="of:=IF([.R34]=&quot;&quot;;&quot;&quot;;[.R34]/[.R$2])" office:value-type="percentage" office:value="0.8375" calcext:value-type="percentage">
            <text:p>84%</text:p>
          </table:table-cell>
          <table:table-cell table:style-name="ce5" table:formula="of:=IF([.S34]=&quot;&quot;;&quot;&quot;;[.S34]/[.S$2])" office:value-type="percentage" office:value="0.909090909090909" calcext:value-type="percentage">
            <text:p>91%</text:p>
          </table:table-cell>
          <table:table-cell table:number-columns-repeated="1005"/>
        </table:table-row>
        <table:table-row table:style-name="ro1">
          <table:table-cell table:formula="of:=[.A35]" office:value-type="float" office:value="32" calcext:value-type="float">
            <text:p>32</text:p>
          </table:table-cell>
          <table:table-cell table:formula="of:=[.B35]" office:value-type="string" office:string-value="NEGUSSE, NOEL" calcext:value-type="string">
            <text:p>NEGUSSE, NOEL</text:p>
          </table:table-cell>
          <table:table-cell table:formula="of:=[.C35]" office:value-type="string" office:string-value="ntn443" calcext:value-type="string">
            <text:p>ntn443</text:p>
          </table:table-cell>
          <table:table-cell/>
          <table:table-cell table:style-name="ce5" table:formula="of:=IF([.E35]=&quot;&quot;;&quot;&quot;;[.E35]/[.E$2])" office:value-type="percentage" office:value="0.5" calcext:value-type="percentage">
            <text:p>50%</text:p>
          </table:table-cell>
          <table:table-cell table:style-name="ce5" table:formula="of:=IF([.F35]=&quot;&quot;;&quot;&quot;;[.F35]/[.F$2])" office:value-type="percentage" office:value="1" calcext:value-type="percentage">
            <text:p>100%</text:p>
          </table:table-cell>
          <table:table-cell table:style-name="ce5" table:formula="of:=IF([.G35]=&quot;&quot;;&quot;&quot;;[.G35]/[.G$2])" office:value-type="percentage" office:value="0.9" calcext:value-type="percentage">
            <text:p>90%</text:p>
          </table:table-cell>
          <table:table-cell table:style-name="ce5" table:formula="of:=IF([.H35]=&quot;&quot;;&quot;&quot;;[.H35]/[.H$2])" office:value-type="percentage" office:value="0.9" calcext:value-type="percentage">
            <text:p>90%</text:p>
          </table:table-cell>
          <table:table-cell table:style-name="ce5" table:formula="of:=IF([.I35]=&quot;&quot;;&quot;&quot;;[.I35]/[.I$2])" office:value-type="percentage" office:value="0" calcext:value-type="percentage">
            <text:p>0%</text:p>
          </table:table-cell>
          <table:table-cell table:style-name="ce5" table:formula="of:=IF([.J35]=&quot;&quot;;&quot;&quot;;[.J35]/[.J$2])" office:value-type="percentage" office:value="0.7" calcext:value-type="percentage">
            <text:p>70%</text:p>
          </table:table-cell>
          <table:table-cell table:style-name="ce5" table:formula="of:=IF([.K35]=&quot;&quot;;&quot;&quot;;[.K35]/[.K$2])" office:value-type="percentage" office:value="0.85" calcext:value-type="percentage">
            <text:p>85%</text:p>
          </table:table-cell>
          <table:table-cell table:style-name="ce5" table:formula="of:=IF([.L35]=&quot;&quot;;&quot;&quot;;[.L35]/[.L$2])" office:value-type="percentage" office:value="0.75" calcext:value-type="percentage">
            <text:p>75%</text:p>
          </table:table-cell>
          <table:table-cell table:style-name="ce5" table:formula="of:=IF([.M35]=&quot;&quot;;&quot;&quot;;[.M35]/[.M$2])" office:value-type="percentage" office:value="0.85" calcext:value-type="percentage">
            <text:p>85%</text:p>
          </table:table-cell>
          <table:table-cell table:style-name="ce5" table:formula="of:=IF([.N35]=&quot;&quot;;&quot;&quot;;[.N35]/[.N$2])" office:value-type="percentage" office:value="0.9" calcext:value-type="percentage">
            <text:p>90%</text:p>
          </table:table-cell>
          <table:table-cell table:style-name="ce5" table:formula="of:=IF([.O35]=&quot;&quot;;&quot;&quot;;[.O35]/[.O$2])">
            <text:p/>
          </table:table-cell>
          <table:table-cell table:style-name="ce5" table:formula="of:=IF([.P35]=&quot;&quot;;&quot;&quot;;[.P35]/[.P$2])">
            <text:p/>
          </table:table-cell>
          <table:table-cell table:style-name="ce5" table:formula="of:=IF([.Q35]=&quot;&quot;;&quot;&quot;;[.Q35]/[.Q$2])" office:value-type="percentage" office:value="0.266666666666667" calcext:value-type="percentage">
            <text:p>27%</text:p>
          </table:table-cell>
          <table:table-cell table:style-name="ce5" table:formula="of:=IF([.R35]=&quot;&quot;;&quot;&quot;;[.R35]/[.R$2])" office:value-type="percentage" office:value="0.675" calcext:value-type="percentage">
            <text:p>68%</text:p>
          </table:table-cell>
          <table:table-cell table:style-name="ce5" table:formula="of:=IF([.S35]=&quot;&quot;;&quot;&quot;;[.S35]/[.S$2])">
            <text:p/>
          </table:table-cell>
          <table:table-cell table:number-columns-repeated="1005"/>
        </table:table-row>
        <table:table-row table:style-name="ro1">
          <table:table-cell table:formula="of:=[.A36]" office:value-type="float" office:value="33" calcext:value-type="float">
            <text:p>33</text:p>
          </table:table-cell>
          <table:table-cell table:formula="of:=[.B36]" office:value-type="string" office:string-value="PAMINTUAN, EMMANUEL" calcext:value-type="string">
            <text:p>PAMINTUAN, EMMANUEL</text:p>
          </table:table-cell>
          <table:table-cell table:formula="of:=[.C36]" office:value-type="string" office:string-value="emp322" calcext:value-type="string">
            <text:p>emp322</text:p>
          </table:table-cell>
          <table:table-cell/>
          <table:table-cell table:style-name="ce5" table:formula="of:=IF([.E36]=&quot;&quot;;&quot;&quot;;[.E36]/[.E$2])" office:value-type="percentage" office:value="1" calcext:value-type="percentage">
            <text:p>100%</text:p>
          </table:table-cell>
          <table:table-cell table:style-name="ce5" table:formula="of:=IF([.F36]=&quot;&quot;;&quot;&quot;;[.F36]/[.F$2])" office:value-type="percentage" office:value="0.9" calcext:value-type="percentage">
            <text:p>90%</text:p>
          </table:table-cell>
          <table:table-cell table:style-name="ce5" table:formula="of:=IF([.G36]=&quot;&quot;;&quot;&quot;;[.G36]/[.G$2])" office:value-type="percentage" office:value="1" calcext:value-type="percentage">
            <text:p>100%</text:p>
          </table:table-cell>
          <table:table-cell table:style-name="ce5" table:formula="of:=IF([.H36]=&quot;&quot;;&quot;&quot;;[.H36]/[.H$2])" office:value-type="percentage" office:value="0.9" calcext:value-type="percentage">
            <text:p>90%</text:p>
          </table:table-cell>
          <table:table-cell table:style-name="ce5" table:formula="of:=IF([.I36]=&quot;&quot;;&quot;&quot;;[.I36]/[.I$2])" office:value-type="percentage" office:value="0.8" calcext:value-type="percentage">
            <text:p>80%</text:p>
          </table:table-cell>
          <table:table-cell table:style-name="ce5" table:formula="of:=IF([.J36]=&quot;&quot;;&quot;&quot;;[.J36]/[.J$2])" office:value-type="percentage" office:value="1.15" calcext:value-type="percentage">
            <text:p>115%</text:p>
          </table:table-cell>
          <table:table-cell table:style-name="ce5" table:formula="of:=IF([.K36]=&quot;&quot;;&quot;&quot;;[.K36]/[.K$2])" office:value-type="percentage" office:value="0.05" calcext:value-type="percentage">
            <text:p>5%</text:p>
          </table:table-cell>
          <table:table-cell table:style-name="ce5" table:formula="of:=IF([.L36]=&quot;&quot;;&quot;&quot;;[.L36]/[.L$2])" office:value-type="percentage" office:value="0.95" calcext:value-type="percentage">
            <text:p>95%</text:p>
          </table:table-cell>
          <table:table-cell table:style-name="ce5" table:formula="of:=IF([.M36]=&quot;&quot;;&quot;&quot;;[.M36]/[.M$2])" office:value-type="percentage" office:value="0.95" calcext:value-type="percentage">
            <text:p>95%</text:p>
          </table:table-cell>
          <table:table-cell table:style-name="ce5" table:formula="of:=IF([.N36]=&quot;&quot;;&quot;&quot;;[.N36]/[.N$2])" office:value-type="percentage" office:value="1" calcext:value-type="percentage">
            <text:p>100%</text:p>
          </table:table-cell>
          <table:table-cell table:style-name="ce5" table:formula="of:=IF([.O36]=&quot;&quot;;&quot;&quot;;[.O36]/[.O$2])" office:value-type="percentage" office:value="0.9" calcext:value-type="percentage">
            <text:p>90%</text:p>
          </table:table-cell>
          <table:table-cell table:style-name="ce5" table:formula="of:=IF([.P36]=&quot;&quot;;&quot;&quot;;[.P36]/[.P$2])" office:value-type="percentage" office:value="0" calcext:value-type="percentage">
            <text:p>0%</text:p>
          </table:table-cell>
          <table:table-cell table:style-name="ce5" table:formula="of:=IF([.Q36]=&quot;&quot;;&quot;&quot;;[.Q36]/[.Q$2])" office:value-type="percentage" office:value="0.733333333333333" calcext:value-type="percentage">
            <text:p>73%</text:p>
          </table:table-cell>
          <table:table-cell table:style-name="ce5" table:formula="of:=IF([.R36]=&quot;&quot;;&quot;&quot;;[.R36]/[.R$2])" office:value-type="percentage" office:value="0.7375" calcext:value-type="percentage">
            <text:p>74%</text:p>
          </table:table-cell>
          <table:table-cell table:style-name="ce5" table:formula="of:=IF([.S36]=&quot;&quot;;&quot;&quot;;[.S36]/[.S$2])" office:value-type="percentage" office:value="0.754545454545455" calcext:value-type="percentage">
            <text:p>75%</text:p>
          </table:table-cell>
          <table:table-cell table:number-columns-repeated="1005"/>
        </table:table-row>
        <table:table-row table:style-name="ro1">
          <table:table-cell table:formula="of:=[.A37]" office:value-type="float" office:value="34" calcext:value-type="float">
            <text:p>34</text:p>
          </table:table-cell>
          <table:table-cell table:formula="of:=[.B37]" office:value-type="string" office:string-value="PATEL, RADHA" calcext:value-type="string">
            <text:p>PATEL, RADHA</text:p>
          </table:table-cell>
          <table:table-cell table:formula="of:=[.C37]" office:value-type="string" office:string-value="rp28236" calcext:value-type="string">
            <text:p>rp28236</text:p>
          </table:table-cell>
          <table:table-cell/>
          <table:table-cell table:style-name="ce5" table:formula="of:=IF([.E37]=&quot;&quot;;&quot;&quot;;[.E37]/[.E$2])" office:value-type="percentage" office:value="1" calcext:value-type="percentage">
            <text:p>100%</text:p>
          </table:table-cell>
          <table:table-cell table:style-name="ce5" table:formula="of:=IF([.F37]=&quot;&quot;;&quot;&quot;;[.F37]/[.F$2])" office:value-type="percentage" office:value="1" calcext:value-type="percentage">
            <text:p>100%</text:p>
          </table:table-cell>
          <table:table-cell table:style-name="ce5" table:formula="of:=IF([.G37]=&quot;&quot;;&quot;&quot;;[.G37]/[.G$2])" office:value-type="percentage" office:value="1" calcext:value-type="percentage">
            <text:p>100%</text:p>
          </table:table-cell>
          <table:table-cell table:style-name="ce5" table:formula="of:=IF([.H37]=&quot;&quot;;&quot;&quot;;[.H37]/[.H$2])" office:value-type="percentage" office:value="1" calcext:value-type="percentage">
            <text:p>100%</text:p>
          </table:table-cell>
          <table:table-cell table:style-name="ce5" table:formula="of:=IF([.I37]=&quot;&quot;;&quot;&quot;;[.I37]/[.I$2])" office:value-type="percentage" office:value="1" calcext:value-type="percentage">
            <text:p>100%</text:p>
          </table:table-cell>
          <table:table-cell table:style-name="ce5" table:formula="of:=IF([.J37]=&quot;&quot;;&quot;&quot;;[.J37]/[.J$2])" office:value-type="percentage" office:value="1.25" calcext:value-type="percentage">
            <text:p>125%</text:p>
          </table:table-cell>
          <table:table-cell table:style-name="ce5" table:formula="of:=IF([.K37]=&quot;&quot;;&quot;&quot;;[.K37]/[.K$2])" office:value-type="percentage" office:value="0.85" calcext:value-type="percentage">
            <text:p>85%</text:p>
          </table:table-cell>
          <table:table-cell table:style-name="ce5" table:formula="of:=IF([.L37]=&quot;&quot;;&quot;&quot;;[.L37]/[.L$2])" office:value-type="percentage" office:value="1" calcext:value-type="percentage">
            <text:p>100%</text:p>
          </table:table-cell>
          <table:table-cell table:style-name="ce5" table:formula="of:=IF([.M37]=&quot;&quot;;&quot;&quot;;[.M37]/[.M$2])" office:value-type="percentage" office:value="0.85" calcext:value-type="percentage">
            <text:p>85%</text:p>
          </table:table-cell>
          <table:table-cell table:style-name="ce5" table:formula="of:=IF([.N37]=&quot;&quot;;&quot;&quot;;[.N37]/[.N$2])" office:value-type="percentage" office:value="1" calcext:value-type="percentage">
            <text:p>100%</text:p>
          </table:table-cell>
          <table:table-cell table:style-name="ce5" table:formula="of:=IF([.O37]=&quot;&quot;;&quot;&quot;;[.O37]/[.O$2])" office:value-type="percentage" office:value="0.85" calcext:value-type="percentage">
            <text:p>85%</text:p>
          </table:table-cell>
          <table:table-cell table:style-name="ce5" table:formula="of:=IF([.P37]=&quot;&quot;;&quot;&quot;;[.P37]/[.P$2])" office:value-type="percentage" office:value="0.625" calcext:value-type="percentage">
            <text:p>63%</text:p>
          </table:table-cell>
          <table:table-cell table:style-name="ce5" table:formula="of:=IF([.Q37]=&quot;&quot;;&quot;&quot;;[.Q37]/[.Q$2])" office:value-type="percentage" office:value="0.6" calcext:value-type="percentage">
            <text:p>60%</text:p>
          </table:table-cell>
          <table:table-cell table:style-name="ce5" table:formula="of:=IF([.R37]=&quot;&quot;;&quot;&quot;;[.R37]/[.R$2])" office:value-type="percentage" office:value="0.75" calcext:value-type="percentage">
            <text:p>75%</text:p>
          </table:table-cell>
          <table:table-cell table:style-name="ce5" table:formula="of:=IF([.S37]=&quot;&quot;;&quot;&quot;;[.S37]/[.S$2])" office:value-type="percentage" office:value="0.727272727272727" calcext:value-type="percentage">
            <text:p>73%</text:p>
          </table:table-cell>
          <table:table-cell table:number-columns-repeated="1005"/>
        </table:table-row>
        <table:table-row table:style-name="ro1">
          <table:table-cell table:formula="of:=[.A38]" office:value-type="float" office:value="35" calcext:value-type="float">
            <text:p>35</text:p>
          </table:table-cell>
          <table:table-cell table:formula="of:=[.B38]" office:value-type="string" office:string-value="PATTANAIK, ROHIT" calcext:value-type="string">
            <text:p>PATTANAIK, ROHIT</text:p>
          </table:table-cell>
          <table:table-cell table:formula="of:=[.C38]" office:value-type="string" office:string-value="rsp835" calcext:value-type="string">
            <text:p>rsp835</text:p>
          </table:table-cell>
          <table:table-cell/>
          <table:table-cell table:style-name="ce5" table:formula="of:=IF([.E38]=&quot;&quot;;&quot;&quot;;[.E38]/[.E$2])" office:value-type="percentage" office:value="1" calcext:value-type="percentage">
            <text:p>100%</text:p>
          </table:table-cell>
          <table:table-cell table:style-name="ce5" table:formula="of:=IF([.F38]=&quot;&quot;;&quot;&quot;;[.F38]/[.F$2])" office:value-type="percentage" office:value="1" calcext:value-type="percentage">
            <text:p>100%</text:p>
          </table:table-cell>
          <table:table-cell table:style-name="ce5" table:formula="of:=IF([.G38]=&quot;&quot;;&quot;&quot;;[.G38]/[.G$2])" office:value-type="percentage" office:value="1" calcext:value-type="percentage">
            <text:p>100%</text:p>
          </table:table-cell>
          <table:table-cell table:style-name="ce5" table:formula="of:=IF([.H38]=&quot;&quot;;&quot;&quot;;[.H38]/[.H$2])" office:value-type="percentage" office:value="1" calcext:value-type="percentage">
            <text:p>100%</text:p>
          </table:table-cell>
          <table:table-cell table:style-name="ce5" table:formula="of:=IF([.I38]=&quot;&quot;;&quot;&quot;;[.I38]/[.I$2])" office:value-type="percentage" office:value="1" calcext:value-type="percentage">
            <text:p>100%</text:p>
          </table:table-cell>
          <table:table-cell table:style-name="ce5" table:formula="of:=IF([.J38]=&quot;&quot;;&quot;&quot;;[.J38]/[.J$2])" office:value-type="percentage" office:value="1.25" calcext:value-type="percentage">
            <text:p>125%</text:p>
          </table:table-cell>
          <table:table-cell table:style-name="ce5" table:formula="of:=IF([.K38]=&quot;&quot;;&quot;&quot;;[.K38]/[.K$2])" office:value-type="percentage" office:value="0.9" calcext:value-type="percentage">
            <text:p>90%</text:p>
          </table:table-cell>
          <table:table-cell table:style-name="ce5" table:formula="of:=IF([.L38]=&quot;&quot;;&quot;&quot;;[.L38]/[.L$2])" office:value-type="percentage" office:value="0.95" calcext:value-type="percentage">
            <text:p>95%</text:p>
          </table:table-cell>
          <table:table-cell table:style-name="ce5" table:formula="of:=IF([.M38]=&quot;&quot;;&quot;&quot;;[.M38]/[.M$2])" office:value-type="percentage" office:value="0.85" calcext:value-type="percentage">
            <text:p>85%</text:p>
          </table:table-cell>
          <table:table-cell table:style-name="ce5" table:formula="of:=IF([.N38]=&quot;&quot;;&quot;&quot;;[.N38]/[.N$2])" office:value-type="percentage" office:value="1" calcext:value-type="percentage">
            <text:p>100%</text:p>
          </table:table-cell>
          <table:table-cell table:style-name="ce5" table:formula="of:=IF([.O38]=&quot;&quot;;&quot;&quot;;[.O38]/[.O$2])" office:value-type="percentage" office:value="0.96" calcext:value-type="percentage">
            <text:p>96%</text:p>
          </table:table-cell>
          <table:table-cell table:style-name="ce5" table:formula="of:=IF([.P38]=&quot;&quot;;&quot;&quot;;[.P38]/[.P$2])">
            <text:p/>
          </table:table-cell>
          <table:table-cell table:style-name="ce5" table:formula="of:=IF([.Q38]=&quot;&quot;;&quot;&quot;;[.Q38]/[.Q$2])" office:value-type="percentage" office:value="0.366666666666667" calcext:value-type="percentage">
            <text:p>37%</text:p>
          </table:table-cell>
          <table:table-cell table:style-name="ce5" table:formula="of:=IF([.R38]=&quot;&quot;;&quot;&quot;;[.R38]/[.R$2])" office:value-type="percentage" office:value="0.7875" calcext:value-type="percentage">
            <text:p>79%</text:p>
          </table:table-cell>
          <table:table-cell table:style-name="ce5" table:formula="of:=IF([.S38]=&quot;&quot;;&quot;&quot;;[.S38]/[.S$2])" office:value-type="percentage" office:value="0.954545454545455" calcext:value-type="percentage">
            <text:p>95%</text:p>
          </table:table-cell>
          <table:table-cell table:number-columns-repeated="1005"/>
        </table:table-row>
        <table:table-row table:style-name="ro1">
          <table:table-cell table:formula="of:=[.A39]" office:value-type="float" office:value="36" calcext:value-type="float">
            <text:p>36</text:p>
          </table:table-cell>
          <table:table-cell table:formula="of:=[.B39]" office:value-type="string" office:string-value="POAG, NATHAN" calcext:value-type="string">
            <text:p>POAG, NATHAN</text:p>
          </table:table-cell>
          <table:table-cell table:formula="of:=[.C39]" office:value-type="string" office:string-value="nzp65" calcext:value-type="string">
            <text:p>nzp65</text:p>
          </table:table-cell>
          <table:table-cell/>
          <table:table-cell table:style-name="ce5" table:formula="of:=IF([.E39]=&quot;&quot;;&quot;&quot;;[.E39]/[.E$2])" office:value-type="percentage" office:value="0.8" calcext:value-type="percentage">
            <text:p>80%</text:p>
          </table:table-cell>
          <table:table-cell table:style-name="ce5" table:formula="of:=IF([.F39]=&quot;&quot;;&quot;&quot;;[.F39]/[.F$2])" office:value-type="percentage" office:value="1" calcext:value-type="percentage">
            <text:p>100%</text:p>
          </table:table-cell>
          <table:table-cell table:style-name="ce5" table:formula="of:=IF([.G39]=&quot;&quot;;&quot;&quot;;[.G39]/[.G$2])" office:value-type="percentage" office:value="0.9" calcext:value-type="percentage">
            <text:p>90%</text:p>
          </table:table-cell>
          <table:table-cell table:style-name="ce5" table:formula="of:=IF([.H39]=&quot;&quot;;&quot;&quot;;[.H39]/[.H$2])" office:value-type="percentage" office:value="0.45" calcext:value-type="percentage">
            <text:p>45%</text:p>
          </table:table-cell>
          <table:table-cell table:style-name="ce5" table:formula="of:=IF([.I39]=&quot;&quot;;&quot;&quot;;[.I39]/[.I$2])" office:value-type="percentage" office:value="1" calcext:value-type="percentage">
            <text:p>100%</text:p>
          </table:table-cell>
          <table:table-cell table:style-name="ce5" table:formula="of:=IF([.J39]=&quot;&quot;;&quot;&quot;;[.J39]/[.J$2])" office:value-type="percentage" office:value="0.2" calcext:value-type="percentage">
            <text:p>20%</text:p>
          </table:table-cell>
          <table:table-cell table:style-name="ce5" table:formula="of:=IF([.K39]=&quot;&quot;;&quot;&quot;;[.K39]/[.K$2])" office:value-type="percentage" office:value="0" calcext:value-type="percentage">
            <text:p>0%</text:p>
          </table:table-cell>
          <table:table-cell table:style-name="ce5" table:formula="of:=IF([.L39]=&quot;&quot;;&quot;&quot;;[.L39]/[.L$2])" office:value-type="percentage" office:value="0.9" calcext:value-type="percentage">
            <text:p>90%</text:p>
          </table:table-cell>
          <table:table-cell table:style-name="ce5" table:formula="of:=IF([.M39]=&quot;&quot;;&quot;&quot;;[.M39]/[.M$2])" office:value-type="percentage" office:value="0.2" calcext:value-type="percentage">
            <text:p>20%</text:p>
          </table:table-cell>
          <table:table-cell table:style-name="ce5" table:formula="of:=IF([.N39]=&quot;&quot;;&quot;&quot;;[.N39]/[.N$2])" office:value-type="percentage" office:value="0.65" calcext:value-type="percentage">
            <text:p>65%</text:p>
          </table:table-cell>
          <table:table-cell table:style-name="ce5" table:formula="of:=IF([.O39]=&quot;&quot;;&quot;&quot;;[.O39]/[.O$2])">
            <text:p/>
          </table:table-cell>
          <table:table-cell table:style-name="ce5" table:formula="of:=IF([.P39]=&quot;&quot;;&quot;&quot;;[.P39]/[.P$2])" office:value-type="percentage" office:value="0.425" calcext:value-type="percentage">
            <text:p>43%</text:p>
          </table:table-cell>
          <table:table-cell table:style-name="ce5" table:formula="of:=IF([.Q39]=&quot;&quot;;&quot;&quot;;[.Q39]/[.Q$2])" office:value-type="percentage" office:value="0.7" calcext:value-type="percentage">
            <text:p>70%</text:p>
          </table:table-cell>
          <table:table-cell table:style-name="ce5" table:formula="of:=IF([.R39]=&quot;&quot;;&quot;&quot;;[.R39]/[.R$2])" office:value-type="percentage" office:value="0.45" calcext:value-type="percentage">
            <text:p>45%</text:p>
          </table:table-cell>
          <table:table-cell table:style-name="ce5" table:formula="of:=IF([.S39]=&quot;&quot;;&quot;&quot;;[.S39]/[.S$2])" office:value-type="percentage" office:value="0.590909090909091" calcext:value-type="percentage">
            <text:p>59%</text:p>
          </table:table-cell>
          <table:table-cell table:number-columns-repeated="1005"/>
        </table:table-row>
        <table:table-row table:style-name="ro1">
          <table:table-cell table:formula="of:=[.A40]" office:value-type="float" office:value="37" calcext:value-type="float">
            <text:p>37</text:p>
          </table:table-cell>
          <table:table-cell table:formula="of:=[.B40]" office:value-type="string" office:string-value="PRADEEP, NISHANTH" calcext:value-type="string">
            <text:p>PRADEEP, NISHANTH</text:p>
          </table:table-cell>
          <table:table-cell table:formula="of:=[.C40]" office:value-type="string" office:string-value="np6949" calcext:value-type="string">
            <text:p>np6949</text:p>
          </table:table-cell>
          <table:table-cell/>
          <table:table-cell table:style-name="ce5" table:formula="of:=IF([.E40]=&quot;&quot;;&quot;&quot;;[.E40]/[.E$2])" office:value-type="percentage" office:value="1" calcext:value-type="percentage">
            <text:p>100%</text:p>
          </table:table-cell>
          <table:table-cell table:style-name="ce5" table:formula="of:=IF([.F40]=&quot;&quot;;&quot;&quot;;[.F40]/[.F$2])">
            <text:p/>
          </table:table-cell>
          <table:table-cell table:style-name="ce5" table:formula="of:=IF([.G40]=&quot;&quot;;&quot;&quot;;[.G40]/[.G$2])" office:value-type="percentage" office:value="1" calcext:value-type="percentage">
            <text:p>100%</text:p>
          </table:table-cell>
          <table:table-cell table:style-name="ce5" table:formula="of:=IF([.H40]=&quot;&quot;;&quot;&quot;;[.H40]/[.H$2])" office:value-type="percentage" office:value="0.95" calcext:value-type="percentage">
            <text:p>95%</text:p>
          </table:table-cell>
          <table:table-cell table:style-name="ce5" table:formula="of:=IF([.I40]=&quot;&quot;;&quot;&quot;;[.I40]/[.I$2])" office:value-type="percentage" office:value="1" calcext:value-type="percentage">
            <text:p>100%</text:p>
          </table:table-cell>
          <table:table-cell table:style-name="ce5" table:formula="of:=IF([.J40]=&quot;&quot;;&quot;&quot;;[.J40]/[.J$2])" office:value-type="percentage" office:value="1.3" calcext:value-type="percentage">
            <text:p>130%</text:p>
          </table:table-cell>
          <table:table-cell table:style-name="ce5" table:formula="of:=IF([.K40]=&quot;&quot;;&quot;&quot;;[.K40]/[.K$2])">
            <text:p/>
          </table:table-cell>
          <table:table-cell table:style-name="ce5" table:formula="of:=IF([.L40]=&quot;&quot;;&quot;&quot;;[.L40]/[.L$2])" office:value-type="percentage" office:value="1" calcext:value-type="percentage">
            <text:p>100%</text:p>
          </table:table-cell>
          <table:table-cell table:style-name="ce5" table:formula="of:=IF([.M40]=&quot;&quot;;&quot;&quot;;[.M40]/[.M$2])" office:value-type="percentage" office:value="0.95" calcext:value-type="percentage">
            <text:p>95%</text:p>
          </table:table-cell>
          <table:table-cell table:style-name="ce5" table:formula="of:=IF([.N40]=&quot;&quot;;&quot;&quot;;[.N40]/[.N$2])" office:value-type="percentage" office:value="0.8" calcext:value-type="percentage">
            <text:p>80%</text:p>
          </table:table-cell>
          <table:table-cell table:style-name="ce5" table:formula="of:=IF([.O40]=&quot;&quot;;&quot;&quot;;[.O40]/[.O$2])" office:value-type="percentage" office:value="0.8" calcext:value-type="percentage">
            <text:p>80%</text:p>
          </table:table-cell>
          <table:table-cell table:style-name="ce5" table:formula="of:=IF([.P40]=&quot;&quot;;&quot;&quot;;[.P40]/[.P$2])" office:value-type="percentage" office:value="0.975" calcext:value-type="percentage">
            <text:p>98%</text:p>
          </table:table-cell>
          <table:table-cell table:style-name="ce5" table:formula="of:=IF([.Q40]=&quot;&quot;;&quot;&quot;;[.Q40]/[.Q$2])" office:value-type="percentage" office:value="0.833333333333333" calcext:value-type="percentage">
            <text:p>83%</text:p>
          </table:table-cell>
          <table:table-cell table:style-name="ce5" table:formula="of:=IF([.R40]=&quot;&quot;;&quot;&quot;;[.R40]/[.R$2])" office:value-type="percentage" office:value="0.6875" calcext:value-type="percentage">
            <text:p>69%</text:p>
          </table:table-cell>
          <table:table-cell table:style-name="ce5" table:formula="of:=IF([.S40]=&quot;&quot;;&quot;&quot;;[.S40]/[.S$2])" office:value-type="percentage" office:value="0.909090909090909" calcext:value-type="percentage">
            <text:p>91%</text:p>
          </table:table-cell>
          <table:table-cell table:number-columns-repeated="1005"/>
        </table:table-row>
        <table:table-row table:style-name="ro1">
          <table:table-cell table:formula="of:=[.A41]" office:value-type="float" office:value="38" calcext:value-type="float">
            <text:p>38</text:p>
          </table:table-cell>
          <table:table-cell table:formula="of:=[.B41]" office:value-type="string" office:string-value="PRITCHETT, SAMUEL" calcext:value-type="string">
            <text:p>PRITCHETT, SAMUEL</text:p>
          </table:table-cell>
          <table:table-cell table:formula="of:=[.C41]" office:value-type="string" office:string-value="sbp694" calcext:value-type="string">
            <text:p>sbp694</text:p>
          </table:table-cell>
          <table:table-cell/>
          <table:table-cell table:style-name="ce5" table:formula="of:=IF([.E41]=&quot;&quot;;&quot;&quot;;[.E41]/[.E$2])" office:value-type="percentage" office:value="1" calcext:value-type="percentage">
            <text:p>100%</text:p>
          </table:table-cell>
          <table:table-cell table:style-name="ce5" table:formula="of:=IF([.F41]=&quot;&quot;;&quot;&quot;;[.F41]/[.F$2])" office:value-type="percentage" office:value="0.9" calcext:value-type="percentage">
            <text:p>90%</text:p>
          </table:table-cell>
          <table:table-cell table:style-name="ce5" table:formula="of:=IF([.G41]=&quot;&quot;;&quot;&quot;;[.G41]/[.G$2])" office:value-type="percentage" office:value="1" calcext:value-type="percentage">
            <text:p>100%</text:p>
          </table:table-cell>
          <table:table-cell table:style-name="ce5" table:formula="of:=IF([.H41]=&quot;&quot;;&quot;&quot;;[.H41]/[.H$2])" office:value-type="percentage" office:value="0.7" calcext:value-type="percentage">
            <text:p>70%</text:p>
          </table:table-cell>
          <table:table-cell table:style-name="ce5" table:formula="of:=IF([.I41]=&quot;&quot;;&quot;&quot;;[.I41]/[.I$2])" office:value-type="percentage" office:value="0.8" calcext:value-type="percentage">
            <text:p>80%</text:p>
          </table:table-cell>
          <table:table-cell table:style-name="ce5" table:formula="of:=IF([.J41]=&quot;&quot;;&quot;&quot;;[.J41]/[.J$2])" office:value-type="percentage" office:value="0.2" calcext:value-type="percentage">
            <text:p>20%</text:p>
          </table:table-cell>
          <table:table-cell table:style-name="ce5" table:formula="of:=IF([.K41]=&quot;&quot;;&quot;&quot;;[.K41]/[.K$2])" office:value-type="percentage" office:value="0.25" calcext:value-type="percentage">
            <text:p>25%</text:p>
          </table:table-cell>
          <table:table-cell table:style-name="ce5" table:formula="of:=IF([.L41]=&quot;&quot;;&quot;&quot;;[.L41]/[.L$2])" office:value-type="percentage" office:value="0.95" calcext:value-type="percentage">
            <text:p>95%</text:p>
          </table:table-cell>
          <table:table-cell table:style-name="ce5" table:formula="of:=IF([.M41]=&quot;&quot;;&quot;&quot;;[.M41]/[.M$2])">
            <text:p/>
          </table:table-cell>
          <table:table-cell table:style-name="ce5" table:formula="of:=IF([.N41]=&quot;&quot;;&quot;&quot;;[.N41]/[.N$2])" office:value-type="percentage" office:value="0" calcext:value-type="percentage">
            <text:p>0%</text:p>
          </table:table-cell>
          <table:table-cell table:style-name="ce5" table:formula="of:=IF([.O41]=&quot;&quot;;&quot;&quot;;[.O41]/[.O$2])" office:value-type="percentage" office:value="0.8" calcext:value-type="percentage">
            <text:p>80%</text:p>
          </table:table-cell>
          <table:table-cell table:style-name="ce5" table:formula="of:=IF([.P41]=&quot;&quot;;&quot;&quot;;[.P41]/[.P$2])">
            <text:p/>
          </table:table-cell>
          <table:table-cell table:style-name="ce5" table:formula="of:=IF([.Q41]=&quot;&quot;;&quot;&quot;;[.Q41]/[.Q$2])" office:value-type="percentage" office:value="0.833333333333333" calcext:value-type="percentage">
            <text:p>83%</text:p>
          </table:table-cell>
          <table:table-cell table:style-name="ce5" table:formula="of:=IF([.R41]=&quot;&quot;;&quot;&quot;;[.R41]/[.R$2])" office:value-type="percentage" office:value="0.85" calcext:value-type="percentage">
            <text:p>85%</text:p>
          </table:table-cell>
          <table:table-cell table:style-name="ce5" table:formula="of:=IF([.S41]=&quot;&quot;;&quot;&quot;;[.S41]/[.S$2])" office:value-type="percentage" office:value="0.790909090909091" calcext:value-type="percentage">
            <text:p>79%</text:p>
          </table:table-cell>
          <table:table-cell table:number-columns-repeated="1005"/>
        </table:table-row>
        <table:table-row table:style-name="ro1">
          <table:table-cell table:formula="of:=[.A42]" office:value-type="float" office:value="39" calcext:value-type="float">
            <text:p>39</text:p>
          </table:table-cell>
          <table:table-cell table:formula="of:=[.B42]" office:value-type="string" office:string-value="SAID-ALAOUI, ABDERRAHMAN" calcext:value-type="string">
            <text:p>SAID-ALAOUI, ABDERRAHMAN</text:p>
          </table:table-cell>
          <table:table-cell table:formula="of:=[.C42]" office:value-type="string" office:string-value="as67659" calcext:value-type="string">
            <text:p>as67659</text:p>
          </table:table-cell>
          <table:table-cell/>
          <table:table-cell table:style-name="ce5" table:formula="of:=IF([.E42]=&quot;&quot;;&quot;&quot;;[.E42]/[.E$2])" office:value-type="percentage" office:value="1" calcext:value-type="percentage">
            <text:p>100%</text:p>
          </table:table-cell>
          <table:table-cell table:style-name="ce5" table:formula="of:=IF([.F42]=&quot;&quot;;&quot;&quot;;[.F42]/[.F$2])" office:value-type="percentage" office:value="1" calcext:value-type="percentage">
            <text:p>100%</text:p>
          </table:table-cell>
          <table:table-cell table:style-name="ce5" table:formula="of:=IF([.G42]=&quot;&quot;;&quot;&quot;;[.G42]/[.G$2])" office:value-type="percentage" office:value="1" calcext:value-type="percentage">
            <text:p>100%</text:p>
          </table:table-cell>
          <table:table-cell table:style-name="ce5" table:formula="of:=IF([.H42]=&quot;&quot;;&quot;&quot;;[.H42]/[.H$2])" office:value-type="percentage" office:value="1" calcext:value-type="percentage">
            <text:p>100%</text:p>
          </table:table-cell>
          <table:table-cell table:style-name="ce5" table:formula="of:=IF([.I42]=&quot;&quot;;&quot;&quot;;[.I42]/[.I$2])" office:value-type="percentage" office:value="1" calcext:value-type="percentage">
            <text:p>100%</text:p>
          </table:table-cell>
          <table:table-cell table:style-name="ce5" table:formula="of:=IF([.J42]=&quot;&quot;;&quot;&quot;;[.J42]/[.J$2])" office:value-type="percentage" office:value="1.3" calcext:value-type="percentage">
            <text:p>130%</text:p>
          </table:table-cell>
          <table:table-cell table:style-name="ce5" table:formula="of:=IF([.K42]=&quot;&quot;;&quot;&quot;;[.K42]/[.K$2])" office:value-type="percentage" office:value="0.7" calcext:value-type="percentage">
            <text:p>70%</text:p>
          </table:table-cell>
          <table:table-cell table:style-name="ce5" table:formula="of:=IF([.L42]=&quot;&quot;;&quot;&quot;;[.L42]/[.L$2])" office:value-type="percentage" office:value="1" calcext:value-type="percentage">
            <text:p>100%</text:p>
          </table:table-cell>
          <table:table-cell table:style-name="ce5" table:formula="of:=IF([.M42]=&quot;&quot;;&quot;&quot;;[.M42]/[.M$2])" office:value-type="percentage" office:value="0.95" calcext:value-type="percentage">
            <text:p>95%</text:p>
          </table:table-cell>
          <table:table-cell table:style-name="ce5" table:formula="of:=IF([.N42]=&quot;&quot;;&quot;&quot;;[.N42]/[.N$2])" office:value-type="percentage" office:value="0.8" calcext:value-type="percentage">
            <text:p>80%</text:p>
          </table:table-cell>
          <table:table-cell table:style-name="ce5" table:formula="of:=IF([.O42]=&quot;&quot;;&quot;&quot;;[.O42]/[.O$2])" office:value-type="percentage" office:value="0.7" calcext:value-type="percentage">
            <text:p>70%</text:p>
          </table:table-cell>
          <table:table-cell table:style-name="ce5" table:formula="of:=IF([.P42]=&quot;&quot;;&quot;&quot;;[.P42]/[.P$2])">
            <text:p/>
          </table:table-cell>
          <table:table-cell table:style-name="ce5" table:formula="of:=IF([.Q42]=&quot;&quot;;&quot;&quot;;[.Q42]/[.Q$2])" office:value-type="percentage" office:value="0.8" calcext:value-type="percentage">
            <text:p>80%</text:p>
          </table:table-cell>
          <table:table-cell table:style-name="ce5" table:formula="of:=IF([.R42]=&quot;&quot;;&quot;&quot;;[.R42]/[.R$2])" office:value-type="percentage" office:value="0.8375" calcext:value-type="percentage">
            <text:p>84%</text:p>
          </table:table-cell>
          <table:table-cell table:style-name="ce5" table:formula="of:=IF([.S42]=&quot;&quot;;&quot;&quot;;[.S42]/[.S$2])" office:value-type="percentage" office:value="0.781818181818182" calcext:value-type="percentage">
            <text:p>78%</text:p>
          </table:table-cell>
          <table:table-cell table:number-columns-repeated="1005"/>
        </table:table-row>
        <table:table-row table:style-name="ro1">
          <table:table-cell table:formula="of:=[.A43]" office:value-type="float" office:value="40" calcext:value-type="float">
            <text:p>40</text:p>
          </table:table-cell>
          <table:table-cell table:formula="of:=[.B43]" office:value-type="string" office:string-value="Sargent, Luke" calcext:value-type="string">
            <text:p>Sargent, Luke</text:p>
          </table:table-cell>
          <table:table-cell table:formula="of:=[.C43]" office:value-type="string" office:string-value="lcs2239" calcext:value-type="string">
            <text:p>lcs2239</text:p>
          </table:table-cell>
          <table:table-cell/>
          <table:table-cell table:style-name="ce5" table:formula="of:=IF([.E43]=&quot;&quot;;&quot;&quot;;[.E43]/[.E$2])" office:value-type="percentage" office:value="1" calcext:value-type="percentage">
            <text:p>100%</text:p>
          </table:table-cell>
          <table:table-cell table:style-name="ce5" table:formula="of:=IF([.F43]=&quot;&quot;;&quot;&quot;;[.F43]/[.F$2])" office:value-type="percentage" office:value="1" calcext:value-type="percentage">
            <text:p>100%</text:p>
          </table:table-cell>
          <table:table-cell table:style-name="ce5" table:formula="of:=IF([.G43]=&quot;&quot;;&quot;&quot;;[.G43]/[.G$2])" office:value-type="percentage" office:value="0.9" calcext:value-type="percentage">
            <text:p>90%</text:p>
          </table:table-cell>
          <table:table-cell table:style-name="ce5" table:formula="of:=IF([.H43]=&quot;&quot;;&quot;&quot;;[.H43]/[.H$2])" office:value-type="percentage" office:value="1" calcext:value-type="percentage">
            <text:p>100%</text:p>
          </table:table-cell>
          <table:table-cell table:style-name="ce5" table:formula="of:=IF([.I43]=&quot;&quot;;&quot;&quot;;[.I43]/[.I$2])">
            <text:p/>
          </table:table-cell>
          <table:table-cell table:style-name="ce5" table:formula="of:=IF([.J43]=&quot;&quot;;&quot;&quot;;[.J43]/[.J$2])" office:value-type="percentage" office:value="1" calcext:value-type="percentage">
            <text:p>100%</text:p>
          </table:table-cell>
          <table:table-cell table:style-name="ce5" table:formula="of:=IF([.K43]=&quot;&quot;;&quot;&quot;;[.K43]/[.K$2])" office:value-type="percentage" office:value="0.55" calcext:value-type="percentage">
            <text:p>55%</text:p>
          </table:table-cell>
          <table:table-cell table:style-name="ce5" table:formula="of:=IF([.L43]=&quot;&quot;;&quot;&quot;;[.L43]/[.L$2])" office:value-type="percentage" office:value="0.95" calcext:value-type="percentage">
            <text:p>95%</text:p>
          </table:table-cell>
          <table:table-cell table:style-name="ce5" table:formula="of:=IF([.M43]=&quot;&quot;;&quot;&quot;;[.M43]/[.M$2])" office:value-type="percentage" office:value="0.85" calcext:value-type="percentage">
            <text:p>85%</text:p>
          </table:table-cell>
          <table:table-cell table:style-name="ce5" table:formula="of:=IF([.N43]=&quot;&quot;;&quot;&quot;;[.N43]/[.N$2])" office:value-type="percentage" office:value="1" calcext:value-type="percentage">
            <text:p>100%</text:p>
          </table:table-cell>
          <table:table-cell table:style-name="ce5" table:formula="of:=IF([.O43]=&quot;&quot;;&quot;&quot;;[.O43]/[.O$2])" office:value-type="percentage" office:value="0.7" calcext:value-type="percentage">
            <text:p>70%</text:p>
          </table:table-cell>
          <table:table-cell table:style-name="ce5" table:formula="of:=IF([.P43]=&quot;&quot;;&quot;&quot;;[.P43]/[.P$2])">
            <text:p/>
          </table:table-cell>
          <table:table-cell table:style-name="ce5" table:formula="of:=IF([.Q43]=&quot;&quot;;&quot;&quot;;[.Q43]/[.Q$2])" office:value-type="percentage" office:value="0.566666666666667" calcext:value-type="percentage">
            <text:p>57%</text:p>
          </table:table-cell>
          <table:table-cell table:style-name="ce5" table:formula="of:=IF([.R43]=&quot;&quot;;&quot;&quot;;[.R43]/[.R$2])" office:value-type="percentage" office:value="0.825" calcext:value-type="percentage">
            <text:p>83%</text:p>
          </table:table-cell>
          <table:table-cell table:style-name="ce5" table:formula="of:=IF([.S43]=&quot;&quot;;&quot;&quot;;[.S43]/[.S$2])" office:value-type="percentage" office:value="0.845454545454545" calcext:value-type="percentage">
            <text:p>85%</text:p>
          </table:table-cell>
          <table:table-cell table:number-columns-repeated="1005"/>
        </table:table-row>
        <table:table-row table:style-name="ro1">
          <table:table-cell table:formula="of:=[.A44]" office:value-type="float" office:value="41" calcext:value-type="float">
            <text:p>41</text:p>
          </table:table-cell>
          <table:table-cell table:formula="of:=[.B44]" office:value-type="string" office:string-value="SELLECK, WESTON" calcext:value-type="string">
            <text:p>SELLECK, WESTON</text:p>
          </table:table-cell>
          <table:table-cell table:formula="of:=[.C44]" office:value-type="string" office:string-value="ws6735" calcext:value-type="string">
            <text:p>ws6735</text:p>
          </table:table-cell>
          <table:table-cell/>
          <table:table-cell table:style-name="ce5" table:formula="of:=IF([.E44]=&quot;&quot;;&quot;&quot;;[.E44]/[.E$2])" office:value-type="percentage" office:value="1" calcext:value-type="percentage">
            <text:p>100%</text:p>
          </table:table-cell>
          <table:table-cell table:style-name="ce5" table:formula="of:=IF([.F44]=&quot;&quot;;&quot;&quot;;[.F44]/[.F$2])" office:value-type="percentage" office:value="1" calcext:value-type="percentage">
            <text:p>100%</text:p>
          </table:table-cell>
          <table:table-cell table:style-name="ce5" table:formula="of:=IF([.G44]=&quot;&quot;;&quot;&quot;;[.G44]/[.G$2])" office:value-type="percentage" office:value="1" calcext:value-type="percentage">
            <text:p>100%</text:p>
          </table:table-cell>
          <table:table-cell table:style-name="ce5" table:formula="of:=IF([.H44]=&quot;&quot;;&quot;&quot;;[.H44]/[.H$2])" office:value-type="percentage" office:value="1" calcext:value-type="percentage">
            <text:p>100%</text:p>
          </table:table-cell>
          <table:table-cell table:style-name="ce5" table:formula="of:=IF([.I44]=&quot;&quot;;&quot;&quot;;[.I44]/[.I$2])" office:value-type="percentage" office:value="1" calcext:value-type="percentage">
            <text:p>100%</text:p>
          </table:table-cell>
          <table:table-cell table:style-name="ce5" table:formula="of:=IF([.J44]=&quot;&quot;;&quot;&quot;;[.J44]/[.J$2])" office:value-type="percentage" office:value="1.3" calcext:value-type="percentage">
            <text:p>130%</text:p>
          </table:table-cell>
          <table:table-cell table:style-name="ce5" table:formula="of:=IF([.K44]=&quot;&quot;;&quot;&quot;;[.K44]/[.K$2])" office:value-type="percentage" office:value="0.9" calcext:value-type="percentage">
            <text:p>90%</text:p>
          </table:table-cell>
          <table:table-cell table:style-name="ce5" table:formula="of:=IF([.L44]=&quot;&quot;;&quot;&quot;;[.L44]/[.L$2])" office:value-type="percentage" office:value="1" calcext:value-type="percentage">
            <text:p>100%</text:p>
          </table:table-cell>
          <table:table-cell table:style-name="ce5" table:formula="of:=IF([.M44]=&quot;&quot;;&quot;&quot;;[.M44]/[.M$2])" office:value-type="percentage" office:value="0.85" calcext:value-type="percentage">
            <text:p>85%</text:p>
          </table:table-cell>
          <table:table-cell table:style-name="ce5" table:formula="of:=IF([.N44]=&quot;&quot;;&quot;&quot;;[.N44]/[.N$2])" office:value-type="percentage" office:value="0.8" calcext:value-type="percentage">
            <text:p>80%</text:p>
          </table:table-cell>
          <table:table-cell table:style-name="ce5" table:formula="of:=IF([.O44]=&quot;&quot;;&quot;&quot;;[.O44]/[.O$2])" office:value-type="percentage" office:value="0.95" calcext:value-type="percentage">
            <text:p>95%</text:p>
          </table:table-cell>
          <table:table-cell table:style-name="ce5" table:formula="of:=IF([.P44]=&quot;&quot;;&quot;&quot;;[.P44]/[.P$2])" office:value-type="percentage" office:value="1" calcext:value-type="percentage">
            <text:p>100%</text:p>
          </table:table-cell>
          <table:table-cell table:style-name="ce5" table:formula="of:=IF([.Q44]=&quot;&quot;;&quot;&quot;;[.Q44]/[.Q$2])" office:value-type="percentage" office:value="0.933333333333333" calcext:value-type="percentage">
            <text:p>93%</text:p>
          </table:table-cell>
          <table:table-cell table:style-name="ce5" table:formula="of:=IF([.R44]=&quot;&quot;;&quot;&quot;;[.R44]/[.R$2])" office:value-type="percentage" office:value="0.85" calcext:value-type="percentage">
            <text:p>85%</text:p>
          </table:table-cell>
          <table:table-cell table:style-name="ce5" table:formula="of:=IF([.S44]=&quot;&quot;;&quot;&quot;;[.S44]/[.S$2])" office:value-type="percentage" office:value="0.963636363636364" calcext:value-type="percentage">
            <text:p>96%</text:p>
          </table:table-cell>
          <table:table-cell table:number-columns-repeated="1005"/>
        </table:table-row>
        <table:table-row table:style-name="ro1">
          <table:table-cell table:formula="of:=[.A45]" office:value-type="float" office:value="42" calcext:value-type="float">
            <text:p>42</text:p>
          </table:table-cell>
          <table:table-cell table:formula="of:=[.B45]" office:value-type="string" office:string-value="SHI, DAVID" calcext:value-type="string">
            <text:p>SHI, DAVID</text:p>
          </table:table-cell>
          <table:table-cell table:formula="of:=[.C45]" office:value-type="string" office:string-value="ds38352" calcext:value-type="string">
            <text:p>ds38352</text:p>
          </table:table-cell>
          <table:table-cell/>
          <table:table-cell table:style-name="ce5" table:formula="of:=IF([.E45]=&quot;&quot;;&quot;&quot;;[.E45]/[.E$2])" office:value-type="percentage" office:value="1" calcext:value-type="percentage">
            <text:p>100%</text:p>
          </table:table-cell>
          <table:table-cell table:style-name="ce5" table:formula="of:=IF([.F45]=&quot;&quot;;&quot;&quot;;[.F45]/[.F$2])" office:value-type="percentage" office:value="0.85" calcext:value-type="percentage">
            <text:p>85%</text:p>
          </table:table-cell>
          <table:table-cell table:style-name="ce5" table:formula="of:=IF([.G45]=&quot;&quot;;&quot;&quot;;[.G45]/[.G$2])" office:value-type="percentage" office:value="1" calcext:value-type="percentage">
            <text:p>100%</text:p>
          </table:table-cell>
          <table:table-cell table:style-name="ce5" table:formula="of:=IF([.H45]=&quot;&quot;;&quot;&quot;;[.H45]/[.H$2])" office:value-type="percentage" office:value="1" calcext:value-type="percentage">
            <text:p>100%</text:p>
          </table:table-cell>
          <table:table-cell table:style-name="ce5" table:formula="of:=IF([.I45]=&quot;&quot;;&quot;&quot;;[.I45]/[.I$2])" office:value-type="percentage" office:value="1" calcext:value-type="percentage">
            <text:p>100%</text:p>
          </table:table-cell>
          <table:table-cell table:style-name="ce5" table:formula="of:=IF([.J45]=&quot;&quot;;&quot;&quot;;[.J45]/[.J$2])" office:value-type="percentage" office:value="0.9" calcext:value-type="percentage">
            <text:p>90%</text:p>
          </table:table-cell>
          <table:table-cell table:style-name="ce5" table:formula="of:=IF([.K45]=&quot;&quot;;&quot;&quot;;[.K45]/[.K$2])" office:value-type="percentage" office:value="0.5" calcext:value-type="percentage">
            <text:p>50%</text:p>
          </table:table-cell>
          <table:table-cell table:style-name="ce5" table:formula="of:=IF([.L45]=&quot;&quot;;&quot;&quot;;[.L45]/[.L$2])" office:value-type="percentage" office:value="0.75" calcext:value-type="percentage">
            <text:p>75%</text:p>
          </table:table-cell>
          <table:table-cell table:style-name="ce5" table:formula="of:=IF([.M45]=&quot;&quot;;&quot;&quot;;[.M45]/[.M$2])" office:value-type="percentage" office:value="0.95" calcext:value-type="percentage">
            <text:p>95%</text:p>
          </table:table-cell>
          <table:table-cell table:style-name="ce5" table:formula="of:=IF([.N45]=&quot;&quot;;&quot;&quot;;[.N45]/[.N$2])" office:value-type="percentage" office:value="0.6" calcext:value-type="percentage">
            <text:p>60%</text:p>
          </table:table-cell>
          <table:table-cell table:style-name="ce5" table:formula="of:=IF([.O45]=&quot;&quot;;&quot;&quot;;[.O45]/[.O$2])" office:value-type="percentage" office:value="0.6" calcext:value-type="percentage">
            <text:p>60%</text:p>
          </table:table-cell>
          <table:table-cell table:style-name="ce5" table:formula="of:=IF([.P45]=&quot;&quot;;&quot;&quot;;[.P45]/[.P$2])">
            <text:p/>
          </table:table-cell>
          <table:table-cell table:style-name="ce5" table:formula="of:=IF([.Q45]=&quot;&quot;;&quot;&quot;;[.Q45]/[.Q$2])" office:value-type="percentage" office:value="0.833333333333333" calcext:value-type="percentage">
            <text:p>83%</text:p>
          </table:table-cell>
          <table:table-cell table:style-name="ce5" table:formula="of:=IF([.R45]=&quot;&quot;;&quot;&quot;;[.R45]/[.R$2])" office:value-type="percentage" office:value="0.725" calcext:value-type="percentage">
            <text:p>73%</text:p>
          </table:table-cell>
          <table:table-cell table:style-name="ce5" table:formula="of:=IF([.S45]=&quot;&quot;;&quot;&quot;;[.S45]/[.S$2])" office:value-type="percentage" office:value="0.827272727272727" calcext:value-type="percentage">
            <text:p>83%</text:p>
          </table:table-cell>
          <table:table-cell table:number-columns-repeated="1005"/>
        </table:table-row>
        <table:table-row table:style-name="ro1">
          <table:table-cell table:formula="of:=[.A46]" office:value-type="float" office:value="43" calcext:value-type="float">
            <text:p>43</text:p>
          </table:table-cell>
          <table:table-cell table:formula="of:=[.B46]" office:value-type="string" office:string-value="SHIAU, GRACE" calcext:value-type="string">
            <text:p>SHIAU, GRACE</text:p>
          </table:table-cell>
          <table:table-cell table:formula="of:=[.C46]" office:value-type="string" office:string-value="gs23752" calcext:value-type="string">
            <text:p>gs23752</text:p>
          </table:table-cell>
          <table:table-cell/>
          <table:table-cell table:style-name="ce5" table:formula="of:=IF([.E46]=&quot;&quot;;&quot;&quot;;[.E46]/[.E$2])" office:value-type="percentage" office:value="1" calcext:value-type="percentage">
            <text:p>100%</text:p>
          </table:table-cell>
          <table:table-cell table:style-name="ce5" table:formula="of:=IF([.F46]=&quot;&quot;;&quot;&quot;;[.F46]/[.F$2])" office:value-type="percentage" office:value="1" calcext:value-type="percentage">
            <text:p>100%</text:p>
          </table:table-cell>
          <table:table-cell table:style-name="ce5" table:formula="of:=IF([.G46]=&quot;&quot;;&quot;&quot;;[.G46]/[.G$2])" office:value-type="percentage" office:value="1" calcext:value-type="percentage">
            <text:p>100%</text:p>
          </table:table-cell>
          <table:table-cell table:style-name="ce5" table:formula="of:=IF([.H46]=&quot;&quot;;&quot;&quot;;[.H46]/[.H$2])" office:value-type="percentage" office:value="1" calcext:value-type="percentage">
            <text:p>100%</text:p>
          </table:table-cell>
          <table:table-cell table:style-name="ce5" table:formula="of:=IF([.I46]=&quot;&quot;;&quot;&quot;;[.I46]/[.I$2])" office:value-type="percentage" office:value="1" calcext:value-type="percentage">
            <text:p>100%</text:p>
          </table:table-cell>
          <table:table-cell table:style-name="ce5" table:formula="of:=IF([.J46]=&quot;&quot;;&quot;&quot;;[.J46]/[.J$2])" office:value-type="percentage" office:value="1.3" calcext:value-type="percentage">
            <text:p>130%</text:p>
          </table:table-cell>
          <table:table-cell table:style-name="ce5" table:formula="of:=IF([.K46]=&quot;&quot;;&quot;&quot;;[.K46]/[.K$2])" office:value-type="percentage" office:value="0.8" calcext:value-type="percentage">
            <text:p>80%</text:p>
          </table:table-cell>
          <table:table-cell table:style-name="ce5" table:formula="of:=IF([.L46]=&quot;&quot;;&quot;&quot;;[.L46]/[.L$2])" office:value-type="percentage" office:value="1" calcext:value-type="percentage">
            <text:p>100%</text:p>
          </table:table-cell>
          <table:table-cell table:style-name="ce5" table:formula="of:=IF([.M46]=&quot;&quot;;&quot;&quot;;[.M46]/[.M$2])" office:value-type="percentage" office:value="0.95" calcext:value-type="percentage">
            <text:p>95%</text:p>
          </table:table-cell>
          <table:table-cell table:style-name="ce5" table:formula="of:=IF([.N46]=&quot;&quot;;&quot;&quot;;[.N46]/[.N$2])" office:value-type="percentage" office:value="1" calcext:value-type="percentage">
            <text:p>100%</text:p>
          </table:table-cell>
          <table:table-cell table:style-name="ce5" table:formula="of:=IF([.O46]=&quot;&quot;;&quot;&quot;;[.O46]/[.O$2])" office:value-type="percentage" office:value="1" calcext:value-type="percentage">
            <text:p>100%</text:p>
          </table:table-cell>
          <table:table-cell table:style-name="ce5" table:formula="of:=IF([.P46]=&quot;&quot;;&quot;&quot;;[.P46]/[.P$2])" office:value-type="percentage" office:value="0.725" calcext:value-type="percentage">
            <text:p>73%</text:p>
          </table:table-cell>
          <table:table-cell table:style-name="ce5" table:formula="of:=IF([.Q46]=&quot;&quot;;&quot;&quot;;[.Q46]/[.Q$2])" office:value-type="percentage" office:value="0.966666666666667" calcext:value-type="percentage">
            <text:p>97%</text:p>
          </table:table-cell>
          <table:table-cell table:style-name="ce5" table:formula="of:=IF([.R46]=&quot;&quot;;&quot;&quot;;[.R46]/[.R$2])" office:value-type="percentage" office:value="0.8875" calcext:value-type="percentage">
            <text:p>89%</text:p>
          </table:table-cell>
          <table:table-cell table:style-name="ce5" table:formula="of:=IF([.S46]=&quot;&quot;;&quot;&quot;;[.S46]/[.S$2])" office:value-type="percentage" office:value="0.681818181818182" calcext:value-type="percentage">
            <text:p>68%</text:p>
          </table:table-cell>
          <table:table-cell table:number-columns-repeated="1005"/>
        </table:table-row>
        <table:table-row table:style-name="ro1">
          <table:table-cell table:formula="of:=[.A47]" office:value-type="float" office:value="44" calcext:value-type="float">
            <text:p>44</text:p>
          </table:table-cell>
          <table:table-cell table:formula="of:=[.B47]" office:value-type="string" office:string-value="SPIEGELMAN, RYAN" calcext:value-type="string">
            <text:p>SPIEGELMAN, RYAN</text:p>
          </table:table-cell>
          <table:table-cell table:formula="of:=[.C47]" office:value-type="string" office:string-value="rs47796" calcext:value-type="string">
            <text:p>rs47796</text:p>
          </table:table-cell>
          <table:table-cell/>
          <table:table-cell table:style-name="ce5" table:formula="of:=IF([.E47]=&quot;&quot;;&quot;&quot;;[.E47]/[.E$2])" office:value-type="percentage" office:value="1" calcext:value-type="percentage">
            <text:p>100%</text:p>
          </table:table-cell>
          <table:table-cell table:style-name="ce5" table:formula="of:=IF([.F47]=&quot;&quot;;&quot;&quot;;[.F47]/[.F$2])" office:value-type="percentage" office:value="1" calcext:value-type="percentage">
            <text:p>100%</text:p>
          </table:table-cell>
          <table:table-cell table:style-name="ce5" table:formula="of:=IF([.G47]=&quot;&quot;;&quot;&quot;;[.G47]/[.G$2])" office:value-type="percentage" office:value="0.9" calcext:value-type="percentage">
            <text:p>90%</text:p>
          </table:table-cell>
          <table:table-cell table:style-name="ce5" table:formula="of:=IF([.H47]=&quot;&quot;;&quot;&quot;;[.H47]/[.H$2])" office:value-type="percentage" office:value="1" calcext:value-type="percentage">
            <text:p>100%</text:p>
          </table:table-cell>
          <table:table-cell table:style-name="ce5" table:formula="of:=IF([.I47]=&quot;&quot;;&quot;&quot;;[.I47]/[.I$2])" office:value-type="percentage" office:value="1" calcext:value-type="percentage">
            <text:p>100%</text:p>
          </table:table-cell>
          <table:table-cell table:style-name="ce5" table:formula="of:=IF([.J47]=&quot;&quot;;&quot;&quot;;[.J47]/[.J$2])" office:value-type="percentage" office:value="0.85" calcext:value-type="percentage">
            <text:p>85%</text:p>
          </table:table-cell>
          <table:table-cell table:style-name="ce5" table:formula="of:=IF([.K47]=&quot;&quot;;&quot;&quot;;[.K47]/[.K$2])" office:value-type="percentage" office:value="0.4" calcext:value-type="percentage">
            <text:p>40%</text:p>
          </table:table-cell>
          <table:table-cell table:style-name="ce5" table:formula="of:=IF([.L47]=&quot;&quot;;&quot;&quot;;[.L47]/[.L$2])" office:value-type="percentage" office:value="1" calcext:value-type="percentage">
            <text:p>100%</text:p>
          </table:table-cell>
          <table:table-cell table:style-name="ce5" table:formula="of:=IF([.M47]=&quot;&quot;;&quot;&quot;;[.M47]/[.M$2])" office:value-type="percentage" office:value="0.85" calcext:value-type="percentage">
            <text:p>85%</text:p>
          </table:table-cell>
          <table:table-cell table:style-name="ce5" table:formula="of:=IF([.N47]=&quot;&quot;;&quot;&quot;;[.N47]/[.N$2])" office:value-type="percentage" office:value="0.55" calcext:value-type="percentage">
            <text:p>55%</text:p>
          </table:table-cell>
          <table:table-cell table:style-name="ce5" table:formula="of:=IF([.O47]=&quot;&quot;;&quot;&quot;;[.O47]/[.O$2])" office:value-type="percentage" office:value="0.8" calcext:value-type="percentage">
            <text:p>80%</text:p>
          </table:table-cell>
          <table:table-cell table:style-name="ce5" table:formula="of:=IF([.P47]=&quot;&quot;;&quot;&quot;;[.P47]/[.P$2])">
            <text:p/>
          </table:table-cell>
          <table:table-cell table:style-name="ce5" table:formula="of:=IF([.Q47]=&quot;&quot;;&quot;&quot;;[.Q47]/[.Q$2])" office:value-type="percentage" office:value="0.933333333333333" calcext:value-type="percentage">
            <text:p>93%</text:p>
          </table:table-cell>
          <table:table-cell table:style-name="ce5" table:formula="of:=IF([.R47]=&quot;&quot;;&quot;&quot;;[.R47]/[.R$2])" office:value-type="percentage" office:value="0.9125" calcext:value-type="percentage">
            <text:p>91%</text:p>
          </table:table-cell>
          <table:table-cell table:style-name="ce5" table:formula="of:=IF([.S47]=&quot;&quot;;&quot;&quot;;[.S47]/[.S$2])" office:value-type="percentage" office:value="0.8" calcext:value-type="percentage">
            <text:p>80%</text:p>
          </table:table-cell>
          <table:table-cell table:number-columns-repeated="1005"/>
        </table:table-row>
        <table:table-row table:style-name="ro1">
          <table:table-cell table:formula="of:=[.A48]" office:value-type="float" office:value="45" calcext:value-type="float">
            <text:p>45</text:p>
          </table:table-cell>
          <table:table-cell table:formula="of:=[.B48]" office:value-type="string" office:string-value="Taube, Jeffrey" calcext:value-type="string">
            <text:p>Taube, Jeffrey</text:p>
          </table:table-cell>
          <table:table-cell table:formula="of:=[.C48]" office:value-type="string" office:string-value="jmt3855" calcext:value-type="string">
            <text:p>jmt3855</text:p>
          </table:table-cell>
          <table:table-cell/>
          <table:table-cell table:style-name="ce5" table:formula="of:=IF([.E48]=&quot;&quot;;&quot;&quot;;[.E48]/[.E$2])" office:value-type="percentage" office:value="1" calcext:value-type="percentage">
            <text:p>100%</text:p>
          </table:table-cell>
          <table:table-cell table:style-name="ce5" table:formula="of:=IF([.F48]=&quot;&quot;;&quot;&quot;;[.F48]/[.F$2])" office:value-type="percentage" office:value="1" calcext:value-type="percentage">
            <text:p>100%</text:p>
          </table:table-cell>
          <table:table-cell table:style-name="ce5" table:formula="of:=IF([.G48]=&quot;&quot;;&quot;&quot;;[.G48]/[.G$2])" office:value-type="percentage" office:value="1" calcext:value-type="percentage">
            <text:p>100%</text:p>
          </table:table-cell>
          <table:table-cell table:style-name="ce5" table:formula="of:=IF([.H48]=&quot;&quot;;&quot;&quot;;[.H48]/[.H$2])" office:value-type="percentage" office:value="1" calcext:value-type="percentage">
            <text:p>100%</text:p>
          </table:table-cell>
          <table:table-cell table:style-name="ce5" table:formula="of:=IF([.I48]=&quot;&quot;;&quot;&quot;;[.I48]/[.I$2])">
            <text:p/>
          </table:table-cell>
          <table:table-cell table:style-name="ce5" table:formula="of:=IF([.J48]=&quot;&quot;;&quot;&quot;;[.J48]/[.J$2])" office:value-type="percentage" office:value="0.85" calcext:value-type="percentage">
            <text:p>85%</text:p>
          </table:table-cell>
          <table:table-cell table:style-name="ce5" table:formula="of:=IF([.K48]=&quot;&quot;;&quot;&quot;;[.K48]/[.K$2])" office:value-type="percentage" office:value="0.85" calcext:value-type="percentage">
            <text:p>85%</text:p>
          </table:table-cell>
          <table:table-cell table:style-name="ce5" table:formula="of:=IF([.L48]=&quot;&quot;;&quot;&quot;;[.L48]/[.L$2])" office:value-type="percentage" office:value="0.85" calcext:value-type="percentage">
            <text:p>85%</text:p>
          </table:table-cell>
          <table:table-cell table:style-name="ce5" table:formula="of:=IF([.M48]=&quot;&quot;;&quot;&quot;;[.M48]/[.M$2])" office:value-type="percentage" office:value="0.95" calcext:value-type="percentage">
            <text:p>95%</text:p>
          </table:table-cell>
          <table:table-cell table:style-name="ce5" table:formula="of:=IF([.N48]=&quot;&quot;;&quot;&quot;;[.N48]/[.N$2])" office:value-type="percentage" office:value="1" calcext:value-type="percentage">
            <text:p>100%</text:p>
          </table:table-cell>
          <table:table-cell table:style-name="ce5" table:formula="of:=IF([.O48]=&quot;&quot;;&quot;&quot;;[.O48]/[.O$2])" office:value-type="percentage" office:value="0.8" calcext:value-type="percentage">
            <text:p>80%</text:p>
          </table:table-cell>
          <table:table-cell table:style-name="ce5" table:formula="of:=IF([.P48]=&quot;&quot;;&quot;&quot;;[.P48]/[.P$2])" office:value-type="percentage" office:value="0.475" calcext:value-type="percentage">
            <text:p>48%</text:p>
          </table:table-cell>
          <table:table-cell table:style-name="ce5" table:formula="of:=IF([.Q48]=&quot;&quot;;&quot;&quot;;[.Q48]/[.Q$2])" office:value-type="percentage" office:value="0.366666666666667" calcext:value-type="percentage">
            <text:p>37%</text:p>
          </table:table-cell>
          <table:table-cell table:style-name="ce5" table:formula="of:=IF([.R48]=&quot;&quot;;&quot;&quot;;[.R48]/[.R$2])" office:value-type="percentage" office:value="0.525" calcext:value-type="percentage">
            <text:p>53%</text:p>
          </table:table-cell>
          <table:table-cell table:style-name="ce5" table:formula="of:=IF([.S48]=&quot;&quot;;&quot;&quot;;[.S48]/[.S$2])" office:value-type="percentage" office:value="0.536363636363636" calcext:value-type="percentage">
            <text:p>54%</text:p>
          </table:table-cell>
          <table:table-cell table:number-columns-repeated="1005"/>
        </table:table-row>
        <table:table-row table:style-name="ro1">
          <table:table-cell table:formula="of:=[.A49]" office:value-type="float" office:value="46" calcext:value-type="float">
            <text:p>46</text:p>
          </table:table-cell>
          <table:table-cell table:formula="of:=[.B49]" office:value-type="string" office:string-value="THAKKAR, SHUBHAM" calcext:value-type="string">
            <text:p>THAKKAR, SHUBHAM</text:p>
          </table:table-cell>
          <table:table-cell table:formula="of:=[.C49]" office:value-type="string" office:string-value="st25726" calcext:value-type="string">
            <text:p>st25726</text:p>
          </table:table-cell>
          <table:table-cell/>
          <table:table-cell table:style-name="ce5" table:formula="of:=IF([.E49]=&quot;&quot;;&quot;&quot;;[.E49]/[.E$2])" office:value-type="percentage" office:value="1" calcext:value-type="percentage">
            <text:p>100%</text:p>
          </table:table-cell>
          <table:table-cell table:style-name="ce5" table:formula="of:=IF([.F49]=&quot;&quot;;&quot;&quot;;[.F49]/[.F$2])" office:value-type="percentage" office:value="1" calcext:value-type="percentage">
            <text:p>100%</text:p>
          </table:table-cell>
          <table:table-cell table:style-name="ce5" table:formula="of:=IF([.G49]=&quot;&quot;;&quot;&quot;;[.G49]/[.G$2])" office:value-type="percentage" office:value="1" calcext:value-type="percentage">
            <text:p>100%</text:p>
          </table:table-cell>
          <table:table-cell table:style-name="ce5" table:formula="of:=IF([.H49]=&quot;&quot;;&quot;&quot;;[.H49]/[.H$2])" office:value-type="percentage" office:value="1" calcext:value-type="percentage">
            <text:p>100%</text:p>
          </table:table-cell>
          <table:table-cell table:style-name="ce5" table:formula="of:=IF([.I49]=&quot;&quot;;&quot;&quot;;[.I49]/[.I$2])">
            <text:p/>
          </table:table-cell>
          <table:table-cell table:style-name="ce5" table:formula="of:=IF([.J49]=&quot;&quot;;&quot;&quot;;[.J49]/[.J$2])" office:value-type="percentage" office:value="1.3" calcext:value-type="percentage">
            <text:p>130%</text:p>
          </table:table-cell>
          <table:table-cell table:style-name="ce5" table:formula="of:=IF([.K49]=&quot;&quot;;&quot;&quot;;[.K49]/[.K$2])" office:value-type="percentage" office:value="0.35" calcext:value-type="percentage">
            <text:p>35%</text:p>
          </table:table-cell>
          <table:table-cell table:style-name="ce5" table:formula="of:=IF([.L49]=&quot;&quot;;&quot;&quot;;[.L49]/[.L$2])" office:value-type="percentage" office:value="1" calcext:value-type="percentage">
            <text:p>100%</text:p>
          </table:table-cell>
          <table:table-cell table:style-name="ce5" table:formula="of:=IF([.M49]=&quot;&quot;;&quot;&quot;;[.M49]/[.M$2])" office:value-type="percentage" office:value="0.85" calcext:value-type="percentage">
            <text:p>85%</text:p>
          </table:table-cell>
          <table:table-cell table:style-name="ce5" table:formula="of:=IF([.N49]=&quot;&quot;;&quot;&quot;;[.N49]/[.N$2])" office:value-type="percentage" office:value="0.9" calcext:value-type="percentage">
            <text:p>90%</text:p>
          </table:table-cell>
          <table:table-cell table:style-name="ce5" table:formula="of:=IF([.O49]=&quot;&quot;;&quot;&quot;;[.O49]/[.O$2])" office:value-type="percentage" office:value="0.98" calcext:value-type="percentage">
            <text:p>98%</text:p>
          </table:table-cell>
          <table:table-cell table:style-name="ce5" table:formula="of:=IF([.P49]=&quot;&quot;;&quot;&quot;;[.P49]/[.P$2])" office:value-type="percentage" office:value="0.425" calcext:value-type="percentage">
            <text:p>43%</text:p>
          </table:table-cell>
          <table:table-cell table:style-name="ce5" table:formula="of:=IF([.Q49]=&quot;&quot;;&quot;&quot;;[.Q49]/[.Q$2])" office:value-type="percentage" office:value="0.733333333333333" calcext:value-type="percentage">
            <text:p>73%</text:p>
          </table:table-cell>
          <table:table-cell table:style-name="ce5" table:formula="of:=IF([.R49]=&quot;&quot;;&quot;&quot;;[.R49]/[.R$2])" office:value-type="percentage" office:value="0.75" calcext:value-type="percentage">
            <text:p>75%</text:p>
          </table:table-cell>
          <table:table-cell table:style-name="ce5" table:formula="of:=IF([.S49]=&quot;&quot;;&quot;&quot;;[.S49]/[.S$2])" office:value-type="percentage" office:value="0.727272727272727" calcext:value-type="percentage">
            <text:p>73%</text:p>
          </table:table-cell>
          <table:table-cell table:number-columns-repeated="1005"/>
        </table:table-row>
        <table:table-row table:style-name="ro1">
          <table:table-cell table:formula="of:=[.A50]" office:value-type="float" office:value="47" calcext:value-type="float">
            <text:p>47</text:p>
          </table:table-cell>
          <table:table-cell table:formula="of:=[.B50]" office:value-type="string" office:string-value="TRUONG, WILLIAM" calcext:value-type="string">
            <text:p>TRUONG, WILLIAM</text:p>
          </table:table-cell>
          <table:table-cell table:formula="of:=[.C50]" office:value-type="string" office:string-value="wat425" calcext:value-type="string">
            <text:p>wat425</text:p>
          </table:table-cell>
          <table:table-cell/>
          <table:table-cell table:style-name="ce5" table:formula="of:=IF([.E50]=&quot;&quot;;&quot;&quot;;[.E50]/[.E$2])" office:value-type="percentage" office:value="1" calcext:value-type="percentage">
            <text:p>100%</text:p>
          </table:table-cell>
          <table:table-cell table:style-name="ce5" table:formula="of:=IF([.F50]=&quot;&quot;;&quot;&quot;;[.F50]/[.F$2])" office:value-type="percentage" office:value="1" calcext:value-type="percentage">
            <text:p>100%</text:p>
          </table:table-cell>
          <table:table-cell table:style-name="ce5" table:formula="of:=IF([.G50]=&quot;&quot;;&quot;&quot;;[.G50]/[.G$2])" office:value-type="percentage" office:value="1" calcext:value-type="percentage">
            <text:p>100%</text:p>
          </table:table-cell>
          <table:table-cell table:style-name="ce5" table:formula="of:=IF([.H50]=&quot;&quot;;&quot;&quot;;[.H50]/[.H$2])" office:value-type="percentage" office:value="0.8" calcext:value-type="percentage">
            <text:p>80%</text:p>
          </table:table-cell>
          <table:table-cell table:style-name="ce5" table:formula="of:=IF([.I50]=&quot;&quot;;&quot;&quot;;[.I50]/[.I$2])" office:value-type="percentage" office:value="1" calcext:value-type="percentage">
            <text:p>100%</text:p>
          </table:table-cell>
          <table:table-cell table:style-name="ce5" table:formula="of:=IF([.J50]=&quot;&quot;;&quot;&quot;;[.J50]/[.J$2])" office:value-type="percentage" office:value="0.7" calcext:value-type="percentage">
            <text:p>70%</text:p>
          </table:table-cell>
          <table:table-cell table:style-name="ce5" table:formula="of:=IF([.K50]=&quot;&quot;;&quot;&quot;;[.K50]/[.K$2])" office:value-type="percentage" office:value="0" calcext:value-type="percentage">
            <text:p>0%</text:p>
          </table:table-cell>
          <table:table-cell table:style-name="ce5" table:formula="of:=IF([.L50]=&quot;&quot;;&quot;&quot;;[.L50]/[.L$2])" office:value-type="percentage" office:value="0.95" calcext:value-type="percentage">
            <text:p>95%</text:p>
          </table:table-cell>
          <table:table-cell table:style-name="ce5" table:formula="of:=IF([.M50]=&quot;&quot;;&quot;&quot;;[.M50]/[.M$2])" office:value-type="percentage" office:value="0.95" calcext:value-type="percentage">
            <text:p>95%</text:p>
          </table:table-cell>
          <table:table-cell table:style-name="ce5" table:formula="of:=IF([.N50]=&quot;&quot;;&quot;&quot;;[.N50]/[.N$2])" office:value-type="percentage" office:value="0.55" calcext:value-type="percentage">
            <text:p>55%</text:p>
          </table:table-cell>
          <table:table-cell table:style-name="ce5" table:formula="of:=IF([.O50]=&quot;&quot;;&quot;&quot;;[.O50]/[.O$2])" office:value-type="percentage" office:value="0.9" calcext:value-type="percentage">
            <text:p>90%</text:p>
          </table:table-cell>
          <table:table-cell table:style-name="ce5" table:formula="of:=IF([.P50]=&quot;&quot;;&quot;&quot;;[.P50]/[.P$2])" office:value-type="percentage" office:value="0.9" calcext:value-type="percentage">
            <text:p>90%</text:p>
          </table:table-cell>
          <table:table-cell table:style-name="ce5" table:formula="of:=IF([.Q50]=&quot;&quot;;&quot;&quot;;[.Q50]/[.Q$2])" office:value-type="percentage" office:value="0.633333333333333" calcext:value-type="percentage">
            <text:p>63%</text:p>
          </table:table-cell>
          <table:table-cell table:style-name="ce5" table:formula="of:=IF([.R50]=&quot;&quot;;&quot;&quot;;[.R50]/[.R$2])" office:value-type="percentage" office:value="0.8" calcext:value-type="percentage">
            <text:p>80%</text:p>
          </table:table-cell>
          <table:table-cell table:style-name="ce5" table:formula="of:=IF([.S50]=&quot;&quot;;&quot;&quot;;[.S50]/[.S$2])" office:value-type="percentage" office:value="0.836363636363636" calcext:value-type="percentage">
            <text:p>84%</text:p>
          </table:table-cell>
          <table:table-cell table:number-columns-repeated="1005"/>
        </table:table-row>
        <table:table-row table:style-name="ro1">
          <table:table-cell table:formula="of:=[.A51]" office:value-type="float" office:value="48" calcext:value-type="float">
            <text:p>48</text:p>
          </table:table-cell>
          <table:table-cell table:formula="of:=[.B51]" office:value-type="string" office:string-value="VERNINO, CHRISTOPHER" calcext:value-type="string">
            <text:p>VERNINO, CHRISTOPHER</text:p>
          </table:table-cell>
          <table:table-cell table:formula="of:=[.C51]" office:value-type="string" office:string-value="ckv244" calcext:value-type="string">
            <text:p>ckv244</text:p>
          </table:table-cell>
          <table:table-cell/>
          <table:table-cell table:style-name="ce5" table:formula="of:=IF([.E51]=&quot;&quot;;&quot;&quot;;[.E51]/[.E$2])" office:value-type="percentage" office:value="1" calcext:value-type="percentage">
            <text:p>100%</text:p>
          </table:table-cell>
          <table:table-cell table:style-name="ce5" table:formula="of:=IF([.F51]=&quot;&quot;;&quot;&quot;;[.F51]/[.F$2])" office:value-type="percentage" office:value="1" calcext:value-type="percentage">
            <text:p>100%</text:p>
          </table:table-cell>
          <table:table-cell table:style-name="ce5" table:formula="of:=IF([.G51]=&quot;&quot;;&quot;&quot;;[.G51]/[.G$2])" office:value-type="percentage" office:value="1" calcext:value-type="percentage">
            <text:p>100%</text:p>
          </table:table-cell>
          <table:table-cell table:style-name="ce5" table:formula="of:=IF([.H51]=&quot;&quot;;&quot;&quot;;[.H51]/[.H$2])" office:value-type="percentage" office:value="1" calcext:value-type="percentage">
            <text:p>100%</text:p>
          </table:table-cell>
          <table:table-cell table:style-name="ce5" table:formula="of:=IF([.I51]=&quot;&quot;;&quot;&quot;;[.I51]/[.I$2])" office:value-type="percentage" office:value="0.7" calcext:value-type="percentage">
            <text:p>70%</text:p>
          </table:table-cell>
          <table:table-cell table:style-name="ce5" table:formula="of:=IF([.J51]=&quot;&quot;;&quot;&quot;;[.J51]/[.J$2])">
            <text:p/>
          </table:table-cell>
          <table:table-cell table:style-name="ce5" table:formula="of:=IF([.K51]=&quot;&quot;;&quot;&quot;;[.K51]/[.K$2])">
            <text:p/>
          </table:table-cell>
          <table:table-cell table:style-name="ce5" table:formula="of:=IF([.L51]=&quot;&quot;;&quot;&quot;;[.L51]/[.L$2])" office:value-type="percentage" office:value="0.8" calcext:value-type="percentage">
            <text:p>80%</text:p>
          </table:table-cell>
          <table:table-cell table:style-name="ce5" table:formula="of:=IF([.M51]=&quot;&quot;;&quot;&quot;;[.M51]/[.M$2])" office:value-type="percentage" office:value="1" calcext:value-type="percentage">
            <text:p>100%</text:p>
          </table:table-cell>
          <table:table-cell table:style-name="ce5" table:formula="of:=IF([.N51]=&quot;&quot;;&quot;&quot;;[.N51]/[.N$2])" office:value-type="percentage" office:value="1" calcext:value-type="percentage">
            <text:p>100%</text:p>
          </table:table-cell>
          <table:table-cell table:style-name="ce5" table:formula="of:=IF([.O51]=&quot;&quot;;&quot;&quot;;[.O51]/[.O$2])" office:value-type="percentage" office:value="0.9" calcext:value-type="percentage">
            <text:p>90%</text:p>
          </table:table-cell>
          <table:table-cell table:style-name="ce5" table:formula="of:=IF([.P51]=&quot;&quot;;&quot;&quot;;[.P51]/[.P$2])" office:value-type="percentage" office:value="1" calcext:value-type="percentage">
            <text:p>100%</text:p>
          </table:table-cell>
          <table:table-cell table:style-name="ce5" table:formula="of:=IF([.Q51]=&quot;&quot;;&quot;&quot;;[.Q51]/[.Q$2])" office:value-type="percentage" office:value="0.9" calcext:value-type="percentage">
            <text:p>90%</text:p>
          </table:table-cell>
          <table:table-cell table:style-name="ce5" table:formula="of:=IF([.R51]=&quot;&quot;;&quot;&quot;;[.R51]/[.R$2])" office:value-type="percentage" office:value="0.75" calcext:value-type="percentage">
            <text:p>75%</text:p>
          </table:table-cell>
          <table:table-cell table:style-name="ce5" table:formula="of:=IF([.S51]=&quot;&quot;;&quot;&quot;;[.S51]/[.S$2])" office:value-type="percentage" office:value="0.881818181818182" calcext:value-type="percentage">
            <text:p>88%</text:p>
          </table:table-cell>
          <table:table-cell table:number-columns-repeated="1005"/>
        </table:table-row>
        <table:table-row table:style-name="ro1">
          <table:table-cell table:formula="of:=[.A52]" office:value-type="float" office:value="49" calcext:value-type="float">
            <text:p>49</text:p>
          </table:table-cell>
          <table:table-cell table:formula="of:=[.B52]" office:value-type="string" office:string-value="WALSH, JACOB" calcext:value-type="string">
            <text:p>WALSH, JACOB</text:p>
          </table:table-cell>
          <table:table-cell table:formula="of:=[.C52]" office:value-type="string" office:string-value="jdw3853" calcext:value-type="string">
            <text:p>jdw3853</text:p>
          </table:table-cell>
          <table:table-cell/>
          <table:table-cell table:style-name="ce5" table:formula="of:=IF([.E52]=&quot;&quot;;&quot;&quot;;[.E52]/[.E$2])" office:value-type="percentage" office:value="0.8" calcext:value-type="percentage">
            <text:p>80%</text:p>
          </table:table-cell>
          <table:table-cell table:style-name="ce5" table:formula="of:=IF([.F52]=&quot;&quot;;&quot;&quot;;[.F52]/[.F$2])" office:value-type="percentage" office:value="1" calcext:value-type="percentage">
            <text:p>100%</text:p>
          </table:table-cell>
          <table:table-cell table:style-name="ce5" table:formula="of:=IF([.G52]=&quot;&quot;;&quot;&quot;;[.G52]/[.G$2])" office:value-type="percentage" office:value="1" calcext:value-type="percentage">
            <text:p>100%</text:p>
          </table:table-cell>
          <table:table-cell table:style-name="ce5" table:formula="of:=IF([.H52]=&quot;&quot;;&quot;&quot;;[.H52]/[.H$2])" office:value-type="percentage" office:value="1" calcext:value-type="percentage">
            <text:p>100%</text:p>
          </table:table-cell>
          <table:table-cell table:style-name="ce5" table:formula="of:=IF([.I52]=&quot;&quot;;&quot;&quot;;[.I52]/[.I$2])" office:value-type="percentage" office:value="1" calcext:value-type="percentage">
            <text:p>100%</text:p>
          </table:table-cell>
          <table:table-cell table:style-name="ce5" table:formula="of:=IF([.J52]=&quot;&quot;;&quot;&quot;;[.J52]/[.J$2])" office:value-type="percentage" office:value="1.3" calcext:value-type="percentage">
            <text:p>130%</text:p>
          </table:table-cell>
          <table:table-cell table:style-name="ce5" table:formula="of:=IF([.K52]=&quot;&quot;;&quot;&quot;;[.K52]/[.K$2])" office:value-type="percentage" office:value="0.8" calcext:value-type="percentage">
            <text:p>80%</text:p>
          </table:table-cell>
          <table:table-cell table:style-name="ce5" table:formula="of:=IF([.L52]=&quot;&quot;;&quot;&quot;;[.L52]/[.L$2])" office:value-type="percentage" office:value="0.95" calcext:value-type="percentage">
            <text:p>95%</text:p>
          </table:table-cell>
          <table:table-cell table:style-name="ce5" table:formula="of:=IF([.M52]=&quot;&quot;;&quot;&quot;;[.M52]/[.M$2])" office:value-type="percentage" office:value="0.95" calcext:value-type="percentage">
            <text:p>95%</text:p>
          </table:table-cell>
          <table:table-cell table:style-name="ce5" table:formula="of:=IF([.N52]=&quot;&quot;;&quot;&quot;;[.N52]/[.N$2])" office:value-type="percentage" office:value="0.8" calcext:value-type="percentage">
            <text:p>80%</text:p>
          </table:table-cell>
          <table:table-cell table:style-name="ce5" table:formula="of:=IF([.O52]=&quot;&quot;;&quot;&quot;;[.O52]/[.O$2])" office:value-type="percentage" office:value="0.9" calcext:value-type="percentage">
            <text:p>90%</text:p>
          </table:table-cell>
          <table:table-cell table:style-name="ce5" table:formula="of:=IF([.P52]=&quot;&quot;;&quot;&quot;;[.P52]/[.P$2])" office:value-type="percentage" office:value="0.775" calcext:value-type="percentage">
            <text:p>78%</text:p>
          </table:table-cell>
          <table:table-cell table:style-name="ce5" table:formula="of:=IF([.Q52]=&quot;&quot;;&quot;&quot;;[.Q52]/[.Q$2])" office:value-type="percentage" office:value="1" calcext:value-type="percentage">
            <text:p>100%</text:p>
          </table:table-cell>
          <table:table-cell table:style-name="ce5" table:formula="of:=IF([.R52]=&quot;&quot;;&quot;&quot;;[.R52]/[.R$2])" office:value-type="percentage" office:value="0.8" calcext:value-type="percentage">
            <text:p>80%</text:p>
          </table:table-cell>
          <table:table-cell table:style-name="ce5" table:formula="of:=IF([.S52]=&quot;&quot;;&quot;&quot;;[.S52]/[.S$2])" office:value-type="percentage" office:value="0.809090909090909" calcext:value-type="percentage">
            <text:p>81%</text:p>
          </table:table-cell>
          <table:table-cell table:number-columns-repeated="1005"/>
        </table:table-row>
        <table:table-row table:style-name="ro1">
          <table:table-cell table:formula="of:=[.A53]" office:value-type="float" office:value="50" calcext:value-type="float">
            <text:p>50</text:p>
          </table:table-cell>
          <table:table-cell table:formula="of:=[.B53]" office:value-type="string" office:string-value="WANG, BRIAN" calcext:value-type="string">
            <text:p>WANG, BRIAN</text:p>
          </table:table-cell>
          <table:table-cell table:formula="of:=[.C53]" office:value-type="string" office:string-value="bw22485" calcext:value-type="string">
            <text:p>bw22485</text:p>
          </table:table-cell>
          <table:table-cell/>
          <table:table-cell table:style-name="ce5" table:formula="of:=IF([.E53]=&quot;&quot;;&quot;&quot;;[.E53]/[.E$2])" office:value-type="percentage" office:value="0.8" calcext:value-type="percentage">
            <text:p>80%</text:p>
          </table:table-cell>
          <table:table-cell table:style-name="ce5" table:formula="of:=IF([.F53]=&quot;&quot;;&quot;&quot;;[.F53]/[.F$2])" office:value-type="percentage" office:value="1" calcext:value-type="percentage">
            <text:p>100%</text:p>
          </table:table-cell>
          <table:table-cell table:style-name="ce5" table:formula="of:=IF([.G53]=&quot;&quot;;&quot;&quot;;[.G53]/[.G$2])" office:value-type="percentage" office:value="1" calcext:value-type="percentage">
            <text:p>100%</text:p>
          </table:table-cell>
          <table:table-cell table:style-name="ce5" table:formula="of:=IF([.H53]=&quot;&quot;;&quot;&quot;;[.H53]/[.H$2])" office:value-type="percentage" office:value="1" calcext:value-type="percentage">
            <text:p>100%</text:p>
          </table:table-cell>
          <table:table-cell table:style-name="ce5" table:formula="of:=IF([.I53]=&quot;&quot;;&quot;&quot;;[.I53]/[.I$2])" office:value-type="percentage" office:value="1" calcext:value-type="percentage">
            <text:p>100%</text:p>
          </table:table-cell>
          <table:table-cell table:style-name="ce5" table:formula="of:=IF([.J53]=&quot;&quot;;&quot;&quot;;[.J53]/[.J$2])" office:value-type="percentage" office:value="1.3" calcext:value-type="percentage">
            <text:p>130%</text:p>
          </table:table-cell>
          <table:table-cell table:style-name="ce5" table:formula="of:=IF([.K53]=&quot;&quot;;&quot;&quot;;[.K53]/[.K$2])" office:value-type="percentage" office:value="0.95" calcext:value-type="percentage">
            <text:p>95%</text:p>
          </table:table-cell>
          <table:table-cell table:style-name="ce5" table:formula="of:=IF([.L53]=&quot;&quot;;&quot;&quot;;[.L53]/[.L$2])" office:value-type="percentage" office:value="1" calcext:value-type="percentage">
            <text:p>100%</text:p>
          </table:table-cell>
          <table:table-cell table:style-name="ce5" table:formula="of:=IF([.M53]=&quot;&quot;;&quot;&quot;;[.M53]/[.M$2])" office:value-type="percentage" office:value="1" calcext:value-type="percentage">
            <text:p>100%</text:p>
          </table:table-cell>
          <table:table-cell table:style-name="ce5" table:formula="of:=IF([.N53]=&quot;&quot;;&quot;&quot;;[.N53]/[.N$2])" office:value-type="percentage" office:value="1" calcext:value-type="percentage">
            <text:p>100%</text:p>
          </table:table-cell>
          <table:table-cell table:style-name="ce5" table:formula="of:=IF([.O53]=&quot;&quot;;&quot;&quot;;[.O53]/[.O$2])" office:value-type="percentage" office:value="1" calcext:value-type="percentage">
            <text:p>100%</text:p>
          </table:table-cell>
          <table:table-cell table:style-name="ce5" table:formula="of:=IF([.P53]=&quot;&quot;;&quot;&quot;;[.P53]/[.P$2])" office:value-type="percentage" office:value="1" calcext:value-type="percentage">
            <text:p>100%</text:p>
          </table:table-cell>
          <table:table-cell table:style-name="ce5" table:formula="of:=IF([.Q53]=&quot;&quot;;&quot;&quot;;[.Q53]/[.Q$2])" office:value-type="percentage" office:value="0.966666666666667" calcext:value-type="percentage">
            <text:p>97%</text:p>
          </table:table-cell>
          <table:table-cell table:style-name="ce5" table:formula="of:=IF([.R53]=&quot;&quot;;&quot;&quot;;[.R53]/[.R$2])" office:value-type="percentage" office:value="0.75" calcext:value-type="percentage">
            <text:p>75%</text:p>
          </table:table-cell>
          <table:table-cell table:style-name="ce5" table:formula="of:=IF([.S53]=&quot;&quot;;&quot;&quot;;[.S53]/[.S$2])" office:value-type="percentage" office:value="0.945454545454545" calcext:value-type="percentage">
            <text:p>95%</text:p>
          </table:table-cell>
          <table:table-cell table:number-columns-repeated="1005"/>
        </table:table-row>
        <table:table-row table:style-name="ro1">
          <table:table-cell table:formula="of:=[.A54]" office:value-type="float" office:value="51" calcext:value-type="float">
            <text:p>51</text:p>
          </table:table-cell>
          <table:table-cell table:formula="of:=[.B54]" office:value-type="string" office:string-value="WANG, ROSARY" calcext:value-type="string">
            <text:p>WANG, ROSARY</text:p>
          </table:table-cell>
          <table:table-cell table:formula="of:=[.C54]" office:value-type="string" office:string-value="ryw86" calcext:value-type="string">
            <text:p>ryw86</text:p>
          </table:table-cell>
          <table:table-cell/>
          <table:table-cell table:style-name="ce5" table:formula="of:=IF([.E54]=&quot;&quot;;&quot;&quot;;[.E54]/[.E$2])" office:value-type="percentage" office:value="1" calcext:value-type="percentage">
            <text:p>100%</text:p>
          </table:table-cell>
          <table:table-cell table:style-name="ce5" table:formula="of:=IF([.F54]=&quot;&quot;;&quot;&quot;;[.F54]/[.F$2])" office:value-type="percentage" office:value="1" calcext:value-type="percentage">
            <text:p>100%</text:p>
          </table:table-cell>
          <table:table-cell table:style-name="ce5" table:formula="of:=IF([.G54]=&quot;&quot;;&quot;&quot;;[.G54]/[.G$2])" office:value-type="percentage" office:value="1" calcext:value-type="percentage">
            <text:p>100%</text:p>
          </table:table-cell>
          <table:table-cell table:style-name="ce5" table:formula="of:=IF([.H54]=&quot;&quot;;&quot;&quot;;[.H54]/[.H$2])" office:value-type="percentage" office:value="0.9" calcext:value-type="percentage">
            <text:p>90%</text:p>
          </table:table-cell>
          <table:table-cell table:style-name="ce5" table:formula="of:=IF([.I54]=&quot;&quot;;&quot;&quot;;[.I54]/[.I$2])" office:value-type="percentage" office:value="1" calcext:value-type="percentage">
            <text:p>100%</text:p>
          </table:table-cell>
          <table:table-cell table:style-name="ce5" table:formula="of:=IF([.J54]=&quot;&quot;;&quot;&quot;;[.J54]/[.J$2])" office:value-type="percentage" office:value="0" calcext:value-type="percentage">
            <text:p>0%</text:p>
          </table:table-cell>
          <table:table-cell table:style-name="ce5" table:formula="of:=IF([.K54]=&quot;&quot;;&quot;&quot;;[.K54]/[.K$2])" office:value-type="percentage" office:value="0.8" calcext:value-type="percentage">
            <text:p>80%</text:p>
          </table:table-cell>
          <table:table-cell table:style-name="ce5" table:formula="of:=IF([.L54]=&quot;&quot;;&quot;&quot;;[.L54]/[.L$2])" office:value-type="percentage" office:value="1" calcext:value-type="percentage">
            <text:p>100%</text:p>
          </table:table-cell>
          <table:table-cell table:style-name="ce5" table:formula="of:=IF([.M54]=&quot;&quot;;&quot;&quot;;[.M54]/[.M$2])" office:value-type="percentage" office:value="0.95" calcext:value-type="percentage">
            <text:p>95%</text:p>
          </table:table-cell>
          <table:table-cell table:style-name="ce5" table:formula="of:=IF([.N54]=&quot;&quot;;&quot;&quot;;[.N54]/[.N$2])" office:value-type="percentage" office:value="1" calcext:value-type="percentage">
            <text:p>100%</text:p>
          </table:table-cell>
          <table:table-cell table:style-name="ce5" table:formula="of:=IF([.O54]=&quot;&quot;;&quot;&quot;;[.O54]/[.O$2])" office:value-type="percentage" office:value="0.8" calcext:value-type="percentage">
            <text:p>80%</text:p>
          </table:table-cell>
          <table:table-cell table:style-name="ce5" table:formula="of:=IF([.P54]=&quot;&quot;;&quot;&quot;;[.P54]/[.P$2])" office:value-type="percentage" office:value="0.85" calcext:value-type="percentage">
            <text:p>85%</text:p>
          </table:table-cell>
          <table:table-cell table:style-name="ce5" table:formula="of:=IF([.Q54]=&quot;&quot;;&quot;&quot;;[.Q54]/[.Q$2])" office:value-type="percentage" office:value="0.6" calcext:value-type="percentage">
            <text:p>60%</text:p>
          </table:table-cell>
          <table:table-cell table:style-name="ce5" table:formula="of:=IF([.R54]=&quot;&quot;;&quot;&quot;;[.R54]/[.R$2])" office:value-type="percentage" office:value="0.7625" calcext:value-type="percentage">
            <text:p>76%</text:p>
          </table:table-cell>
          <table:table-cell table:style-name="ce5" table:formula="of:=IF([.S54]=&quot;&quot;;&quot;&quot;;[.S54]/[.S$2])" office:value-type="percentage" office:value="0.818181818181818" calcext:value-type="percentage">
            <text:p>82%</text:p>
          </table:table-cell>
          <table:table-cell table:number-columns-repeated="1005"/>
        </table:table-row>
        <table:table-row table:style-name="ro1">
          <table:table-cell table:formula="of:=[.A55]" office:value-type="float" office:value="52" calcext:value-type="float">
            <text:p>52</text:p>
          </table:table-cell>
          <table:table-cell table:formula="of:=[.B55]" office:value-type="string" office:string-value="WILLIAMS, GRAYSON" calcext:value-type="string">
            <text:p>WILLIAMS, GRAYSON</text:p>
          </table:table-cell>
          <table:table-cell table:formula="of:=[.C55]" office:value-type="string" office:string-value="gdw542" calcext:value-type="string">
            <text:p>gdw542</text:p>
          </table:table-cell>
          <table:table-cell/>
          <table:table-cell table:style-name="ce5" table:formula="of:=IF([.E55]=&quot;&quot;;&quot;&quot;;[.E55]/[.E$2])" office:value-type="percentage" office:value="0.6" calcext:value-type="percentage">
            <text:p>60%</text:p>
          </table:table-cell>
          <table:table-cell table:style-name="ce5" table:formula="of:=IF([.F55]=&quot;&quot;;&quot;&quot;;[.F55]/[.F$2])" office:value-type="percentage" office:value="0.9" calcext:value-type="percentage">
            <text:p>90%</text:p>
          </table:table-cell>
          <table:table-cell table:style-name="ce5" table:formula="of:=IF([.G55]=&quot;&quot;;&quot;&quot;;[.G55]/[.G$2])" office:value-type="percentage" office:value="1" calcext:value-type="percentage">
            <text:p>100%</text:p>
          </table:table-cell>
          <table:table-cell table:style-name="ce5" table:formula="of:=IF([.H55]=&quot;&quot;;&quot;&quot;;[.H55]/[.H$2])" office:value-type="percentage" office:value="0.55" calcext:value-type="percentage">
            <text:p>55%</text:p>
          </table:table-cell>
          <table:table-cell table:style-name="ce5" table:formula="of:=IF([.I55]=&quot;&quot;;&quot;&quot;;[.I55]/[.I$2])" office:value-type="percentage" office:value="1" calcext:value-type="percentage">
            <text:p>100%</text:p>
          </table:table-cell>
          <table:table-cell table:style-name="ce5" table:formula="of:=IF([.J55]=&quot;&quot;;&quot;&quot;;[.J55]/[.J$2])" office:value-type="percentage" office:value="0.2" calcext:value-type="percentage">
            <text:p>20%</text:p>
          </table:table-cell>
          <table:table-cell table:style-name="ce5" table:formula="of:=IF([.K55]=&quot;&quot;;&quot;&quot;;[.K55]/[.K$2])" office:value-type="percentage" office:value="0.5" calcext:value-type="percentage">
            <text:p>50%</text:p>
          </table:table-cell>
          <table:table-cell table:style-name="ce5" table:formula="of:=IF([.L55]=&quot;&quot;;&quot;&quot;;[.L55]/[.L$2])" office:value-type="percentage" office:value="0.8" calcext:value-type="percentage">
            <text:p>80%</text:p>
          </table:table-cell>
          <table:table-cell table:style-name="ce5" table:formula="of:=IF([.M55]=&quot;&quot;;&quot;&quot;;[.M55]/[.M$2])" office:value-type="percentage" office:value="0.85" calcext:value-type="percentage">
            <text:p>85%</text:p>
          </table:table-cell>
          <table:table-cell table:style-name="ce5" table:formula="of:=IF([.N55]=&quot;&quot;;&quot;&quot;;[.N55]/[.N$2])">
            <text:p/>
          </table:table-cell>
          <table:table-cell table:style-name="ce5" table:formula="of:=IF([.O55]=&quot;&quot;;&quot;&quot;;[.O55]/[.O$2])" office:value-type="percentage" office:value="0.8" calcext:value-type="percentage">
            <text:p>80%</text:p>
          </table:table-cell>
          <table:table-cell table:style-name="ce5" table:formula="of:=IF([.P55]=&quot;&quot;;&quot;&quot;;[.P55]/[.P$2])" office:value-type="percentage" office:value="0.725" calcext:value-type="percentage">
            <text:p>73%</text:p>
          </table:table-cell>
          <table:table-cell table:style-name="ce5" table:formula="of:=IF([.Q55]=&quot;&quot;;&quot;&quot;;[.Q55]/[.Q$2])" office:value-type="percentage" office:value="0.5" calcext:value-type="percentage">
            <text:p>50%</text:p>
          </table:table-cell>
          <table:table-cell table:style-name="ce5" table:formula="of:=IF([.R55]=&quot;&quot;;&quot;&quot;;[.R55]/[.R$2])" office:value-type="percentage" office:value="0.7125" calcext:value-type="percentage">
            <text:p>71%</text:p>
          </table:table-cell>
          <table:table-cell table:style-name="ce5" table:formula="of:=IF([.S55]=&quot;&quot;;&quot;&quot;;[.S55]/[.S$2])" office:value-type="percentage" office:value="0.754545454545455" calcext:value-type="percentage">
            <text:p>75%</text:p>
          </table:table-cell>
          <table:table-cell table:number-columns-repeated="1005"/>
        </table:table-row>
        <table:table-row table:style-name="ro1">
          <table:table-cell table:formula="of:=[.A56]" office:value-type="float" office:value="53" calcext:value-type="float">
            <text:p>53</text:p>
          </table:table-cell>
          <table:table-cell table:formula="of:=[.B56]" office:value-type="string" office:string-value="WILLIAMSON, TYLER" calcext:value-type="string">
            <text:p>WILLIAMSON, TYLER</text:p>
          </table:table-cell>
          <table:table-cell table:formula="of:=[.C56]" office:value-type="string" office:string-value="tdw694" calcext:value-type="string">
            <text:p>tdw694</text:p>
          </table:table-cell>
          <table:table-cell/>
          <table:table-cell table:style-name="ce5" table:formula="of:=IF([.E56]=&quot;&quot;;&quot;&quot;;[.E56]/[.E$2])" office:value-type="percentage" office:value="1" calcext:value-type="percentage">
            <text:p>100%</text:p>
          </table:table-cell>
          <table:table-cell table:style-name="ce5" table:formula="of:=IF([.F56]=&quot;&quot;;&quot;&quot;;[.F56]/[.F$2])" office:value-type="percentage" office:value="1" calcext:value-type="percentage">
            <text:p>100%</text:p>
          </table:table-cell>
          <table:table-cell table:style-name="ce5" table:formula="of:=IF([.G56]=&quot;&quot;;&quot;&quot;;[.G56]/[.G$2])" office:value-type="percentage" office:value="0.9" calcext:value-type="percentage">
            <text:p>90%</text:p>
          </table:table-cell>
          <table:table-cell table:style-name="ce5" table:formula="of:=IF([.H56]=&quot;&quot;;&quot;&quot;;[.H56]/[.H$2])">
            <text:p/>
          </table:table-cell>
          <table:table-cell table:style-name="ce5" table:formula="of:=IF([.I56]=&quot;&quot;;&quot;&quot;;[.I56]/[.I$2])" office:value-type="percentage" office:value="1" calcext:value-type="percentage">
            <text:p>100%</text:p>
          </table:table-cell>
          <table:table-cell table:style-name="ce5" table:formula="of:=IF([.J56]=&quot;&quot;;&quot;&quot;;[.J56]/[.J$2])" office:value-type="percentage" office:value="0" calcext:value-type="percentage">
            <text:p>0%</text:p>
          </table:table-cell>
          <table:table-cell table:style-name="ce5" table:formula="of:=IF([.K56]=&quot;&quot;;&quot;&quot;;[.K56]/[.K$2])" office:value-type="percentage" office:value="0.9" calcext:value-type="percentage">
            <text:p>90%</text:p>
          </table:table-cell>
          <table:table-cell table:style-name="ce5" table:formula="of:=IF([.L56]=&quot;&quot;;&quot;&quot;;[.L56]/[.L$2])" office:value-type="percentage" office:value="0.85" calcext:value-type="percentage">
            <text:p>85%</text:p>
          </table:table-cell>
          <table:table-cell table:style-name="ce5" table:formula="of:=IF([.M56]=&quot;&quot;;&quot;&quot;;[.M56]/[.M$2])">
            <text:p/>
          </table:table-cell>
          <table:table-cell table:style-name="ce5" table:formula="of:=IF([.N56]=&quot;&quot;;&quot;&quot;;[.N56]/[.N$2])" office:value-type="percentage" office:value="1" calcext:value-type="percentage">
            <text:p>100%</text:p>
          </table:table-cell>
          <table:table-cell table:style-name="ce5" table:formula="of:=IF([.O56]=&quot;&quot;;&quot;&quot;;[.O56]/[.O$2])">
            <text:p/>
          </table:table-cell>
          <table:table-cell table:style-name="ce5" table:formula="of:=IF([.P56]=&quot;&quot;;&quot;&quot;;[.P56]/[.P$2])" office:value-type="percentage" office:value="0.5" calcext:value-type="percentage">
            <text:p>50%</text:p>
          </table:table-cell>
          <table:table-cell table:style-name="ce5" table:formula="of:=IF([.Q56]=&quot;&quot;;&quot;&quot;;[.Q56]/[.Q$2])" office:value-type="percentage" office:value="0" calcext:value-type="percentage">
            <text:p>0%</text:p>
          </table:table-cell>
          <table:table-cell table:style-name="ce5" table:formula="of:=IF([.R56]=&quot;&quot;;&quot;&quot;;[.R56]/[.R$2])" office:value-type="percentage" office:value="0.575" calcext:value-type="percentage">
            <text:p>58%</text:p>
          </table:table-cell>
          <table:table-cell table:style-name="ce5" table:formula="of:=IF([.S56]=&quot;&quot;;&quot;&quot;;[.S56]/[.S$2])" office:value-type="percentage" office:value="0.627272727272727" calcext:value-type="percentage">
            <text:p>63%</text:p>
          </table:table-cell>
          <table:table-cell table:number-columns-repeated="1005"/>
        </table:table-row>
        <table:table-row table:style-name="ro1">
          <table:table-cell table:formula="of:=[.A57]" office:value-type="float" office:value="54" calcext:value-type="float">
            <text:p>54</text:p>
          </table:table-cell>
          <table:table-cell table:formula="of:=[.B57]" office:value-type="string" office:string-value="WILSON, CLAUDIO" calcext:value-type="string">
            <text:p>WILSON, CLAUDIO</text:p>
          </table:table-cell>
          <table:table-cell table:formula="of:=[.C57]" office:value-type="string" office:string-value="cw29423" calcext:value-type="string">
            <text:p>cw29423</text:p>
          </table:table-cell>
          <table:table-cell/>
          <table:table-cell table:style-name="ce5" table:formula="of:=IF([.E57]=&quot;&quot;;&quot;&quot;;[.E57]/[.E$2])" office:value-type="percentage" office:value="1" calcext:value-type="percentage">
            <text:p>100%</text:p>
          </table:table-cell>
          <table:table-cell table:style-name="ce5" table:formula="of:=IF([.F57]=&quot;&quot;;&quot;&quot;;[.F57]/[.F$2])" office:value-type="percentage" office:value="1" calcext:value-type="percentage">
            <text:p>100%</text:p>
          </table:table-cell>
          <table:table-cell table:style-name="ce5" table:formula="of:=IF([.G57]=&quot;&quot;;&quot;&quot;;[.G57]/[.G$2])" office:value-type="percentage" office:value="1" calcext:value-type="percentage">
            <text:p>100%</text:p>
          </table:table-cell>
          <table:table-cell table:style-name="ce5" table:formula="of:=IF([.H57]=&quot;&quot;;&quot;&quot;;[.H57]/[.H$2])" office:value-type="percentage" office:value="1" calcext:value-type="percentage">
            <text:p>100%</text:p>
          </table:table-cell>
          <table:table-cell table:style-name="ce5" table:formula="of:=IF([.I57]=&quot;&quot;;&quot;&quot;;[.I57]/[.I$2])" office:value-type="percentage" office:value="1" calcext:value-type="percentage">
            <text:p>100%</text:p>
          </table:table-cell>
          <table:table-cell table:style-name="ce5" table:formula="of:=IF([.J57]=&quot;&quot;;&quot;&quot;;[.J57]/[.J$2])">
            <text:p/>
          </table:table-cell>
          <table:table-cell table:style-name="ce5" table:formula="of:=IF([.K57]=&quot;&quot;;&quot;&quot;;[.K57]/[.K$2])" office:value-type="percentage" office:value="0.8" calcext:value-type="percentage">
            <text:p>80%</text:p>
          </table:table-cell>
          <table:table-cell table:style-name="ce5" table:formula="of:=IF([.L57]=&quot;&quot;;&quot;&quot;;[.L57]/[.L$2])" office:value-type="percentage" office:value="1" calcext:value-type="percentage">
            <text:p>100%</text:p>
          </table:table-cell>
          <table:table-cell table:style-name="ce5" table:formula="of:=IF([.M57]=&quot;&quot;;&quot;&quot;;[.M57]/[.M$2])" office:value-type="percentage" office:value="0.95" calcext:value-type="percentage">
            <text:p>95%</text:p>
          </table:table-cell>
          <table:table-cell table:style-name="ce5" table:formula="of:=IF([.N57]=&quot;&quot;;&quot;&quot;;[.N57]/[.N$2])" office:value-type="percentage" office:value="1" calcext:value-type="percentage">
            <text:p>100%</text:p>
          </table:table-cell>
          <table:table-cell table:style-name="ce5" table:formula="of:=IF([.O57]=&quot;&quot;;&quot;&quot;;[.O57]/[.O$2])" office:value-type="percentage" office:value="1" calcext:value-type="percentage">
            <text:p>100%</text:p>
          </table:table-cell>
          <table:table-cell table:style-name="ce5" table:formula="of:=IF([.P57]=&quot;&quot;;&quot;&quot;;[.P57]/[.P$2])">
            <text:p/>
          </table:table-cell>
          <table:table-cell table:style-name="ce5" table:formula="of:=IF([.Q57]=&quot;&quot;;&quot;&quot;;[.Q57]/[.Q$2])" office:value-type="percentage" office:value="0.9" calcext:value-type="percentage">
            <text:p>90%</text:p>
          </table:table-cell>
          <table:table-cell table:style-name="ce5" table:formula="of:=IF([.R57]=&quot;&quot;;&quot;&quot;;[.R57]/[.R$2])" office:value-type="percentage" office:value="0.8" calcext:value-type="percentage">
            <text:p>80%</text:p>
          </table:table-cell>
          <table:table-cell table:style-name="ce5" table:formula="of:=IF([.S57]=&quot;&quot;;&quot;&quot;;[.S57]/[.S$2])" office:value-type="percentage" office:value="0.936363636363636" calcext:value-type="percentage">
            <text:p>94%</text:p>
          </table:table-cell>
          <table:table-cell table:number-columns-repeated="1005"/>
        </table:table-row>
        <table:table-row table:style-name="ro1">
          <table:table-cell table:formula="of:=[.A58]" office:value-type="float" office:value="55" calcext:value-type="float">
            <text:p>55</text:p>
          </table:table-cell>
          <table:table-cell table:formula="of:=[.B58]" office:value-type="string" office:string-value="WU, XINGRONG" calcext:value-type="string">
            <text:p>WU, XINGRONG</text:p>
          </table:table-cell>
          <table:table-cell table:formula="of:=[.C58]" office:value-type="string" office:string-value="xw3246" calcext:value-type="string">
            <text:p>xw3246</text:p>
          </table:table-cell>
          <table:table-cell/>
          <table:table-cell table:style-name="ce5" table:formula="of:=IF([.E58]=&quot;&quot;;&quot;&quot;;[.E58]/[.E$2])" office:value-type="percentage" office:value="1" calcext:value-type="percentage">
            <text:p>100%</text:p>
          </table:table-cell>
          <table:table-cell table:style-name="ce5" table:formula="of:=IF([.F58]=&quot;&quot;;&quot;&quot;;[.F58]/[.F$2])" office:value-type="percentage" office:value="1" calcext:value-type="percentage">
            <text:p>100%</text:p>
          </table:table-cell>
          <table:table-cell table:style-name="ce5" table:formula="of:=IF([.G58]=&quot;&quot;;&quot;&quot;;[.G58]/[.G$2])" office:value-type="percentage" office:value="1" calcext:value-type="percentage">
            <text:p>100%</text:p>
          </table:table-cell>
          <table:table-cell table:style-name="ce5" table:formula="of:=IF([.H58]=&quot;&quot;;&quot;&quot;;[.H58]/[.H$2])" office:value-type="percentage" office:value="0.5" calcext:value-type="percentage">
            <text:p>50%</text:p>
          </table:table-cell>
          <table:table-cell table:style-name="ce5" table:formula="of:=IF([.I58]=&quot;&quot;;&quot;&quot;;[.I58]/[.I$2])" office:value-type="percentage" office:value="1" calcext:value-type="percentage">
            <text:p>100%</text:p>
          </table:table-cell>
          <table:table-cell table:style-name="ce5" table:formula="of:=IF([.J58]=&quot;&quot;;&quot;&quot;;[.J58]/[.J$2])" office:value-type="percentage" office:value="1.2" calcext:value-type="percentage">
            <text:p>120%</text:p>
          </table:table-cell>
          <table:table-cell table:style-name="ce5" table:formula="of:=IF([.K58]=&quot;&quot;;&quot;&quot;;[.K58]/[.K$2])" office:value-type="percentage" office:value="0.9" calcext:value-type="percentage">
            <text:p>90%</text:p>
          </table:table-cell>
          <table:table-cell table:style-name="ce5" table:formula="of:=IF([.L58]=&quot;&quot;;&quot;&quot;;[.L58]/[.L$2])" office:value-type="percentage" office:value="0.95" calcext:value-type="percentage">
            <text:p>95%</text:p>
          </table:table-cell>
          <table:table-cell table:style-name="ce5" table:formula="of:=IF([.M58]=&quot;&quot;;&quot;&quot;;[.M58]/[.M$2])" office:value-type="percentage" office:value="0.85" calcext:value-type="percentage">
            <text:p>85%</text:p>
          </table:table-cell>
          <table:table-cell table:style-name="ce5" table:formula="of:=IF([.N58]=&quot;&quot;;&quot;&quot;;[.N58]/[.N$2])" office:value-type="percentage" office:value="0.8" calcext:value-type="percentage">
            <text:p>80%</text:p>
          </table:table-cell>
          <table:table-cell table:style-name="ce5" table:formula="of:=IF([.O58]=&quot;&quot;;&quot;&quot;;[.O58]/[.O$2])" office:value-type="percentage" office:value="0.8" calcext:value-type="percentage">
            <text:p>80%</text:p>
          </table:table-cell>
          <table:table-cell table:style-name="ce5" table:formula="of:=IF([.P58]=&quot;&quot;;&quot;&quot;;[.P58]/[.P$2])" office:value-type="percentage" office:value="0.95" calcext:value-type="percentage">
            <text:p>95%</text:p>
          </table:table-cell>
          <table:table-cell table:style-name="ce5" table:formula="of:=IF([.Q58]=&quot;&quot;;&quot;&quot;;[.Q58]/[.Q$2])" office:value-type="percentage" office:value="0.766666666666667" calcext:value-type="percentage">
            <text:p>77%</text:p>
          </table:table-cell>
          <table:table-cell table:style-name="ce5" table:formula="of:=IF([.R58]=&quot;&quot;;&quot;&quot;;[.R58]/[.R$2])" office:value-type="percentage" office:value="0.8" calcext:value-type="percentage">
            <text:p>80%</text:p>
          </table:table-cell>
          <table:table-cell table:style-name="ce5" table:formula="of:=IF([.S58]=&quot;&quot;;&quot;&quot;;[.S58]/[.S$2])" office:value-type="percentage" office:value="0.745454545454545" calcext:value-type="percentage">
            <text:p>75%</text:p>
          </table:table-cell>
          <table:table-cell table:number-columns-repeated="1005"/>
        </table:table-row>
        <table:table-row table:style-name="ro1">
          <table:table-cell table:formula="of:=[.A59]" office:value-type="float" office:value="56" calcext:value-type="float">
            <text:p>56</text:p>
          </table:table-cell>
          <table:table-cell table:formula="of:=[.B59]" office:value-type="string" office:string-value="YOU, DONG HYEON" calcext:value-type="string">
            <text:p>YOU, DONG HYEON</text:p>
          </table:table-cell>
          <table:table-cell table:formula="of:=[.C59]" office:value-type="string" office:string-value="dy3629" calcext:value-type="string">
            <text:p>dy3629</text:p>
          </table:table-cell>
          <table:table-cell/>
          <table:table-cell table:style-name="ce5" table:formula="of:=IF([.E59]=&quot;&quot;;&quot;&quot;;[.E59]/[.E$2])" office:value-type="percentage" office:value="1" calcext:value-type="percentage">
            <text:p>100%</text:p>
          </table:table-cell>
          <table:table-cell table:style-name="ce5" table:formula="of:=IF([.F59]=&quot;&quot;;&quot;&quot;;[.F59]/[.F$2])" office:value-type="percentage" office:value="1" calcext:value-type="percentage">
            <text:p>100%</text:p>
          </table:table-cell>
          <table:table-cell table:style-name="ce5" table:formula="of:=IF([.G59]=&quot;&quot;;&quot;&quot;;[.G59]/[.G$2])" office:value-type="percentage" office:value="1" calcext:value-type="percentage">
            <text:p>100%</text:p>
          </table:table-cell>
          <table:table-cell table:style-name="ce5" table:formula="of:=IF([.H59]=&quot;&quot;;&quot;&quot;;[.H59]/[.H$2])" office:value-type="percentage" office:value="1" calcext:value-type="percentage">
            <text:p>100%</text:p>
          </table:table-cell>
          <table:table-cell table:style-name="ce5" table:formula="of:=IF([.I59]=&quot;&quot;;&quot;&quot;;[.I59]/[.I$2])" office:value-type="percentage" office:value="1" calcext:value-type="percentage">
            <text:p>100%</text:p>
          </table:table-cell>
          <table:table-cell table:style-name="ce5" table:formula="of:=IF([.J59]=&quot;&quot;;&quot;&quot;;[.J59]/[.J$2])" office:value-type="percentage" office:value="1.3" calcext:value-type="percentage">
            <text:p>130%</text:p>
          </table:table-cell>
          <table:table-cell table:style-name="ce5" table:formula="of:=IF([.K59]=&quot;&quot;;&quot;&quot;;[.K59]/[.K$2])" office:value-type="percentage" office:value="0.85" calcext:value-type="percentage">
            <text:p>85%</text:p>
          </table:table-cell>
          <table:table-cell table:style-name="ce5" table:formula="of:=IF([.L59]=&quot;&quot;;&quot;&quot;;[.L59]/[.L$2])" office:value-type="percentage" office:value="1" calcext:value-type="percentage">
            <text:p>100%</text:p>
          </table:table-cell>
          <table:table-cell table:style-name="ce5" table:formula="of:=IF([.M59]=&quot;&quot;;&quot;&quot;;[.M59]/[.M$2])" office:value-type="percentage" office:value="0.75" calcext:value-type="percentage">
            <text:p>75%</text:p>
          </table:table-cell>
          <table:table-cell table:style-name="ce5" table:formula="of:=IF([.N59]=&quot;&quot;;&quot;&quot;;[.N59]/[.N$2])" office:value-type="percentage" office:value="1" calcext:value-type="percentage">
            <text:p>100%</text:p>
          </table:table-cell>
          <table:table-cell table:style-name="ce5" table:formula="of:=IF([.O59]=&quot;&quot;;&quot;&quot;;[.O59]/[.O$2])" office:value-type="percentage" office:value="0.95" calcext:value-type="percentage">
            <text:p>95%</text:p>
          </table:table-cell>
          <table:table-cell table:style-name="ce5" table:formula="of:=IF([.P59]=&quot;&quot;;&quot;&quot;;[.P59]/[.P$2])" office:value-type="percentage" office:value="1" calcext:value-type="percentage">
            <text:p>100%</text:p>
          </table:table-cell>
          <table:table-cell table:style-name="ce5" table:formula="of:=IF([.Q59]=&quot;&quot;;&quot;&quot;;[.Q59]/[.Q$2])" office:value-type="percentage" office:value="0.966666666666667" calcext:value-type="percentage">
            <text:p>97%</text:p>
          </table:table-cell>
          <table:table-cell table:style-name="ce5" table:formula="of:=IF([.R59]=&quot;&quot;;&quot;&quot;;[.R59]/[.R$2])" office:value-type="percentage" office:value="0.8625" calcext:value-type="percentage">
            <text:p>86%</text:p>
          </table:table-cell>
          <table:table-cell table:style-name="ce5" table:formula="of:=IF([.S59]=&quot;&quot;;&quot;&quot;;[.S59]/[.S$2])" office:value-type="percentage" office:value="0.981818181818182" calcext:value-type="percentage">
            <text:p>98%</text:p>
          </table:table-cell>
          <table:table-cell table:number-columns-repeated="1005"/>
        </table:table-row>
        <table:table-row table:style-name="ro1">
          <table:table-cell table:formula="of:=[.A60]" office:value-type="float" office:value="57" calcext:value-type="float">
            <text:p>57</text:p>
          </table:table-cell>
          <table:table-cell table:formula="of:=[.B60]" office:value-type="string" office:string-value="ZAPATA, EDUARDO" calcext:value-type="string">
            <text:p>ZAPATA, EDUARDO</text:p>
          </table:table-cell>
          <table:table-cell table:formula="of:=[.C60]" office:value-type="string" office:string-value="ez2753" calcext:value-type="string">
            <text:p>ez2753</text:p>
          </table:table-cell>
          <table:table-cell/>
          <table:table-cell table:style-name="ce5" table:formula="of:=IF([.E60]=&quot;&quot;;&quot;&quot;;[.E60]/[.E$2])" office:value-type="percentage" office:value="1" calcext:value-type="percentage">
            <text:p>100%</text:p>
          </table:table-cell>
          <table:table-cell table:style-name="ce5" table:formula="of:=IF([.F60]=&quot;&quot;;&quot;&quot;;[.F60]/[.F$2])" office:value-type="percentage" office:value="1" calcext:value-type="percentage">
            <text:p>100%</text:p>
          </table:table-cell>
          <table:table-cell table:style-name="ce5" table:formula="of:=IF([.G60]=&quot;&quot;;&quot;&quot;;[.G60]/[.G$2])" office:value-type="percentage" office:value="1" calcext:value-type="percentage">
            <text:p>100%</text:p>
          </table:table-cell>
          <table:table-cell table:style-name="ce5" table:formula="of:=IF([.H60]=&quot;&quot;;&quot;&quot;;[.H60]/[.H$2])" office:value-type="percentage" office:value="1" calcext:value-type="percentage">
            <text:p>100%</text:p>
          </table:table-cell>
          <table:table-cell table:style-name="ce5" table:formula="of:=IF([.I60]=&quot;&quot;;&quot;&quot;;[.I60]/[.I$2])" office:value-type="percentage" office:value="0.8" calcext:value-type="percentage">
            <text:p>80%</text:p>
          </table:table-cell>
          <table:table-cell table:style-name="ce5" table:formula="of:=IF([.J60]=&quot;&quot;;&quot;&quot;;[.J60]/[.J$2])" office:value-type="percentage" office:value="0.95" calcext:value-type="percentage">
            <text:p>95%</text:p>
          </table:table-cell>
          <table:table-cell table:style-name="ce5" table:formula="of:=IF([.K60]=&quot;&quot;;&quot;&quot;;[.K60]/[.K$2])" office:value-type="percentage" office:value="0.6" calcext:value-type="percentage">
            <text:p>60%</text:p>
          </table:table-cell>
          <table:table-cell table:style-name="ce5" table:formula="of:=IF([.L60]=&quot;&quot;;&quot;&quot;;[.L60]/[.L$2])" office:value-type="percentage" office:value="1" calcext:value-type="percentage">
            <text:p>100%</text:p>
          </table:table-cell>
          <table:table-cell table:style-name="ce5" table:formula="of:=IF([.M60]=&quot;&quot;;&quot;&quot;;[.M60]/[.M$2])" office:value-type="percentage" office:value="0.95" calcext:value-type="percentage">
            <text:p>95%</text:p>
          </table:table-cell>
          <table:table-cell table:style-name="ce5" table:formula="of:=IF([.N60]=&quot;&quot;;&quot;&quot;;[.N60]/[.N$2])" office:value-type="percentage" office:value="0.85" calcext:value-type="percentage">
            <text:p>85%</text:p>
          </table:table-cell>
          <table:table-cell table:style-name="ce5" table:formula="of:=IF([.O60]=&quot;&quot;;&quot;&quot;;[.O60]/[.O$2])" office:value-type="percentage" office:value="0.9" calcext:value-type="percentage">
            <text:p>90%</text:p>
          </table:table-cell>
          <table:table-cell table:style-name="ce5" table:formula="of:=IF([.P60]=&quot;&quot;;&quot;&quot;;[.P60]/[.P$2])" office:value-type="percentage" office:value="1" calcext:value-type="percentage">
            <text:p>100%</text:p>
          </table:table-cell>
          <table:table-cell table:style-name="ce5" table:formula="of:=IF([.Q60]=&quot;&quot;;&quot;&quot;;[.Q60]/[.Q$2])" office:value-type="percentage" office:value="0.466666666666667" calcext:value-type="percentage">
            <text:p>47%</text:p>
          </table:table-cell>
          <table:table-cell table:style-name="ce5" table:formula="of:=IF([.R60]=&quot;&quot;;&quot;&quot;;[.R60]/[.R$2])" office:value-type="percentage" office:value="0.7375" calcext:value-type="percentage">
            <text:p>74%</text:p>
          </table:table-cell>
          <table:table-cell table:style-name="ce5" table:formula="of:=IF([.S60]=&quot;&quot;;&quot;&quot;;[.S60]/[.S$2])" office:value-type="percentage" office:value="0.854545454545455" calcext:value-type="percentage">
            <text:p>85%</text:p>
          </table:table-cell>
          <table:table-cell table:number-columns-repeated="1005"/>
        </table:table-row>
        <table:table-row table:style-name="ro1">
          <table:table-cell table:formula="of:=[.A61]" office:value-type="float" office:value="58" calcext:value-type="float">
            <text:p>58</text:p>
          </table:table-cell>
          <table:table-cell table:formula="of:=[.B61]" office:value-type="string" office:string-value="ZENG, XUMING" calcext:value-type="string">
            <text:p>ZENG, XUMING</text:p>
          </table:table-cell>
          <table:table-cell table:formula="of:=[.C61]" office:value-type="string" office:string-value="xz4493" calcext:value-type="string">
            <text:p>xz4493</text:p>
          </table:table-cell>
          <table:table-cell/>
          <table:table-cell table:style-name="ce5" table:formula="of:=IF([.E61]=&quot;&quot;;&quot;&quot;;[.E61]/[.E$2])" office:value-type="percentage" office:value="1" calcext:value-type="percentage">
            <text:p>100%</text:p>
          </table:table-cell>
          <table:table-cell table:style-name="ce5" table:formula="of:=IF([.F61]=&quot;&quot;;&quot;&quot;;[.F61]/[.F$2])" office:value-type="percentage" office:value="1" calcext:value-type="percentage">
            <text:p>100%</text:p>
          </table:table-cell>
          <table:table-cell table:style-name="ce5" table:formula="of:=IF([.G61]=&quot;&quot;;&quot;&quot;;[.G61]/[.G$2])" office:value-type="percentage" office:value="1" calcext:value-type="percentage">
            <text:p>100%</text:p>
          </table:table-cell>
          <table:table-cell table:style-name="ce5" table:formula="of:=IF([.H61]=&quot;&quot;;&quot;&quot;;[.H61]/[.H$2])" office:value-type="percentage" office:value="0.65" calcext:value-type="percentage">
            <text:p>65%</text:p>
          </table:table-cell>
          <table:table-cell table:style-name="ce5" table:formula="of:=IF([.I61]=&quot;&quot;;&quot;&quot;;[.I61]/[.I$2])" office:value-type="percentage" office:value="0.9" calcext:value-type="percentage">
            <text:p>90%</text:p>
          </table:table-cell>
          <table:table-cell table:style-name="ce5" table:formula="of:=IF([.J61]=&quot;&quot;;&quot;&quot;;[.J61]/[.J$2])" office:value-type="percentage" office:value="1" calcext:value-type="percentage">
            <text:p>100%</text:p>
          </table:table-cell>
          <table:table-cell table:style-name="ce5" table:formula="of:=IF([.K61]=&quot;&quot;;&quot;&quot;;[.K61]/[.K$2])" office:value-type="percentage" office:value="0.85" calcext:value-type="percentage">
            <text:p>85%</text:p>
          </table:table-cell>
          <table:table-cell table:style-name="ce5" table:formula="of:=IF([.L61]=&quot;&quot;;&quot;&quot;;[.L61]/[.L$2])" office:value-type="percentage" office:value="1" calcext:value-type="percentage">
            <text:p>100%</text:p>
          </table:table-cell>
          <table:table-cell table:style-name="ce5" table:formula="of:=IF([.M61]=&quot;&quot;;&quot;&quot;;[.M61]/[.M$2])" office:value-type="percentage" office:value="1.2" calcext:value-type="percentage">
            <text:p>120%</text:p>
          </table:table-cell>
          <table:table-cell table:style-name="ce5" table:formula="of:=IF([.N61]=&quot;&quot;;&quot;&quot;;[.N61]/[.N$2])" office:value-type="percentage" office:value="0.95" calcext:value-type="percentage">
            <text:p>95%</text:p>
          </table:table-cell>
          <table:table-cell table:style-name="ce5" table:formula="of:=IF([.O61]=&quot;&quot;;&quot;&quot;;[.O61]/[.O$2])" office:value-type="percentage" office:value="0.98" calcext:value-type="percentage">
            <text:p>98%</text:p>
          </table:table-cell>
          <table:table-cell table:style-name="ce5" table:formula="of:=IF([.P61]=&quot;&quot;;&quot;&quot;;[.P61]/[.P$2])" office:value-type="percentage" office:value="1" calcext:value-type="percentage">
            <text:p>100%</text:p>
          </table:table-cell>
          <table:table-cell table:style-name="ce5" table:formula="of:=IF([.Q61]=&quot;&quot;;&quot;&quot;;[.Q61]/[.Q$2])" office:value-type="percentage" office:value="1" calcext:value-type="percentage">
            <text:p>100%</text:p>
          </table:table-cell>
          <table:table-cell table:style-name="ce5" table:formula="of:=IF([.R61]=&quot;&quot;;&quot;&quot;;[.R61]/[.R$2])" office:value-type="percentage" office:value="0.9" calcext:value-type="percentage">
            <text:p>90%</text:p>
          </table:table-cell>
          <table:table-cell table:style-name="ce5" table:formula="of:=IF([.S61]=&quot;&quot;;&quot;&quot;;[.S61]/[.S$2])" office:value-type="percentage" office:value="0.936363636363636" calcext:value-type="percentage">
            <text:p>94%</text:p>
          </table:table-cell>
          <table:table-cell table:number-columns-repeated="1005"/>
        </table:table-row>
        <table:table-row table:style-name="ro1">
          <table:table-cell table:formula="of:=[.A62]" office:value-type="float" office:value="59" calcext:value-type="float">
            <text:p>59</text:p>
          </table:table-cell>
          <table:table-cell table:formula="of:=[.B62]" office:value-type="string" office:string-value="ZHU, SHIRLEY" calcext:value-type="string">
            <text:p>ZHU, SHIRLEY</text:p>
          </table:table-cell>
          <table:table-cell table:formula="of:=[.C62]" office:value-type="string" office:string-value="sxz64" calcext:value-type="string">
            <text:p>sxz64</text:p>
          </table:table-cell>
          <table:table-cell/>
          <table:table-cell table:style-name="ce5" table:formula="of:=IF([.E62]=&quot;&quot;;&quot;&quot;;[.E62]/[.E$2])" office:value-type="percentage" office:value="1" calcext:value-type="percentage">
            <text:p>100%</text:p>
          </table:table-cell>
          <table:table-cell table:style-name="ce5" table:formula="of:=IF([.F62]=&quot;&quot;;&quot;&quot;;[.F62]/[.F$2])" office:value-type="percentage" office:value="1" calcext:value-type="percentage">
            <text:p>100%</text:p>
          </table:table-cell>
          <table:table-cell table:style-name="ce5" table:formula="of:=IF([.G62]=&quot;&quot;;&quot;&quot;;[.G62]/[.G$2])" office:value-type="percentage" office:value="1" calcext:value-type="percentage">
            <text:p>100%</text:p>
          </table:table-cell>
          <table:table-cell table:style-name="ce5" table:formula="of:=IF([.H62]=&quot;&quot;;&quot;&quot;;[.H62]/[.H$2])" office:value-type="percentage" office:value="0.25" calcext:value-type="percentage">
            <text:p>25%</text:p>
          </table:table-cell>
          <table:table-cell table:style-name="ce5" table:formula="of:=IF([.I62]=&quot;&quot;;&quot;&quot;;[.I62]/[.I$2])" office:value-type="percentage" office:value="1" calcext:value-type="percentage">
            <text:p>100%</text:p>
          </table:table-cell>
          <table:table-cell table:style-name="ce5" table:formula="of:=IF([.J62]=&quot;&quot;;&quot;&quot;;[.J62]/[.J$2])" office:value-type="percentage" office:value="0" calcext:value-type="percentage">
            <text:p>0%</text:p>
          </table:table-cell>
          <table:table-cell table:style-name="ce5" table:formula="of:=IF([.K62]=&quot;&quot;;&quot;&quot;;[.K62]/[.K$2])" office:value-type="percentage" office:value="0.85" calcext:value-type="percentage">
            <text:p>85%</text:p>
          </table:table-cell>
          <table:table-cell table:style-name="ce5" table:formula="of:=IF([.L62]=&quot;&quot;;&quot;&quot;;[.L62]/[.L$2])" office:value-type="percentage" office:value="0.9" calcext:value-type="percentage">
            <text:p>90%</text:p>
          </table:table-cell>
          <table:table-cell table:style-name="ce5" table:formula="of:=IF([.M62]=&quot;&quot;;&quot;&quot;;[.M62]/[.M$2])" office:value-type="percentage" office:value="0.85" calcext:value-type="percentage">
            <text:p>85%</text:p>
          </table:table-cell>
          <table:table-cell table:style-name="ce5" table:formula="of:=IF([.N62]=&quot;&quot;;&quot;&quot;;[.N62]/[.N$2])" office:value-type="percentage" office:value="1" calcext:value-type="percentage">
            <text:p>100%</text:p>
          </table:table-cell>
          <table:table-cell table:style-name="ce5" table:formula="of:=IF([.O62]=&quot;&quot;;&quot;&quot;;[.O62]/[.O$2])" office:value-type="percentage" office:value="0.7" calcext:value-type="percentage">
            <text:p>70%</text:p>
          </table:table-cell>
          <table:table-cell table:style-name="ce5" table:formula="of:=IF([.P62]=&quot;&quot;;&quot;&quot;;[.P62]/[.P$2])">
            <text:p/>
          </table:table-cell>
          <table:table-cell table:style-name="ce5" table:formula="of:=IF([.Q62]=&quot;&quot;;&quot;&quot;;[.Q62]/[.Q$2])" office:value-type="percentage" office:value="0.5" calcext:value-type="percentage">
            <text:p>50%</text:p>
          </table:table-cell>
          <table:table-cell table:style-name="ce5" table:formula="of:=IF([.R62]=&quot;&quot;;&quot;&quot;;[.R62]/[.R$2])" office:value-type="percentage" office:value="0.7375" calcext:value-type="percentage">
            <text:p>74%</text:p>
          </table:table-cell>
          <table:table-cell table:style-name="ce5" table:formula="of:=IF([.S62]=&quot;&quot;;&quot;&quot;;[.S62]/[.S$2])" office:value-type="percentage" office:value="0.7" calcext:value-type="percentage">
            <text:p>70%</text:p>
          </table:table-cell>
          <table:table-cell table:number-columns-repeated="1005"/>
        </table:table-row>
        <table:table-row table:style-name="ro1">
          <table:table-cell table:formula="of:=[.A63]" office:value-type="float" office:value="60" calcext:value-type="float">
            <text:p>60</text:p>
          </table:table-cell>
          <table:table-cell table:formula="of:=[.B63]" office:value-type="string" office:string-value="TEST" calcext:value-type="string">
            <text:p>TEST</text:p>
          </table:table-cell>
          <table:table-cell table:formula="of:=[.C63]" office:value-type="string" office:string-value="FOO" calcext:value-type="string">
            <text:p>FOO</text:p>
          </table:table-cell>
          <table:table-cell/>
          <table:table-cell table:style-name="ce5" table:formula="of:=IF([.E63]=&quot;&quot;;&quot;&quot;;[.E63]/[.E$2])" office:value-type="percentage" office:value="1" calcext:value-type="percentage">
            <text:p>100%</text:p>
          </table:table-cell>
          <table:table-cell table:style-name="ce5" table:formula="of:=IF([.F63]=&quot;&quot;;&quot;&quot;;[.F63]/[.F$2])" office:value-type="percentage" office:value="1" calcext:value-type="percentage">
            <text:p>100%</text:p>
          </table:table-cell>
          <table:table-cell table:style-name="ce5" table:formula="of:=IF([.G63]=&quot;&quot;;&quot;&quot;;[.G63]/[.G$2])" office:value-type="percentage" office:value="1" calcext:value-type="percentage">
            <text:p>100%</text:p>
          </table:table-cell>
          <table:table-cell table:style-name="ce5" table:formula="of:=IF([.H63]=&quot;&quot;;&quot;&quot;;[.H63]/[.H$2])" office:value-type="percentage" office:value="1" calcext:value-type="percentage">
            <text:p>100%</text:p>
          </table:table-cell>
          <table:table-cell table:style-name="ce5" table:formula="of:=IF([.I63]=&quot;&quot;;&quot;&quot;;[.I63]/[.I$2])" office:value-type="percentage" office:value="1" calcext:value-type="percentage">
            <text:p>100%</text:p>
          </table:table-cell>
          <table:table-cell table:style-name="ce5" table:formula="of:=IF([.J63]=&quot;&quot;;&quot;&quot;;[.J63]/[.J$2])" office:value-type="percentage" office:value="1" calcext:value-type="percentage">
            <text:p>100%</text:p>
          </table:table-cell>
          <table:table-cell table:style-name="ce5" table:formula="of:=IF([.K63]=&quot;&quot;;&quot;&quot;;[.K63]/[.K$2])" office:value-type="percentage" office:value="1" calcext:value-type="percentage">
            <text:p>100%</text:p>
          </table:table-cell>
          <table:table-cell table:style-name="ce5" table:formula="of:=IF([.L63]=&quot;&quot;;&quot;&quot;;[.L63]/[.L$2])" office:value-type="percentage" office:value="1" calcext:value-type="percentage">
            <text:p>100%</text:p>
          </table:table-cell>
          <table:table-cell table:style-name="ce5" table:formula="of:=IF([.M63]=&quot;&quot;;&quot;&quot;;[.M63]/[.M$2])" office:value-type="percentage" office:value="1" calcext:value-type="percentage">
            <text:p>100%</text:p>
          </table:table-cell>
          <table:table-cell table:style-name="ce5" table:formula="of:=IF([.N63]=&quot;&quot;;&quot;&quot;;[.N63]/[.N$2])" office:value-type="percentage" office:value="1" calcext:value-type="percentage">
            <text:p>100%</text:p>
          </table:table-cell>
          <table:table-cell table:style-name="ce5" table:formula="of:=IF([.O63]=&quot;&quot;;&quot;&quot;;[.O63]/[.O$2])" office:value-type="percentage" office:value="1" calcext:value-type="percentage">
            <text:p>100%</text:p>
          </table:table-cell>
          <table:table-cell table:style-name="ce5" table:formula="of:=IF([.P63]=&quot;&quot;;&quot;&quot;;[.P63]/[.P$2])" office:value-type="percentage" office:value="1" calcext:value-type="percentage">
            <text:p>100%</text:p>
          </table:table-cell>
          <table:table-cell table:style-name="ce5" table:formula="of:=IF([.Q63]=&quot;&quot;;&quot;&quot;;[.Q63]/[.Q$2])" office:value-type="percentage" office:value="1" calcext:value-type="percentage">
            <text:p>100%</text:p>
          </table:table-cell>
          <table:table-cell table:style-name="ce5" table:formula="of:=IF([.R63]=&quot;&quot;;&quot;&quot;;[.R63]/[.R$2])" office:value-type="percentage" office:value="1" calcext:value-type="percentage">
            <text:p>100%</text:p>
          </table:table-cell>
          <table:table-cell table:style-name="ce5" table:formula="of:=IF([.S63]=&quot;&quot;;&quot;&quot;;[.S63]/[.S$2])" office:value-type="percentage" office:value="1" calcext:value-type="percentage">
            <text:p>100%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fore curve</text:p>
          </table:table-cell>
          <table:table-cell office:value-type="string" calcext:value-type="string">
            <text:p>average</text:p>
          </table:table-cell>
          <table:table-cell/>
          <table:table-cell table:style-name="ce5" table:formula="of:=AVERAGE([.E67:.E125])" office:value-type="percentage" office:value="0.923728813559322" calcext:value-type="percentage">
            <text:p>92%</text:p>
          </table:table-cell>
          <table:table-cell table:style-name="ce5" table:formula="of:=AVERAGE([.F67:.F125])" office:value-type="percentage" office:value="0.98859649122807" calcext:value-type="percentage">
            <text:p>99%</text:p>
          </table:table-cell>
          <table:table-cell table:style-name="ce5" table:formula="of:=AVERAGE([.G67:.G125])" office:value-type="percentage" office:value="0.942241379310345" calcext:value-type="percentage">
            <text:p>94%</text:p>
          </table:table-cell>
          <table:table-cell table:style-name="ce5" table:formula="of:=AVERAGE([.H67:.H125])" office:value-type="percentage" office:value="0.880701754385965" calcext:value-type="percentage">
            <text:p>88%</text:p>
          </table:table-cell>
          <table:table-cell table:style-name="ce5" table:formula="of:=AVERAGE([.I67:.I125])" office:value-type="percentage" office:value="0.915740740740741" calcext:value-type="percentage">
            <text:p>92%</text:p>
          </table:table-cell>
          <table:table-cell table:style-name="ce5" table:formula="of:=AVERAGE([.J67:.J125])" office:value-type="percentage" office:value="0.900892857142857" calcext:value-type="percentage">
            <text:p>90%</text:p>
          </table:table-cell>
          <table:table-cell table:style-name="ce5" table:formula="of:=AVERAGE([.K67:.K125])" office:value-type="percentage" office:value="0.699056603773585" calcext:value-type="percentage">
            <text:p>70%</text:p>
          </table:table-cell>
          <table:table-cell table:style-name="ce5" table:formula="of:=AVERAGE([.L67:.L125])" office:value-type="percentage" office:value="0.904310344827586" calcext:value-type="percentage">
            <text:p>90%</text:p>
          </table:table-cell>
          <table:table-cell table:style-name="ce5" table:formula="of:=AVERAGE([.M67:.M125])" office:value-type="percentage" office:value="0.904716981132076" calcext:value-type="percentage">
            <text:p>90%</text:p>
          </table:table-cell>
          <table:table-cell table:style-name="ce5" table:formula="of:=AVERAGE([.N67:.N125])" office:value-type="percentage" office:value="0.862068965517241" calcext:value-type="percentage">
            <text:p>86%</text:p>
          </table:table-cell>
          <table:table-cell table:style-name="ce5" table:formula="of:=AVERAGE([.O67:.O125])" office:value-type="percentage" office:value="0.820377358490566" calcext:value-type="percentage">
            <text:p>82%</text:p>
          </table:table-cell>
          <table:table-cell table:style-name="ce5" table:formula="of:=AVERAGE([.P67:.P125])" office:value-type="percentage" office:value="0.789473684210526" calcext:value-type="percentage">
            <text:p>79%</text:p>
          </table:table-cell>
          <table:table-cell table:style-name="ce5" table:formula="of:=AVERAGE([.Q67:.Q125])" office:value-type="percentage" office:value="0.709604519774011" calcext:value-type="percentage">
            <text:p>71%</text:p>
          </table:table-cell>
          <table:table-cell table:style-name="ce5" table:formula="of:=AVERAGE([.R67:.R125])" office:value-type="percentage" office:value="0.761440677966101" calcext:value-type="percentage">
            <text:p>76%</text:p>
          </table:table-cell>
          <table:table-cell table:style-name="ce5" table:formula="of:=AVERAGE([.S67:.S125])" office:value-type="percentage" office:value="0.780542264752791" calcext:value-type="percentage">
            <text:p>78%</text:p>
          </table:table-cell>
          <table:table-cell table:number-columns-repeated="1005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tdev</text:p>
          </table:table-cell>
          <table:table-cell/>
          <table:table-cell table:style-name="ce7" table:formula="of:=STDEV([.E67:.E125])" office:value-type="percentage" office:value="0.160106627241033" calcext:value-type="percentage">
            <text:p>16%</text:p>
          </table:table-cell>
          <table:table-cell table:style-name="ce7" table:formula="of:=STDEV([.F67:.F125])" office:value-type="percentage" office:value="0.0340922381452785" calcext:value-type="percentage">
            <text:p>3%</text:p>
          </table:table-cell>
          <table:table-cell table:style-name="ce7" table:formula="of:=STDEV([.G67:.G125])" office:value-type="percentage" office:value="0.0963371838624908" calcext:value-type="percentage">
            <text:p>10%</text:p>
          </table:table-cell>
          <table:table-cell table:style-name="ce7" table:formula="of:=STDEV([.H67:.H125])" office:value-type="percentage" office:value="0.175701244498426" calcext:value-type="percentage">
            <text:p>18%</text:p>
          </table:table-cell>
          <table:table-cell table:style-name="ce7" table:formula="of:=STDEV([.I67:.I125])" office:value-type="percentage" office:value="0.221449784348778" calcext:value-type="percentage">
            <text:p>22%</text:p>
          </table:table-cell>
          <table:table-cell table:style-name="ce7" table:formula="of:=STDEV([.J67:.J125])" office:value-type="percentage" office:value="0.419901619584719" calcext:value-type="percentage">
            <text:p>42%</text:p>
          </table:table-cell>
          <table:table-cell table:style-name="ce7" table:formula="of:=STDEV([.K67:.K125])" office:value-type="percentage" office:value="0.267554912774522" calcext:value-type="percentage">
            <text:p>27%</text:p>
          </table:table-cell>
          <table:table-cell table:style-name="ce7" table:formula="of:=STDEV([.L67:.L125])" office:value-type="percentage" office:value="0.135816078796025" calcext:value-type="percentage">
            <text:p>14%</text:p>
          </table:table-cell>
          <table:table-cell table:style-name="ce7" table:formula="of:=STDEV([.M67:.M125])" office:value-type="percentage" office:value="0.124909255886407" calcext:value-type="percentage">
            <text:p>12%</text:p>
          </table:table-cell>
          <table:table-cell table:style-name="ce7" table:formula="of:=STDEV([.N67:.N125])" office:value-type="percentage" office:value="0.212402783712304" calcext:value-type="percentage">
            <text:p>21%</text:p>
          </table:table-cell>
          <table:table-cell table:style-name="ce7" table:formula="of:=STDEV([.O67:.O125])" office:value-type="percentage" office:value="0.169171763694033" calcext:value-type="percentage">
            <text:p>17%</text:p>
          </table:table-cell>
          <table:table-cell table:style-name="ce7" table:formula="of:=STDEV([.P67:.P125])" office:value-type="percentage" office:value="0.240609556643584" calcext:value-type="percentage">
            <text:p>24%</text:p>
          </table:table-cell>
          <table:table-cell table:style-name="ce7" table:formula="of:=STDEV([.Q67:.Q125])" office:value-type="percentage" office:value="0.262616574914518" calcext:value-type="percentage">
            <text:p>26%</text:p>
          </table:table-cell>
          <table:table-cell table:style-name="ce7" table:formula="of:=STDEV([.R67:.R125])" office:value-type="percentage" office:value="0.115227663881858" calcext:value-type="percentage">
            <text:p>12%</text:p>
          </table:table-cell>
          <table:table-cell table:style-name="ce7" table:formula="of:=STDEV([.S67:.S125])" office:value-type="percentage" office:value="0.132515381884235" calcext:value-type="percentage">
            <text:p>13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/>
          <table:table-cell table:style-name="ce5" table:formula="of:=MEDIAN([.E66:.E125])" office:value-type="percentage" office:value="1" calcext:value-type="percentage">
            <text:p>100%</text:p>
          </table:table-cell>
          <table:table-cell table:style-name="ce5" table:formula="of:=MEDIAN([.F66:.F125])" office:value-type="percentage" office:value="1" calcext:value-type="percentage">
            <text:p>100%</text:p>
          </table:table-cell>
          <table:table-cell table:style-name="ce5" table:formula="of:=MEDIAN([.G66:.G125])" office:value-type="percentage" office:value="1" calcext:value-type="percentage">
            <text:p>100%</text:p>
          </table:table-cell>
          <table:table-cell table:style-name="ce5" table:formula="of:=MEDIAN([.H66:.H125])" office:value-type="percentage" office:value="1" calcext:value-type="percentage">
            <text:p>100%</text:p>
          </table:table-cell>
          <table:table-cell table:style-name="ce5" table:formula="of:=MEDIAN([.I66:.I125])" office:value-type="percentage" office:value="1" calcext:value-type="percentage">
            <text:p>100%</text:p>
          </table:table-cell>
          <table:table-cell table:style-name="ce5" table:formula="of:=MEDIAN([.J66:.J125])" office:value-type="percentage" office:value="0.975" calcext:value-type="percentage">
            <text:p>98%</text:p>
          </table:table-cell>
          <table:table-cell table:style-name="ce5" table:formula="of:=MEDIAN([.K66:.K125])" office:value-type="percentage" office:value="0.85" calcext:value-type="percentage">
            <text:p>85%</text:p>
          </table:table-cell>
          <table:table-cell table:style-name="ce5" table:formula="of:=MEDIAN([.L66:.L125])" office:value-type="percentage" office:value="0.95" calcext:value-type="percentage">
            <text:p>95%</text:p>
          </table:table-cell>
          <table:table-cell table:style-name="ce5" table:formula="of:=MEDIAN([.M66:.M125])" office:value-type="percentage" office:value="0.95" calcext:value-type="percentage">
            <text:p>95%</text:p>
          </table:table-cell>
          <table:table-cell table:style-name="ce5" table:formula="of:=MEDIAN([.N66:.N125])" office:value-type="percentage" office:value="1" calcext:value-type="percentage">
            <text:p>100%</text:p>
          </table:table-cell>
          <table:table-cell table:style-name="ce5" table:formula="of:=MEDIAN([.O66:.O125])" office:value-type="percentage" office:value="0.85" calcext:value-type="percentage">
            <text:p>85%</text:p>
          </table:table-cell>
          <table:table-cell table:style-name="ce5" table:formula="of:=MEDIAN([.P66:.P125])" office:value-type="percentage" office:value="0.8625" calcext:value-type="percentage">
            <text:p>86%</text:p>
          </table:table-cell>
          <table:table-cell table:style-name="ce5" table:formula="of:=MEDIAN([.Q66:.Q125])" office:value-type="percentage" office:value="0.733333333333333" calcext:value-type="percentage">
            <text:p>73%</text:p>
          </table:table-cell>
          <table:table-cell table:style-name="ce5" table:formula="of:=MEDIAN([.R66:.R125])" office:value-type="percentage" office:value="0.7625" calcext:value-type="percentage">
            <text:p>76%</text:p>
          </table:table-cell>
          <table:table-cell table:style-name="ce5" table:formula="of:=MEDIAN([.S66:.S125])" office:value-type="percentage" office:value="0.8" calcext:value-type="percentage">
            <text:p>80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/>
          <table:table-cell table:style-name="ce5" table:formula="of:=MAX([.E67:.E125])" office:value-type="percentage" office:value="1" calcext:value-type="percentage">
            <text:p>100%</text:p>
          </table:table-cell>
          <table:table-cell table:style-name="ce5" table:formula="of:=MAX([.F67:.F125])" office:value-type="percentage" office:value="1" calcext:value-type="percentage">
            <text:p>100%</text:p>
          </table:table-cell>
          <table:table-cell table:style-name="ce5" table:formula="of:=MAX([.G67:.G125])" office:value-type="percentage" office:value="1" calcext:value-type="percentage">
            <text:p>100%</text:p>
          </table:table-cell>
          <table:table-cell table:style-name="ce5" table:formula="of:=MAX([.H67:.H125])" office:value-type="percentage" office:value="1" calcext:value-type="percentage">
            <text:p>100%</text:p>
          </table:table-cell>
          <table:table-cell table:style-name="ce5" table:formula="of:=MAX([.I67:.I125])" office:value-type="percentage" office:value="1" calcext:value-type="percentage">
            <text:p>100%</text:p>
          </table:table-cell>
          <table:table-cell table:style-name="ce5" table:formula="of:=MAX([.J67:.J125])" office:value-type="percentage" office:value="1.3" calcext:value-type="percentage">
            <text:p>130%</text:p>
          </table:table-cell>
          <table:table-cell table:style-name="ce5" table:formula="of:=MAX([.K67:.K125])" office:value-type="percentage" office:value="0.95" calcext:value-type="percentage">
            <text:p>95%</text:p>
          </table:table-cell>
          <table:table-cell table:style-name="ce5" table:formula="of:=MAX([.L67:.L125])" office:value-type="percentage" office:value="1" calcext:value-type="percentage">
            <text:p>100%</text:p>
          </table:table-cell>
          <table:table-cell table:style-name="ce5" table:formula="of:=MAX([.M67:.M125])" office:value-type="percentage" office:value="1.2" calcext:value-type="percentage">
            <text:p>120%</text:p>
          </table:table-cell>
          <table:table-cell table:style-name="ce5" table:formula="of:=MAX([.N67:.N125])" office:value-type="percentage" office:value="1" calcext:value-type="percentage">
            <text:p>100%</text:p>
          </table:table-cell>
          <table:table-cell table:style-name="ce5" table:formula="of:=MAX([.O67:.O125])" office:value-type="percentage" office:value="1" calcext:value-type="percentage">
            <text:p>100%</text:p>
          </table:table-cell>
          <table:table-cell table:style-name="ce5" table:formula="of:=MAX([.P67:.P125])" office:value-type="percentage" office:value="1.075" calcext:value-type="percentage">
            <text:p>108%</text:p>
          </table:table-cell>
          <table:table-cell table:style-name="ce5" table:formula="of:=MAX([.Q67:.Q125])" office:value-type="percentage" office:value="1" calcext:value-type="percentage">
            <text:p>100%</text:p>
          </table:table-cell>
          <table:table-cell table:style-name="ce5" table:formula="of:=MAX([.R67:.R125])" office:value-type="percentage" office:value="1" calcext:value-type="percentage">
            <text:p>100%</text:p>
          </table:table-cell>
          <table:table-cell table:style-name="ce5" table:formula="of:=MAX([.S67:.S125])" office:value-type="percentage" office:value="0.981818181818182" calcext:value-type="percentage">
            <text:p>98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table:style-name="ce4" table:formula="of:=MIN([.E67:.E125])" office:value-type="percentage" office:value="0.3" calcext:value-type="percentage">
            <text:p>30.0%</text:p>
          </table:table-cell>
          <table:table-cell table:style-name="ce4" table:formula="of:=MIN([.F67:.F125])" office:value-type="percentage" office:value="0.85" calcext:value-type="percentage">
            <text:p>85.0%</text:p>
          </table:table-cell>
          <table:table-cell table:style-name="ce4" table:formula="of:=MIN([.G67:.G125])" office:value-type="percentage" office:value="0.45" calcext:value-type="percentage">
            <text:p>45.0%</text:p>
          </table:table-cell>
          <table:table-cell table:style-name="ce4" table:formula="of:=MIN([.H67:.H125])" office:value-type="percentage" office:value="0.25" calcext:value-type="percentage">
            <text:p>25.0%</text:p>
          </table:table-cell>
          <table:table-cell table:style-name="ce4" table:formula="of:=MIN([.I67:.I125])" office:value-type="percentage" office:value="0" calcext:value-type="percentage">
            <text:p>0.0%</text:p>
          </table:table-cell>
          <table:table-cell table:style-name="ce4" table:formula="of:=MIN([.J67:.J125])" office:value-type="percentage" office:value="0" calcext:value-type="percentage">
            <text:p>0.0%</text:p>
          </table:table-cell>
          <table:table-cell table:style-name="ce4" table:formula="of:=MIN([.K67:.K125])" office:value-type="percentage" office:value="0" calcext:value-type="percentage">
            <text:p>0.0%</text:p>
          </table:table-cell>
          <table:table-cell table:style-name="ce4" table:formula="of:=MIN([.L67:.L125])" office:value-type="percentage" office:value="0.3" calcext:value-type="percentage">
            <text:p>30.0%</text:p>
          </table:table-cell>
          <table:table-cell table:style-name="ce4" table:formula="of:=MIN([.M67:.M125])" office:value-type="percentage" office:value="0.2" calcext:value-type="percentage">
            <text:p>20.0%</text:p>
          </table:table-cell>
          <table:table-cell table:style-name="ce4" table:formula="of:=MIN([.N67:.N125])" office:value-type="percentage" office:value="0" calcext:value-type="percentage">
            <text:p>0.0%</text:p>
          </table:table-cell>
          <table:table-cell table:style-name="ce4" table:formula="of:=MIN([.O67:.O125])" office:value-type="percentage" office:value="0.2" calcext:value-type="percentage">
            <text:p>20.0%</text:p>
          </table:table-cell>
          <table:table-cell table:style-name="ce4" table:formula="of:=MIN([.P67:.P125])" office:value-type="percentage" office:value="0" calcext:value-type="percentage">
            <text:p>0.0%</text:p>
          </table:table-cell>
          <table:table-cell table:style-name="ce4" table:formula="of:=MIN([.Q67:.Q125])" office:value-type="percentage" office:value="0" calcext:value-type="percentage">
            <text:p>0.0%</text:p>
          </table:table-cell>
          <table:table-cell table:style-name="ce4" table:formula="of:=MIN([.R67:.R125])" office:value-type="percentage" office:value="0.45" calcext:value-type="percentage">
            <text:p>45.0%</text:p>
          </table:table-cell>
          <table:table-cell table:style-name="ce4" table:formula="of:=MIN([.S67:.S125])" office:value-type="percentage" office:value="0.354545454545455" calcext:value-type="percentage">
            <text:p>35.5%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urve</text:p>
          </table:table-cell>
          <table:table-cell table:style-name="ce2"/>
          <table:table-cell table:number-columns-repeated="3" table:style-name="ce8" office:value-type="percentage" office:value="0" calcext:value-type="percentage">
            <text:p>0%</text:p>
          </table:table-cell>
          <table:table-cell table:style-name="ce8" office:value-type="percentage" office:value="0.03" calcext:value-type="percentage">
            <text:p>3%</text:p>
          </table:table-cell>
          <table:table-cell table:number-columns-repeated="2" table:style-name="ce8" office:value-type="percentage" office:value="0" calcext:value-type="percentage">
            <text:p>0%</text:p>
          </table:table-cell>
          <table:table-cell table:style-name="ce8" office:value-type="percentage" office:value="0.12" calcext:value-type="percentage">
            <text:p>12%</text:p>
          </table:table-cell>
          <table:table-cell table:number-columns-repeated="4" table:style-name="ce8" office:value-type="percentage" office:value="0" calcext:value-type="percentage">
            <text:p>0%</text:p>
          </table:table-cell>
          <table:table-cell table:style-name="ce8" office:value-type="percentage" office:value="0.02" calcext:value-type="percentage">
            <text:p>2%</text:p>
          </table:table-cell>
          <table:table-cell table:style-name="ce8" office:value-type="percentage" office:value="0.11" calcext:value-type="percentage">
            <text:p>11%</text:p>
          </table:table-cell>
          <table:table-cell table:style-name="ce8" office:value-type="percentage" office:value="0.03" calcext:value-type="percentage">
            <text:p>3%</text:p>
          </table:table-cell>
          <table:table-cell table:style-name="ce8" office:value-type="percentage" office:value="0.02" calcext:value-type="percentage">
            <text:p>2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5" table:formula="of:=[.E129]+[.E134]" office:value-type="percentage" office:value="0.160106627241033" calcext:value-type="percentage">
            <text:p>16%</text:p>
          </table:table-cell>
          <table:table-cell table:style-name="ce5" table:formula="of:=[.F129]+[.F134]" office:value-type="percentage" office:value="0.0340922381452785" calcext:value-type="percentage">
            <text:p>3%</text:p>
          </table:table-cell>
          <table:table-cell table:style-name="ce5" table:formula="of:=[.G129]+[.G134]" office:value-type="percentage" office:value="0.0963371838624908" calcext:value-type="percentage">
            <text:p>10%</text:p>
          </table:table-cell>
          <table:table-cell table:style-name="ce5" table:formula="of:=[.H129]+[.H134]" office:value-type="percentage" office:value="0.205701244498426" calcext:value-type="percentage">
            <text:p>21%</text:p>
          </table:table-cell>
          <table:table-cell table:style-name="ce5" table:formula="of:=[.I129]+[.I134]" office:value-type="percentage" office:value="0.221449784348778" calcext:value-type="percentage">
            <text:p>22%</text:p>
          </table:table-cell>
          <table:table-cell table:style-name="ce5" table:formula="of:=[.J129]+[.J134]" office:value-type="percentage" office:value="0.419901619584719" calcext:value-type="percentage">
            <text:p>42%</text:p>
          </table:table-cell>
          <table:table-cell table:style-name="ce5" table:formula="of:=[.K129]+[.K134]" office:value-type="percentage" office:value="0.387554912774522" calcext:value-type="percentage">
            <text:p>39%</text:p>
          </table:table-cell>
          <table:table-cell table:style-name="ce5" table:formula="of:=[.L129]+[.L134]" office:value-type="percentage" office:value="0.135816078796025" calcext:value-type="percentage">
            <text:p>14%</text:p>
          </table:table-cell>
          <table:table-cell table:style-name="ce5" table:formula="of:=[.M129]+[.M134]" office:value-type="percentage" office:value="0.124909255886407" calcext:value-type="percentage">
            <text:p>12%</text:p>
          </table:table-cell>
          <table:table-cell table:style-name="ce5" table:formula="of:=[.N129]+[.N134]" office:value-type="percentage" office:value="0.212402783712304" calcext:value-type="percentage">
            <text:p>21%</text:p>
          </table:table-cell>
          <table:table-cell table:style-name="ce5" table:formula="of:=[.O129]+[.O134]" office:value-type="percentage" office:value="0.169171763694033" calcext:value-type="percentage">
            <text:p>17%</text:p>
          </table:table-cell>
          <table:table-cell table:style-name="ce5" table:formula="of:=[.P129]+[.P134]" office:value-type="percentage" office:value="0.260609556643584" calcext:value-type="percentage">
            <text:p>26%</text:p>
          </table:table-cell>
          <table:table-cell table:style-name="ce5" table:formula="of:=[.Q129]+[.Q134]" office:value-type="percentage" office:value="0.372616574914518" calcext:value-type="percentage">
            <text:p>37%</text:p>
          </table:table-cell>
          <table:table-cell table:style-name="ce5" table:formula="of:=[.R129]+[.R134]" office:value-type="percentage" office:value="0.145227663881858" calcext:value-type="percentage">
            <text:p>15%</text:p>
          </table:table-cell>
          <table:table-cell table:style-name="ce5" table:formula="of:=[.S129]+[.S134]" office:value-type="percentage" office:value="0.152515381884235" calcext:value-type="percentage">
            <text:p>15%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 table:number-columns-repeated="1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fter curve</text:p>
          </table:table-cell>
          <table:table-cell office:value-type="string" calcext:value-type="string">
            <text:p>average</text:p>
          </table:table-cell>
          <table:table-cell/>
          <table:table-cell table:style-name="ce5" table:formula="of:=AVERAGE([.E144:.E202])" office:value-type="percentage" office:value="0.923728813559322" calcext:value-type="percentage">
            <text:p>92%</text:p>
          </table:table-cell>
          <table:table-cell table:style-name="ce5" table:formula="of:=AVERAGE([.F144:.F202])" office:value-type="percentage" office:value="0.98859649122807" calcext:value-type="percentage">
            <text:p>99%</text:p>
          </table:table-cell>
          <table:table-cell table:style-name="ce5" table:formula="of:=AVERAGE([.G144:.G202])" office:value-type="percentage" office:value="0.942241379310345" calcext:value-type="percentage">
            <text:p>94%</text:p>
          </table:table-cell>
          <table:table-cell table:style-name="ce5" table:formula="of:=AVERAGE([.H144:.H202])" office:value-type="percentage" office:value="0.897866689271429" calcext:value-type="percentage">
            <text:p>90%</text:p>
          </table:table-cell>
          <table:table-cell table:style-name="ce5" table:formula="of:=AVERAGE([.I144:.I202])" office:value-type="percentage" office:value="0.915740740740741" calcext:value-type="percentage">
            <text:p>92%</text:p>
          </table:table-cell>
          <table:table-cell table:style-name="ce5" table:formula="of:=AVERAGE([.J144:.J202])" office:value-type="percentage" office:value="0.900892857142857" calcext:value-type="percentage">
            <text:p>90%</text:p>
          </table:table-cell>
          <table:table-cell table:style-name="ce5" table:formula="of:=AVERAGE([.K144:.K202])" office:value-type="percentage" office:value="0.795782652974148" calcext:value-type="percentage">
            <text:p>80%</text:p>
          </table:table-cell>
          <table:table-cell table:style-name="ce5" table:formula="of:=AVERAGE([.L144:.L202])" office:value-type="percentage" office:value="0.904310344827586" calcext:value-type="percentage">
            <text:p>90%</text:p>
          </table:table-cell>
          <table:table-cell table:style-name="ce5" table:formula="of:=AVERAGE([.M144:.M202])" office:value-type="percentage" office:value="0.904716981132076" calcext:value-type="percentage">
            <text:p>90%</text:p>
          </table:table-cell>
          <table:table-cell table:style-name="ce5" table:formula="of:=AVERAGE([.N144:.N202])" office:value-type="percentage" office:value="0.862068965517241" calcext:value-type="percentage">
            <text:p>86%</text:p>
          </table:table-cell>
          <table:table-cell table:style-name="ce5" table:formula="of:=AVERAGE([.O144:.O202])" office:value-type="percentage" office:value="0.820377358490566" calcext:value-type="percentage">
            <text:p>82%</text:p>
          </table:table-cell>
          <table:table-cell table:style-name="ce5" table:formula="of:=AVERAGE([.P144:.P202])" office:value-type="percentage" office:value="0.804973772128952" calcext:value-type="percentage">
            <text:p>80%</text:p>
          </table:table-cell>
          <table:table-cell table:style-name="ce5" table:formula="of:=AVERAGE([.Q144:.Q202])" office:value-type="percentage" office:value="0.7997405176606" calcext:value-type="percentage">
            <text:p>80%</text:p>
          </table:table-cell>
          <table:table-cell table:style-name="ce5" table:formula="of:=AVERAGE([.R144:.R202])" office:value-type="percentage" office:value="0.80941897711541" calcext:value-type="percentage">
            <text:p>81%</text:p>
          </table:table-cell>
          <table:table-cell table:style-name="ce5" table:formula="of:=AVERAGE([.S144:.S202])" office:value-type="percentage" office:value="0.808737199762673" calcext:value-type="percentage">
            <text:p>81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/>
          <table:table-cell table:style-name="ce9" table:formula="of:=STDEV([.E144:.E192])" office:value-type="percentage" office:value="0.16580559881572" calcext:value-type="percentage">
            <text:p>17%</text:p>
          </table:table-cell>
          <table:table-cell table:style-name="ce9" table:formula="of:=STDEV([.F144:.F192])" office:value-type="percentage" office:value="0.0349110141419313" calcext:value-type="percentage">
            <text:p>3%</text:p>
          </table:table-cell>
          <table:table-cell table:style-name="ce9" table:formula="of:=STDEV([.G144:.G192])" office:value-type="percentage" office:value="0.102360222978591" calcext:value-type="percentage">
            <text:p>10%</text:p>
          </table:table-cell>
          <table:table-cell table:style-name="ce9" table:formula="of:=STDEV([.H144:.H192])" office:value-type="percentage" office:value="0.122429318442172" calcext:value-type="percentage">
            <text:p>12%</text:p>
          </table:table-cell>
          <table:table-cell table:style-name="ce9" table:formula="of:=STDEV([.I144:.I192])" office:value-type="percentage" office:value="0.242179475844021" calcext:value-type="percentage">
            <text:p>24%</text:p>
          </table:table-cell>
          <table:table-cell table:style-name="ce9" table:formula="of:=STDEV([.J144:.J192])" office:value-type="percentage" office:value="0.368664489764001" calcext:value-type="percentage">
            <text:p>37%</text:p>
          </table:table-cell>
          <table:table-cell table:style-name="ce9" table:formula="of:=STDEV([.K144:.K192])" office:value-type="percentage" office:value="0.24869440990564" calcext:value-type="percentage">
            <text:p>25%</text:p>
          </table:table-cell>
          <table:table-cell table:style-name="ce9" table:formula="of:=STDEV([.L144:.L192])" office:value-type="percentage" office:value="0.144118591582475" calcext:value-type="percentage">
            <text:p>14%</text:p>
          </table:table-cell>
          <table:table-cell table:style-name="ce9" table:formula="of:=STDEV([.M144:.M192])" office:value-type="percentage" office:value="0.125290360437684" calcext:value-type="percentage">
            <text:p>13%</text:p>
          </table:table-cell>
          <table:table-cell table:style-name="ce9" table:formula="of:=STDEV([.N144:.N192])" office:value-type="percentage" office:value="0.225056682202688" calcext:value-type="percentage">
            <text:p>23%</text:p>
          </table:table-cell>
          <table:table-cell table:style-name="ce9" table:formula="of:=STDEV([.O144:.O192])" office:value-type="percentage" office:value="0.177352356485476" calcext:value-type="percentage">
            <text:p>18%</text:p>
          </table:table-cell>
          <table:table-cell table:style-name="ce9" table:formula="of:=STDEV([.P144:.P192])" office:value-type="percentage" office:value="0.239698749669645" calcext:value-type="percentage">
            <text:p>24%</text:p>
          </table:table-cell>
          <table:table-cell table:style-name="ce9" table:formula="of:=STDEV([.Q144:.Q192])" office:value-type="percentage" office:value="0.20577114037897" calcext:value-type="percentage">
            <text:p>21%</text:p>
          </table:table-cell>
          <table:table-cell table:style-name="ce9" table:formula="of:=STDEV([.R144:.R192])" office:value-type="percentage" office:value="0.102745625430309" calcext:value-type="percentage">
            <text:p>10%</text:p>
          </table:table-cell>
          <table:table-cell table:style-name="ce9" table:formula="of:=STDEV([.S144:.S192])" office:value-type="percentage" office:value="0.1216679907077" calcext:value-type="percentage">
            <text:p>12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/>
          <table:table-cell table:style-name="ce9" table:formula="of:=MEDIAN([.E144:.E202])" office:value-type="percentage" office:value="1" calcext:value-type="percentage">
            <text:p>100%</text:p>
          </table:table-cell>
          <table:table-cell table:style-name="ce9" table:formula="of:=MEDIAN([.F144:.F202])" office:value-type="percentage" office:value="1" calcext:value-type="percentage">
            <text:p>100%</text:p>
          </table:table-cell>
          <table:table-cell table:style-name="ce9" table:formula="of:=MEDIAN([.G144:.G202])" office:value-type="percentage" office:value="1" calcext:value-type="percentage">
            <text:p>100%</text:p>
          </table:table-cell>
          <table:table-cell table:style-name="ce9" table:formula="of:=MEDIAN([.H144:.H202])" office:value-type="percentage" office:value="1" calcext:value-type="percentage">
            <text:p>100%</text:p>
          </table:table-cell>
          <table:table-cell table:style-name="ce9" table:formula="of:=MEDIAN([.I144:.I202])" office:value-type="percentage" office:value="1" calcext:value-type="percentage">
            <text:p>100%</text:p>
          </table:table-cell>
          <table:table-cell table:style-name="ce9" table:formula="of:=MEDIAN([.J144:.J202])" office:value-type="percentage" office:value="0.975" calcext:value-type="percentage">
            <text:p>98%</text:p>
          </table:table-cell>
          <table:table-cell table:style-name="ce9" table:formula="of:=MEDIAN([.K144:.K202])" office:value-type="percentage" office:value="0.918642682898433" calcext:value-type="percentage">
            <text:p>92%</text:p>
          </table:table-cell>
          <table:table-cell table:style-name="ce9" table:formula="of:=MEDIAN([.L144:.L202])" office:value-type="percentage" office:value="0.95" calcext:value-type="percentage">
            <text:p>95%</text:p>
          </table:table-cell>
          <table:table-cell table:style-name="ce9" table:formula="of:=MEDIAN([.M144:.M202])" office:value-type="percentage" office:value="0.95" calcext:value-type="percentage">
            <text:p>95%</text:p>
          </table:table-cell>
          <table:table-cell table:style-name="ce9" table:formula="of:=MEDIAN([.N144:.N202])" office:value-type="percentage" office:value="1" calcext:value-type="percentage">
            <text:p>100%</text:p>
          </table:table-cell>
          <table:table-cell table:style-name="ce9" table:formula="of:=MEDIAN([.O144:.O202])" office:value-type="percentage" office:value="0.85" calcext:value-type="percentage">
            <text:p>85%</text:p>
          </table:table-cell>
          <table:table-cell table:style-name="ce9" table:formula="of:=MEDIAN([.P144:.P202])" office:value-type="percentage" office:value="0.877146253805292" calcext:value-type="percentage">
            <text:p>88%</text:p>
          </table:table-cell>
          <table:table-cell table:style-name="ce9" table:formula="of:=MEDIAN([.Q144:.Q202])" office:value-type="percentage" office:value="0.84067281332214" calcext:value-type="percentage">
            <text:p>84%</text:p>
          </table:table-cell>
          <table:table-cell table:style-name="ce9" table:formula="of:=MEDIAN([.R144:.R202])" office:value-type="percentage" office:value="0.813045093540313" calcext:value-type="percentage">
            <text:p>81%</text:p>
          </table:table-cell>
          <table:table-cell table:style-name="ce9" table:formula="of:=MEDIAN([.S144:.S202])" office:value-type="percentage" office:value="0.828441807910559" calcext:value-type="percentage">
            <text:p>83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/>
          <table:table-cell table:style-name="ce9" table:formula="of:=MAX([.E144:.E202])" office:value-type="percentage" office:value="1" calcext:value-type="percentage">
            <text:p>100%</text:p>
          </table:table-cell>
          <table:table-cell table:style-name="ce9" table:formula="of:=MAX([.F144:.F202])" office:value-type="percentage" office:value="1" calcext:value-type="percentage">
            <text:p>100%</text:p>
          </table:table-cell>
          <table:table-cell table:style-name="ce9" table:formula="of:=MAX([.G144:.G202])" office:value-type="percentage" office:value="1" calcext:value-type="percentage">
            <text:p>100%</text:p>
          </table:table-cell>
          <table:table-cell table:style-name="ce9" table:formula="of:=MAX([.H144:.H202])" office:value-type="percentage" office:value="1" calcext:value-type="percentage">
            <text:p>100%</text:p>
          </table:table-cell>
          <table:table-cell table:style-name="ce9" table:formula="of:=MAX([.I144:.I202])" office:value-type="percentage" office:value="1" calcext:value-type="percentage">
            <text:p>100%</text:p>
          </table:table-cell>
          <table:table-cell table:style-name="ce9" table:formula="of:=MAX([.J144:.J202])" office:value-type="percentage" office:value="1.3" calcext:value-type="percentage">
            <text:p>130%</text:p>
          </table:table-cell>
          <table:table-cell table:style-name="ce9" table:formula="of:=MAX([.K144:.K202])" office:value-type="percentage" office:value="0.974052081644531" calcext:value-type="percentage">
            <text:p>97%</text:p>
          </table:table-cell>
          <table:table-cell table:style-name="ce9" table:formula="of:=MAX([.L144:.L202])" office:value-type="percentage" office:value="1" calcext:value-type="percentage">
            <text:p>100%</text:p>
          </table:table-cell>
          <table:table-cell table:style-name="ce9" table:formula="of:=MAX([.M144:.M202])" office:value-type="percentage" office:value="1.2" calcext:value-type="percentage">
            <text:p>120%</text:p>
          </table:table-cell>
          <table:table-cell table:style-name="ce9" table:formula="of:=MAX([.N144:.N202])" office:value-type="percentage" office:value="1" calcext:value-type="percentage">
            <text:p>100%</text:p>
          </table:table-cell>
          <table:table-cell table:style-name="ce9" table:formula="of:=MAX([.O144:.O202])" office:value-type="percentage" office:value="1" calcext:value-type="percentage">
            <text:p>100%</text:p>
          </table:table-cell>
          <table:table-cell table:style-name="ce9" table:formula="of:=MAX([.P144:.P202])" office:value-type="percentage" office:value="1.06557515006485" calcext:value-type="percentage">
            <text:p>107%</text:p>
          </table:table-cell>
          <table:table-cell table:style-name="ce9" table:formula="of:=MAX([.Q144:.Q202])" office:value-type="percentage" office:value="1" calcext:value-type="percentage">
            <text:p>100%</text:p>
          </table:table-cell>
          <table:table-cell table:style-name="ce9" table:formula="of:=MAX([.R144:.R202])" office:value-type="percentage" office:value="1" calcext:value-type="percentage">
            <text:p>100%</text:p>
          </table:table-cell>
          <table:table-cell table:style-name="ce9" table:formula="of:=MAX([.S144:.S202])" office:value-type="percentage" office:value="0.984833639844403" calcext:value-type="percentage">
            <text:p>98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table:style-name="ce10" table:formula="of:=MIN([.E144:.E202])" office:value-type="percentage" office:value="0.3" calcext:value-type="percentage">
            <text:p>30.0%</text:p>
          </table:table-cell>
          <table:table-cell table:style-name="ce10" table:formula="of:=MIN([.F144:.F202])" office:value-type="percentage" office:value="0.85" calcext:value-type="percentage">
            <text:p>85.0%</text:p>
          </table:table-cell>
          <table:table-cell table:style-name="ce10" table:formula="of:=MIN([.G144:.G202])" office:value-type="percentage" office:value="0.45" calcext:value-type="percentage">
            <text:p>45.0%</text:p>
          </table:table-cell>
          <table:table-cell table:style-name="ce10" table:formula="of:=MIN([.H144:.H202])" office:value-type="percentage" office:value="0.309602384873258" calcext:value-type="percentage">
            <text:p>31.0%</text:p>
          </table:table-cell>
          <table:table-cell table:style-name="ce10" table:formula="of:=MIN([.I144:.I202])" office:value-type="percentage" office:value="0" calcext:value-type="percentage">
            <text:p>0.0%</text:p>
          </table:table-cell>
          <table:table-cell table:style-name="ce10" table:formula="of:=MIN([.J144:.J202])" office:value-type="percentage" office:value="0" calcext:value-type="percentage">
            <text:p>0.0%</text:p>
          </table:table-cell>
          <table:table-cell table:style-name="ce10" table:formula="of:=MIN([.K144:.K202])" office:value-type="percentage" office:value="0.12" calcext:value-type="percentage">
            <text:p>12.0%</text:p>
          </table:table-cell>
          <table:table-cell table:style-name="ce10" table:formula="of:=MIN([.L144:.L202])" office:value-type="percentage" office:value="0.3" calcext:value-type="percentage">
            <text:p>30.0%</text:p>
          </table:table-cell>
          <table:table-cell table:style-name="ce10" table:formula="of:=MIN([.M144:.M202])" office:value-type="percentage" office:value="0.2" calcext:value-type="percentage">
            <text:p>20.0%</text:p>
          </table:table-cell>
          <table:table-cell table:style-name="ce10" table:formula="of:=MIN([.N144:.N202])" office:value-type="percentage" office:value="0" calcext:value-type="percentage">
            <text:p>0.0%</text:p>
          </table:table-cell>
          <table:table-cell table:style-name="ce10" table:formula="of:=MIN([.O144:.O202])" office:value-type="percentage" office:value="0.2" calcext:value-type="percentage">
            <text:p>20.0%</text:p>
          </table:table-cell>
          <table:table-cell table:style-name="ce10" table:formula="of:=MIN([.P144:.P202])" office:value-type="percentage" office:value="0.02" calcext:value-type="percentage">
            <text:p>2.0%</text:p>
          </table:table-cell>
          <table:table-cell table:style-name="ce10" table:formula="of:=MIN([.Q144:.Q202])" office:value-type="percentage" office:value="0.11" calcext:value-type="percentage">
            <text:p>11.0%</text:p>
          </table:table-cell>
          <table:table-cell table:style-name="ce10" table:formula="of:=MIN([.R144:.R202])" office:value-type="percentage" office:value="0.530809582079929" calcext:value-type="percentage">
            <text:p>53.1%</text:p>
          </table:table-cell>
          <table:table-cell table:style-name="ce10" table:formula="of:=MIN([.S144:.S202])" office:value-type="percentage" office:value="0.405021425443728" calcext:value-type="percentage">
            <text:p>40.5%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E66]" office:value-type="string" office:string-value="HW0 (3772593)" calcext:value-type="string">
            <text:p>HW0 (3772593)</text:p>
          </table:table-cell>
          <table:table-cell table:formula="of:=[.F66]" office:value-type="string" office:string-value="HW1A (3780150)" calcext:value-type="string">
            <text:p>HW1A (3780150)</text:p>
          </table:table-cell>
          <table:table-cell table:formula="of:=[.G66]" office:value-type="string" office:string-value="HW1B (3782939)" calcext:value-type="string">
            <text:p>HW1B (3782939)</text:p>
          </table:table-cell>
          <table:table-cell table:formula="of:=[.H66]" office:value-type="string" office:string-value="HW7 (3812864)" calcext:value-type="string">
            <text:p>HW7 (3812864)</text:p>
          </table:table-cell>
          <table:table-cell table:formula="of:=[.I66]" office:value-type="string" office:string-value="HW2 (3782941)" calcext:value-type="string">
            <text:p>HW2 (3782941)</text:p>
          </table:table-cell>
          <table:table-cell table:formula="of:=[.J66]" office:value-type="string" office:string-value="HW8 (3816225)" calcext:value-type="string">
            <text:p>HW8 (3816225)</text:p>
          </table:table-cell>
          <table:table-cell table:formula="of:=[.K66]" office:value-type="string" office:string-value="HW3 (3790842)" calcext:value-type="string">
            <text:p>HW3 (3790842)</text:p>
          </table:table-cell>
          <table:table-cell table:formula="of:=[.L66]" office:value-type="string" office:string-value="HW4 (3794973)" calcext:value-type="string">
            <text:p>HW4 (3794973)</text:p>
          </table:table-cell>
          <table:table-cell table:formula="of:=[.M66]" office:value-type="string" office:string-value="HW5 (3798624)" calcext:value-type="string">
            <text:p>HW5 (3798624)</text:p>
          </table:table-cell>
          <table:table-cell table:formula="of:=[.N66]" office:value-type="string" office:string-value="HW6 (3807700)" calcext:value-type="string">
            <text:p>HW6 (3807700)</text:p>
          </table:table-cell>
          <table:table-cell table:formula="of:=[.O66]" office:value-type="string" office:string-value="Quiz 1 (3798441)" calcext:value-type="string">
            <text:p>Quiz 1 (3798441)</text:p>
          </table:table-cell>
          <table:table-cell table:formula="of:=[.P66]" office:value-type="string" office:string-value="Quiz 2 (3804753)" calcext:value-type="string">
            <text:p>Quiz 2 (3804753)</text:p>
          </table:table-cell>
          <table:table-cell table:formula="of:=[.Q66]" office:value-type="string" office:string-value="Quiz3 (3827429)" calcext:value-type="string">
            <text:p>Quiz3 (3827429)</text:p>
          </table:table-cell>
          <table:table-cell table:formula="of:=[.R66]" office:value-type="string" office:string-value="Midtern (3807898)" calcext:value-type="string">
            <text:p>Midtern (3807898)</text:p>
          </table:table-cell>
          <table:table-cell table:formula="of:=[.S66]" office:value-type="string" office:string-value="Final (3830858)" calcext:value-type="string">
            <text:p>Final (3830858)</text:p>
          </table:table-cell>
          <table:table-cell table:number-columns-repeated="1005"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formula="of:=[.B67]" office:value-type="string" office:string-value="AGGARWAL, YASH" calcext:value-type="string">
            <text:p>AGGARWAL, YASH</text:p>
          </table:table-cell>
          <table:table-cell table:formula="of:=[.C67]" office:value-type="string" office:string-value="ya3823" calcext:value-type="string">
            <text:p>ya3823</text:p>
          </table:table-cell>
          <table:table-cell/>
          <table:table-cell table:style-name="ce5" table:formula="of:=IF([.E67]=&quot;&quot;;&quot;&quot;;[.E$134]+(1-[.E$134])*[.E67]*[.E$135]*(1-[.E$129])/([.E67]*([.E$135]-[.E$129])+(1-[.E$135])*[.E$129]))" office:value-type="percentage" office:value="0.8" calcext:value-type="percentage">
            <text:p>80%</text:p>
          </table:table-cell>
          <table:table-cell table:style-name="ce5" table:formula="of:=IF([.F67]=&quot;&quot;;&quot;&quot;;[.F$134]+(1-[.F$134])*[.F67]*[.F$135]*(1-[.F$129])/([.F67]*([.F$135]-[.F$129])+(1-[.F$135])*[.F$129]))" office:value-type="percentage" office:value="1" calcext:value-type="percentage">
            <text:p>100%</text:p>
          </table:table-cell>
          <table:table-cell table:style-name="ce5" table:formula="of:=IF([.G67]=&quot;&quot;;&quot;&quot;;[.G$134]+(1-[.G$134])*[.G67]*[.G$135]*(1-[.G$129])/([.G67]*([.G$135]-[.G$129])+(1-[.G$135])*[.G$129]))">
            <text:p/>
          </table:table-cell>
          <table:table-cell table:style-name="ce5" table:formula="of:=IF([.H67]=&quot;&quot;;&quot;&quot;;[.H$134]+(1-[.H$134])*[.H67]*[.H$135]*(1-[.H$129])/([.H67]*([.H$135]-[.H$129])+(1-[.H$135])*[.H$129]))" office:value-type="percentage" office:value="1" calcext:value-type="percentage">
            <text:p>100%</text:p>
          </table:table-cell>
          <table:table-cell table:style-name="ce5" table:formula="of:=IF([.I67]=&quot;&quot;;&quot;&quot;;[.I$134]+(1-[.I$134])*[.I67]*[.I$135]*(1-[.I$129])/([.I67]*([.I$135]-[.I$129])+(1-[.I$135])*[.I$129]))" office:value-type="percentage" office:value="1" calcext:value-type="percentage">
            <text:p>100%</text:p>
          </table:table-cell>
          <table:table-cell table:style-name="ce5" table:formula="of:=IF([.J67]=&quot;&quot;;&quot;&quot;;[.J$134]+(1-[.J$134])*[.J67]*[.J$135]*(1-[.J$129])/([.J67]*([.J$135]-[.J$129])+(1-[.J$135])*[.J$129]))" office:value-type="percentage" office:value="1.2" calcext:value-type="percentage">
            <text:p>120%</text:p>
          </table:table-cell>
          <table:table-cell table:style-name="ce5" table:formula="of:=IF([.K67]=&quot;&quot;;&quot;&quot;;[.K$134]+(1-[.K$134])*[.K67]*[.K$135]*(1-[.K$129])/([.K67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67]=&quot;&quot;;&quot;&quot;;[.L$134]+(1-[.L$134])*[.L67]*[.L$135]*(1-[.L$129])/([.L67]*([.L$135]-[.L$129])+(1-[.L$135])*[.L$129]))" office:value-type="percentage" office:value="0.7" calcext:value-type="percentage">
            <text:p>70%</text:p>
          </table:table-cell>
          <table:table-cell table:style-name="ce5" table:formula="of:=IF([.M67]=&quot;&quot;;&quot;&quot;;[.M$134]+(1-[.M$134])*[.M67]*[.M$135]*(1-[.M$129])/([.M67]*([.M$135]-[.M$129])+(1-[.M$135])*[.M$129]))" office:value-type="percentage" office:value="0.9" calcext:value-type="percentage">
            <text:p>90%</text:p>
          </table:table-cell>
          <table:table-cell table:style-name="ce5" table:formula="of:=IF([.N67]=&quot;&quot;;&quot;&quot;;[.N$134]+(1-[.N$134])*[.N67]*[.N$135]*(1-[.N$129])/([.N67]*([.N$135]-[.N$129])+(1-[.N$135])*[.N$129]))" office:value-type="percentage" office:value="1" calcext:value-type="percentage">
            <text:p>100%</text:p>
          </table:table-cell>
          <table:table-cell table:style-name="ce5" table:formula="of:=IF([.O67]=&quot;&quot;;&quot;&quot;;[.O$134]+(1-[.O$134])*[.O67]*[.O$135]*(1-[.O$129])/([.O67]*([.O$135]-[.O$129])+(1-[.O$135])*[.O$129]))" office:value-type="percentage" office:value="0.85" calcext:value-type="percentage">
            <text:p>85%</text:p>
          </table:table-cell>
          <table:table-cell table:style-name="ce5" table:formula="of:=IF([.P67]=&quot;&quot;;&quot;&quot;;[.P$134]+(1-[.P$134])*[.P67]*[.P$135]*(1-[.P$129])/([.P67]*([.P$135]-[.P$129])+(1-[.P$135])*[.P$129]))">
            <text:p/>
          </table:table-cell>
          <table:table-cell table:style-name="ce5" table:formula="of:=IF([.Q67]=&quot;&quot;;&quot;&quot;;[.Q$134]+(1-[.Q$134])*[.Q67]*[.Q$135]*(1-[.Q$129])/([.Q67]*([.Q$135]-[.Q$129])+(1-[.Q$135])*[.Q$129]))" office:value-type="percentage" office:value="0.818038429098995" calcext:value-type="percentage">
            <text:p>82%</text:p>
          </table:table-cell>
          <table:table-cell table:style-name="ce5" table:formula="of:=IF([.R67]=&quot;&quot;;&quot;&quot;;[.R$134]+(1-[.R$134])*[.R67]*[.R$135]*(1-[.R$129])/([.R67]*([.R$135]-[.R$129])+(1-[.R$135])*[.R$129]))" office:value-type="percentage" office:value="0.792080786322473" calcext:value-type="percentage">
            <text:p>79%</text:p>
          </table:table-cell>
          <table:table-cell table:style-name="ce5" table:formula="of:=IF([.S67]=&quot;&quot;;&quot;&quot;;[.S$134]+(1-[.S$134])*[.S67]*[.S$135]*(1-[.S$129])/([.S67]*([.S$135]-[.S$129])+(1-[.S$135])*[.S$129]))" office:value-type="percentage" office:value="0.977219067066022" calcext:value-type="percentage">
            <text:p>98%</text:p>
          </table:table-cell>
          <table:table-cell table:number-columns-repeated="1005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string" office:string-value="AMEZCUA, MAURICIO" calcext:value-type="string">
            <text:p>AMEZCUA, MAURICIO</text:p>
          </table:table-cell>
          <table:table-cell table:formula="of:=[.C68]" office:value-type="string" office:string-value="mfa476" calcext:value-type="string">
            <text:p>mfa476</text:p>
          </table:table-cell>
          <table:table-cell/>
          <table:table-cell table:style-name="ce5" table:formula="of:=IF([.E68]=&quot;&quot;;&quot;&quot;;[.E$134]+(1-[.E$134])*[.E68]*[.E$135]*(1-[.E$129])/([.E68]*([.E$135]-[.E$129])+(1-[.E$135])*[.E$129]))" office:value-type="percentage" office:value="0.8" calcext:value-type="percentage">
            <text:p>80%</text:p>
          </table:table-cell>
          <table:table-cell table:style-name="ce5" table:formula="of:=IF([.F68]=&quot;&quot;;&quot;&quot;;[.F$134]+(1-[.F$134])*[.F68]*[.F$135]*(1-[.F$129])/([.F68]*([.F$135]-[.F$129])+(1-[.F$135])*[.F$129]))" office:value-type="percentage" office:value="1" calcext:value-type="percentage">
            <text:p>100%</text:p>
          </table:table-cell>
          <table:table-cell table:style-name="ce5" table:formula="of:=IF([.G68]=&quot;&quot;;&quot;&quot;;[.G$134]+(1-[.G$134])*[.G68]*[.G$135]*(1-[.G$129])/([.G68]*([.G$135]-[.G$129])+(1-[.G$135])*[.G$129]))" office:value-type="percentage" office:value="0.9" calcext:value-type="percentage">
            <text:p>90%</text:p>
          </table:table-cell>
          <table:table-cell table:style-name="ce5" table:formula="of:=IF([.H68]=&quot;&quot;;&quot;&quot;;[.H$134]+(1-[.H$134])*[.H68]*[.H$135]*(1-[.H$129])/([.H68]*([.H$135]-[.H$129])+(1-[.H$135])*[.H$129]))" office:value-type="percentage" office:value="0.656326173658973" calcext:value-type="percentage">
            <text:p>66%</text:p>
          </table:table-cell>
          <table:table-cell table:style-name="ce5" table:formula="of:=IF([.I68]=&quot;&quot;;&quot;&quot;;[.I$134]+(1-[.I$134])*[.I68]*[.I$135]*(1-[.I$129])/([.I68]*([.I$135]-[.I$129])+(1-[.I$135])*[.I$129]))" office:value-type="percentage" office:value="0.6" calcext:value-type="percentage">
            <text:p>60%</text:p>
          </table:table-cell>
          <table:table-cell table:style-name="ce5" table:formula="of:=IF([.J68]=&quot;&quot;;&quot;&quot;;[.J$134]+(1-[.J$134])*[.J68]*[.J$135]*(1-[.J$129])/([.J68]*([.J$135]-[.J$129])+(1-[.J$135])*[.J$129]))" office:value-type="percentage" office:value="1.3" calcext:value-type="percentage">
            <text:p>130%</text:p>
          </table:table-cell>
          <table:table-cell table:style-name="ce5" table:formula="of:=IF([.K68]=&quot;&quot;;&quot;&quot;;[.K$134]+(1-[.K$134])*[.K68]*[.K$135]*(1-[.K$129])/([.K68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68]=&quot;&quot;;&quot;&quot;;[.L$134]+(1-[.L$134])*[.L68]*[.L$135]*(1-[.L$129])/([.L68]*([.L$135]-[.L$129])+(1-[.L$135])*[.L$129]))" office:value-type="percentage" office:value="0.9" calcext:value-type="percentage">
            <text:p>90%</text:p>
          </table:table-cell>
          <table:table-cell table:style-name="ce5" table:formula="of:=IF([.M68]=&quot;&quot;;&quot;&quot;;[.M$134]+(1-[.M$134])*[.M68]*[.M$135]*(1-[.M$129])/([.M68]*([.M$135]-[.M$129])+(1-[.M$135])*[.M$129]))" office:value-type="percentage" office:value="0.85" calcext:value-type="percentage">
            <text:p>85%</text:p>
          </table:table-cell>
          <table:table-cell table:style-name="ce5" table:formula="of:=IF([.N68]=&quot;&quot;;&quot;&quot;;[.N$134]+(1-[.N$134])*[.N68]*[.N$135]*(1-[.N$129])/([.N68]*([.N$135]-[.N$129])+(1-[.N$135])*[.N$129]))" office:value-type="percentage" office:value="1" calcext:value-type="percentage">
            <text:p>100%</text:p>
          </table:table-cell>
          <table:table-cell table:style-name="ce5" table:formula="of:=IF([.O68]=&quot;&quot;;&quot;&quot;;[.O$134]+(1-[.O$134])*[.O68]*[.O$135]*(1-[.O$129])/([.O68]*([.O$135]-[.O$129])+(1-[.O$135])*[.O$129]))" office:value-type="percentage" office:value="0.2" calcext:value-type="percentage">
            <text:p>20%</text:p>
          </table:table-cell>
          <table:table-cell table:style-name="ce5" table:formula="of:=IF([.P68]=&quot;&quot;;&quot;&quot;;[.P$134]+(1-[.P$134])*[.P68]*[.P$135]*(1-[.P$129])/([.P68]*([.P$135]-[.P$129])+(1-[.P$135])*[.P$129]))" office:value-type="percentage" office:value="0.888470837533903" calcext:value-type="percentage">
            <text:p>89%</text:p>
          </table:table-cell>
          <table:table-cell table:style-name="ce5" table:formula="of:=IF([.Q68]=&quot;&quot;;&quot;&quot;;[.Q$134]+(1-[.Q$134])*[.Q68]*[.Q$135]*(1-[.Q$129])/([.Q68]*([.Q$135]-[.Q$129])+(1-[.Q$135])*[.Q$129]))" office:value-type="percentage" office:value="0.745819505261939" calcext:value-type="percentage">
            <text:p>75%</text:p>
          </table:table-cell>
          <table:table-cell table:style-name="ce5" table:formula="of:=IF([.R68]=&quot;&quot;;&quot;&quot;;[.R$134]+(1-[.R$134])*[.R68]*[.R$135]*(1-[.R$129])/([.R68]*([.R$135]-[.R$129])+(1-[.R$135])*[.R$129]))" office:value-type="percentage" office:value="0.716606942500037" calcext:value-type="percentage">
            <text:p>72%</text:p>
          </table:table-cell>
          <table:table-cell table:style-name="ce5" table:formula="of:=IF([.S68]=&quot;&quot;;&quot;&quot;;[.S$134]+(1-[.S$134])*[.S68]*[.S$135]*(1-[.S$129])/([.S68]*([.S$135]-[.S$129])+(1-[.S$135])*[.S$129]))" office:value-type="percentage" office:value="0.730277998107005" calcext:value-type="percentage">
            <text:p>73%</text:p>
          </table:table-cell>
          <table:table-cell table:number-columns-repeated="1005"/>
        </table:table-row>
        <table:table-row table:style-name="ro1">
          <table:table-cell table:formula="of:=[.A69]" office:value-type="float" office:value="3" calcext:value-type="float">
            <text:p>3</text:p>
          </table:table-cell>
          <table:table-cell table:formula="of:=[.B69]" office:value-type="string" office:string-value="Bejarano, Edwin" calcext:value-type="string">
            <text:p>Bejarano, Edwin</text:p>
          </table:table-cell>
          <table:table-cell table:formula="of:=[.C69]" office:value-type="string" office:string-value="eab3777" calcext:value-type="string">
            <text:p>eab3777</text:p>
          </table:table-cell>
          <table:table-cell/>
          <table:table-cell table:style-name="ce5" table:formula="of:=IF([.E69]=&quot;&quot;;&quot;&quot;;[.E$134]+(1-[.E$134])*[.E69]*[.E$135]*(1-[.E$129])/([.E69]*([.E$135]-[.E$129])+(1-[.E$135])*[.E$129]))" office:value-type="percentage" office:value="1" calcext:value-type="percentage">
            <text:p>100%</text:p>
          </table:table-cell>
          <table:table-cell table:style-name="ce5" table:formula="of:=IF([.F69]=&quot;&quot;;&quot;&quot;;[.F$134]+(1-[.F$134])*[.F69]*[.F$135]*(1-[.F$129])/([.F69]*([.F$135]-[.F$129])+(1-[.F$135])*[.F$129]))" office:value-type="percentage" office:value="1" calcext:value-type="percentage">
            <text:p>100%</text:p>
          </table:table-cell>
          <table:table-cell table:style-name="ce5" table:formula="of:=IF([.G69]=&quot;&quot;;&quot;&quot;;[.G$134]+(1-[.G$134])*[.G69]*[.G$135]*(1-[.G$129])/([.G69]*([.G$135]-[.G$129])+(1-[.G$135])*[.G$129]))" office:value-type="percentage" office:value="1" calcext:value-type="percentage">
            <text:p>100%</text:p>
          </table:table-cell>
          <table:table-cell table:style-name="ce5" table:formula="of:=IF([.H69]=&quot;&quot;;&quot;&quot;;[.H$134]+(1-[.H$134])*[.H69]*[.H$135]*(1-[.H$129])/([.H69]*([.H$135]-[.H$129])+(1-[.H$135])*[.H$129]))" office:value-type="percentage" office:value="0.747060708829117" calcext:value-type="percentage">
            <text:p>75%</text:p>
          </table:table-cell>
          <table:table-cell table:style-name="ce5" table:formula="of:=IF([.I69]=&quot;&quot;;&quot;&quot;;[.I$134]+(1-[.I$134])*[.I69]*[.I$135]*(1-[.I$129])/([.I69]*([.I$135]-[.I$129])+(1-[.I$135])*[.I$129]))" office:value-type="percentage" office:value="1" calcext:value-type="percentage">
            <text:p>100%</text:p>
          </table:table-cell>
          <table:table-cell table:style-name="ce5" table:formula="of:=IF([.J69]=&quot;&quot;;&quot;&quot;;[.J$134]+(1-[.J$134])*[.J69]*[.J$135]*(1-[.J$129])/([.J69]*([.J$135]-[.J$129])+(1-[.J$135])*[.J$129]))" office:value-type="percentage" office:value="0.8" calcext:value-type="percentage">
            <text:p>80%</text:p>
          </table:table-cell>
          <table:table-cell table:style-name="ce5" table:formula="of:=IF([.K69]=&quot;&quot;;&quot;&quot;;[.K$134]+(1-[.K$134])*[.K69]*[.K$135]*(1-[.K$129])/([.K69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69]=&quot;&quot;;&quot;&quot;;[.L$134]+(1-[.L$134])*[.L69]*[.L$135]*(1-[.L$129])/([.L69]*([.L$135]-[.L$129])+(1-[.L$135])*[.L$129]))" office:value-type="percentage" office:value="0.9" calcext:value-type="percentage">
            <text:p>90%</text:p>
          </table:table-cell>
          <table:table-cell table:style-name="ce5" table:formula="of:=IF([.M69]=&quot;&quot;;&quot;&quot;;[.M$134]+(1-[.M$134])*[.M69]*[.M$135]*(1-[.M$129])/([.M69]*([.M$135]-[.M$129])+(1-[.M$135])*[.M$129]))" office:value-type="percentage" office:value="0.95" calcext:value-type="percentage">
            <text:p>95%</text:p>
          </table:table-cell>
          <table:table-cell table:style-name="ce5" table:formula="of:=IF([.N69]=&quot;&quot;;&quot;&quot;;[.N$134]+(1-[.N$134])*[.N69]*[.N$135]*(1-[.N$129])/([.N69]*([.N$135]-[.N$129])+(1-[.N$135])*[.N$129]))" office:value-type="percentage" office:value="0.9" calcext:value-type="percentage">
            <text:p>90%</text:p>
          </table:table-cell>
          <table:table-cell table:style-name="ce5" table:formula="of:=IF([.O69]=&quot;&quot;;&quot;&quot;;[.O$134]+(1-[.O$134])*[.O69]*[.O$135]*(1-[.O$129])/([.O69]*([.O$135]-[.O$129])+(1-[.O$135])*[.O$129]))" office:value-type="percentage" office:value="0.8" calcext:value-type="percentage">
            <text:p>80%</text:p>
          </table:table-cell>
          <table:table-cell table:style-name="ce5" table:formula="of:=IF([.P69]=&quot;&quot;;&quot;&quot;;[.P$134]+(1-[.P$134])*[.P69]*[.P$135]*(1-[.P$129])/([.P69]*([.P$135]-[.P$129])+(1-[.P$135])*[.P$129]))" office:value-type="percentage" office:value="0.843055997197415" calcext:value-type="percentage">
            <text:p>84%</text:p>
          </table:table-cell>
          <table:table-cell table:style-name="ce5" table:formula="of:=IF([.Q69]=&quot;&quot;;&quot;&quot;;[.Q$134]+(1-[.Q$134])*[.Q69]*[.Q$135]*(1-[.Q$129])/([.Q69]*([.Q$135]-[.Q$129])+(1-[.Q$135])*[.Q$129]))" office:value-type="percentage" office:value="0.745819505261939" calcext:value-type="percentage">
            <text:p>75%</text:p>
          </table:table-cell>
          <table:table-cell table:style-name="ce5" table:formula="of:=IF([.R69]=&quot;&quot;;&quot;&quot;;[.R$134]+(1-[.R$134])*[.R69]*[.R$135]*(1-[.R$129])/([.R69]*([.R$135]-[.R$129])+(1-[.R$135])*[.R$129]))" office:value-type="percentage" office:value="0.770854137605736" calcext:value-type="percentage">
            <text:p>77%</text:p>
          </table:table-cell>
          <table:table-cell table:style-name="ce5" table:formula="of:=IF([.S69]=&quot;&quot;;&quot;&quot;;[.S$134]+(1-[.S$134])*[.S69]*[.S$135]*(1-[.S$129])/([.S69]*([.S$135]-[.S$129])+(1-[.S$135])*[.S$129]))" office:value-type="percentage" office:value="0.688366753212687" calcext:value-type="percentage">
            <text:p>69%</text:p>
          </table:table-cell>
          <table:table-cell table:number-columns-repeated="1005"/>
        </table:table-row>
        <table:table-row table:style-name="ro1">
          <table:table-cell table:formula="of:=[.A70]" office:value-type="float" office:value="4" calcext:value-type="float">
            <text:p>4</text:p>
          </table:table-cell>
          <table:table-cell table:formula="of:=[.B70]" office:value-type="string" office:string-value="BISLIMI, EGZON" calcext:value-type="string">
            <text:p>BISLIMI, EGZON</text:p>
          </table:table-cell>
          <table:table-cell table:formula="of:=[.C70]" office:value-type="string" office:string-value="eb24748" calcext:value-type="string">
            <text:p>eb24748</text:p>
          </table:table-cell>
          <table:table-cell/>
          <table:table-cell table:style-name="ce5" table:formula="of:=IF([.E70]=&quot;&quot;;&quot;&quot;;[.E$134]+(1-[.E$134])*[.E70]*[.E$135]*(1-[.E$129])/([.E70]*([.E$135]-[.E$129])+(1-[.E$135])*[.E$129]))" office:value-type="percentage" office:value="1" calcext:value-type="percentage">
            <text:p>100%</text:p>
          </table:table-cell>
          <table:table-cell table:style-name="ce5" table:formula="of:=IF([.F70]=&quot;&quot;;&quot;&quot;;[.F$134]+(1-[.F$134])*[.F70]*[.F$135]*(1-[.F$129])/([.F70]*([.F$135]-[.F$129])+(1-[.F$135])*[.F$129]))" office:value-type="percentage" office:value="1" calcext:value-type="percentage">
            <text:p>100%</text:p>
          </table:table-cell>
          <table:table-cell table:style-name="ce5" table:formula="of:=IF([.G70]=&quot;&quot;;&quot;&quot;;[.G$134]+(1-[.G$134])*[.G70]*[.G$135]*(1-[.G$129])/([.G70]*([.G$135]-[.G$129])+(1-[.G$135])*[.G$129]))" office:value-type="percentage" office:value="0.9" calcext:value-type="percentage">
            <text:p>90%</text:p>
          </table:table-cell>
          <table:table-cell table:style-name="ce5" table:formula="of:=IF([.H70]=&quot;&quot;;&quot;&quot;;[.H$134]+(1-[.H$134])*[.H70]*[.H$135]*(1-[.H$129])/([.H70]*([.H$135]-[.H$129])+(1-[.H$135])*[.H$129]))" office:value-type="percentage" office:value="0.79116823550748" calcext:value-type="percentage">
            <text:p>79%</text:p>
          </table:table-cell>
          <table:table-cell table:style-name="ce5" table:formula="of:=IF([.I70]=&quot;&quot;;&quot;&quot;;[.I$134]+(1-[.I$134])*[.I70]*[.I$135]*(1-[.I$129])/([.I70]*([.I$135]-[.I$129])+(1-[.I$135])*[.I$129]))" office:value-type="percentage" office:value="1" calcext:value-type="percentage">
            <text:p>100%</text:p>
          </table:table-cell>
          <table:table-cell table:style-name="ce5" table:formula="of:=IF([.J70]=&quot;&quot;;&quot;&quot;;[.J$134]+(1-[.J$134])*[.J70]*[.J$135]*(1-[.J$129])/([.J70]*([.J$135]-[.J$129])+(1-[.J$135])*[.J$129]))" office:value-type="percentage" office:value="1.3" calcext:value-type="percentage">
            <text:p>130%</text:p>
          </table:table-cell>
          <table:table-cell table:style-name="ce5" table:formula="of:=IF([.K70]=&quot;&quot;;&quot;&quot;;[.K$134]+(1-[.K$134])*[.K70]*[.K$135]*(1-[.K$129])/([.K70]*([.K$135]-[.K$129])+(1-[.K$135])*[.K$129]))" office:value-type="percentage" office:value="0.49495617591304" calcext:value-type="percentage">
            <text:p>49%</text:p>
          </table:table-cell>
          <table:table-cell table:style-name="ce5" table:formula="of:=IF([.L70]=&quot;&quot;;&quot;&quot;;[.L$134]+(1-[.L$134])*[.L70]*[.L$135]*(1-[.L$129])/([.L70]*([.L$135]-[.L$129])+(1-[.L$135])*[.L$129]))" office:value-type="percentage" office:value="0.85" calcext:value-type="percentage">
            <text:p>85%</text:p>
          </table:table-cell>
          <table:table-cell table:style-name="ce5" table:formula="of:=IF([.M70]=&quot;&quot;;&quot;&quot;;[.M$134]+(1-[.M$134])*[.M70]*[.M$135]*(1-[.M$129])/([.M70]*([.M$135]-[.M$129])+(1-[.M$135])*[.M$129]))" office:value-type="percentage" office:value="1" calcext:value-type="percentage">
            <text:p>100%</text:p>
          </table:table-cell>
          <table:table-cell table:style-name="ce5" table:formula="of:=IF([.N70]=&quot;&quot;;&quot;&quot;;[.N$134]+(1-[.N$134])*[.N70]*[.N$135]*(1-[.N$129])/([.N70]*([.N$135]-[.N$129])+(1-[.N$135])*[.N$129]))" office:value-type="percentage" office:value="1" calcext:value-type="percentage">
            <text:p>100%</text:p>
          </table:table-cell>
          <table:table-cell table:style-name="ce5" table:formula="of:=IF([.O70]=&quot;&quot;;&quot;&quot;;[.O$134]+(1-[.O$134])*[.O70]*[.O$135]*(1-[.O$129])/([.O70]*([.O$135]-[.O$129])+(1-[.O$135])*[.O$129]))" office:value-type="percentage" office:value="0.95" calcext:value-type="percentage">
            <text:p>95%</text:p>
          </table:table-cell>
          <table:table-cell table:style-name="ce5" table:formula="of:=IF([.P70]=&quot;&quot;;&quot;&quot;;[.P$134]+(1-[.P$134])*[.P70]*[.P$135]*(1-[.P$129])/([.P70]*([.P$135]-[.P$129])+(1-[.P$135])*[.P$129]))" office:value-type="percentage" office:value="0.955728182651204" calcext:value-type="percentage">
            <text:p>96%</text:p>
          </table:table-cell>
          <table:table-cell table:style-name="ce5" table:formula="of:=IF([.Q70]=&quot;&quot;;&quot;&quot;;[.Q$134]+(1-[.Q$134])*[.Q70]*[.Q$135]*(1-[.Q$129])/([.Q70]*([.Q$135]-[.Q$129])+(1-[.Q$135])*[.Q$129]))" office:value-type="percentage" office:value="1" calcext:value-type="percentage">
            <text:p>100%</text:p>
          </table:table-cell>
          <table:table-cell table:style-name="ce5" table:formula="of:=IF([.R70]=&quot;&quot;;&quot;&quot;;[.R$134]+(1-[.R$134])*[.R70]*[.R$135]*(1-[.R$129])/([.R70]*([.R$135]-[.R$129])+(1-[.R$135])*[.R$129]))" office:value-type="percentage" office:value="1" calcext:value-type="percentage">
            <text:p>100%</text:p>
          </table:table-cell>
          <table:table-cell table:style-name="ce5" table:formula="of:=IF([.S70]=&quot;&quot;;&quot;&quot;;[.S$134]+(1-[.S$134])*[.S70]*[.S$135]*(1-[.S$129])/([.S70]*([.S$135]-[.S$129])+(1-[.S$135])*[.S$129]))" office:value-type="percentage" office:value="0.836471640433204" calcext:value-type="percentage">
            <text:p>84%</text:p>
          </table:table-cell>
          <table:table-cell table:number-columns-repeated="1005"/>
        </table:table-row>
        <table:table-row table:style-name="ro1">
          <table:table-cell table:formula="of:=[.A71]" office:value-type="float" office:value="5" calcext:value-type="float">
            <text:p>5</text:p>
          </table:table-cell>
          <table:table-cell table:formula="of:=[.B71]" office:value-type="string" office:string-value="BROWER, OTIS" calcext:value-type="string">
            <text:p>BROWER, OTIS</text:p>
          </table:table-cell>
          <table:table-cell table:formula="of:=[.C71]" office:value-type="string" office:string-value="odb234" calcext:value-type="string">
            <text:p>odb234</text:p>
          </table:table-cell>
          <table:table-cell/>
          <table:table-cell table:style-name="ce5" table:formula="of:=IF([.E71]=&quot;&quot;;&quot;&quot;;[.E$134]+(1-[.E$134])*[.E71]*[.E$135]*(1-[.E$129])/([.E71]*([.E$135]-[.E$129])+(1-[.E$135])*[.E$129]))" office:value-type="percentage" office:value="1" calcext:value-type="percentage">
            <text:p>100%</text:p>
          </table:table-cell>
          <table:table-cell table:style-name="ce5" table:formula="of:=IF([.F71]=&quot;&quot;;&quot;&quot;;[.F$134]+(1-[.F$134])*[.F71]*[.F$135]*(1-[.F$129])/([.F71]*([.F$135]-[.F$129])+(1-[.F$135])*[.F$129]))" office:value-type="percentage" office:value="1" calcext:value-type="percentage">
            <text:p>100%</text:p>
          </table:table-cell>
          <table:table-cell table:style-name="ce5" table:formula="of:=IF([.G71]=&quot;&quot;;&quot;&quot;;[.G$134]+(1-[.G$134])*[.G71]*[.G$135]*(1-[.G$129])/([.G71]*([.G$135]-[.G$129])+(1-[.G$135])*[.G$129]))" office:value-type="percentage" office:value="0.9" calcext:value-type="percentage">
            <text:p>90%</text:p>
          </table:table-cell>
          <table:table-cell table:style-name="ce5" table:formula="of:=IF([.H71]=&quot;&quot;;&quot;&quot;;[.H$134]+(1-[.H$134])*[.H71]*[.H$135]*(1-[.H$129])/([.H71]*([.H$135]-[.H$129])+(1-[.H$135])*[.H$129]))" office:value-type="percentage" office:value="1" calcext:value-type="percentage">
            <text:p>100%</text:p>
          </table:table-cell>
          <table:table-cell table:style-name="ce5" table:formula="of:=IF([.I71]=&quot;&quot;;&quot;&quot;;[.I$134]+(1-[.I$134])*[.I71]*[.I$135]*(1-[.I$129])/([.I71]*([.I$135]-[.I$129])+(1-[.I$135])*[.I$129]))" office:value-type="percentage" office:value="1" calcext:value-type="percentage">
            <text:p>100%</text:p>
          </table:table-cell>
          <table:table-cell table:style-name="ce5" table:formula="of:=IF([.J71]=&quot;&quot;;&quot;&quot;;[.J$134]+(1-[.J$134])*[.J71]*[.J$135]*(1-[.J$129])/([.J71]*([.J$135]-[.J$129])+(1-[.J$135])*[.J$129]))" office:value-type="percentage" office:value="0.9" calcext:value-type="percentage">
            <text:p>90%</text:p>
          </table:table-cell>
          <table:table-cell table:style-name="ce5" table:formula="of:=IF([.K71]=&quot;&quot;;&quot;&quot;;[.K$134]+(1-[.K$134])*[.K71]*[.K$135]*(1-[.K$129])/([.K71]*([.K$135]-[.K$129])+(1-[.K$135])*[.K$129]))" office:value-type="percentage" office:value="0.544699144362822" calcext:value-type="percentage">
            <text:p>54%</text:p>
          </table:table-cell>
          <table:table-cell table:style-name="ce5" table:formula="of:=IF([.L71]=&quot;&quot;;&quot;&quot;;[.L$134]+(1-[.L$134])*[.L71]*[.L$135]*(1-[.L$129])/([.L71]*([.L$135]-[.L$129])+(1-[.L$135])*[.L$129]))" office:value-type="percentage" office:value="0.75" calcext:value-type="percentage">
            <text:p>75%</text:p>
          </table:table-cell>
          <table:table-cell table:style-name="ce5" table:formula="of:=IF([.M71]=&quot;&quot;;&quot;&quot;;[.M$134]+(1-[.M$134])*[.M71]*[.M$135]*(1-[.M$129])/([.M71]*([.M$135]-[.M$129])+(1-[.M$135])*[.M$129]))" office:value-type="percentage" office:value="0.85" calcext:value-type="percentage">
            <text:p>85%</text:p>
          </table:table-cell>
          <table:table-cell table:style-name="ce5" table:formula="of:=IF([.N71]=&quot;&quot;;&quot;&quot;;[.N$134]+(1-[.N$134])*[.N71]*[.N$135]*(1-[.N$129])/([.N71]*([.N$135]-[.N$129])+(1-[.N$135])*[.N$129]))" office:value-type="percentage" office:value="0.85" calcext:value-type="percentage">
            <text:p>85%</text:p>
          </table:table-cell>
          <table:table-cell table:style-name="ce5" table:formula="of:=IF([.O71]=&quot;&quot;;&quot;&quot;;[.O$134]+(1-[.O$134])*[.O71]*[.O$135]*(1-[.O$129])/([.O71]*([.O$135]-[.O$129])+(1-[.O$135])*[.O$129]))" office:value-type="percentage" office:value="0.5" calcext:value-type="percentage">
            <text:p>50%</text:p>
          </table:table-cell>
          <table:table-cell table:style-name="ce5" table:formula="of:=IF([.P71]=&quot;&quot;;&quot;&quot;;[.P$134]+(1-[.P$134])*[.P71]*[.P$135]*(1-[.P$129])/([.P71]*([.P$135]-[.P$129])+(1-[.P$135])*[.P$129]))">
            <text:p/>
          </table:table-cell>
          <table:table-cell table:style-name="ce5" table:formula="of:=IF([.Q71]=&quot;&quot;;&quot;&quot;;[.Q$134]+(1-[.Q$134])*[.Q71]*[.Q$135]*(1-[.Q$129])/([.Q71]*([.Q$135]-[.Q$129])+(1-[.Q$135])*[.Q$129]))" office:value-type="percentage" office:value="0.90469217370421" calcext:value-type="percentage">
            <text:p>90%</text:p>
          </table:table-cell>
          <table:table-cell table:style-name="ce5" table:formula="of:=IF([.R71]=&quot;&quot;;&quot;&quot;;[.R$134]+(1-[.R$134])*[.R71]*[.R$135]*(1-[.R$129])/([.R71]*([.R$135]-[.R$129])+(1-[.R$135])*[.R$129]))" office:value-type="percentage" office:value="0.64919031802672" calcext:value-type="percentage">
            <text:p>65%</text:p>
          </table:table-cell>
          <table:table-cell table:style-name="ce5" table:formula="of:=IF([.S71]=&quot;&quot;;&quot;&quot;;[.S$134]+(1-[.S$134])*[.S71]*[.S$135]*(1-[.S$129])/([.S71]*([.S$135]-[.S$129])+(1-[.S$135])*[.S$129]))" office:value-type="percentage" office:value="0.532312013840108" calcext:value-type="percentage">
            <text:p>53%</text:p>
          </table:table-cell>
          <table:table-cell table:number-columns-repeated="1005"/>
        </table:table-row>
        <table:table-row table:style-name="ro1">
          <table:table-cell table:formula="of:=[.A72]" office:value-type="float" office:value="6" calcext:value-type="float">
            <text:p>6</text:p>
          </table:table-cell>
          <table:table-cell table:formula="of:=[.B72]" office:value-type="string" office:string-value="BURGOS, CLINTON" calcext:value-type="string">
            <text:p>BURGOS, CLINTON</text:p>
          </table:table-cell>
          <table:table-cell table:formula="of:=[.C72]" office:value-type="string" office:string-value="crb3385" calcext:value-type="string">
            <text:p>crb3385</text:p>
          </table:table-cell>
          <table:table-cell/>
          <table:table-cell table:style-name="ce5" table:formula="of:=IF([.E72]=&quot;&quot;;&quot;&quot;;[.E$134]+(1-[.E$134])*[.E72]*[.E$135]*(1-[.E$129])/([.E72]*([.E$135]-[.E$129])+(1-[.E$135])*[.E$129]))" office:value-type="percentage" office:value="0.8" calcext:value-type="percentage">
            <text:p>80%</text:p>
          </table:table-cell>
          <table:table-cell table:style-name="ce5" table:formula="of:=IF([.F72]=&quot;&quot;;&quot;&quot;;[.F$134]+(1-[.F$134])*[.F72]*[.F$135]*(1-[.F$129])/([.F72]*([.F$135]-[.F$129])+(1-[.F$135])*[.F$129]))" office:value-type="percentage" office:value="1" calcext:value-type="percentage">
            <text:p>100%</text:p>
          </table:table-cell>
          <table:table-cell table:style-name="ce5" table:formula="of:=IF([.G72]=&quot;&quot;;&quot;&quot;;[.G$134]+(1-[.G$134])*[.G72]*[.G$135]*(1-[.G$129])/([.G72]*([.G$135]-[.G$129])+(1-[.G$135])*[.G$129]))" office:value-type="percentage" office:value="0.7" calcext:value-type="percentage">
            <text:p>70%</text:p>
          </table:table-cell>
          <table:table-cell table:style-name="ce5" table:formula="of:=IF([.H72]=&quot;&quot;;&quot;&quot;;[.H$134]+(1-[.H$134])*[.H72]*[.H$135]*(1-[.H$129])/([.H72]*([.H$135]-[.H$129])+(1-[.H$135])*[.H$129]))" office:value-type="percentage" office:value="1" calcext:value-type="percentage">
            <text:p>100%</text:p>
          </table:table-cell>
          <table:table-cell table:style-name="ce5" table:formula="of:=IF([.I72]=&quot;&quot;;&quot;&quot;;[.I$134]+(1-[.I$134])*[.I72]*[.I$135]*(1-[.I$129])/([.I72]*([.I$135]-[.I$129])+(1-[.I$135])*[.I$129]))" office:value-type="percentage" office:value="1" calcext:value-type="percentage">
            <text:p>100%</text:p>
          </table:table-cell>
          <table:table-cell table:style-name="ce5" table:formula="of:=IF([.J72]=&quot;&quot;;&quot;&quot;;[.J$134]+(1-[.J$134])*[.J72]*[.J$135]*(1-[.J$129])/([.J72]*([.J$135]-[.J$129])+(1-[.J$135])*[.J$129]))" office:value-type="percentage" office:value="1.05" calcext:value-type="percentage">
            <text:p>105%</text:p>
          </table:table-cell>
          <table:table-cell table:style-name="ce5" table:formula="of:=IF([.K72]=&quot;&quot;;&quot;&quot;;[.K$134]+(1-[.K$134])*[.K72]*[.K$135]*(1-[.K$129])/([.K72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72]=&quot;&quot;;&quot;&quot;;[.L$134]+(1-[.L$134])*[.L72]*[.L$135]*(1-[.L$129])/([.L72]*([.L$135]-[.L$129])+(1-[.L$135])*[.L$129]))" office:value-type="percentage" office:value="0.95" calcext:value-type="percentage">
            <text:p>95%</text:p>
          </table:table-cell>
          <table:table-cell table:style-name="ce5" table:formula="of:=IF([.M72]=&quot;&quot;;&quot;&quot;;[.M$134]+(1-[.M$134])*[.M72]*[.M$135]*(1-[.M$129])/([.M72]*([.M$135]-[.M$129])+(1-[.M$135])*[.M$129]))" office:value-type="percentage" office:value="0.85" calcext:value-type="percentage">
            <text:p>85%</text:p>
          </table:table-cell>
          <table:table-cell table:style-name="ce5" table:formula="of:=IF([.N72]=&quot;&quot;;&quot;&quot;;[.N$134]+(1-[.N$134])*[.N72]*[.N$135]*(1-[.N$129])/([.N72]*([.N$135]-[.N$129])+(1-[.N$135])*[.N$129]))" office:value-type="percentage" office:value="0.9" calcext:value-type="percentage">
            <text:p>90%</text:p>
          </table:table-cell>
          <table:table-cell table:style-name="ce5" table:formula="of:=IF([.O72]=&quot;&quot;;&quot;&quot;;[.O$134]+(1-[.O$134])*[.O72]*[.O$135]*(1-[.O$129])/([.O72]*([.O$135]-[.O$129])+(1-[.O$135])*[.O$129]))" office:value-type="percentage" office:value="1" calcext:value-type="percentage">
            <text:p>100%</text:p>
          </table:table-cell>
          <table:table-cell table:style-name="ce5" table:formula="of:=IF([.P72]=&quot;&quot;;&quot;&quot;;[.P$134]+(1-[.P$134])*[.P72]*[.P$135]*(1-[.P$129])/([.P72]*([.P$135]-[.P$129])+(1-[.P$135])*[.P$129]))" office:value-type="percentage" office:value="0.865821670076682" calcext:value-type="percentage">
            <text:p>87%</text:p>
          </table:table-cell>
          <table:table-cell table:style-name="ce5" table:formula="of:=IF([.Q72]=&quot;&quot;;&quot;&quot;;[.Q$134]+(1-[.Q$134])*[.Q72]*[.Q$135]*(1-[.Q$129])/([.Q72]*([.Q$135]-[.Q$129])+(1-[.Q$135])*[.Q$129]))" office:value-type="percentage" office:value="0.84067281332214" calcext:value-type="percentage">
            <text:p>84%</text:p>
          </table:table-cell>
          <table:table-cell table:style-name="ce5" table:formula="of:=IF([.R72]=&quot;&quot;;&quot;&quot;;[.R$134]+(1-[.R$134])*[.R72]*[.R$135]*(1-[.R$129])/([.R72]*([.R$135]-[.R$129])+(1-[.R$135])*[.R$129]))" office:value-type="percentage" office:value="0.833751892832891" calcext:value-type="percentage">
            <text:p>83%</text:p>
          </table:table-cell>
          <table:table-cell table:style-name="ce5" table:formula="of:=IF([.S72]=&quot;&quot;;&quot;&quot;;[.S$134]+(1-[.S$134])*[.S72]*[.S$135]*(1-[.S$129])/([.S72]*([.S$135]-[.S$129])+(1-[.S$135])*[.S$129]))" office:value-type="percentage" office:value="0.796093602064502" calcext:value-type="percentage">
            <text:p>80%</text:p>
          </table:table-cell>
          <table:table-cell table:number-columns-repeated="1005"/>
        </table:table-row>
        <table:table-row table:style-name="ro1">
          <table:table-cell table:formula="of:=[.A73]" office:value-type="float" office:value="7" calcext:value-type="float">
            <text:p>7</text:p>
          </table:table-cell>
          <table:table-cell table:formula="of:=[.B73]" office:value-type="string" office:string-value="CHARLY, CEDRIC" calcext:value-type="string">
            <text:p>CHARLY, CEDRIC</text:p>
          </table:table-cell>
          <table:table-cell table:formula="of:=[.C73]" office:value-type="string" office:string-value="cgc837" calcext:value-type="string">
            <text:p>cgc837</text:p>
          </table:table-cell>
          <table:table-cell/>
          <table:table-cell table:style-name="ce5" table:formula="of:=IF([.E73]=&quot;&quot;;&quot;&quot;;[.E$134]+(1-[.E$134])*[.E73]*[.E$135]*(1-[.E$129])/([.E73]*([.E$135]-[.E$129])+(1-[.E$135])*[.E$129]))" office:value-type="percentage" office:value="1" calcext:value-type="percentage">
            <text:p>100%</text:p>
          </table:table-cell>
          <table:table-cell table:style-name="ce5" table:formula="of:=IF([.F73]=&quot;&quot;;&quot;&quot;;[.F$134]+(1-[.F$134])*[.F73]*[.F$135]*(1-[.F$129])/([.F73]*([.F$135]-[.F$129])+(1-[.F$135])*[.F$129]))" office:value-type="percentage" office:value="1" calcext:value-type="percentage">
            <text:p>100%</text:p>
          </table:table-cell>
          <table:table-cell table:style-name="ce5" table:formula="of:=IF([.G73]=&quot;&quot;;&quot;&quot;;[.G$134]+(1-[.G$134])*[.G73]*[.G$135]*(1-[.G$129])/([.G73]*([.G$135]-[.G$129])+(1-[.G$135])*[.G$129]))" office:value-type="percentage" office:value="0.9" calcext:value-type="percentage">
            <text:p>90%</text:p>
          </table:table-cell>
          <table:table-cell table:style-name="ce5" table:formula="of:=IF([.H73]=&quot;&quot;;&quot;&quot;;[.H$134]+(1-[.H$134])*[.H73]*[.H$135]*(1-[.H$129])/([.H73]*([.H$135]-[.H$129])+(1-[.H$135])*[.H$129]))" office:value-type="percentage" office:value="0.834466743094047" calcext:value-type="percentage">
            <text:p>83%</text:p>
          </table:table-cell>
          <table:table-cell table:style-name="ce5" table:formula="of:=IF([.I73]=&quot;&quot;;&quot;&quot;;[.I$134]+(1-[.I$134])*[.I73]*[.I$135]*(1-[.I$129])/([.I73]*([.I$135]-[.I$129])+(1-[.I$135])*[.I$129]))" office:value-type="percentage" office:value="1" calcext:value-type="percentage">
            <text:p>100%</text:p>
          </table:table-cell>
          <table:table-cell table:style-name="ce5" table:formula="of:=IF([.J73]=&quot;&quot;;&quot;&quot;;[.J$134]+(1-[.J$134])*[.J73]*[.J$135]*(1-[.J$129])/([.J73]*([.J$135]-[.J$129])+(1-[.J$135])*[.J$129]))" office:value-type="percentage" office:value="0.95" calcext:value-type="percentage">
            <text:p>95%</text:p>
          </table:table-cell>
          <table:table-cell table:style-name="ce5" table:formula="of:=IF([.K73]=&quot;&quot;;&quot;&quot;;[.K$134]+(1-[.K$134])*[.K73]*[.K$135]*(1-[.K$129])/([.K73]*([.K$135]-[.K$129])+(1-[.K$135])*[.K$129]))">
            <text:p/>
          </table:table-cell>
          <table:table-cell table:style-name="ce5" table:formula="of:=IF([.L73]=&quot;&quot;;&quot;&quot;;[.L$134]+(1-[.L$134])*[.L73]*[.L$135]*(1-[.L$129])/([.L73]*([.L$135]-[.L$129])+(1-[.L$135])*[.L$129]))" office:value-type="percentage" office:value="0.3" calcext:value-type="percentage">
            <text:p>30%</text:p>
          </table:table-cell>
          <table:table-cell table:style-name="ce5" table:formula="of:=IF([.M73]=&quot;&quot;;&quot;&quot;;[.M$134]+(1-[.M$134])*[.M73]*[.M$135]*(1-[.M$129])/([.M73]*([.M$135]-[.M$129])+(1-[.M$135])*[.M$129]))">
            <text:p/>
          </table:table-cell>
          <table:table-cell table:style-name="ce5" table:formula="of:=IF([.N73]=&quot;&quot;;&quot;&quot;;[.N$134]+(1-[.N$134])*[.N73]*[.N$135]*(1-[.N$129])/([.N73]*([.N$135]-[.N$129])+(1-[.N$135])*[.N$129]))" office:value-type="percentage" office:value="0.55" calcext:value-type="percentage">
            <text:p>55%</text:p>
          </table:table-cell>
          <table:table-cell table:style-name="ce5" table:formula="of:=IF([.O73]=&quot;&quot;;&quot;&quot;;[.O$134]+(1-[.O$134])*[.O73]*[.O$135]*(1-[.O$129])/([.O73]*([.O$135]-[.O$129])+(1-[.O$135])*[.O$129]))" office:value-type="percentage" office:value="0.2" calcext:value-type="percentage">
            <text:p>20%</text:p>
          </table:table-cell>
          <table:table-cell table:style-name="ce5" table:formula="of:=IF([.P73]=&quot;&quot;;&quot;&quot;;[.P$134]+(1-[.P$134])*[.P73]*[.P$135]*(1-[.P$129])/([.P73]*([.P$135]-[.P$129])+(1-[.P$135])*[.P$129]))">
            <text:p/>
          </table:table-cell>
          <table:table-cell table:style-name="ce5" table:formula="of:=IF([.Q73]=&quot;&quot;;&quot;&quot;;[.Q$134]+(1-[.Q$134])*[.Q73]*[.Q$135]*(1-[.Q$129])/([.Q73]*([.Q$135]-[.Q$129])+(1-[.Q$135])*[.Q$129]))" office:value-type="percentage" office:value="0.745819505261939" calcext:value-type="percentage">
            <text:p>75%</text:p>
          </table:table-cell>
          <table:table-cell table:style-name="ce5" table:formula="of:=IF([.R73]=&quot;&quot;;&quot;&quot;;[.R$134]+(1-[.R$134])*[.R73]*[.R$135]*(1-[.R$129])/([.R73]*([.R$135]-[.R$129])+(1-[.R$135])*[.R$129]))" office:value-type="percentage" office:value="0.705549957433699" calcext:value-type="percentage">
            <text:p>71%</text:p>
          </table:table-cell>
          <table:table-cell table:style-name="ce5" table:formula="of:=IF([.S73]=&quot;&quot;;&quot;&quot;;[.S$134]+(1-[.S$134])*[.S73]*[.S$135]*(1-[.S$129])/([.S73]*([.S$135]-[.S$129])+(1-[.S$135])*[.S$129]))" office:value-type="percentage" office:value="0.844478779431578" calcext:value-type="percentage">
            <text:p>84%</text:p>
          </table:table-cell>
          <table:table-cell table:number-columns-repeated="1005"/>
        </table:table-row>
        <table:table-row table:style-name="ro1">
          <table:table-cell table:formula="of:=[.A74]" office:value-type="float" office:value="8" calcext:value-type="float">
            <text:p>8</text:p>
          </table:table-cell>
          <table:table-cell table:formula="of:=[.B74]" office:value-type="string" office:string-value="CLAYTON, CLARK" calcext:value-type="string">
            <text:p>CLAYTON, CLARK</text:p>
          </table:table-cell>
          <table:table-cell table:formula="of:=[.C74]" office:value-type="string" office:string-value="cc47624" calcext:value-type="string">
            <text:p>cc47624</text:p>
          </table:table-cell>
          <table:table-cell/>
          <table:table-cell table:style-name="ce5" table:formula="of:=IF([.E74]=&quot;&quot;;&quot;&quot;;[.E$134]+(1-[.E$134])*[.E74]*[.E$135]*(1-[.E$129])/([.E74]*([.E$135]-[.E$129])+(1-[.E$135])*[.E$129]))" office:value-type="percentage" office:value="1" calcext:value-type="percentage">
            <text:p>100%</text:p>
          </table:table-cell>
          <table:table-cell table:style-name="ce5" table:formula="of:=IF([.F74]=&quot;&quot;;&quot;&quot;;[.F$134]+(1-[.F$134])*[.F74]*[.F$135]*(1-[.F$129])/([.F74]*([.F$135]-[.F$129])+(1-[.F$135])*[.F$129]))" office:value-type="percentage" office:value="0.9" calcext:value-type="percentage">
            <text:p>90%</text:p>
          </table:table-cell>
          <table:table-cell table:style-name="ce5" table:formula="of:=IF([.G74]=&quot;&quot;;&quot;&quot;;[.G$134]+(1-[.G$134])*[.G74]*[.G$135]*(1-[.G$129])/([.G74]*([.G$135]-[.G$129])+(1-[.G$135])*[.G$129]))" office:value-type="percentage" office:value="0.8" calcext:value-type="percentage">
            <text:p>80%</text:p>
          </table:table-cell>
          <table:table-cell table:style-name="ce5" table:formula="of:=IF([.H74]=&quot;&quot;;&quot;&quot;;[.H$134]+(1-[.H$134])*[.H74]*[.H$135]*(1-[.H$129])/([.H74]*([.H$135]-[.H$129])+(1-[.H$135])*[.H$129]))" office:value-type="percentage" office:value="0.918724131386942" calcext:value-type="percentage">
            <text:p>92%</text:p>
          </table:table-cell>
          <table:table-cell table:style-name="ce5" table:formula="of:=IF([.I74]=&quot;&quot;;&quot;&quot;;[.I$134]+(1-[.I$134])*[.I74]*[.I$135]*(1-[.I$129])/([.I74]*([.I$135]-[.I$129])+(1-[.I$135])*[.I$129]))" office:value-type="percentage" office:value="0.9" calcext:value-type="percentage">
            <text:p>90%</text:p>
          </table:table-cell>
          <table:table-cell table:style-name="ce5" table:formula="of:=IF([.J74]=&quot;&quot;;&quot;&quot;;[.J$134]+(1-[.J$134])*[.J74]*[.J$135]*(1-[.J$129])/([.J74]*([.J$135]-[.J$129])+(1-[.J$135])*[.J$129]))" office:value-type="percentage" office:value="0.2" calcext:value-type="percentage">
            <text:p>20%</text:p>
          </table:table-cell>
          <table:table-cell table:style-name="ce5" table:formula="of:=IF([.K74]=&quot;&quot;;&quot;&quot;;[.K$134]+(1-[.K$134])*[.K74]*[.K$135]*(1-[.K$129])/([.K74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74]=&quot;&quot;;&quot;&quot;;[.L$134]+(1-[.L$134])*[.L74]*[.L$135]*(1-[.L$129])/([.L74]*([.L$135]-[.L$129])+(1-[.L$135])*[.L$129]))" office:value-type="percentage" office:value="0.9" calcext:value-type="percentage">
            <text:p>90%</text:p>
          </table:table-cell>
          <table:table-cell table:style-name="ce5" table:formula="of:=IF([.M74]=&quot;&quot;;&quot;&quot;;[.M$134]+(1-[.M$134])*[.M74]*[.M$135]*(1-[.M$129])/([.M74]*([.M$135]-[.M$129])+(1-[.M$135])*[.M$129]))">
            <text:p/>
          </table:table-cell>
          <table:table-cell table:style-name="ce5" table:formula="of:=IF([.N74]=&quot;&quot;;&quot;&quot;;[.N$134]+(1-[.N$134])*[.N74]*[.N$135]*(1-[.N$129])/([.N74]*([.N$135]-[.N$129])+(1-[.N$135])*[.N$129]))" office:value-type="percentage" office:value="1" calcext:value-type="percentage">
            <text:p>100%</text:p>
          </table:table-cell>
          <table:table-cell table:style-name="ce5" table:formula="of:=IF([.O74]=&quot;&quot;;&quot;&quot;;[.O$134]+(1-[.O$134])*[.O74]*[.O$135]*(1-[.O$129])/([.O74]*([.O$135]-[.O$129])+(1-[.O$135])*[.O$129]))" office:value-type="percentage" office:value="0.7" calcext:value-type="percentage">
            <text:p>70%</text:p>
          </table:table-cell>
          <table:table-cell table:style-name="ce5" table:formula="of:=IF([.P74]=&quot;&quot;;&quot;&quot;;[.P$134]+(1-[.P$134])*[.P74]*[.P$135]*(1-[.P$129])/([.P74]*([.P$135]-[.P$129])+(1-[.P$135])*[.P$129]))" office:value-type="percentage" office:value="0.412276919169374" calcext:value-type="percentage">
            <text:p>41%</text:p>
          </table:table-cell>
          <table:table-cell table:style-name="ce5" table:formula="of:=IF([.Q74]=&quot;&quot;;&quot;&quot;;[.Q$134]+(1-[.Q$134])*[.Q74]*[.Q$135]*(1-[.Q$129])/([.Q74]*([.Q$135]-[.Q$129])+(1-[.Q$135])*[.Q$129]))" office:value-type="percentage" office:value="0.11" calcext:value-type="percentage">
            <text:p>11%</text:p>
          </table:table-cell>
          <table:table-cell table:style-name="ce5" table:formula="of:=IF([.R74]=&quot;&quot;;&quot;&quot;;[.R$134]+(1-[.R$134])*[.R74]*[.R$135]*(1-[.R$129])/([.R74]*([.R$135]-[.R$129])+(1-[.R$135])*[.R$129]))" office:value-type="percentage" office:value="0.626131844804384" calcext:value-type="percentage">
            <text:p>63%</text:p>
          </table:table-cell>
          <table:table-cell table:style-name="ce5" table:formula="of:=IF([.S74]=&quot;&quot;;&quot;&quot;;[.S$134]+(1-[.S$134])*[.S74]*[.S$135]*(1-[.S$129])/([.S74]*([.S$135]-[.S$129])+(1-[.S$135])*[.S$129]))" office:value-type="percentage" office:value="0.628658102061759" calcext:value-type="percentage">
            <text:p>63%</text:p>
          </table:table-cell>
          <table:table-cell table:number-columns-repeated="1005"/>
        </table:table-row>
        <table:table-row table:style-name="ro1">
          <table:table-cell table:formula="of:=[.A75]" office:value-type="float" office:value="9" calcext:value-type="float">
            <text:p>9</text:p>
          </table:table-cell>
          <table:table-cell table:formula="of:=[.B75]" office:value-type="string" office:string-value="DOAN, THOMAS" calcext:value-type="string">
            <text:p>DOAN, THOMAS</text:p>
          </table:table-cell>
          <table:table-cell table:formula="of:=[.C75]" office:value-type="string" office:string-value="tjd882" calcext:value-type="string">
            <text:p>tjd882</text:p>
          </table:table-cell>
          <table:table-cell/>
          <table:table-cell table:style-name="ce5" table:formula="of:=IF([.E75]=&quot;&quot;;&quot;&quot;;[.E$134]+(1-[.E$134])*[.E75]*[.E$135]*(1-[.E$129])/([.E75]*([.E$135]-[.E$129])+(1-[.E$135])*[.E$129]))" office:value-type="percentage" office:value="0.8" calcext:value-type="percentage">
            <text:p>80%</text:p>
          </table:table-cell>
          <table:table-cell table:style-name="ce5" table:formula="of:=IF([.F75]=&quot;&quot;;&quot;&quot;;[.F$134]+(1-[.F$134])*[.F75]*[.F$135]*(1-[.F$129])/([.F75]*([.F$135]-[.F$129])+(1-[.F$135])*[.F$129]))" office:value-type="percentage" office:value="1" calcext:value-type="percentage">
            <text:p>100%</text:p>
          </table:table-cell>
          <table:table-cell table:style-name="ce5" table:formula="of:=IF([.G75]=&quot;&quot;;&quot;&quot;;[.G$134]+(1-[.G$134])*[.G75]*[.G$135]*(1-[.G$129])/([.G75]*([.G$135]-[.G$129])+(1-[.G$135])*[.G$129]))" office:value-type="percentage" office:value="0.9" calcext:value-type="percentage">
            <text:p>90%</text:p>
          </table:table-cell>
          <table:table-cell table:style-name="ce5" table:formula="of:=IF([.H75]=&quot;&quot;;&quot;&quot;;[.H$134]+(1-[.H$134])*[.H75]*[.H$135]*(1-[.H$129])/([.H75]*([.H$135]-[.H$129])+(1-[.H$135])*[.H$129]))" office:value-type="percentage" office:value="0.834466743094047" calcext:value-type="percentage">
            <text:p>83%</text:p>
          </table:table-cell>
          <table:table-cell table:style-name="ce5" table:formula="of:=IF([.I75]=&quot;&quot;;&quot;&quot;;[.I$134]+(1-[.I$134])*[.I75]*[.I$135]*(1-[.I$129])/([.I75]*([.I$135]-[.I$129])+(1-[.I$135])*[.I$129]))" office:value-type="percentage" office:value="1" calcext:value-type="percentage">
            <text:p>100%</text:p>
          </table:table-cell>
          <table:table-cell table:style-name="ce5" table:formula="of:=IF([.J75]=&quot;&quot;;&quot;&quot;;[.J$134]+(1-[.J$134])*[.J75]*[.J$135]*(1-[.J$129])/([.J75]*([.J$135]-[.J$129])+(1-[.J$135])*[.J$129]))" office:value-type="percentage" office:value="1.05" calcext:value-type="percentage">
            <text:p>105%</text:p>
          </table:table-cell>
          <table:table-cell table:style-name="ce5" table:formula="of:=IF([.K75]=&quot;&quot;;&quot;&quot;;[.K$134]+(1-[.K$134])*[.K75]*[.K$135]*(1-[.K$129])/([.K75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75]=&quot;&quot;;&quot;&quot;;[.L$134]+(1-[.L$134])*[.L75]*[.L$135]*(1-[.L$129])/([.L75]*([.L$135]-[.L$129])+(1-[.L$135])*[.L$129]))" office:value-type="percentage" office:value="0.65" calcext:value-type="percentage">
            <text:p>65%</text:p>
          </table:table-cell>
          <table:table-cell table:style-name="ce5" table:formula="of:=IF([.M75]=&quot;&quot;;&quot;&quot;;[.M$134]+(1-[.M$134])*[.M75]*[.M$135]*(1-[.M$129])/([.M75]*([.M$135]-[.M$129])+(1-[.M$135])*[.M$129]))" office:value-type="percentage" office:value="0.85" calcext:value-type="percentage">
            <text:p>85%</text:p>
          </table:table-cell>
          <table:table-cell table:style-name="ce5" table:formula="of:=IF([.N75]=&quot;&quot;;&quot;&quot;;[.N$134]+(1-[.N$134])*[.N75]*[.N$135]*(1-[.N$129])/([.N75]*([.N$135]-[.N$129])+(1-[.N$135])*[.N$129]))" office:value-type="percentage" office:value="1" calcext:value-type="percentage">
            <text:p>100%</text:p>
          </table:table-cell>
          <table:table-cell table:style-name="ce5" table:formula="of:=IF([.O75]=&quot;&quot;;&quot;&quot;;[.O$134]+(1-[.O$134])*[.O75]*[.O$135]*(1-[.O$129])/([.O75]*([.O$135]-[.O$129])+(1-[.O$135])*[.O$129]))" office:value-type="percentage" office:value="0.8" calcext:value-type="percentage">
            <text:p>80%</text:p>
          </table:table-cell>
          <table:table-cell table:style-name="ce5" table:formula="of:=IF([.P75]=&quot;&quot;;&quot;&quot;;[.P$134]+(1-[.P$134])*[.P75]*[.P$135]*(1-[.P$129])/([.P75]*([.P$135]-[.P$129])+(1-[.P$135])*[.P$129]))" office:value-type="percentage" office:value="0.865821670076682" calcext:value-type="percentage">
            <text:p>87%</text:p>
          </table:table-cell>
          <table:table-cell table:style-name="ce5" table:formula="of:=IF([.Q75]=&quot;&quot;;&quot;&quot;;[.Q$134]+(1-[.Q$134])*[.Q75]*[.Q$135]*(1-[.Q$129])/([.Q75]*([.Q$135]-[.Q$129])+(1-[.Q$135])*[.Q$129]))" office:value-type="percentage" office:value="0.794706904030791" calcext:value-type="percentage">
            <text:p>79%</text:p>
          </table:table-cell>
          <table:table-cell table:style-name="ce5" table:formula="of:=IF([.R75]=&quot;&quot;;&quot;&quot;;[.R$134]+(1-[.R$134])*[.R75]*[.R$135]*(1-[.R$129])/([.R75]*([.R$135]-[.R$129])+(1-[.R$135])*[.R$129]))" office:value-type="percentage" office:value="0.85420589975555" calcext:value-type="percentage">
            <text:p>85%</text:p>
          </table:table-cell>
          <table:table-cell table:style-name="ce5" table:formula="of:=IF([.S75]=&quot;&quot;;&quot;&quot;;[.S$134]+(1-[.S$134])*[.S75]*[.S$135]*(1-[.S$129])/([.S75]*([.S$135]-[.S$129])+(1-[.S$135])*[.S$129]))" office:value-type="percentage" office:value="0.620028043758218" calcext:value-type="percentage">
            <text:p>62%</text:p>
          </table:table-cell>
          <table:table-cell table:number-columns-repeated="1005"/>
        </table:table-row>
        <table:table-row table:style-name="ro1">
          <table:table-cell table:formula="of:=[.A76]" office:value-type="float" office:value="10" calcext:value-type="float">
            <text:p>10</text:p>
          </table:table-cell>
          <table:table-cell table:formula="of:=[.B76]" office:value-type="string" office:string-value="DORAN, AMANDA" calcext:value-type="string">
            <text:p>DORAN, AMANDA</text:p>
          </table:table-cell>
          <table:table-cell table:formula="of:=[.C76]" office:value-type="string" office:string-value="amd3658" calcext:value-type="string">
            <text:p>amd3658</text:p>
          </table:table-cell>
          <table:table-cell/>
          <table:table-cell table:style-name="ce5" table:formula="of:=IF([.E76]=&quot;&quot;;&quot;&quot;;[.E$134]+(1-[.E$134])*[.E76]*[.E$135]*(1-[.E$129])/([.E76]*([.E$135]-[.E$129])+(1-[.E$135])*[.E$129]))" office:value-type="percentage" office:value="1" calcext:value-type="percentage">
            <text:p>100%</text:p>
          </table:table-cell>
          <table:table-cell table:style-name="ce5" table:formula="of:=IF([.F76]=&quot;&quot;;&quot;&quot;;[.F$134]+(1-[.F$134])*[.F76]*[.F$135]*(1-[.F$129])/([.F76]*([.F$135]-[.F$129])+(1-[.F$135])*[.F$129]))" office:value-type="percentage" office:value="1" calcext:value-type="percentage">
            <text:p>100%</text:p>
          </table:table-cell>
          <table:table-cell table:style-name="ce5" table:formula="of:=IF([.G76]=&quot;&quot;;&quot;&quot;;[.G$134]+(1-[.G$134])*[.G76]*[.G$135]*(1-[.G$129])/([.G76]*([.G$135]-[.G$129])+(1-[.G$135])*[.G$129]))" office:value-type="percentage" office:value="0.9" calcext:value-type="percentage">
            <text:p>90%</text:p>
          </table:table-cell>
          <table:table-cell table:style-name="ce5" table:formula="of:=IF([.H76]=&quot;&quot;;&quot;&quot;;[.H$134]+(1-[.H$134])*[.H76]*[.H$135]*(1-[.H$129])/([.H76]*([.H$135]-[.H$129])+(1-[.H$135])*[.H$129]))" office:value-type="percentage" office:value="0.834466743094047" calcext:value-type="percentage">
            <text:p>83%</text:p>
          </table:table-cell>
          <table:table-cell table:style-name="ce5" table:formula="of:=IF([.I76]=&quot;&quot;;&quot;&quot;;[.I$134]+(1-[.I$134])*[.I76]*[.I$135]*(1-[.I$129])/([.I76]*([.I$135]-[.I$129])+(1-[.I$135])*[.I$129]))" office:value-type="percentage" office:value="0.2" calcext:value-type="percentage">
            <text:p>20%</text:p>
          </table:table-cell>
          <table:table-cell table:style-name="ce5" table:formula="of:=IF([.J76]=&quot;&quot;;&quot;&quot;;[.J$134]+(1-[.J$134])*[.J76]*[.J$135]*(1-[.J$129])/([.J76]*([.J$135]-[.J$129])+(1-[.J$135])*[.J$129]))" office:value-type="percentage" office:value="0.5" calcext:value-type="percentage">
            <text:p>50%</text:p>
          </table:table-cell>
          <table:table-cell table:style-name="ce5" table:formula="of:=IF([.K76]=&quot;&quot;;&quot;&quot;;[.K$134]+(1-[.K$134])*[.K76]*[.K$135]*(1-[.K$129])/([.K76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76]=&quot;&quot;;&quot;&quot;;[.L$134]+(1-[.L$134])*[.L76]*[.L$135]*(1-[.L$129])/([.L76]*([.L$135]-[.L$129])+(1-[.L$135])*[.L$129]))" office:value-type="percentage" office:value="0.75" calcext:value-type="percentage">
            <text:p>75%</text:p>
          </table:table-cell>
          <table:table-cell table:style-name="ce5" table:formula="of:=IF([.M76]=&quot;&quot;;&quot;&quot;;[.M$134]+(1-[.M$134])*[.M76]*[.M$135]*(1-[.M$129])/([.M76]*([.M$135]-[.M$129])+(1-[.M$135])*[.M$129]))" office:value-type="percentage" office:value="0.95" calcext:value-type="percentage">
            <text:p>95%</text:p>
          </table:table-cell>
          <table:table-cell table:style-name="ce5" table:formula="of:=IF([.N76]=&quot;&quot;;&quot;&quot;;[.N$134]+(1-[.N$134])*[.N76]*[.N$135]*(1-[.N$129])/([.N76]*([.N$135]-[.N$129])+(1-[.N$135])*[.N$129]))" office:value-type="percentage" office:value="1" calcext:value-type="percentage">
            <text:p>100%</text:p>
          </table:table-cell>
          <table:table-cell table:style-name="ce5" table:formula="of:=IF([.O76]=&quot;&quot;;&quot;&quot;;[.O$134]+(1-[.O$134])*[.O76]*[.O$135]*(1-[.O$129])/([.O76]*([.O$135]-[.O$129])+(1-[.O$135])*[.O$129]))" office:value-type="percentage" office:value="0.8" calcext:value-type="percentage">
            <text:p>80%</text:p>
          </table:table-cell>
          <table:table-cell table:style-name="ce5" table:formula="of:=IF([.P76]=&quot;&quot;;&quot;&quot;;[.P$134]+(1-[.P$134])*[.P76]*[.P$135]*(1-[.P$129])/([.P76]*([.P$135]-[.P$129])+(1-[.P$135])*[.P$129]))" office:value-type="percentage" office:value="0.608788482363593" calcext:value-type="percentage">
            <text:p>61%</text:p>
          </table:table-cell>
          <table:table-cell table:style-name="ce5" table:formula="of:=IF([.Q76]=&quot;&quot;;&quot;&quot;;[.Q$134]+(1-[.Q$134])*[.Q76]*[.Q$135]*(1-[.Q$129])/([.Q76]*([.Q$135]-[.Q$129])+(1-[.Q$135])*[.Q$129]))" office:value-type="percentage" office:value="0.693722950375556" calcext:value-type="percentage">
            <text:p>69%</text:p>
          </table:table-cell>
          <table:table-cell table:style-name="ce5" table:formula="of:=IF([.R76]=&quot;&quot;;&quot;&quot;;[.R$134]+(1-[.R$134])*[.R76]*[.R$135]*(1-[.R$129])/([.R76]*([.R$135]-[.R$129])+(1-[.R$135])*[.R$129]))" office:value-type="percentage" office:value="0.813045093540313" calcext:value-type="percentage">
            <text:p>81%</text:p>
          </table:table-cell>
          <table:table-cell table:style-name="ce5" table:formula="of:=IF([.S76]=&quot;&quot;;&quot;&quot;;[.S$134]+(1-[.S$134])*[.S76]*[.S$135]*(1-[.S$129])/([.S76]*([.S$135]-[.S$129])+(1-[.S$135])*[.S$129]))" office:value-type="percentage" office:value="0.671431357384057" calcext:value-type="percentage">
            <text:p>67%</text:p>
          </table:table-cell>
          <table:table-cell table:number-columns-repeated="1005"/>
        </table:table-row>
        <table:table-row table:style-name="ro1">
          <table:table-cell table:formula="of:=[.A77]" office:value-type="float" office:value="11" calcext:value-type="float">
            <text:p>11</text:p>
          </table:table-cell>
          <table:table-cell table:formula="of:=[.B77]" office:value-type="string" office:string-value="FANG, SHAWN" calcext:value-type="string">
            <text:p>FANG, SHAWN</text:p>
          </table:table-cell>
          <table:table-cell table:formula="of:=[.C77]" office:value-type="string" office:string-value="lqf62" calcext:value-type="string">
            <text:p>lqf62</text:p>
          </table:table-cell>
          <table:table-cell/>
          <table:table-cell table:style-name="ce5" table:formula="of:=IF([.E77]=&quot;&quot;;&quot;&quot;;[.E$134]+(1-[.E$134])*[.E77]*[.E$135]*(1-[.E$129])/([.E77]*([.E$135]-[.E$129])+(1-[.E$135])*[.E$129]))" office:value-type="percentage" office:value="1" calcext:value-type="percentage">
            <text:p>100%</text:p>
          </table:table-cell>
          <table:table-cell table:style-name="ce5" table:formula="of:=IF([.F77]=&quot;&quot;;&quot;&quot;;[.F$134]+(1-[.F$134])*[.F77]*[.F$135]*(1-[.F$129])/([.F77]*([.F$135]-[.F$129])+(1-[.F$135])*[.F$129]))" office:value-type="percentage" office:value="1" calcext:value-type="percentage">
            <text:p>100%</text:p>
          </table:table-cell>
          <table:table-cell table:style-name="ce5" table:formula="of:=IF([.G77]=&quot;&quot;;&quot;&quot;;[.G$134]+(1-[.G$134])*[.G77]*[.G$135]*(1-[.G$129])/([.G77]*([.G$135]-[.G$129])+(1-[.G$135])*[.G$129]))" office:value-type="percentage" office:value="0.9" calcext:value-type="percentage">
            <text:p>90%</text:p>
          </table:table-cell>
          <table:table-cell table:style-name="ce5" table:formula="of:=IF([.H77]=&quot;&quot;;&quot;&quot;;[.H$134]+(1-[.H$134])*[.H77]*[.H$135]*(1-[.H$129])/([.H77]*([.H$135]-[.H$129])+(1-[.H$135])*[.H$129]))" office:value-type="percentage" office:value="0.876978287821685" calcext:value-type="percentage">
            <text:p>88%</text:p>
          </table:table-cell>
          <table:table-cell table:style-name="ce5" table:formula="of:=IF([.I77]=&quot;&quot;;&quot;&quot;;[.I$134]+(1-[.I$134])*[.I77]*[.I$135]*(1-[.I$129])/([.I77]*([.I$135]-[.I$129])+(1-[.I$135])*[.I$129]))" office:value-type="percentage" office:value="1" calcext:value-type="percentage">
            <text:p>100%</text:p>
          </table:table-cell>
          <table:table-cell table:style-name="ce5" table:formula="of:=IF([.J77]=&quot;&quot;;&quot;&quot;;[.J$134]+(1-[.J$134])*[.J77]*[.J$135]*(1-[.J$129])/([.J77]*([.J$135]-[.J$129])+(1-[.J$135])*[.J$129]))" office:value-type="percentage" office:value="1.25" calcext:value-type="percentage">
            <text:p>125%</text:p>
          </table:table-cell>
          <table:table-cell table:style-name="ce5" table:formula="of:=IF([.K77]=&quot;&quot;;&quot;&quot;;[.K$134]+(1-[.K$134])*[.K77]*[.K$135]*(1-[.K$129])/([.K77]*([.K$135]-[.K$129])+(1-[.K$135])*[.K$129]))" office:value-type="percentage" office:value="0.825468890339014" calcext:value-type="percentage">
            <text:p>83%</text:p>
          </table:table-cell>
          <table:table-cell table:style-name="ce5" table:formula="of:=IF([.L77]=&quot;&quot;;&quot;&quot;;[.L$134]+(1-[.L$134])*[.L77]*[.L$135]*(1-[.L$129])/([.L77]*([.L$135]-[.L$129])+(1-[.L$135])*[.L$129]))" office:value-type="percentage" office:value="1" calcext:value-type="percentage">
            <text:p>100%</text:p>
          </table:table-cell>
          <table:table-cell table:style-name="ce5" table:formula="of:=IF([.M77]=&quot;&quot;;&quot;&quot;;[.M$134]+(1-[.M$134])*[.M77]*[.M$135]*(1-[.M$129])/([.M77]*([.M$135]-[.M$129])+(1-[.M$135])*[.M$129]))" office:value-type="percentage" office:value="0.95" calcext:value-type="percentage">
            <text:p>95%</text:p>
          </table:table-cell>
          <table:table-cell table:style-name="ce5" table:formula="of:=IF([.N77]=&quot;&quot;;&quot;&quot;;[.N$134]+(1-[.N$134])*[.N77]*[.N$135]*(1-[.N$129])/([.N77]*([.N$135]-[.N$129])+(1-[.N$135])*[.N$129]))" office:value-type="percentage" office:value="1" calcext:value-type="percentage">
            <text:p>100%</text:p>
          </table:table-cell>
          <table:table-cell table:style-name="ce5" table:formula="of:=IF([.O77]=&quot;&quot;;&quot;&quot;;[.O$134]+(1-[.O$134])*[.O77]*[.O$135]*(1-[.O$129])/([.O77]*([.O$135]-[.O$129])+(1-[.O$135])*[.O$129]))" office:value-type="percentage" office:value="0.75" calcext:value-type="percentage">
            <text:p>75%</text:p>
          </table:table-cell>
          <table:table-cell table:style-name="ce5" table:formula="of:=IF([.P77]=&quot;&quot;;&quot;&quot;;[.P$134]+(1-[.P$134])*[.P77]*[.P$135]*(1-[.P$129])/([.P77]*([.P$135]-[.P$129])+(1-[.P$135])*[.P$129]))" office:value-type="percentage" office:value="0.608788482363593" calcext:value-type="percentage">
            <text:p>61%</text:p>
          </table:table-cell>
          <table:table-cell table:style-name="ce5" table:formula="of:=IF([.Q77]=&quot;&quot;;&quot;&quot;;[.Q$134]+(1-[.Q$134])*[.Q77]*[.Q$135]*(1-[.Q$129])/([.Q77]*([.Q$135]-[.Q$129])+(1-[.Q$135])*[.Q$129]))" office:value-type="percentage" office:value="0.480958668500898" calcext:value-type="percentage">
            <text:p>48%</text:p>
          </table:table-cell>
          <table:table-cell table:style-name="ce5" table:formula="of:=IF([.R77]=&quot;&quot;;&quot;&quot;;[.R$134]+(1-[.R$134])*[.R77]*[.R$135]*(1-[.R$129])/([.R77]*([.R$135]-[.R$129])+(1-[.R$135])*[.R$129]))" office:value-type="percentage" office:value="0.63769855669475" calcext:value-type="percentage">
            <text:p>64%</text:p>
          </table:table-cell>
          <table:table-cell table:style-name="ce5" table:formula="of:=IF([.S77]=&quot;&quot;;&quot;&quot;;[.S$134]+(1-[.S$134])*[.S77]*[.S$135]*(1-[.S$129])/([.S77]*([.S$135]-[.S$129])+(1-[.S$135])*[.S$129]))" office:value-type="percentage" office:value="0.779780799797962" calcext:value-type="percentage">
            <text:p>78%</text:p>
          </table:table-cell>
          <table:table-cell table:number-columns-repeated="1005"/>
        </table:table-row>
        <table:table-row table:style-name="ro1">
          <table:table-cell table:formula="of:=[.A78]" office:value-type="float" office:value="12" calcext:value-type="float">
            <text:p>12</text:p>
          </table:table-cell>
          <table:table-cell table:formula="of:=[.B78]" office:value-type="string" office:string-value="FREEMAN, RYAN" calcext:value-type="string">
            <text:p>FREEMAN, RYAN</text:p>
          </table:table-cell>
          <table:table-cell table:formula="of:=[.C78]" office:value-type="string" office:string-value="rdf598" calcext:value-type="string">
            <text:p>rdf598</text:p>
          </table:table-cell>
          <table:table-cell/>
          <table:table-cell table:style-name="ce5" table:formula="of:=IF([.E78]=&quot;&quot;;&quot;&quot;;[.E$134]+(1-[.E$134])*[.E78]*[.E$135]*(1-[.E$129])/([.E78]*([.E$135]-[.E$129])+(1-[.E$135])*[.E$129]))" office:value-type="percentage" office:value="0.8" calcext:value-type="percentage">
            <text:p>80%</text:p>
          </table:table-cell>
          <table:table-cell table:style-name="ce5" table:formula="of:=IF([.F78]=&quot;&quot;;&quot;&quot;;[.F$134]+(1-[.F$134])*[.F78]*[.F$135]*(1-[.F$129])/([.F78]*([.F$135]-[.F$129])+(1-[.F$135])*[.F$129]))">
            <text:p/>
          </table:table-cell>
          <table:table-cell table:style-name="ce5" table:formula="of:=IF([.G78]=&quot;&quot;;&quot;&quot;;[.G$134]+(1-[.G$134])*[.G78]*[.G$135]*(1-[.G$129])/([.G78]*([.G$135]-[.G$129])+(1-[.G$135])*[.G$129]))" office:value-type="percentage" office:value="0.45" calcext:value-type="percentage">
            <text:p>45%</text:p>
          </table:table-cell>
          <table:table-cell table:style-name="ce5" table:formula="of:=IF([.H78]=&quot;&quot;;&quot;&quot;;[.H$134]+(1-[.H$134])*[.H78]*[.H$135]*(1-[.H$129])/([.H78]*([.H$135]-[.H$129])+(1-[.H$135])*[.H$129]))" office:value-type="percentage" office:value="1" calcext:value-type="percentage">
            <text:p>100%</text:p>
          </table:table-cell>
          <table:table-cell table:style-name="ce5" table:formula="of:=IF([.I78]=&quot;&quot;;&quot;&quot;;[.I$134]+(1-[.I$134])*[.I78]*[.I$135]*(1-[.I$129])/([.I78]*([.I$135]-[.I$129])+(1-[.I$135])*[.I$129]))">
            <text:p/>
          </table:table-cell>
          <table:table-cell table:style-name="ce5" table:formula="of:=IF([.J78]=&quot;&quot;;&quot;&quot;;[.J$134]+(1-[.J$134])*[.J78]*[.J$135]*(1-[.J$129])/([.J78]*([.J$135]-[.J$129])+(1-[.J$135])*[.J$129]))" office:value-type="percentage" office:value="0.9" calcext:value-type="percentage">
            <text:p>90%</text:p>
          </table:table-cell>
          <table:table-cell table:style-name="ce5" table:formula="of:=IF([.K78]=&quot;&quot;;&quot;&quot;;[.K$134]+(1-[.K$134])*[.K78]*[.K$135]*(1-[.K$129])/([.K78]*([.K$135]-[.K$129])+(1-[.K$135])*[.K$129]))" office:value-type="percentage" office:value="0.12" calcext:value-type="percentage">
            <text:p>12%</text:p>
          </table:table-cell>
          <table:table-cell table:style-name="ce5" table:formula="of:=IF([.L78]=&quot;&quot;;&quot;&quot;;[.L$134]+(1-[.L$134])*[.L78]*[.L$135]*(1-[.L$129])/([.L78]*([.L$135]-[.L$129])+(1-[.L$135])*[.L$129]))" office:value-type="percentage" office:value="0.5" calcext:value-type="percentage">
            <text:p>50%</text:p>
          </table:table-cell>
          <table:table-cell table:style-name="ce5" table:formula="of:=IF([.M78]=&quot;&quot;;&quot;&quot;;[.M$134]+(1-[.M$134])*[.M78]*[.M$135]*(1-[.M$129])/([.M78]*([.M$135]-[.M$129])+(1-[.M$135])*[.M$129]))" office:value-type="percentage" office:value="0.85" calcext:value-type="percentage">
            <text:p>85%</text:p>
          </table:table-cell>
          <table:table-cell table:style-name="ce5" table:formula="of:=IF([.N78]=&quot;&quot;;&quot;&quot;;[.N$134]+(1-[.N$134])*[.N78]*[.N$135]*(1-[.N$129])/([.N78]*([.N$135]-[.N$129])+(1-[.N$135])*[.N$129]))" office:value-type="percentage" office:value="0.45" calcext:value-type="percentage">
            <text:p>45%</text:p>
          </table:table-cell>
          <table:table-cell table:style-name="ce5" table:formula="of:=IF([.O78]=&quot;&quot;;&quot;&quot;;[.O$134]+(1-[.O$134])*[.O78]*[.O$135]*(1-[.O$129])/([.O78]*([.O$135]-[.O$129])+(1-[.O$135])*[.O$129]))">
            <text:p/>
          </table:table-cell>
          <table:table-cell table:style-name="ce5" table:formula="of:=IF([.P78]=&quot;&quot;;&quot;&quot;;[.P$134]+(1-[.P$134])*[.P78]*[.P$135]*(1-[.P$129])/([.P78]*([.P$135]-[.P$129])+(1-[.P$135])*[.P$129]))">
            <text:p/>
          </table:table-cell>
          <table:table-cell table:style-name="ce5" table:formula="of:=IF([.Q78]=&quot;&quot;;&quot;&quot;;[.Q$134]+(1-[.Q$134])*[.Q78]*[.Q$135]*(1-[.Q$129])/([.Q78]*([.Q$135]-[.Q$129])+(1-[.Q$135])*[.Q$129]))" office:value-type="percentage" office:value="0.578549603528513" calcext:value-type="percentage">
            <text:p>58%</text:p>
          </table:table-cell>
          <table:table-cell table:style-name="ce5" table:formula="of:=IF([.R78]=&quot;&quot;;&quot;&quot;;[.R$134]+(1-[.R$134])*[.R78]*[.R$135]*(1-[.R$129])/([.R78]*([.R$135]-[.R$129])+(1-[.R$135])*[.R$129]))" office:value-type="percentage" office:value="0.567147937695572" calcext:value-type="percentage">
            <text:p>57%</text:p>
          </table:table-cell>
          <table:table-cell table:style-name="ce5" table:formula="of:=IF([.S78]=&quot;&quot;;&quot;&quot;;[.S$134]+(1-[.S$134])*[.S78]*[.S$135]*(1-[.S$129])/([.S78]*([.S$135]-[.S$129])+(1-[.S$135])*[.S$129]))" office:value-type="percentage" office:value="0.405021425443728" calcext:value-type="percentage">
            <text:p>41%</text:p>
          </table:table-cell>
          <table:table-cell table:number-columns-repeated="1005"/>
        </table:table-row>
        <table:table-row table:style-name="ro1">
          <table:table-cell table:formula="of:=[.A79]" office:value-type="float" office:value="13" calcext:value-type="float">
            <text:p>13</text:p>
          </table:table-cell>
          <table:table-cell table:formula="of:=[.B79]" office:value-type="string" office:string-value="GEORGE, KEVIN" calcext:value-type="string">
            <text:p>GEORGE, KEVIN</text:p>
          </table:table-cell>
          <table:table-cell table:formula="of:=[.C79]" office:value-type="string" office:string-value="ktg336" calcext:value-type="string">
            <text:p>ktg336</text:p>
          </table:table-cell>
          <table:table-cell/>
          <table:table-cell table:style-name="ce5" table:formula="of:=IF([.E79]=&quot;&quot;;&quot;&quot;;[.E$134]+(1-[.E$134])*[.E79]*[.E$135]*(1-[.E$129])/([.E79]*([.E$135]-[.E$129])+(1-[.E$135])*[.E$129]))" office:value-type="percentage" office:value="0.3" calcext:value-type="percentage">
            <text:p>30%</text:p>
          </table:table-cell>
          <table:table-cell table:style-name="ce5" table:formula="of:=IF([.F79]=&quot;&quot;;&quot;&quot;;[.F$134]+(1-[.F$134])*[.F79]*[.F$135]*(1-[.F$129])/([.F79]*([.F$135]-[.F$129])+(1-[.F$135])*[.F$129]))" office:value-type="percentage" office:value="1" calcext:value-type="percentage">
            <text:p>100%</text:p>
          </table:table-cell>
          <table:table-cell table:style-name="ce5" table:formula="of:=IF([.G79]=&quot;&quot;;&quot;&quot;;[.G$134]+(1-[.G$134])*[.G79]*[.G$135]*(1-[.G$129])/([.G79]*([.G$135]-[.G$129])+(1-[.G$135])*[.G$129]))" office:value-type="percentage" office:value="0.9" calcext:value-type="percentage">
            <text:p>90%</text:p>
          </table:table-cell>
          <table:table-cell table:style-name="ce5" table:formula="of:=IF([.H79]=&quot;&quot;;&quot;&quot;;[.H$134]+(1-[.H$134])*[.H79]*[.H$135]*(1-[.H$129])/([.H79]*([.H$135]-[.H$129])+(1-[.H$135])*[.H$129]))" office:value-type="percentage" office:value="0.876978287821685" calcext:value-type="percentage">
            <text:p>88%</text:p>
          </table:table-cell>
          <table:table-cell table:style-name="ce5" table:formula="of:=IF([.I79]=&quot;&quot;;&quot;&quot;;[.I$134]+(1-[.I$134])*[.I79]*[.I$135]*(1-[.I$129])/([.I79]*([.I$135]-[.I$129])+(1-[.I$135])*[.I$129]))" office:value-type="percentage" office:value="1" calcext:value-type="percentage">
            <text:p>100%</text:p>
          </table:table-cell>
          <table:table-cell table:style-name="ce5" table:formula="of:=IF([.J79]=&quot;&quot;;&quot;&quot;;[.J$134]+(1-[.J$134])*[.J79]*[.J$135]*(1-[.J$129])/([.J79]*([.J$135]-[.J$129])+(1-[.J$135])*[.J$129]))" office:value-type="percentage" office:value="0.6" calcext:value-type="percentage">
            <text:p>60%</text:p>
          </table:table-cell>
          <table:table-cell table:style-name="ce5" table:formula="of:=IF([.K79]=&quot;&quot;;&quot;&quot;;[.K$134]+(1-[.K$134])*[.K79]*[.K$135]*(1-[.K$129])/([.K79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79]=&quot;&quot;;&quot;&quot;;[.L$134]+(1-[.L$134])*[.L79]*[.L$135]*(1-[.L$129])/([.L79]*([.L$135]-[.L$129])+(1-[.L$135])*[.L$129]))" office:value-type="percentage" office:value="0.85" calcext:value-type="percentage">
            <text:p>85%</text:p>
          </table:table-cell>
          <table:table-cell table:style-name="ce5" table:formula="of:=IF([.M79]=&quot;&quot;;&quot;&quot;;[.M$134]+(1-[.M$134])*[.M79]*[.M$135]*(1-[.M$129])/([.M79]*([.M$135]-[.M$129])+(1-[.M$135])*[.M$129]))" office:value-type="percentage" office:value="1" calcext:value-type="percentage">
            <text:p>100%</text:p>
          </table:table-cell>
          <table:table-cell table:style-name="ce5" table:formula="of:=IF([.N79]=&quot;&quot;;&quot;&quot;;[.N$134]+(1-[.N$134])*[.N79]*[.N$135]*(1-[.N$129])/([.N79]*([.N$135]-[.N$129])+(1-[.N$135])*[.N$129]))" office:value-type="percentage" office:value="0.4" calcext:value-type="percentage">
            <text:p>40%</text:p>
          </table:table-cell>
          <table:table-cell table:style-name="ce5" table:formula="of:=IF([.O79]=&quot;&quot;;&quot;&quot;;[.O$134]+(1-[.O$134])*[.O79]*[.O$135]*(1-[.O$129])/([.O79]*([.O$135]-[.O$129])+(1-[.O$135])*[.O$129]))">
            <text:p/>
          </table:table-cell>
          <table:table-cell table:style-name="ce5" table:formula="of:=IF([.P79]=&quot;&quot;;&quot;&quot;;[.P$134]+(1-[.P$134])*[.P79]*[.P$135]*(1-[.P$129])/([.P79]*([.P$135]-[.P$129])+(1-[.P$135])*[.P$129]))">
            <text:p/>
          </table:table-cell>
          <table:table-cell table:style-name="ce5" table:formula="of:=IF([.Q79]=&quot;&quot;;&quot;&quot;;[.Q$134]+(1-[.Q$134])*[.Q79]*[.Q$135]*(1-[.Q$129])/([.Q79]*([.Q$135]-[.Q$129])+(1-[.Q$135])*[.Q$129]))" office:value-type="percentage" office:value="1" calcext:value-type="percentage">
            <text:p>100%</text:p>
          </table:table-cell>
          <table:table-cell table:style-name="ce5" table:formula="of:=IF([.R79]=&quot;&quot;;&quot;&quot;;[.R$134]+(1-[.R$134])*[.R79]*[.R$135]*(1-[.R$129])/([.R79]*([.R$135]-[.R$129])+(1-[.R$135])*[.R$129]))" office:value-type="percentage" office:value="0.874411715425461" calcext:value-type="percentage">
            <text:p>87%</text:p>
          </table:table-cell>
          <table:table-cell table:style-name="ce5" table:formula="of:=IF([.S79]=&quot;&quot;;&quot;&quot;;[.S$134]+(1-[.S$134])*[.S79]*[.S$135]*(1-[.S$129])/([.S79]*([.S$135]-[.S$129])+(1-[.S$135])*[.S$129]))" office:value-type="percentage" office:value="0.923322895337338" calcext:value-type="percentage">
            <text:p>92%</text:p>
          </table:table-cell>
          <table:table-cell table:number-columns-repeated="1005"/>
        </table:table-row>
        <table:table-row table:style-name="ro1">
          <table:table-cell table:formula="of:=[.A80]" office:value-type="float" office:value="14" calcext:value-type="float">
            <text:p>14</text:p>
          </table:table-cell>
          <table:table-cell table:formula="of:=[.B80]" office:value-type="string" office:string-value="GOLDSMITH, CONAN" calcext:value-type="string">
            <text:p>GOLDSMITH, CONAN</text:p>
          </table:table-cell>
          <table:table-cell table:formula="of:=[.C80]" office:value-type="string" office:string-value="csg783" calcext:value-type="string">
            <text:p>csg783</text:p>
          </table:table-cell>
          <table:table-cell/>
          <table:table-cell table:style-name="ce5" table:formula="of:=IF([.E80]=&quot;&quot;;&quot;&quot;;[.E$134]+(1-[.E$134])*[.E80]*[.E$135]*(1-[.E$129])/([.E80]*([.E$135]-[.E$129])+(1-[.E$135])*[.E$129]))" office:value-type="percentage" office:value="1" calcext:value-type="percentage">
            <text:p>100%</text:p>
          </table:table-cell>
          <table:table-cell table:style-name="ce5" table:formula="of:=IF([.F80]=&quot;&quot;;&quot;&quot;;[.F$134]+(1-[.F$134])*[.F80]*[.F$135]*(1-[.F$129])/([.F80]*([.F$135]-[.F$129])+(1-[.F$135])*[.F$129]))" office:value-type="percentage" office:value="1" calcext:value-type="percentage">
            <text:p>100%</text:p>
          </table:table-cell>
          <table:table-cell table:style-name="ce5" table:formula="of:=IF([.G80]=&quot;&quot;;&quot;&quot;;[.G$134]+(1-[.G$134])*[.G80]*[.G$135]*(1-[.G$129])/([.G80]*([.G$135]-[.G$129])+(1-[.G$135])*[.G$129]))" office:value-type="percentage" office:value="0.9" calcext:value-type="percentage">
            <text:p>90%</text:p>
          </table:table-cell>
          <table:table-cell table:style-name="ce5" table:formula="of:=IF([.H80]=&quot;&quot;;&quot;&quot;;[.H$134]+(1-[.H$134])*[.H80]*[.H$135]*(1-[.H$129])/([.H80]*([.H$135]-[.H$129])+(1-[.H$135])*[.H$129]))" office:value-type="percentage" office:value="0.918724131386942" calcext:value-type="percentage">
            <text:p>92%</text:p>
          </table:table-cell>
          <table:table-cell table:style-name="ce5" table:formula="of:=IF([.I80]=&quot;&quot;;&quot;&quot;;[.I$134]+(1-[.I$134])*[.I80]*[.I$135]*(1-[.I$129])/([.I80]*([.I$135]-[.I$129])+(1-[.I$135])*[.I$129]))" office:value-type="percentage" office:value="1" calcext:value-type="percentage">
            <text:p>100%</text:p>
          </table:table-cell>
          <table:table-cell table:style-name="ce5" table:formula="of:=IF([.J80]=&quot;&quot;;&quot;&quot;;[.J$134]+(1-[.J$134])*[.J80]*[.J$135]*(1-[.J$129])/([.J80]*([.J$135]-[.J$129])+(1-[.J$135])*[.J$129]))" office:value-type="percentage" office:value="0.4" calcext:value-type="percentage">
            <text:p>40%</text:p>
          </table:table-cell>
          <table:table-cell table:style-name="ce5" table:formula="of:=IF([.K80]=&quot;&quot;;&quot;&quot;;[.K$134]+(1-[.K$134])*[.K80]*[.K$135]*(1-[.K$129])/([.K80]*([.K$135]-[.K$129])+(1-[.K$135])*[.K$129]))" office:value-type="percentage" office:value="0.825468890339014" calcext:value-type="percentage">
            <text:p>83%</text:p>
          </table:table-cell>
          <table:table-cell table:style-name="ce5" table:formula="of:=IF([.L80]=&quot;&quot;;&quot;&quot;;[.L$134]+(1-[.L$134])*[.L80]*[.L$135]*(1-[.L$129])/([.L80]*([.L$135]-[.L$129])+(1-[.L$135])*[.L$129]))" office:value-type="percentage" office:value="0.85" calcext:value-type="percentage">
            <text:p>85%</text:p>
          </table:table-cell>
          <table:table-cell table:style-name="ce5" table:formula="of:=IF([.M80]=&quot;&quot;;&quot;&quot;;[.M$134]+(1-[.M$134])*[.M80]*[.M$135]*(1-[.M$129])/([.M80]*([.M$135]-[.M$129])+(1-[.M$135])*[.M$129]))" office:value-type="percentage" office:value="0.85" calcext:value-type="percentage">
            <text:p>85%</text:p>
          </table:table-cell>
          <table:table-cell table:style-name="ce5" table:formula="of:=IF([.N80]=&quot;&quot;;&quot;&quot;;[.N$134]+(1-[.N$134])*[.N80]*[.N$135]*(1-[.N$129])/([.N80]*([.N$135]-[.N$129])+(1-[.N$135])*[.N$129]))" office:value-type="percentage" office:value="1" calcext:value-type="percentage">
            <text:p>100%</text:p>
          </table:table-cell>
          <table:table-cell table:style-name="ce5" table:formula="of:=IF([.O80]=&quot;&quot;;&quot;&quot;;[.O$134]+(1-[.O$134])*[.O80]*[.O$135]*(1-[.O$129])/([.O80]*([.O$135]-[.O$129])+(1-[.O$135])*[.O$129]))" office:value-type="percentage" office:value="0.95" calcext:value-type="percentage">
            <text:p>95%</text:p>
          </table:table-cell>
          <table:table-cell table:style-name="ce5" table:formula="of:=IF([.P80]=&quot;&quot;;&quot;&quot;;[.P$134]+(1-[.P$134])*[.P80]*[.P$135]*(1-[.P$129])/([.P80]*([.P$135]-[.P$129])+(1-[.P$135])*[.P$129]))" office:value-type="percentage" office:value="0.933423215331132" calcext:value-type="percentage">
            <text:p>93%</text:p>
          </table:table-cell>
          <table:table-cell table:style-name="ce5" table:formula="of:=IF([.Q80]=&quot;&quot;;&quot;&quot;;[.Q$134]+(1-[.Q$134])*[.Q80]*[.Q$135]*(1-[.Q$129])/([.Q80]*([.Q$135]-[.Q$129])+(1-[.Q$135])*[.Q$129]))" office:value-type="percentage" office:value="0.944405205612745" calcext:value-type="percentage">
            <text:p>94%</text:p>
          </table:table-cell>
          <table:table-cell table:style-name="ce5" table:formula="of:=IF([.R80]=&quot;&quot;;&quot;&quot;;[.R$134]+(1-[.R$134])*[.R80]*[.R$135]*(1-[.R$129])/([.R80]*([.R$135]-[.R$129])+(1-[.R$135])*[.R$129]))" office:value-type="percentage" office:value="0.823430384231598" calcext:value-type="percentage">
            <text:p>82%</text:p>
          </table:table-cell>
          <table:table-cell table:style-name="ce5" table:formula="of:=IF([.S80]=&quot;&quot;;&quot;&quot;;[.S$134]+(1-[.S$134])*[.S80]*[.S$135]*(1-[.S$129])/([.S80]*([.S$135]-[.S$129])+(1-[.S$135])*[.S$129]))" office:value-type="percentage" office:value="0.730277998107005" calcext:value-type="percentage">
            <text:p>73%</text:p>
          </table:table-cell>
          <table:table-cell table:number-columns-repeated="1005"/>
        </table:table-row>
        <table:table-row table:style-name="ro1">
          <table:table-cell table:formula="of:=[.A81]" office:value-type="float" office:value="15" calcext:value-type="float">
            <text:p>15</text:p>
          </table:table-cell>
          <table:table-cell table:formula="of:=[.B81]" office:value-type="string" office:string-value="GONSOULIN, JOHN" calcext:value-type="string">
            <text:p>GONSOULIN, JOHN</text:p>
          </table:table-cell>
          <table:table-cell table:formula="of:=[.C81]" office:value-type="string" office:string-value="jrg4847" calcext:value-type="string">
            <text:p>jrg4847</text:p>
          </table:table-cell>
          <table:table-cell/>
          <table:table-cell table:style-name="ce5" table:formula="of:=IF([.E81]=&quot;&quot;;&quot;&quot;;[.E$134]+(1-[.E$134])*[.E81]*[.E$135]*(1-[.E$129])/([.E81]*([.E$135]-[.E$129])+(1-[.E$135])*[.E$129]))" office:value-type="percentage" office:value="1" calcext:value-type="percentage">
            <text:p>100%</text:p>
          </table:table-cell>
          <table:table-cell table:style-name="ce5" table:formula="of:=IF([.F81]=&quot;&quot;;&quot;&quot;;[.F$134]+(1-[.F$134])*[.F81]*[.F$135]*(1-[.F$129])/([.F81]*([.F$135]-[.F$129])+(1-[.F$135])*[.F$129]))" office:value-type="percentage" office:value="1" calcext:value-type="percentage">
            <text:p>100%</text:p>
          </table:table-cell>
          <table:table-cell table:style-name="ce5" table:formula="of:=IF([.G81]=&quot;&quot;;&quot;&quot;;[.G$134]+(1-[.G$134])*[.G81]*[.G$135]*(1-[.G$129])/([.G81]*([.G$135]-[.G$129])+(1-[.G$135])*[.G$129]))" office:value-type="percentage" office:value="0.7" calcext:value-type="percentage">
            <text:p>70%</text:p>
          </table:table-cell>
          <table:table-cell table:style-name="ce5" table:formula="of:=IF([.H81]=&quot;&quot;;&quot;&quot;;[.H$134]+(1-[.H$134])*[.H81]*[.H$135]*(1-[.H$129])/([.H81]*([.H$135]-[.H$129])+(1-[.H$135])*[.H$129]))" office:value-type="percentage" office:value="0.5135552978381" calcext:value-type="percentage">
            <text:p>51%</text:p>
          </table:table-cell>
          <table:table-cell table:style-name="ce5" table:formula="of:=IF([.I81]=&quot;&quot;;&quot;&quot;;[.I$134]+(1-[.I$134])*[.I81]*[.I$135]*(1-[.I$129])/([.I81]*([.I$135]-[.I$129])+(1-[.I$135])*[.I$129]))" office:value-type="percentage" office:value="1" calcext:value-type="percentage">
            <text:p>100%</text:p>
          </table:table-cell>
          <table:table-cell table:style-name="ce5" table:formula="of:=IF([.J81]=&quot;&quot;;&quot;&quot;;[.J$134]+(1-[.J$134])*[.J81]*[.J$135]*(1-[.J$129])/([.J81]*([.J$135]-[.J$129])+(1-[.J$135])*[.J$129]))" office:value-type="percentage" office:value="0" calcext:value-type="percentage">
            <text:p>0%</text:p>
          </table:table-cell>
          <table:table-cell table:style-name="ce5" table:formula="of:=IF([.K81]=&quot;&quot;;&quot;&quot;;[.K$134]+(1-[.K$134])*[.K81]*[.K$135]*(1-[.K$129])/([.K81]*([.K$135]-[.K$129])+(1-[.K$135])*[.K$129]))">
            <text:p/>
          </table:table-cell>
          <table:table-cell table:style-name="ce5" table:formula="of:=IF([.L81]=&quot;&quot;;&quot;&quot;;[.L$134]+(1-[.L$134])*[.L81]*[.L$135]*(1-[.L$129])/([.L81]*([.L$135]-[.L$129])+(1-[.L$135])*[.L$129]))" office:value-type="percentage" office:value="1" calcext:value-type="percentage">
            <text:p>100%</text:p>
          </table:table-cell>
          <table:table-cell table:style-name="ce5" table:formula="of:=IF([.M81]=&quot;&quot;;&quot;&quot;;[.M$134]+(1-[.M$134])*[.M81]*[.M$135]*(1-[.M$129])/([.M81]*([.M$135]-[.M$129])+(1-[.M$135])*[.M$129]))">
            <text:p/>
          </table:table-cell>
          <table:table-cell table:style-name="ce5" table:formula="of:=IF([.N81]=&quot;&quot;;&quot;&quot;;[.N$134]+(1-[.N$134])*[.N81]*[.N$135]*(1-[.N$129])/([.N81]*([.N$135]-[.N$129])+(1-[.N$135])*[.N$129]))" office:value-type="percentage" office:value="0.3" calcext:value-type="percentage">
            <text:p>30%</text:p>
          </table:table-cell>
          <table:table-cell table:style-name="ce5" table:formula="of:=IF([.O81]=&quot;&quot;;&quot;&quot;;[.O$134]+(1-[.O$134])*[.O81]*[.O$135]*(1-[.O$129])/([.O81]*([.O$135]-[.O$129])+(1-[.O$135])*[.O$129]))" office:value-type="percentage" office:value="0.95" calcext:value-type="percentage">
            <text:p>95%</text:p>
          </table:table-cell>
          <table:table-cell table:style-name="ce5" table:formula="of:=IF([.P81]=&quot;&quot;;&quot;&quot;;[.P$134]+(1-[.P$134])*[.P81]*[.P$135]*(1-[.P$129])/([.P81]*([.P$135]-[.P$129])+(1-[.P$135])*[.P$129]))">
            <text:p/>
          </table:table-cell>
          <table:table-cell table:style-name="ce5" table:formula="of:=IF([.Q81]=&quot;&quot;;&quot;&quot;;[.Q$134]+(1-[.Q$134])*[.Q81]*[.Q$135]*(1-[.Q$129])/([.Q81]*([.Q$135]-[.Q$129])+(1-[.Q$135])*[.Q$129]))" office:value-type="percentage" office:value="1" calcext:value-type="percentage">
            <text:p>100%</text:p>
          </table:table-cell>
          <table:table-cell table:style-name="ce5" table:formula="of:=IF([.R81]=&quot;&quot;;&quot;&quot;;[.R$134]+(1-[.R$134])*[.R81]*[.R$135]*(1-[.R$129])/([.R81]*([.R$135]-[.R$129])+(1-[.R$135])*[.R$129]))" office:value-type="percentage" office:value="0.833751892832891" calcext:value-type="percentage">
            <text:p>83%</text:p>
          </table:table-cell>
          <table:table-cell table:style-name="ce5" table:formula="of:=IF([.S81]=&quot;&quot;;&quot;&quot;;[.S$134]+(1-[.S$134])*[.S81]*[.S$135]*(1-[.S$129])/([.S81]*([.S$135]-[.S$129])+(1-[.S$135])*[.S$129]))" office:value-type="percentage" office:value="0.90773033986048" calcext:value-type="percentage">
            <text:p>91%</text:p>
          </table:table-cell>
          <table:table-cell table:number-columns-repeated="1005"/>
        </table:table-row>
        <table:table-row table:style-name="ro1">
          <table:table-cell table:formula="of:=[.A82]" office:value-type="float" office:value="16" calcext:value-type="float">
            <text:p>16</text:p>
          </table:table-cell>
          <table:table-cell table:formula="of:=[.B82]" office:value-type="string" office:string-value="GROVES, JOHN" calcext:value-type="string">
            <text:p>GROVES, JOHN</text:p>
          </table:table-cell>
          <table:table-cell table:formula="of:=[.C82]" office:value-type="string" office:string-value="jhg698" calcext:value-type="string">
            <text:p>jhg698</text:p>
          </table:table-cell>
          <table:table-cell/>
          <table:table-cell table:style-name="ce5" table:formula="of:=IF([.E82]=&quot;&quot;;&quot;&quot;;[.E$134]+(1-[.E$134])*[.E82]*[.E$135]*(1-[.E$129])/([.E82]*([.E$135]-[.E$129])+(1-[.E$135])*[.E$129]))" office:value-type="percentage" office:value="0.8" calcext:value-type="percentage">
            <text:p>80%</text:p>
          </table:table-cell>
          <table:table-cell table:style-name="ce5" table:formula="of:=IF([.F82]=&quot;&quot;;&quot;&quot;;[.F$134]+(1-[.F$134])*[.F82]*[.F$135]*(1-[.F$129])/([.F82]*([.F$135]-[.F$129])+(1-[.F$135])*[.F$129]))" office:value-type="percentage" office:value="1" calcext:value-type="percentage">
            <text:p>100%</text:p>
          </table:table-cell>
          <table:table-cell table:style-name="ce5" table:formula="of:=IF([.G82]=&quot;&quot;;&quot;&quot;;[.G$134]+(1-[.G$134])*[.G82]*[.G$135]*(1-[.G$129])/([.G82]*([.G$135]-[.G$129])+(1-[.G$135])*[.G$129]))" office:value-type="percentage" office:value="0.9" calcext:value-type="percentage">
            <text:p>90%</text:p>
          </table:table-cell>
          <table:table-cell table:style-name="ce5" table:formula="of:=IF([.H82]=&quot;&quot;;&quot;&quot;;[.H$134]+(1-[.H$134])*[.H82]*[.H$135]*(1-[.H$129])/([.H82]*([.H$135]-[.H$129])+(1-[.H$135])*[.H$129]))" office:value-type="percentage" office:value="1" calcext:value-type="percentage">
            <text:p>100%</text:p>
          </table:table-cell>
          <table:table-cell table:style-name="ce5" table:formula="of:=IF([.I82]=&quot;&quot;;&quot;&quot;;[.I$134]+(1-[.I$134])*[.I82]*[.I$135]*(1-[.I$129])/([.I82]*([.I$135]-[.I$129])+(1-[.I$135])*[.I$129]))" office:value-type="percentage" office:value="0.8" calcext:value-type="percentage">
            <text:p>80%</text:p>
          </table:table-cell>
          <table:table-cell table:style-name="ce5" table:formula="of:=IF([.J82]=&quot;&quot;;&quot;&quot;;[.J$134]+(1-[.J$134])*[.J82]*[.J$135]*(1-[.J$129])/([.J82]*([.J$135]-[.J$129])+(1-[.J$135])*[.J$129]))" office:value-type="percentage" office:value="1.3" calcext:value-type="percentage">
            <text:p>130%</text:p>
          </table:table-cell>
          <table:table-cell table:style-name="ce5" table:formula="of:=IF([.K82]=&quot;&quot;;&quot;&quot;;[.K$134]+(1-[.K$134])*[.K82]*[.K$135]*(1-[.K$129])/([.K82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82]=&quot;&quot;;&quot;&quot;;[.L$134]+(1-[.L$134])*[.L82]*[.L$135]*(1-[.L$129])/([.L82]*([.L$135]-[.L$129])+(1-[.L$135])*[.L$129]))" office:value-type="percentage" office:value="0.95" calcext:value-type="percentage">
            <text:p>95%</text:p>
          </table:table-cell>
          <table:table-cell table:style-name="ce5" table:formula="of:=IF([.M82]=&quot;&quot;;&quot;&quot;;[.M$134]+(1-[.M$134])*[.M82]*[.M$135]*(1-[.M$129])/([.M82]*([.M$135]-[.M$129])+(1-[.M$135])*[.M$129]))" office:value-type="percentage" office:value="0.95" calcext:value-type="percentage">
            <text:p>95%</text:p>
          </table:table-cell>
          <table:table-cell table:style-name="ce5" table:formula="of:=IF([.N82]=&quot;&quot;;&quot;&quot;;[.N$134]+(1-[.N$134])*[.N82]*[.N$135]*(1-[.N$129])/([.N82]*([.N$135]-[.N$129])+(1-[.N$135])*[.N$129]))" office:value-type="percentage" office:value="0.95" calcext:value-type="percentage">
            <text:p>95%</text:p>
          </table:table-cell>
          <table:table-cell table:style-name="ce5" table:formula="of:=IF([.O82]=&quot;&quot;;&quot;&quot;;[.O$134]+(1-[.O$134])*[.O82]*[.O$135]*(1-[.O$129])/([.O82]*([.O$135]-[.O$129])+(1-[.O$135])*[.O$129]))" office:value-type="percentage" office:value="0.75" calcext:value-type="percentage">
            <text:p>75%</text:p>
          </table:table-cell>
          <table:table-cell table:style-name="ce5" table:formula="of:=IF([.P82]=&quot;&quot;;&quot;&quot;;[.P$134]+(1-[.P$134])*[.P82]*[.P$135]*(1-[.P$129])/([.P82]*([.P$135]-[.P$129])+(1-[.P$135])*[.P$129]))">
            <text:p/>
          </table:table-cell>
          <table:table-cell table:style-name="ce5" table:formula="of:=IF([.Q82]=&quot;&quot;;&quot;&quot;;[.Q$134]+(1-[.Q$134])*[.Q82]*[.Q$135]*(1-[.Q$129])/([.Q82]*([.Q$135]-[.Q$129])+(1-[.Q$135])*[.Q$129]))" office:value-type="percentage" office:value="0.770645526364514" calcext:value-type="percentage">
            <text:p>77%</text:p>
          </table:table-cell>
          <table:table-cell table:style-name="ce5" table:formula="of:=IF([.R82]=&quot;&quot;;&quot;&quot;;[.R$134]+(1-[.R$134])*[.R82]*[.R$135]*(1-[.R$129])/([.R82]*([.R$135]-[.R$129])+(1-[.R$135])*[.R$129]))" office:value-type="percentage" office:value="0.962384422248621" calcext:value-type="percentage">
            <text:p>96%</text:p>
          </table:table-cell>
          <table:table-cell table:style-name="ce5" table:formula="of:=IF([.S82]=&quot;&quot;;&quot;&quot;;[.S$134]+(1-[.S$134])*[.S82]*[.S$135]*(1-[.S$129])/([.S82]*([.S$135]-[.S$129])+(1-[.S$135])*[.S$129]))" office:value-type="percentage" office:value="0.820389185251069" calcext:value-type="percentage">
            <text:p>82%</text:p>
          </table:table-cell>
          <table:table-cell table:number-columns-repeated="1005"/>
        </table:table-row>
        <table:table-row table:style-name="ro1">
          <table:table-cell table:formula="of:=[.A83]" office:value-type="float" office:value="17" calcext:value-type="float">
            <text:p>17</text:p>
          </table:table-cell>
          <table:table-cell table:formula="of:=[.B83]" office:value-type="string" office:string-value="GUZMAN, GUALBERTO" calcext:value-type="string">
            <text:p>GUZMAN, GUALBERTO</text:p>
          </table:table-cell>
          <table:table-cell table:formula="of:=[.C83]" office:value-type="string" office:string-value="gag2224" calcext:value-type="string">
            <text:p>gag2224</text:p>
          </table:table-cell>
          <table:table-cell/>
          <table:table-cell table:style-name="ce5" table:formula="of:=IF([.E83]=&quot;&quot;;&quot;&quot;;[.E$134]+(1-[.E$134])*[.E83]*[.E$135]*(1-[.E$129])/([.E83]*([.E$135]-[.E$129])+(1-[.E$135])*[.E$129]))" office:value-type="percentage" office:value="1" calcext:value-type="percentage">
            <text:p>100%</text:p>
          </table:table-cell>
          <table:table-cell table:style-name="ce5" table:formula="of:=IF([.F83]=&quot;&quot;;&quot;&quot;;[.F$134]+(1-[.F$134])*[.F83]*[.F$135]*(1-[.F$129])/([.F83]*([.F$135]-[.F$129])+(1-[.F$135])*[.F$129]))" office:value-type="percentage" office:value="1" calcext:value-type="percentage">
            <text:p>100%</text:p>
          </table:table-cell>
          <table:table-cell table:style-name="ce5" table:formula="of:=IF([.G83]=&quot;&quot;;&quot;&quot;;[.G$134]+(1-[.G$134])*[.G83]*[.G$135]*(1-[.G$129])/([.G83]*([.G$135]-[.G$129])+(1-[.G$135])*[.G$129]))" office:value-type="percentage" office:value="1" calcext:value-type="percentage">
            <text:p>100%</text:p>
          </table:table-cell>
          <table:table-cell table:style-name="ce5" table:formula="of:=IF([.H83]=&quot;&quot;;&quot;&quot;;[.H$134]+(1-[.H$134])*[.H83]*[.H$135]*(1-[.H$129])/([.H83]*([.H$135]-[.H$129])+(1-[.H$135])*[.H$129]))" office:value-type="percentage" office:value="1" calcext:value-type="percentage">
            <text:p>100%</text:p>
          </table:table-cell>
          <table:table-cell table:style-name="ce5" table:formula="of:=IF([.I83]=&quot;&quot;;&quot;&quot;;[.I$134]+(1-[.I$134])*[.I83]*[.I$135]*(1-[.I$129])/([.I83]*([.I$135]-[.I$129])+(1-[.I$135])*[.I$129]))" office:value-type="percentage" office:value="1" calcext:value-type="percentage">
            <text:p>100%</text:p>
          </table:table-cell>
          <table:table-cell table:style-name="ce5" table:formula="of:=IF([.J83]=&quot;&quot;;&quot;&quot;;[.J$134]+(1-[.J$134])*[.J83]*[.J$135]*(1-[.J$129])/([.J83]*([.J$135]-[.J$129])+(1-[.J$135])*[.J$129]))" office:value-type="percentage" office:value="1.2" calcext:value-type="percentage">
            <text:p>120%</text:p>
          </table:table-cell>
          <table:table-cell table:style-name="ce5" table:formula="of:=IF([.K83]=&quot;&quot;;&quot;&quot;;[.K$134]+(1-[.K$134])*[.K83]*[.K$135]*(1-[.K$129])/([.K83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83]=&quot;&quot;;&quot;&quot;;[.L$134]+(1-[.L$134])*[.L83]*[.L$135]*(1-[.L$129])/([.L83]*([.L$135]-[.L$129])+(1-[.L$135])*[.L$129]))" office:value-type="percentage" office:value="0.9" calcext:value-type="percentage">
            <text:p>90%</text:p>
          </table:table-cell>
          <table:table-cell table:style-name="ce5" table:formula="of:=IF([.M83]=&quot;&quot;;&quot;&quot;;[.M$134]+(1-[.M$134])*[.M83]*[.M$135]*(1-[.M$129])/([.M83]*([.M$135]-[.M$129])+(1-[.M$135])*[.M$129]))" office:value-type="percentage" office:value="1.05" calcext:value-type="percentage">
            <text:p>105%</text:p>
          </table:table-cell>
          <table:table-cell table:style-name="ce5" table:formula="of:=IF([.N83]=&quot;&quot;;&quot;&quot;;[.N$134]+(1-[.N$134])*[.N83]*[.N$135]*(1-[.N$129])/([.N83]*([.N$135]-[.N$129])+(1-[.N$135])*[.N$129]))" office:value-type="percentage" office:value="1" calcext:value-type="percentage">
            <text:p>100%</text:p>
          </table:table-cell>
          <table:table-cell table:style-name="ce5" table:formula="of:=IF([.O83]=&quot;&quot;;&quot;&quot;;[.O$134]+(1-[.O$134])*[.O83]*[.O$135]*(1-[.O$129])/([.O83]*([.O$135]-[.O$129])+(1-[.O$135])*[.O$129]))" office:value-type="percentage" office:value="0.98" calcext:value-type="percentage">
            <text:p>98%</text:p>
          </table:table-cell>
          <table:table-cell table:style-name="ce5" table:formula="of:=IF([.P83]=&quot;&quot;;&quot;&quot;;[.P$134]+(1-[.P$134])*[.P83]*[.P$135]*(1-[.P$129])/([.P83]*([.P$135]-[.P$129])+(1-[.P$135])*[.P$129]))" office:value-type="percentage" office:value="0.977920158738274" calcext:value-type="percentage">
            <text:p>98%</text:p>
          </table:table-cell>
          <table:table-cell table:style-name="ce5" table:formula="of:=IF([.Q83]=&quot;&quot;;&quot;&quot;;[.Q$134]+(1-[.Q$134])*[.Q83]*[.Q$135]*(1-[.Q$129])/([.Q83]*([.Q$135]-[.Q$129])+(1-[.Q$135])*[.Q$129]))" office:value-type="percentage" office:value="1" calcext:value-type="percentage">
            <text:p>100%</text:p>
          </table:table-cell>
          <table:table-cell table:style-name="ce5" table:formula="of:=IF([.R83]=&quot;&quot;;&quot;&quot;;[.R$134]+(1-[.R$134])*[.R83]*[.R$135]*(1-[.R$129])/([.R83]*([.R$135]-[.R$129])+(1-[.R$135])*[.R$129]))" office:value-type="percentage" office:value="0.802595427711485" calcext:value-type="percentage">
            <text:p>80%</text:p>
          </table:table-cell>
          <table:table-cell table:style-name="ce5" table:formula="of:=IF([.S83]=&quot;&quot;;&quot;&quot;;[.S$134]+(1-[.S$134])*[.S83]*[.S$135]*(1-[.S$129])/([.S83]*([.S$135]-[.S$129])+(1-[.S$135])*[.S$129]))" office:value-type="percentage" office:value="0.860425360583086" calcext:value-type="percentage">
            <text:p>86%</text:p>
          </table:table-cell>
          <table:table-cell table:number-columns-repeated="1005"/>
        </table:table-row>
        <table:table-row table:style-name="ro1">
          <table:table-cell table:formula="of:=[.A84]" office:value-type="float" office:value="18" calcext:value-type="float">
            <text:p>18</text:p>
          </table:table-cell>
          <table:table-cell table:formula="of:=[.B84]" office:value-type="string" office:string-value="Hawes-Domingue, Kathleen" calcext:value-type="string">
            <text:p>Hawes-Domingue, Kathleen</text:p>
          </table:table-cell>
          <table:table-cell table:formula="of:=[.C84]" office:value-type="string" office:string-value="kh549" calcext:value-type="string">
            <text:p>kh549</text:p>
          </table:table-cell>
          <table:table-cell/>
          <table:table-cell table:style-name="ce5" table:formula="of:=IF([.E84]=&quot;&quot;;&quot;&quot;;[.E$134]+(1-[.E$134])*[.E84]*[.E$135]*(1-[.E$129])/([.E84]*([.E$135]-[.E$129])+(1-[.E$135])*[.E$129]))" office:value-type="percentage" office:value="1" calcext:value-type="percentage">
            <text:p>100%</text:p>
          </table:table-cell>
          <table:table-cell table:style-name="ce5" table:formula="of:=IF([.F84]=&quot;&quot;;&quot;&quot;;[.F$134]+(1-[.F$134])*[.F84]*[.F$135]*(1-[.F$129])/([.F84]*([.F$135]-[.F$129])+(1-[.F$135])*[.F$129]))" office:value-type="percentage" office:value="1" calcext:value-type="percentage">
            <text:p>100%</text:p>
          </table:table-cell>
          <table:table-cell table:style-name="ce5" table:formula="of:=IF([.G84]=&quot;&quot;;&quot;&quot;;[.G$134]+(1-[.G$134])*[.G84]*[.G$135]*(1-[.G$129])/([.G84]*([.G$135]-[.G$129])+(1-[.G$135])*[.G$129]))" office:value-type="percentage" office:value="1" calcext:value-type="percentage">
            <text:p>100%</text:p>
          </table:table-cell>
          <table:table-cell table:style-name="ce5" table:formula="of:=IF([.H84]=&quot;&quot;;&quot;&quot;;[.H$134]+(1-[.H$134])*[.H84]*[.H$135]*(1-[.H$129])/([.H84]*([.H$135]-[.H$129])+(1-[.H$135])*[.H$129]))" office:value-type="percentage" office:value="1" calcext:value-type="percentage">
            <text:p>100%</text:p>
          </table:table-cell>
          <table:table-cell table:style-name="ce5" table:formula="of:=IF([.I84]=&quot;&quot;;&quot;&quot;;[.I$134]+(1-[.I$134])*[.I84]*[.I$135]*(1-[.I$129])/([.I84]*([.I$135]-[.I$129])+(1-[.I$135])*[.I$129]))" office:value-type="percentage" office:value="1" calcext:value-type="percentage">
            <text:p>100%</text:p>
          </table:table-cell>
          <table:table-cell table:style-name="ce5" table:formula="of:=IF([.J84]=&quot;&quot;;&quot;&quot;;[.J$134]+(1-[.J$134])*[.J84]*[.J$135]*(1-[.J$129])/([.J84]*([.J$135]-[.J$129])+(1-[.J$135])*[.J$129]))" office:value-type="percentage" office:value="1.3" calcext:value-type="percentage">
            <text:p>130%</text:p>
          </table:table-cell>
          <table:table-cell table:style-name="ce5" table:formula="of:=IF([.K84]=&quot;&quot;;&quot;&quot;;[.K$134]+(1-[.K$134])*[.K84]*[.K$135]*(1-[.K$129])/([.K84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84]=&quot;&quot;;&quot;&quot;;[.L$134]+(1-[.L$134])*[.L84]*[.L$135]*(1-[.L$129])/([.L84]*([.L$135]-[.L$129])+(1-[.L$135])*[.L$129]))" office:value-type="percentage" office:value="1" calcext:value-type="percentage">
            <text:p>100%</text:p>
          </table:table-cell>
          <table:table-cell table:style-name="ce5" table:formula="of:=IF([.M84]=&quot;&quot;;&quot;&quot;;[.M$134]+(1-[.M$134])*[.M84]*[.M$135]*(1-[.M$129])/([.M84]*([.M$135]-[.M$129])+(1-[.M$135])*[.M$129]))" office:value-type="percentage" office:value="0.95" calcext:value-type="percentage">
            <text:p>95%</text:p>
          </table:table-cell>
          <table:table-cell table:style-name="ce5" table:formula="of:=IF([.N84]=&quot;&quot;;&quot;&quot;;[.N$134]+(1-[.N$134])*[.N84]*[.N$135]*(1-[.N$129])/([.N84]*([.N$135]-[.N$129])+(1-[.N$135])*[.N$129]))" office:value-type="percentage" office:value="1" calcext:value-type="percentage">
            <text:p>100%</text:p>
          </table:table-cell>
          <table:table-cell table:style-name="ce5" table:formula="of:=IF([.O84]=&quot;&quot;;&quot;&quot;;[.O$134]+(1-[.O$134])*[.O84]*[.O$135]*(1-[.O$129])/([.O84]*([.O$135]-[.O$129])+(1-[.O$135])*[.O$129]))" office:value-type="percentage" office:value="0.8" calcext:value-type="percentage">
            <text:p>80%</text:p>
          </table:table-cell>
          <table:table-cell table:style-name="ce5" table:formula="of:=IF([.P84]=&quot;&quot;;&quot;&quot;;[.P$134]+(1-[.P$134])*[.P84]*[.P$135]*(1-[.P$129])/([.P84]*([.P$135]-[.P$129])+(1-[.P$135])*[.P$129]))" office:value-type="percentage" office:value="0.632770357256023" calcext:value-type="percentage">
            <text:p>63%</text:p>
          </table:table-cell>
          <table:table-cell table:style-name="ce5" table:formula="of:=IF([.Q84]=&quot;&quot;;&quot;&quot;;[.Q$134]+(1-[.Q$134])*[.Q84]*[.Q$135]*(1-[.Q$129])/([.Q84]*([.Q$135]-[.Q$129])+(1-[.Q$135])*[.Q$129]))" office:value-type="percentage" office:value="0.981969696903944" calcext:value-type="percentage">
            <text:p>98%</text:p>
          </table:table-cell>
          <table:table-cell table:style-name="ce5" table:formula="of:=IF([.R84]=&quot;&quot;;&quot;&quot;;[.R$134]+(1-[.R$134])*[.R84]*[.R$135]*(1-[.R$129])/([.R84]*([.R$135]-[.R$129])+(1-[.R$135])*[.R$129]))" office:value-type="percentage" office:value="0.813045093540313" calcext:value-type="percentage">
            <text:p>81%</text:p>
          </table:table-cell>
          <table:table-cell table:style-name="ce5" table:formula="of:=IF([.S84]=&quot;&quot;;&quot;&quot;;[.S$134]+(1-[.S$134])*[.S84]*[.S$135]*(1-[.S$129])/([.S84]*([.S$135]-[.S$129])+(1-[.S$135])*[.S$129]))" office:value-type="percentage" office:value="0.969583450141947" calcext:value-type="percentage">
            <text:p>97%</text:p>
          </table:table-cell>
          <table:table-cell table:number-columns-repeated="1005"/>
        </table:table-row>
        <table:table-row table:style-name="ro1">
          <table:table-cell table:formula="of:=[.A85]" office:value-type="float" office:value="19" calcext:value-type="float">
            <text:p>19</text:p>
          </table:table-cell>
          <table:table-cell table:formula="of:=[.B85]" office:value-type="string" office:string-value="HAYNES, ELIZABETH" calcext:value-type="string">
            <text:p>HAYNES, ELIZABETH</text:p>
          </table:table-cell>
          <table:table-cell table:formula="of:=[.C85]" office:value-type="string" office:string-value="ejh2369" calcext:value-type="string">
            <text:p>ejh2369</text:p>
          </table:table-cell>
          <table:table-cell/>
          <table:table-cell table:style-name="ce5" table:formula="of:=IF([.E85]=&quot;&quot;;&quot;&quot;;[.E$134]+(1-[.E$134])*[.E85]*[.E$135]*(1-[.E$129])/([.E85]*([.E$135]-[.E$129])+(1-[.E$135])*[.E$129]))" office:value-type="percentage" office:value="1" calcext:value-type="percentage">
            <text:p>100%</text:p>
          </table:table-cell>
          <table:table-cell table:style-name="ce5" table:formula="of:=IF([.F85]=&quot;&quot;;&quot;&quot;;[.F$134]+(1-[.F$134])*[.F85]*[.F$135]*(1-[.F$129])/([.F85]*([.F$135]-[.F$129])+(1-[.F$135])*[.F$129]))" office:value-type="percentage" office:value="1" calcext:value-type="percentage">
            <text:p>100%</text:p>
          </table:table-cell>
          <table:table-cell table:style-name="ce5" table:formula="of:=IF([.G85]=&quot;&quot;;&quot;&quot;;[.G$134]+(1-[.G$134])*[.G85]*[.G$135]*(1-[.G$129])/([.G85]*([.G$135]-[.G$129])+(1-[.G$135])*[.G$129]))" office:value-type="percentage" office:value="1" calcext:value-type="percentage">
            <text:p>100%</text:p>
          </table:table-cell>
          <table:table-cell table:style-name="ce5" table:formula="of:=IF([.H85]=&quot;&quot;;&quot;&quot;;[.H$134]+(1-[.H$134])*[.H85]*[.H$135]*(1-[.H$129])/([.H85]*([.H$135]-[.H$129])+(1-[.H$135])*[.H$129]))" office:value-type="percentage" office:value="0.876978287821685" calcext:value-type="percentage">
            <text:p>88%</text:p>
          </table:table-cell>
          <table:table-cell table:style-name="ce5" table:formula="of:=IF([.I85]=&quot;&quot;;&quot;&quot;;[.I$134]+(1-[.I$134])*[.I85]*[.I$135]*(1-[.I$129])/([.I85]*([.I$135]-[.I$129])+(1-[.I$135])*[.I$129]))" office:value-type="percentage" office:value="0.05" calcext:value-type="percentage">
            <text:p>5%</text:p>
          </table:table-cell>
          <table:table-cell table:style-name="ce5" table:formula="of:=IF([.J85]=&quot;&quot;;&quot;&quot;;[.J$134]+(1-[.J$134])*[.J85]*[.J$135]*(1-[.J$129])/([.J85]*([.J$135]-[.J$129])+(1-[.J$135])*[.J$129]))" office:value-type="percentage" office:value="1" calcext:value-type="percentage">
            <text:p>100%</text:p>
          </table:table-cell>
          <table:table-cell table:style-name="ce5" table:formula="of:=IF([.K85]=&quot;&quot;;&quot;&quot;;[.K$134]+(1-[.K$134])*[.K85]*[.K$135]*(1-[.K$129])/([.K85]*([.K$135]-[.K$129])+(1-[.K$135])*[.K$129]))" office:value-type="percentage" office:value="0.755452347790666" calcext:value-type="percentage">
            <text:p>76%</text:p>
          </table:table-cell>
          <table:table-cell table:style-name="ce5" table:formula="of:=IF([.L85]=&quot;&quot;;&quot;&quot;;[.L$134]+(1-[.L$134])*[.L85]*[.L$135]*(1-[.L$129])/([.L85]*([.L$135]-[.L$129])+(1-[.L$135])*[.L$129]))" office:value-type="percentage" office:value="1" calcext:value-type="percentage">
            <text:p>100%</text:p>
          </table:table-cell>
          <table:table-cell table:style-name="ce5" table:formula="of:=IF([.M85]=&quot;&quot;;&quot;&quot;;[.M$134]+(1-[.M$134])*[.M85]*[.M$135]*(1-[.M$129])/([.M85]*([.M$135]-[.M$129])+(1-[.M$135])*[.M$129]))" office:value-type="percentage" office:value="1" calcext:value-type="percentage">
            <text:p>100%</text:p>
          </table:table-cell>
          <table:table-cell table:style-name="ce5" table:formula="of:=IF([.N85]=&quot;&quot;;&quot;&quot;;[.N$134]+(1-[.N$134])*[.N85]*[.N$135]*(1-[.N$129])/([.N85]*([.N$135]-[.N$129])+(1-[.N$135])*[.N$129]))" office:value-type="percentage" office:value="0.8" calcext:value-type="percentage">
            <text:p>80%</text:p>
          </table:table-cell>
          <table:table-cell table:style-name="ce5" table:formula="of:=IF([.O85]=&quot;&quot;;&quot;&quot;;[.O$134]+(1-[.O$134])*[.O85]*[.O$135]*(1-[.O$129])/([.O85]*([.O$135]-[.O$129])+(1-[.O$135])*[.O$129]))" office:value-type="percentage" office:value="0.9" calcext:value-type="percentage">
            <text:p>90%</text:p>
          </table:table-cell>
          <table:table-cell table:style-name="ce5" table:formula="of:=IF([.P85]=&quot;&quot;;&quot;&quot;;[.P$134]+(1-[.P$134])*[.P85]*[.P$135]*(1-[.P$129])/([.P85]*([.P$135]-[.P$129])+(1-[.P$135])*[.P$129]))">
            <text:p/>
          </table:table-cell>
          <table:table-cell table:style-name="ce5" table:formula="of:=IF([.Q85]=&quot;&quot;;&quot;&quot;;[.Q$134]+(1-[.Q$134])*[.Q85]*[.Q$135]*(1-[.Q$129])/([.Q85]*([.Q$135]-[.Q$129])+(1-[.Q$135])*[.Q$129]))" office:value-type="percentage" office:value="0.90469217370421" calcext:value-type="percentage">
            <text:p>90%</text:p>
          </table:table-cell>
          <table:table-cell table:style-name="ce5" table:formula="of:=IF([.R85]=&quot;&quot;;&quot;&quot;;[.R$134]+(1-[.R$134])*[.R85]*[.R$135]*(1-[.R$129])/([.R85]*([.R$135]-[.R$129])+(1-[.R$135])*[.R$129]))" office:value-type="percentage" office:value="0.923869620189257" calcext:value-type="percentage">
            <text:p>92%</text:p>
          </table:table-cell>
          <table:table-cell table:style-name="ce5" table:formula="of:=IF([.S85]=&quot;&quot;;&quot;&quot;;[.S$134]+(1-[.S$134])*[.S85]*[.S$135]*(1-[.S$129])/([.S85]*([.S$135]-[.S$129])+(1-[.S$135])*[.S$129]))" office:value-type="percentage" office:value="0.828441807910559" calcext:value-type="percentage">
            <text:p>83%</text:p>
          </table:table-cell>
          <table:table-cell table:number-columns-repeated="1005"/>
        </table:table-row>
        <table:table-row table:style-name="ro1">
          <table:table-cell table:formula="of:=[.A86]" office:value-type="float" office:value="20" calcext:value-type="float">
            <text:p>20</text:p>
          </table:table-cell>
          <table:table-cell table:formula="of:=[.B86]" office:value-type="string" office:string-value="HURT, JOSHUA" calcext:value-type="string">
            <text:p>HURT, JOSHUA</text:p>
          </table:table-cell>
          <table:table-cell table:formula="of:=[.C86]" office:value-type="string" office:string-value="jlh6542" calcext:value-type="string">
            <text:p>jlh6542</text:p>
          </table:table-cell>
          <table:table-cell/>
          <table:table-cell table:style-name="ce5" table:formula="of:=IF([.E86]=&quot;&quot;;&quot;&quot;;[.E$134]+(1-[.E$134])*[.E86]*[.E$135]*(1-[.E$129])/([.E86]*([.E$135]-[.E$129])+(1-[.E$135])*[.E$129]))" office:value-type="percentage" office:value="0.8" calcext:value-type="percentage">
            <text:p>80%</text:p>
          </table:table-cell>
          <table:table-cell table:style-name="ce5" table:formula="of:=IF([.F86]=&quot;&quot;;&quot;&quot;;[.F$134]+(1-[.F$134])*[.F86]*[.F$135]*(1-[.F$129])/([.F86]*([.F$135]-[.F$129])+(1-[.F$135])*[.F$129]))" office:value-type="percentage" office:value="1" calcext:value-type="percentage">
            <text:p>100%</text:p>
          </table:table-cell>
          <table:table-cell table:style-name="ce5" table:formula="of:=IF([.G86]=&quot;&quot;;&quot;&quot;;[.G$134]+(1-[.G$134])*[.G86]*[.G$135]*(1-[.G$129])/([.G86]*([.G$135]-[.G$129])+(1-[.G$135])*[.G$129]))" office:value-type="percentage" office:value="0.9" calcext:value-type="percentage">
            <text:p>90%</text:p>
          </table:table-cell>
          <table:table-cell table:style-name="ce5" table:formula="of:=IF([.H86]=&quot;&quot;;&quot;&quot;;[.H$134]+(1-[.H$134])*[.H86]*[.H$135]*(1-[.H$129])/([.H86]*([.H$135]-[.H$129])+(1-[.H$135])*[.H$129]))" office:value-type="percentage" office:value="0.959724776407904" calcext:value-type="percentage">
            <text:p>96%</text:p>
          </table:table-cell>
          <table:table-cell table:style-name="ce5" table:formula="of:=IF([.I86]=&quot;&quot;;&quot;&quot;;[.I$134]+(1-[.I$134])*[.I86]*[.I$135]*(1-[.I$129])/([.I86]*([.I$135]-[.I$129])+(1-[.I$135])*[.I$129]))" office:value-type="percentage" office:value="1" calcext:value-type="percentage">
            <text:p>100%</text:p>
          </table:table-cell>
          <table:table-cell table:style-name="ce5" table:formula="of:=IF([.J86]=&quot;&quot;;&quot;&quot;;[.J$134]+(1-[.J$134])*[.J86]*[.J$135]*(1-[.J$129])/([.J86]*([.J$135]-[.J$129])+(1-[.J$135])*[.J$129]))">
            <text:p/>
          </table:table-cell>
          <table:table-cell table:style-name="ce5" table:formula="of:=IF([.K86]=&quot;&quot;;&quot;&quot;;[.K$134]+(1-[.K$134])*[.K86]*[.K$135]*(1-[.K$129])/([.K86]*([.K$135]-[.K$129])+(1-[.K$135])*[.K$129]))">
            <text:p/>
          </table:table-cell>
          <table:table-cell table:style-name="ce5" table:formula="of:=IF([.L86]=&quot;&quot;;&quot;&quot;;[.L$134]+(1-[.L$134])*[.L86]*[.L$135]*(1-[.L$129])/([.L86]*([.L$135]-[.L$129])+(1-[.L$135])*[.L$129]))" office:value-type="percentage" office:value="1" calcext:value-type="percentage">
            <text:p>100%</text:p>
          </table:table-cell>
          <table:table-cell table:style-name="ce5" table:formula="of:=IF([.M86]=&quot;&quot;;&quot;&quot;;[.M$134]+(1-[.M$134])*[.M86]*[.M$135]*(1-[.M$129])/([.M86]*([.M$135]-[.M$129])+(1-[.M$135])*[.M$129]))">
            <text:p/>
          </table:table-cell>
          <table:table-cell table:style-name="ce5" table:formula="of:=IF([.N86]=&quot;&quot;;&quot;&quot;;[.N$134]+(1-[.N$134])*[.N86]*[.N$135]*(1-[.N$129])/([.N86]*([.N$135]-[.N$129])+(1-[.N$135])*[.N$129]))" office:value-type="percentage" office:value="0.55" calcext:value-type="percentage">
            <text:p>55%</text:p>
          </table:table-cell>
          <table:table-cell table:style-name="ce5" table:formula="of:=IF([.O86]=&quot;&quot;;&quot;&quot;;[.O$134]+(1-[.O$134])*[.O86]*[.O$135]*(1-[.O$129])/([.O86]*([.O$135]-[.O$129])+(1-[.O$135])*[.O$129]))" office:value-type="percentage" office:value="0.8" calcext:value-type="percentage">
            <text:p>80%</text:p>
          </table:table-cell>
          <table:table-cell table:style-name="ce5" table:formula="of:=IF([.P86]=&quot;&quot;;&quot;&quot;;[.P$134]+(1-[.P$134])*[.P86]*[.P$135]*(1-[.P$129])/([.P86]*([.P$135]-[.P$129])+(1-[.P$135])*[.P$129]))">
            <text:p/>
          </table:table-cell>
          <table:table-cell table:style-name="ce5" table:formula="of:=IF([.Q86]=&quot;&quot;;&quot;&quot;;[.Q$134]+(1-[.Q$134])*[.Q86]*[.Q$135]*(1-[.Q$129])/([.Q86]*([.Q$135]-[.Q$129])+(1-[.Q$135])*[.Q$129]))" office:value-type="percentage" office:value="0.72019180295522" calcext:value-type="percentage">
            <text:p>72%</text:p>
          </table:table-cell>
          <table:table-cell table:style-name="ce5" table:formula="of:=IF([.R86]=&quot;&quot;;&quot;&quot;;[.R$134]+(1-[.R$134])*[.R86]*[.R$135]*(1-[.R$129])/([.R86]*([.R$135]-[.R$129])+(1-[.R$135])*[.R$129]))" office:value-type="percentage" office:value="0.727593868856131" calcext:value-type="percentage">
            <text:p>73%</text:p>
          </table:table-cell>
          <table:table-cell table:style-name="ce5" table:formula="of:=IF([.S86]=&quot;&quot;;&quot;&quot;;[.S$134]+(1-[.S$134])*[.S86]*[.S$135]*(1-[.S$129])/([.S86]*([.S$135]-[.S$129])+(1-[.S$135])*[.S$129]))" office:value-type="percentage" office:value="0.738587848607016" calcext:value-type="percentage">
            <text:p>74%</text:p>
          </table:table-cell>
          <table:table-cell table:number-columns-repeated="1005"/>
        </table:table-row>
        <table:table-row table:style-name="ro1">
          <table:table-cell table:formula="of:=[.A87]" office:value-type="float" office:value="21" calcext:value-type="float">
            <text:p>21</text:p>
          </table:table-cell>
          <table:table-cell table:formula="of:=[.B87]" office:value-type="string" office:string-value="HUTSON, MILES" calcext:value-type="string">
            <text:p>HUTSON, MILES</text:p>
          </table:table-cell>
          <table:table-cell table:formula="of:=[.C87]" office:value-type="string" office:string-value="mrh2928" calcext:value-type="string">
            <text:p>mrh2928</text:p>
          </table:table-cell>
          <table:table-cell/>
          <table:table-cell table:style-name="ce5" table:formula="of:=IF([.E87]=&quot;&quot;;&quot;&quot;;[.E$134]+(1-[.E$134])*[.E87]*[.E$135]*(1-[.E$129])/([.E87]*([.E$135]-[.E$129])+(1-[.E$135])*[.E$129]))" office:value-type="percentage" office:value="1" calcext:value-type="percentage">
            <text:p>100%</text:p>
          </table:table-cell>
          <table:table-cell table:style-name="ce5" table:formula="of:=IF([.F87]=&quot;&quot;;&quot;&quot;;[.F$134]+(1-[.F$134])*[.F87]*[.F$135]*(1-[.F$129])/([.F87]*([.F$135]-[.F$129])+(1-[.F$135])*[.F$129]))" office:value-type="percentage" office:value="0.9" calcext:value-type="percentage">
            <text:p>90%</text:p>
          </table:table-cell>
          <table:table-cell table:style-name="ce5" table:formula="of:=IF([.G87]=&quot;&quot;;&quot;&quot;;[.G$134]+(1-[.G$134])*[.G87]*[.G$135]*(1-[.G$129])/([.G87]*([.G$135]-[.G$129])+(1-[.G$135])*[.G$129]))" office:value-type="percentage" office:value="1" calcext:value-type="percentage">
            <text:p>100%</text:p>
          </table:table-cell>
          <table:table-cell table:style-name="ce5" table:formula="of:=IF([.H87]=&quot;&quot;;&quot;&quot;;[.H$134]+(1-[.H$134])*[.H87]*[.H$135]*(1-[.H$129])/([.H87]*([.H$135]-[.H$129])+(1-[.H$135])*[.H$129]))" office:value-type="percentage" office:value="1" calcext:value-type="percentage">
            <text:p>100%</text:p>
          </table:table-cell>
          <table:table-cell table:style-name="ce5" table:formula="of:=IF([.I87]=&quot;&quot;;&quot;&quot;;[.I$134]+(1-[.I$134])*[.I87]*[.I$135]*(1-[.I$129])/([.I87]*([.I$135]-[.I$129])+(1-[.I$135])*[.I$129]))" office:value-type="percentage" office:value="1" calcext:value-type="percentage">
            <text:p>100%</text:p>
          </table:table-cell>
          <table:table-cell table:style-name="ce5" table:formula="of:=IF([.J87]=&quot;&quot;;&quot;&quot;;[.J$134]+(1-[.J$134])*[.J87]*[.J$135]*(1-[.J$129])/([.J87]*([.J$135]-[.J$129])+(1-[.J$135])*[.J$129]))" office:value-type="percentage" office:value="1.3" calcext:value-type="percentage">
            <text:p>130%</text:p>
          </table:table-cell>
          <table:table-cell table:style-name="ce5" table:formula="of:=IF([.K87]=&quot;&quot;;&quot;&quot;;[.K$134]+(1-[.K$134])*[.K87]*[.K$135]*(1-[.K$129])/([.K87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87]=&quot;&quot;;&quot;&quot;;[.L$134]+(1-[.L$134])*[.L87]*[.L$135]*(1-[.L$129])/([.L87]*([.L$135]-[.L$129])+(1-[.L$135])*[.L$129]))" office:value-type="percentage" office:value="1" calcext:value-type="percentage">
            <text:p>100%</text:p>
          </table:table-cell>
          <table:table-cell table:style-name="ce5" table:formula="of:=IF([.M87]=&quot;&quot;;&quot;&quot;;[.M$134]+(1-[.M$134])*[.M87]*[.M$135]*(1-[.M$129])/([.M87]*([.M$135]-[.M$129])+(1-[.M$135])*[.M$129]))" office:value-type="percentage" office:value="0.95" calcext:value-type="percentage">
            <text:p>95%</text:p>
          </table:table-cell>
          <table:table-cell table:style-name="ce5" table:formula="of:=IF([.N87]=&quot;&quot;;&quot;&quot;;[.N$134]+(1-[.N$134])*[.N87]*[.N$135]*(1-[.N$129])/([.N87]*([.N$135]-[.N$129])+(1-[.N$135])*[.N$129]))" office:value-type="percentage" office:value="1" calcext:value-type="percentage">
            <text:p>100%</text:p>
          </table:table-cell>
          <table:table-cell table:style-name="ce5" table:formula="of:=IF([.O87]=&quot;&quot;;&quot;&quot;;[.O$134]+(1-[.O$134])*[.O87]*[.O$135]*(1-[.O$129])/([.O87]*([.O$135]-[.O$129])+(1-[.O$135])*[.O$129]))">
            <text:p/>
          </table:table-cell>
          <table:table-cell table:style-name="ce5" table:formula="of:=IF([.P87]=&quot;&quot;;&quot;&quot;;[.P$134]+(1-[.P$134])*[.P87]*[.P$135]*(1-[.P$129])/([.P87]*([.P$135]-[.P$129])+(1-[.P$135])*[.P$129]))" office:value-type="percentage" office:value="1" calcext:value-type="percentage">
            <text:p>100%</text:p>
          </table:table-cell>
          <table:table-cell table:style-name="ce5" table:formula="of:=IF([.Q87]=&quot;&quot;;&quot;&quot;;[.Q$134]+(1-[.Q$134])*[.Q87]*[.Q$135]*(1-[.Q$129])/([.Q87]*([.Q$135]-[.Q$129])+(1-[.Q$135])*[.Q$129]))" office:value-type="percentage" office:value="0.963444971959833" calcext:value-type="percentage">
            <text:p>96%</text:p>
          </table:table-cell>
          <table:table-cell table:style-name="ce5" table:formula="of:=IF([.R87]=&quot;&quot;;&quot;&quot;;[.R$134]+(1-[.R$134])*[.R87]*[.R$135]*(1-[.R$129])/([.R87]*([.R$135]-[.R$129])+(1-[.R$135])*[.R$129]))" office:value-type="percentage" office:value="0.923869620189257" calcext:value-type="percentage">
            <text:p>92%</text:p>
          </table:table-cell>
          <table:table-cell table:style-name="ce5" table:formula="of:=IF([.S87]=&quot;&quot;;&quot;&quot;;[.S$134]+(1-[.S$134])*[.S87]*[.S$135]*(1-[.S$129])/([.S87]*([.S$135]-[.S$129])+(1-[.S$135])*[.S$129]))" office:value-type="percentage" office:value="0.90773033986048" calcext:value-type="percentage">
            <text:p>91%</text:p>
          </table:table-cell>
          <table:table-cell table:number-columns-repeated="1005"/>
        </table:table-row>
        <table:table-row table:style-name="ro1">
          <table:table-cell table:formula="of:=[.A88]" office:value-type="float" office:value="22" calcext:value-type="float">
            <text:p>22</text:p>
          </table:table-cell>
          <table:table-cell table:formula="of:=[.B88]" office:value-type="string" office:string-value="HUYN, JOOJAY" calcext:value-type="string">
            <text:p>HUYN, JOOJAY</text:p>
          </table:table-cell>
          <table:table-cell table:formula="of:=[.C88]" office:value-type="string" office:string-value="jh54287" calcext:value-type="string">
            <text:p>jh54287</text:p>
          </table:table-cell>
          <table:table-cell/>
          <table:table-cell table:style-name="ce5" table:formula="of:=IF([.E88]=&quot;&quot;;&quot;&quot;;[.E$134]+(1-[.E$134])*[.E88]*[.E$135]*(1-[.E$129])/([.E88]*([.E$135]-[.E$129])+(1-[.E$135])*[.E$129]))" office:value-type="percentage" office:value="1" calcext:value-type="percentage">
            <text:p>100%</text:p>
          </table:table-cell>
          <table:table-cell table:style-name="ce5" table:formula="of:=IF([.F88]=&quot;&quot;;&quot;&quot;;[.F$134]+(1-[.F$134])*[.F88]*[.F$135]*(1-[.F$129])/([.F88]*([.F$135]-[.F$129])+(1-[.F$135])*[.F$129]))" office:value-type="percentage" office:value="1" calcext:value-type="percentage">
            <text:p>100%</text:p>
          </table:table-cell>
          <table:table-cell table:style-name="ce5" table:formula="of:=IF([.G88]=&quot;&quot;;&quot;&quot;;[.G$134]+(1-[.G$134])*[.G88]*[.G$135]*(1-[.G$129])/([.G88]*([.G$135]-[.G$129])+(1-[.G$135])*[.G$129]))" office:value-type="percentage" office:value="1" calcext:value-type="percentage">
            <text:p>100%</text:p>
          </table:table-cell>
          <table:table-cell table:style-name="ce5" table:formula="of:=IF([.H88]=&quot;&quot;;&quot;&quot;;[.H$134]+(1-[.H$134])*[.H88]*[.H$135]*(1-[.H$129])/([.H88]*([.H$135]-[.H$129])+(1-[.H$135])*[.H$129]))" office:value-type="percentage" office:value="1" calcext:value-type="percentage">
            <text:p>100%</text:p>
          </table:table-cell>
          <table:table-cell table:style-name="ce5" table:formula="of:=IF([.I88]=&quot;&quot;;&quot;&quot;;[.I$134]+(1-[.I$134])*[.I88]*[.I$135]*(1-[.I$129])/([.I88]*([.I$135]-[.I$129])+(1-[.I$135])*[.I$129]))" office:value-type="percentage" office:value="1" calcext:value-type="percentage">
            <text:p>100%</text:p>
          </table:table-cell>
          <table:table-cell table:style-name="ce5" table:formula="of:=IF([.J88]=&quot;&quot;;&quot;&quot;;[.J$134]+(1-[.J$134])*[.J88]*[.J$135]*(1-[.J$129])/([.J88]*([.J$135]-[.J$129])+(1-[.J$135])*[.J$129]))" office:value-type="percentage" office:value="1.3" calcext:value-type="percentage">
            <text:p>130%</text:p>
          </table:table-cell>
          <table:table-cell table:style-name="ce5" table:formula="of:=IF([.K88]=&quot;&quot;;&quot;&quot;;[.K$134]+(1-[.K$134])*[.K88]*[.K$135]*(1-[.K$129])/([.K88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88]=&quot;&quot;;&quot;&quot;;[.L$134]+(1-[.L$134])*[.L88]*[.L$135]*(1-[.L$129])/([.L88]*([.L$135]-[.L$129])+(1-[.L$135])*[.L$129]))" office:value-type="percentage" office:value="1" calcext:value-type="percentage">
            <text:p>100%</text:p>
          </table:table-cell>
          <table:table-cell table:style-name="ce5" table:formula="of:=IF([.M88]=&quot;&quot;;&quot;&quot;;[.M$134]+(1-[.M$134])*[.M88]*[.M$135]*(1-[.M$129])/([.M88]*([.M$135]-[.M$129])+(1-[.M$135])*[.M$129]))" office:value-type="percentage" office:value="1" calcext:value-type="percentage">
            <text:p>100%</text:p>
          </table:table-cell>
          <table:table-cell table:style-name="ce5" table:formula="of:=IF([.N88]=&quot;&quot;;&quot;&quot;;[.N$134]+(1-[.N$134])*[.N88]*[.N$135]*(1-[.N$129])/([.N88]*([.N$135]-[.N$129])+(1-[.N$135])*[.N$129]))" office:value-type="percentage" office:value="1" calcext:value-type="percentage">
            <text:p>100%</text:p>
          </table:table-cell>
          <table:table-cell table:style-name="ce5" table:formula="of:=IF([.O88]=&quot;&quot;;&quot;&quot;;[.O$134]+(1-[.O$134])*[.O88]*[.O$135]*(1-[.O$129])/([.O88]*([.O$135]-[.O$129])+(1-[.O$135])*[.O$129]))" office:value-type="percentage" office:value="0.6" calcext:value-type="percentage">
            <text:p>60%</text:p>
          </table:table-cell>
          <table:table-cell table:style-name="ce5" table:formula="of:=IF([.P88]=&quot;&quot;;&quot;&quot;;[.P$134]+(1-[.P$134])*[.P88]*[.P$135]*(1-[.P$129])/([.P88]*([.P$135]-[.P$129])+(1-[.P$135])*[.P$129]))" office:value-type="percentage" office:value="1.06557515006485" calcext:value-type="percentage">
            <text:p>107%</text:p>
          </table:table-cell>
          <table:table-cell table:style-name="ce5" table:formula="of:=IF([.Q88]=&quot;&quot;;&quot;&quot;;[.Q$134]+(1-[.Q$134])*[.Q88]*[.Q$135]*(1-[.Q$129])/([.Q88]*([.Q$135]-[.Q$129])+(1-[.Q$135])*[.Q$129]))" office:value-type="percentage" office:value="0.963444971959833" calcext:value-type="percentage">
            <text:p>96%</text:p>
          </table:table-cell>
          <table:table-cell table:style-name="ce5" table:formula="of:=IF([.R88]=&quot;&quot;;&quot;&quot;;[.R$134]+(1-[.R$134])*[.R88]*[.R$135]*(1-[.R$129])/([.R88]*([.R$135]-[.R$129])+(1-[.R$135])*[.R$129]))" office:value-type="percentage" office:value="0.874411715425461" calcext:value-type="percentage">
            <text:p>87%</text:p>
          </table:table-cell>
          <table:table-cell table:style-name="ce5" table:formula="of:=IF([.S88]=&quot;&quot;;&quot;&quot;;[.S$134]+(1-[.S$134])*[.S88]*[.S$135]*(1-[.S$129])/([.S88]*([.S$135]-[.S$129])+(1-[.S$135])*[.S$129]))" office:value-type="percentage" office:value="0.90773033986048" calcext:value-type="percentage">
            <text:p>91%</text:p>
          </table:table-cell>
          <table:table-cell table:number-columns-repeated="1005"/>
        </table:table-row>
        <table:table-row table:style-name="ro1">
          <table:table-cell table:formula="of:=[.A89]" office:value-type="float" office:value="23" calcext:value-type="float">
            <text:p>23</text:p>
          </table:table-cell>
          <table:table-cell table:formula="of:=[.B89]" office:value-type="string" office:string-value="Kinard, Ronald" calcext:value-type="string">
            <text:p>Kinard, Ronald</text:p>
          </table:table-cell>
          <table:table-cell table:formula="of:=[.C89]" office:value-type="string" office:string-value="rbk385" calcext:value-type="string">
            <text:p>rbk385</text:p>
          </table:table-cell>
          <table:table-cell/>
          <table:table-cell table:style-name="ce5" table:formula="of:=IF([.E89]=&quot;&quot;;&quot;&quot;;[.E$134]+(1-[.E$134])*[.E89]*[.E$135]*(1-[.E$129])/([.E89]*([.E$135]-[.E$129])+(1-[.E$135])*[.E$129]))" office:value-type="percentage" office:value="0.3" calcext:value-type="percentage">
            <text:p>30%</text:p>
          </table:table-cell>
          <table:table-cell table:style-name="ce5" table:formula="of:=IF([.F89]=&quot;&quot;;&quot;&quot;;[.F$134]+(1-[.F$134])*[.F89]*[.F$135]*(1-[.F$129])/([.F89]*([.F$135]-[.F$129])+(1-[.F$135])*[.F$129]))" office:value-type="percentage" office:value="1" calcext:value-type="percentage">
            <text:p>100%</text:p>
          </table:table-cell>
          <table:table-cell table:style-name="ce5" table:formula="of:=IF([.G89]=&quot;&quot;;&quot;&quot;;[.G$134]+(1-[.G$134])*[.G89]*[.G$135]*(1-[.G$129])/([.G89]*([.G$135]-[.G$129])+(1-[.G$135])*[.G$129]))" office:value-type="percentage" office:value="0.9" calcext:value-type="percentage">
            <text:p>90%</text:p>
          </table:table-cell>
          <table:table-cell table:style-name="ce5" table:formula="of:=IF([.H89]=&quot;&quot;;&quot;&quot;;[.H$134]+(1-[.H$134])*[.H89]*[.H$135]*(1-[.H$129])/([.H89]*([.H$135]-[.H$129])+(1-[.H$135])*[.H$129]))" office:value-type="percentage" office:value="1" calcext:value-type="percentage">
            <text:p>100%</text:p>
          </table:table-cell>
          <table:table-cell table:style-name="ce5" table:formula="of:=IF([.I89]=&quot;&quot;;&quot;&quot;;[.I$134]+(1-[.I$134])*[.I89]*[.I$135]*(1-[.I$129])/([.I89]*([.I$135]-[.I$129])+(1-[.I$135])*[.I$129]))" office:value-type="percentage" office:value="1" calcext:value-type="percentage">
            <text:p>100%</text:p>
          </table:table-cell>
          <table:table-cell table:style-name="ce5" table:formula="of:=IF([.J89]=&quot;&quot;;&quot;&quot;;[.J$134]+(1-[.J$134])*[.J89]*[.J$135]*(1-[.J$129])/([.J89]*([.J$135]-[.J$129])+(1-[.J$135])*[.J$129]))" office:value-type="percentage" office:value="0.85" calcext:value-type="percentage">
            <text:p>85%</text:p>
          </table:table-cell>
          <table:table-cell table:style-name="ce5" table:formula="of:=IF([.K89]=&quot;&quot;;&quot;&quot;;[.K$134]+(1-[.K$134])*[.K89]*[.K$135]*(1-[.K$129])/([.K89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89]=&quot;&quot;;&quot;&quot;;[.L$134]+(1-[.L$134])*[.L89]*[.L$135]*(1-[.L$129])/([.L89]*([.L$135]-[.L$129])+(1-[.L$135])*[.L$129]))" office:value-type="percentage" office:value="0.7" calcext:value-type="percentage">
            <text:p>70%</text:p>
          </table:table-cell>
          <table:table-cell table:style-name="ce5" table:formula="of:=IF([.M89]=&quot;&quot;;&quot;&quot;;[.M$134]+(1-[.M$134])*[.M89]*[.M$135]*(1-[.M$129])/([.M89]*([.M$135]-[.M$129])+(1-[.M$135])*[.M$129]))" office:value-type="percentage" office:value="1" calcext:value-type="percentage">
            <text:p>100%</text:p>
          </table:table-cell>
          <table:table-cell table:style-name="ce5" table:formula="of:=IF([.N89]=&quot;&quot;;&quot;&quot;;[.N$134]+(1-[.N$134])*[.N89]*[.N$135]*(1-[.N$129])/([.N89]*([.N$135]-[.N$129])+(1-[.N$135])*[.N$129]))" office:value-type="percentage" office:value="1" calcext:value-type="percentage">
            <text:p>100%</text:p>
          </table:table-cell>
          <table:table-cell table:style-name="ce5" table:formula="of:=IF([.O89]=&quot;&quot;;&quot;&quot;;[.O$134]+(1-[.O$134])*[.O89]*[.O$135]*(1-[.O$129])/([.O89]*([.O$135]-[.O$129])+(1-[.O$135])*[.O$129]))" office:value-type="percentage" office:value="0.95" calcext:value-type="percentage">
            <text:p>95%</text:p>
          </table:table-cell>
          <table:table-cell table:style-name="ce5" table:formula="of:=IF([.P89]=&quot;&quot;;&quot;&quot;;[.P$134]+(1-[.P$134])*[.P89]*[.P$135]*(1-[.P$129])/([.P89]*([.P$135]-[.P$129])+(1-[.P$135])*[.P$129]))">
            <text:p/>
          </table:table-cell>
          <table:table-cell table:style-name="ce5" table:formula="of:=IF([.Q89]=&quot;&quot;;&quot;&quot;;[.Q$134]+(1-[.Q$134])*[.Q89]*[.Q$135]*(1-[.Q$129])/([.Q89]*([.Q$135]-[.Q$129])+(1-[.Q$135])*[.Q$129]))" office:value-type="percentage" office:value="1" calcext:value-type="percentage">
            <text:p>100%</text:p>
          </table:table-cell>
          <table:table-cell table:style-name="ce5" table:formula="of:=IF([.R89]=&quot;&quot;;&quot;&quot;;[.R$134]+(1-[.R$134])*[.R89]*[.R$135]*(1-[.R$129])/([.R89]*([.R$135]-[.R$129])+(1-[.R$135])*[.R$129]))" office:value-type="percentage" office:value="0.874411715425461" calcext:value-type="percentage">
            <text:p>87%</text:p>
          </table:table-cell>
          <table:table-cell table:style-name="ce5" table:formula="of:=IF([.S89]=&quot;&quot;;&quot;&quot;;[.S$134]+(1-[.S$134])*[.S89]*[.S$135]*(1-[.S$129])/([.S89]*([.S$135]-[.S$129])+(1-[.S$135])*[.S$129]))" office:value-type="percentage" office:value="0.876282313428339" calcext:value-type="percentage">
            <text:p>88%</text:p>
          </table:table-cell>
          <table:table-cell table:number-columns-repeated="1005"/>
        </table:table-row>
        <table:table-row table:style-name="ro1">
          <table:table-cell table:formula="of:=[.A90]" office:value-type="float" office:value="24" calcext:value-type="float">
            <text:p>24</text:p>
          </table:table-cell>
          <table:table-cell table:formula="of:=[.B90]" office:value-type="string" office:string-value="LACY, AMANDA" calcext:value-type="string">
            <text:p>LACY, AMANDA</text:p>
          </table:table-cell>
          <table:table-cell table:formula="of:=[.C90]" office:value-type="string" office:string-value="akl777" calcext:value-type="string">
            <text:p>akl777</text:p>
          </table:table-cell>
          <table:table-cell/>
          <table:table-cell table:style-name="ce5" table:formula="of:=IF([.E90]=&quot;&quot;;&quot;&quot;;[.E$134]+(1-[.E$134])*[.E90]*[.E$135]*(1-[.E$129])/([.E90]*([.E$135]-[.E$129])+(1-[.E$135])*[.E$129]))" office:value-type="percentage" office:value="1" calcext:value-type="percentage">
            <text:p>100%</text:p>
          </table:table-cell>
          <table:table-cell table:style-name="ce5" table:formula="of:=IF([.F90]=&quot;&quot;;&quot;&quot;;[.F$134]+(1-[.F$134])*[.F90]*[.F$135]*(1-[.F$129])/([.F90]*([.F$135]-[.F$129])+(1-[.F$135])*[.F$129]))" office:value-type="percentage" office:value="1" calcext:value-type="percentage">
            <text:p>100%</text:p>
          </table:table-cell>
          <table:table-cell table:style-name="ce5" table:formula="of:=IF([.G90]=&quot;&quot;;&quot;&quot;;[.G$134]+(1-[.G$134])*[.G90]*[.G$135]*(1-[.G$129])/([.G90]*([.G$135]-[.G$129])+(1-[.G$135])*[.G$129]))" office:value-type="percentage" office:value="0.9" calcext:value-type="percentage">
            <text:p>90%</text:p>
          </table:table-cell>
          <table:table-cell table:style-name="ce5" table:formula="of:=IF([.H90]=&quot;&quot;;&quot;&quot;;[.H$134]+(1-[.H$134])*[.H90]*[.H$135]*(1-[.H$129])/([.H90]*([.H$135]-[.H$129])+(1-[.H$135])*[.H$129]))" office:value-type="percentage" office:value="0.918724131386942" calcext:value-type="percentage">
            <text:p>92%</text:p>
          </table:table-cell>
          <table:table-cell table:style-name="ce5" table:formula="of:=IF([.I90]=&quot;&quot;;&quot;&quot;;[.I$134]+(1-[.I$134])*[.I90]*[.I$135]*(1-[.I$129])/([.I90]*([.I$135]-[.I$129])+(1-[.I$135])*[.I$129]))" office:value-type="percentage" office:value="1" calcext:value-type="percentage">
            <text:p>100%</text:p>
          </table:table-cell>
          <table:table-cell table:style-name="ce5" table:formula="of:=IF([.J90]=&quot;&quot;;&quot;&quot;;[.J$134]+(1-[.J$134])*[.J90]*[.J$135]*(1-[.J$129])/([.J90]*([.J$135]-[.J$129])+(1-[.J$135])*[.J$129]))" office:value-type="percentage" office:value="0.95" calcext:value-type="percentage">
            <text:p>95%</text:p>
          </table:table-cell>
          <table:table-cell table:style-name="ce5" table:formula="of:=IF([.K90]=&quot;&quot;;&quot;&quot;;[.K$134]+(1-[.K$134])*[.K90]*[.K$135]*(1-[.K$129])/([.K90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90]=&quot;&quot;;&quot;&quot;;[.L$134]+(1-[.L$134])*[.L90]*[.L$135]*(1-[.L$129])/([.L90]*([.L$135]-[.L$129])+(1-[.L$135])*[.L$129]))">
            <text:p/>
          </table:table-cell>
          <table:table-cell table:style-name="ce5" table:formula="of:=IF([.M90]=&quot;&quot;;&quot;&quot;;[.M$134]+(1-[.M$134])*[.M90]*[.M$135]*(1-[.M$129])/([.M90]*([.M$135]-[.M$129])+(1-[.M$135])*[.M$129]))" office:value-type="percentage" office:value="0.8" calcext:value-type="percentage">
            <text:p>80%</text:p>
          </table:table-cell>
          <table:table-cell table:style-name="ce5" table:formula="of:=IF([.N90]=&quot;&quot;;&quot;&quot;;[.N$134]+(1-[.N$134])*[.N90]*[.N$135]*(1-[.N$129])/([.N90]*([.N$135]-[.N$129])+(1-[.N$135])*[.N$129]))" office:value-type="percentage" office:value="0.8" calcext:value-type="percentage">
            <text:p>80%</text:p>
          </table:table-cell>
          <table:table-cell table:style-name="ce5" table:formula="of:=IF([.O90]=&quot;&quot;;&quot;&quot;;[.O$134]+(1-[.O$134])*[.O90]*[.O$135]*(1-[.O$129])/([.O90]*([.O$135]-[.O$129])+(1-[.O$135])*[.O$129]))" office:value-type="percentage" office:value="0.9" calcext:value-type="percentage">
            <text:p>90%</text:p>
          </table:table-cell>
          <table:table-cell table:style-name="ce5" table:formula="of:=IF([.P90]=&quot;&quot;;&quot;&quot;;[.P$134]+(1-[.P$134])*[.P90]*[.P$135]*(1-[.P$129])/([.P90]*([.P$135]-[.P$129])+(1-[.P$135])*[.P$129]))" office:value-type="percentage" office:value="0.888470837533903" calcext:value-type="percentage">
            <text:p>89%</text:p>
          </table:table-cell>
          <table:table-cell table:style-name="ce5" table:formula="of:=IF([.Q90]=&quot;&quot;;&quot;&quot;;[.Q$134]+(1-[.Q$134])*[.Q90]*[.Q$135]*(1-[.Q$129])/([.Q90]*([.Q$135]-[.Q$129])+(1-[.Q$135])*[.Q$129]))" office:value-type="percentage" office:value="0.963444971959833" calcext:value-type="percentage">
            <text:p>96%</text:p>
          </table:table-cell>
          <table:table-cell table:style-name="ce5" table:formula="of:=IF([.R90]=&quot;&quot;;&quot;&quot;;[.R$134]+(1-[.R$134])*[.R90]*[.R$135]*(1-[.R$129])/([.R90]*([.R$135]-[.R$129])+(1-[.R$135])*[.R$129]))" office:value-type="percentage" office:value="0.823430384231598" calcext:value-type="percentage">
            <text:p>82%</text:p>
          </table:table-cell>
          <table:table-cell table:style-name="ce5" table:formula="of:=IF([.S90]=&quot;&quot;;&quot;&quot;;[.S$134]+(1-[.S$134])*[.S90]*[.S$135]*(1-[.S$129])/([.S90]*([.S$135]-[.S$129])+(1-[.S$135])*[.S$129]))" office:value-type="percentage" office:value="0.828441807910559" calcext:value-type="percentage">
            <text:p>83%</text:p>
          </table:table-cell>
          <table:table-cell table:number-columns-repeated="1005"/>
        </table:table-row>
        <table:table-row table:style-name="ro1">
          <table:table-cell table:formula="of:=[.A91]" office:value-type="float" office:value="25" calcext:value-type="float">
            <text:p>25</text:p>
          </table:table-cell>
          <table:table-cell table:formula="of:=[.B91]" office:value-type="string" office:string-value="Lee, Sangwon" calcext:value-type="string">
            <text:p>Lee, Sangwon</text:p>
          </table:table-cell>
          <table:table-cell table:formula="of:=[.C91]" office:value-type="string" office:string-value="sl34645" calcext:value-type="string">
            <text:p>sl34645</text:p>
          </table:table-cell>
          <table:table-cell/>
          <table:table-cell table:style-name="ce5" table:formula="of:=IF([.E91]=&quot;&quot;;&quot;&quot;;[.E$134]+(1-[.E$134])*[.E91]*[.E$135]*(1-[.E$129])/([.E91]*([.E$135]-[.E$129])+(1-[.E$135])*[.E$129]))" office:value-type="percentage" office:value="1" calcext:value-type="percentage">
            <text:p>100%</text:p>
          </table:table-cell>
          <table:table-cell table:style-name="ce5" table:formula="of:=IF([.F91]=&quot;&quot;;&quot;&quot;;[.F$134]+(1-[.F$134])*[.F91]*[.F$135]*(1-[.F$129])/([.F91]*([.F$135]-[.F$129])+(1-[.F$135])*[.F$129]))" office:value-type="percentage" office:value="1" calcext:value-type="percentage">
            <text:p>100%</text:p>
          </table:table-cell>
          <table:table-cell table:style-name="ce5" table:formula="of:=IF([.G91]=&quot;&quot;;&quot;&quot;;[.G$134]+(1-[.G$134])*[.G91]*[.G$135]*(1-[.G$129])/([.G91]*([.G$135]-[.G$129])+(1-[.G$135])*[.G$129]))" office:value-type="percentage" office:value="1" calcext:value-type="percentage">
            <text:p>100%</text:p>
          </table:table-cell>
          <table:table-cell table:style-name="ce5" table:formula="of:=IF([.H91]=&quot;&quot;;&quot;&quot;;[.H$134]+(1-[.H$134])*[.H91]*[.H$135]*(1-[.H$129])/([.H91]*([.H$135]-[.H$129])+(1-[.H$135])*[.H$129]))" office:value-type="percentage" office:value="0.79116823550748" calcext:value-type="percentage">
            <text:p>79%</text:p>
          </table:table-cell>
          <table:table-cell table:style-name="ce5" table:formula="of:=IF([.I91]=&quot;&quot;;&quot;&quot;;[.I$134]+(1-[.I$134])*[.I91]*[.I$135]*(1-[.I$129])/([.I91]*([.I$135]-[.I$129])+(1-[.I$135])*[.I$129]))" office:value-type="percentage" office:value="0.9" calcext:value-type="percentage">
            <text:p>90%</text:p>
          </table:table-cell>
          <table:table-cell table:style-name="ce5" table:formula="of:=IF([.J91]=&quot;&quot;;&quot;&quot;;[.J$134]+(1-[.J$134])*[.J91]*[.J$135]*(1-[.J$129])/([.J91]*([.J$135]-[.J$129])+(1-[.J$135])*[.J$129]))" office:value-type="percentage" office:value="0.95" calcext:value-type="percentage">
            <text:p>95%</text:p>
          </table:table-cell>
          <table:table-cell table:style-name="ce5" table:formula="of:=IF([.K91]=&quot;&quot;;&quot;&quot;;[.K$134]+(1-[.K$134])*[.K91]*[.K$135]*(1-[.K$129])/([.K91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91]=&quot;&quot;;&quot;&quot;;[.L$134]+(1-[.L$134])*[.L91]*[.L$135]*(1-[.L$129])/([.L91]*([.L$135]-[.L$129])+(1-[.L$135])*[.L$129]))" office:value-type="percentage" office:value="1" calcext:value-type="percentage">
            <text:p>100%</text:p>
          </table:table-cell>
          <table:table-cell table:style-name="ce5" table:formula="of:=IF([.M91]=&quot;&quot;;&quot;&quot;;[.M$134]+(1-[.M$134])*[.M91]*[.M$135]*(1-[.M$129])/([.M91]*([.M$135]-[.M$129])+(1-[.M$135])*[.M$129]))" office:value-type="percentage" office:value="0.85" calcext:value-type="percentage">
            <text:p>85%</text:p>
          </table:table-cell>
          <table:table-cell table:style-name="ce5" table:formula="of:=IF([.N91]=&quot;&quot;;&quot;&quot;;[.N$134]+(1-[.N$134])*[.N91]*[.N$135]*(1-[.N$129])/([.N91]*([.N$135]-[.N$129])+(1-[.N$135])*[.N$129]))" office:value-type="percentage" office:value="1" calcext:value-type="percentage">
            <text:p>100%</text:p>
          </table:table-cell>
          <table:table-cell table:style-name="ce5" table:formula="of:=IF([.O91]=&quot;&quot;;&quot;&quot;;[.O$134]+(1-[.O$134])*[.O91]*[.O$135]*(1-[.O$129])/([.O91]*([.O$135]-[.O$129])+(1-[.O$135])*[.O$129]))" office:value-type="percentage" office:value="0.9" calcext:value-type="percentage">
            <text:p>90%</text:p>
          </table:table-cell>
          <table:table-cell table:style-name="ce5" table:formula="of:=IF([.P91]=&quot;&quot;;&quot;&quot;;[.P$134]+(1-[.P$134])*[.P91]*[.P$135]*(1-[.P$129])/([.P91]*([.P$135]-[.P$129])+(1-[.P$135])*[.P$129]))" office:value-type="percentage" office:value="0.865821670076682" calcext:value-type="percentage">
            <text:p>87%</text:p>
          </table:table-cell>
          <table:table-cell table:style-name="ce5" table:formula="of:=IF([.Q91]=&quot;&quot;;&quot;&quot;;[.Q$134]+(1-[.Q$134])*[.Q91]*[.Q$135]*(1-[.Q$129])/([.Q91]*([.Q$135]-[.Q$129])+(1-[.Q$135])*[.Q$129]))" office:value-type="percentage" office:value="0.770645526364514" calcext:value-type="percentage">
            <text:p>77%</text:p>
          </table:table-cell>
          <table:table-cell table:style-name="ce5" table:formula="of:=IF([.R91]=&quot;&quot;;&quot;&quot;;[.R$134]+(1-[.R$134])*[.R91]*[.R$135]*(1-[.R$129])/([.R91]*([.R$135]-[.R$129])+(1-[.R$135])*[.R$129]))" office:value-type="percentage" office:value="0.813045093540313" calcext:value-type="percentage">
            <text:p>81%</text:p>
          </table:table-cell>
          <table:table-cell table:style-name="ce5" table:formula="of:=IF([.S91]=&quot;&quot;;&quot;&quot;;[.S$134]+(1-[.S$134])*[.S91]*[.S$135]*(1-[.S$129])/([.S91]*([.S$135]-[.S$129])+(1-[.S$135])*[.S$129]))" office:value-type="percentage" office:value="0.796093602064502" calcext:value-type="percentage">
            <text:p>80%</text:p>
          </table:table-cell>
          <table:table-cell table:number-columns-repeated="1005"/>
        </table:table-row>
        <table:table-row table:style-name="ro1">
          <table:table-cell table:formula="of:=[.A92]" office:value-type="float" office:value="26" calcext:value-type="float">
            <text:p>26</text:p>
          </table:table-cell>
          <table:table-cell table:formula="of:=[.B92]" office:value-type="string" office:string-value="LIU, NANCY" calcext:value-type="string">
            <text:p>LIU, NANCY</text:p>
          </table:table-cell>
          <table:table-cell table:formula="of:=[.C92]" office:value-type="string" office:string-value="nl6382" calcext:value-type="string">
            <text:p>nl6382</text:p>
          </table:table-cell>
          <table:table-cell/>
          <table:table-cell table:style-name="ce5" table:formula="of:=IF([.E92]=&quot;&quot;;&quot;&quot;;[.E$134]+(1-[.E$134])*[.E92]*[.E$135]*(1-[.E$129])/([.E92]*([.E$135]-[.E$129])+(1-[.E$135])*[.E$129]))" office:value-type="percentage" office:value="1" calcext:value-type="percentage">
            <text:p>100%</text:p>
          </table:table-cell>
          <table:table-cell table:style-name="ce5" table:formula="of:=IF([.F92]=&quot;&quot;;&quot;&quot;;[.F$134]+(1-[.F$134])*[.F92]*[.F$135]*(1-[.F$129])/([.F92]*([.F$135]-[.F$129])+(1-[.F$135])*[.F$129]))" office:value-type="percentage" office:value="1" calcext:value-type="percentage">
            <text:p>100%</text:p>
          </table:table-cell>
          <table:table-cell table:style-name="ce5" table:formula="of:=IF([.G92]=&quot;&quot;;&quot;&quot;;[.G$134]+(1-[.G$134])*[.G92]*[.G$135]*(1-[.G$129])/([.G92]*([.G$135]-[.G$129])+(1-[.G$135])*[.G$129]))" office:value-type="percentage" office:value="0.9" calcext:value-type="percentage">
            <text:p>90%</text:p>
          </table:table-cell>
          <table:table-cell table:style-name="ce5" table:formula="of:=IF([.H92]=&quot;&quot;;&quot;&quot;;[.H$134]+(1-[.H$134])*[.H92]*[.H$135]*(1-[.H$129])/([.H92]*([.H$135]-[.H$129])+(1-[.H$135])*[.H$129]))" office:value-type="percentage" office:value="1" calcext:value-type="percentage">
            <text:p>100%</text:p>
          </table:table-cell>
          <table:table-cell table:style-name="ce5" table:formula="of:=IF([.I92]=&quot;&quot;;&quot;&quot;;[.I$134]+(1-[.I$134])*[.I92]*[.I$135]*(1-[.I$129])/([.I92]*([.I$135]-[.I$129])+(1-[.I$135])*[.I$129]))">
            <text:p/>
          </table:table-cell>
          <table:table-cell table:style-name="ce5" table:formula="of:=IF([.J92]=&quot;&quot;;&quot;&quot;;[.J$134]+(1-[.J$134])*[.J92]*[.J$135]*(1-[.J$129])/([.J92]*([.J$135]-[.J$129])+(1-[.J$135])*[.J$129]))" office:value-type="percentage" office:value="0.2" calcext:value-type="percentage">
            <text:p>20%</text:p>
          </table:table-cell>
          <table:table-cell table:style-name="ce5" table:formula="of:=IF([.K92]=&quot;&quot;;&quot;&quot;;[.K$134]+(1-[.K$134])*[.K92]*[.K$135]*(1-[.K$129])/([.K92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92]=&quot;&quot;;&quot;&quot;;[.L$134]+(1-[.L$134])*[.L92]*[.L$135]*(1-[.L$129])/([.L92]*([.L$135]-[.L$129])+(1-[.L$135])*[.L$129]))" office:value-type="percentage" office:value="0.95" calcext:value-type="percentage">
            <text:p>95%</text:p>
          </table:table-cell>
          <table:table-cell table:style-name="ce5" table:formula="of:=IF([.M92]=&quot;&quot;;&quot;&quot;;[.M$134]+(1-[.M$134])*[.M92]*[.M$135]*(1-[.M$129])/([.M92]*([.M$135]-[.M$129])+(1-[.M$135])*[.M$129]))" office:value-type="percentage" office:value="0.85" calcext:value-type="percentage">
            <text:p>85%</text:p>
          </table:table-cell>
          <table:table-cell table:style-name="ce5" table:formula="of:=IF([.N92]=&quot;&quot;;&quot;&quot;;[.N$134]+(1-[.N$134])*[.N92]*[.N$135]*(1-[.N$129])/([.N92]*([.N$135]-[.N$129])+(1-[.N$135])*[.N$129]))" office:value-type="percentage" office:value="1" calcext:value-type="percentage">
            <text:p>100%</text:p>
          </table:table-cell>
          <table:table-cell table:style-name="ce5" table:formula="of:=IF([.O92]=&quot;&quot;;&quot;&quot;;[.O$134]+(1-[.O$134])*[.O92]*[.O$135]*(1-[.O$129])/([.O92]*([.O$135]-[.O$129])+(1-[.O$135])*[.O$129]))" office:value-type="percentage" office:value="0.8" calcext:value-type="percentage">
            <text:p>80%</text:p>
          </table:table-cell>
          <table:table-cell table:style-name="ce5" table:formula="of:=IF([.P92]=&quot;&quot;;&quot;&quot;;[.P$134]+(1-[.P$134])*[.P92]*[.P$135]*(1-[.P$129])/([.P92]*([.P$135]-[.P$129])+(1-[.P$135])*[.P$129]))">
            <text:p/>
          </table:table-cell>
          <table:table-cell table:style-name="ce5" table:formula="of:=IF([.Q92]=&quot;&quot;;&quot;&quot;;[.Q$134]+(1-[.Q$134])*[.Q92]*[.Q$135]*(1-[.Q$129])/([.Q92]*([.Q$135]-[.Q$129])+(1-[.Q$135])*[.Q$129]))" office:value-type="percentage" office:value="0.11" calcext:value-type="percentage">
            <text:p>11%</text:p>
          </table:table-cell>
          <table:table-cell table:style-name="ce5" table:formula="of:=IF([.R92]=&quot;&quot;;&quot;&quot;;[.R$134]+(1-[.R$134])*[.R92]*[.R$135]*(1-[.R$129])/([.R92]*([.R$135]-[.R$129])+(1-[.R$135])*[.R$129]))" office:value-type="percentage" office:value="0.844010205129548" calcext:value-type="percentage">
            <text:p>84%</text:p>
          </table:table-cell>
          <table:table-cell table:style-name="ce5" table:formula="of:=IF([.S92]=&quot;&quot;;&quot;&quot;;[.S$134]+(1-[.S$134])*[.S92]*[.S$135]*(1-[.S$129])/([.S92]*([.S$135]-[.S$129])+(1-[.S$135])*[.S$129]))" office:value-type="percentage" office:value="0.71358621264134" calcext:value-type="percentage">
            <text:p>71%</text:p>
          </table:table-cell>
          <table:table-cell table:number-columns-repeated="1005"/>
        </table:table-row>
        <table:table-row table:style-name="ro1">
          <table:table-cell table:formula="of:=[.A93]" office:value-type="float" office:value="27" calcext:value-type="float">
            <text:p>27</text:p>
          </table:table-cell>
          <table:table-cell table:formula="of:=[.B93]" office:value-type="string" office:string-value="Lyon, Eliot" calcext:value-type="string">
            <text:p>Lyon, Eliot</text:p>
          </table:table-cell>
          <table:table-cell table:formula="of:=[.C93]" office:value-type="string" office:string-value="efl55" calcext:value-type="string">
            <text:p>efl55</text:p>
          </table:table-cell>
          <table:table-cell/>
          <table:table-cell table:style-name="ce5" table:formula="of:=IF([.E93]=&quot;&quot;;&quot;&quot;;[.E$134]+(1-[.E$134])*[.E93]*[.E$135]*(1-[.E$129])/([.E93]*([.E$135]-[.E$129])+(1-[.E$135])*[.E$129]))" office:value-type="percentage" office:value="1" calcext:value-type="percentage">
            <text:p>100%</text:p>
          </table:table-cell>
          <table:table-cell table:style-name="ce5" table:formula="of:=IF([.F93]=&quot;&quot;;&quot;&quot;;[.F$134]+(1-[.F$134])*[.F93]*[.F$135]*(1-[.F$129])/([.F93]*([.F$135]-[.F$129])+(1-[.F$135])*[.F$129]))" office:value-type="percentage" office:value="1" calcext:value-type="percentage">
            <text:p>100%</text:p>
          </table:table-cell>
          <table:table-cell table:style-name="ce5" table:formula="of:=IF([.G93]=&quot;&quot;;&quot;&quot;;[.G$134]+(1-[.G$134])*[.G93]*[.G$135]*(1-[.G$129])/([.G93]*([.G$135]-[.G$129])+(1-[.G$135])*[.G$129]))" office:value-type="percentage" office:value="1" calcext:value-type="percentage">
            <text:p>100%</text:p>
          </table:table-cell>
          <table:table-cell table:style-name="ce5" table:formula="of:=IF([.H93]=&quot;&quot;;&quot;&quot;;[.H$134]+(1-[.H$134])*[.H93]*[.H$135]*(1-[.H$129])/([.H93]*([.H$135]-[.H$129])+(1-[.H$135])*[.H$129]))" office:value-type="percentage" office:value="1" calcext:value-type="percentage">
            <text:p>100%</text:p>
          </table:table-cell>
          <table:table-cell table:style-name="ce5" table:formula="of:=IF([.I93]=&quot;&quot;;&quot;&quot;;[.I$134]+(1-[.I$134])*[.I93]*[.I$135]*(1-[.I$129])/([.I93]*([.I$135]-[.I$129])+(1-[.I$135])*[.I$129]))" office:value-type="percentage" office:value="1" calcext:value-type="percentage">
            <text:p>100%</text:p>
          </table:table-cell>
          <table:table-cell table:style-name="ce5" table:formula="of:=IF([.J93]=&quot;&quot;;&quot;&quot;;[.J$134]+(1-[.J$134])*[.J93]*[.J$135]*(1-[.J$129])/([.J93]*([.J$135]-[.J$129])+(1-[.J$135])*[.J$129]))" office:value-type="percentage" office:value="1.3" calcext:value-type="percentage">
            <text:p>130%</text:p>
          </table:table-cell>
          <table:table-cell table:style-name="ce5" table:formula="of:=IF([.K93]=&quot;&quot;;&quot;&quot;;[.K$134]+(1-[.K$134])*[.K93]*[.K$135]*(1-[.K$129])/([.K93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93]=&quot;&quot;;&quot;&quot;;[.L$134]+(1-[.L$134])*[.L93]*[.L$135]*(1-[.L$129])/([.L93]*([.L$135]-[.L$129])+(1-[.L$135])*[.L$129]))" office:value-type="percentage" office:value="1" calcext:value-type="percentage">
            <text:p>100%</text:p>
          </table:table-cell>
          <table:table-cell table:style-name="ce5" table:formula="of:=IF([.M93]=&quot;&quot;;&quot;&quot;;[.M$134]+(1-[.M$134])*[.M93]*[.M$135]*(1-[.M$129])/([.M93]*([.M$135]-[.M$129])+(1-[.M$135])*[.M$129]))" office:value-type="percentage" office:value="0.95" calcext:value-type="percentage">
            <text:p>95%</text:p>
          </table:table-cell>
          <table:table-cell table:style-name="ce5" table:formula="of:=IF([.N93]=&quot;&quot;;&quot;&quot;;[.N$134]+(1-[.N$134])*[.N93]*[.N$135]*(1-[.N$129])/([.N93]*([.N$135]-[.N$129])+(1-[.N$135])*[.N$129]))" office:value-type="percentage" office:value="1" calcext:value-type="percentage">
            <text:p>100%</text:p>
          </table:table-cell>
          <table:table-cell table:style-name="ce5" table:formula="of:=IF([.O93]=&quot;&quot;;&quot;&quot;;[.O$134]+(1-[.O$134])*[.O93]*[.O$135]*(1-[.O$129])/([.O93]*([.O$135]-[.O$129])+(1-[.O$135])*[.O$129]))" office:value-type="percentage" office:value="0.98" calcext:value-type="percentage">
            <text:p>98%</text:p>
          </table:table-cell>
          <table:table-cell table:style-name="ce5" table:formula="of:=IF([.P93]=&quot;&quot;;&quot;&quot;;[.P$134]+(1-[.P$134])*[.P93]*[.P$135]*(1-[.P$129])/([.P93]*([.P$135]-[.P$129])+(1-[.P$135])*[.P$129]))" office:value-type="percentage" office:value="0.977920158738274" calcext:value-type="percentage">
            <text:p>98%</text:p>
          </table:table-cell>
          <table:table-cell table:style-name="ce5" table:formula="of:=IF([.Q93]=&quot;&quot;;&quot;&quot;;[.Q$134]+(1-[.Q$134])*[.Q93]*[.Q$135]*(1-[.Q$129])/([.Q93]*([.Q$135]-[.Q$129])+(1-[.Q$135])*[.Q$129]))" office:value-type="percentage" office:value="1" calcext:value-type="percentage">
            <text:p>100%</text:p>
          </table:table-cell>
          <table:table-cell table:style-name="ce5" table:formula="of:=IF([.R93]=&quot;&quot;;&quot;&quot;;[.R$134]+(1-[.R$134])*[.R93]*[.R$135]*(1-[.R$129])/([.R93]*([.R$135]-[.R$129])+(1-[.R$135])*[.R$129]))" office:value-type="percentage" office:value="0.952841272383732" calcext:value-type="percentage">
            <text:p>95%</text:p>
          </table:table-cell>
          <table:table-cell table:style-name="ce5" table:formula="of:=IF([.S93]=&quot;&quot;;&quot;&quot;;[.S$134]+(1-[.S$134])*[.S93]*[.S$135]*(1-[.S$129])/([.S93]*([.S$135]-[.S$129])+(1-[.S$135])*[.S$129]))" office:value-type="percentage" office:value="0.938828786520656" calcext:value-type="percentage">
            <text:p>94%</text:p>
          </table:table-cell>
          <table:table-cell table:number-columns-repeated="1005"/>
        </table:table-row>
        <table:table-row table:style-name="ro1">
          <table:table-cell table:formula="of:=[.A94]" office:value-type="float" office:value="28" calcext:value-type="float">
            <text:p>28</text:p>
          </table:table-cell>
          <table:table-cell table:formula="of:=[.B94]" office:value-type="string" office:string-value="MADARI, SHISHIR" calcext:value-type="string">
            <text:p>MADARI, SHISHIR</text:p>
          </table:table-cell>
          <table:table-cell table:formula="of:=[.C94]" office:value-type="string" office:string-value="sm54643" calcext:value-type="string">
            <text:p>sm54643</text:p>
          </table:table-cell>
          <table:table-cell/>
          <table:table-cell table:style-name="ce5" table:formula="of:=IF([.E94]=&quot;&quot;;&quot;&quot;;[.E$134]+(1-[.E$134])*[.E94]*[.E$135]*(1-[.E$129])/([.E94]*([.E$135]-[.E$129])+(1-[.E$135])*[.E$129]))" office:value-type="percentage" office:value="1" calcext:value-type="percentage">
            <text:p>100%</text:p>
          </table:table-cell>
          <table:table-cell table:style-name="ce5" table:formula="of:=IF([.F94]=&quot;&quot;;&quot;&quot;;[.F$134]+(1-[.F$134])*[.F94]*[.F$135]*(1-[.F$129])/([.F94]*([.F$135]-[.F$129])+(1-[.F$135])*[.F$129]))" office:value-type="percentage" office:value="1" calcext:value-type="percentage">
            <text:p>100%</text:p>
          </table:table-cell>
          <table:table-cell table:style-name="ce5" table:formula="of:=IF([.G94]=&quot;&quot;;&quot;&quot;;[.G$134]+(1-[.G$134])*[.G94]*[.G$135]*(1-[.G$129])/([.G94]*([.G$135]-[.G$129])+(1-[.G$135])*[.G$129]))" office:value-type="percentage" office:value="1" calcext:value-type="percentage">
            <text:p>100%</text:p>
          </table:table-cell>
          <table:table-cell table:style-name="ce5" table:formula="of:=IF([.H94]=&quot;&quot;;&quot;&quot;;[.H$134]+(1-[.H$134])*[.H94]*[.H$135]*(1-[.H$129])/([.H94]*([.H$135]-[.H$129])+(1-[.H$135])*[.H$129]))" office:value-type="percentage" office:value="1" calcext:value-type="percentage">
            <text:p>100%</text:p>
          </table:table-cell>
          <table:table-cell table:style-name="ce5" table:formula="of:=IF([.I94]=&quot;&quot;;&quot;&quot;;[.I$134]+(1-[.I$134])*[.I94]*[.I$135]*(1-[.I$129])/([.I94]*([.I$135]-[.I$129])+(1-[.I$135])*[.I$129]))" office:value-type="percentage" office:value="1" calcext:value-type="percentage">
            <text:p>100%</text:p>
          </table:table-cell>
          <table:table-cell table:style-name="ce5" table:formula="of:=IF([.J94]=&quot;&quot;;&quot;&quot;;[.J$134]+(1-[.J$134])*[.J94]*[.J$135]*(1-[.J$129])/([.J94]*([.J$135]-[.J$129])+(1-[.J$135])*[.J$129]))" office:value-type="percentage" office:value="0.95" calcext:value-type="percentage">
            <text:p>95%</text:p>
          </table:table-cell>
          <table:table-cell table:style-name="ce5" table:formula="of:=IF([.K94]=&quot;&quot;;&quot;&quot;;[.K$134]+(1-[.K$134])*[.K94]*[.K$135]*(1-[.K$129])/([.K94]*([.K$135]-[.K$129])+(1-[.K$135])*[.K$129]))" office:value-type="percentage" office:value="0.635965468952255" calcext:value-type="percentage">
            <text:p>64%</text:p>
          </table:table-cell>
          <table:table-cell table:style-name="ce5" table:formula="of:=IF([.L94]=&quot;&quot;;&quot;&quot;;[.L$134]+(1-[.L$134])*[.L94]*[.L$135]*(1-[.L$129])/([.L94]*([.L$135]-[.L$129])+(1-[.L$135])*[.L$129]))" office:value-type="percentage" office:value="0.95" calcext:value-type="percentage">
            <text:p>95%</text:p>
          </table:table-cell>
          <table:table-cell table:style-name="ce5" table:formula="of:=IF([.M94]=&quot;&quot;;&quot;&quot;;[.M$134]+(1-[.M$134])*[.M94]*[.M$135]*(1-[.M$129])/([.M94]*([.M$135]-[.M$129])+(1-[.M$135])*[.M$129]))" office:value-type="percentage" office:value="0.85" calcext:value-type="percentage">
            <text:p>85%</text:p>
          </table:table-cell>
          <table:table-cell table:style-name="ce5" table:formula="of:=IF([.N94]=&quot;&quot;;&quot;&quot;;[.N$134]+(1-[.N$134])*[.N94]*[.N$135]*(1-[.N$129])/([.N94]*([.N$135]-[.N$129])+(1-[.N$135])*[.N$129]))" office:value-type="percentage" office:value="1" calcext:value-type="percentage">
            <text:p>100%</text:p>
          </table:table-cell>
          <table:table-cell table:style-name="ce5" table:formula="of:=IF([.O94]=&quot;&quot;;&quot;&quot;;[.O$134]+(1-[.O$134])*[.O94]*[.O$135]*(1-[.O$129])/([.O94]*([.O$135]-[.O$129])+(1-[.O$135])*[.O$129]))" office:value-type="percentage" office:value="0.7" calcext:value-type="percentage">
            <text:p>70%</text:p>
          </table:table-cell>
          <table:table-cell table:style-name="ce5" table:formula="of:=IF([.P94]=&quot;&quot;;&quot;&quot;;[.P$134]+(1-[.P$134])*[.P94]*[.P$135]*(1-[.P$129])/([.P94]*([.P$135]-[.P$129])+(1-[.P$135])*[.P$129]))">
            <text:p/>
          </table:table-cell>
          <table:table-cell table:style-name="ce5" table:formula="of:=IF([.Q94]=&quot;&quot;;&quot;&quot;;[.Q$134]+(1-[.Q$134])*[.Q94]*[.Q$135]*(1-[.Q$129])/([.Q94]*([.Q$135]-[.Q$129])+(1-[.Q$135])*[.Q$129]))" office:value-type="percentage" office:value="0.90469217370421" calcext:value-type="percentage">
            <text:p>90%</text:p>
          </table:table-cell>
          <table:table-cell table:style-name="ce5" table:formula="of:=IF([.R94]=&quot;&quot;;&quot;&quot;;[.R$134]+(1-[.R$134])*[.R94]*[.R$135]*(1-[.R$129])/([.R94]*([.R$135]-[.R$129])+(1-[.R$135])*[.R$129]))" office:value-type="percentage" office:value="0.74936019208281" calcext:value-type="percentage">
            <text:p>75%</text:p>
          </table:table-cell>
          <table:table-cell table:style-name="ce5" table:formula="of:=IF([.S94]=&quot;&quot;;&quot;&quot;;[.S$134]+(1-[.S$134])*[.S94]*[.S$135]*(1-[.S$129])/([.S94]*([.S$135]-[.S$129])+(1-[.S$135])*[.S$129]))" office:value-type="percentage" office:value="0.730277998107005" calcext:value-type="percentage">
            <text:p>73%</text:p>
          </table:table-cell>
          <table:table-cell table:number-columns-repeated="1005"/>
        </table:table-row>
        <table:table-row table:style-name="ro1">
          <table:table-cell table:formula="of:=[.A95]" office:value-type="float" office:value="29" calcext:value-type="float">
            <text:p>29</text:p>
          </table:table-cell>
          <table:table-cell table:formula="of:=[.B95]" office:value-type="string" office:string-value="MAXWELL, CATHERINE" calcext:value-type="string">
            <text:p>MAXWELL, CATHERINE</text:p>
          </table:table-cell>
          <table:table-cell table:formula="of:=[.C95]" office:value-type="string" office:string-value="cmm5285" calcext:value-type="string">
            <text:p>cmm5285</text:p>
          </table:table-cell>
          <table:table-cell/>
          <table:table-cell table:style-name="ce5" table:formula="of:=IF([.E95]=&quot;&quot;;&quot;&quot;;[.E$134]+(1-[.E$134])*[.E95]*[.E$135]*(1-[.E$129])/([.E95]*([.E$135]-[.E$129])+(1-[.E$135])*[.E$129]))" office:value-type="percentage" office:value="0.8" calcext:value-type="percentage">
            <text:p>80%</text:p>
          </table:table-cell>
          <table:table-cell table:style-name="ce5" table:formula="of:=IF([.F95]=&quot;&quot;;&quot;&quot;;[.F$134]+(1-[.F$134])*[.F95]*[.F$135]*(1-[.F$129])/([.F95]*([.F$135]-[.F$129])+(1-[.F$135])*[.F$129]))" office:value-type="percentage" office:value="1" calcext:value-type="percentage">
            <text:p>100%</text:p>
          </table:table-cell>
          <table:table-cell table:style-name="ce5" table:formula="of:=IF([.G95]=&quot;&quot;;&quot;&quot;;[.G$134]+(1-[.G$134])*[.G95]*[.G$135]*(1-[.G$129])/([.G95]*([.G$135]-[.G$129])+(1-[.G$135])*[.G$129]))" office:value-type="percentage" office:value="0.9" calcext:value-type="percentage">
            <text:p>90%</text:p>
          </table:table-cell>
          <table:table-cell table:style-name="ce5" table:formula="of:=IF([.H95]=&quot;&quot;;&quot;&quot;;[.H$134]+(1-[.H$134])*[.H95]*[.H$135]*(1-[.H$129])/([.H95]*([.H$135]-[.H$129])+(1-[.H$135])*[.H$129]))" office:value-type="percentage" office:value="0.834466743094047" calcext:value-type="percentage">
            <text:p>83%</text:p>
          </table:table-cell>
          <table:table-cell table:style-name="ce5" table:formula="of:=IF([.I95]=&quot;&quot;;&quot;&quot;;[.I$134]+(1-[.I$134])*[.I95]*[.I$135]*(1-[.I$129])/([.I95]*([.I$135]-[.I$129])+(1-[.I$135])*[.I$129]))" office:value-type="percentage" office:value="1" calcext:value-type="percentage">
            <text:p>100%</text:p>
          </table:table-cell>
          <table:table-cell table:style-name="ce5" table:formula="of:=IF([.J95]=&quot;&quot;;&quot;&quot;;[.J$134]+(1-[.J$134])*[.J95]*[.J$135]*(1-[.J$129])/([.J95]*([.J$135]-[.J$129])+(1-[.J$135])*[.J$129]))" office:value-type="percentage" office:value="0.8" calcext:value-type="percentage">
            <text:p>80%</text:p>
          </table:table-cell>
          <table:table-cell table:style-name="ce5" table:formula="of:=IF([.K95]=&quot;&quot;;&quot;&quot;;[.K$134]+(1-[.K$134])*[.K95]*[.K$135]*(1-[.K$129])/([.K95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95]=&quot;&quot;;&quot;&quot;;[.L$134]+(1-[.L$134])*[.L95]*[.L$135]*(1-[.L$129])/([.L95]*([.L$135]-[.L$129])+(1-[.L$135])*[.L$129]))" office:value-type="percentage" office:value="0.9" calcext:value-type="percentage">
            <text:p>90%</text:p>
          </table:table-cell>
          <table:table-cell table:style-name="ce5" table:formula="of:=IF([.M95]=&quot;&quot;;&quot;&quot;;[.M$134]+(1-[.M$134])*[.M95]*[.M$135]*(1-[.M$129])/([.M95]*([.M$135]-[.M$129])+(1-[.M$135])*[.M$129]))" office:value-type="percentage" office:value="0.85" calcext:value-type="percentage">
            <text:p>85%</text:p>
          </table:table-cell>
          <table:table-cell table:style-name="ce5" table:formula="of:=IF([.N95]=&quot;&quot;;&quot;&quot;;[.N$134]+(1-[.N$134])*[.N95]*[.N$135]*(1-[.N$129])/([.N95]*([.N$135]-[.N$129])+(1-[.N$135])*[.N$129]))" office:value-type="percentage" office:value="0.9" calcext:value-type="percentage">
            <text:p>90%</text:p>
          </table:table-cell>
          <table:table-cell table:style-name="ce5" table:formula="of:=IF([.O95]=&quot;&quot;;&quot;&quot;;[.O$134]+(1-[.O$134])*[.O95]*[.O$135]*(1-[.O$129])/([.O95]*([.O$135]-[.O$129])+(1-[.O$135])*[.O$129]))" office:value-type="percentage" office:value="0.7" calcext:value-type="percentage">
            <text:p>70%</text:p>
          </table:table-cell>
          <table:table-cell table:style-name="ce5" table:formula="of:=IF([.P95]=&quot;&quot;;&quot;&quot;;[.P$134]+(1-[.P$134])*[.P95]*[.P$135]*(1-[.P$129])/([.P95]*([.P$135]-[.P$129])+(1-[.P$135])*[.P$129]))" office:value-type="percentage" office:value="0.584679655033666" calcext:value-type="percentage">
            <text:p>58%</text:p>
          </table:table-cell>
          <table:table-cell table:style-name="ce5" table:formula="of:=IF([.Q95]=&quot;&quot;;&quot;&quot;;[.Q$134]+(1-[.Q$134])*[.Q95]*[.Q$135]*(1-[.Q$129])/([.Q95]*([.Q$135]-[.Q$129])+(1-[.Q$135])*[.Q$129]))" office:value-type="percentage" office:value="0.745819505261939" calcext:value-type="percentage">
            <text:p>75%</text:p>
          </table:table-cell>
          <table:table-cell table:style-name="ce5" table:formula="of:=IF([.R95]=&quot;&quot;;&quot;&quot;;[.R$134]+(1-[.R$134])*[.R95]*[.R$135]*(1-[.R$129])/([.R95]*([.R$135]-[.R$129])+(1-[.R$135])*[.R$129]))" office:value-type="percentage" office:value="0.74936019208281" calcext:value-type="percentage">
            <text:p>75%</text:p>
          </table:table-cell>
          <table:table-cell table:style-name="ce5" table:formula="of:=IF([.S95]=&quot;&quot;;&quot;&quot;;[.S$134]+(1-[.S$134])*[.S95]*[.S$135]*(1-[.S$129])/([.S95]*([.S$135]-[.S$129])+(1-[.S$135])*[.S$129]))" office:value-type="percentage" office:value="0.763374471025564" calcext:value-type="percentage">
            <text:p>76%</text:p>
          </table:table-cell>
          <table:table-cell table:number-columns-repeated="1005"/>
        </table:table-row>
        <table:table-row table:style-name="ro1">
          <table:table-cell table:formula="of:=[.A96]" office:value-type="float" office:value="30" calcext:value-type="float">
            <text:p>30</text:p>
          </table:table-cell>
          <table:table-cell table:formula="of:=[.B96]" office:value-type="string" office:string-value="MIN, JI WON" calcext:value-type="string">
            <text:p>MIN, JI WON</text:p>
          </table:table-cell>
          <table:table-cell table:formula="of:=[.C96]" office:value-type="string" office:string-value="jm68874" calcext:value-type="string">
            <text:p>jm68874</text:p>
          </table:table-cell>
          <table:table-cell/>
          <table:table-cell table:style-name="ce5" table:formula="of:=IF([.E96]=&quot;&quot;;&quot;&quot;;[.E$134]+(1-[.E$134])*[.E96]*[.E$135]*(1-[.E$129])/([.E96]*([.E$135]-[.E$129])+(1-[.E$135])*[.E$129]))" office:value-type="percentage" office:value="1" calcext:value-type="percentage">
            <text:p>100%</text:p>
          </table:table-cell>
          <table:table-cell table:style-name="ce5" table:formula="of:=IF([.F96]=&quot;&quot;;&quot;&quot;;[.F$134]+(1-[.F$134])*[.F96]*[.F$135]*(1-[.F$129])/([.F96]*([.F$135]-[.F$129])+(1-[.F$135])*[.F$129]))" office:value-type="percentage" office:value="1" calcext:value-type="percentage">
            <text:p>100%</text:p>
          </table:table-cell>
          <table:table-cell table:style-name="ce5" table:formula="of:=IF([.G96]=&quot;&quot;;&quot;&quot;;[.G$134]+(1-[.G$134])*[.G96]*[.G$135]*(1-[.G$129])/([.G96]*([.G$135]-[.G$129])+(1-[.G$135])*[.G$129]))" office:value-type="percentage" office:value="1" calcext:value-type="percentage">
            <text:p>100%</text:p>
          </table:table-cell>
          <table:table-cell table:style-name="ce5" table:formula="of:=IF([.H96]=&quot;&quot;;&quot;&quot;;[.H$134]+(1-[.H$134])*[.H96]*[.H$135]*(1-[.H$129])/([.H96]*([.H$135]-[.H$129])+(1-[.H$135])*[.H$129]))">
            <text:p/>
          </table:table-cell>
          <table:table-cell table:style-name="ce5" table:formula="of:=IF([.I96]=&quot;&quot;;&quot;&quot;;[.I$134]+(1-[.I$134])*[.I96]*[.I$135]*(1-[.I$129])/([.I96]*([.I$135]-[.I$129])+(1-[.I$135])*[.I$129]))" office:value-type="percentage" office:value="1" calcext:value-type="percentage">
            <text:p>100%</text:p>
          </table:table-cell>
          <table:table-cell table:style-name="ce5" table:formula="of:=IF([.J96]=&quot;&quot;;&quot;&quot;;[.J$134]+(1-[.J$134])*[.J96]*[.J$135]*(1-[.J$129])/([.J96]*([.J$135]-[.J$129])+(1-[.J$135])*[.J$129]))" office:value-type="percentage" office:value="0.6" calcext:value-type="percentage">
            <text:p>60%</text:p>
          </table:table-cell>
          <table:table-cell table:style-name="ce5" table:formula="of:=IF([.K96]=&quot;&quot;;&quot;&quot;;[.K$134]+(1-[.K$134])*[.K96]*[.K$135]*(1-[.K$129])/([.K96]*([.K$135]-[.K$129])+(1-[.K$135])*[.K$129]))" office:value-type="percentage" office:value="0.857994918640661" calcext:value-type="percentage">
            <text:p>86%</text:p>
          </table:table-cell>
          <table:table-cell table:style-name="ce5" table:formula="of:=IF([.L96]=&quot;&quot;;&quot;&quot;;[.L$134]+(1-[.L$134])*[.L96]*[.L$135]*(1-[.L$129])/([.L96]*([.L$135]-[.L$129])+(1-[.L$135])*[.L$129]))" office:value-type="percentage" office:value="1" calcext:value-type="percentage">
            <text:p>100%</text:p>
          </table:table-cell>
          <table:table-cell table:style-name="ce5" table:formula="of:=IF([.M96]=&quot;&quot;;&quot;&quot;;[.M$134]+(1-[.M$134])*[.M96]*[.M$135]*(1-[.M$129])/([.M96]*([.M$135]-[.M$129])+(1-[.M$135])*[.M$129]))" office:value-type="percentage" office:value="0.95" calcext:value-type="percentage">
            <text:p>95%</text:p>
          </table:table-cell>
          <table:table-cell table:style-name="ce5" table:formula="of:=IF([.N96]=&quot;&quot;;&quot;&quot;;[.N$134]+(1-[.N$134])*[.N96]*[.N$135]*(1-[.N$129])/([.N96]*([.N$135]-[.N$129])+(1-[.N$135])*[.N$129]))" office:value-type="percentage" office:value="0.9" calcext:value-type="percentage">
            <text:p>90%</text:p>
          </table:table-cell>
          <table:table-cell table:style-name="ce5" table:formula="of:=IF([.O96]=&quot;&quot;;&quot;&quot;;[.O$134]+(1-[.O$134])*[.O96]*[.O$135]*(1-[.O$129])/([.O96]*([.O$135]-[.O$129])+(1-[.O$135])*[.O$129]))" office:value-type="percentage" office:value="0.9" calcext:value-type="percentage">
            <text:p>90%</text:p>
          </table:table-cell>
          <table:table-cell table:style-name="ce5" table:formula="of:=IF([.P96]=&quot;&quot;;&quot;&quot;;[.P$134]+(1-[.P$134])*[.P96]*[.P$135]*(1-[.P$129])/([.P96]*([.P$135]-[.P$129])+(1-[.P$135])*[.P$129]))" office:value-type="percentage" office:value="1" calcext:value-type="percentage">
            <text:p>100%</text:p>
          </table:table-cell>
          <table:table-cell table:style-name="ce5" table:formula="of:=IF([.Q96]=&quot;&quot;;&quot;&quot;;[.Q$134]+(1-[.Q$134])*[.Q96]*[.Q$135]*(1-[.Q$129])/([.Q96]*([.Q$135]-[.Q$129])+(1-[.Q$135])*[.Q$129]))" office:value-type="percentage" office:value="0.693722950375556" calcext:value-type="percentage">
            <text:p>69%</text:p>
          </table:table-cell>
          <table:table-cell table:style-name="ce5" table:formula="of:=IF([.R96]=&quot;&quot;;&quot;&quot;;[.R$134]+(1-[.R$134])*[.R96]*[.R$135]*(1-[.R$129])/([.R96]*([.R$135]-[.R$129])+(1-[.R$135])*[.R$129]))" office:value-type="percentage" office:value="0.943241427584325" calcext:value-type="percentage">
            <text:p>94%</text:p>
          </table:table-cell>
          <table:table-cell table:style-name="ce5" table:formula="of:=IF([.S96]=&quot;&quot;;&quot;&quot;;[.S$134]+(1-[.S$134])*[.S96]*[.S$135]*(1-[.S$129])/([.S96]*([.S$135]-[.S$129])+(1-[.S$135])*[.S$129]))">
            <text:p/>
          </table:table-cell>
          <table:table-cell table:number-columns-repeated="1005"/>
        </table:table-row>
        <table:table-row table:style-name="ro1">
          <table:table-cell table:formula="of:=[.A97]" office:value-type="float" office:value="31" calcext:value-type="float">
            <text:p>31</text:p>
          </table:table-cell>
          <table:table-cell table:formula="of:=[.B97]" office:value-type="string" office:string-value="MIN, JIYOUNG" calcext:value-type="string">
            <text:p>MIN, JIYOUNG</text:p>
          </table:table-cell>
          <table:table-cell table:formula="of:=[.C97]" office:value-type="string" office:string-value="jm68529" calcext:value-type="string">
            <text:p>jm68529</text:p>
          </table:table-cell>
          <table:table-cell/>
          <table:table-cell table:style-name="ce5" table:formula="of:=IF([.E97]=&quot;&quot;;&quot;&quot;;[.E$134]+(1-[.E$134])*[.E97]*[.E$135]*(1-[.E$129])/([.E97]*([.E$135]-[.E$129])+(1-[.E$135])*[.E$129]))" office:value-type="percentage" office:value="1" calcext:value-type="percentage">
            <text:p>100%</text:p>
          </table:table-cell>
          <table:table-cell table:style-name="ce5" table:formula="of:=IF([.F97]=&quot;&quot;;&quot;&quot;;[.F$134]+(1-[.F$134])*[.F97]*[.F$135]*(1-[.F$129])/([.F97]*([.F$135]-[.F$129])+(1-[.F$135])*[.F$129]))" office:value-type="percentage" office:value="1" calcext:value-type="percentage">
            <text:p>100%</text:p>
          </table:table-cell>
          <table:table-cell table:style-name="ce5" table:formula="of:=IF([.G97]=&quot;&quot;;&quot;&quot;;[.G$134]+(1-[.G$134])*[.G97]*[.G$135]*(1-[.G$129])/([.G97]*([.G$135]-[.G$129])+(1-[.G$135])*[.G$129]))" office:value-type="percentage" office:value="1" calcext:value-type="percentage">
            <text:p>100%</text:p>
          </table:table-cell>
          <table:table-cell table:style-name="ce5" table:formula="of:=IF([.H97]=&quot;&quot;;&quot;&quot;;[.H$134]+(1-[.H$134])*[.H97]*[.H$135]*(1-[.H$129])/([.H97]*([.H$135]-[.H$129])+(1-[.H$135])*[.H$129]))" office:value-type="percentage" office:value="1" calcext:value-type="percentage">
            <text:p>100%</text:p>
          </table:table-cell>
          <table:table-cell table:style-name="ce5" table:formula="of:=IF([.I97]=&quot;&quot;;&quot;&quot;;[.I$134]+(1-[.I$134])*[.I97]*[.I$135]*(1-[.I$129])/([.I97]*([.I$135]-[.I$129])+(1-[.I$135])*[.I$129]))" office:value-type="percentage" office:value="1" calcext:value-type="percentage">
            <text:p>100%</text:p>
          </table:table-cell>
          <table:table-cell table:style-name="ce5" table:formula="of:=IF([.J97]=&quot;&quot;;&quot;&quot;;[.J$134]+(1-[.J$134])*[.J97]*[.J$135]*(1-[.J$129])/([.J97]*([.J$135]-[.J$129])+(1-[.J$135])*[.J$129]))" office:value-type="percentage" office:value="1.25" calcext:value-type="percentage">
            <text:p>125%</text:p>
          </table:table-cell>
          <table:table-cell table:style-name="ce5" table:formula="of:=IF([.K97]=&quot;&quot;;&quot;&quot;;[.K$134]+(1-[.K$134])*[.K97]*[.K$135]*(1-[.K$129])/([.K97]*([.K$135]-[.K$129])+(1-[.K$135])*[.K$129]))">
            <text:p/>
          </table:table-cell>
          <table:table-cell table:style-name="ce5" table:formula="of:=IF([.L97]=&quot;&quot;;&quot;&quot;;[.L$134]+(1-[.L$134])*[.L97]*[.L$135]*(1-[.L$129])/([.L97]*([.L$135]-[.L$129])+(1-[.L$135])*[.L$129]))" office:value-type="percentage" office:value="1" calcext:value-type="percentage">
            <text:p>100%</text:p>
          </table:table-cell>
          <table:table-cell table:style-name="ce5" table:formula="of:=IF([.M97]=&quot;&quot;;&quot;&quot;;[.M$134]+(1-[.M$134])*[.M97]*[.M$135]*(1-[.M$129])/([.M97]*([.M$135]-[.M$129])+(1-[.M$135])*[.M$129]))" office:value-type="percentage" office:value="1" calcext:value-type="percentage">
            <text:p>100%</text:p>
          </table:table-cell>
          <table:table-cell table:style-name="ce5" table:formula="of:=IF([.N97]=&quot;&quot;;&quot;&quot;;[.N$134]+(1-[.N$134])*[.N97]*[.N$135]*(1-[.N$129])/([.N97]*([.N$135]-[.N$129])+(1-[.N$135])*[.N$129]))" office:value-type="percentage" office:value="0.8" calcext:value-type="percentage">
            <text:p>80%</text:p>
          </table:table-cell>
          <table:table-cell table:style-name="ce5" table:formula="of:=IF([.O97]=&quot;&quot;;&quot;&quot;;[.O$134]+(1-[.O$134])*[.O97]*[.O$135]*(1-[.O$129])/([.O97]*([.O$135]-[.O$129])+(1-[.O$135])*[.O$129]))" office:value-type="percentage" office:value="0.9" calcext:value-type="percentage">
            <text:p>90%</text:p>
          </table:table-cell>
          <table:table-cell table:style-name="ce5" table:formula="of:=IF([.P97]=&quot;&quot;;&quot;&quot;;[.P$134]+(1-[.P$134])*[.P97]*[.P$135]*(1-[.P$129])/([.P97]*([.P$135]-[.P$129])+(1-[.P$135])*[.P$129]))" office:value-type="percentage" office:value="0.955728182651204" calcext:value-type="percentage">
            <text:p>96%</text:p>
          </table:table-cell>
          <table:table-cell table:style-name="ce5" table:formula="of:=IF([.Q97]=&quot;&quot;;&quot;&quot;;[.Q$134]+(1-[.Q$134])*[.Q97]*[.Q$135]*(1-[.Q$129])/([.Q97]*([.Q$135]-[.Q$129])+(1-[.Q$135])*[.Q$129]))" office:value-type="percentage" office:value="0.963444971959833" calcext:value-type="percentage">
            <text:p>96%</text:p>
          </table:table-cell>
          <table:table-cell table:style-name="ce5" table:formula="of:=IF([.R97]=&quot;&quot;;&quot;&quot;;[.R$134]+(1-[.R$134])*[.R97]*[.R$135]*(1-[.R$129])/([.R97]*([.R$135]-[.R$129])+(1-[.R$135])*[.R$129]))" office:value-type="percentage" office:value="0.874411715425461" calcext:value-type="percentage">
            <text:p>87%</text:p>
          </table:table-cell>
          <table:table-cell table:style-name="ce5" table:formula="of:=IF([.S97]=&quot;&quot;;&quot;&quot;;[.S$134]+(1-[.S$134])*[.S97]*[.S$135]*(1-[.S$129])/([.S97]*([.S$135]-[.S$129])+(1-[.S$135])*[.S$129]))" office:value-type="percentage" office:value="0.923322895337338" calcext:value-type="percentage">
            <text:p>92%</text:p>
          </table:table-cell>
          <table:table-cell table:number-columns-repeated="1005"/>
        </table:table-row>
        <table:table-row table:style-name="ro1">
          <table:table-cell table:formula="of:=[.A98]" office:value-type="float" office:value="32" calcext:value-type="float">
            <text:p>32</text:p>
          </table:table-cell>
          <table:table-cell table:formula="of:=[.B98]" office:value-type="string" office:string-value="NEGUSSE, NOEL" calcext:value-type="string">
            <text:p>NEGUSSE, NOEL</text:p>
          </table:table-cell>
          <table:table-cell table:formula="of:=[.C98]" office:value-type="string" office:string-value="ntn443" calcext:value-type="string">
            <text:p>ntn443</text:p>
          </table:table-cell>
          <table:table-cell/>
          <table:table-cell table:style-name="ce5" table:formula="of:=IF([.E98]=&quot;&quot;;&quot;&quot;;[.E$134]+(1-[.E$134])*[.E98]*[.E$135]*(1-[.E$129])/([.E98]*([.E$135]-[.E$129])+(1-[.E$135])*[.E$129]))" office:value-type="percentage" office:value="0.5" calcext:value-type="percentage">
            <text:p>50%</text:p>
          </table:table-cell>
          <table:table-cell table:style-name="ce5" table:formula="of:=IF([.F98]=&quot;&quot;;&quot;&quot;;[.F$134]+(1-[.F$134])*[.F98]*[.F$135]*(1-[.F$129])/([.F98]*([.F$135]-[.F$129])+(1-[.F$135])*[.F$129]))" office:value-type="percentage" office:value="1" calcext:value-type="percentage">
            <text:p>100%</text:p>
          </table:table-cell>
          <table:table-cell table:style-name="ce5" table:formula="of:=IF([.G98]=&quot;&quot;;&quot;&quot;;[.G$134]+(1-[.G$134])*[.G98]*[.G$135]*(1-[.G$129])/([.G98]*([.G$135]-[.G$129])+(1-[.G$135])*[.G$129]))" office:value-type="percentage" office:value="0.9" calcext:value-type="percentage">
            <text:p>90%</text:p>
          </table:table-cell>
          <table:table-cell table:style-name="ce5" table:formula="of:=IF([.H98]=&quot;&quot;;&quot;&quot;;[.H$134]+(1-[.H$134])*[.H98]*[.H$135]*(1-[.H$129])/([.H98]*([.H$135]-[.H$129])+(1-[.H$135])*[.H$129]))" office:value-type="percentage" office:value="0.918724131386942" calcext:value-type="percentage">
            <text:p>92%</text:p>
          </table:table-cell>
          <table:table-cell table:style-name="ce5" table:formula="of:=IF([.I98]=&quot;&quot;;&quot;&quot;;[.I$134]+(1-[.I$134])*[.I98]*[.I$135]*(1-[.I$129])/([.I98]*([.I$135]-[.I$129])+(1-[.I$135])*[.I$129]))" office:value-type="percentage" office:value="0" calcext:value-type="percentage">
            <text:p>0%</text:p>
          </table:table-cell>
          <table:table-cell table:style-name="ce5" table:formula="of:=IF([.J98]=&quot;&quot;;&quot;&quot;;[.J$134]+(1-[.J$134])*[.J98]*[.J$135]*(1-[.J$129])/([.J98]*([.J$135]-[.J$129])+(1-[.J$135])*[.J$129]))" office:value-type="percentage" office:value="0.7" calcext:value-type="percentage">
            <text:p>70%</text:p>
          </table:table-cell>
          <table:table-cell table:style-name="ce5" table:formula="of:=IF([.K98]=&quot;&quot;;&quot;&quot;;[.K$134]+(1-[.K$134])*[.K98]*[.K$135]*(1-[.K$129])/([.K98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98]=&quot;&quot;;&quot;&quot;;[.L$134]+(1-[.L$134])*[.L98]*[.L$135]*(1-[.L$129])/([.L98]*([.L$135]-[.L$129])+(1-[.L$135])*[.L$129]))" office:value-type="percentage" office:value="0.75" calcext:value-type="percentage">
            <text:p>75%</text:p>
          </table:table-cell>
          <table:table-cell table:style-name="ce5" table:formula="of:=IF([.M98]=&quot;&quot;;&quot;&quot;;[.M$134]+(1-[.M$134])*[.M98]*[.M$135]*(1-[.M$129])/([.M98]*([.M$135]-[.M$129])+(1-[.M$135])*[.M$129]))" office:value-type="percentage" office:value="0.85" calcext:value-type="percentage">
            <text:p>85%</text:p>
          </table:table-cell>
          <table:table-cell table:style-name="ce5" table:formula="of:=IF([.N98]=&quot;&quot;;&quot;&quot;;[.N$134]+(1-[.N$134])*[.N98]*[.N$135]*(1-[.N$129])/([.N98]*([.N$135]-[.N$129])+(1-[.N$135])*[.N$129]))" office:value-type="percentage" office:value="0.9" calcext:value-type="percentage">
            <text:p>90%</text:p>
          </table:table-cell>
          <table:table-cell table:style-name="ce5" table:formula="of:=IF([.O98]=&quot;&quot;;&quot;&quot;;[.O$134]+(1-[.O$134])*[.O98]*[.O$135]*(1-[.O$129])/([.O98]*([.O$135]-[.O$129])+(1-[.O$135])*[.O$129]))">
            <text:p/>
          </table:table-cell>
          <table:table-cell table:style-name="ce5" table:formula="of:=IF([.P98]=&quot;&quot;;&quot;&quot;;[.P$134]+(1-[.P$134])*[.P98]*[.P$135]*(1-[.P$129])/([.P98]*([.P$135]-[.P$129])+(1-[.P$135])*[.P$129]))">
            <text:p/>
          </table:table-cell>
          <table:table-cell table:style-name="ce5" table:formula="of:=IF([.Q98]=&quot;&quot;;&quot;&quot;;[.Q$134]+(1-[.Q$134])*[.Q98]*[.Q$135]*(1-[.Q$129])/([.Q98]*([.Q$135]-[.Q$129])+(1-[.Q$135])*[.Q$129]))" office:value-type="percentage" office:value="0.445970219454053" calcext:value-type="percentage">
            <text:p>45%</text:p>
          </table:table-cell>
          <table:table-cell table:style-name="ce5" table:formula="of:=IF([.R98]=&quot;&quot;;&quot;&quot;;[.R$134]+(1-[.R$134])*[.R98]*[.R$135]*(1-[.R$129])/([.R98]*([.R$135]-[.R$129])+(1-[.R$135])*[.R$129]))" office:value-type="percentage" office:value="0.738511400252859" calcext:value-type="percentage">
            <text:p>74%</text:p>
          </table:table-cell>
          <table:table-cell table:style-name="ce5" table:formula="of:=IF([.S98]=&quot;&quot;;&quot;&quot;;[.S$134]+(1-[.S$134])*[.S98]*[.S$135]*(1-[.S$129])/([.S98]*([.S$135]-[.S$129])+(1-[.S$135])*[.S$129]))">
            <text:p/>
          </table:table-cell>
          <table:table-cell table:number-columns-repeated="1005"/>
        </table:table-row>
        <table:table-row table:style-name="ro1">
          <table:table-cell table:formula="of:=[.A99]" office:value-type="float" office:value="33" calcext:value-type="float">
            <text:p>33</text:p>
          </table:table-cell>
          <table:table-cell table:formula="of:=[.B99]" office:value-type="string" office:string-value="PAMINTUAN, EMMANUEL" calcext:value-type="string">
            <text:p>PAMINTUAN, EMMANUEL</text:p>
          </table:table-cell>
          <table:table-cell table:formula="of:=[.C99]" office:value-type="string" office:string-value="emp322" calcext:value-type="string">
            <text:p>emp322</text:p>
          </table:table-cell>
          <table:table-cell/>
          <table:table-cell table:style-name="ce5" table:formula="of:=IF([.E99]=&quot;&quot;;&quot;&quot;;[.E$134]+(1-[.E$134])*[.E99]*[.E$135]*(1-[.E$129])/([.E99]*([.E$135]-[.E$129])+(1-[.E$135])*[.E$129]))" office:value-type="percentage" office:value="1" calcext:value-type="percentage">
            <text:p>100%</text:p>
          </table:table-cell>
          <table:table-cell table:style-name="ce5" table:formula="of:=IF([.F99]=&quot;&quot;;&quot;&quot;;[.F$134]+(1-[.F$134])*[.F99]*[.F$135]*(1-[.F$129])/([.F99]*([.F$135]-[.F$129])+(1-[.F$135])*[.F$129]))" office:value-type="percentage" office:value="0.9" calcext:value-type="percentage">
            <text:p>90%</text:p>
          </table:table-cell>
          <table:table-cell table:style-name="ce5" table:formula="of:=IF([.G99]=&quot;&quot;;&quot;&quot;;[.G$134]+(1-[.G$134])*[.G99]*[.G$135]*(1-[.G$129])/([.G99]*([.G$135]-[.G$129])+(1-[.G$135])*[.G$129]))" office:value-type="percentage" office:value="1" calcext:value-type="percentage">
            <text:p>100%</text:p>
          </table:table-cell>
          <table:table-cell table:style-name="ce5" table:formula="of:=IF([.H99]=&quot;&quot;;&quot;&quot;;[.H$134]+(1-[.H$134])*[.H99]*[.H$135]*(1-[.H$129])/([.H99]*([.H$135]-[.H$129])+(1-[.H$135])*[.H$129]))" office:value-type="percentage" office:value="0.918724131386942" calcext:value-type="percentage">
            <text:p>92%</text:p>
          </table:table-cell>
          <table:table-cell table:style-name="ce5" table:formula="of:=IF([.I99]=&quot;&quot;;&quot;&quot;;[.I$134]+(1-[.I$134])*[.I99]*[.I$135]*(1-[.I$129])/([.I99]*([.I$135]-[.I$129])+(1-[.I$135])*[.I$129]))" office:value-type="percentage" office:value="0.8" calcext:value-type="percentage">
            <text:p>80%</text:p>
          </table:table-cell>
          <table:table-cell table:style-name="ce5" table:formula="of:=IF([.J99]=&quot;&quot;;&quot;&quot;;[.J$134]+(1-[.J$134])*[.J99]*[.J$135]*(1-[.J$129])/([.J99]*([.J$135]-[.J$129])+(1-[.J$135])*[.J$129]))" office:value-type="percentage" office:value="1.15" calcext:value-type="percentage">
            <text:p>115%</text:p>
          </table:table-cell>
          <table:table-cell table:style-name="ce5" table:formula="of:=IF([.K99]=&quot;&quot;;&quot;&quot;;[.K$134]+(1-[.K$134])*[.K99]*[.K$135]*(1-[.K$129])/([.K99]*([.K$135]-[.K$129])+(1-[.K$135])*[.K$129]))" office:value-type="percentage" office:value="0.19352973336367" calcext:value-type="percentage">
            <text:p>19%</text:p>
          </table:table-cell>
          <table:table-cell table:style-name="ce5" table:formula="of:=IF([.L99]=&quot;&quot;;&quot;&quot;;[.L$134]+(1-[.L$134])*[.L99]*[.L$135]*(1-[.L$129])/([.L99]*([.L$135]-[.L$129])+(1-[.L$135])*[.L$129]))" office:value-type="percentage" office:value="0.95" calcext:value-type="percentage">
            <text:p>95%</text:p>
          </table:table-cell>
          <table:table-cell table:style-name="ce5" table:formula="of:=IF([.M99]=&quot;&quot;;&quot;&quot;;[.M$134]+(1-[.M$134])*[.M99]*[.M$135]*(1-[.M$129])/([.M99]*([.M$135]-[.M$129])+(1-[.M$135])*[.M$129]))" office:value-type="percentage" office:value="0.95" calcext:value-type="percentage">
            <text:p>95%</text:p>
          </table:table-cell>
          <table:table-cell table:style-name="ce5" table:formula="of:=IF([.N99]=&quot;&quot;;&quot;&quot;;[.N$134]+(1-[.N$134])*[.N99]*[.N$135]*(1-[.N$129])/([.N99]*([.N$135]-[.N$129])+(1-[.N$135])*[.N$129]))" office:value-type="percentage" office:value="1" calcext:value-type="percentage">
            <text:p>100%</text:p>
          </table:table-cell>
          <table:table-cell table:style-name="ce5" table:formula="of:=IF([.O99]=&quot;&quot;;&quot;&quot;;[.O$134]+(1-[.O$134])*[.O99]*[.O$135]*(1-[.O$129])/([.O99]*([.O$135]-[.O$129])+(1-[.O$135])*[.O$129]))" office:value-type="percentage" office:value="0.9" calcext:value-type="percentage">
            <text:p>90%</text:p>
          </table:table-cell>
          <table:table-cell table:style-name="ce5" table:formula="of:=IF([.P99]=&quot;&quot;;&quot;&quot;;[.P$134]+(1-[.P$134])*[.P99]*[.P$135]*(1-[.P$129])/([.P99]*([.P$135]-[.P$129])+(1-[.P$135])*[.P$129]))" office:value-type="percentage" office:value="0.02" calcext:value-type="percentage">
            <text:p>2%</text:p>
          </table:table-cell>
          <table:table-cell table:style-name="ce5" table:formula="of:=IF([.Q99]=&quot;&quot;;&quot;&quot;;[.Q$134]+(1-[.Q$134])*[.Q99]*[.Q$135]*(1-[.Q$129])/([.Q99]*([.Q$135]-[.Q$129])+(1-[.Q$135])*[.Q$129]))" office:value-type="percentage" office:value="0.84067281332214" calcext:value-type="percentage">
            <text:p>84%</text:p>
          </table:table-cell>
          <table:table-cell table:style-name="ce5" table:formula="of:=IF([.R99]=&quot;&quot;;&quot;&quot;;[.R$134]+(1-[.R$134])*[.R99]*[.R$135]*(1-[.R$129])/([.R99]*([.R$135]-[.R$129])+(1-[.R$135])*[.R$129]))" office:value-type="percentage" office:value="0.792080786322473" calcext:value-type="percentage">
            <text:p>79%</text:p>
          </table:table-cell>
          <table:table-cell table:style-name="ce5" table:formula="of:=IF([.S99]=&quot;&quot;;&quot;&quot;;[.S$134]+(1-[.S$134])*[.S99]*[.S$135]*(1-[.S$129])/([.S99]*([.S$135]-[.S$129])+(1-[.S$135])*[.S$129]))" office:value-type="percentage" office:value="0.787948841689326" calcext:value-type="percentage">
            <text:p>79%</text:p>
          </table:table-cell>
          <table:table-cell table:number-columns-repeated="1005"/>
        </table:table-row>
        <table:table-row table:style-name="ro1">
          <table:table-cell table:formula="of:=[.A100]" office:value-type="float" office:value="34" calcext:value-type="float">
            <text:p>34</text:p>
          </table:table-cell>
          <table:table-cell table:formula="of:=[.B100]" office:value-type="string" office:string-value="PATEL, RADHA" calcext:value-type="string">
            <text:p>PATEL, RADHA</text:p>
          </table:table-cell>
          <table:table-cell table:formula="of:=[.C100]" office:value-type="string" office:string-value="rp28236" calcext:value-type="string">
            <text:p>rp28236</text:p>
          </table:table-cell>
          <table:table-cell/>
          <table:table-cell table:style-name="ce5" table:formula="of:=IF([.E100]=&quot;&quot;;&quot;&quot;;[.E$134]+(1-[.E$134])*[.E100]*[.E$135]*(1-[.E$129])/([.E100]*([.E$135]-[.E$129])+(1-[.E$135])*[.E$129]))" office:value-type="percentage" office:value="1" calcext:value-type="percentage">
            <text:p>100%</text:p>
          </table:table-cell>
          <table:table-cell table:style-name="ce5" table:formula="of:=IF([.F100]=&quot;&quot;;&quot;&quot;;[.F$134]+(1-[.F$134])*[.F100]*[.F$135]*(1-[.F$129])/([.F100]*([.F$135]-[.F$129])+(1-[.F$135])*[.F$129]))" office:value-type="percentage" office:value="1" calcext:value-type="percentage">
            <text:p>100%</text:p>
          </table:table-cell>
          <table:table-cell table:style-name="ce5" table:formula="of:=IF([.G100]=&quot;&quot;;&quot;&quot;;[.G$134]+(1-[.G$134])*[.G100]*[.G$135]*(1-[.G$129])/([.G100]*([.G$135]-[.G$129])+(1-[.G$135])*[.G$129]))" office:value-type="percentage" office:value="1" calcext:value-type="percentage">
            <text:p>100%</text:p>
          </table:table-cell>
          <table:table-cell table:style-name="ce5" table:formula="of:=IF([.H100]=&quot;&quot;;&quot;&quot;;[.H$134]+(1-[.H$134])*[.H100]*[.H$135]*(1-[.H$129])/([.H100]*([.H$135]-[.H$129])+(1-[.H$135])*[.H$129]))" office:value-type="percentage" office:value="1" calcext:value-type="percentage">
            <text:p>100%</text:p>
          </table:table-cell>
          <table:table-cell table:style-name="ce5" table:formula="of:=IF([.I100]=&quot;&quot;;&quot;&quot;;[.I$134]+(1-[.I$134])*[.I100]*[.I$135]*(1-[.I$129])/([.I100]*([.I$135]-[.I$129])+(1-[.I$135])*[.I$129]))" office:value-type="percentage" office:value="1" calcext:value-type="percentage">
            <text:p>100%</text:p>
          </table:table-cell>
          <table:table-cell table:style-name="ce5" table:formula="of:=IF([.J100]=&quot;&quot;;&quot;&quot;;[.J$134]+(1-[.J$134])*[.J100]*[.J$135]*(1-[.J$129])/([.J100]*([.J$135]-[.J$129])+(1-[.J$135])*[.J$129]))" office:value-type="percentage" office:value="1.25" calcext:value-type="percentage">
            <text:p>125%</text:p>
          </table:table-cell>
          <table:table-cell table:style-name="ce5" table:formula="of:=IF([.K100]=&quot;&quot;;&quot;&quot;;[.K$134]+(1-[.K$134])*[.K100]*[.K$135]*(1-[.K$129])/([.K100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100]=&quot;&quot;;&quot;&quot;;[.L$134]+(1-[.L$134])*[.L100]*[.L$135]*(1-[.L$129])/([.L100]*([.L$135]-[.L$129])+(1-[.L$135])*[.L$129]))" office:value-type="percentage" office:value="1" calcext:value-type="percentage">
            <text:p>100%</text:p>
          </table:table-cell>
          <table:table-cell table:style-name="ce5" table:formula="of:=IF([.M100]=&quot;&quot;;&quot;&quot;;[.M$134]+(1-[.M$134])*[.M100]*[.M$135]*(1-[.M$129])/([.M100]*([.M$135]-[.M$129])+(1-[.M$135])*[.M$129]))" office:value-type="percentage" office:value="0.85" calcext:value-type="percentage">
            <text:p>85%</text:p>
          </table:table-cell>
          <table:table-cell table:style-name="ce5" table:formula="of:=IF([.N100]=&quot;&quot;;&quot;&quot;;[.N$134]+(1-[.N$134])*[.N100]*[.N$135]*(1-[.N$129])/([.N100]*([.N$135]-[.N$129])+(1-[.N$135])*[.N$129]))" office:value-type="percentage" office:value="1" calcext:value-type="percentage">
            <text:p>100%</text:p>
          </table:table-cell>
          <table:table-cell table:style-name="ce5" table:formula="of:=IF([.O100]=&quot;&quot;;&quot;&quot;;[.O$134]+(1-[.O$134])*[.O100]*[.O$135]*(1-[.O$129])/([.O100]*([.O$135]-[.O$129])+(1-[.O$135])*[.O$129]))" office:value-type="percentage" office:value="0.85" calcext:value-type="percentage">
            <text:p>85%</text:p>
          </table:table-cell>
          <table:table-cell table:style-name="ce5" table:formula="of:=IF([.P100]=&quot;&quot;;&quot;&quot;;[.P$134]+(1-[.P$134])*[.P100]*[.P$135]*(1-[.P$129])/([.P100]*([.P$135]-[.P$129])+(1-[.P$135])*[.P$129]))" office:value-type="percentage" office:value="0.656626279838314" calcext:value-type="percentage">
            <text:p>66%</text:p>
          </table:table-cell>
          <table:table-cell table:style-name="ce5" table:formula="of:=IF([.Q100]=&quot;&quot;;&quot;&quot;;[.Q$134]+(1-[.Q$134])*[.Q100]*[.Q$135]*(1-[.Q$129])/([.Q100]*([.Q$135]-[.Q$129])+(1-[.Q$135])*[.Q$129]))" office:value-type="percentage" office:value="0.745819505261939" calcext:value-type="percentage">
            <text:p>75%</text:p>
          </table:table-cell>
          <table:table-cell table:style-name="ce5" table:formula="of:=IF([.R100]=&quot;&quot;;&quot;&quot;;[.R$134]+(1-[.R$134])*[.R100]*[.R$135]*(1-[.R$129])/([.R100]*([.R$135]-[.R$129])+(1-[.R$135])*[.R$129]))" office:value-type="percentage" office:value="0.802595427711485" calcext:value-type="percentage">
            <text:p>80%</text:p>
          </table:table-cell>
          <table:table-cell table:style-name="ce5" table:formula="of:=IF([.S100]=&quot;&quot;;&quot;&quot;;[.S$134]+(1-[.S$134])*[.S100]*[.S$135]*(1-[.S$129])/([.S100]*([.S$135]-[.S$129])+(1-[.S$135])*[.S$129]))" office:value-type="percentage" office:value="0.763374471025564" calcext:value-type="percentage">
            <text:p>76%</text:p>
          </table:table-cell>
          <table:table-cell table:number-columns-repeated="1005"/>
        </table:table-row>
        <table:table-row table:style-name="ro1">
          <table:table-cell table:formula="of:=[.A101]" office:value-type="float" office:value="35" calcext:value-type="float">
            <text:p>35</text:p>
          </table:table-cell>
          <table:table-cell table:formula="of:=[.B101]" office:value-type="string" office:string-value="PATTANAIK, ROHIT" calcext:value-type="string">
            <text:p>PATTANAIK, ROHIT</text:p>
          </table:table-cell>
          <table:table-cell table:formula="of:=[.C101]" office:value-type="string" office:string-value="rsp835" calcext:value-type="string">
            <text:p>rsp835</text:p>
          </table:table-cell>
          <table:table-cell/>
          <table:table-cell table:style-name="ce5" table:formula="of:=IF([.E101]=&quot;&quot;;&quot;&quot;;[.E$134]+(1-[.E$134])*[.E101]*[.E$135]*(1-[.E$129])/([.E101]*([.E$135]-[.E$129])+(1-[.E$135])*[.E$129]))" office:value-type="percentage" office:value="1" calcext:value-type="percentage">
            <text:p>100%</text:p>
          </table:table-cell>
          <table:table-cell table:style-name="ce5" table:formula="of:=IF([.F101]=&quot;&quot;;&quot;&quot;;[.F$134]+(1-[.F$134])*[.F101]*[.F$135]*(1-[.F$129])/([.F101]*([.F$135]-[.F$129])+(1-[.F$135])*[.F$129]))" office:value-type="percentage" office:value="1" calcext:value-type="percentage">
            <text:p>100%</text:p>
          </table:table-cell>
          <table:table-cell table:style-name="ce5" table:formula="of:=IF([.G101]=&quot;&quot;;&quot;&quot;;[.G$134]+(1-[.G$134])*[.G101]*[.G$135]*(1-[.G$129])/([.G101]*([.G$135]-[.G$129])+(1-[.G$135])*[.G$129]))" office:value-type="percentage" office:value="1" calcext:value-type="percentage">
            <text:p>100%</text:p>
          </table:table-cell>
          <table:table-cell table:style-name="ce5" table:formula="of:=IF([.H101]=&quot;&quot;;&quot;&quot;;[.H$134]+(1-[.H$134])*[.H101]*[.H$135]*(1-[.H$129])/([.H101]*([.H$135]-[.H$129])+(1-[.H$135])*[.H$129]))" office:value-type="percentage" office:value="1" calcext:value-type="percentage">
            <text:p>100%</text:p>
          </table:table-cell>
          <table:table-cell table:style-name="ce5" table:formula="of:=IF([.I101]=&quot;&quot;;&quot;&quot;;[.I$134]+(1-[.I$134])*[.I101]*[.I$135]*(1-[.I$129])/([.I101]*([.I$135]-[.I$129])+(1-[.I$135])*[.I$129]))" office:value-type="percentage" office:value="1" calcext:value-type="percentage">
            <text:p>100%</text:p>
          </table:table-cell>
          <table:table-cell table:style-name="ce5" table:formula="of:=IF([.J101]=&quot;&quot;;&quot;&quot;;[.J$134]+(1-[.J$134])*[.J101]*[.J$135]*(1-[.J$129])/([.J101]*([.J$135]-[.J$129])+(1-[.J$135])*[.J$129]))" office:value-type="percentage" office:value="1.25" calcext:value-type="percentage">
            <text:p>125%</text:p>
          </table:table-cell>
          <table:table-cell table:style-name="ce5" table:formula="of:=IF([.K101]=&quot;&quot;;&quot;&quot;;[.K$134]+(1-[.K$134])*[.K101]*[.K$135]*(1-[.K$129])/([.K101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101]=&quot;&quot;;&quot;&quot;;[.L$134]+(1-[.L$134])*[.L101]*[.L$135]*(1-[.L$129])/([.L101]*([.L$135]-[.L$129])+(1-[.L$135])*[.L$129]))" office:value-type="percentage" office:value="0.95" calcext:value-type="percentage">
            <text:p>95%</text:p>
          </table:table-cell>
          <table:table-cell table:style-name="ce5" table:formula="of:=IF([.M101]=&quot;&quot;;&quot;&quot;;[.M$134]+(1-[.M$134])*[.M101]*[.M$135]*(1-[.M$129])/([.M101]*([.M$135]-[.M$129])+(1-[.M$135])*[.M$129]))" office:value-type="percentage" office:value="0.85" calcext:value-type="percentage">
            <text:p>85%</text:p>
          </table:table-cell>
          <table:table-cell table:style-name="ce5" table:formula="of:=IF([.N101]=&quot;&quot;;&quot;&quot;;[.N$134]+(1-[.N$134])*[.N101]*[.N$135]*(1-[.N$129])/([.N101]*([.N$135]-[.N$129])+(1-[.N$135])*[.N$129]))" office:value-type="percentage" office:value="1" calcext:value-type="percentage">
            <text:p>100%</text:p>
          </table:table-cell>
          <table:table-cell table:style-name="ce5" table:formula="of:=IF([.O101]=&quot;&quot;;&quot;&quot;;[.O$134]+(1-[.O$134])*[.O101]*[.O$135]*(1-[.O$129])/([.O101]*([.O$135]-[.O$129])+(1-[.O$135])*[.O$129]))" office:value-type="percentage" office:value="0.96" calcext:value-type="percentage">
            <text:p>96%</text:p>
          </table:table-cell>
          <table:table-cell table:style-name="ce5" table:formula="of:=IF([.P101]=&quot;&quot;;&quot;&quot;;[.P$134]+(1-[.P$134])*[.P101]*[.P$135]*(1-[.P$129])/([.P101]*([.P$135]-[.P$129])+(1-[.P$135])*[.P$129]))">
            <text:p/>
          </table:table-cell>
          <table:table-cell table:style-name="ce5" table:formula="of:=IF([.Q101]=&quot;&quot;;&quot;&quot;;[.Q$134]+(1-[.Q$134])*[.Q101]*[.Q$135]*(1-[.Q$129])/([.Q101]*([.Q$135]-[.Q$129])+(1-[.Q$135])*[.Q$129]))" office:value-type="percentage" office:value="0.547182440936885" calcext:value-type="percentage">
            <text:p>55%</text:p>
          </table:table-cell>
          <table:table-cell table:style-name="ce5" table:formula="of:=IF([.R101]=&quot;&quot;;&quot;&quot;;[.R$134]+(1-[.R$134])*[.R101]*[.R$135]*(1-[.R$129])/([.R101]*([.R$135]-[.R$129])+(1-[.R$135])*[.R$129]))" office:value-type="percentage" office:value="0.833751892832891" calcext:value-type="percentage">
            <text:p>83%</text:p>
          </table:table-cell>
          <table:table-cell table:style-name="ce5" table:formula="of:=IF([.S101]=&quot;&quot;;&quot;&quot;;[.S$134]+(1-[.S$134])*[.S101]*[.S$135]*(1-[.S$129])/([.S101]*([.S$135]-[.S$129])+(1-[.S$135])*[.S$129]))" office:value-type="percentage" office:value="0.961926701712935" calcext:value-type="percentage">
            <text:p>96%</text:p>
          </table:table-cell>
          <table:table-cell table:number-columns-repeated="1005"/>
        </table:table-row>
        <table:table-row table:style-name="ro1">
          <table:table-cell table:formula="of:=[.A102]" office:value-type="float" office:value="36" calcext:value-type="float">
            <text:p>36</text:p>
          </table:table-cell>
          <table:table-cell table:formula="of:=[.B102]" office:value-type="string" office:string-value="POAG, NATHAN" calcext:value-type="string">
            <text:p>POAG, NATHAN</text:p>
          </table:table-cell>
          <table:table-cell table:formula="of:=[.C102]" office:value-type="string" office:string-value="nzp65" calcext:value-type="string">
            <text:p>nzp65</text:p>
          </table:table-cell>
          <table:table-cell/>
          <table:table-cell table:style-name="ce5" table:formula="of:=IF([.E102]=&quot;&quot;;&quot;&quot;;[.E$134]+(1-[.E$134])*[.E102]*[.E$135]*(1-[.E$129])/([.E102]*([.E$135]-[.E$129])+(1-[.E$135])*[.E$129]))" office:value-type="percentage" office:value="0.8" calcext:value-type="percentage">
            <text:p>80%</text:p>
          </table:table-cell>
          <table:table-cell table:style-name="ce5" table:formula="of:=IF([.F102]=&quot;&quot;;&quot;&quot;;[.F$134]+(1-[.F$134])*[.F102]*[.F$135]*(1-[.F$129])/([.F102]*([.F$135]-[.F$129])+(1-[.F$135])*[.F$129]))" office:value-type="percentage" office:value="1" calcext:value-type="percentage">
            <text:p>100%</text:p>
          </table:table-cell>
          <table:table-cell table:style-name="ce5" table:formula="of:=IF([.G102]=&quot;&quot;;&quot;&quot;;[.G$134]+(1-[.G$134])*[.G102]*[.G$135]*(1-[.G$129])/([.G102]*([.G$135]-[.G$129])+(1-[.G$135])*[.G$129]))" office:value-type="percentage" office:value="0.9" calcext:value-type="percentage">
            <text:p>90%</text:p>
          </table:table-cell>
          <table:table-cell table:style-name="ce5" table:formula="of:=IF([.H102]=&quot;&quot;;&quot;&quot;;[.H$134]+(1-[.H$134])*[.H102]*[.H$135]*(1-[.H$129])/([.H102]*([.H$135]-[.H$129])+(1-[.H$135])*[.H$129]))" office:value-type="percentage" office:value="0.5135552978381" calcext:value-type="percentage">
            <text:p>51%</text:p>
          </table:table-cell>
          <table:table-cell table:style-name="ce5" table:formula="of:=IF([.I102]=&quot;&quot;;&quot;&quot;;[.I$134]+(1-[.I$134])*[.I102]*[.I$135]*(1-[.I$129])/([.I102]*([.I$135]-[.I$129])+(1-[.I$135])*[.I$129]))" office:value-type="percentage" office:value="1" calcext:value-type="percentage">
            <text:p>100%</text:p>
          </table:table-cell>
          <table:table-cell table:style-name="ce5" table:formula="of:=IF([.J102]=&quot;&quot;;&quot;&quot;;[.J$134]+(1-[.J$134])*[.J102]*[.J$135]*(1-[.J$129])/([.J102]*([.J$135]-[.J$129])+(1-[.J$135])*[.J$129]))" office:value-type="percentage" office:value="0.2" calcext:value-type="percentage">
            <text:p>20%</text:p>
          </table:table-cell>
          <table:table-cell table:style-name="ce5" table:formula="of:=IF([.K102]=&quot;&quot;;&quot;&quot;;[.K$134]+(1-[.K$134])*[.K102]*[.K$135]*(1-[.K$129])/([.K102]*([.K$135]-[.K$129])+(1-[.K$135])*[.K$129]))" office:value-type="percentage" office:value="0.12" calcext:value-type="percentage">
            <text:p>12%</text:p>
          </table:table-cell>
          <table:table-cell table:style-name="ce5" table:formula="of:=IF([.L102]=&quot;&quot;;&quot;&quot;;[.L$134]+(1-[.L$134])*[.L102]*[.L$135]*(1-[.L$129])/([.L102]*([.L$135]-[.L$129])+(1-[.L$135])*[.L$129]))" office:value-type="percentage" office:value="0.9" calcext:value-type="percentage">
            <text:p>90%</text:p>
          </table:table-cell>
          <table:table-cell table:style-name="ce5" table:formula="of:=IF([.M102]=&quot;&quot;;&quot;&quot;;[.M$134]+(1-[.M$134])*[.M102]*[.M$135]*(1-[.M$129])/([.M102]*([.M$135]-[.M$129])+(1-[.M$135])*[.M$129]))" office:value-type="percentage" office:value="0.2" calcext:value-type="percentage">
            <text:p>20%</text:p>
          </table:table-cell>
          <table:table-cell table:style-name="ce5" table:formula="of:=IF([.N102]=&quot;&quot;;&quot;&quot;;[.N$134]+(1-[.N$134])*[.N102]*[.N$135]*(1-[.N$129])/([.N102]*([.N$135]-[.N$129])+(1-[.N$135])*[.N$129]))" office:value-type="percentage" office:value="0.65" calcext:value-type="percentage">
            <text:p>65%</text:p>
          </table:table-cell>
          <table:table-cell table:style-name="ce5" table:formula="of:=IF([.O102]=&quot;&quot;;&quot;&quot;;[.O$134]+(1-[.O$134])*[.O102]*[.O$135]*(1-[.O$129])/([.O102]*([.O$135]-[.O$129])+(1-[.O$135])*[.O$129]))">
            <text:p/>
          </table:table-cell>
          <table:table-cell table:style-name="ce5" table:formula="of:=IF([.P102]=&quot;&quot;;&quot;&quot;;[.P$134]+(1-[.P$134])*[.P102]*[.P$135]*(1-[.P$129])/([.P102]*([.P$135]-[.P$129])+(1-[.P$135])*[.P$129]))" office:value-type="percentage" office:value="0.462195476213193" calcext:value-type="percentage">
            <text:p>46%</text:p>
          </table:table-cell>
          <table:table-cell table:style-name="ce5" table:formula="of:=IF([.Q102]=&quot;&quot;;&quot;&quot;;[.Q$134]+(1-[.Q$134])*[.Q102]*[.Q$135]*(1-[.Q$129])/([.Q102]*([.Q$135]-[.Q$129])+(1-[.Q$135])*[.Q$129]))" office:value-type="percentage" office:value="0.818038429098995" calcext:value-type="percentage">
            <text:p>82%</text:p>
          </table:table-cell>
          <table:table-cell table:style-name="ce5" table:formula="of:=IF([.R102]=&quot;&quot;;&quot;&quot;;[.R$134]+(1-[.R$134])*[.R102]*[.R$135]*(1-[.R$129])/([.R102]*([.R$135]-[.R$129])+(1-[.R$135])*[.R$129]))" office:value-type="percentage" office:value="0.530809582079929" calcext:value-type="percentage">
            <text:p>53%</text:p>
          </table:table-cell>
          <table:table-cell table:style-name="ce5" table:formula="of:=IF([.S102]=&quot;&quot;;&quot;&quot;;[.S$134]+(1-[.S$134])*[.S102]*[.S$135]*(1-[.S$129])/([.S102]*([.S$135]-[.S$129])+(1-[.S$135])*[.S$129]))" office:value-type="percentage" office:value="0.637262877341214" calcext:value-type="percentage">
            <text:p>64%</text:p>
          </table:table-cell>
          <table:table-cell table:number-columns-repeated="1005"/>
        </table:table-row>
        <table:table-row table:style-name="ro1">
          <table:table-cell table:formula="of:=[.A103]" office:value-type="float" office:value="37" calcext:value-type="float">
            <text:p>37</text:p>
          </table:table-cell>
          <table:table-cell table:formula="of:=[.B103]" office:value-type="string" office:string-value="PRADEEP, NISHANTH" calcext:value-type="string">
            <text:p>PRADEEP, NISHANTH</text:p>
          </table:table-cell>
          <table:table-cell table:formula="of:=[.C103]" office:value-type="string" office:string-value="np6949" calcext:value-type="string">
            <text:p>np6949</text:p>
          </table:table-cell>
          <table:table-cell/>
          <table:table-cell table:style-name="ce5" table:formula="of:=IF([.E103]=&quot;&quot;;&quot;&quot;;[.E$134]+(1-[.E$134])*[.E103]*[.E$135]*(1-[.E$129])/([.E103]*([.E$135]-[.E$129])+(1-[.E$135])*[.E$129]))" office:value-type="percentage" office:value="1" calcext:value-type="percentage">
            <text:p>100%</text:p>
          </table:table-cell>
          <table:table-cell table:style-name="ce5" table:formula="of:=IF([.F103]=&quot;&quot;;&quot;&quot;;[.F$134]+(1-[.F$134])*[.F103]*[.F$135]*(1-[.F$129])/([.F103]*([.F$135]-[.F$129])+(1-[.F$135])*[.F$129]))">
            <text:p/>
          </table:table-cell>
          <table:table-cell table:style-name="ce5" table:formula="of:=IF([.G103]=&quot;&quot;;&quot;&quot;;[.G$134]+(1-[.G$134])*[.G103]*[.G$135]*(1-[.G$129])/([.G103]*([.G$135]-[.G$129])+(1-[.G$135])*[.G$129]))" office:value-type="percentage" office:value="1" calcext:value-type="percentage">
            <text:p>100%</text:p>
          </table:table-cell>
          <table:table-cell table:style-name="ce5" table:formula="of:=IF([.H103]=&quot;&quot;;&quot;&quot;;[.H$134]+(1-[.H$134])*[.H103]*[.H$135]*(1-[.H$129])/([.H103]*([.H$135]-[.H$129])+(1-[.H$135])*[.H$129]))" office:value-type="percentage" office:value="0.959724776407904" calcext:value-type="percentage">
            <text:p>96%</text:p>
          </table:table-cell>
          <table:table-cell table:style-name="ce5" table:formula="of:=IF([.I103]=&quot;&quot;;&quot;&quot;;[.I$134]+(1-[.I$134])*[.I103]*[.I$135]*(1-[.I$129])/([.I103]*([.I$135]-[.I$129])+(1-[.I$135])*[.I$129]))" office:value-type="percentage" office:value="1" calcext:value-type="percentage">
            <text:p>100%</text:p>
          </table:table-cell>
          <table:table-cell table:style-name="ce5" table:formula="of:=IF([.J103]=&quot;&quot;;&quot;&quot;;[.J$134]+(1-[.J$134])*[.J103]*[.J$135]*(1-[.J$129])/([.J103]*([.J$135]-[.J$129])+(1-[.J$135])*[.J$129]))" office:value-type="percentage" office:value="1.3" calcext:value-type="percentage">
            <text:p>130%</text:p>
          </table:table-cell>
          <table:table-cell table:style-name="ce5" table:formula="of:=IF([.K103]=&quot;&quot;;&quot;&quot;;[.K$134]+(1-[.K$134])*[.K103]*[.K$135]*(1-[.K$129])/([.K103]*([.K$135]-[.K$129])+(1-[.K$135])*[.K$129]))">
            <text:p/>
          </table:table-cell>
          <table:table-cell table:style-name="ce5" table:formula="of:=IF([.L103]=&quot;&quot;;&quot;&quot;;[.L$134]+(1-[.L$134])*[.L103]*[.L$135]*(1-[.L$129])/([.L103]*([.L$135]-[.L$129])+(1-[.L$135])*[.L$129]))" office:value-type="percentage" office:value="1" calcext:value-type="percentage">
            <text:p>100%</text:p>
          </table:table-cell>
          <table:table-cell table:style-name="ce5" table:formula="of:=IF([.M103]=&quot;&quot;;&quot;&quot;;[.M$134]+(1-[.M$134])*[.M103]*[.M$135]*(1-[.M$129])/([.M103]*([.M$135]-[.M$129])+(1-[.M$135])*[.M$129]))" office:value-type="percentage" office:value="0.95" calcext:value-type="percentage">
            <text:p>95%</text:p>
          </table:table-cell>
          <table:table-cell table:style-name="ce5" table:formula="of:=IF([.N103]=&quot;&quot;;&quot;&quot;;[.N$134]+(1-[.N$134])*[.N103]*[.N$135]*(1-[.N$129])/([.N103]*([.N$135]-[.N$129])+(1-[.N$135])*[.N$129]))" office:value-type="percentage" office:value="0.8" calcext:value-type="percentage">
            <text:p>80%</text:p>
          </table:table-cell>
          <table:table-cell table:style-name="ce5" table:formula="of:=IF([.O103]=&quot;&quot;;&quot;&quot;;[.O$134]+(1-[.O$134])*[.O103]*[.O$135]*(1-[.O$129])/([.O103]*([.O$135]-[.O$129])+(1-[.O$135])*[.O$129]))" office:value-type="percentage" office:value="0.8" calcext:value-type="percentage">
            <text:p>80%</text:p>
          </table:table-cell>
          <table:table-cell table:style-name="ce5" table:formula="of:=IF([.P103]=&quot;&quot;;&quot;&quot;;[.P$134]+(1-[.P$134])*[.P103]*[.P$135]*(1-[.P$129])/([.P103]*([.P$135]-[.P$129])+(1-[.P$135])*[.P$129]))" office:value-type="percentage" office:value="0.977920158738274" calcext:value-type="percentage">
            <text:p>98%</text:p>
          </table:table-cell>
          <table:table-cell table:style-name="ce5" table:formula="of:=IF([.Q103]=&quot;&quot;;&quot;&quot;;[.Q$134]+(1-[.Q$134])*[.Q103]*[.Q$135]*(1-[.Q$129])/([.Q103]*([.Q$135]-[.Q$129])+(1-[.Q$135])*[.Q$129]))" office:value-type="percentage" office:value="0.90469217370421" calcext:value-type="percentage">
            <text:p>90%</text:p>
          </table:table-cell>
          <table:table-cell table:style-name="ce5" table:formula="of:=IF([.R103]=&quot;&quot;;&quot;&quot;;[.R$134]+(1-[.R$134])*[.R103]*[.R$135]*(1-[.R$129])/([.R103]*([.R$135]-[.R$129])+(1-[.R$135])*[.R$129]))" office:value-type="percentage" office:value="0.74936019208281" calcext:value-type="percentage">
            <text:p>75%</text:p>
          </table:table-cell>
          <table:table-cell table:style-name="ce5" table:formula="of:=IF([.S103]=&quot;&quot;;&quot;&quot;;[.S$134]+(1-[.S$134])*[.S103]*[.S$135]*(1-[.S$129])/([.S103]*([.S$135]-[.S$129])+(1-[.S$135])*[.S$129]))" office:value-type="percentage" office:value="0.923322895337338" calcext:value-type="percentage">
            <text:p>92%</text:p>
          </table:table-cell>
          <table:table-cell table:number-columns-repeated="1005"/>
        </table:table-row>
        <table:table-row table:style-name="ro1">
          <table:table-cell table:formula="of:=[.A104]" office:value-type="float" office:value="38" calcext:value-type="float">
            <text:p>38</text:p>
          </table:table-cell>
          <table:table-cell table:formula="of:=[.B104]" office:value-type="string" office:string-value="PRITCHETT, SAMUEL" calcext:value-type="string">
            <text:p>PRITCHETT, SAMUEL</text:p>
          </table:table-cell>
          <table:table-cell table:formula="of:=[.C104]" office:value-type="string" office:string-value="sbp694" calcext:value-type="string">
            <text:p>sbp694</text:p>
          </table:table-cell>
          <table:table-cell/>
          <table:table-cell table:style-name="ce5" table:formula="of:=IF([.E104]=&quot;&quot;;&quot;&quot;;[.E$134]+(1-[.E$134])*[.E104]*[.E$135]*(1-[.E$129])/([.E104]*([.E$135]-[.E$129])+(1-[.E$135])*[.E$129]))" office:value-type="percentage" office:value="1" calcext:value-type="percentage">
            <text:p>100%</text:p>
          </table:table-cell>
          <table:table-cell table:style-name="ce5" table:formula="of:=IF([.F104]=&quot;&quot;;&quot;&quot;;[.F$134]+(1-[.F$134])*[.F104]*[.F$135]*(1-[.F$129])/([.F104]*([.F$135]-[.F$129])+(1-[.F$135])*[.F$129]))" office:value-type="percentage" office:value="0.9" calcext:value-type="percentage">
            <text:p>90%</text:p>
          </table:table-cell>
          <table:table-cell table:style-name="ce5" table:formula="of:=IF([.G104]=&quot;&quot;;&quot;&quot;;[.G$134]+(1-[.G$134])*[.G104]*[.G$135]*(1-[.G$129])/([.G104]*([.G$135]-[.G$129])+(1-[.G$135])*[.G$129]))" office:value-type="percentage" office:value="1" calcext:value-type="percentage">
            <text:p>100%</text:p>
          </table:table-cell>
          <table:table-cell table:style-name="ce5" table:formula="of:=IF([.H104]=&quot;&quot;;&quot;&quot;;[.H$134]+(1-[.H$134])*[.H104]*[.H$135]*(1-[.H$129])/([.H104]*([.H$135]-[.H$129])+(1-[.H$135])*[.H$129]))" office:value-type="percentage" office:value="0.747060708829117" calcext:value-type="percentage">
            <text:p>75%</text:p>
          </table:table-cell>
          <table:table-cell table:style-name="ce5" table:formula="of:=IF([.I104]=&quot;&quot;;&quot;&quot;;[.I$134]+(1-[.I$134])*[.I104]*[.I$135]*(1-[.I$129])/([.I104]*([.I$135]-[.I$129])+(1-[.I$135])*[.I$129]))" office:value-type="percentage" office:value="0.8" calcext:value-type="percentage">
            <text:p>80%</text:p>
          </table:table-cell>
          <table:table-cell table:style-name="ce5" table:formula="of:=IF([.J104]=&quot;&quot;;&quot;&quot;;[.J$134]+(1-[.J$134])*[.J104]*[.J$135]*(1-[.J$129])/([.J104]*([.J$135]-[.J$129])+(1-[.J$135])*[.J$129]))" office:value-type="percentage" office:value="0.2" calcext:value-type="percentage">
            <text:p>20%</text:p>
          </table:table-cell>
          <table:table-cell table:style-name="ce5" table:formula="of:=IF([.K104]=&quot;&quot;;&quot;&quot;;[.K$134]+(1-[.K$134])*[.K104]*[.K$135]*(1-[.K$129])/([.K104]*([.K$135]-[.K$129])+(1-[.K$135])*[.K$129]))" office:value-type="percentage" office:value="0.442134143536247" calcext:value-type="percentage">
            <text:p>44%</text:p>
          </table:table-cell>
          <table:table-cell table:style-name="ce5" table:formula="of:=IF([.L104]=&quot;&quot;;&quot;&quot;;[.L$134]+(1-[.L$134])*[.L104]*[.L$135]*(1-[.L$129])/([.L104]*([.L$135]-[.L$129])+(1-[.L$135])*[.L$129]))" office:value-type="percentage" office:value="0.95" calcext:value-type="percentage">
            <text:p>95%</text:p>
          </table:table-cell>
          <table:table-cell table:style-name="ce5" table:formula="of:=IF([.M104]=&quot;&quot;;&quot;&quot;;[.M$134]+(1-[.M$134])*[.M104]*[.M$135]*(1-[.M$129])/([.M104]*([.M$135]-[.M$129])+(1-[.M$135])*[.M$129]))">
            <text:p/>
          </table:table-cell>
          <table:table-cell table:style-name="ce5" table:formula="of:=IF([.N104]=&quot;&quot;;&quot;&quot;;[.N$134]+(1-[.N$134])*[.N104]*[.N$135]*(1-[.N$129])/([.N104]*([.N$135]-[.N$129])+(1-[.N$135])*[.N$129]))" office:value-type="percentage" office:value="0" calcext:value-type="percentage">
            <text:p>0%</text:p>
          </table:table-cell>
          <table:table-cell table:style-name="ce5" table:formula="of:=IF([.O104]=&quot;&quot;;&quot;&quot;;[.O$134]+(1-[.O$134])*[.O104]*[.O$135]*(1-[.O$129])/([.O104]*([.O$135]-[.O$129])+(1-[.O$135])*[.O$129]))" office:value-type="percentage" office:value="0.8" calcext:value-type="percentage">
            <text:p>80%</text:p>
          </table:table-cell>
          <table:table-cell table:style-name="ce5" table:formula="of:=IF([.P104]=&quot;&quot;;&quot;&quot;;[.P$134]+(1-[.P$134])*[.P104]*[.P$135]*(1-[.P$129])/([.P104]*([.P$135]-[.P$129])+(1-[.P$135])*[.P$129]))">
            <text:p/>
          </table:table-cell>
          <table:table-cell table:style-name="ce5" table:formula="of:=IF([.Q104]=&quot;&quot;;&quot;&quot;;[.Q$134]+(1-[.Q$134])*[.Q104]*[.Q$135]*(1-[.Q$129])/([.Q104]*([.Q$135]-[.Q$129])+(1-[.Q$135])*[.Q$129]))" office:value-type="percentage" office:value="0.90469217370421" calcext:value-type="percentage">
            <text:p>90%</text:p>
          </table:table-cell>
          <table:table-cell table:style-name="ce5" table:formula="of:=IF([.R104]=&quot;&quot;;&quot;&quot;;[.R$134]+(1-[.R$134])*[.R104]*[.R$135]*(1-[.R$129])/([.R104]*([.R$135]-[.R$129])+(1-[.R$135])*[.R$129]))" office:value-type="percentage" office:value="0.884422958949798" calcext:value-type="percentage">
            <text:p>88%</text:p>
          </table:table-cell>
          <table:table-cell table:style-name="ce5" table:formula="of:=IF([.S104]=&quot;&quot;;&quot;&quot;;[.S$134]+(1-[.S$134])*[.S104]*[.S$135]*(1-[.S$129])/([.S104]*([.S$135]-[.S$129])+(1-[.S$135])*[.S$129]))" office:value-type="percentage" office:value="0.820389185251069" calcext:value-type="percentage">
            <text:p>82%</text:p>
          </table:table-cell>
          <table:table-cell table:number-columns-repeated="1005"/>
        </table:table-row>
        <table:table-row table:style-name="ro1">
          <table:table-cell table:formula="of:=[.A105]" office:value-type="float" office:value="39" calcext:value-type="float">
            <text:p>39</text:p>
          </table:table-cell>
          <table:table-cell table:formula="of:=[.B105]" office:value-type="string" office:string-value="SAID-ALAOUI, ABDERRAHMAN" calcext:value-type="string">
            <text:p>SAID-ALAOUI, ABDERRAHMAN</text:p>
          </table:table-cell>
          <table:table-cell table:formula="of:=[.C105]" office:value-type="string" office:string-value="as67659" calcext:value-type="string">
            <text:p>as67659</text:p>
          </table:table-cell>
          <table:table-cell/>
          <table:table-cell table:style-name="ce5" table:formula="of:=IF([.E105]=&quot;&quot;;&quot;&quot;;[.E$134]+(1-[.E$134])*[.E105]*[.E$135]*(1-[.E$129])/([.E105]*([.E$135]-[.E$129])+(1-[.E$135])*[.E$129]))" office:value-type="percentage" office:value="1" calcext:value-type="percentage">
            <text:p>100%</text:p>
          </table:table-cell>
          <table:table-cell table:style-name="ce5" table:formula="of:=IF([.F105]=&quot;&quot;;&quot;&quot;;[.F$134]+(1-[.F$134])*[.F105]*[.F$135]*(1-[.F$129])/([.F105]*([.F$135]-[.F$129])+(1-[.F$135])*[.F$129]))" office:value-type="percentage" office:value="1" calcext:value-type="percentage">
            <text:p>100%</text:p>
          </table:table-cell>
          <table:table-cell table:style-name="ce5" table:formula="of:=IF([.G105]=&quot;&quot;;&quot;&quot;;[.G$134]+(1-[.G$134])*[.G105]*[.G$135]*(1-[.G$129])/([.G105]*([.G$135]-[.G$129])+(1-[.G$135])*[.G$129]))" office:value-type="percentage" office:value="1" calcext:value-type="percentage">
            <text:p>100%</text:p>
          </table:table-cell>
          <table:table-cell table:style-name="ce5" table:formula="of:=IF([.H105]=&quot;&quot;;&quot;&quot;;[.H$134]+(1-[.H$134])*[.H105]*[.H$135]*(1-[.H$129])/([.H105]*([.H$135]-[.H$129])+(1-[.H$135])*[.H$129]))" office:value-type="percentage" office:value="1" calcext:value-type="percentage">
            <text:p>100%</text:p>
          </table:table-cell>
          <table:table-cell table:style-name="ce5" table:formula="of:=IF([.I105]=&quot;&quot;;&quot;&quot;;[.I$134]+(1-[.I$134])*[.I105]*[.I$135]*(1-[.I$129])/([.I105]*([.I$135]-[.I$129])+(1-[.I$135])*[.I$129]))" office:value-type="percentage" office:value="1" calcext:value-type="percentage">
            <text:p>100%</text:p>
          </table:table-cell>
          <table:table-cell table:style-name="ce5" table:formula="of:=IF([.J105]=&quot;&quot;;&quot;&quot;;[.J$134]+(1-[.J$134])*[.J105]*[.J$135]*(1-[.J$129])/([.J105]*([.J$135]-[.J$129])+(1-[.J$135])*[.J$129]))" office:value-type="percentage" office:value="1.3" calcext:value-type="percentage">
            <text:p>130%</text:p>
          </table:table-cell>
          <table:table-cell table:style-name="ce5" table:formula="of:=IF([.K105]=&quot;&quot;;&quot;&quot;;[.K$134]+(1-[.K$134])*[.K105]*[.K$135]*(1-[.K$129])/([.K105]*([.K$135]-[.K$129])+(1-[.K$135])*[.K$129]))" office:value-type="percentage" office:value="0.825468890339014" calcext:value-type="percentage">
            <text:p>83%</text:p>
          </table:table-cell>
          <table:table-cell table:style-name="ce5" table:formula="of:=IF([.L105]=&quot;&quot;;&quot;&quot;;[.L$134]+(1-[.L$134])*[.L105]*[.L$135]*(1-[.L$129])/([.L105]*([.L$135]-[.L$129])+(1-[.L$135])*[.L$129]))" office:value-type="percentage" office:value="1" calcext:value-type="percentage">
            <text:p>100%</text:p>
          </table:table-cell>
          <table:table-cell table:style-name="ce5" table:formula="of:=IF([.M105]=&quot;&quot;;&quot;&quot;;[.M$134]+(1-[.M$134])*[.M105]*[.M$135]*(1-[.M$129])/([.M105]*([.M$135]-[.M$129])+(1-[.M$135])*[.M$129]))" office:value-type="percentage" office:value="0.95" calcext:value-type="percentage">
            <text:p>95%</text:p>
          </table:table-cell>
          <table:table-cell table:style-name="ce5" table:formula="of:=IF([.N105]=&quot;&quot;;&quot;&quot;;[.N$134]+(1-[.N$134])*[.N105]*[.N$135]*(1-[.N$129])/([.N105]*([.N$135]-[.N$129])+(1-[.N$135])*[.N$129]))" office:value-type="percentage" office:value="0.8" calcext:value-type="percentage">
            <text:p>80%</text:p>
          </table:table-cell>
          <table:table-cell table:style-name="ce5" table:formula="of:=IF([.O105]=&quot;&quot;;&quot;&quot;;[.O$134]+(1-[.O$134])*[.O105]*[.O$135]*(1-[.O$129])/([.O105]*([.O$135]-[.O$129])+(1-[.O$135])*[.O$129]))" office:value-type="percentage" office:value="0.7" calcext:value-type="percentage">
            <text:p>70%</text:p>
          </table:table-cell>
          <table:table-cell table:style-name="ce5" table:formula="of:=IF([.P105]=&quot;&quot;;&quot;&quot;;[.P$134]+(1-[.P$134])*[.P105]*[.P$135]*(1-[.P$129])/([.P105]*([.P$135]-[.P$129])+(1-[.P$135])*[.P$129]))">
            <text:p/>
          </table:table-cell>
          <table:table-cell table:style-name="ce5" table:formula="of:=IF([.Q105]=&quot;&quot;;&quot;&quot;;[.Q$134]+(1-[.Q$134])*[.Q105]*[.Q$135]*(1-[.Q$129])/([.Q105]*([.Q$135]-[.Q$129])+(1-[.Q$135])*[.Q$129]))" office:value-type="percentage" office:value="0.88397151562306" calcext:value-type="percentage">
            <text:p>88%</text:p>
          </table:table-cell>
          <table:table-cell table:style-name="ce5" table:formula="of:=IF([.R105]=&quot;&quot;;&quot;&quot;;[.R$134]+(1-[.R$134])*[.R105]*[.R$135]*(1-[.R$129])/([.R105]*([.R$135]-[.R$129])+(1-[.R$135])*[.R$129]))" office:value-type="percentage" office:value="0.874411715425461" calcext:value-type="percentage">
            <text:p>87%</text:p>
          </table:table-cell>
          <table:table-cell table:style-name="ce5" table:formula="of:=IF([.S105]=&quot;&quot;;&quot;&quot;;[.S$134]+(1-[.S$134])*[.S105]*[.S$135]*(1-[.S$129])/([.S105]*([.S$135]-[.S$129])+(1-[.S$135])*[.S$129]))" office:value-type="percentage" office:value="0.812313675292974" calcext:value-type="percentage">
            <text:p>81%</text:p>
          </table:table-cell>
          <table:table-cell table:number-columns-repeated="1005"/>
        </table:table-row>
        <table:table-row table:style-name="ro1">
          <table:table-cell table:formula="of:=[.A106]" office:value-type="float" office:value="40" calcext:value-type="float">
            <text:p>40</text:p>
          </table:table-cell>
          <table:table-cell table:formula="of:=[.B106]" office:value-type="string" office:string-value="Sargent, Luke" calcext:value-type="string">
            <text:p>Sargent, Luke</text:p>
          </table:table-cell>
          <table:table-cell table:formula="of:=[.C106]" office:value-type="string" office:string-value="lcs2239" calcext:value-type="string">
            <text:p>lcs2239</text:p>
          </table:table-cell>
          <table:table-cell/>
          <table:table-cell table:style-name="ce5" table:formula="of:=IF([.E106]=&quot;&quot;;&quot;&quot;;[.E$134]+(1-[.E$134])*[.E106]*[.E$135]*(1-[.E$129])/([.E106]*([.E$135]-[.E$129])+(1-[.E$135])*[.E$129]))" office:value-type="percentage" office:value="1" calcext:value-type="percentage">
            <text:p>100%</text:p>
          </table:table-cell>
          <table:table-cell table:style-name="ce5" table:formula="of:=IF([.F106]=&quot;&quot;;&quot;&quot;;[.F$134]+(1-[.F$134])*[.F106]*[.F$135]*(1-[.F$129])/([.F106]*([.F$135]-[.F$129])+(1-[.F$135])*[.F$129]))" office:value-type="percentage" office:value="1" calcext:value-type="percentage">
            <text:p>100%</text:p>
          </table:table-cell>
          <table:table-cell table:style-name="ce5" table:formula="of:=IF([.G106]=&quot;&quot;;&quot;&quot;;[.G$134]+(1-[.G$134])*[.G106]*[.G$135]*(1-[.G$129])/([.G106]*([.G$135]-[.G$129])+(1-[.G$135])*[.G$129]))" office:value-type="percentage" office:value="0.9" calcext:value-type="percentage">
            <text:p>90%</text:p>
          </table:table-cell>
          <table:table-cell table:style-name="ce5" table:formula="of:=IF([.H106]=&quot;&quot;;&quot;&quot;;[.H$134]+(1-[.H$134])*[.H106]*[.H$135]*(1-[.H$129])/([.H106]*([.H$135]-[.H$129])+(1-[.H$135])*[.H$129]))" office:value-type="percentage" office:value="1" calcext:value-type="percentage">
            <text:p>100%</text:p>
          </table:table-cell>
          <table:table-cell table:style-name="ce5" table:formula="of:=IF([.I106]=&quot;&quot;;&quot;&quot;;[.I$134]+(1-[.I$134])*[.I106]*[.I$135]*(1-[.I$129])/([.I106]*([.I$135]-[.I$129])+(1-[.I$135])*[.I$129]))">
            <text:p/>
          </table:table-cell>
          <table:table-cell table:style-name="ce5" table:formula="of:=IF([.J106]=&quot;&quot;;&quot;&quot;;[.J$134]+(1-[.J$134])*[.J106]*[.J$135]*(1-[.J$129])/([.J106]*([.J$135]-[.J$129])+(1-[.J$135])*[.J$129]))" office:value-type="percentage" office:value="1" calcext:value-type="percentage">
            <text:p>100%</text:p>
          </table:table-cell>
          <table:table-cell table:style-name="ce5" table:formula="of:=IF([.K106]=&quot;&quot;;&quot;&quot;;[.K$134]+(1-[.K$134])*[.K106]*[.K$135]*(1-[.K$129])/([.K106]*([.K$135]-[.K$129])+(1-[.K$135])*[.K$129]))" office:value-type="percentage" office:value="0.717702662162779" calcext:value-type="percentage">
            <text:p>72%</text:p>
          </table:table-cell>
          <table:table-cell table:style-name="ce5" table:formula="of:=IF([.L106]=&quot;&quot;;&quot;&quot;;[.L$134]+(1-[.L$134])*[.L106]*[.L$135]*(1-[.L$129])/([.L106]*([.L$135]-[.L$129])+(1-[.L$135])*[.L$129]))" office:value-type="percentage" office:value="0.95" calcext:value-type="percentage">
            <text:p>95%</text:p>
          </table:table-cell>
          <table:table-cell table:style-name="ce5" table:formula="of:=IF([.M106]=&quot;&quot;;&quot;&quot;;[.M$134]+(1-[.M$134])*[.M106]*[.M$135]*(1-[.M$129])/([.M106]*([.M$135]-[.M$129])+(1-[.M$135])*[.M$129]))" office:value-type="percentage" office:value="0.85" calcext:value-type="percentage">
            <text:p>85%</text:p>
          </table:table-cell>
          <table:table-cell table:style-name="ce5" table:formula="of:=IF([.N106]=&quot;&quot;;&quot;&quot;;[.N$134]+(1-[.N$134])*[.N106]*[.N$135]*(1-[.N$129])/([.N106]*([.N$135]-[.N$129])+(1-[.N$135])*[.N$129]))" office:value-type="percentage" office:value="1" calcext:value-type="percentage">
            <text:p>100%</text:p>
          </table:table-cell>
          <table:table-cell table:style-name="ce5" table:formula="of:=IF([.O106]=&quot;&quot;;&quot;&quot;;[.O$134]+(1-[.O$134])*[.O106]*[.O$135]*(1-[.O$129])/([.O106]*([.O$135]-[.O$129])+(1-[.O$135])*[.O$129]))" office:value-type="percentage" office:value="0.7" calcext:value-type="percentage">
            <text:p>70%</text:p>
          </table:table-cell>
          <table:table-cell table:style-name="ce5" table:formula="of:=IF([.P106]=&quot;&quot;;&quot;&quot;;[.P$134]+(1-[.P$134])*[.P106]*[.P$135]*(1-[.P$129])/([.P106]*([.P$135]-[.P$129])+(1-[.P$135])*[.P$129]))">
            <text:p/>
          </table:table-cell>
          <table:table-cell table:style-name="ce5" table:formula="of:=IF([.Q106]=&quot;&quot;;&quot;&quot;;[.Q$134]+(1-[.Q$134])*[.Q106]*[.Q$135]*(1-[.Q$129])/([.Q106]*([.Q$135]-[.Q$129])+(1-[.Q$135])*[.Q$129]))" office:value-type="percentage" office:value="0.72019180295522" calcext:value-type="percentage">
            <text:p>72%</text:p>
          </table:table-cell>
          <table:table-cell table:style-name="ce5" table:formula="of:=IF([.R106]=&quot;&quot;;&quot;&quot;;[.R$134]+(1-[.R$134])*[.R106]*[.R$135]*(1-[.R$129])/([.R106]*([.R$135]-[.R$129])+(1-[.R$135])*[.R$129]))" office:value-type="percentage" office:value="0.864339548302304" calcext:value-type="percentage">
            <text:p>86%</text:p>
          </table:table-cell>
          <table:table-cell table:style-name="ce5" table:formula="of:=IF([.S106]=&quot;&quot;;&quot;&quot;;[.S$134]+(1-[.S$134])*[.S106]*[.S$135]*(1-[.S$129])/([.S106]*([.S$135]-[.S$129])+(1-[.S$135])*[.S$129]))" office:value-type="percentage" office:value="0.868364993250137" calcext:value-type="percentage">
            <text:p>87%</text:p>
          </table:table-cell>
          <table:table-cell table:number-columns-repeated="1005"/>
        </table:table-row>
        <table:table-row table:style-name="ro1">
          <table:table-cell table:formula="of:=[.A107]" office:value-type="float" office:value="41" calcext:value-type="float">
            <text:p>41</text:p>
          </table:table-cell>
          <table:table-cell table:formula="of:=[.B107]" office:value-type="string" office:string-value="SELLECK, WESTON" calcext:value-type="string">
            <text:p>SELLECK, WESTON</text:p>
          </table:table-cell>
          <table:table-cell table:formula="of:=[.C107]" office:value-type="string" office:string-value="ws6735" calcext:value-type="string">
            <text:p>ws6735</text:p>
          </table:table-cell>
          <table:table-cell/>
          <table:table-cell table:style-name="ce5" table:formula="of:=IF([.E107]=&quot;&quot;;&quot;&quot;;[.E$134]+(1-[.E$134])*[.E107]*[.E$135]*(1-[.E$129])/([.E107]*([.E$135]-[.E$129])+(1-[.E$135])*[.E$129]))" office:value-type="percentage" office:value="1" calcext:value-type="percentage">
            <text:p>100%</text:p>
          </table:table-cell>
          <table:table-cell table:style-name="ce5" table:formula="of:=IF([.F107]=&quot;&quot;;&quot;&quot;;[.F$134]+(1-[.F$134])*[.F107]*[.F$135]*(1-[.F$129])/([.F107]*([.F$135]-[.F$129])+(1-[.F$135])*[.F$129]))" office:value-type="percentage" office:value="1" calcext:value-type="percentage">
            <text:p>100%</text:p>
          </table:table-cell>
          <table:table-cell table:style-name="ce5" table:formula="of:=IF([.G107]=&quot;&quot;;&quot;&quot;;[.G$134]+(1-[.G$134])*[.G107]*[.G$135]*(1-[.G$129])/([.G107]*([.G$135]-[.G$129])+(1-[.G$135])*[.G$129]))" office:value-type="percentage" office:value="1" calcext:value-type="percentage">
            <text:p>100%</text:p>
          </table:table-cell>
          <table:table-cell table:style-name="ce5" table:formula="of:=IF([.H107]=&quot;&quot;;&quot;&quot;;[.H$134]+(1-[.H$134])*[.H107]*[.H$135]*(1-[.H$129])/([.H107]*([.H$135]-[.H$129])+(1-[.H$135])*[.H$129]))" office:value-type="percentage" office:value="1" calcext:value-type="percentage">
            <text:p>100%</text:p>
          </table:table-cell>
          <table:table-cell table:style-name="ce5" table:formula="of:=IF([.I107]=&quot;&quot;;&quot;&quot;;[.I$134]+(1-[.I$134])*[.I107]*[.I$135]*(1-[.I$129])/([.I107]*([.I$135]-[.I$129])+(1-[.I$135])*[.I$129]))" office:value-type="percentage" office:value="1" calcext:value-type="percentage">
            <text:p>100%</text:p>
          </table:table-cell>
          <table:table-cell table:style-name="ce5" table:formula="of:=IF([.J107]=&quot;&quot;;&quot;&quot;;[.J$134]+(1-[.J$134])*[.J107]*[.J$135]*(1-[.J$129])/([.J107]*([.J$135]-[.J$129])+(1-[.J$135])*[.J$129]))" office:value-type="percentage" office:value="1.3" calcext:value-type="percentage">
            <text:p>130%</text:p>
          </table:table-cell>
          <table:table-cell table:style-name="ce5" table:formula="of:=IF([.K107]=&quot;&quot;;&quot;&quot;;[.K$134]+(1-[.K$134])*[.K107]*[.K$135]*(1-[.K$129])/([.K107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107]=&quot;&quot;;&quot;&quot;;[.L$134]+(1-[.L$134])*[.L107]*[.L$135]*(1-[.L$129])/([.L107]*([.L$135]-[.L$129])+(1-[.L$135])*[.L$129]))" office:value-type="percentage" office:value="1" calcext:value-type="percentage">
            <text:p>100%</text:p>
          </table:table-cell>
          <table:table-cell table:style-name="ce5" table:formula="of:=IF([.M107]=&quot;&quot;;&quot;&quot;;[.M$134]+(1-[.M$134])*[.M107]*[.M$135]*(1-[.M$129])/([.M107]*([.M$135]-[.M$129])+(1-[.M$135])*[.M$129]))" office:value-type="percentage" office:value="0.85" calcext:value-type="percentage">
            <text:p>85%</text:p>
          </table:table-cell>
          <table:table-cell table:style-name="ce5" table:formula="of:=IF([.N107]=&quot;&quot;;&quot;&quot;;[.N$134]+(1-[.N$134])*[.N107]*[.N$135]*(1-[.N$129])/([.N107]*([.N$135]-[.N$129])+(1-[.N$135])*[.N$129]))" office:value-type="percentage" office:value="0.8" calcext:value-type="percentage">
            <text:p>80%</text:p>
          </table:table-cell>
          <table:table-cell table:style-name="ce5" table:formula="of:=IF([.O107]=&quot;&quot;;&quot;&quot;;[.O$134]+(1-[.O$134])*[.O107]*[.O$135]*(1-[.O$129])/([.O107]*([.O$135]-[.O$129])+(1-[.O$135])*[.O$129]))" office:value-type="percentage" office:value="0.95" calcext:value-type="percentage">
            <text:p>95%</text:p>
          </table:table-cell>
          <table:table-cell table:style-name="ce5" table:formula="of:=IF([.P107]=&quot;&quot;;&quot;&quot;;[.P$134]+(1-[.P$134])*[.P107]*[.P$135]*(1-[.P$129])/([.P107]*([.P$135]-[.P$129])+(1-[.P$135])*[.P$129]))" office:value-type="percentage" office:value="1" calcext:value-type="percentage">
            <text:p>100%</text:p>
          </table:table-cell>
          <table:table-cell table:style-name="ce5" table:formula="of:=IF([.Q107]=&quot;&quot;;&quot;&quot;;[.Q$134]+(1-[.Q$134])*[.Q107]*[.Q$135]*(1-[.Q$129])/([.Q107]*([.Q$135]-[.Q$129])+(1-[.Q$135])*[.Q$129]))" office:value-type="percentage" office:value="0.963444971959833" calcext:value-type="percentage">
            <text:p>96%</text:p>
          </table:table-cell>
          <table:table-cell table:style-name="ce5" table:formula="of:=IF([.R107]=&quot;&quot;;&quot;&quot;;[.R$134]+(1-[.R$134])*[.R107]*[.R$135]*(1-[.R$129])/([.R107]*([.R$135]-[.R$129])+(1-[.R$135])*[.R$129]))" office:value-type="percentage" office:value="0.884422958949798" calcext:value-type="percentage">
            <text:p>88%</text:p>
          </table:table-cell>
          <table:table-cell table:style-name="ce5" table:formula="of:=IF([.S107]=&quot;&quot;;&quot;&quot;;[.S$134]+(1-[.S$134])*[.S107]*[.S$135]*(1-[.S$129])/([.S107]*([.S$135]-[.S$129])+(1-[.S$135])*[.S$129]))" office:value-type="percentage" office:value="0.969583450141947" calcext:value-type="percentage">
            <text:p>97%</text:p>
          </table:table-cell>
          <table:table-cell table:number-columns-repeated="1005"/>
        </table:table-row>
        <table:table-row table:style-name="ro1">
          <table:table-cell table:formula="of:=[.A108]" office:value-type="float" office:value="42" calcext:value-type="float">
            <text:p>42</text:p>
          </table:table-cell>
          <table:table-cell table:formula="of:=[.B108]" office:value-type="string" office:string-value="SHI, DAVID" calcext:value-type="string">
            <text:p>SHI, DAVID</text:p>
          </table:table-cell>
          <table:table-cell table:formula="of:=[.C108]" office:value-type="string" office:string-value="ds38352" calcext:value-type="string">
            <text:p>ds38352</text:p>
          </table:table-cell>
          <table:table-cell/>
          <table:table-cell table:style-name="ce5" table:formula="of:=IF([.E108]=&quot;&quot;;&quot;&quot;;[.E$134]+(1-[.E$134])*[.E108]*[.E$135]*(1-[.E$129])/([.E108]*([.E$135]-[.E$129])+(1-[.E$135])*[.E$129]))" office:value-type="percentage" office:value="1" calcext:value-type="percentage">
            <text:p>100%</text:p>
          </table:table-cell>
          <table:table-cell table:style-name="ce5" table:formula="of:=IF([.F108]=&quot;&quot;;&quot;&quot;;[.F$134]+(1-[.F$134])*[.F108]*[.F$135]*(1-[.F$129])/([.F108]*([.F$135]-[.F$129])+(1-[.F$135])*[.F$129]))" office:value-type="percentage" office:value="0.85" calcext:value-type="percentage">
            <text:p>85%</text:p>
          </table:table-cell>
          <table:table-cell table:style-name="ce5" table:formula="of:=IF([.G108]=&quot;&quot;;&quot;&quot;;[.G$134]+(1-[.G$134])*[.G108]*[.G$135]*(1-[.G$129])/([.G108]*([.G$135]-[.G$129])+(1-[.G$135])*[.G$129]))" office:value-type="percentage" office:value="1" calcext:value-type="percentage">
            <text:p>100%</text:p>
          </table:table-cell>
          <table:table-cell table:style-name="ce5" table:formula="of:=IF([.H108]=&quot;&quot;;&quot;&quot;;[.H$134]+(1-[.H$134])*[.H108]*[.H$135]*(1-[.H$129])/([.H108]*([.H$135]-[.H$129])+(1-[.H$135])*[.H$129]))" office:value-type="percentage" office:value="1" calcext:value-type="percentage">
            <text:p>100%</text:p>
          </table:table-cell>
          <table:table-cell table:style-name="ce5" table:formula="of:=IF([.I108]=&quot;&quot;;&quot;&quot;;[.I$134]+(1-[.I$134])*[.I108]*[.I$135]*(1-[.I$129])/([.I108]*([.I$135]-[.I$129])+(1-[.I$135])*[.I$129]))" office:value-type="percentage" office:value="1" calcext:value-type="percentage">
            <text:p>100%</text:p>
          </table:table-cell>
          <table:table-cell table:style-name="ce5" table:formula="of:=IF([.J108]=&quot;&quot;;&quot;&quot;;[.J$134]+(1-[.J$134])*[.J108]*[.J$135]*(1-[.J$129])/([.J108]*([.J$135]-[.J$129])+(1-[.J$135])*[.J$129]))" office:value-type="percentage" office:value="0.9" calcext:value-type="percentage">
            <text:p>90%</text:p>
          </table:table-cell>
          <table:table-cell table:style-name="ce5" table:formula="of:=IF([.K108]=&quot;&quot;;&quot;&quot;;[.K$134]+(1-[.K$134])*[.K108]*[.K$135]*(1-[.K$129])/([.K108]*([.K$135]-[.K$129])+(1-[.K$135])*[.K$129]))" office:value-type="percentage" office:value="0.677929431549766" calcext:value-type="percentage">
            <text:p>68%</text:p>
          </table:table-cell>
          <table:table-cell table:style-name="ce5" table:formula="of:=IF([.L108]=&quot;&quot;;&quot;&quot;;[.L$134]+(1-[.L$134])*[.L108]*[.L$135]*(1-[.L$129])/([.L108]*([.L$135]-[.L$129])+(1-[.L$135])*[.L$129]))" office:value-type="percentage" office:value="0.75" calcext:value-type="percentage">
            <text:p>75%</text:p>
          </table:table-cell>
          <table:table-cell table:style-name="ce5" table:formula="of:=IF([.M108]=&quot;&quot;;&quot;&quot;;[.M$134]+(1-[.M$134])*[.M108]*[.M$135]*(1-[.M$129])/([.M108]*([.M$135]-[.M$129])+(1-[.M$135])*[.M$129]))" office:value-type="percentage" office:value="0.95" calcext:value-type="percentage">
            <text:p>95%</text:p>
          </table:table-cell>
          <table:table-cell table:style-name="ce5" table:formula="of:=IF([.N108]=&quot;&quot;;&quot;&quot;;[.N$134]+(1-[.N$134])*[.N108]*[.N$135]*(1-[.N$129])/([.N108]*([.N$135]-[.N$129])+(1-[.N$135])*[.N$129]))" office:value-type="percentage" office:value="0.6" calcext:value-type="percentage">
            <text:p>60%</text:p>
          </table:table-cell>
          <table:table-cell table:style-name="ce5" table:formula="of:=IF([.O108]=&quot;&quot;;&quot;&quot;;[.O$134]+(1-[.O$134])*[.O108]*[.O$135]*(1-[.O$129])/([.O108]*([.O$135]-[.O$129])+(1-[.O$135])*[.O$129]))" office:value-type="percentage" office:value="0.6" calcext:value-type="percentage">
            <text:p>60%</text:p>
          </table:table-cell>
          <table:table-cell table:style-name="ce5" table:formula="of:=IF([.P108]=&quot;&quot;;&quot;&quot;;[.P$134]+(1-[.P$134])*[.P108]*[.P$135]*(1-[.P$129])/([.P108]*([.P$135]-[.P$129])+(1-[.P$135])*[.P$129]))">
            <text:p/>
          </table:table-cell>
          <table:table-cell table:style-name="ce5" table:formula="of:=IF([.Q108]=&quot;&quot;;&quot;&quot;;[.Q$134]+(1-[.Q$134])*[.Q108]*[.Q$135]*(1-[.Q$129])/([.Q108]*([.Q$135]-[.Q$129])+(1-[.Q$135])*[.Q$129]))" office:value-type="percentage" office:value="0.90469217370421" calcext:value-type="percentage">
            <text:p>90%</text:p>
          </table:table-cell>
          <table:table-cell table:style-name="ce5" table:formula="of:=IF([.R108]=&quot;&quot;;&quot;&quot;;[.R$134]+(1-[.R$134])*[.R108]*[.R$135]*(1-[.R$129])/([.R108]*([.R$135]-[.R$129])+(1-[.R$135])*[.R$129]))" office:value-type="percentage" office:value="0.78150056146055" calcext:value-type="percentage">
            <text:p>78%</text:p>
          </table:table-cell>
          <table:table-cell table:style-name="ce5" table:formula="of:=IF([.S108]=&quot;&quot;;&quot;&quot;;[.S$134]+(1-[.S$134])*[.S108]*[.S$135]*(1-[.S$129])/([.S108]*([.S$135]-[.S$129])+(1-[.S$135])*[.S$129]))" office:value-type="percentage" office:value="0.852463320972942" calcext:value-type="percentage">
            <text:p>85%</text:p>
          </table:table-cell>
          <table:table-cell table:number-columns-repeated="1005"/>
        </table:table-row>
        <table:table-row table:style-name="ro1">
          <table:table-cell table:formula="of:=[.A109]" office:value-type="float" office:value="43" calcext:value-type="float">
            <text:p>43</text:p>
          </table:table-cell>
          <table:table-cell table:formula="of:=[.B109]" office:value-type="string" office:string-value="SHIAU, GRACE" calcext:value-type="string">
            <text:p>SHIAU, GRACE</text:p>
          </table:table-cell>
          <table:table-cell table:formula="of:=[.C109]" office:value-type="string" office:string-value="gs23752" calcext:value-type="string">
            <text:p>gs23752</text:p>
          </table:table-cell>
          <table:table-cell/>
          <table:table-cell table:style-name="ce5" table:formula="of:=IF([.E109]=&quot;&quot;;&quot;&quot;;[.E$134]+(1-[.E$134])*[.E109]*[.E$135]*(1-[.E$129])/([.E109]*([.E$135]-[.E$129])+(1-[.E$135])*[.E$129]))" office:value-type="percentage" office:value="1" calcext:value-type="percentage">
            <text:p>100%</text:p>
          </table:table-cell>
          <table:table-cell table:style-name="ce5" table:formula="of:=IF([.F109]=&quot;&quot;;&quot;&quot;;[.F$134]+(1-[.F$134])*[.F109]*[.F$135]*(1-[.F$129])/([.F109]*([.F$135]-[.F$129])+(1-[.F$135])*[.F$129]))" office:value-type="percentage" office:value="1" calcext:value-type="percentage">
            <text:p>100%</text:p>
          </table:table-cell>
          <table:table-cell table:style-name="ce5" table:formula="of:=IF([.G109]=&quot;&quot;;&quot;&quot;;[.G$134]+(1-[.G$134])*[.G109]*[.G$135]*(1-[.G$129])/([.G109]*([.G$135]-[.G$129])+(1-[.G$135])*[.G$129]))" office:value-type="percentage" office:value="1" calcext:value-type="percentage">
            <text:p>100%</text:p>
          </table:table-cell>
          <table:table-cell table:style-name="ce5" table:formula="of:=IF([.H109]=&quot;&quot;;&quot;&quot;;[.H$134]+(1-[.H$134])*[.H109]*[.H$135]*(1-[.H$129])/([.H109]*([.H$135]-[.H$129])+(1-[.H$135])*[.H$129]))" office:value-type="percentage" office:value="1" calcext:value-type="percentage">
            <text:p>100%</text:p>
          </table:table-cell>
          <table:table-cell table:style-name="ce5" table:formula="of:=IF([.I109]=&quot;&quot;;&quot;&quot;;[.I$134]+(1-[.I$134])*[.I109]*[.I$135]*(1-[.I$129])/([.I109]*([.I$135]-[.I$129])+(1-[.I$135])*[.I$129]))" office:value-type="percentage" office:value="1" calcext:value-type="percentage">
            <text:p>100%</text:p>
          </table:table-cell>
          <table:table-cell table:style-name="ce5" table:formula="of:=IF([.J109]=&quot;&quot;;&quot;&quot;;[.J$134]+(1-[.J$134])*[.J109]*[.J$135]*(1-[.J$129])/([.J109]*([.J$135]-[.J$129])+(1-[.J$135])*[.J$129]))" office:value-type="percentage" office:value="1.3" calcext:value-type="percentage">
            <text:p>130%</text:p>
          </table:table-cell>
          <table:table-cell table:style-name="ce5" table:formula="of:=IF([.K109]=&quot;&quot;;&quot;&quot;;[.K$134]+(1-[.K$134])*[.K109]*[.K$135]*(1-[.K$129])/([.K109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109]=&quot;&quot;;&quot;&quot;;[.L$134]+(1-[.L$134])*[.L109]*[.L$135]*(1-[.L$129])/([.L109]*([.L$135]-[.L$129])+(1-[.L$135])*[.L$129]))" office:value-type="percentage" office:value="1" calcext:value-type="percentage">
            <text:p>100%</text:p>
          </table:table-cell>
          <table:table-cell table:style-name="ce5" table:formula="of:=IF([.M109]=&quot;&quot;;&quot;&quot;;[.M$134]+(1-[.M$134])*[.M109]*[.M$135]*(1-[.M$129])/([.M109]*([.M$135]-[.M$129])+(1-[.M$135])*[.M$129]))" office:value-type="percentage" office:value="0.95" calcext:value-type="percentage">
            <text:p>95%</text:p>
          </table:table-cell>
          <table:table-cell table:style-name="ce5" table:formula="of:=IF([.N109]=&quot;&quot;;&quot;&quot;;[.N$134]+(1-[.N$134])*[.N109]*[.N$135]*(1-[.N$129])/([.N109]*([.N$135]-[.N$129])+(1-[.N$135])*[.N$129]))" office:value-type="percentage" office:value="1" calcext:value-type="percentage">
            <text:p>100%</text:p>
          </table:table-cell>
          <table:table-cell table:style-name="ce5" table:formula="of:=IF([.O109]=&quot;&quot;;&quot;&quot;;[.O$134]+(1-[.O$134])*[.O109]*[.O$135]*(1-[.O$129])/([.O109]*([.O$135]-[.O$129])+(1-[.O$135])*[.O$129]))" office:value-type="percentage" office:value="1" calcext:value-type="percentage">
            <text:p>100%</text:p>
          </table:table-cell>
          <table:table-cell table:style-name="ce5" table:formula="of:=IF([.P109]=&quot;&quot;;&quot;&quot;;[.P$134]+(1-[.P$134])*[.P109]*[.P$135]*(1-[.P$129])/([.P109]*([.P$135]-[.P$129])+(1-[.P$135])*[.P$129]))" office:value-type="percentage" office:value="0.750810085749875" calcext:value-type="percentage">
            <text:p>75%</text:p>
          </table:table-cell>
          <table:table-cell table:style-name="ce5" table:formula="of:=IF([.Q109]=&quot;&quot;;&quot;&quot;;[.Q$134]+(1-[.Q$134])*[.Q109]*[.Q$135]*(1-[.Q$129])/([.Q109]*([.Q$135]-[.Q$129])+(1-[.Q$135])*[.Q$129]))" office:value-type="percentage" office:value="0.981969696903944" calcext:value-type="percentage">
            <text:p>98%</text:p>
          </table:table-cell>
          <table:table-cell table:style-name="ce5" table:formula="of:=IF([.R109]=&quot;&quot;;&quot;&quot;;[.R$134]+(1-[.R$134])*[.R109]*[.R$135]*(1-[.R$129])/([.R109]*([.R$135]-[.R$129])+(1-[.R$135])*[.R$129]))" office:value-type="percentage" office:value="0.914096625864233" calcext:value-type="percentage">
            <text:p>91%</text:p>
          </table:table-cell>
          <table:table-cell table:style-name="ce5" table:formula="of:=IF([.S109]=&quot;&quot;;&quot;&quot;;[.S$134]+(1-[.S$134])*[.S109]*[.S$135]*(1-[.S$129])/([.S109]*([.S$135]-[.S$129])+(1-[.S$135])*[.S$129]))" office:value-type="percentage" office:value="0.721944154140654" calcext:value-type="percentage">
            <text:p>72%</text:p>
          </table:table-cell>
          <table:table-cell table:number-columns-repeated="1005"/>
        </table:table-row>
        <table:table-row table:style-name="ro1">
          <table:table-cell table:formula="of:=[.A110]" office:value-type="float" office:value="44" calcext:value-type="float">
            <text:p>44</text:p>
          </table:table-cell>
          <table:table-cell table:formula="of:=[.B110]" office:value-type="string" office:string-value="SPIEGELMAN, RYAN" calcext:value-type="string">
            <text:p>SPIEGELMAN, RYAN</text:p>
          </table:table-cell>
          <table:table-cell table:formula="of:=[.C110]" office:value-type="string" office:string-value="rs47796" calcext:value-type="string">
            <text:p>rs47796</text:p>
          </table:table-cell>
          <table:table-cell/>
          <table:table-cell table:style-name="ce5" table:formula="of:=IF([.E110]=&quot;&quot;;&quot;&quot;;[.E$134]+(1-[.E$134])*[.E110]*[.E$135]*(1-[.E$129])/([.E110]*([.E$135]-[.E$129])+(1-[.E$135])*[.E$129]))" office:value-type="percentage" office:value="1" calcext:value-type="percentage">
            <text:p>100%</text:p>
          </table:table-cell>
          <table:table-cell table:style-name="ce5" table:formula="of:=IF([.F110]=&quot;&quot;;&quot;&quot;;[.F$134]+(1-[.F$134])*[.F110]*[.F$135]*(1-[.F$129])/([.F110]*([.F$135]-[.F$129])+(1-[.F$135])*[.F$129]))" office:value-type="percentage" office:value="1" calcext:value-type="percentage">
            <text:p>100%</text:p>
          </table:table-cell>
          <table:table-cell table:style-name="ce5" table:formula="of:=IF([.G110]=&quot;&quot;;&quot;&quot;;[.G$134]+(1-[.G$134])*[.G110]*[.G$135]*(1-[.G$129])/([.G110]*([.G$135]-[.G$129])+(1-[.G$135])*[.G$129]))" office:value-type="percentage" office:value="0.9" calcext:value-type="percentage">
            <text:p>90%</text:p>
          </table:table-cell>
          <table:table-cell table:style-name="ce5" table:formula="of:=IF([.H110]=&quot;&quot;;&quot;&quot;;[.H$134]+(1-[.H$134])*[.H110]*[.H$135]*(1-[.H$129])/([.H110]*([.H$135]-[.H$129])+(1-[.H$135])*[.H$129]))" office:value-type="percentage" office:value="1" calcext:value-type="percentage">
            <text:p>100%</text:p>
          </table:table-cell>
          <table:table-cell table:style-name="ce5" table:formula="of:=IF([.I110]=&quot;&quot;;&quot;&quot;;[.I$134]+(1-[.I$134])*[.I110]*[.I$135]*(1-[.I$129])/([.I110]*([.I$135]-[.I$129])+(1-[.I$135])*[.I$129]))" office:value-type="percentage" office:value="1" calcext:value-type="percentage">
            <text:p>100%</text:p>
          </table:table-cell>
          <table:table-cell table:style-name="ce5" table:formula="of:=IF([.J110]=&quot;&quot;;&quot;&quot;;[.J$134]+(1-[.J$134])*[.J110]*[.J$135]*(1-[.J$129])/([.J110]*([.J$135]-[.J$129])+(1-[.J$135])*[.J$129]))" office:value-type="percentage" office:value="0.85" calcext:value-type="percentage">
            <text:p>85%</text:p>
          </table:table-cell>
          <table:table-cell table:style-name="ce5" table:formula="of:=IF([.K110]=&quot;&quot;;&quot;&quot;;[.K$134]+(1-[.K$134])*[.K110]*[.K$135]*(1-[.K$129])/([.K110]*([.K$135]-[.K$129])+(1-[.K$135])*[.K$129]))" office:value-type="percentage" office:value="0.591624648274288" calcext:value-type="percentage">
            <text:p>59%</text:p>
          </table:table-cell>
          <table:table-cell table:style-name="ce5" table:formula="of:=IF([.L110]=&quot;&quot;;&quot;&quot;;[.L$134]+(1-[.L$134])*[.L110]*[.L$135]*(1-[.L$129])/([.L110]*([.L$135]-[.L$129])+(1-[.L$135])*[.L$129]))" office:value-type="percentage" office:value="1" calcext:value-type="percentage">
            <text:p>100%</text:p>
          </table:table-cell>
          <table:table-cell table:style-name="ce5" table:formula="of:=IF([.M110]=&quot;&quot;;&quot;&quot;;[.M$134]+(1-[.M$134])*[.M110]*[.M$135]*(1-[.M$129])/([.M110]*([.M$135]-[.M$129])+(1-[.M$135])*[.M$129]))" office:value-type="percentage" office:value="0.85" calcext:value-type="percentage">
            <text:p>85%</text:p>
          </table:table-cell>
          <table:table-cell table:style-name="ce5" table:formula="of:=IF([.N110]=&quot;&quot;;&quot;&quot;;[.N$134]+(1-[.N$134])*[.N110]*[.N$135]*(1-[.N$129])/([.N110]*([.N$135]-[.N$129])+(1-[.N$135])*[.N$129]))" office:value-type="percentage" office:value="0.55" calcext:value-type="percentage">
            <text:p>55%</text:p>
          </table:table-cell>
          <table:table-cell table:style-name="ce5" table:formula="of:=IF([.O110]=&quot;&quot;;&quot;&quot;;[.O$134]+(1-[.O$134])*[.O110]*[.O$135]*(1-[.O$129])/([.O110]*([.O$135]-[.O$129])+(1-[.O$135])*[.O$129]))" office:value-type="percentage" office:value="0.8" calcext:value-type="percentage">
            <text:p>80%</text:p>
          </table:table-cell>
          <table:table-cell table:style-name="ce5" table:formula="of:=IF([.P110]=&quot;&quot;;&quot;&quot;;[.P$134]+(1-[.P$134])*[.P110]*[.P$135]*(1-[.P$129])/([.P110]*([.P$135]-[.P$129])+(1-[.P$135])*[.P$129]))">
            <text:p/>
          </table:table-cell>
          <table:table-cell table:style-name="ce5" table:formula="of:=IF([.Q110]=&quot;&quot;;&quot;&quot;;[.Q$134]+(1-[.Q$134])*[.Q110]*[.Q$135]*(1-[.Q$129])/([.Q110]*([.Q$135]-[.Q$129])+(1-[.Q$135])*[.Q$129]))" office:value-type="percentage" office:value="0.963444971959833" calcext:value-type="percentage">
            <text:p>96%</text:p>
          </table:table-cell>
          <table:table-cell table:style-name="ce5" table:formula="of:=IF([.R110]=&quot;&quot;;&quot;&quot;;[.R$134]+(1-[.R$134])*[.R110]*[.R$135]*(1-[.R$129])/([.R110]*([.R$135]-[.R$129])+(1-[.R$135])*[.R$129]))" office:value-type="percentage" office:value="0.933584381116449" calcext:value-type="percentage">
            <text:p>93%</text:p>
          </table:table-cell>
          <table:table-cell table:style-name="ce5" table:formula="of:=IF([.S110]=&quot;&quot;;&quot;&quot;;[.S$134]+(1-[.S$134])*[.S110]*[.S$135]*(1-[.S$129])/([.S110]*([.S$135]-[.S$129])+(1-[.S$135])*[.S$129]))" office:value-type="percentage" office:value="0.828441807910559" calcext:value-type="percentage">
            <text:p>83%</text:p>
          </table:table-cell>
          <table:table-cell table:number-columns-repeated="1005"/>
        </table:table-row>
        <table:table-row table:style-name="ro1">
          <table:table-cell table:formula="of:=[.A111]" office:value-type="float" office:value="45" calcext:value-type="float">
            <text:p>45</text:p>
          </table:table-cell>
          <table:table-cell table:formula="of:=[.B111]" office:value-type="string" office:string-value="Taube, Jeffrey" calcext:value-type="string">
            <text:p>Taube, Jeffrey</text:p>
          </table:table-cell>
          <table:table-cell table:formula="of:=[.C111]" office:value-type="string" office:string-value="jmt3855" calcext:value-type="string">
            <text:p>jmt3855</text:p>
          </table:table-cell>
          <table:table-cell/>
          <table:table-cell table:style-name="ce5" table:formula="of:=IF([.E111]=&quot;&quot;;&quot;&quot;;[.E$134]+(1-[.E$134])*[.E111]*[.E$135]*(1-[.E$129])/([.E111]*([.E$135]-[.E$129])+(1-[.E$135])*[.E$129]))" office:value-type="percentage" office:value="1" calcext:value-type="percentage">
            <text:p>100%</text:p>
          </table:table-cell>
          <table:table-cell table:style-name="ce5" table:formula="of:=IF([.F111]=&quot;&quot;;&quot;&quot;;[.F$134]+(1-[.F$134])*[.F111]*[.F$135]*(1-[.F$129])/([.F111]*([.F$135]-[.F$129])+(1-[.F$135])*[.F$129]))" office:value-type="percentage" office:value="1" calcext:value-type="percentage">
            <text:p>100%</text:p>
          </table:table-cell>
          <table:table-cell table:style-name="ce5" table:formula="of:=IF([.G111]=&quot;&quot;;&quot;&quot;;[.G$134]+(1-[.G$134])*[.G111]*[.G$135]*(1-[.G$129])/([.G111]*([.G$135]-[.G$129])+(1-[.G$135])*[.G$129]))" office:value-type="percentage" office:value="1" calcext:value-type="percentage">
            <text:p>100%</text:p>
          </table:table-cell>
          <table:table-cell table:style-name="ce5" table:formula="of:=IF([.H111]=&quot;&quot;;&quot;&quot;;[.H$134]+(1-[.H$134])*[.H111]*[.H$135]*(1-[.H$129])/([.H111]*([.H$135]-[.H$129])+(1-[.H$135])*[.H$129]))" office:value-type="percentage" office:value="1" calcext:value-type="percentage">
            <text:p>100%</text:p>
          </table:table-cell>
          <table:table-cell table:style-name="ce5" table:formula="of:=IF([.I111]=&quot;&quot;;&quot;&quot;;[.I$134]+(1-[.I$134])*[.I111]*[.I$135]*(1-[.I$129])/([.I111]*([.I$135]-[.I$129])+(1-[.I$135])*[.I$129]))">
            <text:p/>
          </table:table-cell>
          <table:table-cell table:style-name="ce5" table:formula="of:=IF([.J111]=&quot;&quot;;&quot;&quot;;[.J$134]+(1-[.J$134])*[.J111]*[.J$135]*(1-[.J$129])/([.J111]*([.J$135]-[.J$129])+(1-[.J$135])*[.J$129]))" office:value-type="percentage" office:value="0.85" calcext:value-type="percentage">
            <text:p>85%</text:p>
          </table:table-cell>
          <table:table-cell table:style-name="ce5" table:formula="of:=IF([.K111]=&quot;&quot;;&quot;&quot;;[.K$134]+(1-[.K$134])*[.K111]*[.K$135]*(1-[.K$129])/([.K111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111]=&quot;&quot;;&quot;&quot;;[.L$134]+(1-[.L$134])*[.L111]*[.L$135]*(1-[.L$129])/([.L111]*([.L$135]-[.L$129])+(1-[.L$135])*[.L$129]))" office:value-type="percentage" office:value="0.85" calcext:value-type="percentage">
            <text:p>85%</text:p>
          </table:table-cell>
          <table:table-cell table:style-name="ce5" table:formula="of:=IF([.M111]=&quot;&quot;;&quot;&quot;;[.M$134]+(1-[.M$134])*[.M111]*[.M$135]*(1-[.M$129])/([.M111]*([.M$135]-[.M$129])+(1-[.M$135])*[.M$129]))" office:value-type="percentage" office:value="0.95" calcext:value-type="percentage">
            <text:p>95%</text:p>
          </table:table-cell>
          <table:table-cell table:style-name="ce5" table:formula="of:=IF([.N111]=&quot;&quot;;&quot;&quot;;[.N$134]+(1-[.N$134])*[.N111]*[.N$135]*(1-[.N$129])/([.N111]*([.N$135]-[.N$129])+(1-[.N$135])*[.N$129]))" office:value-type="percentage" office:value="1" calcext:value-type="percentage">
            <text:p>100%</text:p>
          </table:table-cell>
          <table:table-cell table:style-name="ce5" table:formula="of:=IF([.O111]=&quot;&quot;;&quot;&quot;;[.O$134]+(1-[.O$134])*[.O111]*[.O$135]*(1-[.O$129])/([.O111]*([.O$135]-[.O$129])+(1-[.O$135])*[.O$129]))" office:value-type="percentage" office:value="0.8" calcext:value-type="percentage">
            <text:p>80%</text:p>
          </table:table-cell>
          <table:table-cell table:style-name="ce5" table:formula="of:=IF([.P111]=&quot;&quot;;&quot;&quot;;[.P$134]+(1-[.P$134])*[.P111]*[.P$135]*(1-[.P$129])/([.P111]*([.P$135]-[.P$129])+(1-[.P$135])*[.P$129]))" office:value-type="percentage" office:value="0.511581297043322" calcext:value-type="percentage">
            <text:p>51%</text:p>
          </table:table-cell>
          <table:table-cell table:style-name="ce5" table:formula="of:=IF([.Q111]=&quot;&quot;;&quot;&quot;;[.Q$134]+(1-[.Q$134])*[.Q111]*[.Q$135]*(1-[.Q$129])/([.Q111]*([.Q$135]-[.Q$129])+(1-[.Q$135])*[.Q$129]))" office:value-type="percentage" office:value="0.547182440936885" calcext:value-type="percentage">
            <text:p>55%</text:p>
          </table:table-cell>
          <table:table-cell table:style-name="ce5" table:formula="of:=IF([.R111]=&quot;&quot;;&quot;&quot;;[.R$134]+(1-[.R$134])*[.R111]*[.R$135]*(1-[.R$129])/([.R111]*([.R$135]-[.R$129])+(1-[.R$135])*[.R$129]))" office:value-type="percentage" office:value="0.602770617077654" calcext:value-type="percentage">
            <text:p>60%</text:p>
          </table:table-cell>
          <table:table-cell table:style-name="ce5" table:formula="of:=IF([.S111]=&quot;&quot;;&quot;&quot;;[.S$134]+(1-[.S$134])*[.S111]*[.S$135]*(1-[.S$129])/([.S111]*([.S$135]-[.S$129])+(1-[.S$135])*[.S$129]))" office:value-type="percentage" office:value="0.585252738489987" calcext:value-type="percentage">
            <text:p>59%</text:p>
          </table:table-cell>
          <table:table-cell table:number-columns-repeated="1005"/>
        </table:table-row>
        <table:table-row table:style-name="ro1">
          <table:table-cell table:formula="of:=[.A112]" office:value-type="float" office:value="46" calcext:value-type="float">
            <text:p>46</text:p>
          </table:table-cell>
          <table:table-cell table:formula="of:=[.B112]" office:value-type="string" office:string-value="THAKKAR, SHUBHAM" calcext:value-type="string">
            <text:p>THAKKAR, SHUBHAM</text:p>
          </table:table-cell>
          <table:table-cell table:formula="of:=[.C112]" office:value-type="string" office:string-value="st25726" calcext:value-type="string">
            <text:p>st25726</text:p>
          </table:table-cell>
          <table:table-cell/>
          <table:table-cell table:style-name="ce5" table:formula="of:=IF([.E112]=&quot;&quot;;&quot;&quot;;[.E$134]+(1-[.E$134])*[.E112]*[.E$135]*(1-[.E$129])/([.E112]*([.E$135]-[.E$129])+(1-[.E$135])*[.E$129]))" office:value-type="percentage" office:value="1" calcext:value-type="percentage">
            <text:p>100%</text:p>
          </table:table-cell>
          <table:table-cell table:style-name="ce5" table:formula="of:=IF([.F112]=&quot;&quot;;&quot;&quot;;[.F$134]+(1-[.F$134])*[.F112]*[.F$135]*(1-[.F$129])/([.F112]*([.F$135]-[.F$129])+(1-[.F$135])*[.F$129]))" office:value-type="percentage" office:value="1" calcext:value-type="percentage">
            <text:p>100%</text:p>
          </table:table-cell>
          <table:table-cell table:style-name="ce5" table:formula="of:=IF([.G112]=&quot;&quot;;&quot;&quot;;[.G$134]+(1-[.G$134])*[.G112]*[.G$135]*(1-[.G$129])/([.G112]*([.G$135]-[.G$129])+(1-[.G$135])*[.G$129]))" office:value-type="percentage" office:value="1" calcext:value-type="percentage">
            <text:p>100%</text:p>
          </table:table-cell>
          <table:table-cell table:style-name="ce5" table:formula="of:=IF([.H112]=&quot;&quot;;&quot;&quot;;[.H$134]+(1-[.H$134])*[.H112]*[.H$135]*(1-[.H$129])/([.H112]*([.H$135]-[.H$129])+(1-[.H$135])*[.H$129]))" office:value-type="percentage" office:value="1" calcext:value-type="percentage">
            <text:p>100%</text:p>
          </table:table-cell>
          <table:table-cell table:style-name="ce5" table:formula="of:=IF([.I112]=&quot;&quot;;&quot;&quot;;[.I$134]+(1-[.I$134])*[.I112]*[.I$135]*(1-[.I$129])/([.I112]*([.I$135]-[.I$129])+(1-[.I$135])*[.I$129]))">
            <text:p/>
          </table:table-cell>
          <table:table-cell table:style-name="ce5" table:formula="of:=IF([.J112]=&quot;&quot;;&quot;&quot;;[.J$134]+(1-[.J$134])*[.J112]*[.J$135]*(1-[.J$129])/([.J112]*([.J$135]-[.J$129])+(1-[.J$135])*[.J$129]))" office:value-type="percentage" office:value="1.3" calcext:value-type="percentage">
            <text:p>130%</text:p>
          </table:table-cell>
          <table:table-cell table:style-name="ce5" table:formula="of:=IF([.K112]=&quot;&quot;;&quot;&quot;;[.K$134]+(1-[.K$134])*[.K112]*[.K$135]*(1-[.K$129])/([.K112]*([.K$135]-[.K$129])+(1-[.K$135])*[.K$129]))" office:value-type="percentage" office:value="0.544699144362822" calcext:value-type="percentage">
            <text:p>54%</text:p>
          </table:table-cell>
          <table:table-cell table:style-name="ce5" table:formula="of:=IF([.L112]=&quot;&quot;;&quot;&quot;;[.L$134]+(1-[.L$134])*[.L112]*[.L$135]*(1-[.L$129])/([.L112]*([.L$135]-[.L$129])+(1-[.L$135])*[.L$129]))" office:value-type="percentage" office:value="1" calcext:value-type="percentage">
            <text:p>100%</text:p>
          </table:table-cell>
          <table:table-cell table:style-name="ce5" table:formula="of:=IF([.M112]=&quot;&quot;;&quot;&quot;;[.M$134]+(1-[.M$134])*[.M112]*[.M$135]*(1-[.M$129])/([.M112]*([.M$135]-[.M$129])+(1-[.M$135])*[.M$129]))" office:value-type="percentage" office:value="0.85" calcext:value-type="percentage">
            <text:p>85%</text:p>
          </table:table-cell>
          <table:table-cell table:style-name="ce5" table:formula="of:=IF([.N112]=&quot;&quot;;&quot;&quot;;[.N$134]+(1-[.N$134])*[.N112]*[.N$135]*(1-[.N$129])/([.N112]*([.N$135]-[.N$129])+(1-[.N$135])*[.N$129]))" office:value-type="percentage" office:value="0.9" calcext:value-type="percentage">
            <text:p>90%</text:p>
          </table:table-cell>
          <table:table-cell table:style-name="ce5" table:formula="of:=IF([.O112]=&quot;&quot;;&quot;&quot;;[.O$134]+(1-[.O$134])*[.O112]*[.O$135]*(1-[.O$129])/([.O112]*([.O$135]-[.O$129])+(1-[.O$135])*[.O$129]))" office:value-type="percentage" office:value="0.98" calcext:value-type="percentage">
            <text:p>98%</text:p>
          </table:table-cell>
          <table:table-cell table:style-name="ce5" table:formula="of:=IF([.P112]=&quot;&quot;;&quot;&quot;;[.P$134]+(1-[.P$134])*[.P112]*[.P$135]*(1-[.P$129])/([.P112]*([.P$135]-[.P$129])+(1-[.P$135])*[.P$129]))" office:value-type="percentage" office:value="0.462195476213193" calcext:value-type="percentage">
            <text:p>46%</text:p>
          </table:table-cell>
          <table:table-cell table:style-name="ce5" table:formula="of:=IF([.Q112]=&quot;&quot;;&quot;&quot;;[.Q$134]+(1-[.Q$134])*[.Q112]*[.Q$135]*(1-[.Q$129])/([.Q112]*([.Q$135]-[.Q$129])+(1-[.Q$135])*[.Q$129]))" office:value-type="percentage" office:value="0.84067281332214" calcext:value-type="percentage">
            <text:p>84%</text:p>
          </table:table-cell>
          <table:table-cell table:style-name="ce5" table:formula="of:=IF([.R112]=&quot;&quot;;&quot;&quot;;[.R$134]+(1-[.R$134])*[.R112]*[.R$135]*(1-[.R$129])/([.R112]*([.R$135]-[.R$129])+(1-[.R$135])*[.R$129]))" office:value-type="percentage" office:value="0.802595427711485" calcext:value-type="percentage">
            <text:p>80%</text:p>
          </table:table-cell>
          <table:table-cell table:style-name="ce5" table:formula="of:=IF([.S112]=&quot;&quot;;&quot;&quot;;[.S$134]+(1-[.S$134])*[.S112]*[.S$135]*(1-[.S$129])/([.S112]*([.S$135]-[.S$129])+(1-[.S$135])*[.S$129]))" office:value-type="percentage" office:value="0.763374471025564" calcext:value-type="percentage">
            <text:p>76%</text:p>
          </table:table-cell>
          <table:table-cell table:number-columns-repeated="1005"/>
        </table:table-row>
        <table:table-row table:style-name="ro1">
          <table:table-cell table:formula="of:=[.A113]" office:value-type="float" office:value="47" calcext:value-type="float">
            <text:p>47</text:p>
          </table:table-cell>
          <table:table-cell table:formula="of:=[.B113]" office:value-type="string" office:string-value="TRUONG, WILLIAM" calcext:value-type="string">
            <text:p>TRUONG, WILLIAM</text:p>
          </table:table-cell>
          <table:table-cell table:formula="of:=[.C113]" office:value-type="string" office:string-value="wat425" calcext:value-type="string">
            <text:p>wat425</text:p>
          </table:table-cell>
          <table:table-cell/>
          <table:table-cell table:style-name="ce5" table:formula="of:=IF([.E113]=&quot;&quot;;&quot;&quot;;[.E$134]+(1-[.E$134])*[.E113]*[.E$135]*(1-[.E$129])/([.E113]*([.E$135]-[.E$129])+(1-[.E$135])*[.E$129]))" office:value-type="percentage" office:value="1" calcext:value-type="percentage">
            <text:p>100%</text:p>
          </table:table-cell>
          <table:table-cell table:style-name="ce5" table:formula="of:=IF([.F113]=&quot;&quot;;&quot;&quot;;[.F$134]+(1-[.F$134])*[.F113]*[.F$135]*(1-[.F$129])/([.F113]*([.F$135]-[.F$129])+(1-[.F$135])*[.F$129]))" office:value-type="percentage" office:value="1" calcext:value-type="percentage">
            <text:p>100%</text:p>
          </table:table-cell>
          <table:table-cell table:style-name="ce5" table:formula="of:=IF([.G113]=&quot;&quot;;&quot;&quot;;[.G$134]+(1-[.G$134])*[.G113]*[.G$135]*(1-[.G$129])/([.G113]*([.G$135]-[.G$129])+(1-[.G$135])*[.G$129]))" office:value-type="percentage" office:value="1" calcext:value-type="percentage">
            <text:p>100%</text:p>
          </table:table-cell>
          <table:table-cell table:style-name="ce5" table:formula="of:=IF([.H113]=&quot;&quot;;&quot;&quot;;[.H$134]+(1-[.H$134])*[.H113]*[.H$135]*(1-[.H$129])/([.H113]*([.H$135]-[.H$129])+(1-[.H$135])*[.H$129]))" office:value-type="percentage" office:value="0.834466743094047" calcext:value-type="percentage">
            <text:p>83%</text:p>
          </table:table-cell>
          <table:table-cell table:style-name="ce5" table:formula="of:=IF([.I113]=&quot;&quot;;&quot;&quot;;[.I$134]+(1-[.I$134])*[.I113]*[.I$135]*(1-[.I$129])/([.I113]*([.I$135]-[.I$129])+(1-[.I$135])*[.I$129]))" office:value-type="percentage" office:value="1" calcext:value-type="percentage">
            <text:p>100%</text:p>
          </table:table-cell>
          <table:table-cell table:style-name="ce5" table:formula="of:=IF([.J113]=&quot;&quot;;&quot;&quot;;[.J$134]+(1-[.J$134])*[.J113]*[.J$135]*(1-[.J$129])/([.J113]*([.J$135]-[.J$129])+(1-[.J$135])*[.J$129]))" office:value-type="percentage" office:value="0.7" calcext:value-type="percentage">
            <text:p>70%</text:p>
          </table:table-cell>
          <table:table-cell table:style-name="ce5" table:formula="of:=IF([.K113]=&quot;&quot;;&quot;&quot;;[.K$134]+(1-[.K$134])*[.K113]*[.K$135]*(1-[.K$129])/([.K113]*([.K$135]-[.K$129])+(1-[.K$135])*[.K$129]))" office:value-type="percentage" office:value="0.12" calcext:value-type="percentage">
            <text:p>12%</text:p>
          </table:table-cell>
          <table:table-cell table:style-name="ce5" table:formula="of:=IF([.L113]=&quot;&quot;;&quot;&quot;;[.L$134]+(1-[.L$134])*[.L113]*[.L$135]*(1-[.L$129])/([.L113]*([.L$135]-[.L$129])+(1-[.L$135])*[.L$129]))" office:value-type="percentage" office:value="0.95" calcext:value-type="percentage">
            <text:p>95%</text:p>
          </table:table-cell>
          <table:table-cell table:style-name="ce5" table:formula="of:=IF([.M113]=&quot;&quot;;&quot;&quot;;[.M$134]+(1-[.M$134])*[.M113]*[.M$135]*(1-[.M$129])/([.M113]*([.M$135]-[.M$129])+(1-[.M$135])*[.M$129]))" office:value-type="percentage" office:value="0.95" calcext:value-type="percentage">
            <text:p>95%</text:p>
          </table:table-cell>
          <table:table-cell table:style-name="ce5" table:formula="of:=IF([.N113]=&quot;&quot;;&quot;&quot;;[.N$134]+(1-[.N$134])*[.N113]*[.N$135]*(1-[.N$129])/([.N113]*([.N$135]-[.N$129])+(1-[.N$135])*[.N$129]))" office:value-type="percentage" office:value="0.55" calcext:value-type="percentage">
            <text:p>55%</text:p>
          </table:table-cell>
          <table:table-cell table:style-name="ce5" table:formula="of:=IF([.O113]=&quot;&quot;;&quot;&quot;;[.O$134]+(1-[.O$134])*[.O113]*[.O$135]*(1-[.O$129])/([.O113]*([.O$135]-[.O$129])+(1-[.O$135])*[.O$129]))" office:value-type="percentage" office:value="0.9" calcext:value-type="percentage">
            <text:p>90%</text:p>
          </table:table-cell>
          <table:table-cell table:style-name="ce5" table:formula="of:=IF([.P113]=&quot;&quot;;&quot;&quot;;[.P$134]+(1-[.P$134])*[.P113]*[.P$135]*(1-[.P$129])/([.P113]*([.P$135]-[.P$129])+(1-[.P$135])*[.P$129]))" office:value-type="percentage" office:value="0.911004391627283" calcext:value-type="percentage">
            <text:p>91%</text:p>
          </table:table-cell>
          <table:table-cell table:style-name="ce5" table:formula="of:=IF([.Q113]=&quot;&quot;;&quot;&quot;;[.Q$134]+(1-[.Q$134])*[.Q113]*[.Q$135]*(1-[.Q$129])/([.Q113]*([.Q$135]-[.Q$129])+(1-[.Q$135])*[.Q$129]))" office:value-type="percentage" office:value="0.770645526364514" calcext:value-type="percentage">
            <text:p>77%</text:p>
          </table:table-cell>
          <table:table-cell table:style-name="ce5" table:formula="of:=IF([.R113]=&quot;&quot;;&quot;&quot;;[.R$134]+(1-[.R$134])*[.R113]*[.R$135]*(1-[.R$129])/([.R113]*([.R$135]-[.R$129])+(1-[.R$135])*[.R$129]))" office:value-type="percentage" office:value="0.844010205129548" calcext:value-type="percentage">
            <text:p>84%</text:p>
          </table:table-cell>
          <table:table-cell table:style-name="ce5" table:formula="of:=IF([.S113]=&quot;&quot;;&quot;&quot;;[.S$134]+(1-[.S$134])*[.S113]*[.S$135]*(1-[.S$129])/([.S113]*([.S$135]-[.S$129])+(1-[.S$135])*[.S$129]))" office:value-type="percentage" office:value="0.860425360583086" calcext:value-type="percentage">
            <text:p>86%</text:p>
          </table:table-cell>
          <table:table-cell table:number-columns-repeated="1005"/>
        </table:table-row>
        <table:table-row table:style-name="ro1">
          <table:table-cell table:formula="of:=[.A114]" office:value-type="float" office:value="48" calcext:value-type="float">
            <text:p>48</text:p>
          </table:table-cell>
          <table:table-cell table:formula="of:=[.B114]" office:value-type="string" office:string-value="VERNINO, CHRISTOPHER" calcext:value-type="string">
            <text:p>VERNINO, CHRISTOPHER</text:p>
          </table:table-cell>
          <table:table-cell table:formula="of:=[.C114]" office:value-type="string" office:string-value="ckv244" calcext:value-type="string">
            <text:p>ckv244</text:p>
          </table:table-cell>
          <table:table-cell/>
          <table:table-cell table:style-name="ce5" table:formula="of:=IF([.E114]=&quot;&quot;;&quot;&quot;;[.E$134]+(1-[.E$134])*[.E114]*[.E$135]*(1-[.E$129])/([.E114]*([.E$135]-[.E$129])+(1-[.E$135])*[.E$129]))" office:value-type="percentage" office:value="1" calcext:value-type="percentage">
            <text:p>100%</text:p>
          </table:table-cell>
          <table:table-cell table:style-name="ce5" table:formula="of:=IF([.F114]=&quot;&quot;;&quot;&quot;;[.F$134]+(1-[.F$134])*[.F114]*[.F$135]*(1-[.F$129])/([.F114]*([.F$135]-[.F$129])+(1-[.F$135])*[.F$129]))" office:value-type="percentage" office:value="1" calcext:value-type="percentage">
            <text:p>100%</text:p>
          </table:table-cell>
          <table:table-cell table:style-name="ce5" table:formula="of:=IF([.G114]=&quot;&quot;;&quot;&quot;;[.G$134]+(1-[.G$134])*[.G114]*[.G$135]*(1-[.G$129])/([.G114]*([.G$135]-[.G$129])+(1-[.G$135])*[.G$129]))" office:value-type="percentage" office:value="1" calcext:value-type="percentage">
            <text:p>100%</text:p>
          </table:table-cell>
          <table:table-cell table:style-name="ce5" table:formula="of:=IF([.H114]=&quot;&quot;;&quot;&quot;;[.H$134]+(1-[.H$134])*[.H114]*[.H$135]*(1-[.H$129])/([.H114]*([.H$135]-[.H$129])+(1-[.H$135])*[.H$129]))" office:value-type="percentage" office:value="1" calcext:value-type="percentage">
            <text:p>100%</text:p>
          </table:table-cell>
          <table:table-cell table:style-name="ce5" table:formula="of:=IF([.I114]=&quot;&quot;;&quot;&quot;;[.I$134]+(1-[.I$134])*[.I114]*[.I$135]*(1-[.I$129])/([.I114]*([.I$135]-[.I$129])+(1-[.I$135])*[.I$129]))" office:value-type="percentage" office:value="0.7" calcext:value-type="percentage">
            <text:p>70%</text:p>
          </table:table-cell>
          <table:table-cell table:style-name="ce5" table:formula="of:=IF([.J114]=&quot;&quot;;&quot;&quot;;[.J$134]+(1-[.J$134])*[.J114]*[.J$135]*(1-[.J$129])/([.J114]*([.J$135]-[.J$129])+(1-[.J$135])*[.J$129]))">
            <text:p/>
          </table:table-cell>
          <table:table-cell table:style-name="ce5" table:formula="of:=IF([.K114]=&quot;&quot;;&quot;&quot;;[.K$134]+(1-[.K$134])*[.K114]*[.K$135]*(1-[.K$129])/([.K114]*([.K$135]-[.K$129])+(1-[.K$135])*[.K$129]))">
            <text:p/>
          </table:table-cell>
          <table:table-cell table:style-name="ce5" table:formula="of:=IF([.L114]=&quot;&quot;;&quot;&quot;;[.L$134]+(1-[.L$134])*[.L114]*[.L$135]*(1-[.L$129])/([.L114]*([.L$135]-[.L$129])+(1-[.L$135])*[.L$129]))" office:value-type="percentage" office:value="0.8" calcext:value-type="percentage">
            <text:p>80%</text:p>
          </table:table-cell>
          <table:table-cell table:style-name="ce5" table:formula="of:=IF([.M114]=&quot;&quot;;&quot;&quot;;[.M$134]+(1-[.M$134])*[.M114]*[.M$135]*(1-[.M$129])/([.M114]*([.M$135]-[.M$129])+(1-[.M$135])*[.M$129]))" office:value-type="percentage" office:value="1" calcext:value-type="percentage">
            <text:p>100%</text:p>
          </table:table-cell>
          <table:table-cell table:style-name="ce5" table:formula="of:=IF([.N114]=&quot;&quot;;&quot;&quot;;[.N$134]+(1-[.N$134])*[.N114]*[.N$135]*(1-[.N$129])/([.N114]*([.N$135]-[.N$129])+(1-[.N$135])*[.N$129]))" office:value-type="percentage" office:value="1" calcext:value-type="percentage">
            <text:p>100%</text:p>
          </table:table-cell>
          <table:table-cell table:style-name="ce5" table:formula="of:=IF([.O114]=&quot;&quot;;&quot;&quot;;[.O$134]+(1-[.O$134])*[.O114]*[.O$135]*(1-[.O$129])/([.O114]*([.O$135]-[.O$129])+(1-[.O$135])*[.O$129]))" office:value-type="percentage" office:value="0.9" calcext:value-type="percentage">
            <text:p>90%</text:p>
          </table:table-cell>
          <table:table-cell table:style-name="ce5" table:formula="of:=IF([.P114]=&quot;&quot;;&quot;&quot;;[.P$134]+(1-[.P$134])*[.P114]*[.P$135]*(1-[.P$129])/([.P114]*([.P$135]-[.P$129])+(1-[.P$135])*[.P$129]))" office:value-type="percentage" office:value="1" calcext:value-type="percentage">
            <text:p>100%</text:p>
          </table:table-cell>
          <table:table-cell table:style-name="ce5" table:formula="of:=IF([.Q114]=&quot;&quot;;&quot;&quot;;[.Q$134]+(1-[.Q$134])*[.Q114]*[.Q$135]*(1-[.Q$129])/([.Q114]*([.Q$135]-[.Q$129])+(1-[.Q$135])*[.Q$129]))" office:value-type="percentage" office:value="0.944405205612745" calcext:value-type="percentage">
            <text:p>94%</text:p>
          </table:table-cell>
          <table:table-cell table:style-name="ce5" table:formula="of:=IF([.R114]=&quot;&quot;;&quot;&quot;;[.R$134]+(1-[.R$134])*[.R114]*[.R$135]*(1-[.R$129])/([.R114]*([.R$135]-[.R$129])+(1-[.R$135])*[.R$129]))" office:value-type="percentage" office:value="0.802595427711485" calcext:value-type="percentage">
            <text:p>80%</text:p>
          </table:table-cell>
          <table:table-cell table:style-name="ce5" table:formula="of:=IF([.S114]=&quot;&quot;;&quot;&quot;;[.S$134]+(1-[.S$134])*[.S114]*[.S$135]*(1-[.S$129])/([.S114]*([.S$135]-[.S$129])+(1-[.S$135])*[.S$129]))" office:value-type="percentage" office:value="0.899901335642474" calcext:value-type="percentage">
            <text:p>90%</text:p>
          </table:table-cell>
          <table:table-cell table:number-columns-repeated="1005"/>
        </table:table-row>
        <table:table-row table:style-name="ro1">
          <table:table-cell table:formula="of:=[.A115]" office:value-type="float" office:value="49" calcext:value-type="float">
            <text:p>49</text:p>
          </table:table-cell>
          <table:table-cell table:formula="of:=[.B115]" office:value-type="string" office:string-value="WALSH, JACOB" calcext:value-type="string">
            <text:p>WALSH, JACOB</text:p>
          </table:table-cell>
          <table:table-cell table:formula="of:=[.C115]" office:value-type="string" office:string-value="jdw3853" calcext:value-type="string">
            <text:p>jdw3853</text:p>
          </table:table-cell>
          <table:table-cell/>
          <table:table-cell table:style-name="ce5" table:formula="of:=IF([.E115]=&quot;&quot;;&quot;&quot;;[.E$134]+(1-[.E$134])*[.E115]*[.E$135]*(1-[.E$129])/([.E115]*([.E$135]-[.E$129])+(1-[.E$135])*[.E$129]))" office:value-type="percentage" office:value="0.8" calcext:value-type="percentage">
            <text:p>80%</text:p>
          </table:table-cell>
          <table:table-cell table:style-name="ce5" table:formula="of:=IF([.F115]=&quot;&quot;;&quot;&quot;;[.F$134]+(1-[.F$134])*[.F115]*[.F$135]*(1-[.F$129])/([.F115]*([.F$135]-[.F$129])+(1-[.F$135])*[.F$129]))" office:value-type="percentage" office:value="1" calcext:value-type="percentage">
            <text:p>100%</text:p>
          </table:table-cell>
          <table:table-cell table:style-name="ce5" table:formula="of:=IF([.G115]=&quot;&quot;;&quot;&quot;;[.G$134]+(1-[.G$134])*[.G115]*[.G$135]*(1-[.G$129])/([.G115]*([.G$135]-[.G$129])+(1-[.G$135])*[.G$129]))" office:value-type="percentage" office:value="1" calcext:value-type="percentage">
            <text:p>100%</text:p>
          </table:table-cell>
          <table:table-cell table:style-name="ce5" table:formula="of:=IF([.H115]=&quot;&quot;;&quot;&quot;;[.H$134]+(1-[.H$134])*[.H115]*[.H$135]*(1-[.H$129])/([.H115]*([.H$135]-[.H$129])+(1-[.H$135])*[.H$129]))" office:value-type="percentage" office:value="1" calcext:value-type="percentage">
            <text:p>100%</text:p>
          </table:table-cell>
          <table:table-cell table:style-name="ce5" table:formula="of:=IF([.I115]=&quot;&quot;;&quot;&quot;;[.I$134]+(1-[.I$134])*[.I115]*[.I$135]*(1-[.I$129])/([.I115]*([.I$135]-[.I$129])+(1-[.I$135])*[.I$129]))" office:value-type="percentage" office:value="1" calcext:value-type="percentage">
            <text:p>100%</text:p>
          </table:table-cell>
          <table:table-cell table:style-name="ce5" table:formula="of:=IF([.J115]=&quot;&quot;;&quot;&quot;;[.J$134]+(1-[.J$134])*[.J115]*[.J$135]*(1-[.J$129])/([.J115]*([.J$135]-[.J$129])+(1-[.J$135])*[.J$129]))" office:value-type="percentage" office:value="1.3" calcext:value-type="percentage">
            <text:p>130%</text:p>
          </table:table-cell>
          <table:table-cell table:style-name="ce5" table:formula="of:=IF([.K115]=&quot;&quot;;&quot;&quot;;[.K$134]+(1-[.K$134])*[.K115]*[.K$135]*(1-[.K$129])/([.K115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115]=&quot;&quot;;&quot;&quot;;[.L$134]+(1-[.L$134])*[.L115]*[.L$135]*(1-[.L$129])/([.L115]*([.L$135]-[.L$129])+(1-[.L$135])*[.L$129]))" office:value-type="percentage" office:value="0.95" calcext:value-type="percentage">
            <text:p>95%</text:p>
          </table:table-cell>
          <table:table-cell table:style-name="ce5" table:formula="of:=IF([.M115]=&quot;&quot;;&quot;&quot;;[.M$134]+(1-[.M$134])*[.M115]*[.M$135]*(1-[.M$129])/([.M115]*([.M$135]-[.M$129])+(1-[.M$135])*[.M$129]))" office:value-type="percentage" office:value="0.95" calcext:value-type="percentage">
            <text:p>95%</text:p>
          </table:table-cell>
          <table:table-cell table:style-name="ce5" table:formula="of:=IF([.N115]=&quot;&quot;;&quot;&quot;;[.N$134]+(1-[.N$134])*[.N115]*[.N$135]*(1-[.N$129])/([.N115]*([.N$135]-[.N$129])+(1-[.N$135])*[.N$129]))" office:value-type="percentage" office:value="0.8" calcext:value-type="percentage">
            <text:p>80%</text:p>
          </table:table-cell>
          <table:table-cell table:style-name="ce5" table:formula="of:=IF([.O115]=&quot;&quot;;&quot;&quot;;[.O$134]+(1-[.O$134])*[.O115]*[.O$135]*(1-[.O$129])/([.O115]*([.O$135]-[.O$129])+(1-[.O$135])*[.O$129]))" office:value-type="percentage" office:value="0.9" calcext:value-type="percentage">
            <text:p>90%</text:p>
          </table:table-cell>
          <table:table-cell table:style-name="ce5" table:formula="of:=IF([.P115]=&quot;&quot;;&quot;&quot;;[.P$134]+(1-[.P$134])*[.P115]*[.P$135]*(1-[.P$129])/([.P115]*([.P$135]-[.P$129])+(1-[.P$135])*[.P$129]))" office:value-type="percentage" office:value="0.797171520815951" calcext:value-type="percentage">
            <text:p>80%</text:p>
          </table:table-cell>
          <table:table-cell table:style-name="ce5" table:formula="of:=IF([.Q115]=&quot;&quot;;&quot;&quot;;[.Q$134]+(1-[.Q$134])*[.Q115]*[.Q$135]*(1-[.Q$129])/([.Q115]*([.Q$135]-[.Q$129])+(1-[.Q$135])*[.Q$129]))" office:value-type="percentage" office:value="1" calcext:value-type="percentage">
            <text:p>100%</text:p>
          </table:table-cell>
          <table:table-cell table:style-name="ce5" table:formula="of:=IF([.R115]=&quot;&quot;;&quot;&quot;;[.R$134]+(1-[.R$134])*[.R115]*[.R$135]*(1-[.R$129])/([.R115]*([.R$135]-[.R$129])+(1-[.R$135])*[.R$129]))" office:value-type="percentage" office:value="0.844010205129548" calcext:value-type="percentage">
            <text:p>84%</text:p>
          </table:table-cell>
          <table:table-cell table:style-name="ce5" table:formula="of:=IF([.S115]=&quot;&quot;;&quot;&quot;;[.S$134]+(1-[.S$134])*[.S115]*[.S$135]*(1-[.S$129])/([.S115]*([.S$135]-[.S$129])+(1-[.S$135])*[.S$129]))" office:value-type="percentage" office:value="0.836471640433204" calcext:value-type="percentage">
            <text:p>84%</text:p>
          </table:table-cell>
          <table:table-cell table:number-columns-repeated="1005"/>
        </table:table-row>
        <table:table-row table:style-name="ro1">
          <table:table-cell table:formula="of:=[.A116]" office:value-type="float" office:value="50" calcext:value-type="float">
            <text:p>50</text:p>
          </table:table-cell>
          <table:table-cell table:formula="of:=[.B116]" office:value-type="string" office:string-value="WANG, BRIAN" calcext:value-type="string">
            <text:p>WANG, BRIAN</text:p>
          </table:table-cell>
          <table:table-cell table:formula="of:=[.C116]" office:value-type="string" office:string-value="bw22485" calcext:value-type="string">
            <text:p>bw22485</text:p>
          </table:table-cell>
          <table:table-cell/>
          <table:table-cell table:style-name="ce5" table:formula="of:=IF([.E116]=&quot;&quot;;&quot;&quot;;[.E$134]+(1-[.E$134])*[.E116]*[.E$135]*(1-[.E$129])/([.E116]*([.E$135]-[.E$129])+(1-[.E$135])*[.E$129]))" office:value-type="percentage" office:value="0.8" calcext:value-type="percentage">
            <text:p>80%</text:p>
          </table:table-cell>
          <table:table-cell table:style-name="ce5" table:formula="of:=IF([.F116]=&quot;&quot;;&quot;&quot;;[.F$134]+(1-[.F$134])*[.F116]*[.F$135]*(1-[.F$129])/([.F116]*([.F$135]-[.F$129])+(1-[.F$135])*[.F$129]))" office:value-type="percentage" office:value="1" calcext:value-type="percentage">
            <text:p>100%</text:p>
          </table:table-cell>
          <table:table-cell table:style-name="ce5" table:formula="of:=IF([.G116]=&quot;&quot;;&quot;&quot;;[.G$134]+(1-[.G$134])*[.G116]*[.G$135]*(1-[.G$129])/([.G116]*([.G$135]-[.G$129])+(1-[.G$135])*[.G$129]))" office:value-type="percentage" office:value="1" calcext:value-type="percentage">
            <text:p>100%</text:p>
          </table:table-cell>
          <table:table-cell table:style-name="ce5" table:formula="of:=IF([.H116]=&quot;&quot;;&quot;&quot;;[.H$134]+(1-[.H$134])*[.H116]*[.H$135]*(1-[.H$129])/([.H116]*([.H$135]-[.H$129])+(1-[.H$135])*[.H$129]))" office:value-type="percentage" office:value="1" calcext:value-type="percentage">
            <text:p>100%</text:p>
          </table:table-cell>
          <table:table-cell table:style-name="ce5" table:formula="of:=IF([.I116]=&quot;&quot;;&quot;&quot;;[.I$134]+(1-[.I$134])*[.I116]*[.I$135]*(1-[.I$129])/([.I116]*([.I$135]-[.I$129])+(1-[.I$135])*[.I$129]))" office:value-type="percentage" office:value="1" calcext:value-type="percentage">
            <text:p>100%</text:p>
          </table:table-cell>
          <table:table-cell table:style-name="ce5" table:formula="of:=IF([.J116]=&quot;&quot;;&quot;&quot;;[.J$134]+(1-[.J$134])*[.J116]*[.J$135]*(1-[.J$129])/([.J116]*([.J$135]-[.J$129])+(1-[.J$135])*[.J$129]))" office:value-type="percentage" office:value="1.3" calcext:value-type="percentage">
            <text:p>130%</text:p>
          </table:table-cell>
          <table:table-cell table:style-name="ce5" table:formula="of:=IF([.K116]=&quot;&quot;;&quot;&quot;;[.K$134]+(1-[.K$134])*[.K116]*[.K$135]*(1-[.K$129])/([.K116]*([.K$135]-[.K$129])+(1-[.K$135])*[.K$129]))" office:value-type="percentage" office:value="0.974052081644531" calcext:value-type="percentage">
            <text:p>97%</text:p>
          </table:table-cell>
          <table:table-cell table:style-name="ce5" table:formula="of:=IF([.L116]=&quot;&quot;;&quot;&quot;;[.L$134]+(1-[.L$134])*[.L116]*[.L$135]*(1-[.L$129])/([.L116]*([.L$135]-[.L$129])+(1-[.L$135])*[.L$129]))" office:value-type="percentage" office:value="1" calcext:value-type="percentage">
            <text:p>100%</text:p>
          </table:table-cell>
          <table:table-cell table:style-name="ce5" table:formula="of:=IF([.M116]=&quot;&quot;;&quot;&quot;;[.M$134]+(1-[.M$134])*[.M116]*[.M$135]*(1-[.M$129])/([.M116]*([.M$135]-[.M$129])+(1-[.M$135])*[.M$129]))" office:value-type="percentage" office:value="1" calcext:value-type="percentage">
            <text:p>100%</text:p>
          </table:table-cell>
          <table:table-cell table:style-name="ce5" table:formula="of:=IF([.N116]=&quot;&quot;;&quot;&quot;;[.N$134]+(1-[.N$134])*[.N116]*[.N$135]*(1-[.N$129])/([.N116]*([.N$135]-[.N$129])+(1-[.N$135])*[.N$129]))" office:value-type="percentage" office:value="1" calcext:value-type="percentage">
            <text:p>100%</text:p>
          </table:table-cell>
          <table:table-cell table:style-name="ce5" table:formula="of:=IF([.O116]=&quot;&quot;;&quot;&quot;;[.O$134]+(1-[.O$134])*[.O116]*[.O$135]*(1-[.O$129])/([.O116]*([.O$135]-[.O$129])+(1-[.O$135])*[.O$129]))" office:value-type="percentage" office:value="1" calcext:value-type="percentage">
            <text:p>100%</text:p>
          </table:table-cell>
          <table:table-cell table:style-name="ce5" table:formula="of:=IF([.P116]=&quot;&quot;;&quot;&quot;;[.P$134]+(1-[.P$134])*[.P116]*[.P$135]*(1-[.P$129])/([.P116]*([.P$135]-[.P$129])+(1-[.P$135])*[.P$129]))" office:value-type="percentage" office:value="1" calcext:value-type="percentage">
            <text:p>100%</text:p>
          </table:table-cell>
          <table:table-cell table:style-name="ce5" table:formula="of:=IF([.Q116]=&quot;&quot;;&quot;&quot;;[.Q$134]+(1-[.Q$134])*[.Q116]*[.Q$135]*(1-[.Q$129])/([.Q116]*([.Q$135]-[.Q$129])+(1-[.Q$135])*[.Q$129]))" office:value-type="percentage" office:value="0.981969696903944" calcext:value-type="percentage">
            <text:p>98%</text:p>
          </table:table-cell>
          <table:table-cell table:style-name="ce5" table:formula="of:=IF([.R116]=&quot;&quot;;&quot;&quot;;[.R$134]+(1-[.R$134])*[.R116]*[.R$135]*(1-[.R$129])/([.R116]*([.R$135]-[.R$129])+(1-[.R$135])*[.R$129]))" office:value-type="percentage" office:value="0.802595427711485" calcext:value-type="percentage">
            <text:p>80%</text:p>
          </table:table-cell>
          <table:table-cell table:style-name="ce5" table:formula="of:=IF([.S116]=&quot;&quot;;&quot;&quot;;[.S$134]+(1-[.S$134])*[.S116]*[.S$135]*(1-[.S$129])/([.S116]*([.S$135]-[.S$129])+(1-[.S$135])*[.S$129]))" office:value-type="percentage" office:value="0.954248733935544" calcext:value-type="percentage">
            <text:p>95%</text:p>
          </table:table-cell>
          <table:table-cell table:number-columns-repeated="1005"/>
        </table:table-row>
        <table:table-row table:style-name="ro1">
          <table:table-cell table:formula="of:=[.A117]" office:value-type="float" office:value="51" calcext:value-type="float">
            <text:p>51</text:p>
          </table:table-cell>
          <table:table-cell table:formula="of:=[.B117]" office:value-type="string" office:string-value="WANG, ROSARY" calcext:value-type="string">
            <text:p>WANG, ROSARY</text:p>
          </table:table-cell>
          <table:table-cell table:formula="of:=[.C117]" office:value-type="string" office:string-value="ryw86" calcext:value-type="string">
            <text:p>ryw86</text:p>
          </table:table-cell>
          <table:table-cell/>
          <table:table-cell table:style-name="ce5" table:formula="of:=IF([.E117]=&quot;&quot;;&quot;&quot;;[.E$134]+(1-[.E$134])*[.E117]*[.E$135]*(1-[.E$129])/([.E117]*([.E$135]-[.E$129])+(1-[.E$135])*[.E$129]))" office:value-type="percentage" office:value="1" calcext:value-type="percentage">
            <text:p>100%</text:p>
          </table:table-cell>
          <table:table-cell table:style-name="ce5" table:formula="of:=IF([.F117]=&quot;&quot;;&quot;&quot;;[.F$134]+(1-[.F$134])*[.F117]*[.F$135]*(1-[.F$129])/([.F117]*([.F$135]-[.F$129])+(1-[.F$135])*[.F$129]))" office:value-type="percentage" office:value="1" calcext:value-type="percentage">
            <text:p>100%</text:p>
          </table:table-cell>
          <table:table-cell table:style-name="ce5" table:formula="of:=IF([.G117]=&quot;&quot;;&quot;&quot;;[.G$134]+(1-[.G$134])*[.G117]*[.G$135]*(1-[.G$129])/([.G117]*([.G$135]-[.G$129])+(1-[.G$135])*[.G$129]))" office:value-type="percentage" office:value="1" calcext:value-type="percentage">
            <text:p>100%</text:p>
          </table:table-cell>
          <table:table-cell table:style-name="ce5" table:formula="of:=IF([.H117]=&quot;&quot;;&quot;&quot;;[.H$134]+(1-[.H$134])*[.H117]*[.H$135]*(1-[.H$129])/([.H117]*([.H$135]-[.H$129])+(1-[.H$135])*[.H$129]))" office:value-type="percentage" office:value="0.918724131386942" calcext:value-type="percentage">
            <text:p>92%</text:p>
          </table:table-cell>
          <table:table-cell table:style-name="ce5" table:formula="of:=IF([.I117]=&quot;&quot;;&quot;&quot;;[.I$134]+(1-[.I$134])*[.I117]*[.I$135]*(1-[.I$129])/([.I117]*([.I$135]-[.I$129])+(1-[.I$135])*[.I$129]))" office:value-type="percentage" office:value="1" calcext:value-type="percentage">
            <text:p>100%</text:p>
          </table:table-cell>
          <table:table-cell table:style-name="ce5" table:formula="of:=IF([.J117]=&quot;&quot;;&quot;&quot;;[.J$134]+(1-[.J$134])*[.J117]*[.J$135]*(1-[.J$129])/([.J117]*([.J$135]-[.J$129])+(1-[.J$135])*[.J$129]))" office:value-type="percentage" office:value="0" calcext:value-type="percentage">
            <text:p>0%</text:p>
          </table:table-cell>
          <table:table-cell table:style-name="ce5" table:formula="of:=IF([.K117]=&quot;&quot;;&quot;&quot;;[.K$134]+(1-[.K$134])*[.K117]*[.K$135]*(1-[.K$129])/([.K117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117]=&quot;&quot;;&quot;&quot;;[.L$134]+(1-[.L$134])*[.L117]*[.L$135]*(1-[.L$129])/([.L117]*([.L$135]-[.L$129])+(1-[.L$135])*[.L$129]))" office:value-type="percentage" office:value="1" calcext:value-type="percentage">
            <text:p>100%</text:p>
          </table:table-cell>
          <table:table-cell table:style-name="ce5" table:formula="of:=IF([.M117]=&quot;&quot;;&quot;&quot;;[.M$134]+(1-[.M$134])*[.M117]*[.M$135]*(1-[.M$129])/([.M117]*([.M$135]-[.M$129])+(1-[.M$135])*[.M$129]))" office:value-type="percentage" office:value="0.95" calcext:value-type="percentage">
            <text:p>95%</text:p>
          </table:table-cell>
          <table:table-cell table:style-name="ce5" table:formula="of:=IF([.N117]=&quot;&quot;;&quot;&quot;;[.N$134]+(1-[.N$134])*[.N117]*[.N$135]*(1-[.N$129])/([.N117]*([.N$135]-[.N$129])+(1-[.N$135])*[.N$129]))" office:value-type="percentage" office:value="1" calcext:value-type="percentage">
            <text:p>100%</text:p>
          </table:table-cell>
          <table:table-cell table:style-name="ce5" table:formula="of:=IF([.O117]=&quot;&quot;;&quot;&quot;;[.O$134]+(1-[.O$134])*[.O117]*[.O$135]*(1-[.O$129])/([.O117]*([.O$135]-[.O$129])+(1-[.O$135])*[.O$129]))" office:value-type="percentage" office:value="0.8" calcext:value-type="percentage">
            <text:p>80%</text:p>
          </table:table-cell>
          <table:table-cell table:style-name="ce5" table:formula="of:=IF([.P117]=&quot;&quot;;&quot;&quot;;[.P$134]+(1-[.P$134])*[.P117]*[.P$135]*(1-[.P$129])/([.P117]*([.P$135]-[.P$129])+(1-[.P$135])*[.P$129]))" office:value-type="percentage" office:value="0.865821670076682" calcext:value-type="percentage">
            <text:p>87%</text:p>
          </table:table-cell>
          <table:table-cell table:style-name="ce5" table:formula="of:=IF([.Q117]=&quot;&quot;;&quot;&quot;;[.Q$134]+(1-[.Q$134])*[.Q117]*[.Q$135]*(1-[.Q$129])/([.Q117]*([.Q$135]-[.Q$129])+(1-[.Q$135])*[.Q$129]))" office:value-type="percentage" office:value="0.745819505261939" calcext:value-type="percentage">
            <text:p>75%</text:p>
          </table:table-cell>
          <table:table-cell table:style-name="ce5" table:formula="of:=IF([.R117]=&quot;&quot;;&quot;&quot;;[.R$134]+(1-[.R$134])*[.R117]*[.R$135]*(1-[.R$129])/([.R117]*([.R$135]-[.R$129])+(1-[.R$135])*[.R$129]))" office:value-type="percentage" office:value="0.813045093540313" calcext:value-type="percentage">
            <text:p>81%</text:p>
          </table:table-cell>
          <table:table-cell table:style-name="ce5" table:formula="of:=IF([.S117]=&quot;&quot;;&quot;&quot;;[.S$134]+(1-[.S$134])*[.S117]*[.S$135]*(1-[.S$129])/([.S117]*([.S$135]-[.S$129])+(1-[.S$135])*[.S$129]))" office:value-type="percentage" office:value="0.844478779431578" calcext:value-type="percentage">
            <text:p>84%</text:p>
          </table:table-cell>
          <table:table-cell table:number-columns-repeated="1005"/>
        </table:table-row>
        <table:table-row table:style-name="ro1">
          <table:table-cell table:formula="of:=[.A118]" office:value-type="float" office:value="52" calcext:value-type="float">
            <text:p>52</text:p>
          </table:table-cell>
          <table:table-cell table:formula="of:=[.B118]" office:value-type="string" office:string-value="WILLIAMS, GRAYSON" calcext:value-type="string">
            <text:p>WILLIAMS, GRAYSON</text:p>
          </table:table-cell>
          <table:table-cell table:formula="of:=[.C118]" office:value-type="string" office:string-value="gdw542" calcext:value-type="string">
            <text:p>gdw542</text:p>
          </table:table-cell>
          <table:table-cell/>
          <table:table-cell table:style-name="ce5" table:formula="of:=IF([.E118]=&quot;&quot;;&quot;&quot;;[.E$134]+(1-[.E$134])*[.E118]*[.E$135]*(1-[.E$129])/([.E118]*([.E$135]-[.E$129])+(1-[.E$135])*[.E$129]))" office:value-type="percentage" office:value="0.6" calcext:value-type="percentage">
            <text:p>60%</text:p>
          </table:table-cell>
          <table:table-cell table:style-name="ce5" table:formula="of:=IF([.F118]=&quot;&quot;;&quot;&quot;;[.F$134]+(1-[.F$134])*[.F118]*[.F$135]*(1-[.F$129])/([.F118]*([.F$135]-[.F$129])+(1-[.F$135])*[.F$129]))" office:value-type="percentage" office:value="0.9" calcext:value-type="percentage">
            <text:p>90%</text:p>
          </table:table-cell>
          <table:table-cell table:style-name="ce5" table:formula="of:=IF([.G118]=&quot;&quot;;&quot;&quot;;[.G$134]+(1-[.G$134])*[.G118]*[.G$135]*(1-[.G$129])/([.G118]*([.G$135]-[.G$129])+(1-[.G$135])*[.G$129]))" office:value-type="percentage" office:value="1" calcext:value-type="percentage">
            <text:p>100%</text:p>
          </table:table-cell>
          <table:table-cell table:style-name="ce5" table:formula="of:=IF([.H118]=&quot;&quot;;&quot;&quot;;[.H$134]+(1-[.H$134])*[.H118]*[.H$135]*(1-[.H$129])/([.H118]*([.H$135]-[.H$129])+(1-[.H$135])*[.H$129]))" office:value-type="percentage" office:value="0.609650731998412" calcext:value-type="percentage">
            <text:p>61%</text:p>
          </table:table-cell>
          <table:table-cell table:style-name="ce5" table:formula="of:=IF([.I118]=&quot;&quot;;&quot;&quot;;[.I$134]+(1-[.I$134])*[.I118]*[.I$135]*(1-[.I$129])/([.I118]*([.I$135]-[.I$129])+(1-[.I$135])*[.I$129]))" office:value-type="percentage" office:value="1" calcext:value-type="percentage">
            <text:p>100%</text:p>
          </table:table-cell>
          <table:table-cell table:style-name="ce5" table:formula="of:=IF([.J118]=&quot;&quot;;&quot;&quot;;[.J$134]+(1-[.J$134])*[.J118]*[.J$135]*(1-[.J$129])/([.J118]*([.J$135]-[.J$129])+(1-[.J$135])*[.J$129]))" office:value-type="percentage" office:value="0.2" calcext:value-type="percentage">
            <text:p>20%</text:p>
          </table:table-cell>
          <table:table-cell table:style-name="ce5" table:formula="of:=IF([.K118]=&quot;&quot;;&quot;&quot;;[.K$134]+(1-[.K$134])*[.K118]*[.K$135]*(1-[.K$129])/([.K118]*([.K$135]-[.K$129])+(1-[.K$135])*[.K$129]))" office:value-type="percentage" office:value="0.677929431549766" calcext:value-type="percentage">
            <text:p>68%</text:p>
          </table:table-cell>
          <table:table-cell table:style-name="ce5" table:formula="of:=IF([.L118]=&quot;&quot;;&quot;&quot;;[.L$134]+(1-[.L$134])*[.L118]*[.L$135]*(1-[.L$129])/([.L118]*([.L$135]-[.L$129])+(1-[.L$135])*[.L$129]))" office:value-type="percentage" office:value="0.8" calcext:value-type="percentage">
            <text:p>80%</text:p>
          </table:table-cell>
          <table:table-cell table:style-name="ce5" table:formula="of:=IF([.M118]=&quot;&quot;;&quot;&quot;;[.M$134]+(1-[.M$134])*[.M118]*[.M$135]*(1-[.M$129])/([.M118]*([.M$135]-[.M$129])+(1-[.M$135])*[.M$129]))" office:value-type="percentage" office:value="0.85" calcext:value-type="percentage">
            <text:p>85%</text:p>
          </table:table-cell>
          <table:table-cell table:style-name="ce5" table:formula="of:=IF([.N118]=&quot;&quot;;&quot;&quot;;[.N$134]+(1-[.N$134])*[.N118]*[.N$135]*(1-[.N$129])/([.N118]*([.N$135]-[.N$129])+(1-[.N$135])*[.N$129]))">
            <text:p/>
          </table:table-cell>
          <table:table-cell table:style-name="ce5" table:formula="of:=IF([.O118]=&quot;&quot;;&quot;&quot;;[.O$134]+(1-[.O$134])*[.O118]*[.O$135]*(1-[.O$129])/([.O118]*([.O$135]-[.O$129])+(1-[.O$135])*[.O$129]))" office:value-type="percentage" office:value="0.8" calcext:value-type="percentage">
            <text:p>80%</text:p>
          </table:table-cell>
          <table:table-cell table:style-name="ce5" table:formula="of:=IF([.P118]=&quot;&quot;;&quot;&quot;;[.P$134]+(1-[.P$134])*[.P118]*[.P$135]*(1-[.P$129])/([.P118]*([.P$135]-[.P$129])+(1-[.P$135])*[.P$129]))" office:value-type="percentage" office:value="0.750810085749875" calcext:value-type="percentage">
            <text:p>75%</text:p>
          </table:table-cell>
          <table:table-cell table:style-name="ce5" table:formula="of:=IF([.Q118]=&quot;&quot;;&quot;&quot;;[.Q$134]+(1-[.Q$134])*[.Q118]*[.Q$135]*(1-[.Q$129])/([.Q118]*([.Q$135]-[.Q$129])+(1-[.Q$135])*[.Q$129]))" office:value-type="percentage" office:value="0.666370844324701" calcext:value-type="percentage">
            <text:p>67%</text:p>
          </table:table-cell>
          <table:table-cell table:style-name="ce5" table:formula="of:=IF([.R118]=&quot;&quot;;&quot;&quot;;[.R$134]+(1-[.R$134])*[.R118]*[.R$135]*(1-[.R$129])/([.R118]*([.R$135]-[.R$129])+(1-[.R$135])*[.R$129]))" office:value-type="percentage" office:value="0.770854137605736" calcext:value-type="percentage">
            <text:p>77%</text:p>
          </table:table-cell>
          <table:table-cell table:style-name="ce5" table:formula="of:=IF([.S118]=&quot;&quot;;&quot;&quot;;[.S$134]+(1-[.S$134])*[.S118]*[.S$135]*(1-[.S$129])/([.S118]*([.S$135]-[.S$129])+(1-[.S$135])*[.S$129]))" office:value-type="percentage" office:value="0.787948841689326" calcext:value-type="percentage">
            <text:p>79%</text:p>
          </table:table-cell>
          <table:table-cell table:number-columns-repeated="1005"/>
        </table:table-row>
        <table:table-row table:style-name="ro1">
          <table:table-cell table:formula="of:=[.A119]" office:value-type="float" office:value="53" calcext:value-type="float">
            <text:p>53</text:p>
          </table:table-cell>
          <table:table-cell table:formula="of:=[.B119]" office:value-type="string" office:string-value="WILLIAMSON, TYLER" calcext:value-type="string">
            <text:p>WILLIAMSON, TYLER</text:p>
          </table:table-cell>
          <table:table-cell table:formula="of:=[.C119]" office:value-type="string" office:string-value="tdw694" calcext:value-type="string">
            <text:p>tdw694</text:p>
          </table:table-cell>
          <table:table-cell/>
          <table:table-cell table:style-name="ce5" table:formula="of:=IF([.E119]=&quot;&quot;;&quot;&quot;;[.E$134]+(1-[.E$134])*[.E119]*[.E$135]*(1-[.E$129])/([.E119]*([.E$135]-[.E$129])+(1-[.E$135])*[.E$129]))" office:value-type="percentage" office:value="1" calcext:value-type="percentage">
            <text:p>100%</text:p>
          </table:table-cell>
          <table:table-cell table:style-name="ce5" table:formula="of:=IF([.F119]=&quot;&quot;;&quot;&quot;;[.F$134]+(1-[.F$134])*[.F119]*[.F$135]*(1-[.F$129])/([.F119]*([.F$135]-[.F$129])+(1-[.F$135])*[.F$129]))" office:value-type="percentage" office:value="1" calcext:value-type="percentage">
            <text:p>100%</text:p>
          </table:table-cell>
          <table:table-cell table:style-name="ce5" table:formula="of:=IF([.G119]=&quot;&quot;;&quot;&quot;;[.G$134]+(1-[.G$134])*[.G119]*[.G$135]*(1-[.G$129])/([.G119]*([.G$135]-[.G$129])+(1-[.G$135])*[.G$129]))" office:value-type="percentage" office:value="0.9" calcext:value-type="percentage">
            <text:p>90%</text:p>
          </table:table-cell>
          <table:table-cell table:style-name="ce5" table:formula="of:=IF([.H119]=&quot;&quot;;&quot;&quot;;[.H$134]+(1-[.H$134])*[.H119]*[.H$135]*(1-[.H$129])/([.H119]*([.H$135]-[.H$129])+(1-[.H$135])*[.H$129]))">
            <text:p/>
          </table:table-cell>
          <table:table-cell table:style-name="ce5" table:formula="of:=IF([.I119]=&quot;&quot;;&quot;&quot;;[.I$134]+(1-[.I$134])*[.I119]*[.I$135]*(1-[.I$129])/([.I119]*([.I$135]-[.I$129])+(1-[.I$135])*[.I$129]))" office:value-type="percentage" office:value="1" calcext:value-type="percentage">
            <text:p>100%</text:p>
          </table:table-cell>
          <table:table-cell table:style-name="ce5" table:formula="of:=IF([.J119]=&quot;&quot;;&quot;&quot;;[.J$134]+(1-[.J$134])*[.J119]*[.J$135]*(1-[.J$129])/([.J119]*([.J$135]-[.J$129])+(1-[.J$135])*[.J$129]))" office:value-type="percentage" office:value="0" calcext:value-type="percentage">
            <text:p>0%</text:p>
          </table:table-cell>
          <table:table-cell table:style-name="ce5" table:formula="of:=IF([.K119]=&quot;&quot;;&quot;&quot;;[.K$134]+(1-[.K$134])*[.K119]*[.K$135]*(1-[.K$129])/([.K119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119]=&quot;&quot;;&quot;&quot;;[.L$134]+(1-[.L$134])*[.L119]*[.L$135]*(1-[.L$129])/([.L119]*([.L$135]-[.L$129])+(1-[.L$135])*[.L$129]))" office:value-type="percentage" office:value="0.85" calcext:value-type="percentage">
            <text:p>85%</text:p>
          </table:table-cell>
          <table:table-cell table:style-name="ce5" table:formula="of:=IF([.M119]=&quot;&quot;;&quot;&quot;;[.M$134]+(1-[.M$134])*[.M119]*[.M$135]*(1-[.M$129])/([.M119]*([.M$135]-[.M$129])+(1-[.M$135])*[.M$129]))">
            <text:p/>
          </table:table-cell>
          <table:table-cell table:style-name="ce5" table:formula="of:=IF([.N119]=&quot;&quot;;&quot;&quot;;[.N$134]+(1-[.N$134])*[.N119]*[.N$135]*(1-[.N$129])/([.N119]*([.N$135]-[.N$129])+(1-[.N$135])*[.N$129]))" office:value-type="percentage" office:value="1" calcext:value-type="percentage">
            <text:p>100%</text:p>
          </table:table-cell>
          <table:table-cell table:style-name="ce5" table:formula="of:=IF([.O119]=&quot;&quot;;&quot;&quot;;[.O$134]+(1-[.O$134])*[.O119]*[.O$135]*(1-[.O$129])/([.O119]*([.O$135]-[.O$129])+(1-[.O$135])*[.O$129]))">
            <text:p/>
          </table:table-cell>
          <table:table-cell table:style-name="ce5" table:formula="of:=IF([.P119]=&quot;&quot;;&quot;&quot;;[.P$134]+(1-[.P$134])*[.P119]*[.P$135]*(1-[.P$129])/([.P119]*([.P$135]-[.P$129])+(1-[.P$135])*[.P$129]))" office:value-type="percentage" office:value="0.536077089326562" calcext:value-type="percentage">
            <text:p>54%</text:p>
          </table:table-cell>
          <table:table-cell table:style-name="ce5" table:formula="of:=IF([.Q119]=&quot;&quot;;&quot;&quot;;[.Q$134]+(1-[.Q$134])*[.Q119]*[.Q$135]*(1-[.Q$129])/([.Q119]*([.Q$135]-[.Q$129])+(1-[.Q$135])*[.Q$129]))" office:value-type="percentage" office:value="0.11" calcext:value-type="percentage">
            <text:p>11%</text:p>
          </table:table-cell>
          <table:table-cell table:style-name="ce5" table:formula="of:=IF([.R119]=&quot;&quot;;&quot;&quot;;[.R$134]+(1-[.R$134])*[.R119]*[.R$135]*(1-[.R$129])/([.R119]*([.R$135]-[.R$129])+(1-[.R$135])*[.R$129]))" office:value-type="percentage" office:value="0.64919031802672" calcext:value-type="percentage">
            <text:p>65%</text:p>
          </table:table-cell>
          <table:table-cell table:style-name="ce5" table:formula="of:=IF([.S119]=&quot;&quot;;&quot;&quot;;[.S$134]+(1-[.S$134])*[.S119]*[.S$135]*(1-[.S$129])/([.S119]*([.S$135]-[.S$129])+(1-[.S$135])*[.S$129]))" office:value-type="percentage" office:value="0.671431357384057" calcext:value-type="percentage">
            <text:p>67%</text:p>
          </table:table-cell>
          <table:table-cell table:number-columns-repeated="1005"/>
        </table:table-row>
        <table:table-row table:style-name="ro1">
          <table:table-cell table:formula="of:=[.A120]" office:value-type="float" office:value="54" calcext:value-type="float">
            <text:p>54</text:p>
          </table:table-cell>
          <table:table-cell table:formula="of:=[.B120]" office:value-type="string" office:string-value="WILSON, CLAUDIO" calcext:value-type="string">
            <text:p>WILSON, CLAUDIO</text:p>
          </table:table-cell>
          <table:table-cell table:formula="of:=[.C120]" office:value-type="string" office:string-value="cw29423" calcext:value-type="string">
            <text:p>cw29423</text:p>
          </table:table-cell>
          <table:table-cell/>
          <table:table-cell table:style-name="ce5" table:formula="of:=IF([.E120]=&quot;&quot;;&quot;&quot;;[.E$134]+(1-[.E$134])*[.E120]*[.E$135]*(1-[.E$129])/([.E120]*([.E$135]-[.E$129])+(1-[.E$135])*[.E$129]))" office:value-type="percentage" office:value="1" calcext:value-type="percentage">
            <text:p>100%</text:p>
          </table:table-cell>
          <table:table-cell table:style-name="ce5" table:formula="of:=IF([.F120]=&quot;&quot;;&quot;&quot;;[.F$134]+(1-[.F$134])*[.F120]*[.F$135]*(1-[.F$129])/([.F120]*([.F$135]-[.F$129])+(1-[.F$135])*[.F$129]))" office:value-type="percentage" office:value="1" calcext:value-type="percentage">
            <text:p>100%</text:p>
          </table:table-cell>
          <table:table-cell table:style-name="ce5" table:formula="of:=IF([.G120]=&quot;&quot;;&quot;&quot;;[.G$134]+(1-[.G$134])*[.G120]*[.G$135]*(1-[.G$129])/([.G120]*([.G$135]-[.G$129])+(1-[.G$135])*[.G$129]))" office:value-type="percentage" office:value="1" calcext:value-type="percentage">
            <text:p>100%</text:p>
          </table:table-cell>
          <table:table-cell table:style-name="ce5" table:formula="of:=IF([.H120]=&quot;&quot;;&quot;&quot;;[.H$134]+(1-[.H$134])*[.H120]*[.H$135]*(1-[.H$129])/([.H120]*([.H$135]-[.H$129])+(1-[.H$135])*[.H$129]))" office:value-type="percentage" office:value="1" calcext:value-type="percentage">
            <text:p>100%</text:p>
          </table:table-cell>
          <table:table-cell table:style-name="ce5" table:formula="of:=IF([.I120]=&quot;&quot;;&quot;&quot;;[.I$134]+(1-[.I$134])*[.I120]*[.I$135]*(1-[.I$129])/([.I120]*([.I$135]-[.I$129])+(1-[.I$135])*[.I$129]))" office:value-type="percentage" office:value="1" calcext:value-type="percentage">
            <text:p>100%</text:p>
          </table:table-cell>
          <table:table-cell table:style-name="ce5" table:formula="of:=IF([.J120]=&quot;&quot;;&quot;&quot;;[.J$134]+(1-[.J$134])*[.J120]*[.J$135]*(1-[.J$129])/([.J120]*([.J$135]-[.J$129])+(1-[.J$135])*[.J$129]))">
            <text:p/>
          </table:table-cell>
          <table:table-cell table:style-name="ce5" table:formula="of:=IF([.K120]=&quot;&quot;;&quot;&quot;;[.K$134]+(1-[.K$134])*[.K120]*[.K$135]*(1-[.K$129])/([.K120]*([.K$135]-[.K$129])+(1-[.K$135])*[.K$129]))" office:value-type="percentage" office:value="0.889018952420593" calcext:value-type="percentage">
            <text:p>89%</text:p>
          </table:table-cell>
          <table:table-cell table:style-name="ce5" table:formula="of:=IF([.L120]=&quot;&quot;;&quot;&quot;;[.L$134]+(1-[.L$134])*[.L120]*[.L$135]*(1-[.L$129])/([.L120]*([.L$135]-[.L$129])+(1-[.L$135])*[.L$129]))" office:value-type="percentage" office:value="1" calcext:value-type="percentage">
            <text:p>100%</text:p>
          </table:table-cell>
          <table:table-cell table:style-name="ce5" table:formula="of:=IF([.M120]=&quot;&quot;;&quot;&quot;;[.M$134]+(1-[.M$134])*[.M120]*[.M$135]*(1-[.M$129])/([.M120]*([.M$135]-[.M$129])+(1-[.M$135])*[.M$129]))" office:value-type="percentage" office:value="0.95" calcext:value-type="percentage">
            <text:p>95%</text:p>
          </table:table-cell>
          <table:table-cell table:style-name="ce5" table:formula="of:=IF([.N120]=&quot;&quot;;&quot;&quot;;[.N$134]+(1-[.N$134])*[.N120]*[.N$135]*(1-[.N$129])/([.N120]*([.N$135]-[.N$129])+(1-[.N$135])*[.N$129]))" office:value-type="percentage" office:value="1" calcext:value-type="percentage">
            <text:p>100%</text:p>
          </table:table-cell>
          <table:table-cell table:style-name="ce5" table:formula="of:=IF([.O120]=&quot;&quot;;&quot;&quot;;[.O$134]+(1-[.O$134])*[.O120]*[.O$135]*(1-[.O$129])/([.O120]*([.O$135]-[.O$129])+(1-[.O$135])*[.O$129]))" office:value-type="percentage" office:value="1" calcext:value-type="percentage">
            <text:p>100%</text:p>
          </table:table-cell>
          <table:table-cell table:style-name="ce5" table:formula="of:=IF([.P120]=&quot;&quot;;&quot;&quot;;[.P$134]+(1-[.P$134])*[.P120]*[.P$135]*(1-[.P$129])/([.P120]*([.P$135]-[.P$129])+(1-[.P$135])*[.P$129]))">
            <text:p/>
          </table:table-cell>
          <table:table-cell table:style-name="ce5" table:formula="of:=IF([.Q120]=&quot;&quot;;&quot;&quot;;[.Q$134]+(1-[.Q$134])*[.Q120]*[.Q$135]*(1-[.Q$129])/([.Q120]*([.Q$135]-[.Q$129])+(1-[.Q$135])*[.Q$129]))" office:value-type="percentage" office:value="0.944405205612745" calcext:value-type="percentage">
            <text:p>94%</text:p>
          </table:table-cell>
          <table:table-cell table:style-name="ce5" table:formula="of:=IF([.R120]=&quot;&quot;;&quot;&quot;;[.R$134]+(1-[.R$134])*[.R120]*[.R$135]*(1-[.R$129])/([.R120]*([.R$135]-[.R$129])+(1-[.R$135])*[.R$129]))" office:value-type="percentage" office:value="0.844010205129548" calcext:value-type="percentage">
            <text:p>84%</text:p>
          </table:table-cell>
          <table:table-cell table:style-name="ce5" table:formula="of:=IF([.S120]=&quot;&quot;;&quot;&quot;;[.S$134]+(1-[.S$134])*[.S120]*[.S$135]*(1-[.S$129])/([.S120]*([.S$135]-[.S$129])+(1-[.S$135])*[.S$129]))" office:value-type="percentage" office:value="0.946549458478769" calcext:value-type="percentage">
            <text:p>95%</text:p>
          </table:table-cell>
          <table:table-cell table:number-columns-repeated="1005"/>
        </table:table-row>
        <table:table-row table:style-name="ro1">
          <table:table-cell table:formula="of:=[.A121]" office:value-type="float" office:value="55" calcext:value-type="float">
            <text:p>55</text:p>
          </table:table-cell>
          <table:table-cell table:formula="of:=[.B121]" office:value-type="string" office:string-value="WU, XINGRONG" calcext:value-type="string">
            <text:p>WU, XINGRONG</text:p>
          </table:table-cell>
          <table:table-cell table:formula="of:=[.C121]" office:value-type="string" office:string-value="xw3246" calcext:value-type="string">
            <text:p>xw3246</text:p>
          </table:table-cell>
          <table:table-cell/>
          <table:table-cell table:style-name="ce5" table:formula="of:=IF([.E121]=&quot;&quot;;&quot;&quot;;[.E$134]+(1-[.E$134])*[.E121]*[.E$135]*(1-[.E$129])/([.E121]*([.E$135]-[.E$129])+(1-[.E$135])*[.E$129]))" office:value-type="percentage" office:value="1" calcext:value-type="percentage">
            <text:p>100%</text:p>
          </table:table-cell>
          <table:table-cell table:style-name="ce5" table:formula="of:=IF([.F121]=&quot;&quot;;&quot;&quot;;[.F$134]+(1-[.F$134])*[.F121]*[.F$135]*(1-[.F$129])/([.F121]*([.F$135]-[.F$129])+(1-[.F$135])*[.F$129]))" office:value-type="percentage" office:value="1" calcext:value-type="percentage">
            <text:p>100%</text:p>
          </table:table-cell>
          <table:table-cell table:style-name="ce5" table:formula="of:=IF([.G121]=&quot;&quot;;&quot;&quot;;[.G$134]+(1-[.G$134])*[.G121]*[.G$135]*(1-[.G$129])/([.G121]*([.G$135]-[.G$129])+(1-[.G$135])*[.G$129]))" office:value-type="percentage" office:value="1" calcext:value-type="percentage">
            <text:p>100%</text:p>
          </table:table-cell>
          <table:table-cell table:style-name="ce5" table:formula="of:=IF([.H121]=&quot;&quot;;&quot;&quot;;[.H$134]+(1-[.H$134])*[.H121]*[.H$135]*(1-[.H$129])/([.H121]*([.H$135]-[.H$129])+(1-[.H$135])*[.H$129]))" office:value-type="percentage" office:value="0.562069318693044" calcext:value-type="percentage">
            <text:p>56%</text:p>
          </table:table-cell>
          <table:table-cell table:style-name="ce5" table:formula="of:=IF([.I121]=&quot;&quot;;&quot;&quot;;[.I$134]+(1-[.I$134])*[.I121]*[.I$135]*(1-[.I$129])/([.I121]*([.I$135]-[.I$129])+(1-[.I$135])*[.I$129]))" office:value-type="percentage" office:value="1" calcext:value-type="percentage">
            <text:p>100%</text:p>
          </table:table-cell>
          <table:table-cell table:style-name="ce5" table:formula="of:=IF([.J121]=&quot;&quot;;&quot;&quot;;[.J$134]+(1-[.J$134])*[.J121]*[.J$135]*(1-[.J$129])/([.J121]*([.J$135]-[.J$129])+(1-[.J$135])*[.J$129]))" office:value-type="percentage" office:value="1.2" calcext:value-type="percentage">
            <text:p>120%</text:p>
          </table:table-cell>
          <table:table-cell table:style-name="ce5" table:formula="of:=IF([.K121]=&quot;&quot;;&quot;&quot;;[.K$134]+(1-[.K$134])*[.K121]*[.K$135]*(1-[.K$129])/([.K121]*([.K$135]-[.K$129])+(1-[.K$135])*[.K$129]))" office:value-type="percentage" office:value="0.946958824007314" calcext:value-type="percentage">
            <text:p>95%</text:p>
          </table:table-cell>
          <table:table-cell table:style-name="ce5" table:formula="of:=IF([.L121]=&quot;&quot;;&quot;&quot;;[.L$134]+(1-[.L$134])*[.L121]*[.L$135]*(1-[.L$129])/([.L121]*([.L$135]-[.L$129])+(1-[.L$135])*[.L$129]))" office:value-type="percentage" office:value="0.95" calcext:value-type="percentage">
            <text:p>95%</text:p>
          </table:table-cell>
          <table:table-cell table:style-name="ce5" table:formula="of:=IF([.M121]=&quot;&quot;;&quot;&quot;;[.M$134]+(1-[.M$134])*[.M121]*[.M$135]*(1-[.M$129])/([.M121]*([.M$135]-[.M$129])+(1-[.M$135])*[.M$129]))" office:value-type="percentage" office:value="0.85" calcext:value-type="percentage">
            <text:p>85%</text:p>
          </table:table-cell>
          <table:table-cell table:style-name="ce5" table:formula="of:=IF([.N121]=&quot;&quot;;&quot;&quot;;[.N$134]+(1-[.N$134])*[.N121]*[.N$135]*(1-[.N$129])/([.N121]*([.N$135]-[.N$129])+(1-[.N$135])*[.N$129]))" office:value-type="percentage" office:value="0.8" calcext:value-type="percentage">
            <text:p>80%</text:p>
          </table:table-cell>
          <table:table-cell table:style-name="ce5" table:formula="of:=IF([.O121]=&quot;&quot;;&quot;&quot;;[.O$134]+(1-[.O$134])*[.O121]*[.O$135]*(1-[.O$129])/([.O121]*([.O$135]-[.O$129])+(1-[.O$135])*[.O$129]))" office:value-type="percentage" office:value="0.8" calcext:value-type="percentage">
            <text:p>80%</text:p>
          </table:table-cell>
          <table:table-cell table:style-name="ce5" table:formula="of:=IF([.P121]=&quot;&quot;;&quot;&quot;;[.P$134]+(1-[.P$134])*[.P121]*[.P$135]*(1-[.P$129])/([.P121]*([.P$135]-[.P$129])+(1-[.P$135])*[.P$129]))" office:value-type="percentage" office:value="0.955728182651204" calcext:value-type="percentage">
            <text:p>96%</text:p>
          </table:table-cell>
          <table:table-cell table:style-name="ce5" table:formula="of:=IF([.Q121]=&quot;&quot;;&quot;&quot;;[.Q$134]+(1-[.Q$134])*[.Q121]*[.Q$135]*(1-[.Q$129])/([.Q121]*([.Q$135]-[.Q$129])+(1-[.Q$135])*[.Q$129]))" office:value-type="percentage" office:value="0.862640842388445" calcext:value-type="percentage">
            <text:p>86%</text:p>
          </table:table-cell>
          <table:table-cell table:style-name="ce5" table:formula="of:=IF([.R121]=&quot;&quot;;&quot;&quot;;[.R$134]+(1-[.R$134])*[.R121]*[.R$135]*(1-[.R$129])/([.R121]*([.R$135]-[.R$129])+(1-[.R$135])*[.R$129]))" office:value-type="percentage" office:value="0.844010205129548" calcext:value-type="percentage">
            <text:p>84%</text:p>
          </table:table-cell>
          <table:table-cell table:style-name="ce5" table:formula="of:=IF([.S121]=&quot;&quot;;&quot;&quot;;[.S$134]+(1-[.S$134])*[.S121]*[.S$135]*(1-[.S$129])/([.S121]*([.S$135]-[.S$129])+(1-[.S$135])*[.S$129]))" office:value-type="percentage" office:value="0.779780799797962" calcext:value-type="percentage">
            <text:p>78%</text:p>
          </table:table-cell>
          <table:table-cell table:number-columns-repeated="1005"/>
        </table:table-row>
        <table:table-row table:style-name="ro1">
          <table:table-cell table:formula="of:=[.A122]" office:value-type="float" office:value="56" calcext:value-type="float">
            <text:p>56</text:p>
          </table:table-cell>
          <table:table-cell table:formula="of:=[.B122]" office:value-type="string" office:string-value="YOU, DONG HYEON" calcext:value-type="string">
            <text:p>YOU, DONG HYEON</text:p>
          </table:table-cell>
          <table:table-cell table:formula="of:=[.C122]" office:value-type="string" office:string-value="dy3629" calcext:value-type="string">
            <text:p>dy3629</text:p>
          </table:table-cell>
          <table:table-cell/>
          <table:table-cell table:style-name="ce5" table:formula="of:=IF([.E122]=&quot;&quot;;&quot;&quot;;[.E$134]+(1-[.E$134])*[.E122]*[.E$135]*(1-[.E$129])/([.E122]*([.E$135]-[.E$129])+(1-[.E$135])*[.E$129]))" office:value-type="percentage" office:value="1" calcext:value-type="percentage">
            <text:p>100%</text:p>
          </table:table-cell>
          <table:table-cell table:style-name="ce5" table:formula="of:=IF([.F122]=&quot;&quot;;&quot;&quot;;[.F$134]+(1-[.F$134])*[.F122]*[.F$135]*(1-[.F$129])/([.F122]*([.F$135]-[.F$129])+(1-[.F$135])*[.F$129]))" office:value-type="percentage" office:value="1" calcext:value-type="percentage">
            <text:p>100%</text:p>
          </table:table-cell>
          <table:table-cell table:style-name="ce5" table:formula="of:=IF([.G122]=&quot;&quot;;&quot;&quot;;[.G$134]+(1-[.G$134])*[.G122]*[.G$135]*(1-[.G$129])/([.G122]*([.G$135]-[.G$129])+(1-[.G$135])*[.G$129]))" office:value-type="percentage" office:value="1" calcext:value-type="percentage">
            <text:p>100%</text:p>
          </table:table-cell>
          <table:table-cell table:style-name="ce5" table:formula="of:=IF([.H122]=&quot;&quot;;&quot;&quot;;[.H$134]+(1-[.H$134])*[.H122]*[.H$135]*(1-[.H$129])/([.H122]*([.H$135]-[.H$129])+(1-[.H$135])*[.H$129]))" office:value-type="percentage" office:value="1" calcext:value-type="percentage">
            <text:p>100%</text:p>
          </table:table-cell>
          <table:table-cell table:style-name="ce5" table:formula="of:=IF([.I122]=&quot;&quot;;&quot;&quot;;[.I$134]+(1-[.I$134])*[.I122]*[.I$135]*(1-[.I$129])/([.I122]*([.I$135]-[.I$129])+(1-[.I$135])*[.I$129]))" office:value-type="percentage" office:value="1" calcext:value-type="percentage">
            <text:p>100%</text:p>
          </table:table-cell>
          <table:table-cell table:style-name="ce5" table:formula="of:=IF([.J122]=&quot;&quot;;&quot;&quot;;[.J$134]+(1-[.J$134])*[.J122]*[.J$135]*(1-[.J$129])/([.J122]*([.J$135]-[.J$129])+(1-[.J$135])*[.J$129]))" office:value-type="percentage" office:value="1.3" calcext:value-type="percentage">
            <text:p>130%</text:p>
          </table:table-cell>
          <table:table-cell table:style-name="ce5" table:formula="of:=IF([.K122]=&quot;&quot;;&quot;&quot;;[.K$134]+(1-[.K$134])*[.K122]*[.K$135]*(1-[.K$129])/([.K122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122]=&quot;&quot;;&quot;&quot;;[.L$134]+(1-[.L$134])*[.L122]*[.L$135]*(1-[.L$129])/([.L122]*([.L$135]-[.L$129])+(1-[.L$135])*[.L$129]))" office:value-type="percentage" office:value="1" calcext:value-type="percentage">
            <text:p>100%</text:p>
          </table:table-cell>
          <table:table-cell table:style-name="ce5" table:formula="of:=IF([.M122]=&quot;&quot;;&quot;&quot;;[.M$134]+(1-[.M$134])*[.M122]*[.M$135]*(1-[.M$129])/([.M122]*([.M$135]-[.M$129])+(1-[.M$135])*[.M$129]))" office:value-type="percentage" office:value="0.75" calcext:value-type="percentage">
            <text:p>75%</text:p>
          </table:table-cell>
          <table:table-cell table:style-name="ce5" table:formula="of:=IF([.N122]=&quot;&quot;;&quot;&quot;;[.N$134]+(1-[.N$134])*[.N122]*[.N$135]*(1-[.N$129])/([.N122]*([.N$135]-[.N$129])+(1-[.N$135])*[.N$129]))" office:value-type="percentage" office:value="1" calcext:value-type="percentage">
            <text:p>100%</text:p>
          </table:table-cell>
          <table:table-cell table:style-name="ce5" table:formula="of:=IF([.O122]=&quot;&quot;;&quot;&quot;;[.O$134]+(1-[.O$134])*[.O122]*[.O$135]*(1-[.O$129])/([.O122]*([.O$135]-[.O$129])+(1-[.O$135])*[.O$129]))" office:value-type="percentage" office:value="0.95" calcext:value-type="percentage">
            <text:p>95%</text:p>
          </table:table-cell>
          <table:table-cell table:style-name="ce5" table:formula="of:=IF([.P122]=&quot;&quot;;&quot;&quot;;[.P$134]+(1-[.P$134])*[.P122]*[.P$135]*(1-[.P$129])/([.P122]*([.P$135]-[.P$129])+(1-[.P$135])*[.P$129]))" office:value-type="percentage" office:value="1" calcext:value-type="percentage">
            <text:p>100%</text:p>
          </table:table-cell>
          <table:table-cell table:style-name="ce5" table:formula="of:=IF([.Q122]=&quot;&quot;;&quot;&quot;;[.Q$134]+(1-[.Q$134])*[.Q122]*[.Q$135]*(1-[.Q$129])/([.Q122]*([.Q$135]-[.Q$129])+(1-[.Q$135])*[.Q$129]))" office:value-type="percentage" office:value="0.981969696903944" calcext:value-type="percentage">
            <text:p>98%</text:p>
          </table:table-cell>
          <table:table-cell table:style-name="ce5" table:formula="of:=IF([.R122]=&quot;&quot;;&quot;&quot;;[.R$134]+(1-[.R$134])*[.R122]*[.R$135]*(1-[.R$129])/([.R122]*([.R$135]-[.R$129])+(1-[.R$135])*[.R$129]))" office:value-type="percentage" office:value="0.894373829972201" calcext:value-type="percentage">
            <text:p>89%</text:p>
          </table:table-cell>
          <table:table-cell table:style-name="ce5" table:formula="of:=IF([.S122]=&quot;&quot;;&quot;&quot;;[.S$134]+(1-[.S$134])*[.S122]*[.S$135]*(1-[.S$129])/([.S122]*([.S$135]-[.S$129])+(1-[.S$135])*[.S$129]))" office:value-type="percentage" office:value="0.984833639844403" calcext:value-type="percentage">
            <text:p>98%</text:p>
          </table:table-cell>
          <table:table-cell table:number-columns-repeated="1005"/>
        </table:table-row>
        <table:table-row table:style-name="ro1">
          <table:table-cell table:formula="of:=[.A123]" office:value-type="float" office:value="57" calcext:value-type="float">
            <text:p>57</text:p>
          </table:table-cell>
          <table:table-cell table:formula="of:=[.B123]" office:value-type="string" office:string-value="ZAPATA, EDUARDO" calcext:value-type="string">
            <text:p>ZAPATA, EDUARDO</text:p>
          </table:table-cell>
          <table:table-cell table:formula="of:=[.C123]" office:value-type="string" office:string-value="ez2753" calcext:value-type="string">
            <text:p>ez2753</text:p>
          </table:table-cell>
          <table:table-cell/>
          <table:table-cell table:style-name="ce5" table:formula="of:=IF([.E123]=&quot;&quot;;&quot;&quot;;[.E$134]+(1-[.E$134])*[.E123]*[.E$135]*(1-[.E$129])/([.E123]*([.E$135]-[.E$129])+(1-[.E$135])*[.E$129]))" office:value-type="percentage" office:value="1" calcext:value-type="percentage">
            <text:p>100%</text:p>
          </table:table-cell>
          <table:table-cell table:style-name="ce5" table:formula="of:=IF([.F123]=&quot;&quot;;&quot;&quot;;[.F$134]+(1-[.F$134])*[.F123]*[.F$135]*(1-[.F$129])/([.F123]*([.F$135]-[.F$129])+(1-[.F$135])*[.F$129]))" office:value-type="percentage" office:value="1" calcext:value-type="percentage">
            <text:p>100%</text:p>
          </table:table-cell>
          <table:table-cell table:style-name="ce5" table:formula="of:=IF([.G123]=&quot;&quot;;&quot;&quot;;[.G$134]+(1-[.G$134])*[.G123]*[.G$135]*(1-[.G$129])/([.G123]*([.G$135]-[.G$129])+(1-[.G$135])*[.G$129]))" office:value-type="percentage" office:value="1" calcext:value-type="percentage">
            <text:p>100%</text:p>
          </table:table-cell>
          <table:table-cell table:style-name="ce5" table:formula="of:=IF([.H123]=&quot;&quot;;&quot;&quot;;[.H$134]+(1-[.H$134])*[.H123]*[.H$135]*(1-[.H$129])/([.H123]*([.H$135]-[.H$129])+(1-[.H$135])*[.H$129]))" office:value-type="percentage" office:value="1" calcext:value-type="percentage">
            <text:p>100%</text:p>
          </table:table-cell>
          <table:table-cell table:style-name="ce5" table:formula="of:=IF([.I123]=&quot;&quot;;&quot;&quot;;[.I$134]+(1-[.I$134])*[.I123]*[.I$135]*(1-[.I$129])/([.I123]*([.I$135]-[.I$129])+(1-[.I$135])*[.I$129]))" office:value-type="percentage" office:value="0.8" calcext:value-type="percentage">
            <text:p>80%</text:p>
          </table:table-cell>
          <table:table-cell table:style-name="ce5" table:formula="of:=IF([.J123]=&quot;&quot;;&quot;&quot;;[.J$134]+(1-[.J$134])*[.J123]*[.J$135]*(1-[.J$129])/([.J123]*([.J$135]-[.J$129])+(1-[.J$135])*[.J$129]))" office:value-type="percentage" office:value="0.95" calcext:value-type="percentage">
            <text:p>95%</text:p>
          </table:table-cell>
          <table:table-cell table:style-name="ce5" table:formula="of:=IF([.K123]=&quot;&quot;;&quot;&quot;;[.K$134]+(1-[.K$134])*[.K123]*[.K$135]*(1-[.K$129])/([.K123]*([.K$135]-[.K$129])+(1-[.K$135])*[.K$129]))" office:value-type="percentage" office:value="0.755452347790666" calcext:value-type="percentage">
            <text:p>76%</text:p>
          </table:table-cell>
          <table:table-cell table:style-name="ce5" table:formula="of:=IF([.L123]=&quot;&quot;;&quot;&quot;;[.L$134]+(1-[.L$134])*[.L123]*[.L$135]*(1-[.L$129])/([.L123]*([.L$135]-[.L$129])+(1-[.L$135])*[.L$129]))" office:value-type="percentage" office:value="1" calcext:value-type="percentage">
            <text:p>100%</text:p>
          </table:table-cell>
          <table:table-cell table:style-name="ce5" table:formula="of:=IF([.M123]=&quot;&quot;;&quot;&quot;;[.M$134]+(1-[.M$134])*[.M123]*[.M$135]*(1-[.M$129])/([.M123]*([.M$135]-[.M$129])+(1-[.M$135])*[.M$129]))" office:value-type="percentage" office:value="0.95" calcext:value-type="percentage">
            <text:p>95%</text:p>
          </table:table-cell>
          <table:table-cell table:style-name="ce5" table:formula="of:=IF([.N123]=&quot;&quot;;&quot;&quot;;[.N$134]+(1-[.N$134])*[.N123]*[.N$135]*(1-[.N$129])/([.N123]*([.N$135]-[.N$129])+(1-[.N$135])*[.N$129]))" office:value-type="percentage" office:value="0.85" calcext:value-type="percentage">
            <text:p>85%</text:p>
          </table:table-cell>
          <table:table-cell table:style-name="ce5" table:formula="of:=IF([.O123]=&quot;&quot;;&quot;&quot;;[.O$134]+(1-[.O$134])*[.O123]*[.O$135]*(1-[.O$129])/([.O123]*([.O$135]-[.O$129])+(1-[.O$135])*[.O$129]))" office:value-type="percentage" office:value="0.9" calcext:value-type="percentage">
            <text:p>90%</text:p>
          </table:table-cell>
          <table:table-cell table:style-name="ce5" table:formula="of:=IF([.P123]=&quot;&quot;;&quot;&quot;;[.P$134]+(1-[.P$134])*[.P123]*[.P$135]*(1-[.P$129])/([.P123]*([.P$135]-[.P$129])+(1-[.P$135])*[.P$129]))" office:value-type="percentage" office:value="1" calcext:value-type="percentage">
            <text:p>100%</text:p>
          </table:table-cell>
          <table:table-cell table:style-name="ce5" table:formula="of:=IF([.Q123]=&quot;&quot;;&quot;&quot;;[.Q$134]+(1-[.Q$134])*[.Q123]*[.Q$135]*(1-[.Q$129])/([.Q123]*([.Q$135]-[.Q$129])+(1-[.Q$135])*[.Q$129]))" office:value-type="percentage" office:value="0.63809052399705" calcext:value-type="percentage">
            <text:p>64%</text:p>
          </table:table-cell>
          <table:table-cell table:style-name="ce5" table:formula="of:=IF([.R123]=&quot;&quot;;&quot;&quot;;[.R$134]+(1-[.R$134])*[.R123]*[.R$135]*(1-[.R$129])/([.R123]*([.R$135]-[.R$129])+(1-[.R$135])*[.R$129]))" office:value-type="percentage" office:value="0.792080786322473" calcext:value-type="percentage">
            <text:p>79%</text:p>
          </table:table-cell>
          <table:table-cell table:style-name="ce5" table:formula="of:=IF([.S123]=&quot;&quot;;&quot;&quot;;[.S$134]+(1-[.S$134])*[.S123]*[.S$135]*(1-[.S$129])/([.S123]*([.S$135]-[.S$129])+(1-[.S$135])*[.S$129]))" office:value-type="percentage" office:value="0.876282313428339" calcext:value-type="percentage">
            <text:p>88%</text:p>
          </table:table-cell>
          <table:table-cell table:number-columns-repeated="1005"/>
        </table:table-row>
        <table:table-row table:style-name="ro1">
          <table:table-cell table:formula="of:=[.A124]" office:value-type="float" office:value="58" calcext:value-type="float">
            <text:p>58</text:p>
          </table:table-cell>
          <table:table-cell table:formula="of:=[.B124]" office:value-type="string" office:string-value="ZENG, XUMING" calcext:value-type="string">
            <text:p>ZENG, XUMING</text:p>
          </table:table-cell>
          <table:table-cell table:formula="of:=[.C124]" office:value-type="string" office:string-value="xz4493" calcext:value-type="string">
            <text:p>xz4493</text:p>
          </table:table-cell>
          <table:table-cell/>
          <table:table-cell table:style-name="ce5" table:formula="of:=IF([.E124]=&quot;&quot;;&quot;&quot;;[.E$134]+(1-[.E$134])*[.E124]*[.E$135]*(1-[.E$129])/([.E124]*([.E$135]-[.E$129])+(1-[.E$135])*[.E$129]))" office:value-type="percentage" office:value="1" calcext:value-type="percentage">
            <text:p>100%</text:p>
          </table:table-cell>
          <table:table-cell table:style-name="ce5" table:formula="of:=IF([.F124]=&quot;&quot;;&quot;&quot;;[.F$134]+(1-[.F$134])*[.F124]*[.F$135]*(1-[.F$129])/([.F124]*([.F$135]-[.F$129])+(1-[.F$135])*[.F$129]))" office:value-type="percentage" office:value="1" calcext:value-type="percentage">
            <text:p>100%</text:p>
          </table:table-cell>
          <table:table-cell table:style-name="ce5" table:formula="of:=IF([.G124]=&quot;&quot;;&quot;&quot;;[.G$134]+(1-[.G$134])*[.G124]*[.G$135]*(1-[.G$129])/([.G124]*([.G$135]-[.G$129])+(1-[.G$135])*[.G$129]))" office:value-type="percentage" office:value="1" calcext:value-type="percentage">
            <text:p>100%</text:p>
          </table:table-cell>
          <table:table-cell table:style-name="ce5" table:formula="of:=IF([.H124]=&quot;&quot;;&quot;&quot;;[.H$134]+(1-[.H$134])*[.H124]*[.H$135]*(1-[.H$129])/([.H124]*([.H$135]-[.H$129])+(1-[.H$135])*[.H$129]))" office:value-type="percentage" office:value="0.702121274825611" calcext:value-type="percentage">
            <text:p>70%</text:p>
          </table:table-cell>
          <table:table-cell table:style-name="ce5" table:formula="of:=IF([.I124]=&quot;&quot;;&quot;&quot;;[.I$134]+(1-[.I$134])*[.I124]*[.I$135]*(1-[.I$129])/([.I124]*([.I$135]-[.I$129])+(1-[.I$135])*[.I$129]))" office:value-type="percentage" office:value="0.9" calcext:value-type="percentage">
            <text:p>90%</text:p>
          </table:table-cell>
          <table:table-cell table:style-name="ce5" table:formula="of:=IF([.J124]=&quot;&quot;;&quot;&quot;;[.J$134]+(1-[.J$134])*[.J124]*[.J$135]*(1-[.J$129])/([.J124]*([.J$135]-[.J$129])+(1-[.J$135])*[.J$129]))" office:value-type="percentage" office:value="1" calcext:value-type="percentage">
            <text:p>100%</text:p>
          </table:table-cell>
          <table:table-cell table:style-name="ce5" table:formula="of:=IF([.K124]=&quot;&quot;;&quot;&quot;;[.K$134]+(1-[.K$134])*[.K124]*[.K$135]*(1-[.K$129])/([.K124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124]=&quot;&quot;;&quot;&quot;;[.L$134]+(1-[.L$134])*[.L124]*[.L$135]*(1-[.L$129])/([.L124]*([.L$135]-[.L$129])+(1-[.L$135])*[.L$129]))" office:value-type="percentage" office:value="1" calcext:value-type="percentage">
            <text:p>100%</text:p>
          </table:table-cell>
          <table:table-cell table:style-name="ce5" table:formula="of:=IF([.M124]=&quot;&quot;;&quot;&quot;;[.M$134]+(1-[.M$134])*[.M124]*[.M$135]*(1-[.M$129])/([.M124]*([.M$135]-[.M$129])+(1-[.M$135])*[.M$129]))" office:value-type="percentage" office:value="1.2" calcext:value-type="percentage">
            <text:p>120%</text:p>
          </table:table-cell>
          <table:table-cell table:style-name="ce5" table:formula="of:=IF([.N124]=&quot;&quot;;&quot;&quot;;[.N$134]+(1-[.N$134])*[.N124]*[.N$135]*(1-[.N$129])/([.N124]*([.N$135]-[.N$129])+(1-[.N$135])*[.N$129]))" office:value-type="percentage" office:value="0.95" calcext:value-type="percentage">
            <text:p>95%</text:p>
          </table:table-cell>
          <table:table-cell table:style-name="ce5" table:formula="of:=IF([.O124]=&quot;&quot;;&quot;&quot;;[.O$134]+(1-[.O$134])*[.O124]*[.O$135]*(1-[.O$129])/([.O124]*([.O$135]-[.O$129])+(1-[.O$135])*[.O$129]))" office:value-type="percentage" office:value="0.98" calcext:value-type="percentage">
            <text:p>98%</text:p>
          </table:table-cell>
          <table:table-cell table:style-name="ce5" table:formula="of:=IF([.P124]=&quot;&quot;;&quot;&quot;;[.P$134]+(1-[.P$134])*[.P124]*[.P$135]*(1-[.P$129])/([.P124]*([.P$135]-[.P$129])+(1-[.P$135])*[.P$129]))" office:value-type="percentage" office:value="1" calcext:value-type="percentage">
            <text:p>100%</text:p>
          </table:table-cell>
          <table:table-cell table:style-name="ce5" table:formula="of:=IF([.Q124]=&quot;&quot;;&quot;&quot;;[.Q$134]+(1-[.Q$134])*[.Q124]*[.Q$135]*(1-[.Q$129])/([.Q124]*([.Q$135]-[.Q$129])+(1-[.Q$135])*[.Q$129]))" office:value-type="percentage" office:value="1" calcext:value-type="percentage">
            <text:p>100%</text:p>
          </table:table-cell>
          <table:table-cell table:style-name="ce5" table:formula="of:=IF([.R124]=&quot;&quot;;&quot;&quot;;[.R$134]+(1-[.R$134])*[.R124]*[.R$135]*(1-[.R$129])/([.R124]*([.R$135]-[.R$129])+(1-[.R$135])*[.R$129]))" office:value-type="percentage" office:value="0.923869620189257" calcext:value-type="percentage">
            <text:p>92%</text:p>
          </table:table-cell>
          <table:table-cell table:style-name="ce5" table:formula="of:=IF([.S124]=&quot;&quot;;&quot;&quot;;[.S$134]+(1-[.S$134])*[.S124]*[.S$135]*(1-[.S$129])/([.S124]*([.S$135]-[.S$129])+(1-[.S$135])*[.S$129]))" office:value-type="percentage" office:value="0.946549458478769" calcext:value-type="percentage">
            <text:p>95%</text:p>
          </table:table-cell>
          <table:table-cell table:number-columns-repeated="1005"/>
        </table:table-row>
        <table:table-row table:style-name="ro1">
          <table:table-cell table:formula="of:=[.A125]" office:value-type="float" office:value="59" calcext:value-type="float">
            <text:p>59</text:p>
          </table:table-cell>
          <table:table-cell table:formula="of:=[.B125]" office:value-type="string" office:string-value="ZHU, SHIRLEY" calcext:value-type="string">
            <text:p>ZHU, SHIRLEY</text:p>
          </table:table-cell>
          <table:table-cell table:formula="of:=[.C125]" office:value-type="string" office:string-value="sxz64" calcext:value-type="string">
            <text:p>sxz64</text:p>
          </table:table-cell>
          <table:table-cell/>
          <table:table-cell table:style-name="ce5" table:formula="of:=IF([.E125]=&quot;&quot;;&quot;&quot;;[.E$134]+(1-[.E$134])*[.E125]*[.E$135]*(1-[.E$129])/([.E125]*([.E$135]-[.E$129])+(1-[.E$135])*[.E$129]))" office:value-type="percentage" office:value="1" calcext:value-type="percentage">
            <text:p>100%</text:p>
          </table:table-cell>
          <table:table-cell table:style-name="ce5" table:formula="of:=IF([.F125]=&quot;&quot;;&quot;&quot;;[.F$134]+(1-[.F$134])*[.F125]*[.F$135]*(1-[.F$129])/([.F125]*([.F$135]-[.F$129])+(1-[.F$135])*[.F$129]))" office:value-type="percentage" office:value="1" calcext:value-type="percentage">
            <text:p>100%</text:p>
          </table:table-cell>
          <table:table-cell table:style-name="ce5" table:formula="of:=IF([.G125]=&quot;&quot;;&quot;&quot;;[.G$134]+(1-[.G$134])*[.G125]*[.G$135]*(1-[.G$129])/([.G125]*([.G$135]-[.G$129])+(1-[.G$135])*[.G$129]))" office:value-type="percentage" office:value="1" calcext:value-type="percentage">
            <text:p>100%</text:p>
          </table:table-cell>
          <table:table-cell table:style-name="ce5" table:formula="of:=IF([.H125]=&quot;&quot;;&quot;&quot;;[.H$134]+(1-[.H$134])*[.H125]*[.H$135]*(1-[.H$129])/([.H125]*([.H$135]-[.H$129])+(1-[.H$135])*[.H$129]))" office:value-type="percentage" office:value="0.309602384873258" calcext:value-type="percentage">
            <text:p>31%</text:p>
          </table:table-cell>
          <table:table-cell table:style-name="ce5" table:formula="of:=IF([.I125]=&quot;&quot;;&quot;&quot;;[.I$134]+(1-[.I$134])*[.I125]*[.I$135]*(1-[.I$129])/([.I125]*([.I$135]-[.I$129])+(1-[.I$135])*[.I$129]))" office:value-type="percentage" office:value="1" calcext:value-type="percentage">
            <text:p>100%</text:p>
          </table:table-cell>
          <table:table-cell table:style-name="ce5" table:formula="of:=IF([.J125]=&quot;&quot;;&quot;&quot;;[.J$134]+(1-[.J$134])*[.J125]*[.J$135]*(1-[.J$129])/([.J125]*([.J$135]-[.J$129])+(1-[.J$135])*[.J$129]))" office:value-type="percentage" office:value="0" calcext:value-type="percentage">
            <text:p>0%</text:p>
          </table:table-cell>
          <table:table-cell table:style-name="ce5" table:formula="of:=IF([.K125]=&quot;&quot;;&quot;&quot;;[.K$134]+(1-[.K$134])*[.K125]*[.K$135]*(1-[.K$129])/([.K125]*([.K$135]-[.K$129])+(1-[.K$135])*[.K$129]))" office:value-type="percentage" office:value="0.918642682898433" calcext:value-type="percentage">
            <text:p>92%</text:p>
          </table:table-cell>
          <table:table-cell table:style-name="ce5" table:formula="of:=IF([.L125]=&quot;&quot;;&quot;&quot;;[.L$134]+(1-[.L$134])*[.L125]*[.L$135]*(1-[.L$129])/([.L125]*([.L$135]-[.L$129])+(1-[.L$135])*[.L$129]))" office:value-type="percentage" office:value="0.9" calcext:value-type="percentage">
            <text:p>90%</text:p>
          </table:table-cell>
          <table:table-cell table:style-name="ce5" table:formula="of:=IF([.M125]=&quot;&quot;;&quot;&quot;;[.M$134]+(1-[.M$134])*[.M125]*[.M$135]*(1-[.M$129])/([.M125]*([.M$135]-[.M$129])+(1-[.M$135])*[.M$129]))" office:value-type="percentage" office:value="0.85" calcext:value-type="percentage">
            <text:p>85%</text:p>
          </table:table-cell>
          <table:table-cell table:style-name="ce5" table:formula="of:=IF([.N125]=&quot;&quot;;&quot;&quot;;[.N$134]+(1-[.N$134])*[.N125]*[.N$135]*(1-[.N$129])/([.N125]*([.N$135]-[.N$129])+(1-[.N$135])*[.N$129]))" office:value-type="percentage" office:value="1" calcext:value-type="percentage">
            <text:p>100%</text:p>
          </table:table-cell>
          <table:table-cell table:style-name="ce5" table:formula="of:=IF([.O125]=&quot;&quot;;&quot;&quot;;[.O$134]+(1-[.O$134])*[.O125]*[.O$135]*(1-[.O$129])/([.O125]*([.O$135]-[.O$129])+(1-[.O$135])*[.O$129]))" office:value-type="percentage" office:value="0.7" calcext:value-type="percentage">
            <text:p>70%</text:p>
          </table:table-cell>
          <table:table-cell table:style-name="ce5" table:formula="of:=IF([.P125]=&quot;&quot;;&quot;&quot;;[.P$134]+(1-[.P$134])*[.P125]*[.P$135]*(1-[.P$129])/([.P125]*([.P$135]-[.P$129])+(1-[.P$135])*[.P$129]))">
            <text:p/>
          </table:table-cell>
          <table:table-cell table:style-name="ce5" table:formula="of:=IF([.Q125]=&quot;&quot;;&quot;&quot;;[.Q$134]+(1-[.Q$134])*[.Q125]*[.Q$135]*(1-[.Q$129])/([.Q125]*([.Q$135]-[.Q$129])+(1-[.Q$135])*[.Q$129]))" office:value-type="percentage" office:value="0.666370844324701" calcext:value-type="percentage">
            <text:p>67%</text:p>
          </table:table-cell>
          <table:table-cell table:style-name="ce5" table:formula="of:=IF([.R125]=&quot;&quot;;&quot;&quot;;[.R$134]+(1-[.R$134])*[.R125]*[.R$135]*(1-[.R$129])/([.R125]*([.R$135]-[.R$129])+(1-[.R$135])*[.R$129]))" office:value-type="percentage" office:value="0.792080786322473" calcext:value-type="percentage">
            <text:p>79%</text:p>
          </table:table-cell>
          <table:table-cell table:style-name="ce5" table:formula="of:=IF([.S125]=&quot;&quot;;&quot;&quot;;[.S$134]+(1-[.S$134])*[.S125]*[.S$135]*(1-[.S$129])/([.S125]*([.S$135]-[.S$129])+(1-[.S$135])*[.S$129]))" office:value-type="percentage" office:value="0.738587848607016" calcext:value-type="percentage">
            <text:p>74%</text:p>
          </table:table-cell>
          <table:table-cell table:number-columns-repeated="1005"/>
        </table:table-row>
        <table:table-row table:style-name="ro1">
          <table:table-cell table:formula="of:=[.A126]" office:value-type="float" office:value="60" calcext:value-type="float">
            <text:p>60</text:p>
          </table:table-cell>
          <table:table-cell table:formula="of:=[.B126]" office:value-type="string" office:string-value="TEST" calcext:value-type="string">
            <text:p>TEST</text:p>
          </table:table-cell>
          <table:table-cell table:formula="of:=[.C126]" office:value-type="string" office:string-value="FOO" calcext:value-type="string">
            <text:p>FOO</text:p>
          </table:table-cell>
          <table:table-cell/>
          <table:table-cell table:style-name="ce5" table:formula="of:=IF([.E126]=&quot;&quot;;&quot;&quot;;[.E$134]+(1-[.E$134])*[.E126]*[.E$135]*(1-[.E$129])/([.E126]*([.E$135]-[.E$129])+(1-[.E$135])*[.E$129]))" office:value-type="percentage" office:value="1" calcext:value-type="percentage">
            <text:p>100%</text:p>
          </table:table-cell>
          <table:table-cell table:style-name="ce5" table:formula="of:=IF([.F126]=&quot;&quot;;&quot;&quot;;[.F$134]+(1-[.F$134])*[.F126]*[.F$135]*(1-[.F$129])/([.F126]*([.F$135]-[.F$129])+(1-[.F$135])*[.F$129]))" office:value-type="percentage" office:value="1" calcext:value-type="percentage">
            <text:p>100%</text:p>
          </table:table-cell>
          <table:table-cell table:style-name="ce5" table:formula="of:=IF([.G126]=&quot;&quot;;&quot;&quot;;[.G$134]+(1-[.G$134])*[.G126]*[.G$135]*(1-[.G$129])/([.G126]*([.G$135]-[.G$129])+(1-[.G$135])*[.G$129]))" office:value-type="percentage" office:value="1" calcext:value-type="percentage">
            <text:p>100%</text:p>
          </table:table-cell>
          <table:table-cell table:style-name="ce5" table:formula="of:=IF([.H126]=&quot;&quot;;&quot;&quot;;[.H$134]+(1-[.H$134])*[.H126]*[.H$135]*(1-[.H$129])/([.H126]*([.H$135]-[.H$129])+(1-[.H$135])*[.H$129]))" office:value-type="percentage" office:value="1" calcext:value-type="percentage">
            <text:p>100%</text:p>
          </table:table-cell>
          <table:table-cell table:style-name="ce5" table:formula="of:=IF([.I126]=&quot;&quot;;&quot;&quot;;[.I$134]+(1-[.I$134])*[.I126]*[.I$135]*(1-[.I$129])/([.I126]*([.I$135]-[.I$129])+(1-[.I$135])*[.I$129]))" office:value-type="percentage" office:value="1" calcext:value-type="percentage">
            <text:p>100%</text:p>
          </table:table-cell>
          <table:table-cell table:style-name="ce5" table:formula="of:=IF([.J126]=&quot;&quot;;&quot;&quot;;[.J$134]+(1-[.J$134])*[.J126]*[.J$135]*(1-[.J$129])/([.J126]*([.J$135]-[.J$129])+(1-[.J$135])*[.J$129]))" office:value-type="percentage" office:value="1" calcext:value-type="percentage">
            <text:p>100%</text:p>
          </table:table-cell>
          <table:table-cell table:style-name="ce5" table:formula="of:=IF([.K126]=&quot;&quot;;&quot;&quot;;[.K$134]+(1-[.K$134])*[.K126]*[.K$135]*(1-[.K$129])/([.K126]*([.K$135]-[.K$129])+(1-[.K$135])*[.K$129]))" office:value-type="percentage" office:value="1" calcext:value-type="percentage">
            <text:p>100%</text:p>
          </table:table-cell>
          <table:table-cell table:style-name="ce5" table:formula="of:=IF([.L126]=&quot;&quot;;&quot;&quot;;[.L$134]+(1-[.L$134])*[.L126]*[.L$135]*(1-[.L$129])/([.L126]*([.L$135]-[.L$129])+(1-[.L$135])*[.L$129]))" office:value-type="percentage" office:value="1" calcext:value-type="percentage">
            <text:p>100%</text:p>
          </table:table-cell>
          <table:table-cell table:style-name="ce5" table:formula="of:=IF([.M126]=&quot;&quot;;&quot;&quot;;[.M$134]+(1-[.M$134])*[.M126]*[.M$135]*(1-[.M$129])/([.M126]*([.M$135]-[.M$129])+(1-[.M$135])*[.M$129]))" office:value-type="percentage" office:value="1" calcext:value-type="percentage">
            <text:p>100%</text:p>
          </table:table-cell>
          <table:table-cell table:style-name="ce5" table:formula="of:=IF([.N126]=&quot;&quot;;&quot;&quot;;[.N$134]+(1-[.N$134])*[.N126]*[.N$135]*(1-[.N$129])/([.N126]*([.N$135]-[.N$129])+(1-[.N$135])*[.N$129]))" office:value-type="percentage" office:value="1" calcext:value-type="percentage">
            <text:p>100%</text:p>
          </table:table-cell>
          <table:table-cell table:style-name="ce5" table:formula="of:=IF([.O126]=&quot;&quot;;&quot;&quot;;[.O$134]+(1-[.O$134])*[.O126]*[.O$135]*(1-[.O$129])/([.O126]*([.O$135]-[.O$129])+(1-[.O$135])*[.O$129]))" office:value-type="percentage" office:value="1" calcext:value-type="percentage">
            <text:p>100%</text:p>
          </table:table-cell>
          <table:table-cell table:style-name="ce5" table:formula="of:=IF([.P126]=&quot;&quot;;&quot;&quot;;[.P$134]+(1-[.P$134])*[.P126]*[.P$135]*(1-[.P$129])/([.P126]*([.P$135]-[.P$129])+(1-[.P$135])*[.P$129]))" office:value-type="percentage" office:value="1" calcext:value-type="percentage">
            <text:p>100%</text:p>
          </table:table-cell>
          <table:table-cell table:style-name="ce5" table:formula="of:=IF([.Q126]=&quot;&quot;;&quot;&quot;;[.Q$134]+(1-[.Q$134])*[.Q126]*[.Q$135]*(1-[.Q$129])/([.Q126]*([.Q$135]-[.Q$129])+(1-[.Q$135])*[.Q$129]))" office:value-type="percentage" office:value="1" calcext:value-type="percentage">
            <text:p>100%</text:p>
          </table:table-cell>
          <table:table-cell table:style-name="ce5" table:formula="of:=IF([.R126]=&quot;&quot;;&quot;&quot;;[.R$134]+(1-[.R$134])*[.R126]*[.R$135]*(1-[.R$129])/([.R126]*([.R$135]-[.R$129])+(1-[.R$135])*[.R$129]))" office:value-type="percentage" office:value="1" calcext:value-type="percentage">
            <text:p>100%</text:p>
          </table:table-cell>
          <table:table-cell table:style-name="ce5" table:formula="of:=IF([.S126]=&quot;&quot;;&quot;&quot;;[.S$134]+(1-[.S$134])*[.S126]*[.S$135]*(1-[.S$129])/([.S126]*([.S$135]-[.S$129])+(1-[.S$135])*[.S$129]))" office:value-type="percentage" office:value="1" calcext:value-type="percentage">
            <text:p>100%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 table:number-columns-repeated="15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cent</text:p>
          </table:table-cell>
          <table:table-cell/>
          <table:table-cell table:style-name="ce5" office:value-type="percentage" office:value="0.5" calcext:value-type="percentage">
            <text:p>50%</text:p>
          </table:table-cell>
          <table:table-cell table:number-columns-repeated="2" table:style-name="ce5" office:value-type="percentage" office:value="0.25" calcext:value-type="percentage">
            <text:p>25%</text:p>
          </table:table-cell>
          <table:table-cell table:number-columns-repeated="7" table:style-name="ce5" office:value-type="percentage" office:value="0.5" calcext:value-type="percentage">
            <text:p>50%</text:p>
          </table:table-cell>
          <table:table-cell table:number-columns-repeated="3" table:style-name="ce5" office:value-type="percentage" office:value="0.05" calcext:value-type="percentage">
            <text:p>5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5" office:value-type="percentage" office:value="0.25" calcext:value-type="percentage">
            <text:p>25%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/>
          <table:table-cell table:number-columns-repeated="10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office:value-type="string" calcext:value-type="string">
            <text:p>mult</text:p>
          </table:table-cell>
          <table:table-cell/>
          <table:table-cell table:formula="of:=1/[.E209]" office:value-type="float" office:value="0.111111111111111" calcext:value-type="float">
            <text:p>0.11</text:p>
          </table:table-cell>
          <table:table-cell table:formula="of:=1/[.F209]" office:value-type="float" office:value="0.111111111111111" calcext:value-type="float">
            <text:p>0.11</text:p>
          </table:table-cell>
          <table:table-cell table:formula="of:=1/[.G209]" office:value-type="float" office:value="0.111111111111111" calcext:value-type="float">
            <text:p>0.11</text:p>
          </table:table-cell>
          <table:table-cell table:formula="of:=1/[.H209]" office:value-type="float" office:value="0.111111111111111" calcext:value-type="float">
            <text:p>0.11</text:p>
          </table:table-cell>
          <table:table-cell table:formula="of:=1/[.I209]" office:value-type="float" office:value="0.111111111111111" calcext:value-type="float">
            <text:p>0.11</text:p>
          </table:table-cell>
          <table:table-cell table:formula="of:=1/[.J209]" office:value-type="float" office:value="0.111111111111111" calcext:value-type="float">
            <text:p>0.11</text:p>
          </table:table-cell>
          <table:table-cell table:formula="of:=1/[.K209]" office:value-type="float" office:value="0.111111111111111" calcext:value-type="float">
            <text:p>0.11</text:p>
          </table:table-cell>
          <table:table-cell table:formula="of:=1/[.L209]" office:value-type="float" office:value="0.111111111111111" calcext:value-type="float">
            <text:p>0.11</text:p>
          </table:table-cell>
          <table:table-cell table:formula="of:=1/[.M209]" office:value-type="float" office:value="0.111111111111111" calcext:value-type="float">
            <text:p>0.11</text:p>
          </table:table-cell>
          <table:table-cell table:formula="of:=1/[.N209]" office:value-type="float" office:value="0.111111111111111" calcext:value-type="float">
            <text:p>0.11</text:p>
          </table:table-cell>
          <table:table-cell table:formula="of:=1/[.O209]" office:value-type="float" office:value="0.333333333333333" calcext:value-type="float">
            <text:p>0.33</text:p>
          </table:table-cell>
          <table:table-cell table:formula="of:=1/[.P209]" office:value-type="float" office:value="0.333333333333333" calcext:value-type="float">
            <text:p>0.33</text:p>
          </table:table-cell>
          <table:table-cell table:formula="of:=1/[.Q209]" office:value-type="float" office:value="0.333333333333333" calcext:value-type="float">
            <text:p>0.33</text:p>
          </table:table-cell>
          <table:table-cell table:formula="of:=1/[.R209]" office:value-type="float" office:value="1" calcext:value-type="float">
            <text:p>1</text:p>
          </table:table-cell>
          <table:table-cell table:formula="of:=1/[.S209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3" table:formula="of:=SUM([.E212:.P212])-[.E210]*[.E212]" office:value-type="percentage" office:value="0.533333333333334" calcext:value-type="percentage">
            <text:p>53.33%</text:p>
          </table:table-cell>
          <table:table-cell office:value-type="string" calcext:value-type="string">
            <text:p>contribution</text:p>
          </table:table-cell>
          <table:table-cell/>
          <table:table-cell table:style-name="ce5" table:formula="of:=[.E211]*[.E208]" office:value-type="percentage" office:value="0.0555555555555556" calcext:value-type="percentage">
            <text:p>6%</text:p>
          </table:table-cell>
          <table:table-cell table:style-name="ce5" table:formula="of:=[.F211]*[.F208]" office:value-type="percentage" office:value="0.0277777777777778" calcext:value-type="percentage">
            <text:p>3%</text:p>
          </table:table-cell>
          <table:table-cell table:style-name="ce5" table:formula="of:=[.G211]*[.G208]" office:value-type="percentage" office:value="0.0277777777777778" calcext:value-type="percentage">
            <text:p>3%</text:p>
          </table:table-cell>
          <table:table-cell table:style-name="ce5" table:formula="of:=[.H211]*[.H208]" office:value-type="percentage" office:value="0.0555555555555556" calcext:value-type="percentage">
            <text:p>6%</text:p>
          </table:table-cell>
          <table:table-cell table:style-name="ce5" table:formula="of:=[.I211]*[.I208]" office:value-type="percentage" office:value="0.0555555555555556" calcext:value-type="percentage">
            <text:p>6%</text:p>
          </table:table-cell>
          <table:table-cell table:style-name="ce5" table:formula="of:=[.J211]*[.J208]" office:value-type="percentage" office:value="0.0555555555555556" calcext:value-type="percentage">
            <text:p>6%</text:p>
          </table:table-cell>
          <table:table-cell table:style-name="ce5" table:formula="of:=[.K211]*[.K208]" office:value-type="percentage" office:value="0.0555555555555556" calcext:value-type="percentage">
            <text:p>6%</text:p>
          </table:table-cell>
          <table:table-cell table:style-name="ce5" table:formula="of:=[.L211]*[.L208]" office:value-type="percentage" office:value="0.0555555555555556" calcext:value-type="percentage">
            <text:p>6%</text:p>
          </table:table-cell>
          <table:table-cell table:style-name="ce5" table:formula="of:=[.M211]*[.M208]" office:value-type="percentage" office:value="0.0555555555555556" calcext:value-type="percentage">
            <text:p>6%</text:p>
          </table:table-cell>
          <table:table-cell table:style-name="ce5" table:formula="of:=[.N211]*[.N208]" office:value-type="percentage" office:value="0.0555555555555556" calcext:value-type="percentage">
            <text:p>6%</text:p>
          </table:table-cell>
          <table:table-cell table:style-name="ce5" table:formula="of:=[.O211]*[.O208]" office:value-type="percentage" office:value="0.0166666666666667" calcext:value-type="percentage">
            <text:p>2%</text:p>
          </table:table-cell>
          <table:table-cell table:style-name="ce5" table:formula="of:=[.P211]*[.P208]" office:value-type="percentage" office:value="0.0166666666666667" calcext:value-type="percentage">
            <text:p>2%</text:p>
          </table:table-cell>
          <table:table-cell table:style-name="ce5" table:formula="of:=[.Q211]*[.Q208]" office:value-type="percentage" office:value="0.0166666666666667" calcext:value-type="percentage">
            <text:p>2%</text:p>
          </table:table-cell>
          <table:table-cell table:style-name="ce5" table:formula="of:=[.R211]*[.R208]" office:value-type="percentage" office:value="0.2" calcext:value-type="percentage">
            <text:p>20%</text:p>
          </table:table-cell>
          <table:table-cell table:style-name="ce5" table:formula="of:=[.S211]*[.S208]" office:value-type="percentage" office:value="0.25" calcext:value-type="percentage">
            <text:p>25%</text:p>
          </table:table-cell>
          <table:table-cell table:style-name="ce13" table:formula="of:=SUM([.E212:.S212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rade</text:p>
          </table:table-cell>
          <table:table-cell table:formula="of:=[.E143]" office:value-type="string" office:string-value="HW0 (3772593)" calcext:value-type="string">
            <text:p>HW0 (3772593)</text:p>
          </table:table-cell>
          <table:table-cell table:formula="of:=[.F143]" office:value-type="string" office:string-value="HW1A (3780150)" calcext:value-type="string">
            <text:p>HW1A (3780150)</text:p>
          </table:table-cell>
          <table:table-cell table:formula="of:=[.G143]" office:value-type="string" office:string-value="HW1B (3782939)" calcext:value-type="string">
            <text:p>HW1B (3782939)</text:p>
          </table:table-cell>
          <table:table-cell table:formula="of:=[.H143]" office:value-type="string" office:string-value="HW7 (3812864)" calcext:value-type="string">
            <text:p>HW7 (3812864)</text:p>
          </table:table-cell>
          <table:table-cell table:formula="of:=[.I143]" office:value-type="string" office:string-value="HW2 (3782941)" calcext:value-type="string">
            <text:p>HW2 (3782941)</text:p>
          </table:table-cell>
          <table:table-cell table:formula="of:=[.J143]" office:value-type="string" office:string-value="HW8 (3816225)" calcext:value-type="string">
            <text:p>HW8 (3816225)</text:p>
          </table:table-cell>
          <table:table-cell table:formula="of:=[.K143]" office:value-type="string" office:string-value="HW3 (3790842)" calcext:value-type="string">
            <text:p>HW3 (3790842)</text:p>
          </table:table-cell>
          <table:table-cell table:formula="of:=[.L143]" office:value-type="string" office:string-value="HW4 (3794973)" calcext:value-type="string">
            <text:p>HW4 (3794973)</text:p>
          </table:table-cell>
          <table:table-cell table:formula="of:=[.M143]" office:value-type="string" office:string-value="HW5 (3798624)" calcext:value-type="string">
            <text:p>HW5 (3798624)</text:p>
          </table:table-cell>
          <table:table-cell table:formula="of:=[.N143]" office:value-type="string" office:string-value="HW6 (3807700)" calcext:value-type="string">
            <text:p>HW6 (3807700)</text:p>
          </table:table-cell>
          <table:table-cell table:formula="of:=[.O143]" office:value-type="string" office:string-value="Quiz 1 (3798441)" calcext:value-type="string">
            <text:p>Quiz 1 (3798441)</text:p>
          </table:table-cell>
          <table:table-cell table:formula="of:=[.P143]" office:value-type="string" office:string-value="Quiz 2 (3804753)" calcext:value-type="string">
            <text:p>Quiz 2 (3804753)</text:p>
          </table:table-cell>
          <table:table-cell table:formula="of:=[.Q143]" office:value-type="string" office:string-value="Quiz3 (3827429)" calcext:value-type="string">
            <text:p>Quiz3 (3827429)</text:p>
          </table:table-cell>
          <table:table-cell table:formula="of:=[.R143]" office:value-type="string" office:string-value="Midtern (3807898)" calcext:value-type="string">
            <text:p>Midtern (3807898)</text:p>
          </table:table-cell>
          <table:table-cell table:formula="of:=[.S143]" office:value-type="string" office:string-value="Final (3830858)" calcext:value-type="string">
            <text:p>Final (3830858)</text:p>
          </table:table-cell>
          <table:table-cell table:number-columns-repeated="1005"/>
        </table:table-row>
        <table:table-row table:style-name="ro1">
          <table:table-cell table:formula="of:=[.A144]" office:value-type="float" office:value="1" calcext:value-type="float">
            <text:p>1</text:p>
          </table:table-cell>
          <table:table-cell table:formula="of:=[.B144]" office:value-type="string" office:string-value="AGGARWAL, YASH" calcext:value-type="string">
            <text:p>AGGARWAL, YASH</text:p>
          </table:table-cell>
          <table:table-cell table:formula="of:=[.C144]" office:value-type="string" office:string-value="ya3823" calcext:value-type="string">
            <text:p>ya3823</text:p>
          </table:table-cell>
          <table:table-cell table:style-name="ce4" table:formula="of:=SUM([.E215:.S215])" office:value-type="percentage" office:value="0.874355950761572" calcext:value-type="percentage">
            <text:p>87.4%</text:p>
          </table:table-cell>
          <table:table-cell table:style-name="ce10" table:formula="of:=IF([.E144]=&quot;&quot;;0;[.E$212]*[.E144])" office:value-type="percentage" office:value="0.0444444444444445" calcext:value-type="percentage">
            <text:p>4.4%</text:p>
          </table:table-cell>
          <table:table-cell table:style-name="ce10" table:formula="of:=IF([.F144]=&quot;&quot;;0;[.F$212]*[.F144])" office:value-type="percentage" office:value="0.0277777777777778" calcext:value-type="percentage">
            <text:p>2.8%</text:p>
          </table:table-cell>
          <table:table-cell table:style-name="ce10" table:formula="of:=IF([.G144]=&quot;&quot;;0;[.G$212]*[.G144])" office:value-type="percentage" office:value="0" calcext:value-type="percentage">
            <text:p>0.0%</text:p>
          </table:table-cell>
          <table:table-cell table:style-name="ce10" table:formula="of:=IF([.H144]=&quot;&quot;;0;[.H$212]*[.H144])" office:value-type="percentage" office:value="0.0555555555555556" calcext:value-type="percentage">
            <text:p>5.6%</text:p>
          </table:table-cell>
          <table:table-cell table:style-name="ce10" table:formula="of:=IF([.I144]=&quot;&quot;;0;[.I$212]*[.I144])" office:value-type="percentage" office:value="0.0555555555555556" calcext:value-type="percentage">
            <text:p>5.6%</text:p>
          </table:table-cell>
          <table:table-cell table:style-name="ce10" table:formula="of:=IF([.J144]=&quot;&quot;;0;[.J$212]*[.J144])" office:value-type="percentage" office:value="0.0666666666666667" calcext:value-type="percentage">
            <text:p>6.7%</text:p>
          </table:table-cell>
          <table:table-cell table:style-name="ce10" table:formula="of:=IF([.K144]=&quot;&quot;;0;[.K$212]*[.K144])" office:value-type="percentage" office:value="0.0493899418011441" calcext:value-type="percentage">
            <text:p>4.9%</text:p>
          </table:table-cell>
          <table:table-cell table:style-name="ce10" table:formula="of:=IF([.L144]=&quot;&quot;;0;[.L$212]*[.L144])" office:value-type="percentage" office:value="0.0388888888888889" calcext:value-type="percentage">
            <text:p>3.9%</text:p>
          </table:table-cell>
          <table:table-cell table:style-name="ce10" table:formula="of:=IF([.M144]=&quot;&quot;;0;[.M$212]*[.M144])" office:value-type="percentage" office:value="0.05" calcext:value-type="percentage">
            <text:p>5.0%</text:p>
          </table:table-cell>
          <table:table-cell table:style-name="ce10" table:formula="of:=IF([.N144]=&quot;&quot;;0;[.N$212]*[.N144])" office:value-type="percentage" office:value="0.0555555555555556" calcext:value-type="percentage">
            <text:p>5.6%</text:p>
          </table:table-cell>
          <table:table-cell table:style-name="ce10" table:formula="of:=IF([.O144]=&quot;&quot;;0;[.O$212]*[.O144])" office:value-type="percentage" office:value="0.0141666666666667" calcext:value-type="percentage">
            <text:p>1.4%</text:p>
          </table:table-cell>
          <table:table-cell table:style-name="ce10" table:formula="of:=IF([.P144]=&quot;&quot;;0;[.P$212]*[.P144])" office:value-type="percentage" office:value="0" calcext:value-type="percentage">
            <text:p>0.0%</text:p>
          </table:table-cell>
          <table:table-cell table:style-name="ce10" table:formula="of:=IF([.Q144]=&quot;&quot;;0;[.Q$212]*[.Q144])" office:value-type="percentage" office:value="0.0136339738183166" calcext:value-type="percentage">
            <text:p>1.4%</text:p>
          </table:table-cell>
          <table:table-cell table:style-name="ce10" table:formula="of:=IF([.R144]=&quot;&quot;;0;[.R$212]*[.R144])" office:value-type="percentage" office:value="0.158416157264495" calcext:value-type="percentage">
            <text:p>15.8%</text:p>
          </table:table-cell>
          <table:table-cell table:style-name="ce10" table:formula="of:=IF([.S144]=&quot;&quot;;0;[.S$212]*[.S144])" office:value-type="percentage" office:value="0.244304766766505" calcext:value-type="percentage">
            <text:p>24.4%</text:p>
          </table:table-cell>
          <table:table-cell table:number-columns-repeated="1005"/>
        </table:table-row>
        <table:table-row table:style-name="ro1">
          <table:table-cell table:formula="of:=[.A145]" office:value-type="float" office:value="2" calcext:value-type="float">
            <text:p>2</text:p>
          </table:table-cell>
          <table:table-cell table:formula="of:=[.B145]" office:value-type="string" office:string-value="AMEZCUA, MAURICIO" calcext:value-type="string">
            <text:p>AMEZCUA, MAURICIO</text:p>
          </table:table-cell>
          <table:table-cell table:formula="of:=[.C145]" office:value-type="string" office:string-value="mfa476" calcext:value-type="string">
            <text:p>mfa476</text:p>
          </table:table-cell>
          <table:table-cell table:style-name="ce4" table:formula="of:=SUM([.E216:.S216])" office:value-type="percentage" office:value="0.799516219104323" calcext:value-type="percentage">
            <text:p>80.0%</text:p>
          </table:table-cell>
          <table:table-cell table:style-name="ce10" table:formula="of:=IF([.E145]=&quot;&quot;;0;[.E$212]*[.E145])" office:value-type="percentage" office:value="0.0444444444444445" calcext:value-type="percentage">
            <text:p>4.4%</text:p>
          </table:table-cell>
          <table:table-cell table:style-name="ce10" table:formula="of:=IF([.F145]=&quot;&quot;;0;[.F$212]*[.F145])" office:value-type="percentage" office:value="0.0277777777777778" calcext:value-type="percentage">
            <text:p>2.8%</text:p>
          </table:table-cell>
          <table:table-cell table:style-name="ce10" table:formula="of:=IF([.G145]=&quot;&quot;;0;[.G$212]*[.G145])" office:value-type="percentage" office:value="0.025" calcext:value-type="percentage">
            <text:p>2.5%</text:p>
          </table:table-cell>
          <table:table-cell table:style-name="ce10" table:formula="of:=IF([.H145]=&quot;&quot;;0;[.H$212]*[.H145])" office:value-type="percentage" office:value="0.0364625652032763" calcext:value-type="percentage">
            <text:p>3.6%</text:p>
          </table:table-cell>
          <table:table-cell table:style-name="ce10" table:formula="of:=IF([.I145]=&quot;&quot;;0;[.I$212]*[.I145])" office:value-type="percentage" office:value="0.0333333333333333" calcext:value-type="percentage">
            <text:p>3.3%</text:p>
          </table:table-cell>
          <table:table-cell table:style-name="ce10" table:formula="of:=IF([.J145]=&quot;&quot;;0;[.J$212]*[.J145])" office:value-type="percentage" office:value="0.0722222222222222" calcext:value-type="percentage">
            <text:p>7.2%</text:p>
          </table:table-cell>
          <table:table-cell table:style-name="ce10" table:formula="of:=IF([.K145]=&quot;&quot;;0;[.K$212]*[.K145])" office:value-type="percentage" office:value="0.0510357046054685" calcext:value-type="percentage">
            <text:p>5.1%</text:p>
          </table:table-cell>
          <table:table-cell table:style-name="ce10" table:formula="of:=IF([.L145]=&quot;&quot;;0;[.L$212]*[.L145])" office:value-type="percentage" office:value="0.05" calcext:value-type="percentage">
            <text:p>5.0%</text:p>
          </table:table-cell>
          <table:table-cell table:style-name="ce10" table:formula="of:=IF([.M145]=&quot;&quot;;0;[.M$212]*[.M145])" office:value-type="percentage" office:value="0.0472222222222222" calcext:value-type="percentage">
            <text:p>4.7%</text:p>
          </table:table-cell>
          <table:table-cell table:style-name="ce10" table:formula="of:=IF([.N145]=&quot;&quot;;0;[.N$212]*[.N145])" office:value-type="percentage" office:value="0.0555555555555556" calcext:value-type="percentage">
            <text:p>5.6%</text:p>
          </table:table-cell>
          <table:table-cell table:style-name="ce10" table:formula="of:=IF([.O145]=&quot;&quot;;0;[.O$212]*[.O145])" office:value-type="percentage" office:value="0.00333333333333333" calcext:value-type="percentage">
            <text:p>0.3%</text:p>
          </table:table-cell>
          <table:table-cell table:style-name="ce10" table:formula="of:=IF([.P145]=&quot;&quot;;0;[.P$212]*[.P145])" office:value-type="percentage" office:value="0.0148078472922317" calcext:value-type="percentage">
            <text:p>1.5%</text:p>
          </table:table-cell>
          <table:table-cell table:style-name="ce10" table:formula="of:=IF([.Q145]=&quot;&quot;;0;[.Q$212]*[.Q145])" office:value-type="percentage" office:value="0.012430325087699" calcext:value-type="percentage">
            <text:p>1.2%</text:p>
          </table:table-cell>
          <table:table-cell table:style-name="ce10" table:formula="of:=IF([.R145]=&quot;&quot;;0;[.R$212]*[.R145])" office:value-type="percentage" office:value="0.143321388500007" calcext:value-type="percentage">
            <text:p>14.3%</text:p>
          </table:table-cell>
          <table:table-cell table:style-name="ce10" table:formula="of:=IF([.S145]=&quot;&quot;;0;[.S$212]*[.S145])" office:value-type="percentage" office:value="0.182569499526751" calcext:value-type="percentage">
            <text:p>18.3%</text:p>
          </table:table-cell>
          <table:table-cell table:number-columns-repeated="1005"/>
        </table:table-row>
        <table:table-row table:style-name="ro1">
          <table:table-cell table:formula="of:=[.A146]" office:value-type="float" office:value="3" calcext:value-type="float">
            <text:p>3</text:p>
          </table:table-cell>
          <table:table-cell table:formula="of:=[.B146]" office:value-type="string" office:string-value="Bejarano, Edwin" calcext:value-type="string">
            <text:p>Bejarano, Edwin</text:p>
          </table:table-cell>
          <table:table-cell table:formula="of:=[.C146]" office:value-type="string" office:string-value="eab3777" calcext:value-type="string">
            <text:p>eab3777</text:p>
          </table:table-cell>
          <table:table-cell table:style-name="ce4" table:formula="of:=SUM([.E217:.S217])" office:value-type="percentage" office:value="0.824078192689554" calcext:value-type="percentage">
            <text:p>82.4%</text:p>
          </table:table-cell>
          <table:table-cell table:style-name="ce10" table:formula="of:=IF([.E146]=&quot;&quot;;0;[.E$212]*[.E146])" office:value-type="percentage" office:value="0.0555555555555556" calcext:value-type="percentage">
            <text:p>5.6%</text:p>
          </table:table-cell>
          <table:table-cell table:style-name="ce10" table:formula="of:=IF([.F146]=&quot;&quot;;0;[.F$212]*[.F146])" office:value-type="percentage" office:value="0.0277777777777778" calcext:value-type="percentage">
            <text:p>2.8%</text:p>
          </table:table-cell>
          <table:table-cell table:style-name="ce10" table:formula="of:=IF([.G146]=&quot;&quot;;0;[.G$212]*[.G146])" office:value-type="percentage" office:value="0.0277777777777778" calcext:value-type="percentage">
            <text:p>2.8%</text:p>
          </table:table-cell>
          <table:table-cell table:style-name="ce10" table:formula="of:=IF([.H146]=&quot;&quot;;0;[.H$212]*[.H146])" office:value-type="percentage" office:value="0.0415033727127287" calcext:value-type="percentage">
            <text:p>4.2%</text:p>
          </table:table-cell>
          <table:table-cell table:style-name="ce10" table:formula="of:=IF([.I146]=&quot;&quot;;0;[.I$212]*[.I146])" office:value-type="percentage" office:value="0.0555555555555556" calcext:value-type="percentage">
            <text:p>5.6%</text:p>
          </table:table-cell>
          <table:table-cell table:style-name="ce10" table:formula="of:=IF([.J146]=&quot;&quot;;0;[.J$212]*[.J146])" office:value-type="percentage" office:value="0.0444444444444445" calcext:value-type="percentage">
            <text:p>4.4%</text:p>
          </table:table-cell>
          <table:table-cell table:style-name="ce10" table:formula="of:=IF([.K146]=&quot;&quot;;0;[.K$212]*[.K146])" office:value-type="percentage" office:value="0.0526088235559619" calcext:value-type="percentage">
            <text:p>5.3%</text:p>
          </table:table-cell>
          <table:table-cell table:style-name="ce10" table:formula="of:=IF([.L146]=&quot;&quot;;0;[.L$212]*[.L146])" office:value-type="percentage" office:value="0.05" calcext:value-type="percentage">
            <text:p>5.0%</text:p>
          </table:table-cell>
          <table:table-cell table:style-name="ce10" table:formula="of:=IF([.M146]=&quot;&quot;;0;[.M$212]*[.M146])" office:value-type="percentage" office:value="0.0527777777777778" calcext:value-type="percentage">
            <text:p>5.3%</text:p>
          </table:table-cell>
          <table:table-cell table:style-name="ce10" table:formula="of:=IF([.N146]=&quot;&quot;;0;[.N$212]*[.N146])" office:value-type="percentage" office:value="0.05" calcext:value-type="percentage">
            <text:p>5.0%</text:p>
          </table:table-cell>
          <table:table-cell table:style-name="ce10" table:formula="of:=IF([.O146]=&quot;&quot;;0;[.O$212]*[.O146])" office:value-type="percentage" office:value="0.0133333333333333" calcext:value-type="percentage">
            <text:p>1.3%</text:p>
          </table:table-cell>
          <table:table-cell table:style-name="ce10" table:formula="of:=IF([.P146]=&quot;&quot;;0;[.P$212]*[.P146])" office:value-type="percentage" office:value="0.0140509332866236" calcext:value-type="percentage">
            <text:p>1.4%</text:p>
          </table:table-cell>
          <table:table-cell table:style-name="ce10" table:formula="of:=IF([.Q146]=&quot;&quot;;0;[.Q$212]*[.Q146])" office:value-type="percentage" office:value="0.012430325087699" calcext:value-type="percentage">
            <text:p>1.2%</text:p>
          </table:table-cell>
          <table:table-cell table:style-name="ce10" table:formula="of:=IF([.R146]=&quot;&quot;;0;[.R$212]*[.R146])" office:value-type="percentage" office:value="0.154170827521147" calcext:value-type="percentage">
            <text:p>15.4%</text:p>
          </table:table-cell>
          <table:table-cell table:style-name="ce10" table:formula="of:=IF([.S146]=&quot;&quot;;0;[.S$212]*[.S146])" office:value-type="percentage" office:value="0.172091688303172" calcext:value-type="percentage">
            <text:p>17.2%</text:p>
          </table:table-cell>
          <table:table-cell table:number-columns-repeated="1005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string" office:string-value="BISLIMI, EGZON" calcext:value-type="string">
            <text:p>BISLIMI, EGZON</text:p>
          </table:table-cell>
          <table:table-cell table:formula="of:=[.C147]" office:value-type="string" office:string-value="eb24748" calcext:value-type="string">
            <text:p>eb24748</text:p>
          </table:table-cell>
          <table:table-cell table:style-name="ce4" table:formula="of:=SUM([.E218:.S218])" office:value-type="percentage" office:value="0.923442513786961" calcext:value-type="percentage">
            <text:p>92.3%</text:p>
          </table:table-cell>
          <table:table-cell table:style-name="ce10" table:formula="of:=IF([.E147]=&quot;&quot;;0;[.E$212]*[.E147])" office:value-type="percentage" office:value="0.0555555555555556" calcext:value-type="percentage">
            <text:p>5.6%</text:p>
          </table:table-cell>
          <table:table-cell table:style-name="ce10" table:formula="of:=IF([.F147]=&quot;&quot;;0;[.F$212]*[.F147])" office:value-type="percentage" office:value="0.0277777777777778" calcext:value-type="percentage">
            <text:p>2.8%</text:p>
          </table:table-cell>
          <table:table-cell table:style-name="ce10" table:formula="of:=IF([.G147]=&quot;&quot;;0;[.G$212]*[.G147])" office:value-type="percentage" office:value="0.025" calcext:value-type="percentage">
            <text:p>2.5%</text:p>
          </table:table-cell>
          <table:table-cell table:style-name="ce10" table:formula="of:=IF([.H147]=&quot;&quot;;0;[.H$212]*[.H147])" office:value-type="percentage" office:value="0.0439537908615267" calcext:value-type="percentage">
            <text:p>4.4%</text:p>
          </table:table-cell>
          <table:table-cell table:style-name="ce10" table:formula="of:=IF([.I147]=&quot;&quot;;0;[.I$212]*[.I147])" office:value-type="percentage" office:value="0.0555555555555556" calcext:value-type="percentage">
            <text:p>5.6%</text:p>
          </table:table-cell>
          <table:table-cell table:style-name="ce10" table:formula="of:=IF([.J147]=&quot;&quot;;0;[.J$212]*[.J147])" office:value-type="percentage" office:value="0.0722222222222222" calcext:value-type="percentage">
            <text:p>7.2%</text:p>
          </table:table-cell>
          <table:table-cell table:style-name="ce10" table:formula="of:=IF([.K147]=&quot;&quot;;0;[.K$212]*[.K147])" office:value-type="percentage" office:value="0.0274975653285022" calcext:value-type="percentage">
            <text:p>2.7%</text:p>
          </table:table-cell>
          <table:table-cell table:style-name="ce10" table:formula="of:=IF([.L147]=&quot;&quot;;0;[.L$212]*[.L147])" office:value-type="percentage" office:value="0.0472222222222222" calcext:value-type="percentage">
            <text:p>4.7%</text:p>
          </table:table-cell>
          <table:table-cell table:style-name="ce10" table:formula="of:=IF([.M147]=&quot;&quot;;0;[.M$212]*[.M147])" office:value-type="percentage" office:value="0.0555555555555556" calcext:value-type="percentage">
            <text:p>5.6%</text:p>
          </table:table-cell>
          <table:table-cell table:style-name="ce10" table:formula="of:=IF([.N147]=&quot;&quot;;0;[.N$212]*[.N147])" office:value-type="percentage" office:value="0.0555555555555556" calcext:value-type="percentage">
            <text:p>5.6%</text:p>
          </table:table-cell>
          <table:table-cell table:style-name="ce10" table:formula="of:=IF([.O147]=&quot;&quot;;0;[.O$212]*[.O147])" office:value-type="percentage" office:value="0.0158333333333333" calcext:value-type="percentage">
            <text:p>1.6%</text:p>
          </table:table-cell>
          <table:table-cell table:style-name="ce10" table:formula="of:=IF([.P147]=&quot;&quot;;0;[.P$212]*[.P147])" office:value-type="percentage" office:value="0.0159288030441867" calcext:value-type="percentage">
            <text:p>1.6%</text:p>
          </table:table-cell>
          <table:table-cell table:style-name="ce10" table:formula="of:=IF([.Q147]=&quot;&quot;;0;[.Q$212]*[.Q147])" office:value-type="percentage" office:value="0.0166666666666667" calcext:value-type="percentage">
            <text:p>1.7%</text:p>
          </table:table-cell>
          <table:table-cell table:style-name="ce10" table:formula="of:=IF([.R147]=&quot;&quot;;0;[.R$212]*[.R147])" office:value-type="percentage" office:value="0.2" calcext:value-type="percentage">
            <text:p>20.0%</text:p>
          </table:table-cell>
          <table:table-cell table:style-name="ce10" table:formula="of:=IF([.S147]=&quot;&quot;;0;[.S$212]*[.S147])" office:value-type="percentage" office:value="0.209117910108301" calcext:value-type="percentage">
            <text:p>20.9%</text:p>
          </table:table-cell>
          <table:table-cell table:number-columns-repeated="1005"/>
        </table:table-row>
        <table:table-row table:style-name="ro1">
          <table:table-cell table:formula="of:=[.A148]" office:value-type="float" office:value="5" calcext:value-type="float">
            <text:p>5</text:p>
          </table:table-cell>
          <table:table-cell table:formula="of:=[.B148]" office:value-type="string" office:string-value="BROWER, OTIS" calcext:value-type="string">
            <text:p>BROWER, OTIS</text:p>
          </table:table-cell>
          <table:table-cell table:formula="of:=[.C148]" office:value-type="string" office:string-value="odb234" calcext:value-type="string">
            <text:p>odb234</text:p>
          </table:table-cell>
          <table:table-cell table:style-name="ce4" table:formula="of:=SUM([.E219:.S219])" office:value-type="percentage" office:value="0.722144222425042" calcext:value-type="percentage">
            <text:p>72.2%</text:p>
          </table:table-cell>
          <table:table-cell table:style-name="ce10" table:formula="of:=IF([.E148]=&quot;&quot;;0;[.E$212]*[.E148])" office:value-type="percentage" office:value="0.0555555555555556" calcext:value-type="percentage">
            <text:p>5.6%</text:p>
          </table:table-cell>
          <table:table-cell table:style-name="ce10" table:formula="of:=IF([.F148]=&quot;&quot;;0;[.F$212]*[.F148])" office:value-type="percentage" office:value="0.0277777777777778" calcext:value-type="percentage">
            <text:p>2.8%</text:p>
          </table:table-cell>
          <table:table-cell table:style-name="ce10" table:formula="of:=IF([.G148]=&quot;&quot;;0;[.G$212]*[.G148])" office:value-type="percentage" office:value="0.025" calcext:value-type="percentage">
            <text:p>2.5%</text:p>
          </table:table-cell>
          <table:table-cell table:style-name="ce10" table:formula="of:=IF([.H148]=&quot;&quot;;0;[.H$212]*[.H148])" office:value-type="percentage" office:value="0.0555555555555556" calcext:value-type="percentage">
            <text:p>5.6%</text:p>
          </table:table-cell>
          <table:table-cell table:style-name="ce10" table:formula="of:=IF([.I148]=&quot;&quot;;0;[.I$212]*[.I148])" office:value-type="percentage" office:value="0.0555555555555556" calcext:value-type="percentage">
            <text:p>5.6%</text:p>
          </table:table-cell>
          <table:table-cell table:style-name="ce10" table:formula="of:=IF([.J148]=&quot;&quot;;0;[.J$212]*[.J148])" office:value-type="percentage" office:value="0.05" calcext:value-type="percentage">
            <text:p>5.0%</text:p>
          </table:table-cell>
          <table:table-cell table:style-name="ce10" table:formula="of:=IF([.K148]=&quot;&quot;;0;[.K$212]*[.K148])" office:value-type="percentage" office:value="0.0302610635757123" calcext:value-type="percentage">
            <text:p>3.0%</text:p>
          </table:table-cell>
          <table:table-cell table:style-name="ce10" table:formula="of:=IF([.L148]=&quot;&quot;;0;[.L$212]*[.L148])" office:value-type="percentage" office:value="0.0416666666666667" calcext:value-type="percentage">
            <text:p>4.2%</text:p>
          </table:table-cell>
          <table:table-cell table:style-name="ce10" table:formula="of:=IF([.M148]=&quot;&quot;;0;[.M$212]*[.M148])" office:value-type="percentage" office:value="0.0472222222222222" calcext:value-type="percentage">
            <text:p>4.7%</text:p>
          </table:table-cell>
          <table:table-cell table:style-name="ce10" table:formula="of:=IF([.N148]=&quot;&quot;;0;[.N$212]*[.N148])" office:value-type="percentage" office:value="0.0472222222222222" calcext:value-type="percentage">
            <text:p>4.7%</text:p>
          </table:table-cell>
          <table:table-cell table:style-name="ce10" table:formula="of:=IF([.O148]=&quot;&quot;;0;[.O$212]*[.O148])" office:value-type="percentage" office:value="0.00833333333333333" calcext:value-type="percentage">
            <text:p>0.8%</text:p>
          </table:table-cell>
          <table:table-cell table:style-name="ce10" table:formula="of:=IF([.P148]=&quot;&quot;;0;[.P$212]*[.P148])" office:value-type="percentage" office:value="0" calcext:value-type="percentage">
            <text:p>0.0%</text:p>
          </table:table-cell>
          <table:table-cell table:style-name="ce10" table:formula="of:=IF([.Q148]=&quot;&quot;;0;[.Q$212]*[.Q148])" office:value-type="percentage" office:value="0.0150782028950702" calcext:value-type="percentage">
            <text:p>1.5%</text:p>
          </table:table-cell>
          <table:table-cell table:style-name="ce10" table:formula="of:=IF([.R148]=&quot;&quot;;0;[.R$212]*[.R148])" office:value-type="percentage" office:value="0.129838063605344" calcext:value-type="percentage">
            <text:p>13.0%</text:p>
          </table:table-cell>
          <table:table-cell table:style-name="ce10" table:formula="of:=IF([.S148]=&quot;&quot;;0;[.S$212]*[.S148])" office:value-type="percentage" office:value="0.133078003460027" calcext:value-type="percentage">
            <text:p>13.3%</text:p>
          </table:table-cell>
          <table:table-cell table:number-columns-repeated="1005"/>
        </table:table-row>
        <table:table-row table:style-name="ro1">
          <table:table-cell table:formula="of:=[.A149]" office:value-type="float" office:value="6" calcext:value-type="float">
            <text:p>6</text:p>
          </table:table-cell>
          <table:table-cell table:formula="of:=[.B149]" office:value-type="string" office:string-value="BURGOS, CLINTON" calcext:value-type="string">
            <text:p>BURGOS, CLINTON</text:p>
          </table:table-cell>
          <table:table-cell table:formula="of:=[.C149]" office:value-type="string" office:string-value="crb3385" calcext:value-type="string">
            <text:p>crb3385</text:p>
          </table:table-cell>
          <table:table-cell table:style-name="ce4" table:formula="of:=SUM([.E220:.S220])" office:value-type="percentage" office:value="0.873028836189264" calcext:value-type="percentage">
            <text:p>87.3%</text:p>
          </table:table-cell>
          <table:table-cell table:style-name="ce10" table:formula="of:=IF([.E149]=&quot;&quot;;0;[.E$212]*[.E149])" office:value-type="percentage" office:value="0.0444444444444445" calcext:value-type="percentage">
            <text:p>4.4%</text:p>
          </table:table-cell>
          <table:table-cell table:style-name="ce10" table:formula="of:=IF([.F149]=&quot;&quot;;0;[.F$212]*[.F149])" office:value-type="percentage" office:value="0.0277777777777778" calcext:value-type="percentage">
            <text:p>2.8%</text:p>
          </table:table-cell>
          <table:table-cell table:style-name="ce10" table:formula="of:=IF([.G149]=&quot;&quot;;0;[.G$212]*[.G149])" office:value-type="percentage" office:value="0.0194444444444444" calcext:value-type="percentage">
            <text:p>1.9%</text:p>
          </table:table-cell>
          <table:table-cell table:style-name="ce10" table:formula="of:=IF([.H149]=&quot;&quot;;0;[.H$212]*[.H149])" office:value-type="percentage" office:value="0.0555555555555556" calcext:value-type="percentage">
            <text:p>5.6%</text:p>
          </table:table-cell>
          <table:table-cell table:style-name="ce10" table:formula="of:=IF([.I149]=&quot;&quot;;0;[.I$212]*[.I149])" office:value-type="percentage" office:value="0.0555555555555556" calcext:value-type="percentage">
            <text:p>5.6%</text:p>
          </table:table-cell>
          <table:table-cell table:style-name="ce10" table:formula="of:=IF([.J149]=&quot;&quot;;0;[.J$212]*[.J149])" office:value-type="percentage" office:value="0.0583333333333333" calcext:value-type="percentage">
            <text:p>5.8%</text:p>
          </table:table-cell>
          <table:table-cell table:style-name="ce10" table:formula="of:=IF([.K149]=&quot;&quot;;0;[.K$212]*[.K149])" office:value-type="percentage" office:value="0.0510357046054685" calcext:value-type="percentage">
            <text:p>5.1%</text:p>
          </table:table-cell>
          <table:table-cell table:style-name="ce10" table:formula="of:=IF([.L149]=&quot;&quot;;0;[.L$212]*[.L149])" office:value-type="percentage" office:value="0.0527777777777778" calcext:value-type="percentage">
            <text:p>5.3%</text:p>
          </table:table-cell>
          <table:table-cell table:style-name="ce10" table:formula="of:=IF([.M149]=&quot;&quot;;0;[.M$212]*[.M149])" office:value-type="percentage" office:value="0.0472222222222222" calcext:value-type="percentage">
            <text:p>4.7%</text:p>
          </table:table-cell>
          <table:table-cell table:style-name="ce10" table:formula="of:=IF([.N149]=&quot;&quot;;0;[.N$212]*[.N149])" office:value-type="percentage" office:value="0.05" calcext:value-type="percentage">
            <text:p>5.0%</text:p>
          </table:table-cell>
          <table:table-cell table:style-name="ce10" table:formula="of:=IF([.O149]=&quot;&quot;;0;[.O$212]*[.O149])" office:value-type="percentage" office:value="0.0166666666666667" calcext:value-type="percentage">
            <text:p>1.7%</text:p>
          </table:table-cell>
          <table:table-cell table:style-name="ce10" table:formula="of:=IF([.P149]=&quot;&quot;;0;[.P$212]*[.P149])" office:value-type="percentage" office:value="0.0144303611679447" calcext:value-type="percentage">
            <text:p>1.4%</text:p>
          </table:table-cell>
          <table:table-cell table:style-name="ce10" table:formula="of:=IF([.Q149]=&quot;&quot;;0;[.Q$212]*[.Q149])" office:value-type="percentage" office:value="0.014011213555369" calcext:value-type="percentage">
            <text:p>1.4%</text:p>
          </table:table-cell>
          <table:table-cell table:style-name="ce10" table:formula="of:=IF([.R149]=&quot;&quot;;0;[.R$212]*[.R149])" office:value-type="percentage" office:value="0.166750378566578" calcext:value-type="percentage">
            <text:p>16.7%</text:p>
          </table:table-cell>
          <table:table-cell table:style-name="ce10" table:formula="of:=IF([.S149]=&quot;&quot;;0;[.S$212]*[.S149])" office:value-type="percentage" office:value="0.199023400516126" calcext:value-type="percentage">
            <text:p>19.9%</text:p>
          </table:table-cell>
          <table:table-cell table:number-columns-repeated="1005"/>
        </table:table-row>
        <table:table-row table:style-name="ro1">
          <table:table-cell table:formula="of:=[.A150]" office:value-type="float" office:value="7" calcext:value-type="float">
            <text:p>7</text:p>
          </table:table-cell>
          <table:table-cell table:formula="of:=[.B150]" office:value-type="string" office:string-value="CHARLY, CEDRIC" calcext:value-type="string">
            <text:p>CHARLY, CEDRIC</text:p>
          </table:table-cell>
          <table:table-cell table:formula="of:=[.C150]" office:value-type="string" office:string-value="cgc837" calcext:value-type="string">
            <text:p>cgc837</text:p>
          </table:table-cell>
          <table:table-cell table:style-name="ce4" table:formula="of:=SUM([.E221:.S221])" office:value-type="percentage" office:value="0.67824149715978" calcext:value-type="percentage">
            <text:p>67.8%</text:p>
          </table:table-cell>
          <table:table-cell table:style-name="ce10" table:formula="of:=IF([.E150]=&quot;&quot;;0;[.E$212]*[.E150])" office:value-type="percentage" office:value="0.0555555555555556" calcext:value-type="percentage">
            <text:p>5.6%</text:p>
          </table:table-cell>
          <table:table-cell table:style-name="ce10" table:formula="of:=IF([.F150]=&quot;&quot;;0;[.F$212]*[.F150])" office:value-type="percentage" office:value="0.0277777777777778" calcext:value-type="percentage">
            <text:p>2.8%</text:p>
          </table:table-cell>
          <table:table-cell table:style-name="ce10" table:formula="of:=IF([.G150]=&quot;&quot;;0;[.G$212]*[.G150])" office:value-type="percentage" office:value="0.025" calcext:value-type="percentage">
            <text:p>2.5%</text:p>
          </table:table-cell>
          <table:table-cell table:style-name="ce10" table:formula="of:=IF([.H150]=&quot;&quot;;0;[.H$212]*[.H150])" office:value-type="percentage" office:value="0.0463592635052248" calcext:value-type="percentage">
            <text:p>4.6%</text:p>
          </table:table-cell>
          <table:table-cell table:style-name="ce10" table:formula="of:=IF([.I150]=&quot;&quot;;0;[.I$212]*[.I150])" office:value-type="percentage" office:value="0.0555555555555556" calcext:value-type="percentage">
            <text:p>5.6%</text:p>
          </table:table-cell>
          <table:table-cell table:style-name="ce10" table:formula="of:=IF([.J150]=&quot;&quot;;0;[.J$212]*[.J150])" office:value-type="percentage" office:value="0.0527777777777778" calcext:value-type="percentage">
            <text:p>5.3%</text:p>
          </table:table-cell>
          <table:table-cell table:style-name="ce10" table:formula="of:=IF([.K150]=&quot;&quot;;0;[.K$212]*[.K150])" office:value-type="percentage" office:value="0" calcext:value-type="percentage">
            <text:p>0.0%</text:p>
          </table:table-cell>
          <table:table-cell table:style-name="ce10" table:formula="of:=IF([.L150]=&quot;&quot;;0;[.L$212]*[.L150])" office:value-type="percentage" office:value="0.0166666666666667" calcext:value-type="percentage">
            <text:p>1.7%</text:p>
          </table:table-cell>
          <table:table-cell table:style-name="ce10" table:formula="of:=IF([.M150]=&quot;&quot;;0;[.M$212]*[.M150])" office:value-type="percentage" office:value="0" calcext:value-type="percentage">
            <text:p>0.0%</text:p>
          </table:table-cell>
          <table:table-cell table:style-name="ce10" table:formula="of:=IF([.N150]=&quot;&quot;;0;[.N$212]*[.N150])" office:value-type="percentage" office:value="0.0305555555555555" calcext:value-type="percentage">
            <text:p>3.1%</text:p>
          </table:table-cell>
          <table:table-cell table:style-name="ce10" table:formula="of:=IF([.O150]=&quot;&quot;;0;[.O$212]*[.O150])" office:value-type="percentage" office:value="0.00333333333333333" calcext:value-type="percentage">
            <text:p>0.3%</text:p>
          </table:table-cell>
          <table:table-cell table:style-name="ce10" table:formula="of:=IF([.P150]=&quot;&quot;;0;[.P$212]*[.P150])" office:value-type="percentage" office:value="0" calcext:value-type="percentage">
            <text:p>0.0%</text:p>
          </table:table-cell>
          <table:table-cell table:style-name="ce10" table:formula="of:=IF([.Q150]=&quot;&quot;;0;[.Q$212]*[.Q150])" office:value-type="percentage" office:value="0.012430325087699" calcext:value-type="percentage">
            <text:p>1.2%</text:p>
          </table:table-cell>
          <table:table-cell table:style-name="ce10" table:formula="of:=IF([.R150]=&quot;&quot;;0;[.R$212]*[.R150])" office:value-type="percentage" office:value="0.14110999148674" calcext:value-type="percentage">
            <text:p>14.1%</text:p>
          </table:table-cell>
          <table:table-cell table:style-name="ce10" table:formula="of:=IF([.S150]=&quot;&quot;;0;[.S$212]*[.S150])" office:value-type="percentage" office:value="0.211119694857895" calcext:value-type="percentage">
            <text:p>21.1%</text:p>
          </table:table-cell>
          <table:table-cell table:number-columns-repeated="1005"/>
        </table:table-row>
        <table:table-row table:style-name="ro1">
          <table:table-cell table:formula="of:=[.A151]" office:value-type="float" office:value="8" calcext:value-type="float">
            <text:p>8</text:p>
          </table:table-cell>
          <table:table-cell table:formula="of:=[.B151]" office:value-type="string" office:string-value="CLAYTON, CLARK" calcext:value-type="string">
            <text:p>CLAYTON, CLARK</text:p>
          </table:table-cell>
          <table:table-cell table:formula="of:=[.C151]" office:value-type="string" office:string-value="cc47624" calcext:value-type="string">
            <text:p>cc47624</text:p>
          </table:table-cell>
          <table:table-cell table:style-name="ce4" table:formula="of:=SUM([.E222:.S222])" office:value-type="percentage" office:value="0.675855673984376" calcext:value-type="percentage">
            <text:p>67.6%</text:p>
          </table:table-cell>
          <table:table-cell table:style-name="ce10" table:formula="of:=IF([.E151]=&quot;&quot;;0;[.E$212]*[.E151])" office:value-type="percentage" office:value="0.0555555555555556" calcext:value-type="percentage">
            <text:p>5.6%</text:p>
          </table:table-cell>
          <table:table-cell table:style-name="ce10" table:formula="of:=IF([.F151]=&quot;&quot;;0;[.F$212]*[.F151])" office:value-type="percentage" office:value="0.025" calcext:value-type="percentage">
            <text:p>2.5%</text:p>
          </table:table-cell>
          <table:table-cell table:style-name="ce10" table:formula="of:=IF([.G151]=&quot;&quot;;0;[.G$212]*[.G151])" office:value-type="percentage" office:value="0.0222222222222222" calcext:value-type="percentage">
            <text:p>2.2%</text:p>
          </table:table-cell>
          <table:table-cell table:style-name="ce10" table:formula="of:=IF([.H151]=&quot;&quot;;0;[.H$212]*[.H151])" office:value-type="percentage" office:value="0.0510402295214968" calcext:value-type="percentage">
            <text:p>5.1%</text:p>
          </table:table-cell>
          <table:table-cell table:style-name="ce10" table:formula="of:=IF([.I151]=&quot;&quot;;0;[.I$212]*[.I151])" office:value-type="percentage" office:value="0.05" calcext:value-type="percentage">
            <text:p>5.0%</text:p>
          </table:table-cell>
          <table:table-cell table:style-name="ce10" table:formula="of:=IF([.J151]=&quot;&quot;;0;[.J$212]*[.J151])" office:value-type="percentage" office:value="0.0111111111111111" calcext:value-type="percentage">
            <text:p>1.1%</text:p>
          </table:table-cell>
          <table:table-cell table:style-name="ce10" table:formula="of:=IF([.K151]=&quot;&quot;;0;[.K$212]*[.K151])" office:value-type="percentage" office:value="0.0526088235559619" calcext:value-type="percentage">
            <text:p>5.3%</text:p>
          </table:table-cell>
          <table:table-cell table:style-name="ce10" table:formula="of:=IF([.L151]=&quot;&quot;;0;[.L$212]*[.L151])" office:value-type="percentage" office:value="0.05" calcext:value-type="percentage">
            <text:p>5.0%</text:p>
          </table:table-cell>
          <table:table-cell table:style-name="ce10" table:formula="of:=IF([.M151]=&quot;&quot;;0;[.M$212]*[.M151])" office:value-type="percentage" office:value="0" calcext:value-type="percentage">
            <text:p>0.0%</text:p>
          </table:table-cell>
          <table:table-cell table:style-name="ce10" table:formula="of:=IF([.N151]=&quot;&quot;;0;[.N$212]*[.N151])" office:value-type="percentage" office:value="0.0555555555555556" calcext:value-type="percentage">
            <text:p>5.6%</text:p>
          </table:table-cell>
          <table:table-cell table:style-name="ce10" table:formula="of:=IF([.O151]=&quot;&quot;;0;[.O$212]*[.O151])" office:value-type="percentage" office:value="0.0116666666666667" calcext:value-type="percentage">
            <text:p>1.2%</text:p>
          </table:table-cell>
          <table:table-cell table:style-name="ce10" table:formula="of:=IF([.P151]=&quot;&quot;;0;[.P$212]*[.P151])" office:value-type="percentage" office:value="0.00687128198615624" calcext:value-type="percentage">
            <text:p>0.7%</text:p>
          </table:table-cell>
          <table:table-cell table:style-name="ce10" table:formula="of:=IF([.Q151]=&quot;&quot;;0;[.Q$212]*[.Q151])" office:value-type="percentage" office:value="0.00183333333333333" calcext:value-type="percentage">
            <text:p>0.2%</text:p>
          </table:table-cell>
          <table:table-cell table:style-name="ce10" table:formula="of:=IF([.R151]=&quot;&quot;;0;[.R$212]*[.R151])" office:value-type="percentage" office:value="0.125226368960877" calcext:value-type="percentage">
            <text:p>12.5%</text:p>
          </table:table-cell>
          <table:table-cell table:style-name="ce10" table:formula="of:=IF([.S151]=&quot;&quot;;0;[.S$212]*[.S151])" office:value-type="percentage" office:value="0.15716452551544" calcext:value-type="percentage">
            <text:p>15.7%</text:p>
          </table:table-cell>
          <table:table-cell table:number-columns-repeated="1005"/>
        </table:table-row>
        <table:table-row table:style-name="ro1">
          <table:table-cell table:formula="of:=[.A152]" office:value-type="float" office:value="9" calcext:value-type="float">
            <text:p>9</text:p>
          </table:table-cell>
          <table:table-cell table:formula="of:=[.B152]" office:value-type="string" office:string-value="DOAN, THOMAS" calcext:value-type="string">
            <text:p>DOAN, THOMAS</text:p>
          </table:table-cell>
          <table:table-cell table:formula="of:=[.C152]" office:value-type="string" office:string-value="tjd882" calcext:value-type="string">
            <text:p>tjd882</text:p>
          </table:table-cell>
          <table:table-cell table:style-name="ce4" table:formula="of:=SUM([.E223:.S223])" office:value-type="percentage" office:value="0.815825087520309" calcext:value-type="percentage">
            <text:p>81.6%</text:p>
          </table:table-cell>
          <table:table-cell table:style-name="ce10" table:formula="of:=IF([.E152]=&quot;&quot;;0;[.E$212]*[.E152])" office:value-type="percentage" office:value="0.0444444444444445" calcext:value-type="percentage">
            <text:p>4.4%</text:p>
          </table:table-cell>
          <table:table-cell table:style-name="ce10" table:formula="of:=IF([.F152]=&quot;&quot;;0;[.F$212]*[.F152])" office:value-type="percentage" office:value="0.0277777777777778" calcext:value-type="percentage">
            <text:p>2.8%</text:p>
          </table:table-cell>
          <table:table-cell table:style-name="ce10" table:formula="of:=IF([.G152]=&quot;&quot;;0;[.G$212]*[.G152])" office:value-type="percentage" office:value="0.025" calcext:value-type="percentage">
            <text:p>2.5%</text:p>
          </table:table-cell>
          <table:table-cell table:style-name="ce10" table:formula="of:=IF([.H152]=&quot;&quot;;0;[.H$212]*[.H152])" office:value-type="percentage" office:value="0.0463592635052248" calcext:value-type="percentage">
            <text:p>4.6%</text:p>
          </table:table-cell>
          <table:table-cell table:style-name="ce10" table:formula="of:=IF([.I152]=&quot;&quot;;0;[.I$212]*[.I152])" office:value-type="percentage" office:value="0.0555555555555556" calcext:value-type="percentage">
            <text:p>5.6%</text:p>
          </table:table-cell>
          <table:table-cell table:style-name="ce10" table:formula="of:=IF([.J152]=&quot;&quot;;0;[.J$212]*[.J152])" office:value-type="percentage" office:value="0.0583333333333333" calcext:value-type="percentage">
            <text:p>5.8%</text:p>
          </table:table-cell>
          <table:table-cell table:style-name="ce10" table:formula="of:=IF([.K152]=&quot;&quot;;0;[.K$212]*[.K152])" office:value-type="percentage" office:value="0.0526088235559619" calcext:value-type="percentage">
            <text:p>5.3%</text:p>
          </table:table-cell>
          <table:table-cell table:style-name="ce10" table:formula="of:=IF([.L152]=&quot;&quot;;0;[.L$212]*[.L152])" office:value-type="percentage" office:value="0.0361111111111111" calcext:value-type="percentage">
            <text:p>3.6%</text:p>
          </table:table-cell>
          <table:table-cell table:style-name="ce10" table:formula="of:=IF([.M152]=&quot;&quot;;0;[.M$212]*[.M152])" office:value-type="percentage" office:value="0.0472222222222222" calcext:value-type="percentage">
            <text:p>4.7%</text:p>
          </table:table-cell>
          <table:table-cell table:style-name="ce10" table:formula="of:=IF([.N152]=&quot;&quot;;0;[.N$212]*[.N152])" office:value-type="percentage" office:value="0.0555555555555556" calcext:value-type="percentage">
            <text:p>5.6%</text:p>
          </table:table-cell>
          <table:table-cell table:style-name="ce10" table:formula="of:=IF([.O152]=&quot;&quot;;0;[.O$212]*[.O152])" office:value-type="percentage" office:value="0.0133333333333333" calcext:value-type="percentage">
            <text:p>1.3%</text:p>
          </table:table-cell>
          <table:table-cell table:style-name="ce10" table:formula="of:=IF([.P152]=&quot;&quot;;0;[.P$212]*[.P152])" office:value-type="percentage" office:value="0.0144303611679447" calcext:value-type="percentage">
            <text:p>1.4%</text:p>
          </table:table-cell>
          <table:table-cell table:style-name="ce10" table:formula="of:=IF([.Q152]=&quot;&quot;;0;[.Q$212]*[.Q152])" office:value-type="percentage" office:value="0.0132451150671799" calcext:value-type="percentage">
            <text:p>1.3%</text:p>
          </table:table-cell>
          <table:table-cell table:style-name="ce10" table:formula="of:=IF([.R152]=&quot;&quot;;0;[.R$212]*[.R152])" office:value-type="percentage" office:value="0.17084117995111" calcext:value-type="percentage">
            <text:p>17.1%</text:p>
          </table:table-cell>
          <table:table-cell table:style-name="ce10" table:formula="of:=IF([.S152]=&quot;&quot;;0;[.S$212]*[.S152])" office:value-type="percentage" office:value="0.155007010939555" calcext:value-type="percentage">
            <text:p>15.5%</text:p>
          </table:table-cell>
          <table:table-cell table:number-columns-repeated="1005"/>
        </table:table-row>
        <table:table-row table:style-name="ro1">
          <table:table-cell table:formula="of:=[.A153]" office:value-type="float" office:value="10" calcext:value-type="float">
            <text:p>10</text:p>
          </table:table-cell>
          <table:table-cell table:formula="of:=[.B153]" office:value-type="string" office:string-value="DORAN, AMANDA" calcext:value-type="string">
            <text:p>DORAN, AMANDA</text:p>
          </table:table-cell>
          <table:table-cell table:formula="of:=[.C153]" office:value-type="string" office:string-value="amd3658" calcext:value-type="string">
            <text:p>amd3658</text:p>
          </table:table-cell>
          <table:table-cell table:style-name="ce4" table:formula="of:=SUM([.E224:.S224])" office:value-type="percentage" office:value="0.760125905599312" calcext:value-type="percentage">
            <text:p>76.0%</text:p>
          </table:table-cell>
          <table:table-cell table:style-name="ce10" table:formula="of:=IF([.E153]=&quot;&quot;;0;[.E$212]*[.E153])" office:value-type="percentage" office:value="0.0555555555555556" calcext:value-type="percentage">
            <text:p>5.6%</text:p>
          </table:table-cell>
          <table:table-cell table:style-name="ce10" table:formula="of:=IF([.F153]=&quot;&quot;;0;[.F$212]*[.F153])" office:value-type="percentage" office:value="0.0277777777777778" calcext:value-type="percentage">
            <text:p>2.8%</text:p>
          </table:table-cell>
          <table:table-cell table:style-name="ce10" table:formula="of:=IF([.G153]=&quot;&quot;;0;[.G$212]*[.G153])" office:value-type="percentage" office:value="0.025" calcext:value-type="percentage">
            <text:p>2.5%</text:p>
          </table:table-cell>
          <table:table-cell table:style-name="ce10" table:formula="of:=IF([.H153]=&quot;&quot;;0;[.H$212]*[.H153])" office:value-type="percentage" office:value="0.0463592635052248" calcext:value-type="percentage">
            <text:p>4.6%</text:p>
          </table:table-cell>
          <table:table-cell table:style-name="ce10" table:formula="of:=IF([.I153]=&quot;&quot;;0;[.I$212]*[.I153])" office:value-type="percentage" office:value="0.0111111111111111" calcext:value-type="percentage">
            <text:p>1.1%</text:p>
          </table:table-cell>
          <table:table-cell table:style-name="ce10" table:formula="of:=IF([.J153]=&quot;&quot;;0;[.J$212]*[.J153])" office:value-type="percentage" office:value="0.0277777777777778" calcext:value-type="percentage">
            <text:p>2.8%</text:p>
          </table:table-cell>
          <table:table-cell table:style-name="ce10" table:formula="of:=IF([.K153]=&quot;&quot;;0;[.K$212]*[.K153])" office:value-type="percentage" office:value="0.0510357046054685" calcext:value-type="percentage">
            <text:p>5.1%</text:p>
          </table:table-cell>
          <table:table-cell table:style-name="ce10" table:formula="of:=IF([.L153]=&quot;&quot;;0;[.L$212]*[.L153])" office:value-type="percentage" office:value="0.0416666666666667" calcext:value-type="percentage">
            <text:p>4.2%</text:p>
          </table:table-cell>
          <table:table-cell table:style-name="ce10" table:formula="of:=IF([.M153]=&quot;&quot;;0;[.M$212]*[.M153])" office:value-type="percentage" office:value="0.0527777777777778" calcext:value-type="percentage">
            <text:p>5.3%</text:p>
          </table:table-cell>
          <table:table-cell table:style-name="ce10" table:formula="of:=IF([.N153]=&quot;&quot;;0;[.N$212]*[.N153])" office:value-type="percentage" office:value="0.0555555555555556" calcext:value-type="percentage">
            <text:p>5.6%</text:p>
          </table:table-cell>
          <table:table-cell table:style-name="ce10" table:formula="of:=IF([.O153]=&quot;&quot;;0;[.O$212]*[.O153])" office:value-type="percentage" office:value="0.0133333333333333" calcext:value-type="percentage">
            <text:p>1.3%</text:p>
          </table:table-cell>
          <table:table-cell table:style-name="ce10" table:formula="of:=IF([.P153]=&quot;&quot;;0;[.P$212]*[.P153])" office:value-type="percentage" office:value="0.0101464747060599" calcext:value-type="percentage">
            <text:p>1.0%</text:p>
          </table:table-cell>
          <table:table-cell table:style-name="ce10" table:formula="of:=IF([.Q153]=&quot;&quot;;0;[.Q$212]*[.Q153])" office:value-type="percentage" office:value="0.0115620491729259" calcext:value-type="percentage">
            <text:p>1.2%</text:p>
          </table:table-cell>
          <table:table-cell table:style-name="ce10" table:formula="of:=IF([.R153]=&quot;&quot;;0;[.R$212]*[.R153])" office:value-type="percentage" office:value="0.162609018708063" calcext:value-type="percentage">
            <text:p>16.3%</text:p>
          </table:table-cell>
          <table:table-cell table:style-name="ce10" table:formula="of:=IF([.S153]=&quot;&quot;;0;[.S$212]*[.S153])" office:value-type="percentage" office:value="0.167857839346014" calcext:value-type="percentage">
            <text:p>16.8%</text:p>
          </table:table-cell>
          <table:table-cell table:number-columns-repeated="1005"/>
        </table:table-row>
        <table:table-row table:style-name="ro1">
          <table:table-cell table:formula="of:=[.A154]" office:value-type="float" office:value="11" calcext:value-type="float">
            <text:p>11</text:p>
          </table:table-cell>
          <table:table-cell table:formula="of:=[.B154]" office:value-type="string" office:string-value="FANG, SHAWN" calcext:value-type="string">
            <text:p>FANG, SHAWN</text:p>
          </table:table-cell>
          <table:table-cell table:formula="of:=[.C154]" office:value-type="string" office:string-value="lqf62" calcext:value-type="string">
            <text:p>lqf62</text:p>
          </table:table-cell>
          <table:table-cell table:style-name="ce4" table:formula="of:=SUM([.E225:.S225])" office:value-type="percentage" office:value="0.844949984811776" calcext:value-type="percentage">
            <text:p>84.5%</text:p>
          </table:table-cell>
          <table:table-cell table:style-name="ce10" table:formula="of:=IF([.E154]=&quot;&quot;;0;[.E$212]*[.E154])" office:value-type="percentage" office:value="0.0555555555555556" calcext:value-type="percentage">
            <text:p>5.6%</text:p>
          </table:table-cell>
          <table:table-cell table:style-name="ce10" table:formula="of:=IF([.F154]=&quot;&quot;;0;[.F$212]*[.F154])" office:value-type="percentage" office:value="0.0277777777777778" calcext:value-type="percentage">
            <text:p>2.8%</text:p>
          </table:table-cell>
          <table:table-cell table:style-name="ce10" table:formula="of:=IF([.G154]=&quot;&quot;;0;[.G$212]*[.G154])" office:value-type="percentage" office:value="0.025" calcext:value-type="percentage">
            <text:p>2.5%</text:p>
          </table:table-cell>
          <table:table-cell table:style-name="ce10" table:formula="of:=IF([.H154]=&quot;&quot;;0;[.H$212]*[.H154])" office:value-type="percentage" office:value="0.0487210159900936" calcext:value-type="percentage">
            <text:p>4.9%</text:p>
          </table:table-cell>
          <table:table-cell table:style-name="ce10" table:formula="of:=IF([.I154]=&quot;&quot;;0;[.I$212]*[.I154])" office:value-type="percentage" office:value="0.0555555555555556" calcext:value-type="percentage">
            <text:p>5.6%</text:p>
          </table:table-cell>
          <table:table-cell table:style-name="ce10" table:formula="of:=IF([.J154]=&quot;&quot;;0;[.J$212]*[.J154])" office:value-type="percentage" office:value="0.0694444444444444" calcext:value-type="percentage">
            <text:p>6.9%</text:p>
          </table:table-cell>
          <table:table-cell table:style-name="ce10" table:formula="of:=IF([.K154]=&quot;&quot;;0;[.K$212]*[.K154])" office:value-type="percentage" office:value="0.0458593827966119" calcext:value-type="percentage">
            <text:p>4.6%</text:p>
          </table:table-cell>
          <table:table-cell table:style-name="ce10" table:formula="of:=IF([.L154]=&quot;&quot;;0;[.L$212]*[.L154])" office:value-type="percentage" office:value="0.0555555555555556" calcext:value-type="percentage">
            <text:p>5.6%</text:p>
          </table:table-cell>
          <table:table-cell table:style-name="ce10" table:formula="of:=IF([.M154]=&quot;&quot;;0;[.M$212]*[.M154])" office:value-type="percentage" office:value="0.0527777777777778" calcext:value-type="percentage">
            <text:p>5.3%</text:p>
          </table:table-cell>
          <table:table-cell table:style-name="ce10" table:formula="of:=IF([.N154]=&quot;&quot;;0;[.N$212]*[.N154])" office:value-type="percentage" office:value="0.0555555555555556" calcext:value-type="percentage">
            <text:p>5.6%</text:p>
          </table:table-cell>
          <table:table-cell table:style-name="ce10" table:formula="of:=IF([.O154]=&quot;&quot;;0;[.O$212]*[.O154])" office:value-type="percentage" office:value="0.0125" calcext:value-type="percentage">
            <text:p>1.3%</text:p>
          </table:table-cell>
          <table:table-cell table:style-name="ce10" table:formula="of:=IF([.P154]=&quot;&quot;;0;[.P$212]*[.P154])" office:value-type="percentage" office:value="0.0101464747060599" calcext:value-type="percentage">
            <text:p>1.0%</text:p>
          </table:table-cell>
          <table:table-cell table:style-name="ce10" table:formula="of:=IF([.Q154]=&quot;&quot;;0;[.Q$212]*[.Q154])" office:value-type="percentage" office:value="0.0080159778083483" calcext:value-type="percentage">
            <text:p>0.8%</text:p>
          </table:table-cell>
          <table:table-cell table:style-name="ce10" table:formula="of:=IF([.R154]=&quot;&quot;;0;[.R$212]*[.R154])" office:value-type="percentage" office:value="0.12753971133895" calcext:value-type="percentage">
            <text:p>12.8%</text:p>
          </table:table-cell>
          <table:table-cell table:style-name="ce10" table:formula="of:=IF([.S154]=&quot;&quot;;0;[.S$212]*[.S154])" office:value-type="percentage" office:value="0.194945199949491" calcext:value-type="percentage">
            <text:p>19.5%</text:p>
          </table:table-cell>
          <table:table-cell table:number-columns-repeated="1005"/>
        </table:table-row>
        <table:table-row table:style-name="ro1">
          <table:table-cell table:formula="of:=[.A155]" office:value-type="float" office:value="12" calcext:value-type="float">
            <text:p>12</text:p>
          </table:table-cell>
          <table:table-cell table:formula="of:=[.B155]" office:value-type="string" office:string-value="FREEMAN, RYAN" calcext:value-type="string">
            <text:p>FREEMAN, RYAN</text:p>
          </table:table-cell>
          <table:table-cell table:formula="of:=[.C155]" office:value-type="string" office:string-value="rdf598" calcext:value-type="string">
            <text:p>rdf598</text:p>
          </table:table-cell>
          <table:table-cell table:style-name="ce4" table:formula="of:=SUM([.E226:.S226])" office:value-type="percentage" office:value="0.493494103958855" calcext:value-type="percentage">
            <text:p>49.3%</text:p>
          </table:table-cell>
          <table:table-cell table:style-name="ce10" table:formula="of:=IF([.E155]=&quot;&quot;;0;[.E$212]*[.E155])" office:value-type="percentage" office:value="0.0444444444444445" calcext:value-type="percentage">
            <text:p>4.4%</text:p>
          </table:table-cell>
          <table:table-cell table:style-name="ce10" table:formula="of:=IF([.F155]=&quot;&quot;;0;[.F$212]*[.F155])" office:value-type="percentage" office:value="0" calcext:value-type="percentage">
            <text:p>0.0%</text:p>
          </table:table-cell>
          <table:table-cell table:style-name="ce10" table:formula="of:=IF([.G155]=&quot;&quot;;0;[.G$212]*[.G155])" office:value-type="percentage" office:value="0.0125" calcext:value-type="percentage">
            <text:p>1.3%</text:p>
          </table:table-cell>
          <table:table-cell table:style-name="ce10" table:formula="of:=IF([.H155]=&quot;&quot;;0;[.H$212]*[.H155])" office:value-type="percentage" office:value="0.0555555555555556" calcext:value-type="percentage">
            <text:p>5.6%</text:p>
          </table:table-cell>
          <table:table-cell table:style-name="ce10" table:formula="of:=IF([.I155]=&quot;&quot;;0;[.I$212]*[.I155])" office:value-type="percentage" office:value="0" calcext:value-type="percentage">
            <text:p>0.0%</text:p>
          </table:table-cell>
          <table:table-cell table:style-name="ce10" table:formula="of:=IF([.J155]=&quot;&quot;;0;[.J$212]*[.J155])" office:value-type="percentage" office:value="0.05" calcext:value-type="percentage">
            <text:p>5.0%</text:p>
          </table:table-cell>
          <table:table-cell table:style-name="ce10" table:formula="of:=IF([.K155]=&quot;&quot;;0;[.K$212]*[.K155])" office:value-type="percentage" office:value="0.00666666666666667" calcext:value-type="percentage">
            <text:p>0.7%</text:p>
          </table:table-cell>
          <table:table-cell table:style-name="ce10" table:formula="of:=IF([.L155]=&quot;&quot;;0;[.L$212]*[.L155])" office:value-type="percentage" office:value="0.0277777777777778" calcext:value-type="percentage">
            <text:p>2.8%</text:p>
          </table:table-cell>
          <table:table-cell table:style-name="ce10" table:formula="of:=IF([.M155]=&quot;&quot;;0;[.M$212]*[.M155])" office:value-type="percentage" office:value="0.0472222222222222" calcext:value-type="percentage">
            <text:p>4.7%</text:p>
          </table:table-cell>
          <table:table-cell table:style-name="ce10" table:formula="of:=IF([.N155]=&quot;&quot;;0;[.N$212]*[.N155])" office:value-type="percentage" office:value="0.025" calcext:value-type="percentage">
            <text:p>2.5%</text:p>
          </table:table-cell>
          <table:table-cell table:style-name="ce10" table:formula="of:=IF([.O155]=&quot;&quot;;0;[.O$212]*[.O155])" office:value-type="percentage" office:value="0" calcext:value-type="percentage">
            <text:p>0.0%</text:p>
          </table:table-cell>
          <table:table-cell table:style-name="ce10" table:formula="of:=IF([.P155]=&quot;&quot;;0;[.P$212]*[.P155])" office:value-type="percentage" office:value="0" calcext:value-type="percentage">
            <text:p>0.0%</text:p>
          </table:table-cell>
          <table:table-cell table:style-name="ce10" table:formula="of:=IF([.Q155]=&quot;&quot;;0;[.Q$212]*[.Q155])" office:value-type="percentage" office:value="0.00964249339214188" calcext:value-type="percentage">
            <text:p>1.0%</text:p>
          </table:table-cell>
          <table:table-cell table:style-name="ce10" table:formula="of:=IF([.R155]=&quot;&quot;;0;[.R$212]*[.R155])" office:value-type="percentage" office:value="0.113429587539114" calcext:value-type="percentage">
            <text:p>11.3%</text:p>
          </table:table-cell>
          <table:table-cell table:style-name="ce10" table:formula="of:=IF([.S155]=&quot;&quot;;0;[.S$212]*[.S155])" office:value-type="percentage" office:value="0.101255356360932" calcext:value-type="percentage">
            <text:p>10.1%</text:p>
          </table:table-cell>
          <table:table-cell table:number-columns-repeated="1005"/>
        </table:table-row>
        <table:table-row table:style-name="ro1">
          <table:table-cell table:formula="of:=[.A156]" office:value-type="float" office:value="13" calcext:value-type="float">
            <text:p>13</text:p>
          </table:table-cell>
          <table:table-cell table:formula="of:=[.B156]" office:value-type="string" office:string-value="GEORGE, KEVIN" calcext:value-type="string">
            <text:p>GEORGE, KEVIN</text:p>
          </table:table-cell>
          <table:table-cell table:formula="of:=[.C156]" office:value-type="string" office:string-value="ktg336" calcext:value-type="string">
            <text:p>ktg336</text:p>
          </table:table-cell>
          <table:table-cell table:style-name="ce4" table:formula="of:=SUM([.E227:.S227])" office:value-type="percentage" office:value="0.805469787514989" calcext:value-type="percentage">
            <text:p>80.5%</text:p>
          </table:table-cell>
          <table:table-cell table:style-name="ce10" table:formula="of:=IF([.E156]=&quot;&quot;;0;[.E$212]*[.E156])" office:value-type="percentage" office:value="0.0166666666666667" calcext:value-type="percentage">
            <text:p>1.7%</text:p>
          </table:table-cell>
          <table:table-cell table:style-name="ce10" table:formula="of:=IF([.F156]=&quot;&quot;;0;[.F$212]*[.F156])" office:value-type="percentage" office:value="0.0277777777777778" calcext:value-type="percentage">
            <text:p>2.8%</text:p>
          </table:table-cell>
          <table:table-cell table:style-name="ce10" table:formula="of:=IF([.G156]=&quot;&quot;;0;[.G$212]*[.G156])" office:value-type="percentage" office:value="0.025" calcext:value-type="percentage">
            <text:p>2.5%</text:p>
          </table:table-cell>
          <table:table-cell table:style-name="ce10" table:formula="of:=IF([.H156]=&quot;&quot;;0;[.H$212]*[.H156])" office:value-type="percentage" office:value="0.0487210159900936" calcext:value-type="percentage">
            <text:p>4.9%</text:p>
          </table:table-cell>
          <table:table-cell table:style-name="ce10" table:formula="of:=IF([.I156]=&quot;&quot;;0;[.I$212]*[.I156])" office:value-type="percentage" office:value="0.0555555555555556" calcext:value-type="percentage">
            <text:p>5.6%</text:p>
          </table:table-cell>
          <table:table-cell table:style-name="ce10" table:formula="of:=IF([.J156]=&quot;&quot;;0;[.J$212]*[.J156])" office:value-type="percentage" office:value="0.0333333333333333" calcext:value-type="percentage">
            <text:p>3.3%</text:p>
          </table:table-cell>
          <table:table-cell table:style-name="ce10" table:formula="of:=IF([.K156]=&quot;&quot;;0;[.K$212]*[.K156])" office:value-type="percentage" office:value="0.0510357046054685" calcext:value-type="percentage">
            <text:p>5.1%</text:p>
          </table:table-cell>
          <table:table-cell table:style-name="ce10" table:formula="of:=IF([.L156]=&quot;&quot;;0;[.L$212]*[.L156])" office:value-type="percentage" office:value="0.0472222222222222" calcext:value-type="percentage">
            <text:p>4.7%</text:p>
          </table:table-cell>
          <table:table-cell table:style-name="ce10" table:formula="of:=IF([.M156]=&quot;&quot;;0;[.M$212]*[.M156])" office:value-type="percentage" office:value="0.0555555555555556" calcext:value-type="percentage">
            <text:p>5.6%</text:p>
          </table:table-cell>
          <table:table-cell table:style-name="ce10" table:formula="of:=IF([.N156]=&quot;&quot;;0;[.N$212]*[.N156])" office:value-type="percentage" office:value="0.0222222222222222" calcext:value-type="percentage">
            <text:p>2.2%</text:p>
          </table:table-cell>
          <table:table-cell table:style-name="ce10" table:formula="of:=IF([.O156]=&quot;&quot;;0;[.O$212]*[.O156])" office:value-type="percentage" office:value="0" calcext:value-type="percentage">
            <text:p>0.0%</text:p>
          </table:table-cell>
          <table:table-cell table:style-name="ce10" table:formula="of:=IF([.P156]=&quot;&quot;;0;[.P$212]*[.P156])" office:value-type="percentage" office:value="0" calcext:value-type="percentage">
            <text:p>0.0%</text:p>
          </table:table-cell>
          <table:table-cell table:style-name="ce10" table:formula="of:=IF([.Q156]=&quot;&quot;;0;[.Q$212]*[.Q156])" office:value-type="percentage" office:value="0.0166666666666667" calcext:value-type="percentage">
            <text:p>1.7%</text:p>
          </table:table-cell>
          <table:table-cell table:style-name="ce10" table:formula="of:=IF([.R156]=&quot;&quot;;0;[.R$212]*[.R156])" office:value-type="percentage" office:value="0.174882343085092" calcext:value-type="percentage">
            <text:p>17.5%</text:p>
          </table:table-cell>
          <table:table-cell table:style-name="ce10" table:formula="of:=IF([.S156]=&quot;&quot;;0;[.S$212]*[.S156])" office:value-type="percentage" office:value="0.230830723834335" calcext:value-type="percentage">
            <text:p>23.1%</text:p>
          </table:table-cell>
          <table:table-cell table:number-columns-repeated="1005"/>
        </table:table-row>
        <table:table-row table:style-name="ro1">
          <table:table-cell table:formula="of:=[.A157]" office:value-type="float" office:value="14" calcext:value-type="float">
            <text:p>14</text:p>
          </table:table-cell>
          <table:table-cell table:formula="of:=[.B157]" office:value-type="string" office:string-value="GOLDSMITH, CONAN" calcext:value-type="string">
            <text:p>GOLDSMITH, CONAN</text:p>
          </table:table-cell>
          <table:table-cell table:formula="of:=[.C157]" office:value-type="string" office:string-value="csg783" calcext:value-type="string">
            <text:p>csg783</text:p>
          </table:table-cell>
          <table:table-cell table:style-name="ce4" table:formula="of:=SUM([.E228:.S228])" office:value-type="percentage" office:value="0.827396773484689" calcext:value-type="percentage">
            <text:p>82.7%</text:p>
          </table:table-cell>
          <table:table-cell table:style-name="ce10" table:formula="of:=IF([.E157]=&quot;&quot;;0;[.E$212]*[.E157])" office:value-type="percentage" office:value="0.0555555555555556" calcext:value-type="percentage">
            <text:p>5.6%</text:p>
          </table:table-cell>
          <table:table-cell table:style-name="ce10" table:formula="of:=IF([.F157]=&quot;&quot;;0;[.F$212]*[.F157])" office:value-type="percentage" office:value="0.0277777777777778" calcext:value-type="percentage">
            <text:p>2.8%</text:p>
          </table:table-cell>
          <table:table-cell table:style-name="ce10" table:formula="of:=IF([.G157]=&quot;&quot;;0;[.G$212]*[.G157])" office:value-type="percentage" office:value="0.025" calcext:value-type="percentage">
            <text:p>2.5%</text:p>
          </table:table-cell>
          <table:table-cell table:style-name="ce10" table:formula="of:=IF([.H157]=&quot;&quot;;0;[.H$212]*[.H157])" office:value-type="percentage" office:value="0.0510402295214968" calcext:value-type="percentage">
            <text:p>5.1%</text:p>
          </table:table-cell>
          <table:table-cell table:style-name="ce10" table:formula="of:=IF([.I157]=&quot;&quot;;0;[.I$212]*[.I157])" office:value-type="percentage" office:value="0.0555555555555556" calcext:value-type="percentage">
            <text:p>5.6%</text:p>
          </table:table-cell>
          <table:table-cell table:style-name="ce10" table:formula="of:=IF([.J157]=&quot;&quot;;0;[.J$212]*[.J157])" office:value-type="percentage" office:value="0.0222222222222222" calcext:value-type="percentage">
            <text:p>2.2%</text:p>
          </table:table-cell>
          <table:table-cell table:style-name="ce10" table:formula="of:=IF([.K157]=&quot;&quot;;0;[.K$212]*[.K157])" office:value-type="percentage" office:value="0.0458593827966119" calcext:value-type="percentage">
            <text:p>4.6%</text:p>
          </table:table-cell>
          <table:table-cell table:style-name="ce10" table:formula="of:=IF([.L157]=&quot;&quot;;0;[.L$212]*[.L157])" office:value-type="percentage" office:value="0.0472222222222222" calcext:value-type="percentage">
            <text:p>4.7%</text:p>
          </table:table-cell>
          <table:table-cell table:style-name="ce10" table:formula="of:=IF([.M157]=&quot;&quot;;0;[.M$212]*[.M157])" office:value-type="percentage" office:value="0.0472222222222222" calcext:value-type="percentage">
            <text:p>4.7%</text:p>
          </table:table-cell>
          <table:table-cell table:style-name="ce10" table:formula="of:=IF([.N157]=&quot;&quot;;0;[.N$212]*[.N157])" office:value-type="percentage" office:value="0.0555555555555556" calcext:value-type="percentage">
            <text:p>5.6%</text:p>
          </table:table-cell>
          <table:table-cell table:style-name="ce10" table:formula="of:=IF([.O157]=&quot;&quot;;0;[.O$212]*[.O157])" office:value-type="percentage" office:value="0.0158333333333333" calcext:value-type="percentage">
            <text:p>1.6%</text:p>
          </table:table-cell>
          <table:table-cell table:style-name="ce10" table:formula="of:=IF([.P157]=&quot;&quot;;0;[.P$212]*[.P157])" office:value-type="percentage" office:value="0.0155570535888522" calcext:value-type="percentage">
            <text:p>1.6%</text:p>
          </table:table-cell>
          <table:table-cell table:style-name="ce10" table:formula="of:=IF([.Q157]=&quot;&quot;;0;[.Q$212]*[.Q157])" office:value-type="percentage" office:value="0.0157400867602124" calcext:value-type="percentage">
            <text:p>1.6%</text:p>
          </table:table-cell>
          <table:table-cell table:style-name="ce10" table:formula="of:=IF([.R157]=&quot;&quot;;0;[.R$212]*[.R157])" office:value-type="percentage" office:value="0.16468607684632" calcext:value-type="percentage">
            <text:p>16.5%</text:p>
          </table:table-cell>
          <table:table-cell table:style-name="ce10" table:formula="of:=IF([.S157]=&quot;&quot;;0;[.S$212]*[.S157])" office:value-type="percentage" office:value="0.182569499526751" calcext:value-type="percentage">
            <text:p>18.3%</text:p>
          </table:table-cell>
          <table:table-cell table:number-columns-repeated="1005"/>
        </table:table-row>
        <table:table-row table:style-name="ro1">
          <table:table-cell table:formula="of:=[.A158]" office:value-type="float" office:value="15" calcext:value-type="float">
            <text:p>15</text:p>
          </table:table-cell>
          <table:table-cell table:formula="of:=[.B158]" office:value-type="string" office:string-value="GONSOULIN, JOHN" calcext:value-type="string">
            <text:p>GONSOULIN, JOHN</text:p>
          </table:table-cell>
          <table:table-cell table:formula="of:=[.C158]" office:value-type="string" office:string-value="jrg4847" calcext:value-type="string">
            <text:p>jrg4847</text:p>
          </table:table-cell>
          <table:table-cell table:style-name="ce4" table:formula="of:=SUM([.E229:.S229])" office:value-type="percentage" office:value="0.685269368967148" calcext:value-type="percentage">
            <text:p>68.5%</text:p>
          </table:table-cell>
          <table:table-cell table:style-name="ce10" table:formula="of:=IF([.E158]=&quot;&quot;;0;[.E$212]*[.E158])" office:value-type="percentage" office:value="0.0555555555555556" calcext:value-type="percentage">
            <text:p>5.6%</text:p>
          </table:table-cell>
          <table:table-cell table:style-name="ce10" table:formula="of:=IF([.F158]=&quot;&quot;;0;[.F$212]*[.F158])" office:value-type="percentage" office:value="0.0277777777777778" calcext:value-type="percentage">
            <text:p>2.8%</text:p>
          </table:table-cell>
          <table:table-cell table:style-name="ce10" table:formula="of:=IF([.G158]=&quot;&quot;;0;[.G$212]*[.G158])" office:value-type="percentage" office:value="0.0194444444444444" calcext:value-type="percentage">
            <text:p>1.9%</text:p>
          </table:table-cell>
          <table:table-cell table:style-name="ce10" table:formula="of:=IF([.H158]=&quot;&quot;;0;[.H$212]*[.H158])" office:value-type="percentage" office:value="0.0285308498798945" calcext:value-type="percentage">
            <text:p>2.9%</text:p>
          </table:table-cell>
          <table:table-cell table:style-name="ce10" table:formula="of:=IF([.I158]=&quot;&quot;;0;[.I$212]*[.I158])" office:value-type="percentage" office:value="0.0555555555555556" calcext:value-type="percentage">
            <text:p>5.6%</text:p>
          </table:table-cell>
          <table:table-cell table:style-name="ce10" table:formula="of:=IF([.J158]=&quot;&quot;;0;[.J$212]*[.J158])" office:value-type="percentage" office:value="0" calcext:value-type="percentage">
            <text:p>0.0%</text:p>
          </table:table-cell>
          <table:table-cell table:style-name="ce10" table:formula="of:=IF([.K158]=&quot;&quot;;0;[.K$212]*[.K158])" office:value-type="percentage" office:value="0" calcext:value-type="percentage">
            <text:p>0.0%</text:p>
          </table:table-cell>
          <table:table-cell table:style-name="ce10" table:formula="of:=IF([.L158]=&quot;&quot;;0;[.L$212]*[.L158])" office:value-type="percentage" office:value="0.0555555555555556" calcext:value-type="percentage">
            <text:p>5.6%</text:p>
          </table:table-cell>
          <table:table-cell table:style-name="ce10" table:formula="of:=IF([.M158]=&quot;&quot;;0;[.M$212]*[.M158])" office:value-type="percentage" office:value="0" calcext:value-type="percentage">
            <text:p>0.0%</text:p>
          </table:table-cell>
          <table:table-cell table:style-name="ce10" table:formula="of:=IF([.N158]=&quot;&quot;;0;[.N$212]*[.N158])" office:value-type="percentage" office:value="0.0166666666666667" calcext:value-type="percentage">
            <text:p>1.7%</text:p>
          </table:table-cell>
          <table:table-cell table:style-name="ce10" table:formula="of:=IF([.O158]=&quot;&quot;;0;[.O$212]*[.O158])" office:value-type="percentage" office:value="0.0158333333333333" calcext:value-type="percentage">
            <text:p>1.6%</text:p>
          </table:table-cell>
          <table:table-cell table:style-name="ce10" table:formula="of:=IF([.P158]=&quot;&quot;;0;[.P$212]*[.P158])" office:value-type="percentage" office:value="0" calcext:value-type="percentage">
            <text:p>0.0%</text:p>
          </table:table-cell>
          <table:table-cell table:style-name="ce10" table:formula="of:=IF([.Q158]=&quot;&quot;;0;[.Q$212]*[.Q158])" office:value-type="percentage" office:value="0.0166666666666667" calcext:value-type="percentage">
            <text:p>1.7%</text:p>
          </table:table-cell>
          <table:table-cell table:style-name="ce10" table:formula="of:=IF([.R158]=&quot;&quot;;0;[.R$212]*[.R158])" office:value-type="percentage" office:value="0.166750378566578" calcext:value-type="percentage">
            <text:p>16.7%</text:p>
          </table:table-cell>
          <table:table-cell table:style-name="ce10" table:formula="of:=IF([.S158]=&quot;&quot;;0;[.S$212]*[.S158])" office:value-type="percentage" office:value="0.22693258496512" calcext:value-type="percentage">
            <text:p>22.7%</text:p>
          </table:table-cell>
          <table:table-cell table:number-columns-repeated="1005"/>
        </table:table-row>
        <table:table-row table:style-name="ro1">
          <table:table-cell table:formula="of:=[.A159]" office:value-type="float" office:value="16" calcext:value-type="float">
            <text:p>16</text:p>
          </table:table-cell>
          <table:table-cell table:formula="of:=[.B159]" office:value-type="string" office:string-value="GROVES, JOHN" calcext:value-type="string">
            <text:p>GROVES, JOHN</text:p>
          </table:table-cell>
          <table:table-cell table:formula="of:=[.C159]" office:value-type="string" office:string-value="jhg698" calcext:value-type="string">
            <text:p>jhg698</text:p>
          </table:table-cell>
          <table:table-cell table:style-name="ce4" table:formula="of:=SUM([.E230:.S230])" office:value-type="percentage" office:value="0.900085992447489" calcext:value-type="percentage">
            <text:p>90.0%</text:p>
          </table:table-cell>
          <table:table-cell table:style-name="ce10" table:formula="of:=IF([.E159]=&quot;&quot;;0;[.E$212]*[.E159])" office:value-type="percentage" office:value="0.0444444444444445" calcext:value-type="percentage">
            <text:p>4.4%</text:p>
          </table:table-cell>
          <table:table-cell table:style-name="ce10" table:formula="of:=IF([.F159]=&quot;&quot;;0;[.F$212]*[.F159])" office:value-type="percentage" office:value="0.0277777777777778" calcext:value-type="percentage">
            <text:p>2.8%</text:p>
          </table:table-cell>
          <table:table-cell table:style-name="ce10" table:formula="of:=IF([.G159]=&quot;&quot;;0;[.G$212]*[.G159])" office:value-type="percentage" office:value="0.025" calcext:value-type="percentage">
            <text:p>2.5%</text:p>
          </table:table-cell>
          <table:table-cell table:style-name="ce10" table:formula="of:=IF([.H159]=&quot;&quot;;0;[.H$212]*[.H159])" office:value-type="percentage" office:value="0.0555555555555556" calcext:value-type="percentage">
            <text:p>5.6%</text:p>
          </table:table-cell>
          <table:table-cell table:style-name="ce10" table:formula="of:=IF([.I159]=&quot;&quot;;0;[.I$212]*[.I159])" office:value-type="percentage" office:value="0.0444444444444445" calcext:value-type="percentage">
            <text:p>4.4%</text:p>
          </table:table-cell>
          <table:table-cell table:style-name="ce10" table:formula="of:=IF([.J159]=&quot;&quot;;0;[.J$212]*[.J159])" office:value-type="percentage" office:value="0.0722222222222222" calcext:value-type="percentage">
            <text:p>7.2%</text:p>
          </table:table-cell>
          <table:table-cell table:style-name="ce10" table:formula="of:=IF([.K159]=&quot;&quot;;0;[.K$212]*[.K159])" office:value-type="percentage" office:value="0.0493899418011441" calcext:value-type="percentage">
            <text:p>4.9%</text:p>
          </table:table-cell>
          <table:table-cell table:style-name="ce10" table:formula="of:=IF([.L159]=&quot;&quot;;0;[.L$212]*[.L159])" office:value-type="percentage" office:value="0.0527777777777778" calcext:value-type="percentage">
            <text:p>5.3%</text:p>
          </table:table-cell>
          <table:table-cell table:style-name="ce10" table:formula="of:=IF([.M159]=&quot;&quot;;0;[.M$212]*[.M159])" office:value-type="percentage" office:value="0.0527777777777778" calcext:value-type="percentage">
            <text:p>5.3%</text:p>
          </table:table-cell>
          <table:table-cell table:style-name="ce10" table:formula="of:=IF([.N159]=&quot;&quot;;0;[.N$212]*[.N159])" office:value-type="percentage" office:value="0.0527777777777778" calcext:value-type="percentage">
            <text:p>5.3%</text:p>
          </table:table-cell>
          <table:table-cell table:style-name="ce10" table:formula="of:=IF([.O159]=&quot;&quot;;0;[.O$212]*[.O159])" office:value-type="percentage" office:value="0.0125" calcext:value-type="percentage">
            <text:p>1.3%</text:p>
          </table:table-cell>
          <table:table-cell table:style-name="ce10" table:formula="of:=IF([.P159]=&quot;&quot;;0;[.P$212]*[.P159])" office:value-type="percentage" office:value="0" calcext:value-type="percentage">
            <text:p>0.0%</text:p>
          </table:table-cell>
          <table:table-cell table:style-name="ce10" table:formula="of:=IF([.Q159]=&quot;&quot;;0;[.Q$212]*[.Q159])" office:value-type="percentage" office:value="0.0128440921060752" calcext:value-type="percentage">
            <text:p>1.3%</text:p>
          </table:table-cell>
          <table:table-cell table:style-name="ce10" table:formula="of:=IF([.R159]=&quot;&quot;;0;[.R$212]*[.R159])" office:value-type="percentage" office:value="0.192476884449724" calcext:value-type="percentage">
            <text:p>19.2%</text:p>
          </table:table-cell>
          <table:table-cell table:style-name="ce10" table:formula="of:=IF([.S159]=&quot;&quot;;0;[.S$212]*[.S159])" office:value-type="percentage" office:value="0.205097296312767" calcext:value-type="percentage">
            <text:p>20.5%</text:p>
          </table:table-cell>
          <table:table-cell table:number-columns-repeated="1005"/>
        </table:table-row>
        <table:table-row table:style-name="ro1">
          <table:table-cell table:formula="of:=[.A160]" office:value-type="float" office:value="17" calcext:value-type="float">
            <text:p>17</text:p>
          </table:table-cell>
          <table:table-cell table:formula="of:=[.B160]" office:value-type="string" office:string-value="GUZMAN, GUALBERTO" calcext:value-type="string">
            <text:p>GUZMAN, GUALBERTO</text:p>
          </table:table-cell>
          <table:table-cell table:formula="of:=[.C160]" office:value-type="string" office:string-value="gag2224" calcext:value-type="string">
            <text:p>gag2224</text:p>
          </table:table-cell>
          <table:table-cell table:style-name="ce4" table:formula="of:=SUM([.E231:.S231])" office:value-type="percentage" office:value="0.930310696334113" calcext:value-type="percentage">
            <text:p>93.0%</text:p>
          </table:table-cell>
          <table:table-cell table:style-name="ce10" table:formula="of:=IF([.E160]=&quot;&quot;;0;[.E$212]*[.E160])" office:value-type="percentage" office:value="0.0555555555555556" calcext:value-type="percentage">
            <text:p>5.6%</text:p>
          </table:table-cell>
          <table:table-cell table:style-name="ce10" table:formula="of:=IF([.F160]=&quot;&quot;;0;[.F$212]*[.F160])" office:value-type="percentage" office:value="0.0277777777777778" calcext:value-type="percentage">
            <text:p>2.8%</text:p>
          </table:table-cell>
          <table:table-cell table:style-name="ce10" table:formula="of:=IF([.G160]=&quot;&quot;;0;[.G$212]*[.G160])" office:value-type="percentage" office:value="0.0277777777777778" calcext:value-type="percentage">
            <text:p>2.8%</text:p>
          </table:table-cell>
          <table:table-cell table:style-name="ce10" table:formula="of:=IF([.H160]=&quot;&quot;;0;[.H$212]*[.H160])" office:value-type="percentage" office:value="0.0555555555555556" calcext:value-type="percentage">
            <text:p>5.6%</text:p>
          </table:table-cell>
          <table:table-cell table:style-name="ce10" table:formula="of:=IF([.I160]=&quot;&quot;;0;[.I$212]*[.I160])" office:value-type="percentage" office:value="0.0555555555555556" calcext:value-type="percentage">
            <text:p>5.6%</text:p>
          </table:table-cell>
          <table:table-cell table:style-name="ce10" table:formula="of:=IF([.J160]=&quot;&quot;;0;[.J$212]*[.J160])" office:value-type="percentage" office:value="0.0666666666666667" calcext:value-type="percentage">
            <text:p>6.7%</text:p>
          </table:table-cell>
          <table:table-cell table:style-name="ce10" table:formula="of:=IF([.K160]=&quot;&quot;;0;[.K$212]*[.K160])" office:value-type="percentage" office:value="0.0526088235559619" calcext:value-type="percentage">
            <text:p>5.3%</text:p>
          </table:table-cell>
          <table:table-cell table:style-name="ce10" table:formula="of:=IF([.L160]=&quot;&quot;;0;[.L$212]*[.L160])" office:value-type="percentage" office:value="0.05" calcext:value-type="percentage">
            <text:p>5.0%</text:p>
          </table:table-cell>
          <table:table-cell table:style-name="ce10" table:formula="of:=IF([.M160]=&quot;&quot;;0;[.M$212]*[.M160])" office:value-type="percentage" office:value="0.0583333333333333" calcext:value-type="percentage">
            <text:p>5.8%</text:p>
          </table:table-cell>
          <table:table-cell table:style-name="ce10" table:formula="of:=IF([.N160]=&quot;&quot;;0;[.N$212]*[.N160])" office:value-type="percentage" office:value="0.0555555555555556" calcext:value-type="percentage">
            <text:p>5.6%</text:p>
          </table:table-cell>
          <table:table-cell table:style-name="ce10" table:formula="of:=IF([.O160]=&quot;&quot;;0;[.O$212]*[.O160])" office:value-type="percentage" office:value="0.0163333333333333" calcext:value-type="percentage">
            <text:p>1.6%</text:p>
          </table:table-cell>
          <table:table-cell table:style-name="ce10" table:formula="of:=IF([.P160]=&quot;&quot;;0;[.P$212]*[.P160])" office:value-type="percentage" office:value="0.0162986693123046" calcext:value-type="percentage">
            <text:p>1.6%</text:p>
          </table:table-cell>
          <table:table-cell table:style-name="ce10" table:formula="of:=IF([.Q160]=&quot;&quot;;0;[.Q$212]*[.Q160])" office:value-type="percentage" office:value="0.0166666666666667" calcext:value-type="percentage">
            <text:p>1.7%</text:p>
          </table:table-cell>
          <table:table-cell table:style-name="ce10" table:formula="of:=IF([.R160]=&quot;&quot;;0;[.R$212]*[.R160])" office:value-type="percentage" office:value="0.160519085542297" calcext:value-type="percentage">
            <text:p>16.1%</text:p>
          </table:table-cell>
          <table:table-cell table:style-name="ce10" table:formula="of:=IF([.S160]=&quot;&quot;;0;[.S$212]*[.S160])" office:value-type="percentage" office:value="0.215106340145771" calcext:value-type="percentage">
            <text:p>21.5%</text:p>
          </table:table-cell>
          <table:table-cell table:number-columns-repeated="1005"/>
        </table:table-row>
        <table:table-row table:style-name="ro1">
          <table:table-cell table:formula="of:=[.A161]" office:value-type="float" office:value="18" calcext:value-type="float">
            <text:p>18</text:p>
          </table:table-cell>
          <table:table-cell table:formula="of:=[.B161]" office:value-type="string" office:string-value="Hawes-Domingue, Kathleen" calcext:value-type="string">
            <text:p>Hawes-Domingue, Kathleen</text:p>
          </table:table-cell>
          <table:table-cell table:formula="of:=[.C161]" office:value-type="string" office:string-value="kh549" calcext:value-type="string">
            <text:p>kh549</text:p>
          </table:table-cell>
          <table:table-cell table:style-name="ce4" table:formula="of:=SUM([.E232:.S232])" office:value-type="percentage" office:value="0.95297382394736" calcext:value-type="percentage">
            <text:p>95.3%</text:p>
          </table:table-cell>
          <table:table-cell table:style-name="ce10" table:formula="of:=IF([.E161]=&quot;&quot;;0;[.E$212]*[.E161])" office:value-type="percentage" office:value="0.0555555555555556" calcext:value-type="percentage">
            <text:p>5.6%</text:p>
          </table:table-cell>
          <table:table-cell table:style-name="ce10" table:formula="of:=IF([.F161]=&quot;&quot;;0;[.F$212]*[.F161])" office:value-type="percentage" office:value="0.0277777777777778" calcext:value-type="percentage">
            <text:p>2.8%</text:p>
          </table:table-cell>
          <table:table-cell table:style-name="ce10" table:formula="of:=IF([.G161]=&quot;&quot;;0;[.G$212]*[.G161])" office:value-type="percentage" office:value="0.0277777777777778" calcext:value-type="percentage">
            <text:p>2.8%</text:p>
          </table:table-cell>
          <table:table-cell table:style-name="ce10" table:formula="of:=IF([.H161]=&quot;&quot;;0;[.H$212]*[.H161])" office:value-type="percentage" office:value="0.0555555555555556" calcext:value-type="percentage">
            <text:p>5.6%</text:p>
          </table:table-cell>
          <table:table-cell table:style-name="ce10" table:formula="of:=IF([.I161]=&quot;&quot;;0;[.I$212]*[.I161])" office:value-type="percentage" office:value="0.0555555555555556" calcext:value-type="percentage">
            <text:p>5.6%</text:p>
          </table:table-cell>
          <table:table-cell table:style-name="ce10" table:formula="of:=IF([.J161]=&quot;&quot;;0;[.J$212]*[.J161])" office:value-type="percentage" office:value="0.0722222222222222" calcext:value-type="percentage">
            <text:p>7.2%</text:p>
          </table:table-cell>
          <table:table-cell table:style-name="ce10" table:formula="of:=IF([.K161]=&quot;&quot;;0;[.K$212]*[.K161])" office:value-type="percentage" office:value="0.0493899418011441" calcext:value-type="percentage">
            <text:p>4.9%</text:p>
          </table:table-cell>
          <table:table-cell table:style-name="ce10" table:formula="of:=IF([.L161]=&quot;&quot;;0;[.L$212]*[.L161])" office:value-type="percentage" office:value="0.0555555555555556" calcext:value-type="percentage">
            <text:p>5.6%</text:p>
          </table:table-cell>
          <table:table-cell table:style-name="ce10" table:formula="of:=IF([.M161]=&quot;&quot;;0;[.M$212]*[.M161])" office:value-type="percentage" office:value="0.0527777777777778" calcext:value-type="percentage">
            <text:p>5.3%</text:p>
          </table:table-cell>
          <table:table-cell table:style-name="ce10" table:formula="of:=IF([.N161]=&quot;&quot;;0;[.N$212]*[.N161])" office:value-type="percentage" office:value="0.0555555555555556" calcext:value-type="percentage">
            <text:p>5.6%</text:p>
          </table:table-cell>
          <table:table-cell table:style-name="ce10" table:formula="of:=IF([.O161]=&quot;&quot;;0;[.O$212]*[.O161])" office:value-type="percentage" office:value="0.0133333333333333" calcext:value-type="percentage">
            <text:p>1.3%</text:p>
          </table:table-cell>
          <table:table-cell table:style-name="ce10" table:formula="of:=IF([.P161]=&quot;&quot;;0;[.P$212]*[.P161])" office:value-type="percentage" office:value="0.0105461726209337" calcext:value-type="percentage">
            <text:p>1.1%</text:p>
          </table:table-cell>
          <table:table-cell table:style-name="ce10" table:formula="of:=IF([.Q161]=&quot;&quot;;0;[.Q$212]*[.Q161])" office:value-type="percentage" office:value="0.0163661616150657" calcext:value-type="percentage">
            <text:p>1.6%</text:p>
          </table:table-cell>
          <table:table-cell table:style-name="ce10" table:formula="of:=IF([.R161]=&quot;&quot;;0;[.R$212]*[.R161])" office:value-type="percentage" office:value="0.162609018708063" calcext:value-type="percentage">
            <text:p>16.3%</text:p>
          </table:table-cell>
          <table:table-cell table:style-name="ce10" table:formula="of:=IF([.S161]=&quot;&quot;;0;[.S$212]*[.S161])" office:value-type="percentage" office:value="0.242395862535487" calcext:value-type="percentage">
            <text:p>24.2%</text:p>
          </table:table-cell>
          <table:table-cell table:number-columns-repeated="1005"/>
        </table:table-row>
        <table:table-row table:style-name="ro1">
          <table:table-cell table:formula="of:=[.A162]" office:value-type="float" office:value="19" calcext:value-type="float">
            <text:p>19</text:p>
          </table:table-cell>
          <table:table-cell table:formula="of:=[.B162]" office:value-type="string" office:string-value="HAYNES, ELIZABETH" calcext:value-type="string">
            <text:p>HAYNES, ELIZABETH</text:p>
          </table:table-cell>
          <table:table-cell table:formula="of:=[.C162]" office:value-type="string" office:string-value="ejh2369" calcext:value-type="string">
            <text:p>ejh2369</text:p>
          </table:table-cell>
          <table:table-cell table:style-name="ce4" table:formula="of:=SUM([.E233:.S233])" office:value-type="percentage" office:value="0.837653169777914" calcext:value-type="percentage">
            <text:p>83.8%</text:p>
          </table:table-cell>
          <table:table-cell table:style-name="ce10" table:formula="of:=IF([.E162]=&quot;&quot;;0;[.E$212]*[.E162])" office:value-type="percentage" office:value="0.0555555555555556" calcext:value-type="percentage">
            <text:p>5.6%</text:p>
          </table:table-cell>
          <table:table-cell table:style-name="ce10" table:formula="of:=IF([.F162]=&quot;&quot;;0;[.F$212]*[.F162])" office:value-type="percentage" office:value="0.0277777777777778" calcext:value-type="percentage">
            <text:p>2.8%</text:p>
          </table:table-cell>
          <table:table-cell table:style-name="ce10" table:formula="of:=IF([.G162]=&quot;&quot;;0;[.G$212]*[.G162])" office:value-type="percentage" office:value="0.0277777777777778" calcext:value-type="percentage">
            <text:p>2.8%</text:p>
          </table:table-cell>
          <table:table-cell table:style-name="ce10" table:formula="of:=IF([.H162]=&quot;&quot;;0;[.H$212]*[.H162])" office:value-type="percentage" office:value="0.0487210159900936" calcext:value-type="percentage">
            <text:p>4.9%</text:p>
          </table:table-cell>
          <table:table-cell table:style-name="ce10" table:formula="of:=IF([.I162]=&quot;&quot;;0;[.I$212]*[.I162])" office:value-type="percentage" office:value="0.00277777777777778" calcext:value-type="percentage">
            <text:p>0.3%</text:p>
          </table:table-cell>
          <table:table-cell table:style-name="ce10" table:formula="of:=IF([.J162]=&quot;&quot;;0;[.J$212]*[.J162])" office:value-type="percentage" office:value="0.0555555555555556" calcext:value-type="percentage">
            <text:p>5.6%</text:p>
          </table:table-cell>
          <table:table-cell table:style-name="ce10" table:formula="of:=IF([.K162]=&quot;&quot;;0;[.K$212]*[.K162])" office:value-type="percentage" office:value="0.0419695748772592" calcext:value-type="percentage">
            <text:p>4.2%</text:p>
          </table:table-cell>
          <table:table-cell table:style-name="ce10" table:formula="of:=IF([.L162]=&quot;&quot;;0;[.L$212]*[.L162])" office:value-type="percentage" office:value="0.0555555555555556" calcext:value-type="percentage">
            <text:p>5.6%</text:p>
          </table:table-cell>
          <table:table-cell table:style-name="ce10" table:formula="of:=IF([.M162]=&quot;&quot;;0;[.M$212]*[.M162])" office:value-type="percentage" office:value="0.0555555555555556" calcext:value-type="percentage">
            <text:p>5.6%</text:p>
          </table:table-cell>
          <table:table-cell table:style-name="ce10" table:formula="of:=IF([.N162]=&quot;&quot;;0;[.N$212]*[.N162])" office:value-type="percentage" office:value="0.0444444444444444" calcext:value-type="percentage">
            <text:p>4.4%</text:p>
          </table:table-cell>
          <table:table-cell table:style-name="ce10" table:formula="of:=IF([.O162]=&quot;&quot;;0;[.O$212]*[.O162])" office:value-type="percentage" office:value="0.015" calcext:value-type="percentage">
            <text:p>1.5%</text:p>
          </table:table-cell>
          <table:table-cell table:style-name="ce10" table:formula="of:=IF([.P162]=&quot;&quot;;0;[.P$212]*[.P162])" office:value-type="percentage" office:value="0" calcext:value-type="percentage">
            <text:p>0.0%</text:p>
          </table:table-cell>
          <table:table-cell table:style-name="ce10" table:formula="of:=IF([.Q162]=&quot;&quot;;0;[.Q$212]*[.Q162])" office:value-type="percentage" office:value="0.0150782028950702" calcext:value-type="percentage">
            <text:p>1.5%</text:p>
          </table:table-cell>
          <table:table-cell table:style-name="ce10" table:formula="of:=IF([.R162]=&quot;&quot;;0;[.R$212]*[.R162])" office:value-type="percentage" office:value="0.184773924037851" calcext:value-type="percentage">
            <text:p>18.5%</text:p>
          </table:table-cell>
          <table:table-cell table:style-name="ce10" table:formula="of:=IF([.S162]=&quot;&quot;;0;[.S$212]*[.S162])" office:value-type="percentage" office:value="0.20711045197764" calcext:value-type="percentage">
            <text:p>20.7%</text:p>
          </table:table-cell>
          <table:table-cell table:number-columns-repeated="1005"/>
        </table:table-row>
        <table:table-row table:style-name="ro1">
          <table:table-cell table:formula="of:=[.A163]" office:value-type="float" office:value="20" calcext:value-type="float">
            <text:p>20</text:p>
          </table:table-cell>
          <table:table-cell table:formula="of:=[.B163]" office:value-type="string" office:string-value="HURT, JOSHUA" calcext:value-type="string">
            <text:p>HURT, JOSHUA</text:p>
          </table:table-cell>
          <table:table-cell table:formula="of:=[.C163]" office:value-type="string" office:string-value="jlh6542" calcext:value-type="string">
            <text:p>jlh6542</text:p>
          </table:table-cell>
          <table:table-cell table:style-name="ce4" table:formula="of:=SUM([.E234:.S234])" office:value-type="percentage" office:value="0.647709197994895" calcext:value-type="percentage">
            <text:p>64.8%</text:p>
          </table:table-cell>
          <table:table-cell table:style-name="ce10" table:formula="of:=IF([.E163]=&quot;&quot;;0;[.E$212]*[.E163])" office:value-type="percentage" office:value="0.0444444444444445" calcext:value-type="percentage">
            <text:p>4.4%</text:p>
          </table:table-cell>
          <table:table-cell table:style-name="ce10" table:formula="of:=IF([.F163]=&quot;&quot;;0;[.F$212]*[.F163])" office:value-type="percentage" office:value="0.0277777777777778" calcext:value-type="percentage">
            <text:p>2.8%</text:p>
          </table:table-cell>
          <table:table-cell table:style-name="ce10" table:formula="of:=IF([.G163]=&quot;&quot;;0;[.G$212]*[.G163])" office:value-type="percentage" office:value="0.025" calcext:value-type="percentage">
            <text:p>2.5%</text:p>
          </table:table-cell>
          <table:table-cell table:style-name="ce10" table:formula="of:=IF([.H163]=&quot;&quot;;0;[.H$212]*[.H163])" office:value-type="percentage" office:value="0.0533180431337725" calcext:value-type="percentage">
            <text:p>5.3%</text:p>
          </table:table-cell>
          <table:table-cell table:style-name="ce10" table:formula="of:=IF([.I163]=&quot;&quot;;0;[.I$212]*[.I163])" office:value-type="percentage" office:value="0.0555555555555556" calcext:value-type="percentage">
            <text:p>5.6%</text:p>
          </table:table-cell>
          <table:table-cell table:style-name="ce10" table:formula="of:=IF([.J163]=&quot;&quot;;0;[.J$212]*[.J163])" office:value-type="percentage" office:value="0" calcext:value-type="percentage">
            <text:p>0.0%</text:p>
          </table:table-cell>
          <table:table-cell table:style-name="ce10" table:formula="of:=IF([.K163]=&quot;&quot;;0;[.K$212]*[.K163])" office:value-type="percentage" office:value="0" calcext:value-type="percentage">
            <text:p>0.0%</text:p>
          </table:table-cell>
          <table:table-cell table:style-name="ce10" table:formula="of:=IF([.L163]=&quot;&quot;;0;[.L$212]*[.L163])" office:value-type="percentage" office:value="0.0555555555555556" calcext:value-type="percentage">
            <text:p>5.6%</text:p>
          </table:table-cell>
          <table:table-cell table:style-name="ce10" table:formula="of:=IF([.M163]=&quot;&quot;;0;[.M$212]*[.M163])" office:value-type="percentage" office:value="0" calcext:value-type="percentage">
            <text:p>0.0%</text:p>
          </table:table-cell>
          <table:table-cell table:style-name="ce10" table:formula="of:=IF([.N163]=&quot;&quot;;0;[.N$212]*[.N163])" office:value-type="percentage" office:value="0.0305555555555555" calcext:value-type="percentage">
            <text:p>3.1%</text:p>
          </table:table-cell>
          <table:table-cell table:style-name="ce10" table:formula="of:=IF([.O163]=&quot;&quot;;0;[.O$212]*[.O163])" office:value-type="percentage" office:value="0.0133333333333333" calcext:value-type="percentage">
            <text:p>1.3%</text:p>
          </table:table-cell>
          <table:table-cell table:style-name="ce10" table:formula="of:=IF([.P163]=&quot;&quot;;0;[.P$212]*[.P163])" office:value-type="percentage" office:value="0" calcext:value-type="percentage">
            <text:p>0.0%</text:p>
          </table:table-cell>
          <table:table-cell table:style-name="ce10" table:formula="of:=IF([.Q163]=&quot;&quot;;0;[.Q$212]*[.Q163])" office:value-type="percentage" office:value="0.0120031967159203" calcext:value-type="percentage">
            <text:p>1.2%</text:p>
          </table:table-cell>
          <table:table-cell table:style-name="ce10" table:formula="of:=IF([.R163]=&quot;&quot;;0;[.R$212]*[.R163])" office:value-type="percentage" office:value="0.145518773771226" calcext:value-type="percentage">
            <text:p>14.6%</text:p>
          </table:table-cell>
          <table:table-cell table:style-name="ce10" table:formula="of:=IF([.S163]=&quot;&quot;;0;[.S$212]*[.S163])" office:value-type="percentage" office:value="0.184646962151754" calcext:value-type="percentage">
            <text:p>18.5%</text:p>
          </table:table-cell>
          <table:table-cell table:number-columns-repeated="1005"/>
        </table:table-row>
        <table:table-row table:style-name="ro1">
          <table:table-cell table:formula="of:=[.A164]" office:value-type="float" office:value="21" calcext:value-type="float">
            <text:p>21</text:p>
          </table:table-cell>
          <table:table-cell table:formula="of:=[.B164]" office:value-type="string" office:string-value="HUTSON, MILES" calcext:value-type="string">
            <text:p>HUTSON, MILES</text:p>
          </table:table-cell>
          <table:table-cell table:formula="of:=[.C164]" office:value-type="string" office:string-value="mrh2928" calcext:value-type="string">
            <text:p>mrh2928</text:p>
          </table:table-cell>
          <table:table-cell table:style-name="ce4" table:formula="of:=SUM([.E235:.S235])" office:value-type="percentage" office:value="0.952594970980486" calcext:value-type="percentage">
            <text:p>95.3%</text:p>
          </table:table-cell>
          <table:table-cell table:style-name="ce10" table:formula="of:=IF([.E164]=&quot;&quot;;0;[.E$212]*[.E164])" office:value-type="percentage" office:value="0.0555555555555556" calcext:value-type="percentage">
            <text:p>5.6%</text:p>
          </table:table-cell>
          <table:table-cell table:style-name="ce10" table:formula="of:=IF([.F164]=&quot;&quot;;0;[.F$212]*[.F164])" office:value-type="percentage" office:value="0.025" calcext:value-type="percentage">
            <text:p>2.5%</text:p>
          </table:table-cell>
          <table:table-cell table:style-name="ce10" table:formula="of:=IF([.G164]=&quot;&quot;;0;[.G$212]*[.G164])" office:value-type="percentage" office:value="0.0277777777777778" calcext:value-type="percentage">
            <text:p>2.8%</text:p>
          </table:table-cell>
          <table:table-cell table:style-name="ce10" table:formula="of:=IF([.H164]=&quot;&quot;;0;[.H$212]*[.H164])" office:value-type="percentage" office:value="0.0555555555555556" calcext:value-type="percentage">
            <text:p>5.6%</text:p>
          </table:table-cell>
          <table:table-cell table:style-name="ce10" table:formula="of:=IF([.I164]=&quot;&quot;;0;[.I$212]*[.I164])" office:value-type="percentage" office:value="0.0555555555555556" calcext:value-type="percentage">
            <text:p>5.6%</text:p>
          </table:table-cell>
          <table:table-cell table:style-name="ce10" table:formula="of:=IF([.J164]=&quot;&quot;;0;[.J$212]*[.J164])" office:value-type="percentage" office:value="0.0722222222222222" calcext:value-type="percentage">
            <text:p>7.2%</text:p>
          </table:table-cell>
          <table:table-cell table:style-name="ce10" table:formula="of:=IF([.K164]=&quot;&quot;;0;[.K$212]*[.K164])" office:value-type="percentage" office:value="0.0526088235559619" calcext:value-type="percentage">
            <text:p>5.3%</text:p>
          </table:table-cell>
          <table:table-cell table:style-name="ce10" table:formula="of:=IF([.L164]=&quot;&quot;;0;[.L$212]*[.L164])" office:value-type="percentage" office:value="0.0555555555555556" calcext:value-type="percentage">
            <text:p>5.6%</text:p>
          </table:table-cell>
          <table:table-cell table:style-name="ce10" table:formula="of:=IF([.M164]=&quot;&quot;;0;[.M$212]*[.M164])" office:value-type="percentage" office:value="0.0527777777777778" calcext:value-type="percentage">
            <text:p>5.3%</text:p>
          </table:table-cell>
          <table:table-cell table:style-name="ce10" table:formula="of:=IF([.N164]=&quot;&quot;;0;[.N$212]*[.N164])" office:value-type="percentage" office:value="0.0555555555555556" calcext:value-type="percentage">
            <text:p>5.6%</text:p>
          </table:table-cell>
          <table:table-cell table:style-name="ce10" table:formula="of:=IF([.O164]=&quot;&quot;;0;[.O$212]*[.O164])" office:value-type="percentage" office:value="0" calcext:value-type="percentage">
            <text:p>0.0%</text:p>
          </table:table-cell>
          <table:table-cell table:style-name="ce10" table:formula="of:=IF([.P164]=&quot;&quot;;0;[.P$212]*[.P164])" office:value-type="percentage" office:value="0.0166666666666667" calcext:value-type="percentage">
            <text:p>1.7%</text:p>
          </table:table-cell>
          <table:table-cell table:style-name="ce10" table:formula="of:=IF([.Q164]=&quot;&quot;;0;[.Q$212]*[.Q164])" office:value-type="percentage" office:value="0.0160574161993306" calcext:value-type="percentage">
            <text:p>1.6%</text:p>
          </table:table-cell>
          <table:table-cell table:style-name="ce10" table:formula="of:=IF([.R164]=&quot;&quot;;0;[.R$212]*[.R164])" office:value-type="percentage" office:value="0.184773924037851" calcext:value-type="percentage">
            <text:p>18.5%</text:p>
          </table:table-cell>
          <table:table-cell table:style-name="ce10" table:formula="of:=IF([.S164]=&quot;&quot;;0;[.S$212]*[.S164])" office:value-type="percentage" office:value="0.22693258496512" calcext:value-type="percentage">
            <text:p>22.7%</text:p>
          </table:table-cell>
          <table:table-cell table:number-columns-repeated="1005"/>
        </table:table-row>
        <table:table-row table:style-name="ro1">
          <table:table-cell table:formula="of:=[.A165]" office:value-type="float" office:value="22" calcext:value-type="float">
            <text:p>22</text:p>
          </table:table-cell>
          <table:table-cell table:formula="of:=[.B165]" office:value-type="string" office:string-value="HUYN, JOOJAY" calcext:value-type="string">
            <text:p>HUYN, JOOJAY</text:p>
          </table:table-cell>
          <table:table-cell table:formula="of:=[.C165]" office:value-type="string" office:string-value="jh54287" calcext:value-type="string">
            <text:p>jh54287</text:p>
          </table:table-cell>
          <table:table-cell table:style-name="ce4" table:formula="of:=SUM([.E236:.S236])" office:value-type="percentage" office:value="0.957778745800537" calcext:value-type="percentage">
            <text:p>95.8%</text:p>
          </table:table-cell>
          <table:table-cell table:style-name="ce10" table:formula="of:=IF([.E165]=&quot;&quot;;0;[.E$212]*[.E165])" office:value-type="percentage" office:value="0.0555555555555556" calcext:value-type="percentage">
            <text:p>5.6%</text:p>
          </table:table-cell>
          <table:table-cell table:style-name="ce10" table:formula="of:=IF([.F165]=&quot;&quot;;0;[.F$212]*[.F165])" office:value-type="percentage" office:value="0.0277777777777778" calcext:value-type="percentage">
            <text:p>2.8%</text:p>
          </table:table-cell>
          <table:table-cell table:style-name="ce10" table:formula="of:=IF([.G165]=&quot;&quot;;0;[.G$212]*[.G165])" office:value-type="percentage" office:value="0.0277777777777778" calcext:value-type="percentage">
            <text:p>2.8%</text:p>
          </table:table-cell>
          <table:table-cell table:style-name="ce10" table:formula="of:=IF([.H165]=&quot;&quot;;0;[.H$212]*[.H165])" office:value-type="percentage" office:value="0.0555555555555556" calcext:value-type="percentage">
            <text:p>5.6%</text:p>
          </table:table-cell>
          <table:table-cell table:style-name="ce10" table:formula="of:=IF([.I165]=&quot;&quot;;0;[.I$212]*[.I165])" office:value-type="percentage" office:value="0.0555555555555556" calcext:value-type="percentage">
            <text:p>5.6%</text:p>
          </table:table-cell>
          <table:table-cell table:style-name="ce10" table:formula="of:=IF([.J165]=&quot;&quot;;0;[.J$212]*[.J165])" office:value-type="percentage" office:value="0.0722222222222222" calcext:value-type="percentage">
            <text:p>7.2%</text:p>
          </table:table-cell>
          <table:table-cell table:style-name="ce10" table:formula="of:=IF([.K165]=&quot;&quot;;0;[.K$212]*[.K165])" office:value-type="percentage" office:value="0.0510357046054685" calcext:value-type="percentage">
            <text:p>5.1%</text:p>
          </table:table-cell>
          <table:table-cell table:style-name="ce10" table:formula="of:=IF([.L165]=&quot;&quot;;0;[.L$212]*[.L165])" office:value-type="percentage" office:value="0.0555555555555556" calcext:value-type="percentage">
            <text:p>5.6%</text:p>
          </table:table-cell>
          <table:table-cell table:style-name="ce10" table:formula="of:=IF([.M165]=&quot;&quot;;0;[.M$212]*[.M165])" office:value-type="percentage" office:value="0.0555555555555556" calcext:value-type="percentage">
            <text:p>5.6%</text:p>
          </table:table-cell>
          <table:table-cell table:style-name="ce10" table:formula="of:=IF([.N165]=&quot;&quot;;0;[.N$212]*[.N165])" office:value-type="percentage" office:value="0.0555555555555556" calcext:value-type="percentage">
            <text:p>5.6%</text:p>
          </table:table-cell>
          <table:table-cell table:style-name="ce10" table:formula="of:=IF([.O165]=&quot;&quot;;0;[.O$212]*[.O165])" office:value-type="percentage" office:value="0.01" calcext:value-type="percentage">
            <text:p>1.0%</text:p>
          </table:table-cell>
          <table:table-cell table:style-name="ce10" table:formula="of:=IF([.P165]=&quot;&quot;;0;[.P$212]*[.P165])" office:value-type="percentage" office:value="0.0177595858344142" calcext:value-type="percentage">
            <text:p>1.8%</text:p>
          </table:table-cell>
          <table:table-cell table:style-name="ce10" table:formula="of:=IF([.Q165]=&quot;&quot;;0;[.Q$212]*[.Q165])" office:value-type="percentage" office:value="0.0160574161993306" calcext:value-type="percentage">
            <text:p>1.6%</text:p>
          </table:table-cell>
          <table:table-cell table:style-name="ce10" table:formula="of:=IF([.R165]=&quot;&quot;;0;[.R$212]*[.R165])" office:value-type="percentage" office:value="0.174882343085092" calcext:value-type="percentage">
            <text:p>17.5%</text:p>
          </table:table-cell>
          <table:table-cell table:style-name="ce10" table:formula="of:=IF([.S165]=&quot;&quot;;0;[.S$212]*[.S165])" office:value-type="percentage" office:value="0.22693258496512" calcext:value-type="percentage">
            <text:p>22.7%</text:p>
          </table:table-cell>
          <table:table-cell table:number-columns-repeated="1005"/>
        </table:table-row>
        <table:table-row table:style-name="ro1">
          <table:table-cell table:formula="of:=[.A166]" office:value-type="float" office:value="23" calcext:value-type="float">
            <text:p>23</text:p>
          </table:table-cell>
          <table:table-cell table:formula="of:=[.B166]" office:value-type="string" office:string-value="Kinard, Ronald" calcext:value-type="string">
            <text:p>Kinard, Ronald</text:p>
          </table:table-cell>
          <table:table-cell table:formula="of:=[.C166]" office:value-type="string" office:string-value="rbk385" calcext:value-type="string">
            <text:p>rbk385</text:p>
          </table:table-cell>
          <table:table-cell table:style-name="ce4" table:formula="of:=SUM([.E237:.S237])" office:value-type="percentage" office:value="0.856839522775916" calcext:value-type="percentage">
            <text:p>85.7%</text:p>
          </table:table-cell>
          <table:table-cell table:style-name="ce10" table:formula="of:=IF([.E166]=&quot;&quot;;0;[.E$212]*[.E166])" office:value-type="percentage" office:value="0.0166666666666667" calcext:value-type="percentage">
            <text:p>1.7%</text:p>
          </table:table-cell>
          <table:table-cell table:style-name="ce10" table:formula="of:=IF([.F166]=&quot;&quot;;0;[.F$212]*[.F166])" office:value-type="percentage" office:value="0.0277777777777778" calcext:value-type="percentage">
            <text:p>2.8%</text:p>
          </table:table-cell>
          <table:table-cell table:style-name="ce10" table:formula="of:=IF([.G166]=&quot;&quot;;0;[.G$212]*[.G166])" office:value-type="percentage" office:value="0.025" calcext:value-type="percentage">
            <text:p>2.5%</text:p>
          </table:table-cell>
          <table:table-cell table:style-name="ce10" table:formula="of:=IF([.H166]=&quot;&quot;;0;[.H$212]*[.H166])" office:value-type="percentage" office:value="0.0555555555555556" calcext:value-type="percentage">
            <text:p>5.6%</text:p>
          </table:table-cell>
          <table:table-cell table:style-name="ce10" table:formula="of:=IF([.I166]=&quot;&quot;;0;[.I$212]*[.I166])" office:value-type="percentage" office:value="0.0555555555555556" calcext:value-type="percentage">
            <text:p>5.6%</text:p>
          </table:table-cell>
          <table:table-cell table:style-name="ce10" table:formula="of:=IF([.J166]=&quot;&quot;;0;[.J$212]*[.J166])" office:value-type="percentage" office:value="0.0472222222222222" calcext:value-type="percentage">
            <text:p>4.7%</text:p>
          </table:table-cell>
          <table:table-cell table:style-name="ce10" table:formula="of:=IF([.K166]=&quot;&quot;;0;[.K$212]*[.K166])" office:value-type="percentage" office:value="0.0526088235559619" calcext:value-type="percentage">
            <text:p>5.3%</text:p>
          </table:table-cell>
          <table:table-cell table:style-name="ce10" table:formula="of:=IF([.L166]=&quot;&quot;;0;[.L$212]*[.L166])" office:value-type="percentage" office:value="0.0388888888888889" calcext:value-type="percentage">
            <text:p>3.9%</text:p>
          </table:table-cell>
          <table:table-cell table:style-name="ce10" table:formula="of:=IF([.M166]=&quot;&quot;;0;[.M$212]*[.M166])" office:value-type="percentage" office:value="0.0555555555555556" calcext:value-type="percentage">
            <text:p>5.6%</text:p>
          </table:table-cell>
          <table:table-cell table:style-name="ce10" table:formula="of:=IF([.N166]=&quot;&quot;;0;[.N$212]*[.N166])" office:value-type="percentage" office:value="0.0555555555555556" calcext:value-type="percentage">
            <text:p>5.6%</text:p>
          </table:table-cell>
          <table:table-cell table:style-name="ce10" table:formula="of:=IF([.O166]=&quot;&quot;;0;[.O$212]*[.O166])" office:value-type="percentage" office:value="0.0158333333333333" calcext:value-type="percentage">
            <text:p>1.6%</text:p>
          </table:table-cell>
          <table:table-cell table:style-name="ce10" table:formula="of:=IF([.P166]=&quot;&quot;;0;[.P$212]*[.P166])" office:value-type="percentage" office:value="0" calcext:value-type="percentage">
            <text:p>0.0%</text:p>
          </table:table-cell>
          <table:table-cell table:style-name="ce10" table:formula="of:=IF([.Q166]=&quot;&quot;;0;[.Q$212]*[.Q166])" office:value-type="percentage" office:value="0.0166666666666667" calcext:value-type="percentage">
            <text:p>1.7%</text:p>
          </table:table-cell>
          <table:table-cell table:style-name="ce10" table:formula="of:=IF([.R166]=&quot;&quot;;0;[.R$212]*[.R166])" office:value-type="percentage" office:value="0.174882343085092" calcext:value-type="percentage">
            <text:p>17.5%</text:p>
          </table:table-cell>
          <table:table-cell table:style-name="ce10" table:formula="of:=IF([.S166]=&quot;&quot;;0;[.S$212]*[.S166])" office:value-type="percentage" office:value="0.219070578357085" calcext:value-type="percentage">
            <text:p>21.9%</text:p>
          </table:table-cell>
          <table:table-cell table:number-columns-repeated="1005"/>
        </table:table-row>
        <table:table-row table:style-name="ro1">
          <table:table-cell table:formula="of:=[.A167]" office:value-type="float" office:value="24" calcext:value-type="float">
            <text:p>24</text:p>
          </table:table-cell>
          <table:table-cell table:formula="of:=[.B167]" office:value-type="string" office:string-value="LACY, AMANDA" calcext:value-type="string">
            <text:p>LACY, AMANDA</text:p>
          </table:table-cell>
          <table:table-cell table:formula="of:=[.C167]" office:value-type="string" office:string-value="akl777" calcext:value-type="string">
            <text:p>akl777</text:p>
          </table:table-cell>
          <table:table-cell table:style-name="ce4" table:formula="of:=SUM([.E238:.S238])" office:value-type="percentage" office:value="0.826866400948536" calcext:value-type="percentage">
            <text:p>82.7%</text:p>
          </table:table-cell>
          <table:table-cell table:style-name="ce10" table:formula="of:=IF([.E167]=&quot;&quot;;0;[.E$212]*[.E167])" office:value-type="percentage" office:value="0.0555555555555556" calcext:value-type="percentage">
            <text:p>5.6%</text:p>
          </table:table-cell>
          <table:table-cell table:style-name="ce10" table:formula="of:=IF([.F167]=&quot;&quot;;0;[.F$212]*[.F167])" office:value-type="percentage" office:value="0.0277777777777778" calcext:value-type="percentage">
            <text:p>2.8%</text:p>
          </table:table-cell>
          <table:table-cell table:style-name="ce10" table:formula="of:=IF([.G167]=&quot;&quot;;0;[.G$212]*[.G167])" office:value-type="percentage" office:value="0.025" calcext:value-type="percentage">
            <text:p>2.5%</text:p>
          </table:table-cell>
          <table:table-cell table:style-name="ce10" table:formula="of:=IF([.H167]=&quot;&quot;;0;[.H$212]*[.H167])" office:value-type="percentage" office:value="0.0510402295214968" calcext:value-type="percentage">
            <text:p>5.1%</text:p>
          </table:table-cell>
          <table:table-cell table:style-name="ce10" table:formula="of:=IF([.I167]=&quot;&quot;;0;[.I$212]*[.I167])" office:value-type="percentage" office:value="0.0555555555555556" calcext:value-type="percentage">
            <text:p>5.6%</text:p>
          </table:table-cell>
          <table:table-cell table:style-name="ce10" table:formula="of:=IF([.J167]=&quot;&quot;;0;[.J$212]*[.J167])" office:value-type="percentage" office:value="0.0527777777777778" calcext:value-type="percentage">
            <text:p>5.3%</text:p>
          </table:table-cell>
          <table:table-cell table:style-name="ce10" table:formula="of:=IF([.K167]=&quot;&quot;;0;[.K$212]*[.K167])" office:value-type="percentage" office:value="0.0526088235559619" calcext:value-type="percentage">
            <text:p>5.3%</text:p>
          </table:table-cell>
          <table:table-cell table:style-name="ce10" table:formula="of:=IF([.L167]=&quot;&quot;;0;[.L$212]*[.L167])" office:value-type="percentage" office:value="0" calcext:value-type="percentage">
            <text:p>0.0%</text:p>
          </table:table-cell>
          <table:table-cell table:style-name="ce10" table:formula="of:=IF([.M167]=&quot;&quot;;0;[.M$212]*[.M167])" office:value-type="percentage" office:value="0.0444444444444445" calcext:value-type="percentage">
            <text:p>4.4%</text:p>
          </table:table-cell>
          <table:table-cell table:style-name="ce10" table:formula="of:=IF([.N167]=&quot;&quot;;0;[.N$212]*[.N167])" office:value-type="percentage" office:value="0.0444444444444444" calcext:value-type="percentage">
            <text:p>4.4%</text:p>
          </table:table-cell>
          <table:table-cell table:style-name="ce10" table:formula="of:=IF([.O167]=&quot;&quot;;0;[.O$212]*[.O167])" office:value-type="percentage" office:value="0.015" calcext:value-type="percentage">
            <text:p>1.5%</text:p>
          </table:table-cell>
          <table:table-cell table:style-name="ce10" table:formula="of:=IF([.P167]=&quot;&quot;;0;[.P$212]*[.P167])" office:value-type="percentage" office:value="0.0148078472922317" calcext:value-type="percentage">
            <text:p>1.5%</text:p>
          </table:table-cell>
          <table:table-cell table:style-name="ce10" table:formula="of:=IF([.Q167]=&quot;&quot;;0;[.Q$212]*[.Q167])" office:value-type="percentage" office:value="0.0160574161993306" calcext:value-type="percentage">
            <text:p>1.6%</text:p>
          </table:table-cell>
          <table:table-cell table:style-name="ce10" table:formula="of:=IF([.R167]=&quot;&quot;;0;[.R$212]*[.R167])" office:value-type="percentage" office:value="0.16468607684632" calcext:value-type="percentage">
            <text:p>16.5%</text:p>
          </table:table-cell>
          <table:table-cell table:style-name="ce10" table:formula="of:=IF([.S167]=&quot;&quot;;0;[.S$212]*[.S167])" office:value-type="percentage" office:value="0.20711045197764" calcext:value-type="percentage">
            <text:p>20.7%</text:p>
          </table:table-cell>
          <table:table-cell table:number-columns-repeated="1005"/>
        </table:table-row>
        <table:table-row table:style-name="ro1">
          <table:table-cell table:formula="of:=[.A168]" office:value-type="float" office:value="25" calcext:value-type="float">
            <text:p>25</text:p>
          </table:table-cell>
          <table:table-cell table:formula="of:=[.B168]" office:value-type="string" office:string-value="Lee, Sangwon" calcext:value-type="string">
            <text:p>Lee, Sangwon</text:p>
          </table:table-cell>
          <table:table-cell table:formula="of:=[.C168]" office:value-type="string" office:string-value="sl34645" calcext:value-type="string">
            <text:p>sl34645</text:p>
          </table:table-cell>
          <table:table-cell table:style-name="ce4" table:formula="of:=SUM([.E239:.S239])" office:value-type="percentage" office:value="0.871118590187426" calcext:value-type="percentage">
            <text:p>87.1%</text:p>
          </table:table-cell>
          <table:table-cell table:style-name="ce10" table:formula="of:=IF([.E168]=&quot;&quot;;0;[.E$212]*[.E168])" office:value-type="percentage" office:value="0.0555555555555556" calcext:value-type="percentage">
            <text:p>5.6%</text:p>
          </table:table-cell>
          <table:table-cell table:style-name="ce10" table:formula="of:=IF([.F168]=&quot;&quot;;0;[.F$212]*[.F168])" office:value-type="percentage" office:value="0.0277777777777778" calcext:value-type="percentage">
            <text:p>2.8%</text:p>
          </table:table-cell>
          <table:table-cell table:style-name="ce10" table:formula="of:=IF([.G168]=&quot;&quot;;0;[.G$212]*[.G168])" office:value-type="percentage" office:value="0.0277777777777778" calcext:value-type="percentage">
            <text:p>2.8%</text:p>
          </table:table-cell>
          <table:table-cell table:style-name="ce10" table:formula="of:=IF([.H168]=&quot;&quot;;0;[.H$212]*[.H168])" office:value-type="percentage" office:value="0.0439537908615267" calcext:value-type="percentage">
            <text:p>4.4%</text:p>
          </table:table-cell>
          <table:table-cell table:style-name="ce10" table:formula="of:=IF([.I168]=&quot;&quot;;0;[.I$212]*[.I168])" office:value-type="percentage" office:value="0.05" calcext:value-type="percentage">
            <text:p>5.0%</text:p>
          </table:table-cell>
          <table:table-cell table:style-name="ce10" table:formula="of:=IF([.J168]=&quot;&quot;;0;[.J$212]*[.J168])" office:value-type="percentage" office:value="0.0527777777777778" calcext:value-type="percentage">
            <text:p>5.3%</text:p>
          </table:table-cell>
          <table:table-cell table:style-name="ce10" table:formula="of:=IF([.K168]=&quot;&quot;;0;[.K$212]*[.K168])" office:value-type="percentage" office:value="0.0510357046054685" calcext:value-type="percentage">
            <text:p>5.1%</text:p>
          </table:table-cell>
          <table:table-cell table:style-name="ce10" table:formula="of:=IF([.L168]=&quot;&quot;;0;[.L$212]*[.L168])" office:value-type="percentage" office:value="0.0555555555555556" calcext:value-type="percentage">
            <text:p>5.6%</text:p>
          </table:table-cell>
          <table:table-cell table:style-name="ce10" table:formula="of:=IF([.M168]=&quot;&quot;;0;[.M$212]*[.M168])" office:value-type="percentage" office:value="0.0472222222222222" calcext:value-type="percentage">
            <text:p>4.7%</text:p>
          </table:table-cell>
          <table:table-cell table:style-name="ce10" table:formula="of:=IF([.N168]=&quot;&quot;;0;[.N$212]*[.N168])" office:value-type="percentage" office:value="0.0555555555555556" calcext:value-type="percentage">
            <text:p>5.6%</text:p>
          </table:table-cell>
          <table:table-cell table:style-name="ce10" table:formula="of:=IF([.O168]=&quot;&quot;;0;[.O$212]*[.O168])" office:value-type="percentage" office:value="0.015" calcext:value-type="percentage">
            <text:p>1.5%</text:p>
          </table:table-cell>
          <table:table-cell table:style-name="ce10" table:formula="of:=IF([.P168]=&quot;&quot;;0;[.P$212]*[.P168])" office:value-type="percentage" office:value="0.0144303611679447" calcext:value-type="percentage">
            <text:p>1.4%</text:p>
          </table:table-cell>
          <table:table-cell table:style-name="ce10" table:formula="of:=IF([.Q168]=&quot;&quot;;0;[.Q$212]*[.Q168])" office:value-type="percentage" office:value="0.0128440921060752" calcext:value-type="percentage">
            <text:p>1.3%</text:p>
          </table:table-cell>
          <table:table-cell table:style-name="ce10" table:formula="of:=IF([.R168]=&quot;&quot;;0;[.R$212]*[.R168])" office:value-type="percentage" office:value="0.162609018708063" calcext:value-type="percentage">
            <text:p>16.3%</text:p>
          </table:table-cell>
          <table:table-cell table:style-name="ce10" table:formula="of:=IF([.S168]=&quot;&quot;;0;[.S$212]*[.S168])" office:value-type="percentage" office:value="0.199023400516126" calcext:value-type="percentage">
            <text:p>19.9%</text:p>
          </table:table-cell>
          <table:table-cell table:number-columns-repeated="1005"/>
        </table:table-row>
        <table:table-row table:style-name="ro1">
          <table:table-cell table:formula="of:=[.A169]" office:value-type="float" office:value="26" calcext:value-type="float">
            <text:p>26</text:p>
          </table:table-cell>
          <table:table-cell table:formula="of:=[.B169]" office:value-type="string" office:string-value="LIU, NANCY" calcext:value-type="string">
            <text:p>LIU, NANCY</text:p>
          </table:table-cell>
          <table:table-cell table:formula="of:=[.C169]" office:value-type="string" office:string-value="nl6382" calcext:value-type="string">
            <text:p>nl6382</text:p>
          </table:table-cell>
          <table:table-cell table:style-name="ce4" table:formula="of:=SUM([.E240:.S240])" office:value-type="percentage" office:value="0.745529639964429" calcext:value-type="percentage">
            <text:p>74.6%</text:p>
          </table:table-cell>
          <table:table-cell table:style-name="ce10" table:formula="of:=IF([.E169]=&quot;&quot;;0;[.E$212]*[.E169])" office:value-type="percentage" office:value="0.0555555555555556" calcext:value-type="percentage">
            <text:p>5.6%</text:p>
          </table:table-cell>
          <table:table-cell table:style-name="ce10" table:formula="of:=IF([.F169]=&quot;&quot;;0;[.F$212]*[.F169])" office:value-type="percentage" office:value="0.0277777777777778" calcext:value-type="percentage">
            <text:p>2.8%</text:p>
          </table:table-cell>
          <table:table-cell table:style-name="ce10" table:formula="of:=IF([.G169]=&quot;&quot;;0;[.G$212]*[.G169])" office:value-type="percentage" office:value="0.025" calcext:value-type="percentage">
            <text:p>2.5%</text:p>
          </table:table-cell>
          <table:table-cell table:style-name="ce10" table:formula="of:=IF([.H169]=&quot;&quot;;0;[.H$212]*[.H169])" office:value-type="percentage" office:value="0.0555555555555556" calcext:value-type="percentage">
            <text:p>5.6%</text:p>
          </table:table-cell>
          <table:table-cell table:style-name="ce10" table:formula="of:=IF([.I169]=&quot;&quot;;0;[.I$212]*[.I169])" office:value-type="percentage" office:value="0" calcext:value-type="percentage">
            <text:p>0.0%</text:p>
          </table:table-cell>
          <table:table-cell table:style-name="ce10" table:formula="of:=IF([.J169]=&quot;&quot;;0;[.J$212]*[.J169])" office:value-type="percentage" office:value="0.0111111111111111" calcext:value-type="percentage">
            <text:p>1.1%</text:p>
          </table:table-cell>
          <table:table-cell table:style-name="ce10" table:formula="of:=IF([.K169]=&quot;&quot;;0;[.K$212]*[.K169])" office:value-type="percentage" office:value="0.0526088235559619" calcext:value-type="percentage">
            <text:p>5.3%</text:p>
          </table:table-cell>
          <table:table-cell table:style-name="ce10" table:formula="of:=IF([.L169]=&quot;&quot;;0;[.L$212]*[.L169])" office:value-type="percentage" office:value="0.0527777777777778" calcext:value-type="percentage">
            <text:p>5.3%</text:p>
          </table:table-cell>
          <table:table-cell table:style-name="ce10" table:formula="of:=IF([.M169]=&quot;&quot;;0;[.M$212]*[.M169])" office:value-type="percentage" office:value="0.0472222222222222" calcext:value-type="percentage">
            <text:p>4.7%</text:p>
          </table:table-cell>
          <table:table-cell table:style-name="ce10" table:formula="of:=IF([.N169]=&quot;&quot;;0;[.N$212]*[.N169])" office:value-type="percentage" office:value="0.0555555555555556" calcext:value-type="percentage">
            <text:p>5.6%</text:p>
          </table:table-cell>
          <table:table-cell table:style-name="ce10" table:formula="of:=IF([.O169]=&quot;&quot;;0;[.O$212]*[.O169])" office:value-type="percentage" office:value="0.0133333333333333" calcext:value-type="percentage">
            <text:p>1.3%</text:p>
          </table:table-cell>
          <table:table-cell table:style-name="ce10" table:formula="of:=IF([.P169]=&quot;&quot;;0;[.P$212]*[.P169])" office:value-type="percentage" office:value="0" calcext:value-type="percentage">
            <text:p>0.0%</text:p>
          </table:table-cell>
          <table:table-cell table:style-name="ce10" table:formula="of:=IF([.Q169]=&quot;&quot;;0;[.Q$212]*[.Q169])" office:value-type="percentage" office:value="0.00183333333333333" calcext:value-type="percentage">
            <text:p>0.2%</text:p>
          </table:table-cell>
          <table:table-cell table:style-name="ce10" table:formula="of:=IF([.R169]=&quot;&quot;;0;[.R$212]*[.R169])" office:value-type="percentage" office:value="0.16880204102591" calcext:value-type="percentage">
            <text:p>16.9%</text:p>
          </table:table-cell>
          <table:table-cell table:style-name="ce10" table:formula="of:=IF([.S169]=&quot;&quot;;0;[.S$212]*[.S169])" office:value-type="percentage" office:value="0.178396553160335" calcext:value-type="percentage">
            <text:p>17.8%</text:p>
          </table:table-cell>
          <table:table-cell table:number-columns-repeated="1005"/>
        </table:table-row>
        <table:table-row table:style-name="ro1">
          <table:table-cell table:formula="of:=[.A170]" office:value-type="float" office:value="27" calcext:value-type="float">
            <text:p>27</text:p>
          </table:table-cell>
          <table:table-cell table:formula="of:=[.B170]" office:value-type="string" office:string-value="Lyon, Eliot" calcext:value-type="string">
            <text:p>Lyon, Eliot</text:p>
          </table:table-cell>
          <table:table-cell table:formula="of:=[.C170]" office:value-type="string" office:string-value="efl55" calcext:value-type="string">
            <text:p>efl55</text:p>
          </table:table-cell>
          <table:table-cell table:style-name="ce4" table:formula="of:=SUM([.E241:.S241])" office:value-type="percentage" office:value="0.98551627730851" calcext:value-type="percentage">
            <text:p>98.6%</text:p>
          </table:table-cell>
          <table:table-cell table:style-name="ce10" table:formula="of:=IF([.E170]=&quot;&quot;;0;[.E$212]*[.E170])" office:value-type="percentage" office:value="0.0555555555555556" calcext:value-type="percentage">
            <text:p>5.6%</text:p>
          </table:table-cell>
          <table:table-cell table:style-name="ce10" table:formula="of:=IF([.F170]=&quot;&quot;;0;[.F$212]*[.F170])" office:value-type="percentage" office:value="0.0277777777777778" calcext:value-type="percentage">
            <text:p>2.8%</text:p>
          </table:table-cell>
          <table:table-cell table:style-name="ce10" table:formula="of:=IF([.G170]=&quot;&quot;;0;[.G$212]*[.G170])" office:value-type="percentage" office:value="0.0277777777777778" calcext:value-type="percentage">
            <text:p>2.8%</text:p>
          </table:table-cell>
          <table:table-cell table:style-name="ce10" table:formula="of:=IF([.H170]=&quot;&quot;;0;[.H$212]*[.H170])" office:value-type="percentage" office:value="0.0555555555555556" calcext:value-type="percentage">
            <text:p>5.6%</text:p>
          </table:table-cell>
          <table:table-cell table:style-name="ce10" table:formula="of:=IF([.I170]=&quot;&quot;;0;[.I$212]*[.I170])" office:value-type="percentage" office:value="0.0555555555555556" calcext:value-type="percentage">
            <text:p>5.6%</text:p>
          </table:table-cell>
          <table:table-cell table:style-name="ce10" table:formula="of:=IF([.J170]=&quot;&quot;;0;[.J$212]*[.J170])" office:value-type="percentage" office:value="0.0722222222222222" calcext:value-type="percentage">
            <text:p>7.2%</text:p>
          </table:table-cell>
          <table:table-cell table:style-name="ce10" table:formula="of:=IF([.K170]=&quot;&quot;;0;[.K$212]*[.K170])" office:value-type="percentage" office:value="0.0526088235559619" calcext:value-type="percentage">
            <text:p>5.3%</text:p>
          </table:table-cell>
          <table:table-cell table:style-name="ce10" table:formula="of:=IF([.L170]=&quot;&quot;;0;[.L$212]*[.L170])" office:value-type="percentage" office:value="0.0555555555555556" calcext:value-type="percentage">
            <text:p>5.6%</text:p>
          </table:table-cell>
          <table:table-cell table:style-name="ce10" table:formula="of:=IF([.M170]=&quot;&quot;;0;[.M$212]*[.M170])" office:value-type="percentage" office:value="0.0527777777777778" calcext:value-type="percentage">
            <text:p>5.3%</text:p>
          </table:table-cell>
          <table:table-cell table:style-name="ce10" table:formula="of:=IF([.N170]=&quot;&quot;;0;[.N$212]*[.N170])" office:value-type="percentage" office:value="0.0555555555555556" calcext:value-type="percentage">
            <text:p>5.6%</text:p>
          </table:table-cell>
          <table:table-cell table:style-name="ce10" table:formula="of:=IF([.O170]=&quot;&quot;;0;[.O$212]*[.O170])" office:value-type="percentage" office:value="0.0163333333333333" calcext:value-type="percentage">
            <text:p>1.6%</text:p>
          </table:table-cell>
          <table:table-cell table:style-name="ce10" table:formula="of:=IF([.P170]=&quot;&quot;;0;[.P$212]*[.P170])" office:value-type="percentage" office:value="0.0162986693123046" calcext:value-type="percentage">
            <text:p>1.6%</text:p>
          </table:table-cell>
          <table:table-cell table:style-name="ce10" table:formula="of:=IF([.Q170]=&quot;&quot;;0;[.Q$212]*[.Q170])" office:value-type="percentage" office:value="0.0166666666666667" calcext:value-type="percentage">
            <text:p>1.7%</text:p>
          </table:table-cell>
          <table:table-cell table:style-name="ce10" table:formula="of:=IF([.R170]=&quot;&quot;;0;[.R$212]*[.R170])" office:value-type="percentage" office:value="0.190568254476746" calcext:value-type="percentage">
            <text:p>19.1%</text:p>
          </table:table-cell>
          <table:table-cell table:style-name="ce10" table:formula="of:=IF([.S170]=&quot;&quot;;0;[.S$212]*[.S170])" office:value-type="percentage" office:value="0.234707196630164" calcext:value-type="percentage">
            <text:p>23.5%</text:p>
          </table:table-cell>
          <table:table-cell table:number-columns-repeated="1005"/>
        </table:table-row>
        <table:table-row table:style-name="ro1">
          <table:table-cell table:formula="of:=[.A171]" office:value-type="float" office:value="28" calcext:value-type="float">
            <text:p>28</text:p>
          </table:table-cell>
          <table:table-cell table:formula="of:=[.B171]" office:value-type="string" office:string-value="MADARI, SHISHIR" calcext:value-type="string">
            <text:p>MADARI, SHISHIR</text:p>
          </table:table-cell>
          <table:table-cell table:formula="of:=[.C171]" office:value-type="string" office:string-value="sm54643" calcext:value-type="string">
            <text:p>sm54643</text:p>
          </table:table-cell>
          <table:table-cell table:style-name="ce4" table:formula="of:=SUM([.E242:.S242])" office:value-type="percentage" office:value="0.825073378002397" calcext:value-type="percentage">
            <text:p>82.5%</text:p>
          </table:table-cell>
          <table:table-cell table:style-name="ce10" table:formula="of:=IF([.E171]=&quot;&quot;;0;[.E$212]*[.E171])" office:value-type="percentage" office:value="0.0555555555555556" calcext:value-type="percentage">
            <text:p>5.6%</text:p>
          </table:table-cell>
          <table:table-cell table:style-name="ce10" table:formula="of:=IF([.F171]=&quot;&quot;;0;[.F$212]*[.F171])" office:value-type="percentage" office:value="0.0277777777777778" calcext:value-type="percentage">
            <text:p>2.8%</text:p>
          </table:table-cell>
          <table:table-cell table:style-name="ce10" table:formula="of:=IF([.G171]=&quot;&quot;;0;[.G$212]*[.G171])" office:value-type="percentage" office:value="0.0277777777777778" calcext:value-type="percentage">
            <text:p>2.8%</text:p>
          </table:table-cell>
          <table:table-cell table:style-name="ce10" table:formula="of:=IF([.H171]=&quot;&quot;;0;[.H$212]*[.H171])" office:value-type="percentage" office:value="0.0555555555555556" calcext:value-type="percentage">
            <text:p>5.6%</text:p>
          </table:table-cell>
          <table:table-cell table:style-name="ce10" table:formula="of:=IF([.I171]=&quot;&quot;;0;[.I$212]*[.I171])" office:value-type="percentage" office:value="0.0555555555555556" calcext:value-type="percentage">
            <text:p>5.6%</text:p>
          </table:table-cell>
          <table:table-cell table:style-name="ce10" table:formula="of:=IF([.J171]=&quot;&quot;;0;[.J$212]*[.J171])" office:value-type="percentage" office:value="0.0527777777777778" calcext:value-type="percentage">
            <text:p>5.3%</text:p>
          </table:table-cell>
          <table:table-cell table:style-name="ce10" table:formula="of:=IF([.K171]=&quot;&quot;;0;[.K$212]*[.K171])" office:value-type="percentage" office:value="0.0353314149417919" calcext:value-type="percentage">
            <text:p>3.5%</text:p>
          </table:table-cell>
          <table:table-cell table:style-name="ce10" table:formula="of:=IF([.L171]=&quot;&quot;;0;[.L$212]*[.L171])" office:value-type="percentage" office:value="0.0527777777777778" calcext:value-type="percentage">
            <text:p>5.3%</text:p>
          </table:table-cell>
          <table:table-cell table:style-name="ce10" table:formula="of:=IF([.M171]=&quot;&quot;;0;[.M$212]*[.M171])" office:value-type="percentage" office:value="0.0472222222222222" calcext:value-type="percentage">
            <text:p>4.7%</text:p>
          </table:table-cell>
          <table:table-cell table:style-name="ce10" table:formula="of:=IF([.N171]=&quot;&quot;;0;[.N$212]*[.N171])" office:value-type="percentage" office:value="0.0555555555555556" calcext:value-type="percentage">
            <text:p>5.6%</text:p>
          </table:table-cell>
          <table:table-cell table:style-name="ce10" table:formula="of:=IF([.O171]=&quot;&quot;;0;[.O$212]*[.O171])" office:value-type="percentage" office:value="0.0116666666666667" calcext:value-type="percentage">
            <text:p>1.2%</text:p>
          </table:table-cell>
          <table:table-cell table:style-name="ce10" table:formula="of:=IF([.P171]=&quot;&quot;;0;[.P$212]*[.P171])" office:value-type="percentage" office:value="0" calcext:value-type="percentage">
            <text:p>0.0%</text:p>
          </table:table-cell>
          <table:table-cell table:style-name="ce10" table:formula="of:=IF([.Q171]=&quot;&quot;;0;[.Q$212]*[.Q171])" office:value-type="percentage" office:value="0.0150782028950702" calcext:value-type="percentage">
            <text:p>1.5%</text:p>
          </table:table-cell>
          <table:table-cell table:style-name="ce10" table:formula="of:=IF([.R171]=&quot;&quot;;0;[.R$212]*[.R171])" office:value-type="percentage" office:value="0.149872038416562" calcext:value-type="percentage">
            <text:p>15.0%</text:p>
          </table:table-cell>
          <table:table-cell table:style-name="ce10" table:formula="of:=IF([.S171]=&quot;&quot;;0;[.S$212]*[.S171])" office:value-type="percentage" office:value="0.182569499526751" calcext:value-type="percentage">
            <text:p>18.3%</text:p>
          </table:table-cell>
          <table:table-cell table:number-columns-repeated="1005"/>
        </table:table-row>
        <table:table-row table:style-name="ro1">
          <table:table-cell table:formula="of:=[.A172]" office:value-type="float" office:value="29" calcext:value-type="float">
            <text:p>29</text:p>
          </table:table-cell>
          <table:table-cell table:formula="of:=[.B172]" office:value-type="string" office:string-value="MAXWELL, CATHERINE" calcext:value-type="string">
            <text:p>MAXWELL, CATHERINE</text:p>
          </table:table-cell>
          <table:table-cell table:formula="of:=[.C172]" office:value-type="string" office:string-value="cmm5285" calcext:value-type="string">
            <text:p>cmm5285</text:p>
          </table:table-cell>
          <table:table-cell table:style-name="ce4" table:formula="of:=SUM([.E243:.S243])" office:value-type="percentage" office:value="0.816396721399684" calcext:value-type="percentage">
            <text:p>81.6%</text:p>
          </table:table-cell>
          <table:table-cell table:style-name="ce10" table:formula="of:=IF([.E172]=&quot;&quot;;0;[.E$212]*[.E172])" office:value-type="percentage" office:value="0.0444444444444445" calcext:value-type="percentage">
            <text:p>4.4%</text:p>
          </table:table-cell>
          <table:table-cell table:style-name="ce10" table:formula="of:=IF([.F172]=&quot;&quot;;0;[.F$212]*[.F172])" office:value-type="percentage" office:value="0.0277777777777778" calcext:value-type="percentage">
            <text:p>2.8%</text:p>
          </table:table-cell>
          <table:table-cell table:style-name="ce10" table:formula="of:=IF([.G172]=&quot;&quot;;0;[.G$212]*[.G172])" office:value-type="percentage" office:value="0.025" calcext:value-type="percentage">
            <text:p>2.5%</text:p>
          </table:table-cell>
          <table:table-cell table:style-name="ce10" table:formula="of:=IF([.H172]=&quot;&quot;;0;[.H$212]*[.H172])" office:value-type="percentage" office:value="0.0463592635052248" calcext:value-type="percentage">
            <text:p>4.6%</text:p>
          </table:table-cell>
          <table:table-cell table:style-name="ce10" table:formula="of:=IF([.I172]=&quot;&quot;;0;[.I$212]*[.I172])" office:value-type="percentage" office:value="0.0555555555555556" calcext:value-type="percentage">
            <text:p>5.6%</text:p>
          </table:table-cell>
          <table:table-cell table:style-name="ce10" table:formula="of:=IF([.J172]=&quot;&quot;;0;[.J$212]*[.J172])" office:value-type="percentage" office:value="0.0444444444444445" calcext:value-type="percentage">
            <text:p>4.4%</text:p>
          </table:table-cell>
          <table:table-cell table:style-name="ce10" table:formula="of:=IF([.K172]=&quot;&quot;;0;[.K$212]*[.K172])" office:value-type="percentage" office:value="0.0510357046054685" calcext:value-type="percentage">
            <text:p>5.1%</text:p>
          </table:table-cell>
          <table:table-cell table:style-name="ce10" table:formula="of:=IF([.L172]=&quot;&quot;;0;[.L$212]*[.L172])" office:value-type="percentage" office:value="0.05" calcext:value-type="percentage">
            <text:p>5.0%</text:p>
          </table:table-cell>
          <table:table-cell table:style-name="ce10" table:formula="of:=IF([.M172]=&quot;&quot;;0;[.M$212]*[.M172])" office:value-type="percentage" office:value="0.0472222222222222" calcext:value-type="percentage">
            <text:p>4.7%</text:p>
          </table:table-cell>
          <table:table-cell table:style-name="ce10" table:formula="of:=IF([.N172]=&quot;&quot;;0;[.N$212]*[.N172])" office:value-type="percentage" office:value="0.05" calcext:value-type="percentage">
            <text:p>5.0%</text:p>
          </table:table-cell>
          <table:table-cell table:style-name="ce10" table:formula="of:=IF([.O172]=&quot;&quot;;0;[.O$212]*[.O172])" office:value-type="percentage" office:value="0.0116666666666667" calcext:value-type="percentage">
            <text:p>1.2%</text:p>
          </table:table-cell>
          <table:table-cell table:style-name="ce10" table:formula="of:=IF([.P172]=&quot;&quot;;0;[.P$212]*[.P172])" office:value-type="percentage" office:value="0.00974466091722776" calcext:value-type="percentage">
            <text:p>1.0%</text:p>
          </table:table-cell>
          <table:table-cell table:style-name="ce10" table:formula="of:=IF([.Q172]=&quot;&quot;;0;[.Q$212]*[.Q172])" office:value-type="percentage" office:value="0.012430325087699" calcext:value-type="percentage">
            <text:p>1.2%</text:p>
          </table:table-cell>
          <table:table-cell table:style-name="ce10" table:formula="of:=IF([.R172]=&quot;&quot;;0;[.R$212]*[.R172])" office:value-type="percentage" office:value="0.149872038416562" calcext:value-type="percentage">
            <text:p>15.0%</text:p>
          </table:table-cell>
          <table:table-cell table:style-name="ce10" table:formula="of:=IF([.S172]=&quot;&quot;;0;[.S$212]*[.S172])" office:value-type="percentage" office:value="0.190843617756391" calcext:value-type="percentage">
            <text:p>19.1%</text:p>
          </table:table-cell>
          <table:table-cell table:number-columns-repeated="1005"/>
        </table:table-row>
        <table:table-row table:style-name="ro1">
          <table:table-cell table:formula="of:=[.A173]" office:value-type="float" office:value="30" calcext:value-type="float">
            <text:p>30</text:p>
          </table:table-cell>
          <table:table-cell table:formula="of:=[.B173]" office:value-type="string" office:string-value="MIN, JI WON" calcext:value-type="string">
            <text:p>MIN, JI WON</text:p>
          </table:table-cell>
          <table:table-cell table:formula="of:=[.C173]" office:value-type="string" office:string-value="jm68874" calcext:value-type="string">
            <text:p>jm68874</text:p>
          </table:table-cell>
          <table:table-cell table:style-name="ce4" table:formula="of:=SUM([.E244:.S244])" office:value-type="percentage" office:value="0.637876719058716" calcext:value-type="percentage">
            <text:p>63.8%</text:p>
          </table:table-cell>
          <table:table-cell table:style-name="ce10" table:formula="of:=IF([.E173]=&quot;&quot;;0;[.E$212]*[.E173])" office:value-type="percentage" office:value="0.0555555555555556" calcext:value-type="percentage">
            <text:p>5.6%</text:p>
          </table:table-cell>
          <table:table-cell table:style-name="ce10" table:formula="of:=IF([.F173]=&quot;&quot;;0;[.F$212]*[.F173])" office:value-type="percentage" office:value="0.0277777777777778" calcext:value-type="percentage">
            <text:p>2.8%</text:p>
          </table:table-cell>
          <table:table-cell table:style-name="ce10" table:formula="of:=IF([.G173]=&quot;&quot;;0;[.G$212]*[.G173])" office:value-type="percentage" office:value="0.0277777777777778" calcext:value-type="percentage">
            <text:p>2.8%</text:p>
          </table:table-cell>
          <table:table-cell table:style-name="ce10" table:formula="of:=IF([.H173]=&quot;&quot;;0;[.H$212]*[.H173])" office:value-type="percentage" office:value="0" calcext:value-type="percentage">
            <text:p>0.0%</text:p>
          </table:table-cell>
          <table:table-cell table:style-name="ce10" table:formula="of:=IF([.I173]=&quot;&quot;;0;[.I$212]*[.I173])" office:value-type="percentage" office:value="0.0555555555555556" calcext:value-type="percentage">
            <text:p>5.6%</text:p>
          </table:table-cell>
          <table:table-cell table:style-name="ce10" table:formula="of:=IF([.J173]=&quot;&quot;;0;[.J$212]*[.J173])" office:value-type="percentage" office:value="0.0333333333333333" calcext:value-type="percentage">
            <text:p>3.3%</text:p>
          </table:table-cell>
          <table:table-cell table:style-name="ce10" table:formula="of:=IF([.K173]=&quot;&quot;;0;[.K$212]*[.K173])" office:value-type="percentage" office:value="0.0476663843689256" calcext:value-type="percentage">
            <text:p>4.8%</text:p>
          </table:table-cell>
          <table:table-cell table:style-name="ce10" table:formula="of:=IF([.L173]=&quot;&quot;;0;[.L$212]*[.L173])" office:value-type="percentage" office:value="0.0555555555555556" calcext:value-type="percentage">
            <text:p>5.6%</text:p>
          </table:table-cell>
          <table:table-cell table:style-name="ce10" table:formula="of:=IF([.M173]=&quot;&quot;;0;[.M$212]*[.M173])" office:value-type="percentage" office:value="0.0527777777777778" calcext:value-type="percentage">
            <text:p>5.3%</text:p>
          </table:table-cell>
          <table:table-cell table:style-name="ce10" table:formula="of:=IF([.N173]=&quot;&quot;;0;[.N$212]*[.N173])" office:value-type="percentage" office:value="0.05" calcext:value-type="percentage">
            <text:p>5.0%</text:p>
          </table:table-cell>
          <table:table-cell table:style-name="ce10" table:formula="of:=IF([.O173]=&quot;&quot;;0;[.O$212]*[.O173])" office:value-type="percentage" office:value="0.015" calcext:value-type="percentage">
            <text:p>1.5%</text:p>
          </table:table-cell>
          <table:table-cell table:style-name="ce10" table:formula="of:=IF([.P173]=&quot;&quot;;0;[.P$212]*[.P173])" office:value-type="percentage" office:value="0.0166666666666667" calcext:value-type="percentage">
            <text:p>1.7%</text:p>
          </table:table-cell>
          <table:table-cell table:style-name="ce10" table:formula="of:=IF([.Q173]=&quot;&quot;;0;[.Q$212]*[.Q173])" office:value-type="percentage" office:value="0.0115620491729259" calcext:value-type="percentage">
            <text:p>1.2%</text:p>
          </table:table-cell>
          <table:table-cell table:style-name="ce10" table:formula="of:=IF([.R173]=&quot;&quot;;0;[.R$212]*[.R173])" office:value-type="percentage" office:value="0.188648285516865" calcext:value-type="percentage">
            <text:p>18.9%</text:p>
          </table:table-cell>
          <table:table-cell table:style-name="ce10" table:formula="of:=IF([.S173]=&quot;&quot;;0;[.S$212]*[.S173])" office:value-type="percentage" office:value="0" calcext:value-type="percentage">
            <text:p>0.0%</text:p>
          </table:table-cell>
          <table:table-cell table:number-columns-repeated="1005"/>
        </table:table-row>
        <table:table-row table:style-name="ro1">
          <table:table-cell table:formula="of:=[.A174]" office:value-type="float" office:value="31" calcext:value-type="float">
            <text:p>31</text:p>
          </table:table-cell>
          <table:table-cell table:formula="of:=[.B174]" office:value-type="string" office:string-value="MIN, JIYOUNG" calcext:value-type="string">
            <text:p>MIN, JIYOUNG</text:p>
          </table:table-cell>
          <table:table-cell table:formula="of:=[.C174]" office:value-type="string" office:string-value="jm68529" calcext:value-type="string">
            <text:p>jm68529</text:p>
          </table:table-cell>
          <table:table-cell table:style-name="ce4" table:formula="of:=SUM([.E245:.S245])" office:value-type="percentage" office:value="0.899921508385166" calcext:value-type="percentage">
            <text:p>90.0%</text:p>
          </table:table-cell>
          <table:table-cell table:style-name="ce10" table:formula="of:=IF([.E174]=&quot;&quot;;0;[.E$212]*[.E174])" office:value-type="percentage" office:value="0.0555555555555556" calcext:value-type="percentage">
            <text:p>5.6%</text:p>
          </table:table-cell>
          <table:table-cell table:style-name="ce10" table:formula="of:=IF([.F174]=&quot;&quot;;0;[.F$212]*[.F174])" office:value-type="percentage" office:value="0.0277777777777778" calcext:value-type="percentage">
            <text:p>2.8%</text:p>
          </table:table-cell>
          <table:table-cell table:style-name="ce10" table:formula="of:=IF([.G174]=&quot;&quot;;0;[.G$212]*[.G174])" office:value-type="percentage" office:value="0.0277777777777778" calcext:value-type="percentage">
            <text:p>2.8%</text:p>
          </table:table-cell>
          <table:table-cell table:style-name="ce10" table:formula="of:=IF([.H174]=&quot;&quot;;0;[.H$212]*[.H174])" office:value-type="percentage" office:value="0.0555555555555556" calcext:value-type="percentage">
            <text:p>5.6%</text:p>
          </table:table-cell>
          <table:table-cell table:style-name="ce10" table:formula="of:=IF([.I174]=&quot;&quot;;0;[.I$212]*[.I174])" office:value-type="percentage" office:value="0.0555555555555556" calcext:value-type="percentage">
            <text:p>5.6%</text:p>
          </table:table-cell>
          <table:table-cell table:style-name="ce10" table:formula="of:=IF([.J174]=&quot;&quot;;0;[.J$212]*[.J174])" office:value-type="percentage" office:value="0.0694444444444444" calcext:value-type="percentage">
            <text:p>6.9%</text:p>
          </table:table-cell>
          <table:table-cell table:style-name="ce10" table:formula="of:=IF([.K174]=&quot;&quot;;0;[.K$212]*[.K174])" office:value-type="percentage" office:value="0" calcext:value-type="percentage">
            <text:p>0.0%</text:p>
          </table:table-cell>
          <table:table-cell table:style-name="ce10" table:formula="of:=IF([.L174]=&quot;&quot;;0;[.L$212]*[.L174])" office:value-type="percentage" office:value="0.0555555555555556" calcext:value-type="percentage">
            <text:p>5.6%</text:p>
          </table:table-cell>
          <table:table-cell table:style-name="ce10" table:formula="of:=IF([.M174]=&quot;&quot;;0;[.M$212]*[.M174])" office:value-type="percentage" office:value="0.0555555555555556" calcext:value-type="percentage">
            <text:p>5.6%</text:p>
          </table:table-cell>
          <table:table-cell table:style-name="ce10" table:formula="of:=IF([.N174]=&quot;&quot;;0;[.N$212]*[.N174])" office:value-type="percentage" office:value="0.0444444444444444" calcext:value-type="percentage">
            <text:p>4.4%</text:p>
          </table:table-cell>
          <table:table-cell table:style-name="ce10" table:formula="of:=IF([.O174]=&quot;&quot;;0;[.O$212]*[.O174])" office:value-type="percentage" office:value="0.015" calcext:value-type="percentage">
            <text:p>1.5%</text:p>
          </table:table-cell>
          <table:table-cell table:style-name="ce10" table:formula="of:=IF([.P174]=&quot;&quot;;0;[.P$212]*[.P174])" office:value-type="percentage" office:value="0.0159288030441867" calcext:value-type="percentage">
            <text:p>1.6%</text:p>
          </table:table-cell>
          <table:table-cell table:style-name="ce10" table:formula="of:=IF([.Q174]=&quot;&quot;;0;[.Q$212]*[.Q174])" office:value-type="percentage" office:value="0.0160574161993306" calcext:value-type="percentage">
            <text:p>1.6%</text:p>
          </table:table-cell>
          <table:table-cell table:style-name="ce10" table:formula="of:=IF([.R174]=&quot;&quot;;0;[.R$212]*[.R174])" office:value-type="percentage" office:value="0.174882343085092" calcext:value-type="percentage">
            <text:p>17.5%</text:p>
          </table:table-cell>
          <table:table-cell table:style-name="ce10" table:formula="of:=IF([.S174]=&quot;&quot;;0;[.S$212]*[.S174])" office:value-type="percentage" office:value="0.230830723834335" calcext:value-type="percentage">
            <text:p>23.1%</text:p>
          </table:table-cell>
          <table:table-cell table:number-columns-repeated="1005"/>
        </table:table-row>
        <table:table-row table:style-name="ro1">
          <table:table-cell table:formula="of:=[.A175]" office:value-type="float" office:value="32" calcext:value-type="float">
            <text:p>32</text:p>
          </table:table-cell>
          <table:table-cell table:formula="of:=[.B175]" office:value-type="string" office:string-value="NEGUSSE, NOEL" calcext:value-type="string">
            <text:p>NEGUSSE, NOEL</text:p>
          </table:table-cell>
          <table:table-cell table:formula="of:=[.C175]" office:value-type="string" office:string-value="ntn443" calcext:value-type="string">
            <text:p>ntn443</text:p>
          </table:table-cell>
          <table:table-cell table:style-name="ce4" table:formula="of:=SUM([.E246:.S246])" office:value-type="percentage" office:value="0.515544384501771" calcext:value-type="percentage">
            <text:p>51.6%</text:p>
          </table:table-cell>
          <table:table-cell table:style-name="ce10" table:formula="of:=IF([.E175]=&quot;&quot;;0;[.E$212]*[.E175])" office:value-type="percentage" office:value="0.0277777777777778" calcext:value-type="percentage">
            <text:p>2.8%</text:p>
          </table:table-cell>
          <table:table-cell table:style-name="ce10" table:formula="of:=IF([.F175]=&quot;&quot;;0;[.F$212]*[.F175])" office:value-type="percentage" office:value="0.0277777777777778" calcext:value-type="percentage">
            <text:p>2.8%</text:p>
          </table:table-cell>
          <table:table-cell table:style-name="ce10" table:formula="of:=IF([.G175]=&quot;&quot;;0;[.G$212]*[.G175])" office:value-type="percentage" office:value="0.025" calcext:value-type="percentage">
            <text:p>2.5%</text:p>
          </table:table-cell>
          <table:table-cell table:style-name="ce10" table:formula="of:=IF([.H175]=&quot;&quot;;0;[.H$212]*[.H175])" office:value-type="percentage" office:value="0.0510402295214968" calcext:value-type="percentage">
            <text:p>5.1%</text:p>
          </table:table-cell>
          <table:table-cell table:style-name="ce10" table:formula="of:=IF([.I175]=&quot;&quot;;0;[.I$212]*[.I175])" office:value-type="percentage" office:value="0" calcext:value-type="percentage">
            <text:p>0.0%</text:p>
          </table:table-cell>
          <table:table-cell table:style-name="ce10" table:formula="of:=IF([.J175]=&quot;&quot;;0;[.J$212]*[.J175])" office:value-type="percentage" office:value="0.0388888888888889" calcext:value-type="percentage">
            <text:p>3.9%</text:p>
          </table:table-cell>
          <table:table-cell table:style-name="ce10" table:formula="of:=IF([.K175]=&quot;&quot;;0;[.K$212]*[.K175])" office:value-type="percentage" office:value="0.0510357046054685" calcext:value-type="percentage">
            <text:p>5.1%</text:p>
          </table:table-cell>
          <table:table-cell table:style-name="ce10" table:formula="of:=IF([.L175]=&quot;&quot;;0;[.L$212]*[.L175])" office:value-type="percentage" office:value="0.0416666666666667" calcext:value-type="percentage">
            <text:p>4.2%</text:p>
          </table:table-cell>
          <table:table-cell table:style-name="ce10" table:formula="of:=IF([.M175]=&quot;&quot;;0;[.M$212]*[.M175])" office:value-type="percentage" office:value="0.0472222222222222" calcext:value-type="percentage">
            <text:p>4.7%</text:p>
          </table:table-cell>
          <table:table-cell table:style-name="ce10" table:formula="of:=IF([.N175]=&quot;&quot;;0;[.N$212]*[.N175])" office:value-type="percentage" office:value="0.05" calcext:value-type="percentage">
            <text:p>5.0%</text:p>
          </table:table-cell>
          <table:table-cell table:style-name="ce10" table:formula="of:=IF([.O175]=&quot;&quot;;0;[.O$212]*[.O175])" office:value-type="percentage" office:value="0" calcext:value-type="percentage">
            <text:p>0.0%</text:p>
          </table:table-cell>
          <table:table-cell table:style-name="ce10" table:formula="of:=IF([.P175]=&quot;&quot;;0;[.P$212]*[.P175])" office:value-type="percentage" office:value="0" calcext:value-type="percentage">
            <text:p>0.0%</text:p>
          </table:table-cell>
          <table:table-cell table:style-name="ce10" table:formula="of:=IF([.Q175]=&quot;&quot;;0;[.Q$212]*[.Q175])" office:value-type="percentage" office:value="0.00743283699090088" calcext:value-type="percentage">
            <text:p>0.7%</text:p>
          </table:table-cell>
          <table:table-cell table:style-name="ce10" table:formula="of:=IF([.R175]=&quot;&quot;;0;[.R$212]*[.R175])" office:value-type="percentage" office:value="0.147702280050572" calcext:value-type="percentage">
            <text:p>14.8%</text:p>
          </table:table-cell>
          <table:table-cell table:style-name="ce10" table:formula="of:=IF([.S175]=&quot;&quot;;0;[.S$212]*[.S175])" office:value-type="percentage" office:value="0" calcext:value-type="percentage">
            <text:p>0.0%</text:p>
          </table:table-cell>
          <table:table-cell table:number-columns-repeated="1005"/>
        </table:table-row>
        <table:table-row table:style-name="ro1">
          <table:table-cell table:formula="of:=[.A176]" office:value-type="float" office:value="33" calcext:value-type="float">
            <text:p>33</text:p>
          </table:table-cell>
          <table:table-cell table:formula="of:=[.B176]" office:value-type="string" office:string-value="PAMINTUAN, EMMANUEL" calcext:value-type="string">
            <text:p>PAMINTUAN, EMMANUEL</text:p>
          </table:table-cell>
          <table:table-cell table:formula="of:=[.C176]" office:value-type="string" office:string-value="emp322" calcext:value-type="string">
            <text:p>emp322</text:p>
          </table:table-cell>
          <table:table-cell table:style-name="ce4" table:formula="of:=SUM([.E247:.S247])" office:value-type="percentage" office:value="0.82431757372834" calcext:value-type="percentage">
            <text:p>82.4%</text:p>
          </table:table-cell>
          <table:table-cell table:style-name="ce10" table:formula="of:=IF([.E176]=&quot;&quot;;0;[.E$212]*[.E176])" office:value-type="percentage" office:value="0.0555555555555556" calcext:value-type="percentage">
            <text:p>5.6%</text:p>
          </table:table-cell>
          <table:table-cell table:style-name="ce10" table:formula="of:=IF([.F176]=&quot;&quot;;0;[.F$212]*[.F176])" office:value-type="percentage" office:value="0.025" calcext:value-type="percentage">
            <text:p>2.5%</text:p>
          </table:table-cell>
          <table:table-cell table:style-name="ce10" table:formula="of:=IF([.G176]=&quot;&quot;;0;[.G$212]*[.G176])" office:value-type="percentage" office:value="0.0277777777777778" calcext:value-type="percentage">
            <text:p>2.8%</text:p>
          </table:table-cell>
          <table:table-cell table:style-name="ce10" table:formula="of:=IF([.H176]=&quot;&quot;;0;[.H$212]*[.H176])" office:value-type="percentage" office:value="0.0510402295214968" calcext:value-type="percentage">
            <text:p>5.1%</text:p>
          </table:table-cell>
          <table:table-cell table:style-name="ce10" table:formula="of:=IF([.I176]=&quot;&quot;;0;[.I$212]*[.I176])" office:value-type="percentage" office:value="0.0444444444444445" calcext:value-type="percentage">
            <text:p>4.4%</text:p>
          </table:table-cell>
          <table:table-cell table:style-name="ce10" table:formula="of:=IF([.J176]=&quot;&quot;;0;[.J$212]*[.J176])" office:value-type="percentage" office:value="0.0638888888888889" calcext:value-type="percentage">
            <text:p>6.4%</text:p>
          </table:table-cell>
          <table:table-cell table:style-name="ce10" table:formula="of:=IF([.K176]=&quot;&quot;;0;[.K$212]*[.K176])" office:value-type="percentage" office:value="0.0107516518535372" calcext:value-type="percentage">
            <text:p>1.1%</text:p>
          </table:table-cell>
          <table:table-cell table:style-name="ce10" table:formula="of:=IF([.L176]=&quot;&quot;;0;[.L$212]*[.L176])" office:value-type="percentage" office:value="0.0527777777777778" calcext:value-type="percentage">
            <text:p>5.3%</text:p>
          </table:table-cell>
          <table:table-cell table:style-name="ce10" table:formula="of:=IF([.M176]=&quot;&quot;;0;[.M$212]*[.M176])" office:value-type="percentage" office:value="0.0527777777777778" calcext:value-type="percentage">
            <text:p>5.3%</text:p>
          </table:table-cell>
          <table:table-cell table:style-name="ce10" table:formula="of:=IF([.N176]=&quot;&quot;;0;[.N$212]*[.N176])" office:value-type="percentage" office:value="0.0555555555555556" calcext:value-type="percentage">
            <text:p>5.6%</text:p>
          </table:table-cell>
          <table:table-cell table:style-name="ce10" table:formula="of:=IF([.O176]=&quot;&quot;;0;[.O$212]*[.O176])" office:value-type="percentage" office:value="0.015" calcext:value-type="percentage">
            <text:p>1.5%</text:p>
          </table:table-cell>
          <table:table-cell table:style-name="ce10" table:formula="of:=IF([.P176]=&quot;&quot;;0;[.P$212]*[.P176])" office:value-type="percentage" office:value="0.000333333333333333" calcext:value-type="percentage">
            <text:p>0.0%</text:p>
          </table:table-cell>
          <table:table-cell table:style-name="ce10" table:formula="of:=IF([.Q176]=&quot;&quot;;0;[.Q$212]*[.Q176])" office:value-type="percentage" office:value="0.014011213555369" calcext:value-type="percentage">
            <text:p>1.4%</text:p>
          </table:table-cell>
          <table:table-cell table:style-name="ce10" table:formula="of:=IF([.R176]=&quot;&quot;;0;[.R$212]*[.R176])" office:value-type="percentage" office:value="0.158416157264495" calcext:value-type="percentage">
            <text:p>15.8%</text:p>
          </table:table-cell>
          <table:table-cell table:style-name="ce10" table:formula="of:=IF([.S176]=&quot;&quot;;0;[.S$212]*[.S176])" office:value-type="percentage" office:value="0.196987210422332" calcext:value-type="percentage">
            <text:p>19.7%</text:p>
          </table:table-cell>
          <table:table-cell table:number-columns-repeated="1005"/>
        </table:table-row>
        <table:table-row table:style-name="ro1">
          <table:table-cell table:formula="of:=[.A177]" office:value-type="float" office:value="34" calcext:value-type="float">
            <text:p>34</text:p>
          </table:table-cell>
          <table:table-cell table:formula="of:=[.B177]" office:value-type="string" office:string-value="PATEL, RADHA" calcext:value-type="string">
            <text:p>PATEL, RADHA</text:p>
          </table:table-cell>
          <table:table-cell table:formula="of:=[.C177]" office:value-type="string" office:string-value="rp28236" calcext:value-type="string">
            <text:p>rp28236</text:p>
          </table:table-cell>
          <table:table-cell table:style-name="ce4" table:formula="of:=SUM([.E248:.S248])" office:value-type="percentage" office:value="0.889939170989161" calcext:value-type="percentage">
            <text:p>89.0%</text:p>
          </table:table-cell>
          <table:table-cell table:style-name="ce10" table:formula="of:=IF([.E177]=&quot;&quot;;0;[.E$212]*[.E177])" office:value-type="percentage" office:value="0.0555555555555556" calcext:value-type="percentage">
            <text:p>5.6%</text:p>
          </table:table-cell>
          <table:table-cell table:style-name="ce10" table:formula="of:=IF([.F177]=&quot;&quot;;0;[.F$212]*[.F177])" office:value-type="percentage" office:value="0.0277777777777778" calcext:value-type="percentage">
            <text:p>2.8%</text:p>
          </table:table-cell>
          <table:table-cell table:style-name="ce10" table:formula="of:=IF([.G177]=&quot;&quot;;0;[.G$212]*[.G177])" office:value-type="percentage" office:value="0.0277777777777778" calcext:value-type="percentage">
            <text:p>2.8%</text:p>
          </table:table-cell>
          <table:table-cell table:style-name="ce10" table:formula="of:=IF([.H177]=&quot;&quot;;0;[.H$212]*[.H177])" office:value-type="percentage" office:value="0.0555555555555556" calcext:value-type="percentage">
            <text:p>5.6%</text:p>
          </table:table-cell>
          <table:table-cell table:style-name="ce10" table:formula="of:=IF([.I177]=&quot;&quot;;0;[.I$212]*[.I177])" office:value-type="percentage" office:value="0.0555555555555556" calcext:value-type="percentage">
            <text:p>5.6%</text:p>
          </table:table-cell>
          <table:table-cell table:style-name="ce10" table:formula="of:=IF([.J177]=&quot;&quot;;0;[.J$212]*[.J177])" office:value-type="percentage" office:value="0.0694444444444444" calcext:value-type="percentage">
            <text:p>6.9%</text:p>
          </table:table-cell>
          <table:table-cell table:style-name="ce10" table:formula="of:=IF([.K177]=&quot;&quot;;0;[.K$212]*[.K177])" office:value-type="percentage" office:value="0.0510357046054685" calcext:value-type="percentage">
            <text:p>5.1%</text:p>
          </table:table-cell>
          <table:table-cell table:style-name="ce10" table:formula="of:=IF([.L177]=&quot;&quot;;0;[.L$212]*[.L177])" office:value-type="percentage" office:value="0.0555555555555556" calcext:value-type="percentage">
            <text:p>5.6%</text:p>
          </table:table-cell>
          <table:table-cell table:style-name="ce10" table:formula="of:=IF([.M177]=&quot;&quot;;0;[.M$212]*[.M177])" office:value-type="percentage" office:value="0.0472222222222222" calcext:value-type="percentage">
            <text:p>4.7%</text:p>
          </table:table-cell>
          <table:table-cell table:style-name="ce10" table:formula="of:=IF([.N177]=&quot;&quot;;0;[.N$212]*[.N177])" office:value-type="percentage" office:value="0.0555555555555556" calcext:value-type="percentage">
            <text:p>5.6%</text:p>
          </table:table-cell>
          <table:table-cell table:style-name="ce10" table:formula="of:=IF([.O177]=&quot;&quot;;0;[.O$212]*[.O177])" office:value-type="percentage" office:value="0.0141666666666667" calcext:value-type="percentage">
            <text:p>1.4%</text:p>
          </table:table-cell>
          <table:table-cell table:style-name="ce10" table:formula="of:=IF([.P177]=&quot;&quot;;0;[.P$212]*[.P177])" office:value-type="percentage" office:value="0.0109437713306386" calcext:value-type="percentage">
            <text:p>1.1%</text:p>
          </table:table-cell>
          <table:table-cell table:style-name="ce10" table:formula="of:=IF([.Q177]=&quot;&quot;;0;[.Q$212]*[.Q177])" office:value-type="percentage" office:value="0.012430325087699" calcext:value-type="percentage">
            <text:p>1.2%</text:p>
          </table:table-cell>
          <table:table-cell table:style-name="ce10" table:formula="of:=IF([.R177]=&quot;&quot;;0;[.R$212]*[.R177])" office:value-type="percentage" office:value="0.160519085542297" calcext:value-type="percentage">
            <text:p>16.1%</text:p>
          </table:table-cell>
          <table:table-cell table:style-name="ce10" table:formula="of:=IF([.S177]=&quot;&quot;;0;[.S$212]*[.S177])" office:value-type="percentage" office:value="0.190843617756391" calcext:value-type="percentage">
            <text:p>19.1%</text:p>
          </table:table-cell>
          <table:table-cell table:number-columns-repeated="1005"/>
        </table:table-row>
        <table:table-row table:style-name="ro1">
          <table:table-cell table:formula="of:=[.A178]" office:value-type="float" office:value="35" calcext:value-type="float">
            <text:p>35</text:p>
          </table:table-cell>
          <table:table-cell table:formula="of:=[.B178]" office:value-type="string" office:string-value="PATTANAIK, ROHIT" calcext:value-type="string">
            <text:p>PATTANAIK, ROHIT</text:p>
          </table:table-cell>
          <table:table-cell table:formula="of:=[.C178]" office:value-type="string" office:string-value="rsp835" calcext:value-type="string">
            <text:p>rsp835</text:p>
          </table:table-cell>
          <table:table-cell table:style-name="ce4" table:formula="of:=SUM([.E249:.S249])" office:value-type="percentage" office:value="0.932182807121944" calcext:value-type="percentage">
            <text:p>93.2%</text:p>
          </table:table-cell>
          <table:table-cell table:style-name="ce10" table:formula="of:=IF([.E178]=&quot;&quot;;0;[.E$212]*[.E178])" office:value-type="percentage" office:value="0.0555555555555556" calcext:value-type="percentage">
            <text:p>5.6%</text:p>
          </table:table-cell>
          <table:table-cell table:style-name="ce10" table:formula="of:=IF([.F178]=&quot;&quot;;0;[.F$212]*[.F178])" office:value-type="percentage" office:value="0.0277777777777778" calcext:value-type="percentage">
            <text:p>2.8%</text:p>
          </table:table-cell>
          <table:table-cell table:style-name="ce10" table:formula="of:=IF([.G178]=&quot;&quot;;0;[.G$212]*[.G178])" office:value-type="percentage" office:value="0.0277777777777778" calcext:value-type="percentage">
            <text:p>2.8%</text:p>
          </table:table-cell>
          <table:table-cell table:style-name="ce10" table:formula="of:=IF([.H178]=&quot;&quot;;0;[.H$212]*[.H178])" office:value-type="percentage" office:value="0.0555555555555556" calcext:value-type="percentage">
            <text:p>5.6%</text:p>
          </table:table-cell>
          <table:table-cell table:style-name="ce10" table:formula="of:=IF([.I178]=&quot;&quot;;0;[.I$212]*[.I178])" office:value-type="percentage" office:value="0.0555555555555556" calcext:value-type="percentage">
            <text:p>5.6%</text:p>
          </table:table-cell>
          <table:table-cell table:style-name="ce10" table:formula="of:=IF([.J178]=&quot;&quot;;0;[.J$212]*[.J178])" office:value-type="percentage" office:value="0.0694444444444444" calcext:value-type="percentage">
            <text:p>6.9%</text:p>
          </table:table-cell>
          <table:table-cell table:style-name="ce10" table:formula="of:=IF([.K178]=&quot;&quot;;0;[.K$212]*[.K178])" office:value-type="percentage" office:value="0.0526088235559619" calcext:value-type="percentage">
            <text:p>5.3%</text:p>
          </table:table-cell>
          <table:table-cell table:style-name="ce10" table:formula="of:=IF([.L178]=&quot;&quot;;0;[.L$212]*[.L178])" office:value-type="percentage" office:value="0.0527777777777778" calcext:value-type="percentage">
            <text:p>5.3%</text:p>
          </table:table-cell>
          <table:table-cell table:style-name="ce10" table:formula="of:=IF([.M178]=&quot;&quot;;0;[.M$212]*[.M178])" office:value-type="percentage" office:value="0.0472222222222222" calcext:value-type="percentage">
            <text:p>4.7%</text:p>
          </table:table-cell>
          <table:table-cell table:style-name="ce10" table:formula="of:=IF([.N178]=&quot;&quot;;0;[.N$212]*[.N178])" office:value-type="percentage" office:value="0.0555555555555556" calcext:value-type="percentage">
            <text:p>5.6%</text:p>
          </table:table-cell>
          <table:table-cell table:style-name="ce10" table:formula="of:=IF([.O178]=&quot;&quot;;0;[.O$212]*[.O178])" office:value-type="percentage" office:value="0.016" calcext:value-type="percentage">
            <text:p>1.6%</text:p>
          </table:table-cell>
          <table:table-cell table:style-name="ce10" table:formula="of:=IF([.P178]=&quot;&quot;;0;[.P$212]*[.P178])" office:value-type="percentage" office:value="0" calcext:value-type="percentage">
            <text:p>0.0%</text:p>
          </table:table-cell>
          <table:table-cell table:style-name="ce10" table:formula="of:=IF([.Q178]=&quot;&quot;;0;[.Q$212]*[.Q178])" office:value-type="percentage" office:value="0.00911970734894808" calcext:value-type="percentage">
            <text:p>0.9%</text:p>
          </table:table-cell>
          <table:table-cell table:style-name="ce10" table:formula="of:=IF([.R178]=&quot;&quot;;0;[.R$212]*[.R178])" office:value-type="percentage" office:value="0.166750378566578" calcext:value-type="percentage">
            <text:p>16.7%</text:p>
          </table:table-cell>
          <table:table-cell table:style-name="ce10" table:formula="of:=IF([.S178]=&quot;&quot;;0;[.S$212]*[.S178])" office:value-type="percentage" office:value="0.240481675428234" calcext:value-type="percentage">
            <text:p>24.0%</text:p>
          </table:table-cell>
          <table:table-cell table:number-columns-repeated="1005"/>
        </table:table-row>
        <table:table-row table:style-name="ro1">
          <table:table-cell table:formula="of:=[.A179]" office:value-type="float" office:value="36" calcext:value-type="float">
            <text:p>36</text:p>
          </table:table-cell>
          <table:table-cell table:formula="of:=[.B179]" office:value-type="string" office:string-value="POAG, NATHAN" calcext:value-type="string">
            <text:p>POAG, NATHAN</text:p>
          </table:table-cell>
          <table:table-cell table:formula="of:=[.C179]" office:value-type="string" office:string-value="nzp65" calcext:value-type="string">
            <text:p>nzp65</text:p>
          </table:table-cell>
          <table:table-cell table:style-name="ce4" table:formula="of:=SUM([.E250:.S250])" office:value-type="percentage" office:value="0.583123495164165" calcext:value-type="percentage">
            <text:p>58.3%</text:p>
          </table:table-cell>
          <table:table-cell table:style-name="ce10" table:formula="of:=IF([.E179]=&quot;&quot;;0;[.E$212]*[.E179])" office:value-type="percentage" office:value="0.0444444444444445" calcext:value-type="percentage">
            <text:p>4.4%</text:p>
          </table:table-cell>
          <table:table-cell table:style-name="ce10" table:formula="of:=IF([.F179]=&quot;&quot;;0;[.F$212]*[.F179])" office:value-type="percentage" office:value="0.0277777777777778" calcext:value-type="percentage">
            <text:p>2.8%</text:p>
          </table:table-cell>
          <table:table-cell table:style-name="ce10" table:formula="of:=IF([.G179]=&quot;&quot;;0;[.G$212]*[.G179])" office:value-type="percentage" office:value="0.025" calcext:value-type="percentage">
            <text:p>2.5%</text:p>
          </table:table-cell>
          <table:table-cell table:style-name="ce10" table:formula="of:=IF([.H179]=&quot;&quot;;0;[.H$212]*[.H179])" office:value-type="percentage" office:value="0.0285308498798945" calcext:value-type="percentage">
            <text:p>2.9%</text:p>
          </table:table-cell>
          <table:table-cell table:style-name="ce10" table:formula="of:=IF([.I179]=&quot;&quot;;0;[.I$212]*[.I179])" office:value-type="percentage" office:value="0.0555555555555556" calcext:value-type="percentage">
            <text:p>5.6%</text:p>
          </table:table-cell>
          <table:table-cell table:style-name="ce10" table:formula="of:=IF([.J179]=&quot;&quot;;0;[.J$212]*[.J179])" office:value-type="percentage" office:value="0.0111111111111111" calcext:value-type="percentage">
            <text:p>1.1%</text:p>
          </table:table-cell>
          <table:table-cell table:style-name="ce10" table:formula="of:=IF([.K179]=&quot;&quot;;0;[.K$212]*[.K179])" office:value-type="percentage" office:value="0.00666666666666667" calcext:value-type="percentage">
            <text:p>0.7%</text:p>
          </table:table-cell>
          <table:table-cell table:style-name="ce10" table:formula="of:=IF([.L179]=&quot;&quot;;0;[.L$212]*[.L179])" office:value-type="percentage" office:value="0.05" calcext:value-type="percentage">
            <text:p>5.0%</text:p>
          </table:table-cell>
          <table:table-cell table:style-name="ce10" table:formula="of:=IF([.M179]=&quot;&quot;;0;[.M$212]*[.M179])" office:value-type="percentage" office:value="0.0111111111111111" calcext:value-type="percentage">
            <text:p>1.1%</text:p>
          </table:table-cell>
          <table:table-cell table:style-name="ce10" table:formula="of:=IF([.N179]=&quot;&quot;;0;[.N$212]*[.N179])" office:value-type="percentage" office:value="0.0361111111111111" calcext:value-type="percentage">
            <text:p>3.6%</text:p>
          </table:table-cell>
          <table:table-cell table:style-name="ce10" table:formula="of:=IF([.O179]=&quot;&quot;;0;[.O$212]*[.O179])" office:value-type="percentage" office:value="0" calcext:value-type="percentage">
            <text:p>0.0%</text:p>
          </table:table-cell>
          <table:table-cell table:style-name="ce10" table:formula="of:=IF([.P179]=&quot;&quot;;0;[.P$212]*[.P179])" office:value-type="percentage" office:value="0.00770325793688656" calcext:value-type="percentage">
            <text:p>0.8%</text:p>
          </table:table-cell>
          <table:table-cell table:style-name="ce10" table:formula="of:=IF([.Q179]=&quot;&quot;;0;[.Q$212]*[.Q179])" office:value-type="percentage" office:value="0.0136339738183166" calcext:value-type="percentage">
            <text:p>1.4%</text:p>
          </table:table-cell>
          <table:table-cell table:style-name="ce10" table:formula="of:=IF([.R179]=&quot;&quot;;0;[.R$212]*[.R179])" office:value-type="percentage" office:value="0.106161916415986" calcext:value-type="percentage">
            <text:p>10.6%</text:p>
          </table:table-cell>
          <table:table-cell table:style-name="ce10" table:formula="of:=IF([.S179]=&quot;&quot;;0;[.S$212]*[.S179])" office:value-type="percentage" office:value="0.159315719335303" calcext:value-type="percentage">
            <text:p>15.9%</text:p>
          </table:table-cell>
          <table:table-cell table:number-columns-repeated="1005"/>
        </table:table-row>
        <table:table-row table:style-name="ro1">
          <table:table-cell table:formula="of:=[.A180]" office:value-type="float" office:value="37" calcext:value-type="float">
            <text:p>37</text:p>
          </table:table-cell>
          <table:table-cell table:formula="of:=[.B180]" office:value-type="string" office:string-value="PRADEEP, NISHANTH" calcext:value-type="string">
            <text:p>PRADEEP, NISHANTH</text:p>
          </table:table-cell>
          <table:table-cell table:formula="of:=[.C180]" office:value-type="string" office:string-value="np6949" calcext:value-type="string">
            <text:p>np6949</text:p>
          </table:table-cell>
          <table:table-cell table:style-name="ce4" table:formula="of:=SUM([.E251:.S251])" office:value-type="percentage" office:value="0.842619899814266" calcext:value-type="percentage">
            <text:p>84.3%</text:p>
          </table:table-cell>
          <table:table-cell table:style-name="ce10" table:formula="of:=IF([.E180]=&quot;&quot;;0;[.E$212]*[.E180])" office:value-type="percentage" office:value="0.0555555555555556" calcext:value-type="percentage">
            <text:p>5.6%</text:p>
          </table:table-cell>
          <table:table-cell table:style-name="ce10" table:formula="of:=IF([.F180]=&quot;&quot;;0;[.F$212]*[.F180])" office:value-type="percentage" office:value="0" calcext:value-type="percentage">
            <text:p>0.0%</text:p>
          </table:table-cell>
          <table:table-cell table:style-name="ce10" table:formula="of:=IF([.G180]=&quot;&quot;;0;[.G$212]*[.G180])" office:value-type="percentage" office:value="0.0277777777777778" calcext:value-type="percentage">
            <text:p>2.8%</text:p>
          </table:table-cell>
          <table:table-cell table:style-name="ce10" table:formula="of:=IF([.H180]=&quot;&quot;;0;[.H$212]*[.H180])" office:value-type="percentage" office:value="0.0533180431337725" calcext:value-type="percentage">
            <text:p>5.3%</text:p>
          </table:table-cell>
          <table:table-cell table:style-name="ce10" table:formula="of:=IF([.I180]=&quot;&quot;;0;[.I$212]*[.I180])" office:value-type="percentage" office:value="0.0555555555555556" calcext:value-type="percentage">
            <text:p>5.6%</text:p>
          </table:table-cell>
          <table:table-cell table:style-name="ce10" table:formula="of:=IF([.J180]=&quot;&quot;;0;[.J$212]*[.J180])" office:value-type="percentage" office:value="0.0722222222222222" calcext:value-type="percentage">
            <text:p>7.2%</text:p>
          </table:table-cell>
          <table:table-cell table:style-name="ce10" table:formula="of:=IF([.K180]=&quot;&quot;;0;[.K$212]*[.K180])" office:value-type="percentage" office:value="0" calcext:value-type="percentage">
            <text:p>0.0%</text:p>
          </table:table-cell>
          <table:table-cell table:style-name="ce10" table:formula="of:=IF([.L180]=&quot;&quot;;0;[.L$212]*[.L180])" office:value-type="percentage" office:value="0.0555555555555556" calcext:value-type="percentage">
            <text:p>5.6%</text:p>
          </table:table-cell>
          <table:table-cell table:style-name="ce10" table:formula="of:=IF([.M180]=&quot;&quot;;0;[.M$212]*[.M180])" office:value-type="percentage" office:value="0.0527777777777778" calcext:value-type="percentage">
            <text:p>5.3%</text:p>
          </table:table-cell>
          <table:table-cell table:style-name="ce10" table:formula="of:=IF([.N180]=&quot;&quot;;0;[.N$212]*[.N180])" office:value-type="percentage" office:value="0.0444444444444444" calcext:value-type="percentage">
            <text:p>4.4%</text:p>
          </table:table-cell>
          <table:table-cell table:style-name="ce10" table:formula="of:=IF([.O180]=&quot;&quot;;0;[.O$212]*[.O180])" office:value-type="percentage" office:value="0.0133333333333333" calcext:value-type="percentage">
            <text:p>1.3%</text:p>
          </table:table-cell>
          <table:table-cell table:style-name="ce10" table:formula="of:=IF([.P180]=&quot;&quot;;0;[.P$212]*[.P180])" office:value-type="percentage" office:value="0.0162986693123046" calcext:value-type="percentage">
            <text:p>1.6%</text:p>
          </table:table-cell>
          <table:table-cell table:style-name="ce10" table:formula="of:=IF([.Q180]=&quot;&quot;;0;[.Q$212]*[.Q180])" office:value-type="percentage" office:value="0.0150782028950702" calcext:value-type="percentage">
            <text:p>1.5%</text:p>
          </table:table-cell>
          <table:table-cell table:style-name="ce10" table:formula="of:=IF([.R180]=&quot;&quot;;0;[.R$212]*[.R180])" office:value-type="percentage" office:value="0.149872038416562" calcext:value-type="percentage">
            <text:p>15.0%</text:p>
          </table:table-cell>
          <table:table-cell table:style-name="ce10" table:formula="of:=IF([.S180]=&quot;&quot;;0;[.S$212]*[.S180])" office:value-type="percentage" office:value="0.230830723834335" calcext:value-type="percentage">
            <text:p>23.1%</text:p>
          </table:table-cell>
          <table:table-cell table:number-columns-repeated="1005"/>
        </table:table-row>
        <table:table-row table:style-name="ro1">
          <table:table-cell table:formula="of:=[.A181]" office:value-type="float" office:value="38" calcext:value-type="float">
            <text:p>38</text:p>
          </table:table-cell>
          <table:table-cell table:formula="of:=[.B181]" office:value-type="string" office:string-value="PRITCHETT, SAMUEL" calcext:value-type="string">
            <text:p>PRITCHETT, SAMUEL</text:p>
          </table:table-cell>
          <table:table-cell table:formula="of:=[.C181]" office:value-type="string" office:string-value="sbp694" calcext:value-type="string">
            <text:p>sbp694</text:p>
          </table:table-cell>
          <table:table-cell table:style-name="ce4" table:formula="of:=SUM([.E252:.S252])" office:value-type="percentage" office:value="0.693126471684762" calcext:value-type="percentage">
            <text:p>69.3%</text:p>
          </table:table-cell>
          <table:table-cell table:style-name="ce10" table:formula="of:=IF([.E181]=&quot;&quot;;0;[.E$212]*[.E181])" office:value-type="percentage" office:value="0.0555555555555556" calcext:value-type="percentage">
            <text:p>5.6%</text:p>
          </table:table-cell>
          <table:table-cell table:style-name="ce10" table:formula="of:=IF([.F181]=&quot;&quot;;0;[.F$212]*[.F181])" office:value-type="percentage" office:value="0.025" calcext:value-type="percentage">
            <text:p>2.5%</text:p>
          </table:table-cell>
          <table:table-cell table:style-name="ce10" table:formula="of:=IF([.G181]=&quot;&quot;;0;[.G$212]*[.G181])" office:value-type="percentage" office:value="0.0277777777777778" calcext:value-type="percentage">
            <text:p>2.8%</text:p>
          </table:table-cell>
          <table:table-cell table:style-name="ce10" table:formula="of:=IF([.H181]=&quot;&quot;;0;[.H$212]*[.H181])" office:value-type="percentage" office:value="0.0415033727127287" calcext:value-type="percentage">
            <text:p>4.2%</text:p>
          </table:table-cell>
          <table:table-cell table:style-name="ce10" table:formula="of:=IF([.I181]=&quot;&quot;;0;[.I$212]*[.I181])" office:value-type="percentage" office:value="0.0444444444444445" calcext:value-type="percentage">
            <text:p>4.4%</text:p>
          </table:table-cell>
          <table:table-cell table:style-name="ce10" table:formula="of:=IF([.J181]=&quot;&quot;;0;[.J$212]*[.J181])" office:value-type="percentage" office:value="0.0111111111111111" calcext:value-type="percentage">
            <text:p>1.1%</text:p>
          </table:table-cell>
          <table:table-cell table:style-name="ce10" table:formula="of:=IF([.K181]=&quot;&quot;;0;[.K$212]*[.K181])" office:value-type="percentage" office:value="0.0245630079742359" calcext:value-type="percentage">
            <text:p>2.5%</text:p>
          </table:table-cell>
          <table:table-cell table:style-name="ce10" table:formula="of:=IF([.L181]=&quot;&quot;;0;[.L$212]*[.L181])" office:value-type="percentage" office:value="0.0527777777777778" calcext:value-type="percentage">
            <text:p>5.3%</text:p>
          </table:table-cell>
          <table:table-cell table:style-name="ce10" table:formula="of:=IF([.M181]=&quot;&quot;;0;[.M$212]*[.M181])" office:value-type="percentage" office:value="0" calcext:value-type="percentage">
            <text:p>0.0%</text:p>
          </table:table-cell>
          <table:table-cell table:style-name="ce10" table:formula="of:=IF([.N181]=&quot;&quot;;0;[.N$212]*[.N181])" office:value-type="percentage" office:value="0" calcext:value-type="percentage">
            <text:p>0.0%</text:p>
          </table:table-cell>
          <table:table-cell table:style-name="ce10" table:formula="of:=IF([.O181]=&quot;&quot;;0;[.O$212]*[.O181])" office:value-type="percentage" office:value="0.0133333333333333" calcext:value-type="percentage">
            <text:p>1.3%</text:p>
          </table:table-cell>
          <table:table-cell table:style-name="ce10" table:formula="of:=IF([.P181]=&quot;&quot;;0;[.P$212]*[.P181])" office:value-type="percentage" office:value="0" calcext:value-type="percentage">
            <text:p>0.0%</text:p>
          </table:table-cell>
          <table:table-cell table:style-name="ce10" table:formula="of:=IF([.Q181]=&quot;&quot;;0;[.Q$212]*[.Q181])" office:value-type="percentage" office:value="0.0150782028950702" calcext:value-type="percentage">
            <text:p>1.5%</text:p>
          </table:table-cell>
          <table:table-cell table:style-name="ce10" table:formula="of:=IF([.R181]=&quot;&quot;;0;[.R$212]*[.R181])" office:value-type="percentage" office:value="0.17688459178996" calcext:value-type="percentage">
            <text:p>17.7%</text:p>
          </table:table-cell>
          <table:table-cell table:style-name="ce10" table:formula="of:=IF([.S181]=&quot;&quot;;0;[.S$212]*[.S181])" office:value-type="percentage" office:value="0.205097296312767" calcext:value-type="percentage">
            <text:p>20.5%</text:p>
          </table:table-cell>
          <table:table-cell table:number-columns-repeated="1005"/>
        </table:table-row>
        <table:table-row table:style-name="ro1">
          <table:table-cell table:formula="of:=[.A182]" office:value-type="float" office:value="39" calcext:value-type="float">
            <text:p>39</text:p>
          </table:table-cell>
          <table:table-cell table:formula="of:=[.B182]" office:value-type="string" office:string-value="SAID-ALAOUI, ABDERRAHMAN" calcext:value-type="string">
            <text:p>SAID-ALAOUI, ABDERRAHMAN</text:p>
          </table:table-cell>
          <table:table-cell table:formula="of:=[.C182]" office:value-type="string" office:string-value="as67659" calcext:value-type="string">
            <text:p>as67659</text:p>
          </table:table-cell>
          <table:table-cell table:style-name="ce4" table:formula="of:=SUM([.E253:.S253])" office:value-type="percentage" office:value="0.897441892187554" calcext:value-type="percentage">
            <text:p>89.7%</text:p>
          </table:table-cell>
          <table:table-cell table:style-name="ce10" table:formula="of:=IF([.E182]=&quot;&quot;;0;[.E$212]*[.E182])" office:value-type="percentage" office:value="0.0555555555555556" calcext:value-type="percentage">
            <text:p>5.6%</text:p>
          </table:table-cell>
          <table:table-cell table:style-name="ce10" table:formula="of:=IF([.F182]=&quot;&quot;;0;[.F$212]*[.F182])" office:value-type="percentage" office:value="0.0277777777777778" calcext:value-type="percentage">
            <text:p>2.8%</text:p>
          </table:table-cell>
          <table:table-cell table:style-name="ce10" table:formula="of:=IF([.G182]=&quot;&quot;;0;[.G$212]*[.G182])" office:value-type="percentage" office:value="0.0277777777777778" calcext:value-type="percentage">
            <text:p>2.8%</text:p>
          </table:table-cell>
          <table:table-cell table:style-name="ce10" table:formula="of:=IF([.H182]=&quot;&quot;;0;[.H$212]*[.H182])" office:value-type="percentage" office:value="0.0555555555555556" calcext:value-type="percentage">
            <text:p>5.6%</text:p>
          </table:table-cell>
          <table:table-cell table:style-name="ce10" table:formula="of:=IF([.I182]=&quot;&quot;;0;[.I$212]*[.I182])" office:value-type="percentage" office:value="0.0555555555555556" calcext:value-type="percentage">
            <text:p>5.6%</text:p>
          </table:table-cell>
          <table:table-cell table:style-name="ce10" table:formula="of:=IF([.J182]=&quot;&quot;;0;[.J$212]*[.J182])" office:value-type="percentage" office:value="0.0722222222222222" calcext:value-type="percentage">
            <text:p>7.2%</text:p>
          </table:table-cell>
          <table:table-cell table:style-name="ce10" table:formula="of:=IF([.K182]=&quot;&quot;;0;[.K$212]*[.K182])" office:value-type="percentage" office:value="0.0458593827966119" calcext:value-type="percentage">
            <text:p>4.6%</text:p>
          </table:table-cell>
          <table:table-cell table:style-name="ce10" table:formula="of:=IF([.L182]=&quot;&quot;;0;[.L$212]*[.L182])" office:value-type="percentage" office:value="0.0555555555555556" calcext:value-type="percentage">
            <text:p>5.6%</text:p>
          </table:table-cell>
          <table:table-cell table:style-name="ce10" table:formula="of:=IF([.M182]=&quot;&quot;;0;[.M$212]*[.M182])" office:value-type="percentage" office:value="0.0527777777777778" calcext:value-type="percentage">
            <text:p>5.3%</text:p>
          </table:table-cell>
          <table:table-cell table:style-name="ce10" table:formula="of:=IF([.N182]=&quot;&quot;;0;[.N$212]*[.N182])" office:value-type="percentage" office:value="0.0444444444444444" calcext:value-type="percentage">
            <text:p>4.4%</text:p>
          </table:table-cell>
          <table:table-cell table:style-name="ce10" table:formula="of:=IF([.O182]=&quot;&quot;;0;[.O$212]*[.O182])" office:value-type="percentage" office:value="0.0116666666666667" calcext:value-type="percentage">
            <text:p>1.2%</text:p>
          </table:table-cell>
          <table:table-cell table:style-name="ce10" table:formula="of:=IF([.P182]=&quot;&quot;;0;[.P$212]*[.P182])" office:value-type="percentage" office:value="0" calcext:value-type="percentage">
            <text:p>0.0%</text:p>
          </table:table-cell>
          <table:table-cell table:style-name="ce10" table:formula="of:=IF([.Q182]=&quot;&quot;;0;[.Q$212]*[.Q182])" office:value-type="percentage" office:value="0.0147328585937177" calcext:value-type="percentage">
            <text:p>1.5%</text:p>
          </table:table-cell>
          <table:table-cell table:style-name="ce10" table:formula="of:=IF([.R182]=&quot;&quot;;0;[.R$212]*[.R182])" office:value-type="percentage" office:value="0.174882343085092" calcext:value-type="percentage">
            <text:p>17.5%</text:p>
          </table:table-cell>
          <table:table-cell table:style-name="ce10" table:formula="of:=IF([.S182]=&quot;&quot;;0;[.S$212]*[.S182])" office:value-type="percentage" office:value="0.203078418823244" calcext:value-type="percentage">
            <text:p>20.3%</text:p>
          </table:table-cell>
          <table:table-cell table:number-columns-repeated="1005"/>
        </table:table-row>
        <table:table-row table:style-name="ro1">
          <table:table-cell table:formula="of:=[.A183]" office:value-type="float" office:value="40" calcext:value-type="float">
            <text:p>40</text:p>
          </table:table-cell>
          <table:table-cell table:formula="of:=[.B183]" office:value-type="string" office:string-value="Sargent, Luke" calcext:value-type="string">
            <text:p>Sargent, Luke</text:p>
          </table:table-cell>
          <table:table-cell table:formula="of:=[.C183]" office:value-type="string" office:string-value="lcs2239" calcext:value-type="string">
            <text:p>lcs2239</text:p>
          </table:table-cell>
          <table:table-cell table:style-name="ce4" table:formula="of:=SUM([.E254:.S254])" office:value-type="percentage" office:value="0.828501391475736" calcext:value-type="percentage">
            <text:p>82.9%</text:p>
          </table:table-cell>
          <table:table-cell table:style-name="ce10" table:formula="of:=IF([.E183]=&quot;&quot;;0;[.E$212]*[.E183])" office:value-type="percentage" office:value="0.0555555555555556" calcext:value-type="percentage">
            <text:p>5.6%</text:p>
          </table:table-cell>
          <table:table-cell table:style-name="ce10" table:formula="of:=IF([.F183]=&quot;&quot;;0;[.F$212]*[.F183])" office:value-type="percentage" office:value="0.0277777777777778" calcext:value-type="percentage">
            <text:p>2.8%</text:p>
          </table:table-cell>
          <table:table-cell table:style-name="ce10" table:formula="of:=IF([.G183]=&quot;&quot;;0;[.G$212]*[.G183])" office:value-type="percentage" office:value="0.025" calcext:value-type="percentage">
            <text:p>2.5%</text:p>
          </table:table-cell>
          <table:table-cell table:style-name="ce10" table:formula="of:=IF([.H183]=&quot;&quot;;0;[.H$212]*[.H183])" office:value-type="percentage" office:value="0.0555555555555556" calcext:value-type="percentage">
            <text:p>5.6%</text:p>
          </table:table-cell>
          <table:table-cell table:style-name="ce10" table:formula="of:=IF([.I183]=&quot;&quot;;0;[.I$212]*[.I183])" office:value-type="percentage" office:value="0" calcext:value-type="percentage">
            <text:p>0.0%</text:p>
          </table:table-cell>
          <table:table-cell table:style-name="ce10" table:formula="of:=IF([.J183]=&quot;&quot;;0;[.J$212]*[.J183])" office:value-type="percentage" office:value="0.0555555555555556" calcext:value-type="percentage">
            <text:p>5.6%</text:p>
          </table:table-cell>
          <table:table-cell table:style-name="ce10" table:formula="of:=IF([.K183]=&quot;&quot;;0;[.K$212]*[.K183])" office:value-type="percentage" office:value="0.0398723701201544" calcext:value-type="percentage">
            <text:p>4.0%</text:p>
          </table:table-cell>
          <table:table-cell table:style-name="ce10" table:formula="of:=IF([.L183]=&quot;&quot;;0;[.L$212]*[.L183])" office:value-type="percentage" office:value="0.0527777777777778" calcext:value-type="percentage">
            <text:p>5.3%</text:p>
          </table:table-cell>
          <table:table-cell table:style-name="ce10" table:formula="of:=IF([.M183]=&quot;&quot;;0;[.M$212]*[.M183])" office:value-type="percentage" office:value="0.0472222222222222" calcext:value-type="percentage">
            <text:p>4.7%</text:p>
          </table:table-cell>
          <table:table-cell table:style-name="ce10" table:formula="of:=IF([.N183]=&quot;&quot;;0;[.N$212]*[.N183])" office:value-type="percentage" office:value="0.0555555555555556" calcext:value-type="percentage">
            <text:p>5.6%</text:p>
          </table:table-cell>
          <table:table-cell table:style-name="ce10" table:formula="of:=IF([.O183]=&quot;&quot;;0;[.O$212]*[.O183])" office:value-type="percentage" office:value="0.0116666666666667" calcext:value-type="percentage">
            <text:p>1.2%</text:p>
          </table:table-cell>
          <table:table-cell table:style-name="ce10" table:formula="of:=IF([.P183]=&quot;&quot;;0;[.P$212]*[.P183])" office:value-type="percentage" office:value="0" calcext:value-type="percentage">
            <text:p>0.0%</text:p>
          </table:table-cell>
          <table:table-cell table:style-name="ce10" table:formula="of:=IF([.Q183]=&quot;&quot;;0;[.Q$212]*[.Q183])" office:value-type="percentage" office:value="0.0120031967159203" calcext:value-type="percentage">
            <text:p>1.2%</text:p>
          </table:table-cell>
          <table:table-cell table:style-name="ce10" table:formula="of:=IF([.R183]=&quot;&quot;;0;[.R$212]*[.R183])" office:value-type="percentage" office:value="0.172867909660461" calcext:value-type="percentage">
            <text:p>17.3%</text:p>
          </table:table-cell>
          <table:table-cell table:style-name="ce10" table:formula="of:=IF([.S183]=&quot;&quot;;0;[.S$212]*[.S183])" office:value-type="percentage" office:value="0.217091248312534" calcext:value-type="percentage">
            <text:p>21.7%</text:p>
          </table:table-cell>
          <table:table-cell table:number-columns-repeated="1005"/>
        </table:table-row>
        <table:table-row table:style-name="ro1">
          <table:table-cell table:formula="of:=[.A184]" office:value-type="float" office:value="41" calcext:value-type="float">
            <text:p>41</text:p>
          </table:table-cell>
          <table:table-cell table:formula="of:=[.B184]" office:value-type="string" office:string-value="SELLECK, WESTON" calcext:value-type="string">
            <text:p>SELLECK, WESTON</text:p>
          </table:table-cell>
          <table:table-cell table:formula="of:=[.C184]" office:value-type="string" office:string-value="ws6735" calcext:value-type="string">
            <text:p>ws6735</text:p>
          </table:table-cell>
          <table:table-cell table:style-name="ce4" table:formula="of:=SUM([.E255:.S255])" office:value-type="percentage" office:value="0.962113360747405" calcext:value-type="percentage">
            <text:p>96.2%</text:p>
          </table:table-cell>
          <table:table-cell table:style-name="ce10" table:formula="of:=IF([.E184]=&quot;&quot;;0;[.E$212]*[.E184])" office:value-type="percentage" office:value="0.0555555555555556" calcext:value-type="percentage">
            <text:p>5.6%</text:p>
          </table:table-cell>
          <table:table-cell table:style-name="ce10" table:formula="of:=IF([.F184]=&quot;&quot;;0;[.F$212]*[.F184])" office:value-type="percentage" office:value="0.0277777777777778" calcext:value-type="percentage">
            <text:p>2.8%</text:p>
          </table:table-cell>
          <table:table-cell table:style-name="ce10" table:formula="of:=IF([.G184]=&quot;&quot;;0;[.G$212]*[.G184])" office:value-type="percentage" office:value="0.0277777777777778" calcext:value-type="percentage">
            <text:p>2.8%</text:p>
          </table:table-cell>
          <table:table-cell table:style-name="ce10" table:formula="of:=IF([.H184]=&quot;&quot;;0;[.H$212]*[.H184])" office:value-type="percentage" office:value="0.0555555555555556" calcext:value-type="percentage">
            <text:p>5.6%</text:p>
          </table:table-cell>
          <table:table-cell table:style-name="ce10" table:formula="of:=IF([.I184]=&quot;&quot;;0;[.I$212]*[.I184])" office:value-type="percentage" office:value="0.0555555555555556" calcext:value-type="percentage">
            <text:p>5.6%</text:p>
          </table:table-cell>
          <table:table-cell table:style-name="ce10" table:formula="of:=IF([.J184]=&quot;&quot;;0;[.J$212]*[.J184])" office:value-type="percentage" office:value="0.0722222222222222" calcext:value-type="percentage">
            <text:p>7.2%</text:p>
          </table:table-cell>
          <table:table-cell table:style-name="ce10" table:formula="of:=IF([.K184]=&quot;&quot;;0;[.K$212]*[.K184])" office:value-type="percentage" office:value="0.0526088235559619" calcext:value-type="percentage">
            <text:p>5.3%</text:p>
          </table:table-cell>
          <table:table-cell table:style-name="ce10" table:formula="of:=IF([.L184]=&quot;&quot;;0;[.L$212]*[.L184])" office:value-type="percentage" office:value="0.0555555555555556" calcext:value-type="percentage">
            <text:p>5.6%</text:p>
          </table:table-cell>
          <table:table-cell table:style-name="ce10" table:formula="of:=IF([.M184]=&quot;&quot;;0;[.M$212]*[.M184])" office:value-type="percentage" office:value="0.0472222222222222" calcext:value-type="percentage">
            <text:p>4.7%</text:p>
          </table:table-cell>
          <table:table-cell table:style-name="ce10" table:formula="of:=IF([.N184]=&quot;&quot;;0;[.N$212]*[.N184])" office:value-type="percentage" office:value="0.0444444444444444" calcext:value-type="percentage">
            <text:p>4.4%</text:p>
          </table:table-cell>
          <table:table-cell table:style-name="ce10" table:formula="of:=IF([.O184]=&quot;&quot;;0;[.O$212]*[.O184])" office:value-type="percentage" office:value="0.0158333333333333" calcext:value-type="percentage">
            <text:p>1.6%</text:p>
          </table:table-cell>
          <table:table-cell table:style-name="ce10" table:formula="of:=IF([.P184]=&quot;&quot;;0;[.P$212]*[.P184])" office:value-type="percentage" office:value="0.0166666666666667" calcext:value-type="percentage">
            <text:p>1.7%</text:p>
          </table:table-cell>
          <table:table-cell table:style-name="ce10" table:formula="of:=IF([.Q184]=&quot;&quot;;0;[.Q$212]*[.Q184])" office:value-type="percentage" office:value="0.0160574161993306" calcext:value-type="percentage">
            <text:p>1.6%</text:p>
          </table:table-cell>
          <table:table-cell table:style-name="ce10" table:formula="of:=IF([.R184]=&quot;&quot;;0;[.R$212]*[.R184])" office:value-type="percentage" office:value="0.17688459178996" calcext:value-type="percentage">
            <text:p>17.7%</text:p>
          </table:table-cell>
          <table:table-cell table:style-name="ce10" table:formula="of:=IF([.S184]=&quot;&quot;;0;[.S$212]*[.S184])" office:value-type="percentage" office:value="0.242395862535487" calcext:value-type="percentage">
            <text:p>24.2%</text:p>
          </table:table-cell>
          <table:table-cell table:number-columns-repeated="1005"/>
        </table:table-row>
        <table:table-row table:style-name="ro1">
          <table:table-cell table:formula="of:=[.A185]" office:value-type="float" office:value="42" calcext:value-type="float">
            <text:p>42</text:p>
          </table:table-cell>
          <table:table-cell table:formula="of:=[.B185]" office:value-type="string" office:string-value="SHI, DAVID" calcext:value-type="string">
            <text:p>SHI, DAVID</text:p>
          </table:table-cell>
          <table:table-cell table:formula="of:=[.C185]" office:value-type="string" office:string-value="ds38352" calcext:value-type="string">
            <text:p>ds38352</text:p>
          </table:table-cell>
          <table:table-cell table:style-name="ce4" table:formula="of:=SUM([.E256:.S256])" office:value-type="percentage" office:value="0.827990224960958" calcext:value-type="percentage">
            <text:p>82.8%</text:p>
          </table:table-cell>
          <table:table-cell table:style-name="ce10" table:formula="of:=IF([.E185]=&quot;&quot;;0;[.E$212]*[.E185])" office:value-type="percentage" office:value="0.0555555555555556" calcext:value-type="percentage">
            <text:p>5.6%</text:p>
          </table:table-cell>
          <table:table-cell table:style-name="ce10" table:formula="of:=IF([.F185]=&quot;&quot;;0;[.F$212]*[.F185])" office:value-type="percentage" office:value="0.0236111111111111" calcext:value-type="percentage">
            <text:p>2.4%</text:p>
          </table:table-cell>
          <table:table-cell table:style-name="ce10" table:formula="of:=IF([.G185]=&quot;&quot;;0;[.G$212]*[.G185])" office:value-type="percentage" office:value="0.0277777777777778" calcext:value-type="percentage">
            <text:p>2.8%</text:p>
          </table:table-cell>
          <table:table-cell table:style-name="ce10" table:formula="of:=IF([.H185]=&quot;&quot;;0;[.H$212]*[.H185])" office:value-type="percentage" office:value="0.0555555555555556" calcext:value-type="percentage">
            <text:p>5.6%</text:p>
          </table:table-cell>
          <table:table-cell table:style-name="ce10" table:formula="of:=IF([.I185]=&quot;&quot;;0;[.I$212]*[.I185])" office:value-type="percentage" office:value="0.0555555555555556" calcext:value-type="percentage">
            <text:p>5.6%</text:p>
          </table:table-cell>
          <table:table-cell table:style-name="ce10" table:formula="of:=IF([.J185]=&quot;&quot;;0;[.J$212]*[.J185])" office:value-type="percentage" office:value="0.05" calcext:value-type="percentage">
            <text:p>5.0%</text:p>
          </table:table-cell>
          <table:table-cell table:style-name="ce10" table:formula="of:=IF([.K185]=&quot;&quot;;0;[.K$212]*[.K185])" office:value-type="percentage" office:value="0.0376627461972092" calcext:value-type="percentage">
            <text:p>3.8%</text:p>
          </table:table-cell>
          <table:table-cell table:style-name="ce10" table:formula="of:=IF([.L185]=&quot;&quot;;0;[.L$212]*[.L185])" office:value-type="percentage" office:value="0.0416666666666667" calcext:value-type="percentage">
            <text:p>4.2%</text:p>
          </table:table-cell>
          <table:table-cell table:style-name="ce10" table:formula="of:=IF([.M185]=&quot;&quot;;0;[.M$212]*[.M185])" office:value-type="percentage" office:value="0.0527777777777778" calcext:value-type="percentage">
            <text:p>5.3%</text:p>
          </table:table-cell>
          <table:table-cell table:style-name="ce10" table:formula="of:=IF([.N185]=&quot;&quot;;0;[.N$212]*[.N185])" office:value-type="percentage" office:value="0.0333333333333333" calcext:value-type="percentage">
            <text:p>3.3%</text:p>
          </table:table-cell>
          <table:table-cell table:style-name="ce10" table:formula="of:=IF([.O185]=&quot;&quot;;0;[.O$212]*[.O185])" office:value-type="percentage" office:value="0.01" calcext:value-type="percentage">
            <text:p>1.0%</text:p>
          </table:table-cell>
          <table:table-cell table:style-name="ce10" table:formula="of:=IF([.P185]=&quot;&quot;;0;[.P$212]*[.P185])" office:value-type="percentage" office:value="0" calcext:value-type="percentage">
            <text:p>0.0%</text:p>
          </table:table-cell>
          <table:table-cell table:style-name="ce10" table:formula="of:=IF([.Q185]=&quot;&quot;;0;[.Q$212]*[.Q185])" office:value-type="percentage" office:value="0.0150782028950702" calcext:value-type="percentage">
            <text:p>1.5%</text:p>
          </table:table-cell>
          <table:table-cell table:style-name="ce10" table:formula="of:=IF([.R185]=&quot;&quot;;0;[.R$212]*[.R185])" office:value-type="percentage" office:value="0.15630011229211" calcext:value-type="percentage">
            <text:p>15.6%</text:p>
          </table:table-cell>
          <table:table-cell table:style-name="ce10" table:formula="of:=IF([.S185]=&quot;&quot;;0;[.S$212]*[.S185])" office:value-type="percentage" office:value="0.213115830243236" calcext:value-type="percentage">
            <text:p>21.3%</text:p>
          </table:table-cell>
          <table:table-cell table:number-columns-repeated="1005"/>
        </table:table-row>
        <table:table-row table:style-name="ro1">
          <table:table-cell table:formula="of:=[.A186]" office:value-type="float" office:value="43" calcext:value-type="float">
            <text:p>43</text:p>
          </table:table-cell>
          <table:table-cell table:formula="of:=[.B186]" office:value-type="string" office:string-value="SHIAU, GRACE" calcext:value-type="string">
            <text:p>SHIAU, GRACE</text:p>
          </table:table-cell>
          <table:table-cell table:formula="of:=[.C186]" office:value-type="string" office:string-value="gs23752" calcext:value-type="string">
            <text:p>gs23752</text:p>
          </table:table-cell>
          <table:table-cell table:style-name="ce4" table:formula="of:=SUM([.E257:.S257])" office:value-type="percentage" office:value="0.916574968553385" calcext:value-type="percentage">
            <text:p>91.7%</text:p>
          </table:table-cell>
          <table:table-cell table:style-name="ce10" table:formula="of:=IF([.E186]=&quot;&quot;;0;[.E$212]*[.E186])" office:value-type="percentage" office:value="0.0555555555555556" calcext:value-type="percentage">
            <text:p>5.6%</text:p>
          </table:table-cell>
          <table:table-cell table:style-name="ce10" table:formula="of:=IF([.F186]=&quot;&quot;;0;[.F$212]*[.F186])" office:value-type="percentage" office:value="0.0277777777777778" calcext:value-type="percentage">
            <text:p>2.8%</text:p>
          </table:table-cell>
          <table:table-cell table:style-name="ce10" table:formula="of:=IF([.G186]=&quot;&quot;;0;[.G$212]*[.G186])" office:value-type="percentage" office:value="0.0277777777777778" calcext:value-type="percentage">
            <text:p>2.8%</text:p>
          </table:table-cell>
          <table:table-cell table:style-name="ce10" table:formula="of:=IF([.H186]=&quot;&quot;;0;[.H$212]*[.H186])" office:value-type="percentage" office:value="0.0555555555555556" calcext:value-type="percentage">
            <text:p>5.6%</text:p>
          </table:table-cell>
          <table:table-cell table:style-name="ce10" table:formula="of:=IF([.I186]=&quot;&quot;;0;[.I$212]*[.I186])" office:value-type="percentage" office:value="0.0555555555555556" calcext:value-type="percentage">
            <text:p>5.6%</text:p>
          </table:table-cell>
          <table:table-cell table:style-name="ce10" table:formula="of:=IF([.J186]=&quot;&quot;;0;[.J$212]*[.J186])" office:value-type="percentage" office:value="0.0722222222222222" calcext:value-type="percentage">
            <text:p>7.2%</text:p>
          </table:table-cell>
          <table:table-cell table:style-name="ce10" table:formula="of:=IF([.K186]=&quot;&quot;;0;[.K$212]*[.K186])" office:value-type="percentage" office:value="0.0493899418011441" calcext:value-type="percentage">
            <text:p>4.9%</text:p>
          </table:table-cell>
          <table:table-cell table:style-name="ce10" table:formula="of:=IF([.L186]=&quot;&quot;;0;[.L$212]*[.L186])" office:value-type="percentage" office:value="0.0555555555555556" calcext:value-type="percentage">
            <text:p>5.6%</text:p>
          </table:table-cell>
          <table:table-cell table:style-name="ce10" table:formula="of:=IF([.M186]=&quot;&quot;;0;[.M$212]*[.M186])" office:value-type="percentage" office:value="0.0527777777777778" calcext:value-type="percentage">
            <text:p>5.3%</text:p>
          </table:table-cell>
          <table:table-cell table:style-name="ce10" table:formula="of:=IF([.N186]=&quot;&quot;;0;[.N$212]*[.N186])" office:value-type="percentage" office:value="0.0555555555555556" calcext:value-type="percentage">
            <text:p>5.6%</text:p>
          </table:table-cell>
          <table:table-cell table:style-name="ce10" table:formula="of:=IF([.O186]=&quot;&quot;;0;[.O$212]*[.O186])" office:value-type="percentage" office:value="0.0166666666666667" calcext:value-type="percentage">
            <text:p>1.7%</text:p>
          </table:table-cell>
          <table:table-cell table:style-name="ce10" table:formula="of:=IF([.P186]=&quot;&quot;;0;[.P$212]*[.P186])" office:value-type="percentage" office:value="0.0125135014291646" calcext:value-type="percentage">
            <text:p>1.3%</text:p>
          </table:table-cell>
          <table:table-cell table:style-name="ce10" table:formula="of:=IF([.Q186]=&quot;&quot;;0;[.Q$212]*[.Q186])" office:value-type="percentage" office:value="0.0163661616150657" calcext:value-type="percentage">
            <text:p>1.6%</text:p>
          </table:table-cell>
          <table:table-cell table:style-name="ce10" table:formula="of:=IF([.R186]=&quot;&quot;;0;[.R$212]*[.R186])" office:value-type="percentage" office:value="0.182819325172847" calcext:value-type="percentage">
            <text:p>18.3%</text:p>
          </table:table-cell>
          <table:table-cell table:style-name="ce10" table:formula="of:=IF([.S186]=&quot;&quot;;0;[.S$212]*[.S186])" office:value-type="percentage" office:value="0.180486038535164" calcext:value-type="percentage">
            <text:p>18.0%</text:p>
          </table:table-cell>
          <table:table-cell table:number-columns-repeated="1005"/>
        </table:table-row>
        <table:table-row table:style-name="ro1">
          <table:table-cell table:formula="of:=[.A187]" office:value-type="float" office:value="44" calcext:value-type="float">
            <text:p>44</text:p>
          </table:table-cell>
          <table:table-cell table:formula="of:=[.B187]" office:value-type="string" office:string-value="SPIEGELMAN, RYAN" calcext:value-type="string">
            <text:p>SPIEGELMAN, RYAN</text:p>
          </table:table-cell>
          <table:table-cell table:formula="of:=[.C187]" office:value-type="string" office:string-value="rs47796" calcext:value-type="string">
            <text:p>rs47796</text:p>
          </table:table-cell>
          <table:table-cell table:style-name="ce4" table:formula="of:=SUM([.E258:.S258])" office:value-type="percentage" office:value="0.856086113748832" calcext:value-type="percentage">
            <text:p>85.6%</text:p>
          </table:table-cell>
          <table:table-cell table:style-name="ce10" table:formula="of:=IF([.E187]=&quot;&quot;;0;[.E$212]*[.E187])" office:value-type="percentage" office:value="0.0555555555555556" calcext:value-type="percentage">
            <text:p>5.6%</text:p>
          </table:table-cell>
          <table:table-cell table:style-name="ce10" table:formula="of:=IF([.F187]=&quot;&quot;;0;[.F$212]*[.F187])" office:value-type="percentage" office:value="0.0277777777777778" calcext:value-type="percentage">
            <text:p>2.8%</text:p>
          </table:table-cell>
          <table:table-cell table:style-name="ce10" table:formula="of:=IF([.G187]=&quot;&quot;;0;[.G$212]*[.G187])" office:value-type="percentage" office:value="0.025" calcext:value-type="percentage">
            <text:p>2.5%</text:p>
          </table:table-cell>
          <table:table-cell table:style-name="ce10" table:formula="of:=IF([.H187]=&quot;&quot;;0;[.H$212]*[.H187])" office:value-type="percentage" office:value="0.0555555555555556" calcext:value-type="percentage">
            <text:p>5.6%</text:p>
          </table:table-cell>
          <table:table-cell table:style-name="ce10" table:formula="of:=IF([.I187]=&quot;&quot;;0;[.I$212]*[.I187])" office:value-type="percentage" office:value="0.0555555555555556" calcext:value-type="percentage">
            <text:p>5.6%</text:p>
          </table:table-cell>
          <table:table-cell table:style-name="ce10" table:formula="of:=IF([.J187]=&quot;&quot;;0;[.J$212]*[.J187])" office:value-type="percentage" office:value="0.0472222222222222" calcext:value-type="percentage">
            <text:p>4.7%</text:p>
          </table:table-cell>
          <table:table-cell table:style-name="ce10" table:formula="of:=IF([.K187]=&quot;&quot;;0;[.K$212]*[.K187])" office:value-type="percentage" office:value="0.0328680360152382" calcext:value-type="percentage">
            <text:p>3.3%</text:p>
          </table:table-cell>
          <table:table-cell table:style-name="ce10" table:formula="of:=IF([.L187]=&quot;&quot;;0;[.L$212]*[.L187])" office:value-type="percentage" office:value="0.0555555555555556" calcext:value-type="percentage">
            <text:p>5.6%</text:p>
          </table:table-cell>
          <table:table-cell table:style-name="ce10" table:formula="of:=IF([.M187]=&quot;&quot;;0;[.M$212]*[.M187])" office:value-type="percentage" office:value="0.0472222222222222" calcext:value-type="percentage">
            <text:p>4.7%</text:p>
          </table:table-cell>
          <table:table-cell table:style-name="ce10" table:formula="of:=IF([.N187]=&quot;&quot;;0;[.N$212]*[.N187])" office:value-type="percentage" office:value="0.0305555555555555" calcext:value-type="percentage">
            <text:p>3.1%</text:p>
          </table:table-cell>
          <table:table-cell table:style-name="ce10" table:formula="of:=IF([.O187]=&quot;&quot;;0;[.O$212]*[.O187])" office:value-type="percentage" office:value="0.0133333333333333" calcext:value-type="percentage">
            <text:p>1.3%</text:p>
          </table:table-cell>
          <table:table-cell table:style-name="ce10" table:formula="of:=IF([.P187]=&quot;&quot;;0;[.P$212]*[.P187])" office:value-type="percentage" office:value="0" calcext:value-type="percentage">
            <text:p>0.0%</text:p>
          </table:table-cell>
          <table:table-cell table:style-name="ce10" table:formula="of:=IF([.Q187]=&quot;&quot;;0;[.Q$212]*[.Q187])" office:value-type="percentage" office:value="0.0160574161993306" calcext:value-type="percentage">
            <text:p>1.6%</text:p>
          </table:table-cell>
          <table:table-cell table:style-name="ce10" table:formula="of:=IF([.R187]=&quot;&quot;;0;[.R$212]*[.R187])" office:value-type="percentage" office:value="0.18671687622329" calcext:value-type="percentage">
            <text:p>18.7%</text:p>
          </table:table-cell>
          <table:table-cell table:style-name="ce10" table:formula="of:=IF([.S187]=&quot;&quot;;0;[.S$212]*[.S187])" office:value-type="percentage" office:value="0.20711045197764" calcext:value-type="percentage">
            <text:p>20.7%</text:p>
          </table:table-cell>
          <table:table-cell table:number-columns-repeated="1005"/>
        </table:table-row>
        <table:table-row table:style-name="ro1">
          <table:table-cell table:formula="of:=[.A188]" office:value-type="float" office:value="45" calcext:value-type="float">
            <text:p>45</text:p>
          </table:table-cell>
          <table:table-cell table:formula="of:=[.B188]" office:value-type="string" office:string-value="Taube, Jeffrey" calcext:value-type="string">
            <text:p>Taube, Jeffrey</text:p>
          </table:table-cell>
          <table:table-cell table:formula="of:=[.C188]" office:value-type="string" office:string-value="jmt3855" calcext:value-type="string">
            <text:p>jmt3855</text:p>
          </table:table-cell>
          <table:table-cell table:style-name="ce4" table:formula="of:=SUM([.E259:.S259])" office:value-type="percentage" office:value="0.718326852720944" calcext:value-type="percentage">
            <text:p>71.8%</text:p>
          </table:table-cell>
          <table:table-cell table:style-name="ce10" table:formula="of:=IF([.E188]=&quot;&quot;;0;[.E$212]*[.E188])" office:value-type="percentage" office:value="0.0555555555555556" calcext:value-type="percentage">
            <text:p>5.6%</text:p>
          </table:table-cell>
          <table:table-cell table:style-name="ce10" table:formula="of:=IF([.F188]=&quot;&quot;;0;[.F$212]*[.F188])" office:value-type="percentage" office:value="0.0277777777777778" calcext:value-type="percentage">
            <text:p>2.8%</text:p>
          </table:table-cell>
          <table:table-cell table:style-name="ce10" table:formula="of:=IF([.G188]=&quot;&quot;;0;[.G$212]*[.G188])" office:value-type="percentage" office:value="0.0277777777777778" calcext:value-type="percentage">
            <text:p>2.8%</text:p>
          </table:table-cell>
          <table:table-cell table:style-name="ce10" table:formula="of:=IF([.H188]=&quot;&quot;;0;[.H$212]*[.H188])" office:value-type="percentage" office:value="0.0555555555555556" calcext:value-type="percentage">
            <text:p>5.6%</text:p>
          </table:table-cell>
          <table:table-cell table:style-name="ce10" table:formula="of:=IF([.I188]=&quot;&quot;;0;[.I$212]*[.I188])" office:value-type="percentage" office:value="0" calcext:value-type="percentage">
            <text:p>0.0%</text:p>
          </table:table-cell>
          <table:table-cell table:style-name="ce10" table:formula="of:=IF([.J188]=&quot;&quot;;0;[.J$212]*[.J188])" office:value-type="percentage" office:value="0.0472222222222222" calcext:value-type="percentage">
            <text:p>4.7%</text:p>
          </table:table-cell>
          <table:table-cell table:style-name="ce10" table:formula="of:=IF([.K188]=&quot;&quot;;0;[.K$212]*[.K188])" office:value-type="percentage" office:value="0.0510357046054685" calcext:value-type="percentage">
            <text:p>5.1%</text:p>
          </table:table-cell>
          <table:table-cell table:style-name="ce10" table:formula="of:=IF([.L188]=&quot;&quot;;0;[.L$212]*[.L188])" office:value-type="percentage" office:value="0.0472222222222222" calcext:value-type="percentage">
            <text:p>4.7%</text:p>
          </table:table-cell>
          <table:table-cell table:style-name="ce10" table:formula="of:=IF([.M188]=&quot;&quot;;0;[.M$212]*[.M188])" office:value-type="percentage" office:value="0.0527777777777778" calcext:value-type="percentage">
            <text:p>5.3%</text:p>
          </table:table-cell>
          <table:table-cell table:style-name="ce10" table:formula="of:=IF([.N188]=&quot;&quot;;0;[.N$212]*[.N188])" office:value-type="percentage" office:value="0.0555555555555556" calcext:value-type="percentage">
            <text:p>5.6%</text:p>
          </table:table-cell>
          <table:table-cell table:style-name="ce10" table:formula="of:=IF([.O188]=&quot;&quot;;0;[.O$212]*[.O188])" office:value-type="percentage" office:value="0.0133333333333333" calcext:value-type="percentage">
            <text:p>1.3%</text:p>
          </table:table-cell>
          <table:table-cell table:style-name="ce10" table:formula="of:=IF([.P188]=&quot;&quot;;0;[.P$212]*[.P188])" office:value-type="percentage" office:value="0.00852635495072203" calcext:value-type="percentage">
            <text:p>0.9%</text:p>
          </table:table-cell>
          <table:table-cell table:style-name="ce10" table:formula="of:=IF([.Q188]=&quot;&quot;;0;[.Q$212]*[.Q188])" office:value-type="percentage" office:value="0.00911970734894808" calcext:value-type="percentage">
            <text:p>0.9%</text:p>
          </table:table-cell>
          <table:table-cell table:style-name="ce10" table:formula="of:=IF([.R188]=&quot;&quot;;0;[.R$212]*[.R188])" office:value-type="percentage" office:value="0.120554123415531" calcext:value-type="percentage">
            <text:p>12.1%</text:p>
          </table:table-cell>
          <table:table-cell table:style-name="ce10" table:formula="of:=IF([.S188]=&quot;&quot;;0;[.S$212]*[.S188])" office:value-type="percentage" office:value="0.146313184622497" calcext:value-type="percentage">
            <text:p>14.6%</text:p>
          </table:table-cell>
          <table:table-cell table:number-columns-repeated="1005"/>
        </table:table-row>
        <table:table-row table:style-name="ro1">
          <table:table-cell table:formula="of:=[.A189]" office:value-type="float" office:value="46" calcext:value-type="float">
            <text:p>46</text:p>
          </table:table-cell>
          <table:table-cell table:formula="of:=[.B189]" office:value-type="string" office:string-value="THAKKAR, SHUBHAM" calcext:value-type="string">
            <text:p>THAKKAR, SHUBHAM</text:p>
          </table:table-cell>
          <table:table-cell table:formula="of:=[.C189]" office:value-type="string" office:string-value="st25726" calcext:value-type="string">
            <text:p>st25726</text:p>
          </table:table-cell>
          <table:table-cell table:style-name="ce4" table:formula="of:=SUM([.E260:.S260])" office:value-type="percentage" office:value="0.811338238366656" calcext:value-type="percentage">
            <text:p>81.1%</text:p>
          </table:table-cell>
          <table:table-cell table:style-name="ce10" table:formula="of:=IF([.E189]=&quot;&quot;;0;[.E$212]*[.E189])" office:value-type="percentage" office:value="0.0555555555555556" calcext:value-type="percentage">
            <text:p>5.6%</text:p>
          </table:table-cell>
          <table:table-cell table:style-name="ce10" table:formula="of:=IF([.F189]=&quot;&quot;;0;[.F$212]*[.F189])" office:value-type="percentage" office:value="0.0277777777777778" calcext:value-type="percentage">
            <text:p>2.8%</text:p>
          </table:table-cell>
          <table:table-cell table:style-name="ce10" table:formula="of:=IF([.G189]=&quot;&quot;;0;[.G$212]*[.G189])" office:value-type="percentage" office:value="0.0277777777777778" calcext:value-type="percentage">
            <text:p>2.8%</text:p>
          </table:table-cell>
          <table:table-cell table:style-name="ce10" table:formula="of:=IF([.H189]=&quot;&quot;;0;[.H$212]*[.H189])" office:value-type="percentage" office:value="0.0555555555555556" calcext:value-type="percentage">
            <text:p>5.6%</text:p>
          </table:table-cell>
          <table:table-cell table:style-name="ce10" table:formula="of:=IF([.I189]=&quot;&quot;;0;[.I$212]*[.I189])" office:value-type="percentage" office:value="0" calcext:value-type="percentage">
            <text:p>0.0%</text:p>
          </table:table-cell>
          <table:table-cell table:style-name="ce10" table:formula="of:=IF([.J189]=&quot;&quot;;0;[.J$212]*[.J189])" office:value-type="percentage" office:value="0.0722222222222222" calcext:value-type="percentage">
            <text:p>7.2%</text:p>
          </table:table-cell>
          <table:table-cell table:style-name="ce10" table:formula="of:=IF([.K189]=&quot;&quot;;0;[.K$212]*[.K189])" office:value-type="percentage" office:value="0.0302610635757123" calcext:value-type="percentage">
            <text:p>3.0%</text:p>
          </table:table-cell>
          <table:table-cell table:style-name="ce10" table:formula="of:=IF([.L189]=&quot;&quot;;0;[.L$212]*[.L189])" office:value-type="percentage" office:value="0.0555555555555556" calcext:value-type="percentage">
            <text:p>5.6%</text:p>
          </table:table-cell>
          <table:table-cell table:style-name="ce10" table:formula="of:=IF([.M189]=&quot;&quot;;0;[.M$212]*[.M189])" office:value-type="percentage" office:value="0.0472222222222222" calcext:value-type="percentage">
            <text:p>4.7%</text:p>
          </table:table-cell>
          <table:table-cell table:style-name="ce10" table:formula="of:=IF([.N189]=&quot;&quot;;0;[.N$212]*[.N189])" office:value-type="percentage" office:value="0.05" calcext:value-type="percentage">
            <text:p>5.0%</text:p>
          </table:table-cell>
          <table:table-cell table:style-name="ce10" table:formula="of:=IF([.O189]=&quot;&quot;;0;[.O$212]*[.O189])" office:value-type="percentage" office:value="0.0163333333333333" calcext:value-type="percentage">
            <text:p>1.6%</text:p>
          </table:table-cell>
          <table:table-cell table:style-name="ce10" table:formula="of:=IF([.P189]=&quot;&quot;;0;[.P$212]*[.P189])" office:value-type="percentage" office:value="0.00770325793688656" calcext:value-type="percentage">
            <text:p>0.8%</text:p>
          </table:table-cell>
          <table:table-cell table:style-name="ce10" table:formula="of:=IF([.Q189]=&quot;&quot;;0;[.Q$212]*[.Q189])" office:value-type="percentage" office:value="0.014011213555369" calcext:value-type="percentage">
            <text:p>1.4%</text:p>
          </table:table-cell>
          <table:table-cell table:style-name="ce10" table:formula="of:=IF([.R189]=&quot;&quot;;0;[.R$212]*[.R189])" office:value-type="percentage" office:value="0.160519085542297" calcext:value-type="percentage">
            <text:p>16.1%</text:p>
          </table:table-cell>
          <table:table-cell table:style-name="ce10" table:formula="of:=IF([.S189]=&quot;&quot;;0;[.S$212]*[.S189])" office:value-type="percentage" office:value="0.190843617756391" calcext:value-type="percentage">
            <text:p>19.1%</text:p>
          </table:table-cell>
          <table:table-cell table:number-columns-repeated="1005"/>
        </table:table-row>
        <table:table-row table:style-name="ro1">
          <table:table-cell table:formula="of:=[.A190]" office:value-type="float" office:value="47" calcext:value-type="float">
            <text:p>47</text:p>
          </table:table-cell>
          <table:table-cell table:formula="of:=[.B190]" office:value-type="string" office:string-value="TRUONG, WILLIAM" calcext:value-type="string">
            <text:p>TRUONG, WILLIAM</text:p>
          </table:table-cell>
          <table:table-cell table:formula="of:=[.C190]" office:value-type="string" office:string-value="wat425" calcext:value-type="string">
            <text:p>wat425</text:p>
          </table:table-cell>
          <table:table-cell table:style-name="ce4" table:formula="of:=SUM([.E261:.S261])" office:value-type="percentage" office:value="0.821628476643436" calcext:value-type="percentage">
            <text:p>82.2%</text:p>
          </table:table-cell>
          <table:table-cell table:style-name="ce10" table:formula="of:=IF([.E190]=&quot;&quot;;0;[.E$212]*[.E190])" office:value-type="percentage" office:value="0.0555555555555556" calcext:value-type="percentage">
            <text:p>5.6%</text:p>
          </table:table-cell>
          <table:table-cell table:style-name="ce10" table:formula="of:=IF([.F190]=&quot;&quot;;0;[.F$212]*[.F190])" office:value-type="percentage" office:value="0.0277777777777778" calcext:value-type="percentage">
            <text:p>2.8%</text:p>
          </table:table-cell>
          <table:table-cell table:style-name="ce10" table:formula="of:=IF([.G190]=&quot;&quot;;0;[.G$212]*[.G190])" office:value-type="percentage" office:value="0.0277777777777778" calcext:value-type="percentage">
            <text:p>2.8%</text:p>
          </table:table-cell>
          <table:table-cell table:style-name="ce10" table:formula="of:=IF([.H190]=&quot;&quot;;0;[.H$212]*[.H190])" office:value-type="percentage" office:value="0.0463592635052248" calcext:value-type="percentage">
            <text:p>4.6%</text:p>
          </table:table-cell>
          <table:table-cell table:style-name="ce10" table:formula="of:=IF([.I190]=&quot;&quot;;0;[.I$212]*[.I190])" office:value-type="percentage" office:value="0.0555555555555556" calcext:value-type="percentage">
            <text:p>5.6%</text:p>
          </table:table-cell>
          <table:table-cell table:style-name="ce10" table:formula="of:=IF([.J190]=&quot;&quot;;0;[.J$212]*[.J190])" office:value-type="percentage" office:value="0.0388888888888889" calcext:value-type="percentage">
            <text:p>3.9%</text:p>
          </table:table-cell>
          <table:table-cell table:style-name="ce10" table:formula="of:=IF([.K190]=&quot;&quot;;0;[.K$212]*[.K190])" office:value-type="percentage" office:value="0.00666666666666667" calcext:value-type="percentage">
            <text:p>0.7%</text:p>
          </table:table-cell>
          <table:table-cell table:style-name="ce10" table:formula="of:=IF([.L190]=&quot;&quot;;0;[.L$212]*[.L190])" office:value-type="percentage" office:value="0.0527777777777778" calcext:value-type="percentage">
            <text:p>5.3%</text:p>
          </table:table-cell>
          <table:table-cell table:style-name="ce10" table:formula="of:=IF([.M190]=&quot;&quot;;0;[.M$212]*[.M190])" office:value-type="percentage" office:value="0.0527777777777778" calcext:value-type="percentage">
            <text:p>5.3%</text:p>
          </table:table-cell>
          <table:table-cell table:style-name="ce10" table:formula="of:=IF([.N190]=&quot;&quot;;0;[.N$212]*[.N190])" office:value-type="percentage" office:value="0.0305555555555555" calcext:value-type="percentage">
            <text:p>3.1%</text:p>
          </table:table-cell>
          <table:table-cell table:style-name="ce10" table:formula="of:=IF([.O190]=&quot;&quot;;0;[.O$212]*[.O190])" office:value-type="percentage" office:value="0.015" calcext:value-type="percentage">
            <text:p>1.5%</text:p>
          </table:table-cell>
          <table:table-cell table:style-name="ce10" table:formula="of:=IF([.P190]=&quot;&quot;;0;[.P$212]*[.P190])" office:value-type="percentage" office:value="0.0151834065271214" calcext:value-type="percentage">
            <text:p>1.5%</text:p>
          </table:table-cell>
          <table:table-cell table:style-name="ce10" table:formula="of:=IF([.Q190]=&quot;&quot;;0;[.Q$212]*[.Q190])" office:value-type="percentage" office:value="0.0128440921060752" calcext:value-type="percentage">
            <text:p>1.3%</text:p>
          </table:table-cell>
          <table:table-cell table:style-name="ce10" table:formula="of:=IF([.R190]=&quot;&quot;;0;[.R$212]*[.R190])" office:value-type="percentage" office:value="0.16880204102591" calcext:value-type="percentage">
            <text:p>16.9%</text:p>
          </table:table-cell>
          <table:table-cell table:style-name="ce10" table:formula="of:=IF([.S190]=&quot;&quot;;0;[.S$212]*[.S190])" office:value-type="percentage" office:value="0.215106340145771" calcext:value-type="percentage">
            <text:p>21.5%</text:p>
          </table:table-cell>
          <table:table-cell table:number-columns-repeated="1005"/>
        </table:table-row>
        <table:table-row table:style-name="ro1">
          <table:table-cell table:formula="of:=[.A191]" office:value-type="float" office:value="48" calcext:value-type="float">
            <text:p>48</text:p>
          </table:table-cell>
          <table:table-cell table:formula="of:=[.B191]" office:value-type="string" office:string-value="VERNINO, CHRISTOPHER" calcext:value-type="string">
            <text:p>VERNINO, CHRISTOPHER</text:p>
          </table:table-cell>
          <table:table-cell table:formula="of:=[.C191]" office:value-type="string" office:string-value="ckv244" calcext:value-type="string">
            <text:p>ckv244</text:p>
          </table:table-cell>
          <table:table-cell table:style-name="ce4" table:formula="of:=SUM([.E262:.S262])" office:value-type="percentage" office:value="0.794012283990906" calcext:value-type="percentage">
            <text:p>79.4%</text:p>
          </table:table-cell>
          <table:table-cell table:style-name="ce10" table:formula="of:=IF([.E191]=&quot;&quot;;0;[.E$212]*[.E191])" office:value-type="percentage" office:value="0.0555555555555556" calcext:value-type="percentage">
            <text:p>5.6%</text:p>
          </table:table-cell>
          <table:table-cell table:style-name="ce10" table:formula="of:=IF([.F191]=&quot;&quot;;0;[.F$212]*[.F191])" office:value-type="percentage" office:value="0.0277777777777778" calcext:value-type="percentage">
            <text:p>2.8%</text:p>
          </table:table-cell>
          <table:table-cell table:style-name="ce10" table:formula="of:=IF([.G191]=&quot;&quot;;0;[.G$212]*[.G191])" office:value-type="percentage" office:value="0.0277777777777778" calcext:value-type="percentage">
            <text:p>2.8%</text:p>
          </table:table-cell>
          <table:table-cell table:style-name="ce10" table:formula="of:=IF([.H191]=&quot;&quot;;0;[.H$212]*[.H191])" office:value-type="percentage" office:value="0.0555555555555556" calcext:value-type="percentage">
            <text:p>5.6%</text:p>
          </table:table-cell>
          <table:table-cell table:style-name="ce10" table:formula="of:=IF([.I191]=&quot;&quot;;0;[.I$212]*[.I191])" office:value-type="percentage" office:value="0.0388888888888889" calcext:value-type="percentage">
            <text:p>3.9%</text:p>
          </table:table-cell>
          <table:table-cell table:style-name="ce10" table:formula="of:=IF([.J191]=&quot;&quot;;0;[.J$212]*[.J191])" office:value-type="percentage" office:value="0" calcext:value-type="percentage">
            <text:p>0.0%</text:p>
          </table:table-cell>
          <table:table-cell table:style-name="ce10" table:formula="of:=IF([.K191]=&quot;&quot;;0;[.K$212]*[.K191])" office:value-type="percentage" office:value="0" calcext:value-type="percentage">
            <text:p>0.0%</text:p>
          </table:table-cell>
          <table:table-cell table:style-name="ce10" table:formula="of:=IF([.L191]=&quot;&quot;;0;[.L$212]*[.L191])" office:value-type="percentage" office:value="0.0444444444444444" calcext:value-type="percentage">
            <text:p>4.4%</text:p>
          </table:table-cell>
          <table:table-cell table:style-name="ce10" table:formula="of:=IF([.M191]=&quot;&quot;;0;[.M$212]*[.M191])" office:value-type="percentage" office:value="0.0555555555555556" calcext:value-type="percentage">
            <text:p>5.6%</text:p>
          </table:table-cell>
          <table:table-cell table:style-name="ce10" table:formula="of:=IF([.N191]=&quot;&quot;;0;[.N$212]*[.N191])" office:value-type="percentage" office:value="0.0555555555555556" calcext:value-type="percentage">
            <text:p>5.6%</text:p>
          </table:table-cell>
          <table:table-cell table:style-name="ce10" table:formula="of:=IF([.O191]=&quot;&quot;;0;[.O$212]*[.O191])" office:value-type="percentage" office:value="0.015" calcext:value-type="percentage">
            <text:p>1.5%</text:p>
          </table:table-cell>
          <table:table-cell table:style-name="ce10" table:formula="of:=IF([.P191]=&quot;&quot;;0;[.P$212]*[.P191])" office:value-type="percentage" office:value="0.0166666666666667" calcext:value-type="percentage">
            <text:p>1.7%</text:p>
          </table:table-cell>
          <table:table-cell table:style-name="ce10" table:formula="of:=IF([.Q191]=&quot;&quot;;0;[.Q$212]*[.Q191])" office:value-type="percentage" office:value="0.0157400867602124" calcext:value-type="percentage">
            <text:p>1.6%</text:p>
          </table:table-cell>
          <table:table-cell table:style-name="ce10" table:formula="of:=IF([.R191]=&quot;&quot;;0;[.R$212]*[.R191])" office:value-type="percentage" office:value="0.160519085542297" calcext:value-type="percentage">
            <text:p>16.1%</text:p>
          </table:table-cell>
          <table:table-cell table:style-name="ce10" table:formula="of:=IF([.S191]=&quot;&quot;;0;[.S$212]*[.S191])" office:value-type="percentage" office:value="0.224975333910618" calcext:value-type="percentage">
            <text:p>22.5%</text:p>
          </table:table-cell>
          <table:table-cell table:number-columns-repeated="1005"/>
        </table:table-row>
        <table:table-row table:style-name="ro1">
          <table:table-cell table:formula="of:=[.A192]" office:value-type="float" office:value="49" calcext:value-type="float">
            <text:p>49</text:p>
          </table:table-cell>
          <table:table-cell table:formula="of:=[.B192]" office:value-type="string" office:string-value="WALSH, JACOB" calcext:value-type="string">
            <text:p>WALSH, JACOB</text:p>
          </table:table-cell>
          <table:table-cell table:formula="of:=[.C192]" office:value-type="string" office:string-value="jdw3853" calcext:value-type="string">
            <text:p>jdw3853</text:p>
          </table:table-cell>
          <table:table-cell table:style-name="ce4" table:formula="of:=SUM([.E263:.S263])" office:value-type="percentage" office:value="0.905596084948954" calcext:value-type="percentage">
            <text:p>90.6%</text:p>
          </table:table-cell>
          <table:table-cell table:style-name="ce10" table:formula="of:=IF([.E192]=&quot;&quot;;0;[.E$212]*[.E192])" office:value-type="percentage" office:value="0.0444444444444445" calcext:value-type="percentage">
            <text:p>4.4%</text:p>
          </table:table-cell>
          <table:table-cell table:style-name="ce10" table:formula="of:=IF([.F192]=&quot;&quot;;0;[.F$212]*[.F192])" office:value-type="percentage" office:value="0.0277777777777778" calcext:value-type="percentage">
            <text:p>2.8%</text:p>
          </table:table-cell>
          <table:table-cell table:style-name="ce10" table:formula="of:=IF([.G192]=&quot;&quot;;0;[.G$212]*[.G192])" office:value-type="percentage" office:value="0.0277777777777778" calcext:value-type="percentage">
            <text:p>2.8%</text:p>
          </table:table-cell>
          <table:table-cell table:style-name="ce10" table:formula="of:=IF([.H192]=&quot;&quot;;0;[.H$212]*[.H192])" office:value-type="percentage" office:value="0.0555555555555556" calcext:value-type="percentage">
            <text:p>5.6%</text:p>
          </table:table-cell>
          <table:table-cell table:style-name="ce10" table:formula="of:=IF([.I192]=&quot;&quot;;0;[.I$212]*[.I192])" office:value-type="percentage" office:value="0.0555555555555556" calcext:value-type="percentage">
            <text:p>5.6%</text:p>
          </table:table-cell>
          <table:table-cell table:style-name="ce10" table:formula="of:=IF([.J192]=&quot;&quot;;0;[.J$212]*[.J192])" office:value-type="percentage" office:value="0.0722222222222222" calcext:value-type="percentage">
            <text:p>7.2%</text:p>
          </table:table-cell>
          <table:table-cell table:style-name="ce10" table:formula="of:=IF([.K192]=&quot;&quot;;0;[.K$212]*[.K192])" office:value-type="percentage" office:value="0.0493899418011441" calcext:value-type="percentage">
            <text:p>4.9%</text:p>
          </table:table-cell>
          <table:table-cell table:style-name="ce10" table:formula="of:=IF([.L192]=&quot;&quot;;0;[.L$212]*[.L192])" office:value-type="percentage" office:value="0.0527777777777778" calcext:value-type="percentage">
            <text:p>5.3%</text:p>
          </table:table-cell>
          <table:table-cell table:style-name="ce10" table:formula="of:=IF([.M192]=&quot;&quot;;0;[.M$212]*[.M192])" office:value-type="percentage" office:value="0.0527777777777778" calcext:value-type="percentage">
            <text:p>5.3%</text:p>
          </table:table-cell>
          <table:table-cell table:style-name="ce10" table:formula="of:=IF([.N192]=&quot;&quot;;0;[.N$212]*[.N192])" office:value-type="percentage" office:value="0.0444444444444444" calcext:value-type="percentage">
            <text:p>4.4%</text:p>
          </table:table-cell>
          <table:table-cell table:style-name="ce10" table:formula="of:=IF([.O192]=&quot;&quot;;0;[.O$212]*[.O192])" office:value-type="percentage" office:value="0.015" calcext:value-type="percentage">
            <text:p>1.5%</text:p>
          </table:table-cell>
          <table:table-cell table:style-name="ce10" table:formula="of:=IF([.P192]=&quot;&quot;;0;[.P$212]*[.P192])" office:value-type="percentage" office:value="0.0132861920135992" calcext:value-type="percentage">
            <text:p>1.3%</text:p>
          </table:table-cell>
          <table:table-cell table:style-name="ce10" table:formula="of:=IF([.Q192]=&quot;&quot;;0;[.Q$212]*[.Q192])" office:value-type="percentage" office:value="0.0166666666666667" calcext:value-type="percentage">
            <text:p>1.7%</text:p>
          </table:table-cell>
          <table:table-cell table:style-name="ce10" table:formula="of:=IF([.R192]=&quot;&quot;;0;[.R$212]*[.R192])" office:value-type="percentage" office:value="0.16880204102591" calcext:value-type="percentage">
            <text:p>16.9%</text:p>
          </table:table-cell>
          <table:table-cell table:style-name="ce10" table:formula="of:=IF([.S192]=&quot;&quot;;0;[.S$212]*[.S192])" office:value-type="percentage" office:value="0.209117910108301" calcext:value-type="percentage">
            <text:p>20.9%</text:p>
          </table:table-cell>
          <table:table-cell table:number-columns-repeated="1005"/>
        </table:table-row>
        <table:table-row table:style-name="ro1">
          <table:table-cell table:formula="of:=[.A193]" office:value-type="float" office:value="50" calcext:value-type="float">
            <text:p>50</text:p>
          </table:table-cell>
          <table:table-cell table:formula="of:=[.B193]" office:value-type="string" office:string-value="WANG, BRIAN" calcext:value-type="string">
            <text:p>WANG, BRIAN</text:p>
          </table:table-cell>
          <table:table-cell table:formula="of:=[.C193]" office:value-type="string" office:string-value="bw22485" calcext:value-type="string">
            <text:p>bw22485</text:p>
          </table:table-cell>
          <table:table-cell table:style-name="ce4" table:formula="of:=SUM([.E264:.S264])" office:value-type="percentage" office:value="0.95289476851039" calcext:value-type="percentage">
            <text:p>95.3%</text:p>
          </table:table-cell>
          <table:table-cell table:style-name="ce10" table:formula="of:=IF([.E193]=&quot;&quot;;0;[.E$212]*[.E193])" office:value-type="percentage" office:value="0.0444444444444445" calcext:value-type="percentage">
            <text:p>4.4%</text:p>
          </table:table-cell>
          <table:table-cell table:style-name="ce10" table:formula="of:=IF([.F193]=&quot;&quot;;0;[.F$212]*[.F193])" office:value-type="percentage" office:value="0.0277777777777778" calcext:value-type="percentage">
            <text:p>2.8%</text:p>
          </table:table-cell>
          <table:table-cell table:style-name="ce10" table:formula="of:=IF([.G193]=&quot;&quot;;0;[.G$212]*[.G193])" office:value-type="percentage" office:value="0.0277777777777778" calcext:value-type="percentage">
            <text:p>2.8%</text:p>
          </table:table-cell>
          <table:table-cell table:style-name="ce10" table:formula="of:=IF([.H193]=&quot;&quot;;0;[.H$212]*[.H193])" office:value-type="percentage" office:value="0.0555555555555556" calcext:value-type="percentage">
            <text:p>5.6%</text:p>
          </table:table-cell>
          <table:table-cell table:style-name="ce10" table:formula="of:=IF([.I193]=&quot;&quot;;0;[.I$212]*[.I193])" office:value-type="percentage" office:value="0.0555555555555556" calcext:value-type="percentage">
            <text:p>5.6%</text:p>
          </table:table-cell>
          <table:table-cell table:style-name="ce10" table:formula="of:=IF([.J193]=&quot;&quot;;0;[.J$212]*[.J193])" office:value-type="percentage" office:value="0.0722222222222222" calcext:value-type="percentage">
            <text:p>7.2%</text:p>
          </table:table-cell>
          <table:table-cell table:style-name="ce10" table:formula="of:=IF([.K193]=&quot;&quot;;0;[.K$212]*[.K193])" office:value-type="percentage" office:value="0.0541140045358073" calcext:value-type="percentage">
            <text:p>5.4%</text:p>
          </table:table-cell>
          <table:table-cell table:style-name="ce10" table:formula="of:=IF([.L193]=&quot;&quot;;0;[.L$212]*[.L193])" office:value-type="percentage" office:value="0.0555555555555556" calcext:value-type="percentage">
            <text:p>5.6%</text:p>
          </table:table-cell>
          <table:table-cell table:style-name="ce10" table:formula="of:=IF([.M193]=&quot;&quot;;0;[.M$212]*[.M193])" office:value-type="percentage" office:value="0.0555555555555556" calcext:value-type="percentage">
            <text:p>5.6%</text:p>
          </table:table-cell>
          <table:table-cell table:style-name="ce10" table:formula="of:=IF([.N193]=&quot;&quot;;0;[.N$212]*[.N193])" office:value-type="percentage" office:value="0.0555555555555556" calcext:value-type="percentage">
            <text:p>5.6%</text:p>
          </table:table-cell>
          <table:table-cell table:style-name="ce10" table:formula="of:=IF([.O193]=&quot;&quot;;0;[.O$212]*[.O193])" office:value-type="percentage" office:value="0.0166666666666667" calcext:value-type="percentage">
            <text:p>1.7%</text:p>
          </table:table-cell>
          <table:table-cell table:style-name="ce10" table:formula="of:=IF([.P193]=&quot;&quot;;0;[.P$212]*[.P193])" office:value-type="percentage" office:value="0.0166666666666667" calcext:value-type="percentage">
            <text:p>1.7%</text:p>
          </table:table-cell>
          <table:table-cell table:style-name="ce10" table:formula="of:=IF([.Q193]=&quot;&quot;;0;[.Q$212]*[.Q193])" office:value-type="percentage" office:value="0.0163661616150657" calcext:value-type="percentage">
            <text:p>1.6%</text:p>
          </table:table-cell>
          <table:table-cell table:style-name="ce10" table:formula="of:=IF([.R193]=&quot;&quot;;0;[.R$212]*[.R193])" office:value-type="percentage" office:value="0.160519085542297" calcext:value-type="percentage">
            <text:p>16.1%</text:p>
          </table:table-cell>
          <table:table-cell table:style-name="ce10" table:formula="of:=IF([.S193]=&quot;&quot;;0;[.S$212]*[.S193])" office:value-type="percentage" office:value="0.238562183483886" calcext:value-type="percentage">
            <text:p>23.9%</text:p>
          </table:table-cell>
          <table:table-cell table:number-columns-repeated="1005"/>
        </table:table-row>
        <table:table-row table:style-name="ro1">
          <table:table-cell table:formula="of:=[.A194]" office:value-type="float" office:value="51" calcext:value-type="float">
            <text:p>51</text:p>
          </table:table-cell>
          <table:table-cell table:formula="of:=[.B194]" office:value-type="string" office:string-value="WANG, ROSARY" calcext:value-type="string">
            <text:p>WANG, ROSARY</text:p>
          </table:table-cell>
          <table:table-cell table:formula="of:=[.C194]" office:value-type="string" office:string-value="ryw86" calcext:value-type="string">
            <text:p>ryw86</text:p>
          </table:table-cell>
          <table:table-cell table:style-name="ce4" table:formula="of:=SUM([.E265:.S265])" office:value-type="percentage" office:value="0.84490846003313" calcext:value-type="percentage">
            <text:p>84.5%</text:p>
          </table:table-cell>
          <table:table-cell table:style-name="ce10" table:formula="of:=IF([.E194]=&quot;&quot;;0;[.E$212]*[.E194])" office:value-type="percentage" office:value="0.0555555555555556" calcext:value-type="percentage">
            <text:p>5.6%</text:p>
          </table:table-cell>
          <table:table-cell table:style-name="ce10" table:formula="of:=IF([.F194]=&quot;&quot;;0;[.F$212]*[.F194])" office:value-type="percentage" office:value="0.0277777777777778" calcext:value-type="percentage">
            <text:p>2.8%</text:p>
          </table:table-cell>
          <table:table-cell table:style-name="ce10" table:formula="of:=IF([.G194]=&quot;&quot;;0;[.G$212]*[.G194])" office:value-type="percentage" office:value="0.0277777777777778" calcext:value-type="percentage">
            <text:p>2.8%</text:p>
          </table:table-cell>
          <table:table-cell table:style-name="ce10" table:formula="of:=IF([.H194]=&quot;&quot;;0;[.H$212]*[.H194])" office:value-type="percentage" office:value="0.0510402295214968" calcext:value-type="percentage">
            <text:p>5.1%</text:p>
          </table:table-cell>
          <table:table-cell table:style-name="ce10" table:formula="of:=IF([.I194]=&quot;&quot;;0;[.I$212]*[.I194])" office:value-type="percentage" office:value="0.0555555555555556" calcext:value-type="percentage">
            <text:p>5.6%</text:p>
          </table:table-cell>
          <table:table-cell table:style-name="ce10" table:formula="of:=IF([.J194]=&quot;&quot;;0;[.J$212]*[.J194])" office:value-type="percentage" office:value="0" calcext:value-type="percentage">
            <text:p>0.0%</text:p>
          </table:table-cell>
          <table:table-cell table:style-name="ce10" table:formula="of:=IF([.K194]=&quot;&quot;;0;[.K$212]*[.K194])" office:value-type="percentage" office:value="0.0493899418011441" calcext:value-type="percentage">
            <text:p>4.9%</text:p>
          </table:table-cell>
          <table:table-cell table:style-name="ce10" table:formula="of:=IF([.L194]=&quot;&quot;;0;[.L$212]*[.L194])" office:value-type="percentage" office:value="0.0555555555555556" calcext:value-type="percentage">
            <text:p>5.6%</text:p>
          </table:table-cell>
          <table:table-cell table:style-name="ce10" table:formula="of:=IF([.M194]=&quot;&quot;;0;[.M$212]*[.M194])" office:value-type="percentage" office:value="0.0527777777777778" calcext:value-type="percentage">
            <text:p>5.3%</text:p>
          </table:table-cell>
          <table:table-cell table:style-name="ce10" table:formula="of:=IF([.N194]=&quot;&quot;;0;[.N$212]*[.N194])" office:value-type="percentage" office:value="0.0555555555555556" calcext:value-type="percentage">
            <text:p>5.6%</text:p>
          </table:table-cell>
          <table:table-cell table:style-name="ce10" table:formula="of:=IF([.O194]=&quot;&quot;;0;[.O$212]*[.O194])" office:value-type="percentage" office:value="0.0133333333333333" calcext:value-type="percentage">
            <text:p>1.3%</text:p>
          </table:table-cell>
          <table:table-cell table:style-name="ce10" table:formula="of:=IF([.P194]=&quot;&quot;;0;[.P$212]*[.P194])" office:value-type="percentage" office:value="0.0144303611679447" calcext:value-type="percentage">
            <text:p>1.4%</text:p>
          </table:table-cell>
          <table:table-cell table:style-name="ce10" table:formula="of:=IF([.Q194]=&quot;&quot;;0;[.Q$212]*[.Q194])" office:value-type="percentage" office:value="0.012430325087699" calcext:value-type="percentage">
            <text:p>1.2%</text:p>
          </table:table-cell>
          <table:table-cell table:style-name="ce10" table:formula="of:=IF([.R194]=&quot;&quot;;0;[.R$212]*[.R194])" office:value-type="percentage" office:value="0.162609018708063" calcext:value-type="percentage">
            <text:p>16.3%</text:p>
          </table:table-cell>
          <table:table-cell table:style-name="ce10" table:formula="of:=IF([.S194]=&quot;&quot;;0;[.S$212]*[.S194])" office:value-type="percentage" office:value="0.211119694857895" calcext:value-type="percentage">
            <text:p>21.1%</text:p>
          </table:table-cell>
          <table:table-cell table:number-columns-repeated="1005"/>
        </table:table-row>
        <table:table-row table:style-name="ro1">
          <table:table-cell table:formula="of:=[.A195]" office:value-type="float" office:value="52" calcext:value-type="float">
            <text:p>52</text:p>
          </table:table-cell>
          <table:table-cell table:formula="of:=[.B195]" office:value-type="string" office:string-value="WILLIAMS, GRAYSON" calcext:value-type="string">
            <text:p>WILLIAMS, GRAYSON</text:p>
          </table:table-cell>
          <table:table-cell table:formula="of:=[.C195]" office:value-type="string" office:string-value="gdw542" calcext:value-type="string">
            <text:p>gdw542</text:p>
          </table:table-cell>
          <table:table-cell table:style-name="ce4" table:formula="of:=SUM([.E266:.S266])" office:value-type="percentage" office:value="0.704087729197398" calcext:value-type="percentage">
            <text:p>70.4%</text:p>
          </table:table-cell>
          <table:table-cell table:style-name="ce10" table:formula="of:=IF([.E195]=&quot;&quot;;0;[.E$212]*[.E195])" office:value-type="percentage" office:value="0.0333333333333333" calcext:value-type="percentage">
            <text:p>3.3%</text:p>
          </table:table-cell>
          <table:table-cell table:style-name="ce10" table:formula="of:=IF([.F195]=&quot;&quot;;0;[.F$212]*[.F195])" office:value-type="percentage" office:value="0.025" calcext:value-type="percentage">
            <text:p>2.5%</text:p>
          </table:table-cell>
          <table:table-cell table:style-name="ce10" table:formula="of:=IF([.G195]=&quot;&quot;;0;[.G$212]*[.G195])" office:value-type="percentage" office:value="0.0277777777777778" calcext:value-type="percentage">
            <text:p>2.8%</text:p>
          </table:table-cell>
          <table:table-cell table:style-name="ce10" table:formula="of:=IF([.H195]=&quot;&quot;;0;[.H$212]*[.H195])" office:value-type="percentage" office:value="0.0338694851110229" calcext:value-type="percentage">
            <text:p>3.4%</text:p>
          </table:table-cell>
          <table:table-cell table:style-name="ce10" table:formula="of:=IF([.I195]=&quot;&quot;;0;[.I$212]*[.I195])" office:value-type="percentage" office:value="0.0555555555555556" calcext:value-type="percentage">
            <text:p>5.6%</text:p>
          </table:table-cell>
          <table:table-cell table:style-name="ce10" table:formula="of:=IF([.J195]=&quot;&quot;;0;[.J$212]*[.J195])" office:value-type="percentage" office:value="0.0111111111111111" calcext:value-type="percentage">
            <text:p>1.1%</text:p>
          </table:table-cell>
          <table:table-cell table:style-name="ce10" table:formula="of:=IF([.K195]=&quot;&quot;;0;[.K$212]*[.K195])" office:value-type="percentage" office:value="0.0376627461972092" calcext:value-type="percentage">
            <text:p>3.8%</text:p>
          </table:table-cell>
          <table:table-cell table:style-name="ce10" table:formula="of:=IF([.L195]=&quot;&quot;;0;[.L$212]*[.L195])" office:value-type="percentage" office:value="0.0444444444444444" calcext:value-type="percentage">
            <text:p>4.4%</text:p>
          </table:table-cell>
          <table:table-cell table:style-name="ce10" table:formula="of:=IF([.M195]=&quot;&quot;;0;[.M$212]*[.M195])" office:value-type="percentage" office:value="0.0472222222222222" calcext:value-type="percentage">
            <text:p>4.7%</text:p>
          </table:table-cell>
          <table:table-cell table:style-name="ce10" table:formula="of:=IF([.N195]=&quot;&quot;;0;[.N$212]*[.N195])" office:value-type="percentage" office:value="0" calcext:value-type="percentage">
            <text:p>0.0%</text:p>
          </table:table-cell>
          <table:table-cell table:style-name="ce10" table:formula="of:=IF([.O195]=&quot;&quot;;0;[.O$212]*[.O195])" office:value-type="percentage" office:value="0.0133333333333333" calcext:value-type="percentage">
            <text:p>1.3%</text:p>
          </table:table-cell>
          <table:table-cell table:style-name="ce10" table:formula="of:=IF([.P195]=&quot;&quot;;0;[.P$212]*[.P195])" office:value-type="percentage" office:value="0.0125135014291646" calcext:value-type="percentage">
            <text:p>1.3%</text:p>
          </table:table-cell>
          <table:table-cell table:style-name="ce10" table:formula="of:=IF([.Q195]=&quot;&quot;;0;[.Q$212]*[.Q195])" office:value-type="percentage" office:value="0.011106180738745" calcext:value-type="percentage">
            <text:p>1.1%</text:p>
          </table:table-cell>
          <table:table-cell table:style-name="ce10" table:formula="of:=IF([.R195]=&quot;&quot;;0;[.R$212]*[.R195])" office:value-type="percentage" office:value="0.154170827521147" calcext:value-type="percentage">
            <text:p>15.4%</text:p>
          </table:table-cell>
          <table:table-cell table:style-name="ce10" table:formula="of:=IF([.S195]=&quot;&quot;;0;[.S$212]*[.S195])" office:value-type="percentage" office:value="0.196987210422332" calcext:value-type="percentage">
            <text:p>19.7%</text:p>
          </table:table-cell>
          <table:table-cell table:number-columns-repeated="1005"/>
        </table:table-row>
        <table:table-row table:style-name="ro1">
          <table:table-cell table:formula="of:=[.A196]" office:value-type="float" office:value="53" calcext:value-type="float">
            <text:p>53</text:p>
          </table:table-cell>
          <table:table-cell table:formula="of:=[.B196]" office:value-type="string" office:string-value="WILLIAMSON, TYLER" calcext:value-type="string">
            <text:p>WILLIAMSON, TYLER</text:p>
          </table:table-cell>
          <table:table-cell table:formula="of:=[.C196]" office:value-type="string" office:string-value="tdw694" calcext:value-type="string">
            <text:p>tdw694</text:p>
          </table:table-cell>
          <table:table-cell table:style-name="ce4" table:formula="of:=SUM([.E267:.S267])" office:value-type="percentage" office:value="0.627739344662763" calcext:value-type="percentage">
            <text:p>62.8%</text:p>
          </table:table-cell>
          <table:table-cell table:style-name="ce10" table:formula="of:=IF([.E196]=&quot;&quot;;0;[.E$212]*[.E196])" office:value-type="percentage" office:value="0.0555555555555556" calcext:value-type="percentage">
            <text:p>5.6%</text:p>
          </table:table-cell>
          <table:table-cell table:style-name="ce10" table:formula="of:=IF([.F196]=&quot;&quot;;0;[.F$212]*[.F196])" office:value-type="percentage" office:value="0.0277777777777778" calcext:value-type="percentage">
            <text:p>2.8%</text:p>
          </table:table-cell>
          <table:table-cell table:style-name="ce10" table:formula="of:=IF([.G196]=&quot;&quot;;0;[.G$212]*[.G196])" office:value-type="percentage" office:value="0.025" calcext:value-type="percentage">
            <text:p>2.5%</text:p>
          </table:table-cell>
          <table:table-cell table:style-name="ce10" table:formula="of:=IF([.H196]=&quot;&quot;;0;[.H$212]*[.H196])" office:value-type="percentage" office:value="0" calcext:value-type="percentage">
            <text:p>0.0%</text:p>
          </table:table-cell>
          <table:table-cell table:style-name="ce10" table:formula="of:=IF([.I196]=&quot;&quot;;0;[.I$212]*[.I196])" office:value-type="percentage" office:value="0.0555555555555556" calcext:value-type="percentage">
            <text:p>5.6%</text:p>
          </table:table-cell>
          <table:table-cell table:style-name="ce10" table:formula="of:=IF([.J196]=&quot;&quot;;0;[.J$212]*[.J196])" office:value-type="percentage" office:value="0" calcext:value-type="percentage">
            <text:p>0.0%</text:p>
          </table:table-cell>
          <table:table-cell table:style-name="ce10" table:formula="of:=IF([.K196]=&quot;&quot;;0;[.K$212]*[.K196])" office:value-type="percentage" office:value="0.0526088235559619" calcext:value-type="percentage">
            <text:p>5.3%</text:p>
          </table:table-cell>
          <table:table-cell table:style-name="ce10" table:formula="of:=IF([.L196]=&quot;&quot;;0;[.L$212]*[.L196])" office:value-type="percentage" office:value="0.0472222222222222" calcext:value-type="percentage">
            <text:p>4.7%</text:p>
          </table:table-cell>
          <table:table-cell table:style-name="ce10" table:formula="of:=IF([.M196]=&quot;&quot;;0;[.M$212]*[.M196])" office:value-type="percentage" office:value="0" calcext:value-type="percentage">
            <text:p>0.0%</text:p>
          </table:table-cell>
          <table:table-cell table:style-name="ce10" table:formula="of:=IF([.N196]=&quot;&quot;;0;[.N$212]*[.N196])" office:value-type="percentage" office:value="0.0555555555555556" calcext:value-type="percentage">
            <text:p>5.6%</text:p>
          </table:table-cell>
          <table:table-cell table:style-name="ce10" table:formula="of:=IF([.O196]=&quot;&quot;;0;[.O$212]*[.O196])" office:value-type="percentage" office:value="0" calcext:value-type="percentage">
            <text:p>0.0%</text:p>
          </table:table-cell>
          <table:table-cell table:style-name="ce10" table:formula="of:=IF([.P196]=&quot;&quot;;0;[.P$212]*[.P196])" office:value-type="percentage" office:value="0.00893461815544269" calcext:value-type="percentage">
            <text:p>0.9%</text:p>
          </table:table-cell>
          <table:table-cell table:style-name="ce10" table:formula="of:=IF([.Q196]=&quot;&quot;;0;[.Q$212]*[.Q196])" office:value-type="percentage" office:value="0.00183333333333333" calcext:value-type="percentage">
            <text:p>0.2%</text:p>
          </table:table-cell>
          <table:table-cell table:style-name="ce10" table:formula="of:=IF([.R196]=&quot;&quot;;0;[.R$212]*[.R196])" office:value-type="percentage" office:value="0.129838063605344" calcext:value-type="percentage">
            <text:p>13.0%</text:p>
          </table:table-cell>
          <table:table-cell table:style-name="ce10" table:formula="of:=IF([.S196]=&quot;&quot;;0;[.S$212]*[.S196])" office:value-type="percentage" office:value="0.167857839346014" calcext:value-type="percentage">
            <text:p>16.8%</text:p>
          </table:table-cell>
          <table:table-cell table:number-columns-repeated="1005"/>
        </table:table-row>
        <table:table-row table:style-name="ro1">
          <table:table-cell table:formula="of:=[.A197]" office:value-type="float" office:value="54" calcext:value-type="float">
            <text:p>54</text:p>
          </table:table-cell>
          <table:table-cell table:formula="of:=[.B197]" office:value-type="string" office:string-value="WILSON, CLAUDIO" calcext:value-type="string">
            <text:p>WILSON, CLAUDIO</text:p>
          </table:table-cell>
          <table:table-cell table:formula="of:=[.C197]" office:value-type="string" office:string-value="cw29423" calcext:value-type="string">
            <text:p>cw29423</text:p>
          </table:table-cell>
          <table:table-cell table:style-name="ce4" table:formula="of:=SUM([.E268:.S268])" office:value-type="percentage" office:value="0.873347211984736" calcext:value-type="percentage">
            <text:p>87.3%</text:p>
          </table:table-cell>
          <table:table-cell table:style-name="ce10" table:formula="of:=IF([.E197]=&quot;&quot;;0;[.E$212]*[.E197])" office:value-type="percentage" office:value="0.0555555555555556" calcext:value-type="percentage">
            <text:p>5.6%</text:p>
          </table:table-cell>
          <table:table-cell table:style-name="ce10" table:formula="of:=IF([.F197]=&quot;&quot;;0;[.F$212]*[.F197])" office:value-type="percentage" office:value="0.0277777777777778" calcext:value-type="percentage">
            <text:p>2.8%</text:p>
          </table:table-cell>
          <table:table-cell table:style-name="ce10" table:formula="of:=IF([.G197]=&quot;&quot;;0;[.G$212]*[.G197])" office:value-type="percentage" office:value="0.0277777777777778" calcext:value-type="percentage">
            <text:p>2.8%</text:p>
          </table:table-cell>
          <table:table-cell table:style-name="ce10" table:formula="of:=IF([.H197]=&quot;&quot;;0;[.H$212]*[.H197])" office:value-type="percentage" office:value="0.0555555555555556" calcext:value-type="percentage">
            <text:p>5.6%</text:p>
          </table:table-cell>
          <table:table-cell table:style-name="ce10" table:formula="of:=IF([.I197]=&quot;&quot;;0;[.I$212]*[.I197])" office:value-type="percentage" office:value="0.0555555555555556" calcext:value-type="percentage">
            <text:p>5.6%</text:p>
          </table:table-cell>
          <table:table-cell table:style-name="ce10" table:formula="of:=IF([.J197]=&quot;&quot;;0;[.J$212]*[.J197])" office:value-type="percentage" office:value="0" calcext:value-type="percentage">
            <text:p>0.0%</text:p>
          </table:table-cell>
          <table:table-cell table:style-name="ce10" table:formula="of:=IF([.K197]=&quot;&quot;;0;[.K$212]*[.K197])" office:value-type="percentage" office:value="0.0493899418011441" calcext:value-type="percentage">
            <text:p>4.9%</text:p>
          </table:table-cell>
          <table:table-cell table:style-name="ce10" table:formula="of:=IF([.L197]=&quot;&quot;;0;[.L$212]*[.L197])" office:value-type="percentage" office:value="0.0555555555555556" calcext:value-type="percentage">
            <text:p>5.6%</text:p>
          </table:table-cell>
          <table:table-cell table:style-name="ce10" table:formula="of:=IF([.M197]=&quot;&quot;;0;[.M$212]*[.M197])" office:value-type="percentage" office:value="0.0527777777777778" calcext:value-type="percentage">
            <text:p>5.3%</text:p>
          </table:table-cell>
          <table:table-cell table:style-name="ce10" table:formula="of:=IF([.N197]=&quot;&quot;;0;[.N$212]*[.N197])" office:value-type="percentage" office:value="0.0555555555555556" calcext:value-type="percentage">
            <text:p>5.6%</text:p>
          </table:table-cell>
          <table:table-cell table:style-name="ce10" table:formula="of:=IF([.O197]=&quot;&quot;;0;[.O$212]*[.O197])" office:value-type="percentage" office:value="0.0166666666666667" calcext:value-type="percentage">
            <text:p>1.7%</text:p>
          </table:table-cell>
          <table:table-cell table:style-name="ce10" table:formula="of:=IF([.P197]=&quot;&quot;;0;[.P$212]*[.P197])" office:value-type="percentage" office:value="0" calcext:value-type="percentage">
            <text:p>0.0%</text:p>
          </table:table-cell>
          <table:table-cell table:style-name="ce10" table:formula="of:=IF([.Q197]=&quot;&quot;;0;[.Q$212]*[.Q197])" office:value-type="percentage" office:value="0.0157400867602124" calcext:value-type="percentage">
            <text:p>1.6%</text:p>
          </table:table-cell>
          <table:table-cell table:style-name="ce10" table:formula="of:=IF([.R197]=&quot;&quot;;0;[.R$212]*[.R197])" office:value-type="percentage" office:value="0.16880204102591" calcext:value-type="percentage">
            <text:p>16.9%</text:p>
          </table:table-cell>
          <table:table-cell table:style-name="ce10" table:formula="of:=IF([.S197]=&quot;&quot;;0;[.S$212]*[.S197])" office:value-type="percentage" office:value="0.236637364619692" calcext:value-type="percentage">
            <text:p>23.7%</text:p>
          </table:table-cell>
          <table:table-cell table:number-columns-repeated="1005"/>
        </table:table-row>
        <table:table-row table:style-name="ro1">
          <table:table-cell table:formula="of:=[.A198]" office:value-type="float" office:value="55" calcext:value-type="float">
            <text:p>55</text:p>
          </table:table-cell>
          <table:table-cell table:formula="of:=[.B198]" office:value-type="string" office:string-value="WU, XINGRONG" calcext:value-type="string">
            <text:p>WU, XINGRONG</text:p>
          </table:table-cell>
          <table:table-cell table:formula="of:=[.C198]" office:value-type="string" office:string-value="xw3246" calcext:value-type="string">
            <text:p>xw3246</text:p>
          </table:table-cell>
          <table:table-cell table:style-name="ce4" table:formula="of:=SUM([.E269:.S269])" office:value-type="percentage" office:value="0.868999399320525" calcext:value-type="percentage">
            <text:p>86.9%</text:p>
          </table:table-cell>
          <table:table-cell table:style-name="ce10" table:formula="of:=IF([.E198]=&quot;&quot;;0;[.E$212]*[.E198])" office:value-type="percentage" office:value="0.0555555555555556" calcext:value-type="percentage">
            <text:p>5.6%</text:p>
          </table:table-cell>
          <table:table-cell table:style-name="ce10" table:formula="of:=IF([.F198]=&quot;&quot;;0;[.F$212]*[.F198])" office:value-type="percentage" office:value="0.0277777777777778" calcext:value-type="percentage">
            <text:p>2.8%</text:p>
          </table:table-cell>
          <table:table-cell table:style-name="ce10" table:formula="of:=IF([.G198]=&quot;&quot;;0;[.G$212]*[.G198])" office:value-type="percentage" office:value="0.0277777777777778" calcext:value-type="percentage">
            <text:p>2.8%</text:p>
          </table:table-cell>
          <table:table-cell table:style-name="ce10" table:formula="of:=IF([.H198]=&quot;&quot;;0;[.H$212]*[.H198])" office:value-type="percentage" office:value="0.0312260732607247" calcext:value-type="percentage">
            <text:p>3.1%</text:p>
          </table:table-cell>
          <table:table-cell table:style-name="ce10" table:formula="of:=IF([.I198]=&quot;&quot;;0;[.I$212]*[.I198])" office:value-type="percentage" office:value="0.0555555555555556" calcext:value-type="percentage">
            <text:p>5.6%</text:p>
          </table:table-cell>
          <table:table-cell table:style-name="ce10" table:formula="of:=IF([.J198]=&quot;&quot;;0;[.J$212]*[.J198])" office:value-type="percentage" office:value="0.0666666666666667" calcext:value-type="percentage">
            <text:p>6.7%</text:p>
          </table:table-cell>
          <table:table-cell table:style-name="ce10" table:formula="of:=IF([.K198]=&quot;&quot;;0;[.K$212]*[.K198])" office:value-type="percentage" office:value="0.0526088235559619" calcext:value-type="percentage">
            <text:p>5.3%</text:p>
          </table:table-cell>
          <table:table-cell table:style-name="ce10" table:formula="of:=IF([.L198]=&quot;&quot;;0;[.L$212]*[.L198])" office:value-type="percentage" office:value="0.0527777777777778" calcext:value-type="percentage">
            <text:p>5.3%</text:p>
          </table:table-cell>
          <table:table-cell table:style-name="ce10" table:formula="of:=IF([.M198]=&quot;&quot;;0;[.M$212]*[.M198])" office:value-type="percentage" office:value="0.0472222222222222" calcext:value-type="percentage">
            <text:p>4.7%</text:p>
          </table:table-cell>
          <table:table-cell table:style-name="ce10" table:formula="of:=IF([.N198]=&quot;&quot;;0;[.N$212]*[.N198])" office:value-type="percentage" office:value="0.0444444444444444" calcext:value-type="percentage">
            <text:p>4.4%</text:p>
          </table:table-cell>
          <table:table-cell table:style-name="ce10" table:formula="of:=IF([.O198]=&quot;&quot;;0;[.O$212]*[.O198])" office:value-type="percentage" office:value="0.0133333333333333" calcext:value-type="percentage">
            <text:p>1.3%</text:p>
          </table:table-cell>
          <table:table-cell table:style-name="ce10" table:formula="of:=IF([.P198]=&quot;&quot;;0;[.P$212]*[.P198])" office:value-type="percentage" office:value="0.0159288030441867" calcext:value-type="percentage">
            <text:p>1.6%</text:p>
          </table:table-cell>
          <table:table-cell table:style-name="ce10" table:formula="of:=IF([.Q198]=&quot;&quot;;0;[.Q$212]*[.Q198])" office:value-type="percentage" office:value="0.0143773473731407" calcext:value-type="percentage">
            <text:p>1.4%</text:p>
          </table:table-cell>
          <table:table-cell table:style-name="ce10" table:formula="of:=IF([.R198]=&quot;&quot;;0;[.R$212]*[.R198])" office:value-type="percentage" office:value="0.16880204102591" calcext:value-type="percentage">
            <text:p>16.9%</text:p>
          </table:table-cell>
          <table:table-cell table:style-name="ce10" table:formula="of:=IF([.S198]=&quot;&quot;;0;[.S$212]*[.S198])" office:value-type="percentage" office:value="0.194945199949491" calcext:value-type="percentage">
            <text:p>19.5%</text:p>
          </table:table-cell>
          <table:table-cell table:number-columns-repeated="1005"/>
        </table:table-row>
        <table:table-row table:style-name="ro1">
          <table:table-cell table:formula="of:=[.A199]" office:value-type="float" office:value="56" calcext:value-type="float">
            <text:p>56</text:p>
          </table:table-cell>
          <table:table-cell table:formula="of:=[.B199]" office:value-type="string" office:string-value="YOU, DONG HYEON" calcext:value-type="string">
            <text:p>YOU, DONG HYEON</text:p>
          </table:table-cell>
          <table:table-cell table:formula="of:=[.C199]" office:value-type="string" office:string-value="dy3629" calcext:value-type="string">
            <text:p>dy3629</text:p>
          </table:table-cell>
          <table:table-cell table:style-name="ce4" table:formula="of:=SUM([.E270:.S270])" office:value-type="percentage" office:value="0.972207264398297" calcext:value-type="percentage">
            <text:p>97.2%</text:p>
          </table:table-cell>
          <table:table-cell table:style-name="ce10" table:formula="of:=IF([.E199]=&quot;&quot;;0;[.E$212]*[.E199])" office:value-type="percentage" office:value="0.0555555555555556" calcext:value-type="percentage">
            <text:p>5.6%</text:p>
          </table:table-cell>
          <table:table-cell table:style-name="ce10" table:formula="of:=IF([.F199]=&quot;&quot;;0;[.F$212]*[.F199])" office:value-type="percentage" office:value="0.0277777777777778" calcext:value-type="percentage">
            <text:p>2.8%</text:p>
          </table:table-cell>
          <table:table-cell table:style-name="ce10" table:formula="of:=IF([.G199]=&quot;&quot;;0;[.G$212]*[.G199])" office:value-type="percentage" office:value="0.0277777777777778" calcext:value-type="percentage">
            <text:p>2.8%</text:p>
          </table:table-cell>
          <table:table-cell table:style-name="ce10" table:formula="of:=IF([.H199]=&quot;&quot;;0;[.H$212]*[.H199])" office:value-type="percentage" office:value="0.0555555555555556" calcext:value-type="percentage">
            <text:p>5.6%</text:p>
          </table:table-cell>
          <table:table-cell table:style-name="ce10" table:formula="of:=IF([.I199]=&quot;&quot;;0;[.I$212]*[.I199])" office:value-type="percentage" office:value="0.0555555555555556" calcext:value-type="percentage">
            <text:p>5.6%</text:p>
          </table:table-cell>
          <table:table-cell table:style-name="ce10" table:formula="of:=IF([.J199]=&quot;&quot;;0;[.J$212]*[.J199])" office:value-type="percentage" office:value="0.0722222222222222" calcext:value-type="percentage">
            <text:p>7.2%</text:p>
          </table:table-cell>
          <table:table-cell table:style-name="ce10" table:formula="of:=IF([.K199]=&quot;&quot;;0;[.K$212]*[.K199])" office:value-type="percentage" office:value="0.0510357046054685" calcext:value-type="percentage">
            <text:p>5.1%</text:p>
          </table:table-cell>
          <table:table-cell table:style-name="ce10" table:formula="of:=IF([.L199]=&quot;&quot;;0;[.L$212]*[.L199])" office:value-type="percentage" office:value="0.0555555555555556" calcext:value-type="percentage">
            <text:p>5.6%</text:p>
          </table:table-cell>
          <table:table-cell table:style-name="ce10" table:formula="of:=IF([.M199]=&quot;&quot;;0;[.M$212]*[.M199])" office:value-type="percentage" office:value="0.0416666666666667" calcext:value-type="percentage">
            <text:p>4.2%</text:p>
          </table:table-cell>
          <table:table-cell table:style-name="ce10" table:formula="of:=IF([.N199]=&quot;&quot;;0;[.N$212]*[.N199])" office:value-type="percentage" office:value="0.0555555555555556" calcext:value-type="percentage">
            <text:p>5.6%</text:p>
          </table:table-cell>
          <table:table-cell table:style-name="ce10" table:formula="of:=IF([.O199]=&quot;&quot;;0;[.O$212]*[.O199])" office:value-type="percentage" office:value="0.0158333333333333" calcext:value-type="percentage">
            <text:p>1.6%</text:p>
          </table:table-cell>
          <table:table-cell table:style-name="ce10" table:formula="of:=IF([.P199]=&quot;&quot;;0;[.P$212]*[.P199])" office:value-type="percentage" office:value="0.0166666666666667" calcext:value-type="percentage">
            <text:p>1.7%</text:p>
          </table:table-cell>
          <table:table-cell table:style-name="ce10" table:formula="of:=IF([.Q199]=&quot;&quot;;0;[.Q$212]*[.Q199])" office:value-type="percentage" office:value="0.0163661616150657" calcext:value-type="percentage">
            <text:p>1.6%</text:p>
          </table:table-cell>
          <table:table-cell table:style-name="ce10" table:formula="of:=IF([.R199]=&quot;&quot;;0;[.R$212]*[.R199])" office:value-type="percentage" office:value="0.17887476599444" calcext:value-type="percentage">
            <text:p>17.9%</text:p>
          </table:table-cell>
          <table:table-cell table:style-name="ce10" table:formula="of:=IF([.S199]=&quot;&quot;;0;[.S$212]*[.S199])" office:value-type="percentage" office:value="0.246208409961101" calcext:value-type="percentage">
            <text:p>24.6%</text:p>
          </table:table-cell>
          <table:table-cell table:number-columns-repeated="1005"/>
        </table:table-row>
        <table:table-row table:style-name="ro1">
          <table:table-cell table:formula="of:=[.A200]" office:value-type="float" office:value="57" calcext:value-type="float">
            <text:p>57</text:p>
          </table:table-cell>
          <table:table-cell table:formula="of:=[.B200]" office:value-type="string" office:string-value="ZAPATA, EDUARDO" calcext:value-type="string">
            <text:p>ZAPATA, EDUARDO</text:p>
          </table:table-cell>
          <table:table-cell table:formula="of:=[.C200]" office:value-type="string" office:string-value="ez2753" calcext:value-type="string">
            <text:p>ez2753</text:p>
          </table:table-cell>
          <table:table-cell table:style-name="ce4" table:formula="of:=SUM([.E271:.S271])" office:value-type="percentage" office:value="0.881202263676567" calcext:value-type="percentage">
            <text:p>88.1%</text:p>
          </table:table-cell>
          <table:table-cell table:style-name="ce10" table:formula="of:=IF([.E200]=&quot;&quot;;0;[.E$212]*[.E200])" office:value-type="percentage" office:value="0.0555555555555556" calcext:value-type="percentage">
            <text:p>5.6%</text:p>
          </table:table-cell>
          <table:table-cell table:style-name="ce10" table:formula="of:=IF([.F200]=&quot;&quot;;0;[.F$212]*[.F200])" office:value-type="percentage" office:value="0.0277777777777778" calcext:value-type="percentage">
            <text:p>2.8%</text:p>
          </table:table-cell>
          <table:table-cell table:style-name="ce10" table:formula="of:=IF([.G200]=&quot;&quot;;0;[.G$212]*[.G200])" office:value-type="percentage" office:value="0.0277777777777778" calcext:value-type="percentage">
            <text:p>2.8%</text:p>
          </table:table-cell>
          <table:table-cell table:style-name="ce10" table:formula="of:=IF([.H200]=&quot;&quot;;0;[.H$212]*[.H200])" office:value-type="percentage" office:value="0.0555555555555556" calcext:value-type="percentage">
            <text:p>5.6%</text:p>
          </table:table-cell>
          <table:table-cell table:style-name="ce10" table:formula="of:=IF([.I200]=&quot;&quot;;0;[.I$212]*[.I200])" office:value-type="percentage" office:value="0.0444444444444445" calcext:value-type="percentage">
            <text:p>4.4%</text:p>
          </table:table-cell>
          <table:table-cell table:style-name="ce10" table:formula="of:=IF([.J200]=&quot;&quot;;0;[.J$212]*[.J200])" office:value-type="percentage" office:value="0.0527777777777778" calcext:value-type="percentage">
            <text:p>5.3%</text:p>
          </table:table-cell>
          <table:table-cell table:style-name="ce10" table:formula="of:=IF([.K200]=&quot;&quot;;0;[.K$212]*[.K200])" office:value-type="percentage" office:value="0.0419695748772592" calcext:value-type="percentage">
            <text:p>4.2%</text:p>
          </table:table-cell>
          <table:table-cell table:style-name="ce10" table:formula="of:=IF([.L200]=&quot;&quot;;0;[.L$212]*[.L200])" office:value-type="percentage" office:value="0.0555555555555556" calcext:value-type="percentage">
            <text:p>5.6%</text:p>
          </table:table-cell>
          <table:table-cell table:style-name="ce10" table:formula="of:=IF([.M200]=&quot;&quot;;0;[.M$212]*[.M200])" office:value-type="percentage" office:value="0.0527777777777778" calcext:value-type="percentage">
            <text:p>5.3%</text:p>
          </table:table-cell>
          <table:table-cell table:style-name="ce10" table:formula="of:=IF([.N200]=&quot;&quot;;0;[.N$212]*[.N200])" office:value-type="percentage" office:value="0.0472222222222222" calcext:value-type="percentage">
            <text:p>4.7%</text:p>
          </table:table-cell>
          <table:table-cell table:style-name="ce10" table:formula="of:=IF([.O200]=&quot;&quot;;0;[.O$212]*[.O200])" office:value-type="percentage" office:value="0.015" calcext:value-type="percentage">
            <text:p>1.5%</text:p>
          </table:table-cell>
          <table:table-cell table:style-name="ce10" table:formula="of:=IF([.P200]=&quot;&quot;;0;[.P$212]*[.P200])" office:value-type="percentage" office:value="0.0166666666666667" calcext:value-type="percentage">
            <text:p>1.7%</text:p>
          </table:table-cell>
          <table:table-cell table:style-name="ce10" table:formula="of:=IF([.Q200]=&quot;&quot;;0;[.Q$212]*[.Q200])" office:value-type="percentage" office:value="0.0106348420666175" calcext:value-type="percentage">
            <text:p>1.1%</text:p>
          </table:table-cell>
          <table:table-cell table:style-name="ce10" table:formula="of:=IF([.R200]=&quot;&quot;;0;[.R$212]*[.R200])" office:value-type="percentage" office:value="0.158416157264495" calcext:value-type="percentage">
            <text:p>15.8%</text:p>
          </table:table-cell>
          <table:table-cell table:style-name="ce10" table:formula="of:=IF([.S200]=&quot;&quot;;0;[.S$212]*[.S200])" office:value-type="percentage" office:value="0.219070578357085" calcext:value-type="percentage">
            <text:p>21.9%</text:p>
          </table:table-cell>
          <table:table-cell table:number-columns-repeated="1005"/>
        </table:table-row>
        <table:table-row table:style-name="ro1">
          <table:table-cell table:formula="of:=[.A201]" office:value-type="float" office:value="58" calcext:value-type="float">
            <text:p>58</text:p>
          </table:table-cell>
          <table:table-cell table:formula="of:=[.B201]" office:value-type="string" office:string-value="ZENG, XUMING" calcext:value-type="string">
            <text:p>ZENG, XUMING</text:p>
          </table:table-cell>
          <table:table-cell table:formula="of:=[.C201]" office:value-type="string" office:string-value="xz4493" calcext:value-type="string">
            <text:p>xz4493</text:p>
          </table:table-cell>
          <table:table-cell table:style-name="ce4" table:formula="of:=SUM([.E272:.S272])" office:value-type="percentage" office:value="0.952787064086657" calcext:value-type="percentage">
            <text:p>95.3%</text:p>
          </table:table-cell>
          <table:table-cell table:style-name="ce10" table:formula="of:=IF([.E201]=&quot;&quot;;0;[.E$212]*[.E201])" office:value-type="percentage" office:value="0.0555555555555556" calcext:value-type="percentage">
            <text:p>5.6%</text:p>
          </table:table-cell>
          <table:table-cell table:style-name="ce10" table:formula="of:=IF([.F201]=&quot;&quot;;0;[.F$212]*[.F201])" office:value-type="percentage" office:value="0.0277777777777778" calcext:value-type="percentage">
            <text:p>2.8%</text:p>
          </table:table-cell>
          <table:table-cell table:style-name="ce10" table:formula="of:=IF([.G201]=&quot;&quot;;0;[.G$212]*[.G201])" office:value-type="percentage" office:value="0.0277777777777778" calcext:value-type="percentage">
            <text:p>2.8%</text:p>
          </table:table-cell>
          <table:table-cell table:style-name="ce10" table:formula="of:=IF([.H201]=&quot;&quot;;0;[.H$212]*[.H201])" office:value-type="percentage" office:value="0.0390067374903117" calcext:value-type="percentage">
            <text:p>3.9%</text:p>
          </table:table-cell>
          <table:table-cell table:style-name="ce10" table:formula="of:=IF([.I201]=&quot;&quot;;0;[.I$212]*[.I201])" office:value-type="percentage" office:value="0.05" calcext:value-type="percentage">
            <text:p>5.0%</text:p>
          </table:table-cell>
          <table:table-cell table:style-name="ce10" table:formula="of:=IF([.J201]=&quot;&quot;;0;[.J$212]*[.J201])" office:value-type="percentage" office:value="0.0555555555555556" calcext:value-type="percentage">
            <text:p>5.6%</text:p>
          </table:table-cell>
          <table:table-cell table:style-name="ce10" table:formula="of:=IF([.K201]=&quot;&quot;;0;[.K$212]*[.K201])" office:value-type="percentage" office:value="0.0510357046054685" calcext:value-type="percentage">
            <text:p>5.1%</text:p>
          </table:table-cell>
          <table:table-cell table:style-name="ce10" table:formula="of:=IF([.L201]=&quot;&quot;;0;[.L$212]*[.L201])" office:value-type="percentage" office:value="0.0555555555555556" calcext:value-type="percentage">
            <text:p>5.6%</text:p>
          </table:table-cell>
          <table:table-cell table:style-name="ce10" table:formula="of:=IF([.M201]=&quot;&quot;;0;[.M$212]*[.M201])" office:value-type="percentage" office:value="0.0666666666666667" calcext:value-type="percentage">
            <text:p>6.7%</text:p>
          </table:table-cell>
          <table:table-cell table:style-name="ce10" table:formula="of:=IF([.N201]=&quot;&quot;;0;[.N$212]*[.N201])" office:value-type="percentage" office:value="0.0527777777777778" calcext:value-type="percentage">
            <text:p>5.3%</text:p>
          </table:table-cell>
          <table:table-cell table:style-name="ce10" table:formula="of:=IF([.O201]=&quot;&quot;;0;[.O$212]*[.O201])" office:value-type="percentage" office:value="0.0163333333333333" calcext:value-type="percentage">
            <text:p>1.6%</text:p>
          </table:table-cell>
          <table:table-cell table:style-name="ce10" table:formula="of:=IF([.P201]=&quot;&quot;;0;[.P$212]*[.P201])" office:value-type="percentage" office:value="0.0166666666666667" calcext:value-type="percentage">
            <text:p>1.7%</text:p>
          </table:table-cell>
          <table:table-cell table:style-name="ce10" table:formula="of:=IF([.Q201]=&quot;&quot;;0;[.Q$212]*[.Q201])" office:value-type="percentage" office:value="0.0166666666666667" calcext:value-type="percentage">
            <text:p>1.7%</text:p>
          </table:table-cell>
          <table:table-cell table:style-name="ce10" table:formula="of:=IF([.R201]=&quot;&quot;;0;[.R$212]*[.R201])" office:value-type="percentage" office:value="0.184773924037851" calcext:value-type="percentage">
            <text:p>18.5%</text:p>
          </table:table-cell>
          <table:table-cell table:style-name="ce10" table:formula="of:=IF([.S201]=&quot;&quot;;0;[.S$212]*[.S201])" office:value-type="percentage" office:value="0.236637364619692" calcext:value-type="percentage">
            <text:p>23.7%</text:p>
          </table:table-cell>
          <table:table-cell table:number-columns-repeated="1005"/>
        </table:table-row>
        <table:table-row table:style-name="ro1">
          <table:table-cell table:formula="of:=[.A202]" office:value-type="float" office:value="59" calcext:value-type="float">
            <text:p>59</text:p>
          </table:table-cell>
          <table:table-cell table:formula="of:=[.B202]" office:value-type="string" office:string-value="ZHU, SHIRLEY" calcext:value-type="string">
            <text:p>ZHU, SHIRLEY</text:p>
          </table:table-cell>
          <table:table-cell table:formula="of:=[.C202]" office:value-type="string" office:string-value="sxz64" calcext:value-type="string">
            <text:p>sxz64</text:p>
          </table:table-cell>
          <table:table-cell table:style-name="ce4" table:formula="of:=SUM([.E273:.S273])" office:value-type="percentage" office:value="0.753516248364532" calcext:value-type="percentage">
            <text:p>75.4%</text:p>
          </table:table-cell>
          <table:table-cell table:style-name="ce10" table:formula="of:=IF([.E202]=&quot;&quot;;0;[.E$212]*[.E202])" office:value-type="percentage" office:value="0.0555555555555556" calcext:value-type="percentage">
            <text:p>5.6%</text:p>
          </table:table-cell>
          <table:table-cell table:style-name="ce10" table:formula="of:=IF([.F202]=&quot;&quot;;0;[.F$212]*[.F202])" office:value-type="percentage" office:value="0.0277777777777778" calcext:value-type="percentage">
            <text:p>2.8%</text:p>
          </table:table-cell>
          <table:table-cell table:style-name="ce10" table:formula="of:=IF([.G202]=&quot;&quot;;0;[.G$212]*[.G202])" office:value-type="percentage" office:value="0.0277777777777778" calcext:value-type="percentage">
            <text:p>2.8%</text:p>
          </table:table-cell>
          <table:table-cell table:style-name="ce10" table:formula="of:=IF([.H202]=&quot;&quot;;0;[.H$212]*[.H202])" office:value-type="percentage" office:value="0.0172001324929588" calcext:value-type="percentage">
            <text:p>1.7%</text:p>
          </table:table-cell>
          <table:table-cell table:style-name="ce10" table:formula="of:=IF([.I202]=&quot;&quot;;0;[.I$212]*[.I202])" office:value-type="percentage" office:value="0.0555555555555556" calcext:value-type="percentage">
            <text:p>5.6%</text:p>
          </table:table-cell>
          <table:table-cell table:style-name="ce10" table:formula="of:=IF([.J202]=&quot;&quot;;0;[.J$212]*[.J202])" office:value-type="percentage" office:value="0" calcext:value-type="percentage">
            <text:p>0.0%</text:p>
          </table:table-cell>
          <table:table-cell table:style-name="ce10" table:formula="of:=IF([.K202]=&quot;&quot;;0;[.K$212]*[.K202])" office:value-type="percentage" office:value="0.0510357046054685" calcext:value-type="percentage">
            <text:p>5.1%</text:p>
          </table:table-cell>
          <table:table-cell table:style-name="ce10" table:formula="of:=IF([.L202]=&quot;&quot;;0;[.L$212]*[.L202])" office:value-type="percentage" office:value="0.05" calcext:value-type="percentage">
            <text:p>5.0%</text:p>
          </table:table-cell>
          <table:table-cell table:style-name="ce10" table:formula="of:=IF([.M202]=&quot;&quot;;0;[.M$212]*[.M202])" office:value-type="percentage" office:value="0.0472222222222222" calcext:value-type="percentage">
            <text:p>4.7%</text:p>
          </table:table-cell>
          <table:table-cell table:style-name="ce10" table:formula="of:=IF([.N202]=&quot;&quot;;0;[.N$212]*[.N202])" office:value-type="percentage" office:value="0.0555555555555556" calcext:value-type="percentage">
            <text:p>5.6%</text:p>
          </table:table-cell>
          <table:table-cell table:style-name="ce10" table:formula="of:=IF([.O202]=&quot;&quot;;0;[.O$212]*[.O202])" office:value-type="percentage" office:value="0.0116666666666667" calcext:value-type="percentage">
            <text:p>1.2%</text:p>
          </table:table-cell>
          <table:table-cell table:style-name="ce10" table:formula="of:=IF([.P202]=&quot;&quot;;0;[.P$212]*[.P202])" office:value-type="percentage" office:value="0" calcext:value-type="percentage">
            <text:p>0.0%</text:p>
          </table:table-cell>
          <table:table-cell table:style-name="ce10" table:formula="of:=IF([.Q202]=&quot;&quot;;0;[.Q$212]*[.Q202])" office:value-type="percentage" office:value="0.011106180738745" calcext:value-type="percentage">
            <text:p>1.1%</text:p>
          </table:table-cell>
          <table:table-cell table:style-name="ce10" table:formula="of:=IF([.R202]=&quot;&quot;;0;[.R$212]*[.R202])" office:value-type="percentage" office:value="0.158416157264495" calcext:value-type="percentage">
            <text:p>15.8%</text:p>
          </table:table-cell>
          <table:table-cell table:style-name="ce10" table:formula="of:=IF([.S202]=&quot;&quot;;0;[.S$212]*[.S202])" office:value-type="percentage" office:value="0.184646962151754" calcext:value-type="percentage">
            <text:p>18.5%</text:p>
          </table:table-cell>
          <table:table-cell table:number-columns-repeated="1005"/>
        </table:table-row>
        <table:table-row table:style-name="ro1">
          <table:table-cell table:formula="of:=[.A203]" office:value-type="float" office:value="60" calcext:value-type="float">
            <text:p>60</text:p>
          </table:table-cell>
          <table:table-cell table:formula="of:=[.B203]" office:value-type="string" office:string-value="TEST" calcext:value-type="string">
            <text:p>TEST</text:p>
          </table:table-cell>
          <table:table-cell table:formula="of:=[.C203]" office:value-type="string" office:string-value="FOO" calcext:value-type="string">
            <text:p>FOO</text:p>
          </table:table-cell>
          <table:table-cell table:style-name="ce4" table:formula="of:=SUM([.E274:.S274])" office:value-type="percentage" office:value="1" calcext:value-type="percentage">
            <text:p>100.0%</text:p>
          </table:table-cell>
          <table:table-cell table:style-name="ce10" table:formula="of:=IF([.E203]=&quot;&quot;;0;[.E$212]*[.E203])" office:value-type="percentage" office:value="0.0555555555555556" calcext:value-type="percentage">
            <text:p>5.6%</text:p>
          </table:table-cell>
          <table:table-cell table:style-name="ce10" table:formula="of:=IF([.F203]=&quot;&quot;;0;[.F$212]*[.F203])" office:value-type="percentage" office:value="0.0277777777777778" calcext:value-type="percentage">
            <text:p>2.8%</text:p>
          </table:table-cell>
          <table:table-cell table:style-name="ce10" table:formula="of:=IF([.G203]=&quot;&quot;;0;[.G$212]*[.G203])" office:value-type="percentage" office:value="0.0277777777777778" calcext:value-type="percentage">
            <text:p>2.8%</text:p>
          </table:table-cell>
          <table:table-cell table:style-name="ce10" table:formula="of:=IF([.H203]=&quot;&quot;;0;[.H$212]*[.H203])" office:value-type="percentage" office:value="0.0555555555555556" calcext:value-type="percentage">
            <text:p>5.6%</text:p>
          </table:table-cell>
          <table:table-cell table:style-name="ce10" table:formula="of:=IF([.I203]=&quot;&quot;;0;[.I$212]*[.I203])" office:value-type="percentage" office:value="0.0555555555555556" calcext:value-type="percentage">
            <text:p>5.6%</text:p>
          </table:table-cell>
          <table:table-cell table:style-name="ce10" table:formula="of:=IF([.J203]=&quot;&quot;;0;[.J$212]*[.J203])" office:value-type="percentage" office:value="0.0555555555555556" calcext:value-type="percentage">
            <text:p>5.6%</text:p>
          </table:table-cell>
          <table:table-cell table:style-name="ce10" table:formula="of:=IF([.K203]=&quot;&quot;;0;[.K$212]*[.K203])" office:value-type="percentage" office:value="0.0555555555555556" calcext:value-type="percentage">
            <text:p>5.6%</text:p>
          </table:table-cell>
          <table:table-cell table:style-name="ce10" table:formula="of:=IF([.L203]=&quot;&quot;;0;[.L$212]*[.L203])" office:value-type="percentage" office:value="0.0555555555555556" calcext:value-type="percentage">
            <text:p>5.6%</text:p>
          </table:table-cell>
          <table:table-cell table:style-name="ce10" table:formula="of:=IF([.M203]=&quot;&quot;;0;[.M$212]*[.M203])" office:value-type="percentage" office:value="0.0555555555555556" calcext:value-type="percentage">
            <text:p>5.6%</text:p>
          </table:table-cell>
          <table:table-cell table:style-name="ce10" table:formula="of:=IF([.N203]=&quot;&quot;;0;[.N$212]*[.N203])" office:value-type="percentage" office:value="0.0555555555555556" calcext:value-type="percentage">
            <text:p>5.6%</text:p>
          </table:table-cell>
          <table:table-cell table:style-name="ce10" table:formula="of:=IF([.O203]=&quot;&quot;;0;[.O$212]*[.O203])" office:value-type="percentage" office:value="0.0166666666666667" calcext:value-type="percentage">
            <text:p>1.7%</text:p>
          </table:table-cell>
          <table:table-cell table:style-name="ce10" table:formula="of:=IF([.P203]=&quot;&quot;;0;[.P$212]*[.P203])" office:value-type="percentage" office:value="0.0166666666666667" calcext:value-type="percentage">
            <text:p>1.7%</text:p>
          </table:table-cell>
          <table:table-cell table:style-name="ce10" table:formula="of:=IF([.Q203]=&quot;&quot;;0;[.Q$212]*[.Q203])" office:value-type="percentage" office:value="0.0166666666666667" calcext:value-type="percentage">
            <text:p>1.7%</text:p>
          </table:table-cell>
          <table:table-cell table:style-name="ce10" table:formula="of:=IF([.R203]=&quot;&quot;;0;[.R$212]*[.R203])" office:value-type="percentage" office:value="0.2" calcext:value-type="percentage">
            <text:p>20.0%</text:p>
          </table:table-cell>
          <table:table-cell table:style-name="ce10" table:formula="of:=IF([.S203]=&quot;&quot;;0;[.S$212]*[.S203])" office:value-type="percentage" office:value="0.25" calcext:value-type="percentage">
            <text:p>25.0%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table:style-name="ce5" table:formula="of:=AVERAGE([.D215:.D263])" office:value-type="percentage" office:value="0.813630676828994" calcext:value-type="percentage">
            <text:p>81%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stdev</text:p>
          </table:table-cell>
          <table:table-cell table:style-name="ce5" table:formula="of:=STDEV([.D215:.D263])" office:value-type="percentage" office:value="0.112941233761942" calcext:value-type="percentage">
            <text:p>11%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edian</text:p>
          </table:table-cell>
          <table:table-cell table:style-name="ce5" table:formula="of:=MEDIAN([.D215:.D263])" office:value-type="percentage" office:value="0.827396773484689" calcext:value-type="percentage">
            <text:p>83%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x</text:p>
          </table:table-cell>
          <table:table-cell table:style-name="ce6" table:formula="of:=MAX([.D215:.D263])" office:value-type="percentage" office:value="0.98551627730851" calcext:value-type="percentage">
            <text:p>98.55%</text:p>
          </table:table-cell>
          <table:table-cell table:number-columns-repeated="1020"/>
        </table:table-row>
        <table:table-row table:style-name="ro2" table:number-rows-repeated="10482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scores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TEID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Final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GARWAL, YASH</text:p>
          </table:table-cell>
          <table:table-cell office:value-type="string" calcext:value-type="string">
            <text:p>ya3823</text:p>
          </table:table-cell>
          <table:table-cell table:style-name="ce4" office:value-type="percentage" office:value="0.874355950761572" calcext:value-type="percentage">
            <text:p>87.4%</text:p>
          </table:table-cell>
          <table:table-cell office:value-type="string" calcext:value-type="string">
            <text:p>B+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ZCUA, MAURICIO</text:p>
          </table:table-cell>
          <table:table-cell office:value-type="string" calcext:value-type="string">
            <text:p>mfa476</text:p>
          </table:table-cell>
          <table:table-cell table:style-name="ce4" office:value-type="percentage" office:value="0.799516219104323" calcext:value-type="percentage">
            <text:p>80.0%</text:p>
          </table:table-cell>
          <table:table-cell office:value-type="string" calcext:value-type="string">
            <text:p>B-</text:p>
          </table:table-cell>
          <table:table-cell table:style-name="ce13" table:formula="of:=[.D2]-[.D3]" office:value-type="percentage" office:value="0.074839731657249" calcext:value-type="percentage">
            <text:p>7.48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jarano, Edwin</text:p>
          </table:table-cell>
          <table:table-cell office:value-type="string" calcext:value-type="string">
            <text:p>eab3777</text:p>
          </table:table-cell>
          <table:table-cell table:style-name="ce4" office:value-type="percentage" office:value="0.824078192689554" calcext:value-type="percentage">
            <text:p>82.4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3]-[.D4]" office:value-type="percentage" office:value="-0.0245619735852314" calcext:value-type="percentage">
            <text:p>-2.46%</text:p>
          </table:table-cell>
          <table:table-cell table:style-name="Default"/>
          <table:table-cell/>
          <table:table-cell>
            <draw:frame table:end-cell-address="'final scores'.X22" table:end-x="44.53pt" table:end-y="3pt" draw:z-index="0" draw:name="Chart 1" draw:style-name="gr1" draw:text-style-name="P1" svg:width="824.4pt" svg:height="223.4pt" svg:x="46.63pt" svg:y="10.06pt">
              <draw:object draw:notify-on-update-of-ranges="info.A2:info.A69 info.B1:info.B1 info.B2:info.B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SLIMI, EGZON</text:p>
          </table:table-cell>
          <table:table-cell office:value-type="string" calcext:value-type="string">
            <text:p>eb24748</text:p>
          </table:table-cell>
          <table:table-cell table:style-name="ce4" office:value-type="percentage" office:value="0.923442513786961" calcext:value-type="percentage">
            <text:p>92.3%</text:p>
          </table:table-cell>
          <table:table-cell office:value-type="string" calcext:value-type="string">
            <text:p>A-</text:p>
          </table:table-cell>
          <table:table-cell table:style-name="ce13" table:formula="of:=[.D4]-[.D5]" office:value-type="percentage" office:value="-0.0993643210974068" calcext:value-type="percentage">
            <text:p>-9.94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WER, OTIS</text:p>
          </table:table-cell>
          <table:table-cell office:value-type="string" calcext:value-type="string">
            <text:p>odb234</text:p>
          </table:table-cell>
          <table:table-cell table:style-name="ce4" office:value-type="percentage" office:value="0.722144222425042" calcext:value-type="percentage">
            <text:p>72.2%</text:p>
          </table:table-cell>
          <table:table-cell office:value-type="string" calcext:value-type="string">
            <text:p>C</text:p>
          </table:table-cell>
          <table:table-cell table:style-name="ce13" table:formula="of:=[.D5]-[.D6]" office:value-type="percentage" office:value="0.201298291361919" calcext:value-type="percentage">
            <text:p>20.13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RGOS, CLINTON</text:p>
          </table:table-cell>
          <table:table-cell office:value-type="string" calcext:value-type="string">
            <text:p>crb3385</text:p>
          </table:table-cell>
          <table:table-cell table:style-name="ce4" office:value-type="percentage" office:value="0.873028836189264" calcext:value-type="percentage">
            <text:p>87.3%</text:p>
          </table:table-cell>
          <table:table-cell office:value-type="string" calcext:value-type="string">
            <text:p>B+</text:p>
          </table:table-cell>
          <table:table-cell table:style-name="ce13" table:formula="of:=[.D6]-[.D7]" office:value-type="percentage" office:value="-0.150884613764221" calcext:value-type="percentage">
            <text:p>-15.0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LY, CEDRIC</text:p>
          </table:table-cell>
          <table:table-cell office:value-type="string" calcext:value-type="string">
            <text:p>cgc837</text:p>
          </table:table-cell>
          <table:table-cell table:style-name="ce4" office:value-type="percentage" office:value="0.67824149715978" calcext:value-type="percentage">
            <text:p>67.8%</text:p>
          </table:table-cell>
          <table:table-cell office:value-type="string" calcext:value-type="string">
            <text:p>D+</text:p>
          </table:table-cell>
          <table:table-cell table:style-name="ce13" table:formula="of:=[.D7]-[.D8]" office:value-type="percentage" office:value="0.194787339029483" calcext:value-type="percentage">
            <text:p>19.48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YTON, CLARK</text:p>
          </table:table-cell>
          <table:table-cell office:value-type="string" calcext:value-type="string">
            <text:p>cc47624</text:p>
          </table:table-cell>
          <table:table-cell table:style-name="ce4" office:value-type="percentage" office:value="0.675855673984376" calcext:value-type="percentage">
            <text:p>67.6%</text:p>
          </table:table-cell>
          <table:table-cell office:value-type="string" calcext:value-type="string">
            <text:p>D+</text:p>
          </table:table-cell>
          <table:table-cell table:style-name="ce13" table:formula="of:=[.D8]-[.D9]" office:value-type="percentage" office:value="0.00238582317540437" calcext:value-type="percentage">
            <text:p>0.24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AN, THOMAS</text:p>
          </table:table-cell>
          <table:table-cell office:value-type="string" calcext:value-type="string">
            <text:p>tjd882</text:p>
          </table:table-cell>
          <table:table-cell table:style-name="ce4" office:value-type="percentage" office:value="0.815825087520309" calcext:value-type="percentage">
            <text:p>81.6%</text:p>
          </table:table-cell>
          <table:table-cell table:style-name="ce14" office:value-type="string" calcext:value-type="string">
            <text:p>B-</text:p>
          </table:table-cell>
          <table:table-cell table:style-name="ce13" table:formula="of:=[.D9]-[.D10]" office:value-type="percentage" office:value="-0.139969413535933" calcext:value-type="percentage">
            <text:p>-14.00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RAN, AMANDA</text:p>
          </table:table-cell>
          <table:table-cell office:value-type="string" calcext:value-type="string">
            <text:p>amd3658</text:p>
          </table:table-cell>
          <table:table-cell table:style-name="ce4" office:value-type="percentage" office:value="0.760125905599312" calcext:value-type="percentage">
            <text:p>76.0%</text:p>
          </table:table-cell>
          <table:table-cell office:value-type="string" calcext:value-type="string">
            <text:p>C+</text:p>
          </table:table-cell>
          <table:table-cell table:style-name="ce13" table:formula="of:=[.D10]-[.D11]" office:value-type="percentage" office:value="0.0556991819209975" calcext:value-type="percentage">
            <text:p>5.57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G, SHAWN</text:p>
          </table:table-cell>
          <table:table-cell office:value-type="string" calcext:value-type="string">
            <text:p>lqf62</text:p>
          </table:table-cell>
          <table:table-cell table:style-name="ce4" office:value-type="percentage" office:value="0.844949984811776" calcext:value-type="percentage">
            <text:p>84.5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11]-[.D12]" office:value-type="percentage" office:value="-0.0848240792124649" calcext:value-type="percentage">
            <text:p>-8.48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EMAN, RYAN</text:p>
          </table:table-cell>
          <table:table-cell office:value-type="string" calcext:value-type="string">
            <text:p>rdf598</text:p>
          </table:table-cell>
          <table:table-cell table:style-name="ce4" office:value-type="percentage" office:value="0.493494103958855" calcext:value-type="percentage">
            <text:p>49.3%</text:p>
          </table:table-cell>
          <table:table-cell office:value-type="string" calcext:value-type="string">
            <text:p>F</text:p>
          </table:table-cell>
          <table:table-cell table:style-name="ce13" table:formula="of:=[.D12]-[.D13]" office:value-type="percentage" office:value="0.351455880852921" calcext:value-type="percentage">
            <text:p>35.15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, KEVIN</text:p>
          </table:table-cell>
          <table:table-cell office:value-type="string" calcext:value-type="string">
            <text:p>ktg336</text:p>
          </table:table-cell>
          <table:table-cell table:style-name="ce4" office:value-type="percentage" office:value="0.805469787514989" calcext:value-type="percentage">
            <text:p>80.5%</text:p>
          </table:table-cell>
          <table:table-cell table:style-name="ce14" office:value-type="string" calcext:value-type="string">
            <text:p>B-</text:p>
          </table:table-cell>
          <table:table-cell table:style-name="ce13" table:formula="of:=[.D13]-[.D14]" office:value-type="percentage" office:value="-0.311975683556134" calcext:value-type="percentage">
            <text:p>-31.20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SMITH, CONAN</text:p>
          </table:table-cell>
          <table:table-cell office:value-type="string" calcext:value-type="string">
            <text:p>csg783</text:p>
          </table:table-cell>
          <table:table-cell table:style-name="ce4" office:value-type="percentage" office:value="0.827396773484689" calcext:value-type="percentage">
            <text:p>82.7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14]-[.D15]" office:value-type="percentage" office:value="-0.0219269859696998" calcext:value-type="percentage">
            <text:p>-2.1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NSOULIN, JOHN</text:p>
          </table:table-cell>
          <table:table-cell office:value-type="string" calcext:value-type="string">
            <text:p>jrg4847</text:p>
          </table:table-cell>
          <table:table-cell table:style-name="ce4" office:value-type="percentage" office:value="0.685269368967148" calcext:value-type="percentage">
            <text:p>68.5%</text:p>
          </table:table-cell>
          <table:table-cell office:value-type="string" calcext:value-type="string">
            <text:p>D+</text:p>
          </table:table-cell>
          <table:table-cell table:style-name="ce13" table:formula="of:=[.D15]-[.D16]" office:value-type="percentage" office:value="0.14212740451754" calcext:value-type="percentage">
            <text:p>14.21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OVES, JOHN</text:p>
          </table:table-cell>
          <table:table-cell office:value-type="string" calcext:value-type="string">
            <text:p>jhg698</text:p>
          </table:table-cell>
          <table:table-cell table:style-name="ce4" office:value-type="percentage" office:value="0.900085992447489" calcext:value-type="percentage">
            <text:p>90.0%</text:p>
          </table:table-cell>
          <table:table-cell office:value-type="string" calcext:value-type="string">
            <text:p>A-</text:p>
          </table:table-cell>
          <table:table-cell table:style-name="ce13" table:formula="of:=[.D16]-[.D17]" office:value-type="percentage" office:value="-0.21481662348034" calcext:value-type="percentage">
            <text:p>-21.48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ZMAN, GUALBERTO</text:p>
          </table:table-cell>
          <table:table-cell office:value-type="string" calcext:value-type="string">
            <text:p>gag2224</text:p>
          </table:table-cell>
          <table:table-cell table:style-name="ce4" office:value-type="percentage" office:value="0.930310696334113" calcext:value-type="percentage">
            <text:p>93.0%</text:p>
          </table:table-cell>
          <table:table-cell office:value-type="string" calcext:value-type="string">
            <text:p>A-</text:p>
          </table:table-cell>
          <table:table-cell table:style-name="ce13" table:formula="of:=[.D17]-[.D18]" office:value-type="percentage" office:value="-0.0302247038866239" calcext:value-type="percentage">
            <text:p>-3.02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wes-Domingue, Kathleen</text:p>
          </table:table-cell>
          <table:table-cell office:value-type="string" calcext:value-type="string">
            <text:p>kh549</text:p>
          </table:table-cell>
          <table:table-cell table:style-name="ce4" office:value-type="percentage" office:value="0.95297382394736" calcext:value-type="percentage">
            <text:p>95.3%</text:p>
          </table:table-cell>
          <table:table-cell office:value-type="string" calcext:value-type="string">
            <text:p>A</text:p>
          </table:table-cell>
          <table:table-cell table:style-name="ce13" table:formula="of:=[.D18]-[.D19]" office:value-type="percentage" office:value="-0.022663127613247" calcext:value-type="percentage">
            <text:p>-2.27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YNES, ELIZABETH</text:p>
          </table:table-cell>
          <table:table-cell office:value-type="string" calcext:value-type="string">
            <text:p>ejh2369</text:p>
          </table:table-cell>
          <table:table-cell table:style-name="ce4" office:value-type="percentage" office:value="0.837653169777914" calcext:value-type="percentage">
            <text:p>83.8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19]-[.D20]" office:value-type="percentage" office:value="0.115320654169445" calcext:value-type="percentage">
            <text:p>11.53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, JOSHUA</text:p>
          </table:table-cell>
          <table:table-cell office:value-type="string" calcext:value-type="string">
            <text:p>jlh6542</text:p>
          </table:table-cell>
          <table:table-cell table:style-name="ce4" office:value-type="percentage" office:value="0.647709197994895" calcext:value-type="percentage">
            <text:p>64.8%</text:p>
          </table:table-cell>
          <table:table-cell office:value-type="string" calcext:value-type="string">
            <text:p>D</text:p>
          </table:table-cell>
          <table:table-cell table:style-name="ce13" table:formula="of:=[.D20]-[.D21]" office:value-type="percentage" office:value="0.189943971783019" calcext:value-type="percentage">
            <text:p>18.9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TSON, MILES</text:p>
          </table:table-cell>
          <table:table-cell office:value-type="string" calcext:value-type="string">
            <text:p>mrh2928</text:p>
          </table:table-cell>
          <table:table-cell table:style-name="ce4" office:value-type="percentage" office:value="0.952594970980486" calcext:value-type="percentage">
            <text:p>95.3%</text:p>
          </table:table-cell>
          <table:table-cell office:value-type="string" calcext:value-type="string">
            <text:p>A</text:p>
          </table:table-cell>
          <table:table-cell table:style-name="ce13" table:formula="of:=[.D21]-[.D22]" office:value-type="percentage" office:value="-0.304885772985591" calcext:value-type="percentage">
            <text:p>-30.4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YN, JOOJAY</text:p>
          </table:table-cell>
          <table:table-cell office:value-type="string" calcext:value-type="string">
            <text:p>jh54287</text:p>
          </table:table-cell>
          <table:table-cell table:style-name="ce4" office:value-type="percentage" office:value="0.957778745800537" calcext:value-type="percentage">
            <text:p>95.8%</text:p>
          </table:table-cell>
          <table:table-cell office:value-type="string" calcext:value-type="string">
            <text:p>A</text:p>
          </table:table-cell>
          <table:table-cell table:style-name="ce13" table:formula="of:=[.D22]-[.D23]" office:value-type="percentage" office:value="-0.00518377482005072" calcext:value-type="percentage">
            <text:p>-0.52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inard, Ronald</text:p>
          </table:table-cell>
          <table:table-cell office:value-type="string" calcext:value-type="string">
            <text:p>rbk385</text:p>
          </table:table-cell>
          <table:table-cell table:style-name="ce4" office:value-type="percentage" office:value="0.856839522775916" calcext:value-type="percentage">
            <text:p>85.7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23]-[.D24]" office:value-type="percentage" office:value="0.10093922302462" calcext:value-type="percentage">
            <text:p>10.0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CY, AMANDA</text:p>
          </table:table-cell>
          <table:table-cell office:value-type="string" calcext:value-type="string">
            <text:p>akl777</text:p>
          </table:table-cell>
          <table:table-cell table:style-name="ce4" office:value-type="percentage" office:value="0.826866400948536" calcext:value-type="percentage">
            <text:p>82.7%</text:p>
          </table:table-cell>
          <table:table-cell office:value-type="string" calcext:value-type="string">
            <text:p>B</text:p>
          </table:table-cell>
          <table:table-cell table:style-name="ce13" table:formula="of:=[.D24]-[.D25]" office:value-type="percentage" office:value="0.0299731218273807" calcext:value-type="percentage">
            <text:p>3.00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e, Sangwon</text:p>
          </table:table-cell>
          <table:table-cell office:value-type="string" calcext:value-type="string">
            <text:p>sl34645</text:p>
          </table:table-cell>
          <table:table-cell table:style-name="ce4" office:value-type="percentage" office:value="0.871118590187426" calcext:value-type="percentage">
            <text:p>87.1%</text:p>
          </table:table-cell>
          <table:table-cell office:value-type="string" calcext:value-type="string">
            <text:p>B+</text:p>
          </table:table-cell>
          <table:table-cell table:style-name="ce13" table:formula="of:=[.D25]-[.D26]" office:value-type="percentage" office:value="-0.0442521892388899" calcext:value-type="percentage">
            <text:p>-4.43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U, NANCY</text:p>
          </table:table-cell>
          <table:table-cell office:value-type="string" calcext:value-type="string">
            <text:p>nl6382</text:p>
          </table:table-cell>
          <table:table-cell table:style-name="ce4" office:value-type="percentage" office:value="0.745529639964429" calcext:value-type="percentage">
            <text:p>74.6%</text:p>
          </table:table-cell>
          <table:table-cell office:value-type="string" calcext:value-type="string">
            <text:p>C</text:p>
          </table:table-cell>
          <table:table-cell table:style-name="ce13" table:formula="of:=[.D26]-[.D27]" office:value-type="percentage" office:value="0.125588950222997" calcext:value-type="percentage">
            <text:p>12.56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yon, Eliot</text:p>
          </table:table-cell>
          <table:table-cell office:value-type="string" calcext:value-type="string">
            <text:p>efl55</text:p>
          </table:table-cell>
          <table:table-cell table:style-name="ce4" office:value-type="percentage" office:value="0.98551627730851" calcext:value-type="percentage">
            <text:p>98.6%</text:p>
          </table:table-cell>
          <table:table-cell office:value-type="string" calcext:value-type="string">
            <text:p>A</text:p>
          </table:table-cell>
          <table:table-cell table:style-name="ce13" table:formula="of:=[.D27]-[.D28]" office:value-type="percentage" office:value="-0.239986637344082" calcext:value-type="percentage">
            <text:p>-24.00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DARI, SHISHIR</text:p>
          </table:table-cell>
          <table:table-cell office:value-type="string" calcext:value-type="string">
            <text:p>sm54643</text:p>
          </table:table-cell>
          <table:table-cell table:style-name="ce4" office:value-type="percentage" office:value="0.825073378002397" calcext:value-type="percentage">
            <text:p>82.5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28]-[.D29]" office:value-type="percentage" office:value="0.160442899306113" calcext:value-type="percentage">
            <text:p>16.04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XWELL, CATHERINE</text:p>
          </table:table-cell>
          <table:table-cell office:value-type="string" calcext:value-type="string">
            <text:p>cmm5285</text:p>
          </table:table-cell>
          <table:table-cell table:style-name="ce4" office:value-type="percentage" office:value="0.816396721399684" calcext:value-type="percentage">
            <text:p>81.6%</text:p>
          </table:table-cell>
          <table:table-cell table:style-name="ce14" office:value-type="string" calcext:value-type="string">
            <text:p>B-</text:p>
          </table:table-cell>
          <table:table-cell table:style-name="ce13" table:formula="of:=[.D29]-[.D30]" office:value-type="percentage" office:value="0.00867665660271344" calcext:value-type="percentage">
            <text:p>0.87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, JI WON</text:p>
          </table:table-cell>
          <table:table-cell office:value-type="string" calcext:value-type="string">
            <text:p>jm68874</text:p>
          </table:table-cell>
          <table:table-cell table:style-name="ce4" office:value-type="percentage" office:value="0.637876719058716" calcext:value-type="percentage">
            <text:p>63.8%</text:p>
          </table:table-cell>
          <table:table-cell office:value-type="string" calcext:value-type="string">
            <text:p>D</text:p>
          </table:table-cell>
          <table:table-cell table:style-name="ce13" table:formula="of:=[.D30]-[.D31]" office:value-type="percentage" office:value="0.178520002340968" calcext:value-type="percentage">
            <text:p>17.85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N, JIYOUNG</text:p>
          </table:table-cell>
          <table:table-cell office:value-type="string" calcext:value-type="string">
            <text:p>jm68529</text:p>
          </table:table-cell>
          <table:table-cell table:style-name="ce4" office:value-type="percentage" office:value="0.899921508385166" calcext:value-type="percentage">
            <text:p>90.0%</text:p>
          </table:table-cell>
          <table:table-cell office:value-type="string" calcext:value-type="string">
            <text:p>A-</text:p>
          </table:table-cell>
          <table:table-cell table:style-name="ce13" table:formula="of:=[.D31]-[.D32]" office:value-type="percentage" office:value="-0.26204478932645" calcext:value-type="percentage">
            <text:p>-26.20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GUSSE, NOEL</text:p>
          </table:table-cell>
          <table:table-cell office:value-type="string" calcext:value-type="string">
            <text:p>ntn443</text:p>
          </table:table-cell>
          <table:table-cell table:style-name="ce4" office:value-type="percentage" office:value="0.515544384501771" calcext:value-type="percentage">
            <text:p>51.6%</text:p>
          </table:table-cell>
          <table:table-cell office:value-type="string" calcext:value-type="string">
            <text:p>F</text:p>
          </table:table-cell>
          <table:table-cell table:style-name="ce13" table:formula="of:=[.D32]-[.D33]" office:value-type="percentage" office:value="0.384377123883395" calcext:value-type="percentage">
            <text:p>38.44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MINTUAN, EMMANUEL</text:p>
          </table:table-cell>
          <table:table-cell office:value-type="string" calcext:value-type="string">
            <text:p>emp322</text:p>
          </table:table-cell>
          <table:table-cell table:style-name="ce4" office:value-type="percentage" office:value="0.82431757372834" calcext:value-type="percentage">
            <text:p>82.4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33]-[.D34]" office:value-type="percentage" office:value="-0.308773189226569" calcext:value-type="percentage">
            <text:p>-30.88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EL, RADHA</text:p>
          </table:table-cell>
          <table:table-cell office:value-type="string" calcext:value-type="string">
            <text:p>rp28236</text:p>
          </table:table-cell>
          <table:table-cell table:style-name="ce4" office:value-type="percentage" office:value="0.889939170989161" calcext:value-type="percentage">
            <text:p>89.0%</text:p>
          </table:table-cell>
          <table:table-cell office:value-type="string" calcext:value-type="string">
            <text:p>B+</text:p>
          </table:table-cell>
          <table:table-cell table:style-name="ce13" table:formula="of:=[.D34]-[.D35]" office:value-type="percentage" office:value="-0.0656215972608204" calcext:value-type="percentage">
            <text:p>-6.56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ANAIK, ROHIT</text:p>
          </table:table-cell>
          <table:table-cell office:value-type="string" calcext:value-type="string">
            <text:p>rsp835</text:p>
          </table:table-cell>
          <table:table-cell table:style-name="ce4" office:value-type="percentage" office:value="0.932182807121944" calcext:value-type="percentage">
            <text:p>93.2%</text:p>
          </table:table-cell>
          <table:table-cell office:value-type="string" calcext:value-type="string">
            <text:p>A-</text:p>
          </table:table-cell>
          <table:table-cell table:style-name="ce13" table:formula="of:=[.D35]-[.D36]" office:value-type="percentage" office:value="-0.0422436361327835" calcext:value-type="percentage">
            <text:p>-4.22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AG, NATHAN</text:p>
          </table:table-cell>
          <table:table-cell office:value-type="string" calcext:value-type="string">
            <text:p>nzp65</text:p>
          </table:table-cell>
          <table:table-cell table:style-name="ce4" office:value-type="percentage" office:value="0.583123495164165" calcext:value-type="percentage">
            <text:p>58.3%</text:p>
          </table:table-cell>
          <table:table-cell office:value-type="string" calcext:value-type="string">
            <text:p>D-</text:p>
          </table:table-cell>
          <table:table-cell table:style-name="ce13" table:formula="of:=[.D36]-[.D37]" office:value-type="percentage" office:value="0.34905931195778" calcext:value-type="percentage">
            <text:p>34.91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ADEEP, NISHANTH</text:p>
          </table:table-cell>
          <table:table-cell office:value-type="string" calcext:value-type="string">
            <text:p>np6949</text:p>
          </table:table-cell>
          <table:table-cell table:style-name="ce4" office:value-type="percentage" office:value="0.842619899814266" calcext:value-type="percentage">
            <text:p>84.3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37]-[.D38]" office:value-type="percentage" office:value="-0.259496404650101" calcext:value-type="percentage">
            <text:p>-25.95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ITCHETT, SAMUEL</text:p>
          </table:table-cell>
          <table:table-cell office:value-type="string" calcext:value-type="string">
            <text:p>sbp694</text:p>
          </table:table-cell>
          <table:table-cell table:style-name="ce4" office:value-type="percentage" office:value="0.693126471684762" calcext:value-type="percentage">
            <text:p>69.3%</text:p>
          </table:table-cell>
          <table:table-cell office:value-type="string" calcext:value-type="string">
            <text:p>C-</text:p>
          </table:table-cell>
          <table:table-cell table:style-name="ce13" table:formula="of:=[.D38]-[.D39]" office:value-type="percentage" office:value="0.149493428129504" calcext:value-type="percentage">
            <text:p>14.95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ID-ALAOUI, ABDERRAHMAN</text:p>
          </table:table-cell>
          <table:table-cell office:value-type="string" calcext:value-type="string">
            <text:p>as67659</text:p>
          </table:table-cell>
          <table:table-cell table:style-name="ce4" office:value-type="percentage" office:value="0.897441892187554" calcext:value-type="percentage">
            <text:p>89.7%</text:p>
          </table:table-cell>
          <table:table-cell office:value-type="string" calcext:value-type="string">
            <text:p>A-</text:p>
          </table:table-cell>
          <table:table-cell table:style-name="ce13" table:formula="of:=[.D39]-[.D40]" office:value-type="percentage" office:value="-0.204315420502792" calcext:value-type="percentage">
            <text:p>-20.43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rgent, Luke</text:p>
          </table:table-cell>
          <table:table-cell office:value-type="string" calcext:value-type="string">
            <text:p>lcs2239</text:p>
          </table:table-cell>
          <table:table-cell table:style-name="ce4" office:value-type="percentage" office:value="0.828501391475736" calcext:value-type="percentage">
            <text:p>82.9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40]-[.D41]" office:value-type="percentage" office:value="0.068940500711818" calcext:value-type="percentage">
            <text:p>6.8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LLECK, WESTON</text:p>
          </table:table-cell>
          <table:table-cell office:value-type="string" calcext:value-type="string">
            <text:p>ws6735</text:p>
          </table:table-cell>
          <table:table-cell table:style-name="ce4" office:value-type="percentage" office:value="0.962113360747405" calcext:value-type="percentage">
            <text:p>96.2%</text:p>
          </table:table-cell>
          <table:table-cell office:value-type="string" calcext:value-type="string">
            <text:p>A</text:p>
          </table:table-cell>
          <table:table-cell table:style-name="ce13" table:formula="of:=[.D41]-[.D42]" office:value-type="percentage" office:value="-0.133611969271669" calcext:value-type="percentage">
            <text:p>-13.36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I, DAVID</text:p>
          </table:table-cell>
          <table:table-cell office:value-type="string" calcext:value-type="string">
            <text:p>ds38352</text:p>
          </table:table-cell>
          <table:table-cell table:style-name="ce4" office:value-type="percentage" office:value="0.827990224960958" calcext:value-type="percentage">
            <text:p>82.8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42]-[.D43]" office:value-type="percentage" office:value="0.134123135786447" calcext:value-type="percentage">
            <text:p>13.41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HIAU, GRACE</text:p>
          </table:table-cell>
          <table:table-cell office:value-type="string" calcext:value-type="string">
            <text:p>gs23752</text:p>
          </table:table-cell>
          <table:table-cell table:style-name="ce4" office:value-type="percentage" office:value="0.916574968553385" calcext:value-type="percentage">
            <text:p>91.7%</text:p>
          </table:table-cell>
          <table:table-cell office:value-type="string" calcext:value-type="string">
            <text:p>A-</text:p>
          </table:table-cell>
          <table:table-cell table:style-name="ce13" table:formula="of:=[.D43]-[.D44]" office:value-type="percentage" office:value="-0.0885847435924263" calcext:value-type="percentage">
            <text:p>-8.86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EGELMAN, RYAN</text:p>
          </table:table-cell>
          <table:table-cell office:value-type="string" calcext:value-type="string">
            <text:p>rs47796</text:p>
          </table:table-cell>
          <table:table-cell table:style-name="ce4" office:value-type="percentage" office:value="0.856086113748832" calcext:value-type="percentage">
            <text:p>85.6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44]-[.D45]" office:value-type="percentage" office:value="0.060488854804553" calcext:value-type="percentage">
            <text:p>6.05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be, Jeffrey</text:p>
          </table:table-cell>
          <table:table-cell office:value-type="string" calcext:value-type="string">
            <text:p>jmt3855</text:p>
          </table:table-cell>
          <table:table-cell table:style-name="ce4" office:value-type="percentage" office:value="0.718326852720944" calcext:value-type="percentage">
            <text:p>71.8%</text:p>
          </table:table-cell>
          <table:table-cell office:value-type="string" calcext:value-type="string">
            <text:p>C</text:p>
          </table:table-cell>
          <table:table-cell table:style-name="ce13" table:formula="of:=[.D45]-[.D46]" office:value-type="percentage" office:value="0.137759261027888" calcext:value-type="percentage">
            <text:p>13.78%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KKAR, SHUBHAM</text:p>
          </table:table-cell>
          <table:table-cell office:value-type="string" calcext:value-type="string">
            <text:p>st25726</text:p>
          </table:table-cell>
          <table:table-cell table:style-name="ce4" office:value-type="percentage" office:value="0.811338238366656" calcext:value-type="percentage">
            <text:p>81.1%</text:p>
          </table:table-cell>
          <table:table-cell table:style-name="ce14" office:value-type="string" calcext:value-type="string">
            <text:p>B-</text:p>
          </table:table-cell>
          <table:table-cell table:style-name="ce13" table:formula="of:=[.D46]-[.D47]" office:value-type="percentage" office:value="-0.0930113856457118" calcext:value-type="percentage">
            <text:p>-9.30%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UONG, WILLIAM</text:p>
          </table:table-cell>
          <table:table-cell office:value-type="string" calcext:value-type="string">
            <text:p>wat425</text:p>
          </table:table-cell>
          <table:table-cell table:style-name="ce4" office:value-type="percentage" office:value="0.821628476643436" calcext:value-type="percentage">
            <text:p>82.2%</text:p>
          </table:table-cell>
          <table:table-cell table:style-name="ce14" office:value-type="string" calcext:value-type="string">
            <text:p>B-</text:p>
          </table:table-cell>
          <table:table-cell table:style-name="ce13" table:formula="of:=[.D47]-[.D48]" office:value-type="percentage" office:value="-0.0102902382767801" calcext:value-type="percentage">
            <text:p>-1.03%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RNINO, CHRISTOPHER</text:p>
          </table:table-cell>
          <table:table-cell office:value-type="string" calcext:value-type="string">
            <text:p>ckv244</text:p>
          </table:table-cell>
          <table:table-cell table:style-name="ce4" office:value-type="percentage" office:value="0.794012283990906" calcext:value-type="percentage">
            <text:p>79.4%</text:p>
          </table:table-cell>
          <table:table-cell office:value-type="string" calcext:value-type="string">
            <text:p>B-</text:p>
          </table:table-cell>
          <table:table-cell table:style-name="ce13" table:formula="of:=[.D48]-[.D49]" office:value-type="percentage" office:value="0.0276161926525301" calcext:value-type="percentage">
            <text:p>2.76%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ALSH, JACOB</text:p>
          </table:table-cell>
          <table:table-cell office:value-type="string" calcext:value-type="string">
            <text:p>jdw3853</text:p>
          </table:table-cell>
          <table:table-cell table:style-name="ce4" office:value-type="percentage" office:value="0.905596084948954" calcext:value-type="percentage">
            <text:p>90.6%</text:p>
          </table:table-cell>
          <table:table-cell office:value-type="string" calcext:value-type="string">
            <text:p>A-</text:p>
          </table:table-cell>
          <table:table-cell table:style-name="ce13" table:formula="of:=[.D49]-[.D50]" office:value-type="percentage" office:value="-0.111583800958048" calcext:value-type="percentage">
            <text:p>-11.16%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ANG, BRIAN</text:p>
          </table:table-cell>
          <table:table-cell office:value-type="string" calcext:value-type="string">
            <text:p>bw22485</text:p>
          </table:table-cell>
          <table:table-cell table:style-name="ce4" office:value-type="percentage" office:value="0.95289476851039" calcext:value-type="percentage">
            <text:p>95.3%</text:p>
          </table:table-cell>
          <table:table-cell office:value-type="string" calcext:value-type="string">
            <text:p>A</text:p>
          </table:table-cell>
          <table:table-cell table:style-name="ce13" table:formula="of:=[.D50]-[.D51]" office:value-type="percentage" office:value="-0.0472986835614357" calcext:value-type="percentage">
            <text:p>-4.73%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ANG, ROSARY</text:p>
          </table:table-cell>
          <table:table-cell office:value-type="string" calcext:value-type="string">
            <text:p>ryw86</text:p>
          </table:table-cell>
          <table:table-cell table:style-name="ce4" office:value-type="percentage" office:value="0.84490846003313" calcext:value-type="percentage">
            <text:p>84.5%</text:p>
          </table:table-cell>
          <table:table-cell table:style-name="ce14" office:value-type="string" calcext:value-type="string">
            <text:p>B</text:p>
          </table:table-cell>
          <table:table-cell table:style-name="ce13" table:formula="of:=[.D51]-[.D52]" office:value-type="percentage" office:value="0.107986308477259" calcext:value-type="percentage">
            <text:p>10.80%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ILLIAMS, GRAYSON</text:p>
          </table:table-cell>
          <table:table-cell office:value-type="string" calcext:value-type="string">
            <text:p>gdw542</text:p>
          </table:table-cell>
          <table:table-cell table:style-name="ce4" office:value-type="percentage" office:value="0.704087729197398" calcext:value-type="percentage">
            <text:p>70.4%</text:p>
          </table:table-cell>
          <table:table-cell office:value-type="string" calcext:value-type="string">
            <text:p>C-</text:p>
          </table:table-cell>
          <table:table-cell table:style-name="ce13" table:formula="of:=[.D52]-[.D53]" office:value-type="percentage" office:value="0.140820730835732" calcext:value-type="percentage">
            <text:p>14.08%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ILLIAMSON, TYLER</text:p>
          </table:table-cell>
          <table:table-cell office:value-type="string" calcext:value-type="string">
            <text:p>tdw694</text:p>
          </table:table-cell>
          <table:table-cell table:style-name="ce4" office:value-type="percentage" office:value="0.627739344662763" calcext:value-type="percentage">
            <text:p>62.8%</text:p>
          </table:table-cell>
          <table:table-cell office:value-type="string" calcext:value-type="string">
            <text:p>D-</text:p>
          </table:table-cell>
          <table:table-cell table:style-name="ce13" table:formula="of:=[.D53]-[.D54]" office:value-type="percentage" office:value="0.0763483845346356" calcext:value-type="percentage">
            <text:p>7.63%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SON, CLAUDIO</text:p>
          </table:table-cell>
          <table:table-cell office:value-type="string" calcext:value-type="string">
            <text:p>cw29423</text:p>
          </table:table-cell>
          <table:table-cell table:style-name="ce4" office:value-type="percentage" office:value="0.873347211984736" calcext:value-type="percentage">
            <text:p>87.3%</text:p>
          </table:table-cell>
          <table:table-cell office:value-type="string" calcext:value-type="string">
            <text:p>B+</text:p>
          </table:table-cell>
          <table:table-cell table:style-name="ce13" table:formula="of:=[.D54]-[.D55]" office:value-type="percentage" office:value="-0.245607867321973" calcext:value-type="percentage">
            <text:p>-24.56%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U, XINGRONG</text:p>
          </table:table-cell>
          <table:table-cell office:value-type="string" calcext:value-type="string">
            <text:p>xw3246</text:p>
          </table:table-cell>
          <table:table-cell table:style-name="ce4" office:value-type="percentage" office:value="0.868999399320525" calcext:value-type="percentage">
            <text:p>86.9%</text:p>
          </table:table-cell>
          <table:table-cell table:style-name="ce14" office:value-type="string" calcext:value-type="string">
            <text:p>B+</text:p>
          </table:table-cell>
          <table:table-cell table:style-name="ce13" table:formula="of:=[.D55]-[.D56]" office:value-type="percentage" office:value="0.00434781266421069" calcext:value-type="percentage">
            <text:p>0.43%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OU, DONG HYEON</text:p>
          </table:table-cell>
          <table:table-cell office:value-type="string" calcext:value-type="string">
            <text:p>dy3629</text:p>
          </table:table-cell>
          <table:table-cell table:style-name="ce4" office:value-type="percentage" office:value="0.972207264398297" calcext:value-type="percentage">
            <text:p>97.2%</text:p>
          </table:table-cell>
          <table:table-cell office:value-type="string" calcext:value-type="string">
            <text:p>A</text:p>
          </table:table-cell>
          <table:table-cell table:style-name="ce13" table:formula="of:=[.D56]-[.D57]" office:value-type="percentage" office:value="-0.103207865077772" calcext:value-type="percentage">
            <text:p>-10.32%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APATA, EDUARDO</text:p>
          </table:table-cell>
          <table:table-cell office:value-type="string" calcext:value-type="string">
            <text:p>ez2753</text:p>
          </table:table-cell>
          <table:table-cell table:style-name="ce4" office:value-type="percentage" office:value="0.881202263676567" calcext:value-type="percentage">
            <text:p>88.1%</text:p>
          </table:table-cell>
          <table:table-cell office:value-type="string" calcext:value-type="string">
            <text:p>B+</text:p>
          </table:table-cell>
          <table:table-cell table:style-name="ce13" table:formula="of:=[.D57]-[.D58]" office:value-type="percentage" office:value="0.0910050007217303" calcext:value-type="percentage">
            <text:p>9.10%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ENG, XUMING</text:p>
          </table:table-cell>
          <table:table-cell office:value-type="string" calcext:value-type="string">
            <text:p>xz4493</text:p>
          </table:table-cell>
          <table:table-cell table:style-name="ce4" office:value-type="percentage" office:value="0.952787064086657" calcext:value-type="percentage">
            <text:p>95.3%</text:p>
          </table:table-cell>
          <table:table-cell office:value-type="string" calcext:value-type="string">
            <text:p>A</text:p>
          </table:table-cell>
          <table:table-cell table:style-name="ce13" table:formula="of:=[.D58]-[.D59]" office:value-type="percentage" office:value="-0.0715848004100899" calcext:value-type="percentage">
            <text:p>-7.16%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HU, SHIRLEY</text:p>
          </table:table-cell>
          <table:table-cell office:value-type="string" calcext:value-type="string">
            <text:p>sxz64</text:p>
          </table:table-cell>
          <table:table-cell table:style-name="ce4" office:value-type="percentage" office:value="0.753516248364532" calcext:value-type="percentage">
            <text:p>75.4%</text:p>
          </table:table-cell>
          <table:table-cell office:value-type="string" calcext:value-type="string">
            <text:p>C+</text:p>
          </table:table-cell>
          <table:table-cell table:style-name="ce13" table:formula="of:=[.D59]-[.D60]" office:value-type="percentage" office:value="0.199270815722125" calcext:value-type="percentage">
            <text:p>19.93%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8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5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" table:style-name="ta3" table:print="false">
        <table:table-column table:style-name="co4" table:default-cell-style-name="ce5"/>
        <table:table-column table:style-name="co14" table:default-cell-style-name="Default"/>
        <table:table-column table:style-name="co4" table:number-columns-repeated="1022" table:default-cell-style-name="Default"/>
        <table:table-row table:style-name="ro4">
          <table:table-cell table:style-name="Default" office:value-type="string" calcext:value-type="string">
            <text:p>score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2">
          <table:table-cell office:value-type="percentage" office:value="1" calcext:value-type="percentage">
            <text:p>100%</text:p>
          </table:table-cell>
          <table:table-cell table:formula="of:=COUNTIF(info;&quot;&gt;=&quot;&amp;[.A2]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2]-0.01" office:value-type="percentage" office:value="0.99" calcext:value-type="percentage">
            <text:p>99%</text:p>
          </table:table-cell>
          <table:table-cell table:formula="of:=COUNTIF(info;&quot;&gt;=&quot;&amp;([.A3]))-COUNTIF(info;&quot;&gt;=&quot;&amp;([.A3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3]-0.01" office:value-type="percentage" office:value="0.98" calcext:value-type="percentage">
            <text:p>98%</text:p>
          </table:table-cell>
          <table:table-cell table:formula="of:=COUNTIF(info;&quot;&gt;=&quot;&amp;([.A4]))-COUNTIF(info;&quot;&gt;=&quot;&amp;([.A4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4]-0.01" office:value-type="percentage" office:value="0.97" calcext:value-type="percentage">
            <text:p>97%</text:p>
          </table:table-cell>
          <table:table-cell table:formula="of:=COUNTIF(info;&quot;&gt;=&quot;&amp;([.A5]))-COUNTIF(info;&quot;&gt;=&quot;&amp;([.A5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]-0.01" office:value-type="percentage" office:value="0.96" calcext:value-type="percentage">
            <text:p>96%</text:p>
          </table:table-cell>
          <table:table-cell table:formula="of:=COUNTIF(info;&quot;&gt;=&quot;&amp;([.A6]))-COUNTIF(info;&quot;&gt;=&quot;&amp;([.A6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6]-0.01" office:value-type="percentage" office:value="0.95" calcext:value-type="percentage">
            <text:p>95%</text:p>
          </table:table-cell>
          <table:table-cell table:formula="of:=COUNTIF(info;&quot;&gt;=&quot;&amp;([.A7]))-COUNTIF(info;&quot;&gt;=&quot;&amp;([.A7]+0.01))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[.A7]-0.01" office:value-type="percentage" office:value="0.94" calcext:value-type="percentage">
            <text:p>94%</text:p>
          </table:table-cell>
          <table:table-cell table:formula="of:=COUNTIF(info;&quot;&gt;=&quot;&amp;([.A8]))-COUNTIF(info;&quot;&gt;=&quot;&amp;([.A8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8]-0.01" office:value-type="percentage" office:value="0.93" calcext:value-type="percentage">
            <text:p>93%</text:p>
          </table:table-cell>
          <table:table-cell table:formula="of:=COUNTIF(info;&quot;&gt;=&quot;&amp;([.A9]))-COUNTIF(info;&quot;&gt;=&quot;&amp;([.A9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9]-0.01" office:value-type="percentage" office:value="0.92" calcext:value-type="percentage">
            <text:p>92%</text:p>
          </table:table-cell>
          <table:table-cell table:formula="of:=COUNTIF(info;&quot;&gt;=&quot;&amp;([.A10]))-COUNTIF(info;&quot;&gt;=&quot;&amp;([.A10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10]-0.01" office:value-type="percentage" office:value="0.91" calcext:value-type="percentage">
            <text:p>91%</text:p>
          </table:table-cell>
          <table:table-cell table:formula="of:=COUNTIF(info;&quot;&gt;=&quot;&amp;([.A11]))-COUNTIF(info;&quot;&gt;=&quot;&amp;([.A11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11]-0.01" office:value-type="percentage" office:value="0.9" calcext:value-type="percentage">
            <text:p>90%</text:p>
          </table:table-cell>
          <table:table-cell table:formula="of:=COUNTIF(info;&quot;&gt;=&quot;&amp;([.A12]))-COUNTIF(info;&quot;&gt;=&quot;&amp;([.A12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12]-0.01" office:value-type="percentage" office:value="0.89" calcext:value-type="percentage">
            <text:p>89%</text:p>
          </table:table-cell>
          <table:table-cell table:formula="of:=COUNTIF(info;&quot;&gt;=&quot;&amp;([.A13]))-COUNTIF(info;&quot;&gt;=&quot;&amp;([.A13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13]-0.01" office:value-type="percentage" office:value="0.88" calcext:value-type="percentage">
            <text:p>88%</text:p>
          </table:table-cell>
          <table:table-cell table:formula="of:=COUNTIF(info;&quot;&gt;=&quot;&amp;([.A14]))-COUNTIF(info;&quot;&gt;=&quot;&amp;([.A14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14]-0.01" office:value-type="percentage" office:value="0.87" calcext:value-type="percentage">
            <text:p>87%</text:p>
          </table:table-cell>
          <table:table-cell table:formula="of:=COUNTIF(info;&quot;&gt;=&quot;&amp;([.A15]))-COUNTIF(info;&quot;&gt;=&quot;&amp;([.A15]+0.01))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[.A15]-0.01" office:value-type="percentage" office:value="0.86" calcext:value-type="percentage">
            <text:p>86%</text:p>
          </table:table-cell>
          <table:table-cell table:formula="of:=COUNTIF(info;&quot;&gt;=&quot;&amp;([.A16]))-COUNTIF(info;&quot;&gt;=&quot;&amp;([.A16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16]-0.01" office:value-type="percentage" office:value="0.85" calcext:value-type="percentage">
            <text:p>85%</text:p>
          </table:table-cell>
          <table:table-cell table:formula="of:=COUNTIF(info;&quot;&gt;=&quot;&amp;([.A17]))-COUNTIF(info;&quot;&gt;=&quot;&amp;([.A17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17]-0.01" office:value-type="percentage" office:value="0.84" calcext:value-type="percentage">
            <text:p>84%</text:p>
          </table:table-cell>
          <table:table-cell table:formula="of:=COUNTIF(info;&quot;&gt;=&quot;&amp;([.A18]))-COUNTIF(info;&quot;&gt;=&quot;&amp;([.A18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18]-0.01" office:value-type="percentage" office:value="0.83" calcext:value-type="percentage">
            <text:p>83%</text:p>
          </table:table-cell>
          <table:table-cell table:formula="of:=COUNTIF(info;&quot;&gt;=&quot;&amp;([.A19]))-COUNTIF(info;&quot;&gt;=&quot;&amp;([.A19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19]-0.01" office:value-type="percentage" office:value="0.82" calcext:value-type="percentage">
            <text:p>82%</text:p>
          </table:table-cell>
          <table:table-cell table:formula="of:=COUNTIF(info;&quot;&gt;=&quot;&amp;([.A20]))-COUNTIF(info;&quot;&gt;=&quot;&amp;([.A20]+0.01))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[.A20]-0.01" office:value-type="percentage" office:value="0.81" calcext:value-type="percentage">
            <text:p>81%</text:p>
          </table:table-cell>
          <table:table-cell table:formula="of:=COUNTIF(info;&quot;&gt;=&quot;&amp;([.A21]))-COUNTIF(info;&quot;&gt;=&quot;&amp;([.A21]+0.01)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21]-0.01" office:value-type="percentage" office:value="0.8" calcext:value-type="percentage">
            <text:p>80%</text:p>
          </table:table-cell>
          <table:table-cell table:formula="of:=COUNTIF(info;&quot;&gt;=&quot;&amp;([.A22]))-COUNTIF(info;&quot;&gt;=&quot;&amp;([.A22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22]-0.01" office:value-type="percentage" office:value="0.79" calcext:value-type="percentage">
            <text:p>79%</text:p>
          </table:table-cell>
          <table:table-cell table:formula="of:=COUNTIF(info;&quot;&gt;=&quot;&amp;([.A23]))-COUNTIF(info;&quot;&gt;=&quot;&amp;([.A23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23]-0.01" office:value-type="percentage" office:value="0.78" calcext:value-type="percentage">
            <text:p>78%</text:p>
          </table:table-cell>
          <table:table-cell table:formula="of:=COUNTIF(info;&quot;&gt;=&quot;&amp;([.A24]))-COUNTIF(info;&quot;&gt;=&quot;&amp;([.A24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24]-0.01" office:value-type="percentage" office:value="0.77" calcext:value-type="percentage">
            <text:p>77%</text:p>
          </table:table-cell>
          <table:table-cell table:formula="of:=COUNTIF(info;&quot;&gt;=&quot;&amp;([.A25]))-COUNTIF(info;&quot;&gt;=&quot;&amp;([.A25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25]-0.01" office:value-type="percentage" office:value="0.76" calcext:value-type="percentage">
            <text:p>76%</text:p>
          </table:table-cell>
          <table:table-cell table:formula="of:=COUNTIF(info;&quot;&gt;=&quot;&amp;([.A26]))-COUNTIF(info;&quot;&gt;=&quot;&amp;([.A26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26]-0.01" office:value-type="percentage" office:value="0.75" calcext:value-type="percentage">
            <text:p>75%</text:p>
          </table:table-cell>
          <table:table-cell table:formula="of:=COUNTIF(info;&quot;&gt;=&quot;&amp;([.A27]))-COUNTIF(info;&quot;&gt;=&quot;&amp;([.A27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27]-0.01" office:value-type="percentage" office:value="0.74" calcext:value-type="percentage">
            <text:p>74%</text:p>
          </table:table-cell>
          <table:table-cell table:formula="of:=COUNTIF(info;&quot;&gt;=&quot;&amp;([.A28]))-COUNTIF(info;&quot;&gt;=&quot;&amp;([.A28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28]-0.01" office:value-type="percentage" office:value="0.73" calcext:value-type="percentage">
            <text:p>73%</text:p>
          </table:table-cell>
          <table:table-cell table:formula="of:=COUNTIF(info;&quot;&gt;=&quot;&amp;([.A29]))-COUNTIF(info;&quot;&gt;=&quot;&amp;([.A29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29]-0.01" office:value-type="percentage" office:value="0.72" calcext:value-type="percentage">
            <text:p>72%</text:p>
          </table:table-cell>
          <table:table-cell table:formula="of:=COUNTIF(info;&quot;&gt;=&quot;&amp;([.A30]))-COUNTIF(info;&quot;&gt;=&quot;&amp;([.A30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30]-0.01" office:value-type="percentage" office:value="0.71" calcext:value-type="percentage">
            <text:p>71%</text:p>
          </table:table-cell>
          <table:table-cell table:formula="of:=COUNTIF(info;&quot;&gt;=&quot;&amp;([.A31]))-COUNTIF(info;&quot;&gt;=&quot;&amp;([.A31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31]-0.01" office:value-type="percentage" office:value="0.7" calcext:value-type="percentage">
            <text:p>70%</text:p>
          </table:table-cell>
          <table:table-cell table:formula="of:=COUNTIF(info;&quot;&gt;=&quot;&amp;([.A32]))-COUNTIF(info;&quot;&gt;=&quot;&amp;([.A32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32]-0.01" office:value-type="percentage" office:value="0.69" calcext:value-type="percentage">
            <text:p>69%</text:p>
          </table:table-cell>
          <table:table-cell table:formula="of:=COUNTIF(info;&quot;&gt;=&quot;&amp;([.A33]))-COUNTIF(info;&quot;&gt;=&quot;&amp;([.A33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33]-0.01" office:value-type="percentage" office:value="0.68" calcext:value-type="percentage">
            <text:p>68%</text:p>
          </table:table-cell>
          <table:table-cell table:formula="of:=COUNTIF(info;&quot;&gt;=&quot;&amp;([.A34]))-COUNTIF(info;&quot;&gt;=&quot;&amp;([.A34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34]-0.01" office:value-type="percentage" office:value="0.67" calcext:value-type="percentage">
            <text:p>67%</text:p>
          </table:table-cell>
          <table:table-cell table:formula="of:=COUNTIF(info;&quot;&gt;=&quot;&amp;([.A35]))-COUNTIF(info;&quot;&gt;=&quot;&amp;([.A35]+0.01)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35]-0.01" office:value-type="percentage" office:value="0.66" calcext:value-type="percentage">
            <text:p>66%</text:p>
          </table:table-cell>
          <table:table-cell table:formula="of:=COUNTIF(info;&quot;&gt;=&quot;&amp;([.A36]))-COUNTIF(info;&quot;&gt;=&quot;&amp;([.A36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36]-0.01" office:value-type="percentage" office:value="0.65" calcext:value-type="percentage">
            <text:p>65%</text:p>
          </table:table-cell>
          <table:table-cell table:formula="of:=COUNTIF(info;&quot;&gt;=&quot;&amp;([.A37]))-COUNTIF(info;&quot;&gt;=&quot;&amp;([.A37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37]-0.01" office:value-type="percentage" office:value="0.64" calcext:value-type="percentage">
            <text:p>64%</text:p>
          </table:table-cell>
          <table:table-cell table:formula="of:=COUNTIF(info;&quot;&gt;=&quot;&amp;([.A38]))-COUNTIF(info;&quot;&gt;=&quot;&amp;([.A38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38]-0.01" office:value-type="percentage" office:value="0.63" calcext:value-type="percentage">
            <text:p>63%</text:p>
          </table:table-cell>
          <table:table-cell table:formula="of:=COUNTIF(info;&quot;&gt;=&quot;&amp;([.A39]))-COUNTIF(info;&quot;&gt;=&quot;&amp;([.A39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39]-0.01" office:value-type="percentage" office:value="0.62" calcext:value-type="percentage">
            <text:p>62%</text:p>
          </table:table-cell>
          <table:table-cell table:formula="of:=COUNTIF(info;&quot;&gt;=&quot;&amp;([.A40]))-COUNTIF(info;&quot;&gt;=&quot;&amp;([.A40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0]-0.01" office:value-type="percentage" office:value="0.61" calcext:value-type="percentage">
            <text:p>61%</text:p>
          </table:table-cell>
          <table:table-cell table:formula="of:=COUNTIF(info;&quot;&gt;=&quot;&amp;([.A41]))-COUNTIF(info;&quot;&gt;=&quot;&amp;([.A41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1]-0.01" office:value-type="percentage" office:value="0.6" calcext:value-type="percentage">
            <text:p>60%</text:p>
          </table:table-cell>
          <table:table-cell table:formula="of:=COUNTIF(info;&quot;&gt;=&quot;&amp;([.A42]))-COUNTIF(info;&quot;&gt;=&quot;&amp;([.A42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2]-0.01" office:value-type="percentage" office:value="0.59" calcext:value-type="percentage">
            <text:p>59%</text:p>
          </table:table-cell>
          <table:table-cell table:formula="of:=COUNTIF(info;&quot;&gt;=&quot;&amp;([.A43]))-COUNTIF(info;&quot;&gt;=&quot;&amp;([.A43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3]-0.01" office:value-type="percentage" office:value="0.58" calcext:value-type="percentage">
            <text:p>58%</text:p>
          </table:table-cell>
          <table:table-cell table:formula="of:=COUNTIF(info;&quot;&gt;=&quot;&amp;([.A44]))-COUNTIF(info;&quot;&gt;=&quot;&amp;([.A44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44]-0.01" office:value-type="percentage" office:value="0.57" calcext:value-type="percentage">
            <text:p>57%</text:p>
          </table:table-cell>
          <table:table-cell table:formula="of:=COUNTIF(info;&quot;&gt;=&quot;&amp;([.A45]))-COUNTIF(info;&quot;&gt;=&quot;&amp;([.A45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5]-0.01" office:value-type="percentage" office:value="0.56" calcext:value-type="percentage">
            <text:p>56%</text:p>
          </table:table-cell>
          <table:table-cell table:formula="of:=COUNTIF(info;&quot;&gt;=&quot;&amp;([.A46]))-COUNTIF(info;&quot;&gt;=&quot;&amp;([.A46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6]-0.01" office:value-type="percentage" office:value="0.55" calcext:value-type="percentage">
            <text:p>55%</text:p>
          </table:table-cell>
          <table:table-cell table:formula="of:=COUNTIF(info;&quot;&gt;=&quot;&amp;([.A47]))-COUNTIF(info;&quot;&gt;=&quot;&amp;([.A47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7]-0.01" office:value-type="percentage" office:value="0.54" calcext:value-type="percentage">
            <text:p>54%</text:p>
          </table:table-cell>
          <table:table-cell table:formula="of:=COUNTIF(info;&quot;&gt;=&quot;&amp;([.A48]))-COUNTIF(info;&quot;&gt;=&quot;&amp;([.A48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8]-0.01" office:value-type="percentage" office:value="0.53" calcext:value-type="percentage">
            <text:p>53%</text:p>
          </table:table-cell>
          <table:table-cell table:formula="of:=COUNTIF(info;&quot;&gt;=&quot;&amp;([.A49]))-COUNTIF(info;&quot;&gt;=&quot;&amp;([.A49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49]-0.01" office:value-type="percentage" office:value="0.52" calcext:value-type="percentage">
            <text:p>52%</text:p>
          </table:table-cell>
          <table:table-cell table:formula="of:=COUNTIF(info;&quot;&gt;=&quot;&amp;([.A50]))-COUNTIF(info;&quot;&gt;=&quot;&amp;([.A50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0]-0.01" office:value-type="percentage" office:value="0.51" calcext:value-type="percentage">
            <text:p>51%</text:p>
          </table:table-cell>
          <table:table-cell table:formula="of:=COUNTIF(info;&quot;&gt;=&quot;&amp;([.A51]))-COUNTIF(info;&quot;&gt;=&quot;&amp;([.A51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51]-0.01" office:value-type="percentage" office:value="0.5" calcext:value-type="percentage">
            <text:p>50%</text:p>
          </table:table-cell>
          <table:table-cell table:formula="of:=COUNTIF(info;&quot;&gt;=&quot;&amp;([.A52]))-COUNTIF(info;&quot;&gt;=&quot;&amp;([.A52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2]-0.01" office:value-type="percentage" office:value="0.49" calcext:value-type="percentage">
            <text:p>49%</text:p>
          </table:table-cell>
          <table:table-cell table:formula="of:=COUNTIF(info;&quot;&gt;=&quot;&amp;([.A53]))-COUNTIF(info;&quot;&gt;=&quot;&amp;([.A53]+0.01)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[.A53]-0.01" office:value-type="percentage" office:value="0.48" calcext:value-type="percentage">
            <text:p>48%</text:p>
          </table:table-cell>
          <table:table-cell table:formula="of:=COUNTIF(info;&quot;&gt;=&quot;&amp;([.A54]))-COUNTIF(info;&quot;&gt;=&quot;&amp;([.A54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4]-0.01" office:value-type="percentage" office:value="0.47" calcext:value-type="percentage">
            <text:p>47%</text:p>
          </table:table-cell>
          <table:table-cell table:formula="of:=COUNTIF(info;&quot;&gt;=&quot;&amp;([.A55]))-COUNTIF(info;&quot;&gt;=&quot;&amp;([.A55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5]-0.01" office:value-type="percentage" office:value="0.46" calcext:value-type="percentage">
            <text:p>46%</text:p>
          </table:table-cell>
          <table:table-cell table:formula="of:=COUNTIF(info;&quot;&gt;=&quot;&amp;([.A56]))-COUNTIF(info;&quot;&gt;=&quot;&amp;([.A56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6]-0.01" office:value-type="percentage" office:value="0.45" calcext:value-type="percentage">
            <text:p>45%</text:p>
          </table:table-cell>
          <table:table-cell table:formula="of:=COUNTIF(info;&quot;&gt;=&quot;&amp;([.A57]))-COUNTIF(info;&quot;&gt;=&quot;&amp;([.A57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7]-0.01" office:value-type="percentage" office:value="0.44" calcext:value-type="percentage">
            <text:p>44%</text:p>
          </table:table-cell>
          <table:table-cell table:formula="of:=COUNTIF(info;&quot;&gt;=&quot;&amp;([.A58]))-COUNTIF(info;&quot;&gt;=&quot;&amp;([.A58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8]-0.01" office:value-type="percentage" office:value="0.429999999999999" calcext:value-type="percentage">
            <text:p>43%</text:p>
          </table:table-cell>
          <table:table-cell table:formula="of:=COUNTIF(info;&quot;&gt;=&quot;&amp;([.A59]))-COUNTIF(info;&quot;&gt;=&quot;&amp;([.A59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59]-0.01" office:value-type="percentage" office:value="0.42" calcext:value-type="percentage">
            <text:p>42%</text:p>
          </table:table-cell>
          <table:table-cell table:formula="of:=COUNTIF(info;&quot;&gt;=&quot;&amp;([.A60]))-COUNTIF(info;&quot;&gt;=&quot;&amp;([.A60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0]-0.01" office:value-type="percentage" office:value="0.409999999999999" calcext:value-type="percentage">
            <text:p>41%</text:p>
          </table:table-cell>
          <table:table-cell table:formula="of:=COUNTIF(info;&quot;&gt;=&quot;&amp;([.A61]))-COUNTIF(info;&quot;&gt;=&quot;&amp;([.A61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1]-0.01" office:value-type="percentage" office:value="0.4" calcext:value-type="percentage">
            <text:p>40%</text:p>
          </table:table-cell>
          <table:table-cell table:formula="of:=COUNTIF(info;&quot;&gt;=&quot;&amp;([.A62]))-COUNTIF(info;&quot;&gt;=&quot;&amp;([.A62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2]-0.01" office:value-type="percentage" office:value="0.389999999999999" calcext:value-type="percentage">
            <text:p>39%</text:p>
          </table:table-cell>
          <table:table-cell table:formula="of:=COUNTIF(info;&quot;&gt;=&quot;&amp;([.A63]))-COUNTIF(info;&quot;&gt;=&quot;&amp;([.A63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3]-0.01" office:value-type="percentage" office:value="0.379999999999999" calcext:value-type="percentage">
            <text:p>38%</text:p>
          </table:table-cell>
          <table:table-cell table:formula="of:=COUNTIF(info;&quot;&gt;=&quot;&amp;([.A64]))-COUNTIF(info;&quot;&gt;=&quot;&amp;([.A64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4]-0.01" office:value-type="percentage" office:value="0.369999999999999" calcext:value-type="percentage">
            <text:p>37%</text:p>
          </table:table-cell>
          <table:table-cell table:formula="of:=COUNTIF(info;&quot;&gt;=&quot;&amp;([.A65]))-COUNTIF(info;&quot;&gt;=&quot;&amp;([.A65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.A65]-0.01" office:value-type="percentage" office:value="0.359999999999999" calcext:value-type="percentage">
            <text:p>36%</text:p>
          </table:table-cell>
          <table:table-cell table:formula="of:=COUNTIF(info;&quot;&gt;=&quot;&amp;([.A66]))-COUNTIF(info;&quot;&gt;=&quot;&amp;([.A66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6]-0.01" office:value-type="percentage" office:value="0.349999999999999" calcext:value-type="percentage">
            <text:p>35%</text:p>
          </table:table-cell>
          <table:table-cell table:formula="of:=COUNTIF(info;&quot;&gt;=&quot;&amp;([.A67]))-COUNTIF(info;&quot;&gt;=&quot;&amp;([.A67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7]-0.01" office:value-type="percentage" office:value="0.339999999999999" calcext:value-type="percentage">
            <text:p>34%</text:p>
          </table:table-cell>
          <table:table-cell table:formula="of:=COUNTIF(info;&quot;&gt;=&quot;&amp;([.A68]))-COUNTIF(info;&quot;&gt;=&quot;&amp;([.A68]+0.01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[.A68]-0.01" office:value-type="percentage" office:value="0.329999999999999" calcext:value-type="percentage">
            <text:p>33%</text:p>
          </table:table-cell>
          <table:table-cell table:formula="of:=COUNTIF(info;&quot;&gt;=&quot;&amp;([.A69]))-COUNTIF(info;&quot;&gt;=&quot;&amp;([.A69]+0.01))" office:value-type="float" office:value="0" calcext:value-type="float">
            <text:p>0</text:p>
          </table:table-cell>
          <table:table-cell table:number-columns-repeated="1022"/>
        </table:table-row>
      </table:table>
      <table:named-expressions>
        <table:named-range table:name="data" table:base-cell-address="$'final scores'.$D$2" table:cell-range-address="$scores.$B$3:.$H$52"/>
        <table:named-range table:name="info" table:base-cell-address="$'final scores'.$D$2" table:cell-range-address="$'final scores'.$D$2:.$D$50"/>
      </table:named-expressions>
      <table:database-ranges>
        <table:database-range table:name="__Anonymous_Sheet_DB__1" table:target-range-address="'final scores'.A1:'final scores'.E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percentage-style style:name="N147">
      <number:number number:decimal-places="1" number:min-integer-digits="1"/>
      <number:text>%</number:text>
    </number:percentage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percentage-style style:name="N156">
      <number:number number:decimal-places="4" number:min-integer-digits="1"/>
      <number:text>%</number:text>
    </number:percentage-style>
    <number:percentage-style style:name="N157">
      <number:number number:decimal-places="6" number:min-integer-digits="1"/>
      <number:text>%</number:text>
    </number:percentage-style>
    <number:percentage-style style:name="N158">
      <number:number number:decimal-places="3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name-asian="Calibri" style:font-family-asian="Calibri" style:font-family-generic-asian="swiss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99pt 0.99pt 0.99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name-asian="Calibri" style:font-family-asian="Calibri" style:font-family-generic-asian="swiss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name-asian="Calibri" style:font-family-asian="Calibri" style:font-family-generic-asian="swiss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name-asian="Calibri" style:font-family-asian="Calibri" style:font-family-generic-asian="swiss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name-asian="Calibri" style:font-family-asian="Calibri" style:font-family-generic-asian="swiss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name-asian="Calibri" style:font-family-asian="Calibri" style:font-family-generic-asian="swiss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name-asian="Calibri" style:font-family-asian="Calibri" style:font-family-generic-asian="swiss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name-asian="Calibri" style:font-family-asian="Calibri" style:font-family-generic-asian="swiss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name-asian="Cambria" style:font-family-asian="Cambria" style:font-family-generic-asian="swiss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name-asian="Calibri" style:font-family-asian="Calibri" style:font-family-generic-asian="swiss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name-asian="Calibri" style:font-family-asian="Calibri" style:font-family-generic-asian="swiss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3:10:21.5769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res" style:display-name="PageStyle_sc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20_scores" style:display-name="PageStyle_final sc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Cook</meta:initial-creator>
    <meta:creation-date>2005-03-23T15:00:04</meta:creation-date>
    <dc:date>2016-05-16T13:21:21.793384000</dc:date>
    <meta:print-date>2005-05-20T13:32:09</meta:print-date>
    <meta:generator>LibreOffice/4.4.4.3$MacOSX_X86_64 LibreOffice_project/2c39ebcf046445232b798108aa8a7e7d89552ea8</meta:generator>
    <meta:editing-duration>PT14H13M16S</meta:editing-duration>
    <meta:editing-cycles>25</meta:editing-cycles>
    <meta:document-statistic meta:table-count="3" meta:cell-count="5169" meta:object-count="1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stroke-linejoin="none"/>
    </style:style>
    <style:style style:name="ch2" style:family="chart">
      <style:chart-properties style:rotation-angle="0"/>
      <style:text-properties fo:color="#000000" style:text-position="0% 100%" fo:font-size="10pt" style:font-size-asian="10pt" style:font-size-complex="10pt"/>
    </style:style>
    <style:style style:name="ch3" style:family="chart">
      <style:chart-properties chart:treat-empty-cells="leave-gap"/>
    </style:style>
    <style:style style:name="ch4" style:family="chart" style:data-style-name="N10">
      <style:chart-properties chart:display-label="true" chart:logarithmic="false" chart:origin="1" chart:reverse-direction="false" text:line-break="false" chart:link-data-style-to-source="true" chart:axis-position="0" chart:axis-label-position="outside-start" chart:tick-mark-position="at-labels" style:rotation-angle="90"/>
      <style:text-properties fo:color="#000000"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interval-minor-divisor="10" chart:gap-width="150" chart:reverse-direction="false" text:line-break="false" chart:link-data-style-to-source="true" chart:axis-position="start"/>
      <style:text-properties fo:color="#000000"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svg:stroke-width="0.035cm" draw:fill-color="#9999ff"/>
      <style:text-properties fo:font-size="6pt" style:font-size-asian="6pt" style:font-size-complex="6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29.086cm" svg:height="7.364cm" xlink:href=".." xlink:type="simple" chart:class="chart:bar" chart:style-name="ch1">
        <chart:title svg:x="14.209cm" svg:y="0.149cm" chart:style-name="ch2">
          <text:p>count</text:p>
        </chart:title>
        <chart:plot-area chart:style-name="ch3" table:cell-range-address="info.A2:info.B69 info.B1:info.B1" chart:data-source-has-labels="both" svg:x="0.506cm" svg:y="0.34cm" svg:width="27.99cm" svg:height="7.565cm">
          <chartooo:coordinate-region svg:x="0.937cm" svg:y="0.532cm" svg:width="27.559cm" svg:height="6.224cm"/>
          <chart:axis chart:dimension="x" chart:name="primary-x" chart:style-name="ch4" chartooo:axis-type="text">
            <chart:categories table:cell-range-address="info.A2:info.A69"/>
          </chart:axis>
          <chart:axis chart:dimension="y" chart:name="primary-y" chart:style-name="ch5">
            <chart:grid chart:class="major"/>
          </chart:axis>
          <chart:series chart:style-name="ch6" chart:values-cell-range-address="info.B2:info.B69" chart:label-cell-address="info.B1:info.B1" chart:class="chart:bar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info.B1:info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fo.A2:info.A69</svg:desc>
                </draw:g>
              </table:table-cell>
              <table:table-cell office:value-type="float" office:value="0">
                <text:p>0</text:p>
                <draw:g>
                  <svg:desc>info.B2:info.B69</svg:desc>
                </draw:g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9999999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9999999999999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